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background-color="#ffffff" fo:font-weight="bold" style:font-weight-asian="bold" style:font-weight-complex="bold"/>
    </style:style>
    <style:style style:name="T1_2" style:family="text">
      <style:text-properties fo:background-color="#ffffff" fo:font-weight="bold" style:font-weight-asian="bold" style:font-weight-complex="bold"/>
    </style:style>
    <style:style style:name="T1_3" style:family="text">
      <style:text-properties fo:background-color="#ffffff" fo:font-weight="bold" style:font-weight-asian="bold" style:font-weight-complex="bold"/>
    </style:style>
    <style:style style:name="T1_4" style:family="text">
      <style:text-properties fo:background-color="#ffffff" fo:font-weight="bold" style:font-weight-asian="bold" style:font-weight-complex="bold"/>
    </style:style>
    <style:style style:name="T1_5" style:family="text">
      <style:text-properties fo:background-color="#ffffff" fo:font-weight="bold" style:font-weight-asian="bold" style:font-weight-complex="bold"/>
    </style:style>
    <style:style style:name="T1_6" style:family="text">
      <style:text-properties fo:background-color="#ffffff" fo:font-weight="bold" style:font-weight-asian="bold" style:font-weight-complex="bold"/>
    </style:style>
    <style:style style:name="T1_7" style:family="text">
      <style:text-properties fo:background-color="#ffffff" fo:font-weight="bold" style:font-weight-asian="bold" style:font-weight-complex="bold"/>
    </style:style>
    <style:style style:name="T1_8" style:family="text">
      <style:text-properties fo:background-color="#ffffff" fo:font-weight="bold" style:font-weight-asian="bold" style:font-weight-complex="bold"/>
    </style:style>
    <style:style style:name="T1_9" style:family="text">
      <style:text-properties fo:background-color="#ffffff" fo:font-weight="bold" style:font-weight-asian="bold" style:font-weight-complex="bold"/>
    </style:style>
    <style:style style:name="T1_10" style:family="text">
      <style:text-properties fo:background-color="#ffffff" fo:font-weight="bold" style:font-weight-asian="bold" style:font-weight-complex="bold"/>
    </style:style>
    <style:style style:name="T1_11" style:family="text">
      <style:text-properties fo:background-color="#ffffff" fo:font-weight="bold" style:font-weight-asian="bold" style:font-weight-complex="bold"/>
    </style:style>
    <style:style style:name="T1_12" style:family="text">
      <style:text-properties fo:background-color="#ffffff" fo:font-weight="bold" style:font-weight-asian="bold" style:font-weight-complex="bold"/>
    </style:style>
    <style:style style:name="T1_13" style:family="text">
      <style:text-properties fo:background-color="#ffffff" fo:font-weight="bold" style:font-weight-asian="bold" style:font-weight-complex="bold"/>
    </style:style>
    <style:style style:name="T1_14" style:family="text">
      <style:text-properties fo:background-color="#ffffff" fo:font-weight="bold" style:font-weight-asian="bold" style:font-weight-complex="bold"/>
    </style:style>
    <style:style style:name="T1_15" style:family="text">
      <style:text-properties fo:background-color="#ffffff" fo:font-weight="bold" style:font-weight-asian="bold" style:font-weight-complex="bold"/>
    </style:style>
    <style:style style:name="T1_16" style:family="text">
      <style:text-properties fo:background-color="#ffffff" fo:font-weight="bold" style:font-weight-asian="bold" style:font-weight-complex="bold"/>
    </style:style>
    <style:style style:name="T1_17" style:family="text">
      <style:text-properties fo:background-color="#ffffff" fo:font-weight="bold" style:font-weight-asian="bold" style:font-weight-complex="bold"/>
    </style:style>
    <style:style style:name="T1_18" style:family="text">
      <style:text-properties fo:background-color="#ffffff" fo:font-weight="bold" style:font-weight-asian="bold" style:font-weight-complex="bold"/>
    </style:style>
    <style:style style:name="T1_19" style:family="text">
      <style:text-properties fo:background-color="#ffffff" fo:font-weight="bold" style:font-weight-asian="bold" style:font-weight-complex="bold"/>
    </style:style>
    <style:style style:name="T1_20" style:family="text">
      <style:text-properties fo:background-color="#ffffff" fo:font-weight="bold" style:font-weight-asian="bold" style:font-weight-complex="bold"/>
    </style:style>
    <style:style style:name="T1_21" style:family="text">
      <style:text-properties fo:background-color="#ffffff" fo:font-weight="bold" style:font-weight-asian="bold" style:font-weight-complex="bold"/>
    </style:style>
    <style:style style:name="T1_22" style:family="text">
      <style:text-properties fo:background-color="#ffffff" fo:font-weight="bold" style:font-weight-asian="bold" style:font-weight-complex="bold"/>
    </style:style>
    <style:style style:name="T1_23" style:family="text">
      <style:text-properties fo:background-color="#ffffff" fo:font-weight="bold" style:font-weight-asian="bold" style:font-weight-complex="bold"/>
    </style:style>
    <style:style style:name="T1_24" style:family="text">
      <style:text-properties fo:background-color="#ffffff" fo:font-weight="bold" style:font-weight-asian="bold" style:font-weight-complex="bold"/>
    </style:style>
    <style:style style:name="T1_25" style:family="text">
      <style:text-properties fo:background-color="#ffffff" fo:font-weight="bold" style:font-weight-asian="bold" style:font-weight-complex="bold"/>
    </style:style>
    <style:style style:name="T1_26" style:family="text">
      <style:text-properties fo:background-color="#ffffff" fo:font-weight="bold" style:font-weight-asian="bold" style:font-weight-complex="bold"/>
    </style:style>
    <style:style style:name="T1_27" style:family="text">
      <style:text-properties fo:background-color="#ffffff" fo:font-weight="bold" style:font-weight-asian="bold" style:font-weight-complex="bold"/>
    </style:style>
    <style:style style:name="T1_28" style:family="text">
      <style:text-properties fo:background-color="#ffffff" fo:font-weight="bold" style:font-weight-asian="bold" style:font-weight-complex="bold"/>
    </style:style>
    <style:style style:name="T1_29" style:family="text">
      <style:text-properties fo:background-color="#ffffff" fo:font-weight="bold" style:font-weight-asian="bold" style:font-weight-complex="bold"/>
    </style:style>
    <style:style style:name="T1_30" style:family="text">
      <style:text-properties fo:background-color="#ffffff" fo:font-weight="bold" style:font-weight-asian="bold" style:font-weight-complex="bold"/>
    </style:style>
    <style:style style:name="T1_31" style:family="text">
      <style:text-properties fo:background-color="#ffffff" fo:font-weight="bold" style:font-weight-asian="bold" style:font-weight-complex="bold"/>
    </style:style>
    <style:style style:name="T1_32" style:family="text">
      <style:text-properties fo:background-color="#ffffff" fo:font-weight="bold" style:font-weight-asian="bold" style:font-weight-complex="bold"/>
    </style:style>
    <style:style style:name="T1_33" style:family="text">
      <style:text-properties fo:background-color="#ffffff" fo:font-weight="bold" style:font-weight-asian="bold" style:font-weight-complex="bold"/>
    </style:style>
    <style:style style:name="T1_34" style:family="text">
      <style:text-properties fo:background-color="#ffffff" fo:font-weight="bold" style:font-weight-asian="bold" style:font-weight-complex="bold"/>
    </style:style>
    <style:style style:name="T1_35" style:family="text">
      <style:text-properties fo:background-color="#ffffff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background-color="#ffffff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text-align="center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text-align="center" fo:break-before="auto" fo:line-height="115%" style:writing-mode="lr-tb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P10" style:family="paragraph" style:parent-style-name="Standard">
      <style:paragraph-properties fo:text-align="left" fo:break-before="auto" fo:line-height="115%" style:writing-mode="lr-tb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/>
    <style:style style:name="T11_2" style:family="text"/>
    <style:style style:name="P12" style:family="paragraph" style:parent-style-name="Standard">
      <style:paragraph-properties fo:text-align="center" fo:break-before="auto" fo:line-height="115%" style:writing-mode="lr-tb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/>
    <style:style style:name="P14" style:family="paragraph" style:parent-style-name="Standard">
      <style:paragraph-properties fo:text-align="center"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T17_155" style:family="text"/>
    <style:style style:name="T17_156" style:family="text"/>
    <style:style style:name="T17_157" style:family="text"/>
    <style:style style:name="T17_158" style:family="text"/>
    <style:style style:name="T17_159" style:family="text"/>
    <style:style style:name="T17_160" style:family="text"/>
    <style:style style:name="T17_161" style:family="text"/>
    <style:style style:name="T17_162" style:family="text"/>
    <style:style style:name="T17_163" style:family="text"/>
    <style:style style:name="T17_164" style:family="text"/>
    <style:style style:name="T17_165" style:family="text"/>
    <style:style style:name="T17_166" style:family="text"/>
    <style:style style:name="T17_167" style:family="text"/>
    <style:style style:name="T17_168" style:family="text"/>
    <style:style style:name="T17_169" style:family="text"/>
    <style:style style:name="T17_170" style:family="text"/>
    <style:style style:name="T17_171" style:family="text"/>
    <style:style style:name="T17_172" style:family="text"/>
    <style:style style:name="T17_173" style:family="text"/>
    <style:style style:name="T17_174" style:family="text"/>
    <style:style style:name="T17_175" style:family="text"/>
    <style:style style:name="T17_176" style:family="text"/>
    <style:style style:name="T17_177" style:family="text"/>
    <style:style style:name="T17_178" style:family="text"/>
    <style:style style:name="T17_179" style:family="text"/>
    <style:style style:name="T17_180" style:family="text"/>
    <style:style style:name="T17_181" style:family="text"/>
    <style:style style:name="T17_182" style:family="text"/>
    <style:style style:name="T17_183" style:family="text"/>
    <style:style style:name="T17_184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T19_148" style:family="text"/>
    <style:style style:name="T19_149" style:family="text"/>
    <style:style style:name="T19_150" style:family="text"/>
    <style:style style:name="T19_151" style:family="text"/>
    <style:style style:name="T19_152" style:family="text"/>
    <style:style style:name="T19_153" style:family="text"/>
    <style:style style:name="T19_154" style:family="text"/>
    <style:style style:name="T19_155" style:family="text"/>
    <style:style style:name="T19_156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T21_143" style:family="text"/>
    <style:style style:name="T21_144" style:family="text"/>
    <style:style style:name="T21_145" style:family="text"/>
    <style:style style:name="T21_146" style:family="text"/>
    <style:style style:name="T21_147" style:family="text"/>
    <style:style style:name="T21_148" style:family="text"/>
    <style:style style:name="T21_149" style:family="text"/>
    <style:style style:name="T21_150" style:family="text"/>
    <style:style style:name="T21_151" style:family="text"/>
    <style:style style:name="T21_152" style:family="text"/>
    <style:style style:name="T21_153" style:family="text"/>
    <style:style style:name="T21_154" style:family="text"/>
    <style:style style:name="T21_155" style:family="text"/>
    <style:style style:name="T21_156" style:family="text"/>
    <style:style style:name="T21_157" style:family="text"/>
    <style:style style:name="T21_158" style:family="text"/>
    <style:style style:name="T21_159" style:family="text"/>
    <style:style style:name="T21_160" style:family="text"/>
    <style:style style:name="T21_161" style:family="text"/>
    <style:style style:name="T21_162" style:family="text"/>
    <style:style style:name="T21_163" style:family="text"/>
    <style:style style:name="T21_164" style:family="text"/>
    <style:style style:name="T21_165" style:family="text"/>
    <style:style style:name="T21_166" style:family="text"/>
    <style:style style:name="P22" style:family="paragraph" style:parent-style-name="Standard">
      <style:paragraph-properties fo:break-before="page" fo:line-height="150%" style:writing-mode="lr-tb"/>
    </style:style>
    <style:style style:name="T22_1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text-indent="0cm" fo:line-height="150%" fo:margin-lef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T23_123" style:family="text"/>
    <style:style style:name="T23_124" style:family="text"/>
    <style:style style:name="T23_125" style:family="text"/>
    <style:style style:name="T23_126" style:family="text"/>
    <style:style style:name="T23_127" style:family="text"/>
    <style:style style:name="T23_128" style:family="text"/>
    <style:style style:name="T23_129" style:family="text"/>
    <style:style style:name="T23_130" style:family="text"/>
    <style:style style:name="T23_131" style:family="text"/>
    <style:style style:name="T23_132" style:family="text"/>
    <style:style style:name="T23_133" style:family="text"/>
    <style:style style:name="T23_134" style:family="text"/>
    <style:style style:name="T23_135" style:family="text"/>
    <style:style style:name="T23_136" style:family="text"/>
    <style:style style:name="T23_137" style:family="text"/>
    <style:style style:name="T23_138" style:family="text"/>
    <style:style style:name="T23_139" style:family="text"/>
    <style:style style:name="T23_140" style:family="text"/>
    <style:style style:name="T23_141" style:family="text"/>
    <style:style style:name="T23_142" style:family="text"/>
    <style:style style:name="T23_143" style:family="text"/>
    <style:style style:name="T23_144" style:family="text"/>
    <style:style style:name="P24" style:family="paragraph" style:parent-style-name="Standard">
      <style:paragraph-properties fo:break-before="auto" fo:text-indent="1.27cm" fo:line-height="150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/>
    <style:style style:name="T24_124" style:family="text"/>
    <style:style style:name="T24_125" style:family="text"/>
    <style:style style:name="T24_126" style:family="text"/>
    <style:style style:name="T24_127" style:family="text"/>
    <style:style style:name="T24_128" style:family="text"/>
    <style:style style:name="T24_129" style:family="text"/>
    <style:style style:name="T24_130" style:family="text"/>
    <style:style style:name="T24_131" style:family="text"/>
    <style:style style:name="T24_132" style:family="text"/>
    <style:style style:name="T24_133" style:family="text"/>
    <style:style style:name="T24_134" style:family="text"/>
    <style:style style:name="T24_135" style:family="text"/>
    <style:style style:name="T24_136" style:family="text"/>
    <style:style style:name="T24_137" style:family="text"/>
    <style:style style:name="T24_138" style:family="text"/>
    <style:style style:name="T24_139" style:family="text"/>
    <style:style style:name="T24_140" style:family="text"/>
    <style:style style:name="T24_141" style:family="text"/>
    <style:style style:name="T24_142" style:family="text"/>
    <style:style style:name="T24_143" style:family="text"/>
    <style:style style:name="T24_144" style:family="text"/>
    <style:style style:name="T24_145" style:family="text"/>
    <style:style style:name="T24_146" style:family="text"/>
    <style:style style:name="T24_147" style:family="text"/>
    <style:style style:name="T24_148" style:family="text"/>
    <style:style style:name="T24_149" style:family="text"/>
    <style:style style:name="T24_150" style:family="text"/>
    <style:style style:name="T24_151" style:family="text"/>
    <style:style style:name="T24_152" style:family="text"/>
    <style:style style:name="T24_153" style:family="text"/>
    <style:style style:name="T24_154" style:family="text"/>
    <style:style style:name="T24_155" style:family="text"/>
    <style:style style:name="T24_156" style:family="text"/>
    <style:style style:name="T24_157" style:family="text"/>
    <style:style style:name="T24_158" style:family="text"/>
    <style:style style:name="T24_159" style:family="text"/>
    <style:style style:name="T24_160" style:family="text"/>
    <style:style style:name="T24_161" style:family="text"/>
    <style:style style:name="T24_162" style:family="text"/>
    <style:style style:name="T24_163" style:family="text"/>
    <style:style style:name="T24_164" style:family="text"/>
    <style:style style:name="T24_165" style:family="text"/>
    <style:style style:name="T24_166" style:family="text"/>
    <style:style style:name="T24_167" style:family="text"/>
    <style:style style:name="T24_168" style:family="text"/>
    <style:style style:name="T24_169" style:family="text"/>
    <style:style style:name="T24_170" style:family="text"/>
    <style:style style:name="T24_171" style:family="text"/>
    <style:style style:name="T24_172" style:family="text"/>
    <style:style style:name="T24_173" style:family="text"/>
    <style:style style:name="T24_174" style:family="text"/>
    <style:style style:name="T24_175" style:family="text"/>
    <style:style style:name="T24_176" style:family="text"/>
    <style:style style:name="T24_177" style:family="text"/>
    <style:style style:name="T24_178" style:family="text"/>
    <style:style style:name="T24_179" style:family="text"/>
    <style:style style:name="T24_180" style:family="text"/>
    <style:style style:name="T24_181" style:family="text"/>
    <style:style style:name="T24_182" style:family="text"/>
    <style:style style:name="T24_183" style:family="text"/>
    <style:style style:name="T24_184" style:family="text"/>
    <style:style style:name="T24_185" style:family="text"/>
    <style:style style:name="T24_186" style:family="text"/>
    <style:style style:name="T24_187" style:family="text"/>
    <style:style style:name="T24_188" style:family="text"/>
    <style:style style:name="T24_189" style:family="text"/>
    <style:style style:name="T24_190" style:family="text"/>
    <style:style style:name="T24_191" style:family="text"/>
    <style:style style:name="T24_192" style:family="text"/>
    <style:style style:name="T24_193" style:family="text"/>
    <style:style style:name="T24_194" style:family="text"/>
    <style:style style:name="T24_195" style:family="text"/>
    <style:style style:name="T24_196" style:family="text"/>
    <style:style style:name="T24_197" style:family="text"/>
    <style:style style:name="T24_198" style:family="text"/>
    <style:style style:name="T24_199" style:family="text"/>
    <style:style style:name="T24_200" style:family="text"/>
    <style:style style:name="T24_201" style:family="text"/>
    <style:style style:name="T24_202" style:family="text"/>
    <style:style style:name="T24_203" style:family="text"/>
    <style:style style:name="T24_204" style:family="text"/>
    <style:style style:name="T24_205" style:family="text"/>
    <style:style style:name="T24_206" style:family="text"/>
    <style:style style:name="T24_207" style:family="text"/>
    <style:style style:name="T24_208" style:family="text"/>
    <style:style style:name="T24_209" style:family="text"/>
    <style:style style:name="T24_210" style:family="text"/>
    <style:style style:name="T24_211" style:family="text"/>
    <style:style style:name="T24_212" style:family="text"/>
    <style:style style:name="T24_213" style:family="text"/>
    <style:style style:name="T24_214" style:family="text"/>
    <style:style style:name="T24_215" style:family="text"/>
    <style:style style:name="T24_216" style:family="text"/>
    <style:style style:name="T24_217" style:family="text"/>
    <style:style style:name="T24_218" style:family="text"/>
    <style:style style:name="T24_219" style:family="text"/>
    <style:style style:name="T24_220" style:family="text"/>
    <style:style style:name="T24_221" style:family="text"/>
    <style:style style:name="T24_222" style:family="text"/>
    <style:style style:name="T24_223" style:family="text"/>
    <style:style style:name="T24_224" style:family="text"/>
    <style:style style:name="T24_225" style:family="text"/>
    <style:style style:name="T24_226" style:family="text"/>
    <style:style style:name="T24_227" style:family="text"/>
    <style:style style:name="T24_228" style:family="text"/>
    <style:style style:name="T24_229" style:family="text"/>
    <style:style style:name="T24_230" style:family="text"/>
    <style:style style:name="T24_231" style:family="text"/>
    <style:style style:name="T24_232" style:family="text"/>
    <style:style style:name="T24_233" style:family="text"/>
    <style:style style:name="T24_234" style:family="text"/>
    <style:style style:name="T24_235" style:family="text"/>
    <style:style style:name="T24_236" style:family="text"/>
    <style:style style:name="T24_237" style:family="text"/>
    <style:style style:name="T24_238" style:family="text"/>
    <style:style style:name="T24_239" style:family="text"/>
    <style:style style:name="T24_240" style:family="text"/>
    <style:style style:name="T24_241" style:family="text"/>
    <style:style style:name="T24_242" style:family="text"/>
    <style:style style:name="T24_243" style:family="text"/>
    <style:style style:name="T24_244" style:family="text"/>
    <style:style style:name="T24_245" style:family="text"/>
    <style:style style:name="T24_246" style:family="text"/>
    <style:style style:name="T24_247" style:family="text"/>
    <style:style style:name="T24_248" style:family="text"/>
    <style:style style:name="T24_249" style:family="text"/>
    <style:style style:name="T24_250" style:family="text"/>
    <style:style style:name="T24_251" style:family="text"/>
    <style:style style:name="T24_252" style:family="text"/>
    <style:style style:name="T24_253" style:family="text"/>
    <style:style style:name="T24_254" style:family="text"/>
    <style:style style:name="T24_255" style:family="text"/>
    <style:style style:name="T24_256" style:family="text"/>
    <style:style style:name="T24_257" style:family="text"/>
    <style:style style:name="T24_258" style:family="text"/>
    <style:style style:name="T24_259" style:family="text"/>
    <style:style style:name="T24_260" style:family="text"/>
    <style:style style:name="T24_261" style:family="text"/>
    <style:style style:name="T24_262" style:family="text"/>
    <style:style style:name="T24_263" style:family="text"/>
    <style:style style:name="T24_264" style:family="text"/>
    <style:style style:name="T24_265" style:family="text"/>
    <style:style style:name="T24_266" style:family="text"/>
    <style:style style:name="T24_267" style:family="text"/>
    <style:style style:name="T24_268" style:family="text"/>
    <style:style style:name="T24_269" style:family="text"/>
    <style:style style:name="T24_270" style:family="text"/>
    <style:style style:name="T24_271" style:family="text"/>
    <style:style style:name="T24_272" style:family="text"/>
    <style:style style:name="T24_273" style:family="text"/>
    <style:style style:name="T24_274" style:family="text"/>
    <style:style style:name="P25" style:family="paragraph" style:parent-style-name="Standard">
      <style:paragraph-properties fo:break-before="auto" fo:text-indent="1.27cm" fo:line-height="150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T25_133" style:family="text"/>
    <style:style style:name="T25_134" style:family="text"/>
    <style:style style:name="T25_135" style:family="text"/>
    <style:style style:name="T25_136" style:family="text"/>
    <style:style style:name="T25_137" style:family="text"/>
    <style:style style:name="T25_138" style:family="text"/>
    <style:style style:name="T25_139" style:family="text"/>
    <style:style style:name="T25_140" style:family="text"/>
    <style:style style:name="T25_141" style:family="text"/>
    <style:style style:name="T25_142" style:family="text"/>
    <style:style style:name="T25_143" style:family="text"/>
    <style:style style:name="T25_144" style:family="text"/>
    <style:style style:name="T25_145" style:family="text"/>
    <style:style style:name="T25_146" style:family="text"/>
    <style:style style:name="T25_147" style:family="text"/>
    <style:style style:name="T25_148" style:family="text"/>
    <style:style style:name="T25_149" style:family="text"/>
    <style:style style:name="T25_150" style:family="text"/>
    <style:style style:name="T25_151" style:family="text"/>
    <style:style style:name="T25_152" style:family="text"/>
    <style:style style:name="T25_153" style:family="text"/>
    <style:style style:name="T25_154" style:family="text"/>
    <style:style style:name="T25_155" style:family="text"/>
    <style:style style:name="T25_156" style:family="text"/>
    <style:style style:name="T25_157" style:family="text"/>
    <style:style style:name="T25_158" style:family="text"/>
    <style:style style:name="T25_159" style:family="text"/>
    <style:style style:name="T25_160" style:family="text"/>
    <style:style style:name="T25_161" style:family="text"/>
    <style:style style:name="T25_162" style:family="text"/>
    <style:style style:name="T25_163" style:family="text"/>
    <style:style style:name="T25_164" style:family="text"/>
    <style:style style:name="T25_165" style:family="text"/>
    <style:style style:name="T25_166" style:family="text"/>
    <style:style style:name="T25_167" style:family="text"/>
    <style:style style:name="T25_168" style:family="text"/>
    <style:style style:name="T25_169" style:family="text"/>
    <style:style style:name="T25_170" style:family="text"/>
    <style:style style:name="T25_171" style:family="text"/>
    <style:style style:name="T25_172" style:family="text"/>
    <style:style style:name="T25_173" style:family="text"/>
    <style:style style:name="T25_174" style:family="text"/>
    <style:style style:name="T25_175" style:family="text"/>
    <style:style style:name="T25_176" style:family="text"/>
    <style:style style:name="T25_177" style:family="text"/>
    <style:style style:name="T25_178" style:family="text"/>
    <style:style style:name="T25_179" style:family="text"/>
    <style:style style:name="T25_180" style:family="text"/>
    <style:style style:name="T25_181" style:family="text"/>
    <style:style style:name="T25_182" style:family="text"/>
    <style:style style:name="T25_183" style:family="text"/>
    <style:style style:name="T25_184" style:family="text"/>
    <style:style style:name="T25_185" style:family="text"/>
    <style:style style:name="T25_186" style:family="text"/>
    <style:style style:name="T25_187" style:family="text"/>
    <style:style style:name="T25_188" style:family="text"/>
    <style:style style:name="T25_189" style:family="text"/>
    <style:style style:name="T25_190" style:family="text"/>
    <style:style style:name="T25_191" style:family="text"/>
    <style:style style:name="T25_192" style:family="text"/>
    <style:style style:name="T25_193" style:family="text"/>
    <style:style style:name="T25_194" style:family="text"/>
    <style:style style:name="T25_195" style:family="text"/>
    <style:style style:name="T25_196" style:family="text"/>
    <style:style style:name="T25_197" style:family="text"/>
    <style:style style:name="T25_198" style:family="text"/>
    <style:style style:name="T25_199" style:family="text"/>
    <style:style style:name="T25_200" style:family="text"/>
    <style:style style:name="T25_201" style:family="text"/>
    <style:style style:name="T25_202" style:family="text"/>
    <style:style style:name="T25_203" style:family="text"/>
    <style:style style:name="T25_204" style:family="text"/>
    <style:style style:name="T25_205" style:family="text"/>
    <style:style style:name="T25_206" style:family="text"/>
    <style:style style:name="T25_207" style:family="text"/>
    <style:style style:name="T25_208" style:family="text"/>
    <style:style style:name="T25_209" style:family="text"/>
    <style:style style:name="T25_210" style:family="text"/>
    <style:style style:name="T25_211" style:family="text"/>
    <style:style style:name="T25_212" style:family="text"/>
    <style:style style:name="T25_213" style:family="text"/>
    <style:style style:name="T25_214" style:family="text"/>
    <style:style style:name="T25_215" style:family="text"/>
    <style:style style:name="T25_216" style:family="text"/>
    <style:style style:name="T25_217" style:family="text"/>
    <style:style style:name="T25_218" style:family="text"/>
    <style:style style:name="T25_219" style:family="text"/>
    <style:style style:name="T25_220" style:family="text"/>
    <style:style style:name="T25_221" style:family="text"/>
    <style:style style:name="T25_222" style:family="text"/>
    <style:style style:name="T25_223" style:family="text"/>
    <style:style style:name="T25_224" style:family="text"/>
    <style:style style:name="T25_225" style:family="text"/>
    <style:style style:name="T25_226" style:family="text"/>
    <style:style style:name="T25_227" style:family="text"/>
    <style:style style:name="T25_228" style:family="text"/>
    <style:style style:name="T25_229" style:family="text"/>
    <style:style style:name="T25_230" style:family="text"/>
    <style:style style:name="T25_231" style:family="text"/>
    <style:style style:name="T25_232" style:family="text"/>
    <style:style style:name="T25_233" style:family="text"/>
    <style:style style:name="T25_234" style:family="text"/>
    <style:style style:name="T25_235" style:family="text"/>
    <style:style style:name="T25_236" style:family="text"/>
    <style:style style:name="T25_237" style:family="text"/>
    <style:style style:name="T25_238" style:family="text"/>
    <style:style style:name="T25_239" style:family="text"/>
    <style:style style:name="T25_240" style:family="text"/>
    <style:style style:name="T25_241" style:family="text"/>
    <style:style style:name="T25_242" style:family="text"/>
    <style:style style:name="T25_243" style:family="text"/>
    <style:style style:name="T25_244" style:family="text"/>
    <style:style style:name="T25_245" style:family="text"/>
    <style:style style:name="T25_246" style:family="text"/>
    <style:style style:name="T25_247" style:family="text"/>
    <style:style style:name="T25_248" style:family="text"/>
    <style:style style:name="T25_249" style:family="text"/>
    <style:style style:name="T25_250" style:family="text"/>
    <style:style style:name="T25_251" style:family="text"/>
    <style:style style:name="T25_252" style:family="text"/>
    <style:style style:name="T25_253" style:family="text"/>
    <style:style style:name="T25_254" style:family="text"/>
    <style:style style:name="T25_255" style:family="text"/>
    <style:style style:name="T25_256" style:family="text"/>
    <style:style style:name="P26" style:family="paragraph" style:parent-style-name="Standard">
      <style:paragraph-properties fo:break-before="auto" fo:text-indent="0cm" fo:line-height="150%" fo:margin-lef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T26_133" style:family="text"/>
    <style:style style:name="T26_134" style:family="text"/>
    <style:style style:name="T26_135" style:family="text"/>
    <style:style style:name="T26_136" style:family="text"/>
    <style:style style:name="T26_137" style:family="text"/>
    <style:style style:name="T26_138" style:family="text"/>
    <style:style style:name="T26_139" style:family="text"/>
    <style:style style:name="T26_140" style:family="text"/>
    <style:style style:name="T26_141" style:family="text"/>
    <style:style style:name="T26_142" style:family="text"/>
    <style:style style:name="T26_143" style:family="text"/>
    <style:style style:name="T26_144" style:family="text"/>
    <style:style style:name="T26_145" style:family="text"/>
    <style:style style:name="T26_146" style:family="text"/>
    <style:style style:name="T26_147" style:family="text"/>
    <style:style style:name="T26_148" style:family="text"/>
    <style:style style:name="T26_149" style:family="text"/>
    <style:style style:name="T26_150" style:family="text"/>
    <style:style style:name="T26_151" style:family="text"/>
    <style:style style:name="T26_152" style:family="text"/>
    <style:style style:name="T26_153" style:family="text"/>
    <style:style style:name="T26_154" style:family="text"/>
    <style:style style:name="T26_155" style:family="text"/>
    <style:style style:name="T26_156" style:family="text"/>
    <style:style style:name="T26_157" style:family="text"/>
    <style:style style:name="T26_158" style:family="text"/>
    <style:style style:name="T26_159" style:family="text"/>
    <style:style style:name="T26_160" style:family="text"/>
    <style:style style:name="T26_161" style:family="text"/>
    <style:style style:name="T26_162" style:family="text"/>
    <style:style style:name="T26_163" style:family="text"/>
    <style:style style:name="T26_164" style:family="text"/>
    <style:style style:name="T26_165" style:family="text"/>
    <style:style style:name="T26_166" style:family="text"/>
    <style:style style:name="T26_167" style:family="text"/>
    <style:style style:name="T26_168" style:family="text"/>
    <style:style style:name="T26_169" style:family="text"/>
    <style:style style:name="T26_170" style:family="text"/>
    <style:style style:name="T26_171" style:family="text"/>
    <style:style style:name="T26_172" style:family="text"/>
    <style:style style:name="T26_173" style:family="text"/>
    <style:style style:name="T26_174" style:family="text"/>
    <style:style style:name="T26_175" style:family="text"/>
    <style:style style:name="T26_176" style:family="text"/>
    <style:style style:name="T26_177" style:family="text"/>
    <style:style style:name="T26_178" style:family="text"/>
    <style:style style:name="T26_179" style:family="text"/>
    <style:style style:name="T26_180" style:family="text"/>
    <style:style style:name="T26_181" style:family="text"/>
    <style:style style:name="T26_182" style:family="text"/>
    <style:style style:name="T26_183" style:family="text"/>
    <style:style style:name="T26_184" style:family="text"/>
    <style:style style:name="T26_185" style:family="text"/>
    <style:style style:name="T26_186" style:family="text"/>
    <style:style style:name="T26_187" style:family="text"/>
    <style:style style:name="T26_188" style:family="text"/>
    <style:style style:name="T26_189" style:family="text"/>
    <style:style style:name="T26_190" style:family="text"/>
    <style:style style:name="T26_191" style:family="text"/>
    <style:style style:name="T26_192" style:family="text"/>
    <style:style style:name="T26_193" style:family="text"/>
    <style:style style:name="T26_194" style:family="text"/>
    <style:style style:name="T26_195" style:family="text"/>
    <style:style style:name="T26_196" style:family="text"/>
    <style:style style:name="T26_197" style:family="text"/>
    <style:style style:name="T26_198" style:family="text"/>
    <style:style style:name="T26_199" style:family="text"/>
    <style:style style:name="T26_200" style:family="text"/>
    <style:style style:name="T26_201" style:family="text"/>
    <style:style style:name="T26_202" style:family="text"/>
    <style:style style:name="T26_203" style:family="text"/>
    <style:style style:name="T26_204" style:family="text"/>
    <style:style style:name="T26_205" style:family="text"/>
    <style:style style:name="T26_206" style:family="text"/>
    <style:style style:name="T26_207" style:family="text"/>
    <style:style style:name="T26_208" style:family="text"/>
    <style:style style:name="T26_209" style:family="text"/>
    <style:style style:name="T26_210" style:family="text"/>
    <style:style style:name="T26_211" style:family="text"/>
    <style:style style:name="T26_212" style:family="text"/>
    <style:style style:name="T26_213" style:family="text"/>
    <style:style style:name="T26_214" style:family="text"/>
    <style:style style:name="T26_215" style:family="text"/>
    <style:style style:name="T26_216" style:family="text"/>
    <style:style style:name="T26_217" style:family="text"/>
    <style:style style:name="T26_218" style:family="text"/>
    <style:style style:name="T26_219" style:family="text"/>
    <style:style style:name="T26_220" style:family="text"/>
    <style:style style:name="T26_221" style:family="text"/>
    <style:style style:name="T26_222" style:family="text"/>
    <style:style style:name="T26_223" style:family="text"/>
    <style:style style:name="T26_224" style:family="text"/>
    <style:style style:name="T26_225" style:family="text"/>
    <style:style style:name="T26_226" style:family="text"/>
    <style:style style:name="T26_227" style:family="text"/>
    <style:style style:name="T26_228" style:family="text"/>
    <style:style style:name="T26_229" style:family="text"/>
    <style:style style:name="T26_230" style:family="text"/>
    <style:style style:name="T26_231" style:family="text"/>
    <style:style style:name="T26_232" style:family="text"/>
    <style:style style:name="T26_233" style:family="text"/>
    <style:style style:name="T26_234" style:family="text"/>
    <style:style style:name="T26_235" style:family="text"/>
    <style:style style:name="T26_236" style:family="text"/>
    <style:style style:name="T26_237" style:family="text"/>
    <style:style style:name="T26_238" style:family="text"/>
    <style:style style:name="T26_239" style:family="text"/>
    <style:style style:name="T26_240" style:family="text"/>
    <style:style style:name="T26_241" style:family="text"/>
    <style:style style:name="T26_242" style:family="text"/>
    <style:style style:name="T26_243" style:family="text"/>
    <style:style style:name="T26_244" style:family="text"/>
    <style:style style:name="T26_245" style:family="text"/>
    <style:style style:name="T26_246" style:family="text"/>
    <style:style style:name="T26_247" style:family="text"/>
    <style:style style:name="T26_248" style:family="text"/>
    <style:style style:name="T26_249" style:family="text"/>
    <style:style style:name="T26_250" style:family="text"/>
    <style:style style:name="T26_251" style:family="text"/>
    <style:style style:name="T26_252" style:family="text"/>
    <style:style style:name="T26_253" style:family="text"/>
    <style:style style:name="T26_254" style:family="text"/>
    <style:style style:name="T26_255" style:family="text"/>
    <style:style style:name="T26_256" style:family="text"/>
    <style:style style:name="T26_257" style:family="text"/>
    <style:style style:name="T26_258" style:family="text"/>
    <style:style style:name="T26_259" style:family="text"/>
    <style:style style:name="T26_260" style:family="text"/>
    <style:style style:name="T26_261" style:family="text"/>
    <style:style style:name="T26_262" style:family="text"/>
    <style:style style:name="T26_263" style:family="text"/>
    <style:style style:name="T26_264" style:family="text"/>
    <style:style style:name="T26_265" style:family="text"/>
    <style:style style:name="T26_266" style:family="text"/>
    <style:style style:name="T26_267" style:family="text"/>
    <style:style style:name="T26_268" style:family="text"/>
    <style:style style:name="T26_269" style:family="text"/>
    <style:style style:name="T26_270" style:family="text"/>
    <style:style style:name="T26_271" style:family="text"/>
    <style:style style:name="T26_272" style:family="text"/>
    <style:style style:name="T26_273" style:family="text"/>
    <style:style style:name="T26_274" style:family="text"/>
    <style:style style:name="T26_275" style:family="text"/>
    <style:style style:name="T26_276" style:family="text"/>
    <style:style style:name="T26_277" style:family="text"/>
    <style:style style:name="T26_278" style:family="text"/>
    <style:style style:name="T26_279" style:family="text"/>
    <style:style style:name="T26_280" style:family="text"/>
    <style:style style:name="T26_281" style:family="text"/>
    <style:style style:name="T26_282" style:family="text"/>
    <style:style style:name="T26_283" style:family="text"/>
    <style:style style:name="T26_284" style:family="text"/>
    <style:style style:name="T26_285" style:family="text"/>
    <style:style style:name="T26_286" style:family="text"/>
    <style:style style:name="T26_287" style:family="text"/>
    <style:style style:name="T26_288" style:family="text"/>
    <style:style style:name="T26_289" style:family="text"/>
    <style:style style:name="T26_290" style:family="text"/>
    <style:style style:name="T26_291" style:family="text"/>
    <style:style style:name="T26_292" style:family="text"/>
    <style:style style:name="T26_293" style:family="text"/>
    <style:style style:name="T26_294" style:family="text"/>
    <style:style style:name="T26_295" style:family="text"/>
    <style:style style:name="T26_296" style:family="text"/>
    <style:style style:name="T26_297" style:family="text"/>
    <style:style style:name="T26_298" style:family="text"/>
    <style:style style:name="T26_299" style:family="text"/>
    <style:style style:name="T26_300" style:family="text"/>
    <style:style style:name="T26_301" style:family="text"/>
    <style:style style:name="T26_302" style:family="text"/>
    <style:style style:name="T26_303" style:family="text"/>
    <style:style style:name="T26_304" style:family="text"/>
    <style:style style:name="T26_305" style:family="text"/>
    <style:style style:name="T26_306" style:family="text"/>
    <style:style style:name="T26_307" style:family="text"/>
    <style:style style:name="T26_308" style:family="text"/>
    <style:style style:name="T26_309" style:family="text"/>
    <style:style style:name="T26_310" style:family="text"/>
    <style:style style:name="T26_311" style:family="text"/>
    <style:style style:name="T26_312" style:family="text"/>
    <style:style style:name="T26_313" style:family="text"/>
    <style:style style:name="T26_314" style:family="text"/>
    <style:style style:name="T26_315" style:family="text"/>
    <style:style style:name="T26_316" style:family="text"/>
    <style:style style:name="T26_317" style:family="text"/>
    <style:style style:name="T26_318" style:family="text"/>
    <style:style style:name="T26_319" style:family="text"/>
    <style:style style:name="T26_320" style:family="text"/>
    <style:style style:name="T26_321" style:family="text"/>
    <style:style style:name="P27" style:family="paragraph" style:parent-style-name="Standard">
      <style:paragraph-properties fo:break-before="auto" fo:text-indent="0cm" fo:line-height="150%" fo:margin-left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T27_115" style:family="text"/>
    <style:style style:name="T27_116" style:family="text"/>
    <style:style style:name="T27_117" style:family="text"/>
    <style:style style:name="T27_118" style:family="text"/>
    <style:style style:name="T27_119" style:family="text"/>
    <style:style style:name="T27_120" style:family="text"/>
    <style:style style:name="T27_121" style:family="text"/>
    <style:style style:name="T27_122" style:family="text"/>
    <style:style style:name="T27_123" style:family="text"/>
    <style:style style:name="T27_124" style:family="text"/>
    <style:style style:name="T27_125" style:family="text"/>
    <style:style style:name="T27_126" style:family="text"/>
    <style:style style:name="T27_127" style:family="text"/>
    <style:style style:name="T27_128" style:family="text"/>
    <style:style style:name="T27_129" style:family="text"/>
    <style:style style:name="T27_130" style:family="text"/>
    <style:style style:name="T27_131" style:family="text"/>
    <style:style style:name="T27_132" style:family="text"/>
    <style:style style:name="T27_133" style:family="text"/>
    <style:style style:name="T27_134" style:family="text"/>
    <style:style style:name="T27_135" style:family="text"/>
    <style:style style:name="T27_136" style:family="text"/>
    <style:style style:name="T27_137" style:family="text"/>
    <style:style style:name="T27_138" style:family="text"/>
    <style:style style:name="T27_139" style:family="text"/>
    <style:style style:name="T27_140" style:family="text"/>
    <style:style style:name="T27_141" style:family="text"/>
    <style:style style:name="T27_142" style:family="text"/>
    <style:style style:name="T27_143" style:family="text"/>
    <style:style style:name="T27_144" style:family="text"/>
    <style:style style:name="T27_145" style:family="text"/>
    <style:style style:name="T27_146" style:family="text"/>
    <style:style style:name="T27_147" style:family="text"/>
    <style:style style:name="T27_148" style:family="text"/>
    <style:style style:name="T27_149" style:family="text"/>
    <style:style style:name="T27_150" style:family="text"/>
    <style:style style:name="T27_151" style:family="text"/>
    <style:style style:name="T27_152" style:family="text"/>
    <style:style style:name="T27_153" style:family="text"/>
    <style:style style:name="T27_154" style:family="text"/>
    <style:style style:name="T27_155" style:family="text"/>
    <style:style style:name="T27_156" style:family="text"/>
    <style:style style:name="T27_157" style:family="text"/>
    <style:style style:name="P28" style:family="paragraph" style:parent-style-name="Standard">
      <style:paragraph-properties fo:break-before="auto" fo:text-indent="0cm" fo:line-height="150%" fo:margin-left="0cm" style:writing-mode="lr-tb"/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text-indent="0cm" fo:line-height="150%" fo:margin-left="0cm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text-indent="0cm" fo:line-height="150%" fo:margin-left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T30_119" style:family="text"/>
    <style:style style:name="T30_120" style:family="text"/>
    <style:style style:name="T30_121" style:family="text"/>
    <style:style style:name="T30_122" style:family="text"/>
    <style:style style:name="T30_123" style:family="text"/>
    <style:style style:name="T30_124" style:family="text"/>
    <style:style style:name="T30_125" style:family="text"/>
    <style:style style:name="T30_126" style:family="text"/>
    <style:style style:name="T30_127" style:family="text"/>
    <style:style style:name="T30_128" style:family="text"/>
    <style:style style:name="T30_129" style:family="text"/>
    <style:style style:name="T30_130" style:family="text"/>
    <style:style style:name="T30_131" style:family="text"/>
    <style:style style:name="T30_132" style:family="text"/>
    <style:style style:name="T30_133" style:family="text"/>
    <style:style style:name="T30_134" style:family="text"/>
    <style:style style:name="T30_135" style:family="text"/>
    <style:style style:name="T30_136" style:family="text"/>
    <style:style style:name="T30_137" style:family="text"/>
    <style:style style:name="T30_138" style:family="text"/>
    <style:style style:name="T30_139" style:family="text"/>
    <style:style style:name="T30_140" style:family="text"/>
    <style:style style:name="T30_141" style:family="text"/>
    <style:style style:name="T30_142" style:family="text"/>
    <style:style style:name="T30_143" style:family="text"/>
    <style:style style:name="T30_144" style:family="text"/>
    <style:style style:name="T30_145" style:family="text"/>
    <style:style style:name="T30_146" style:family="text"/>
    <style:style style:name="T30_147" style:family="text"/>
    <style:style style:name="T30_148" style:family="text"/>
    <style:style style:name="T30_149" style:family="text"/>
    <style:style style:name="T30_150" style:family="text"/>
    <style:style style:name="T30_151" style:family="text"/>
    <style:style style:name="T30_152" style:family="text"/>
    <style:style style:name="T30_153" style:family="text"/>
    <style:style style:name="T30_154" style:family="text"/>
    <style:style style:name="T30_155" style:family="text"/>
    <style:style style:name="T30_156" style:family="text"/>
    <style:style style:name="T30_157" style:family="text"/>
    <style:style style:name="T30_158" style:family="text"/>
    <style:style style:name="T30_159" style:family="text"/>
    <style:style style:name="T30_160" style:family="text"/>
    <style:style style:name="T30_161" style:family="text"/>
    <style:style style:name="T30_162" style:family="text"/>
    <style:style style:name="T30_163" style:family="text"/>
    <style:style style:name="T30_164" style:family="text"/>
    <style:style style:name="T30_165" style:family="text"/>
    <style:style style:name="T30_166" style:family="text"/>
    <style:style style:name="T30_167" style:family="text"/>
    <style:style style:name="T30_168" style:family="text"/>
    <style:style style:name="T30_169" style:family="text"/>
    <style:style style:name="T30_170" style:family="text"/>
    <style:style style:name="T30_171" style:family="text"/>
    <style:style style:name="T30_172" style:family="text"/>
    <style:style style:name="T30_173" style:family="text"/>
    <style:style style:name="T30_174" style:family="text"/>
    <style:style style:name="T30_175" style:family="text"/>
    <style:style style:name="T30_176" style:family="text"/>
    <style:style style:name="T30_177" style:family="text"/>
    <style:style style:name="T30_178" style:family="text"/>
    <style:style style:name="T30_179" style:family="text"/>
    <style:style style:name="T30_180" style:family="text"/>
    <style:style style:name="T30_181" style:family="text"/>
    <style:style style:name="T30_182" style:family="text"/>
    <style:style style:name="T30_183" style:family="text"/>
    <style:style style:name="T30_184" style:family="text"/>
    <style:style style:name="T30_185" style:family="text"/>
    <style:style style:name="T30_186" style:family="text"/>
    <style:style style:name="T30_187" style:family="text"/>
    <style:style style:name="T30_188" style:family="text"/>
    <style:style style:name="T30_189" style:family="text"/>
    <style:style style:name="T30_190" style:family="text"/>
    <style:style style:name="T30_191" style:family="text"/>
    <style:style style:name="T30_192" style:family="text"/>
    <style:style style:name="T30_193" style:family="text"/>
    <style:style style:name="T30_194" style:family="text"/>
    <style:style style:name="T30_195" style:family="text"/>
    <style:style style:name="T30_196" style:family="text"/>
    <style:style style:name="T30_197" style:family="text"/>
    <style:style style:name="T30_198" style:family="text"/>
    <style:style style:name="T30_199" style:family="text"/>
    <style:style style:name="T30_200" style:family="text"/>
    <style:style style:name="T30_201" style:family="text"/>
    <style:style style:name="T30_202" style:family="text"/>
    <style:style style:name="T30_203" style:family="text"/>
    <style:style style:name="T30_204" style:family="text"/>
    <style:style style:name="T30_205" style:family="text"/>
    <style:style style:name="T30_206" style:family="text"/>
    <style:style style:name="T30_207" style:family="text"/>
    <style:style style:name="T30_208" style:family="text"/>
    <style:style style:name="T30_209" style:family="text"/>
    <style:style style:name="T30_210" style:family="text"/>
    <style:style style:name="T30_211" style:family="text"/>
    <style:style style:name="T30_212" style:family="text"/>
    <style:style style:name="T30_213" style:family="text"/>
    <style:style style:name="T30_214" style:family="text"/>
    <style:style style:name="T30_215" style:family="text"/>
    <style:style style:name="T30_216" style:family="text"/>
    <style:style style:name="T30_217" style:family="text"/>
    <style:style style:name="T30_218" style:family="text"/>
    <style:style style:name="T30_219" style:family="text"/>
    <style:style style:name="T30_220" style:family="text"/>
    <style:style style:name="T30_221" style:family="text"/>
    <style:style style:name="T30_222" style:family="text"/>
    <style:style style:name="T30_223" style:family="text"/>
    <style:style style:name="T30_224" style:family="text"/>
    <style:style style:name="T30_225" style:family="text"/>
    <style:style style:name="T30_226" style:family="text"/>
    <style:style style:name="T30_227" style:family="text"/>
    <style:style style:name="T30_228" style:family="text"/>
    <style:style style:name="T30_229" style:family="text"/>
    <style:style style:name="T30_230" style:family="text"/>
    <style:style style:name="T30_231" style:family="text"/>
    <style:style style:name="T30_232" style:family="text"/>
    <style:style style:name="T30_233" style:family="text"/>
    <style:style style:name="T30_234" style:family="text"/>
    <style:style style:name="T30_235" style:family="text"/>
    <style:style style:name="T30_236" style:family="text"/>
    <style:style style:name="T30_237" style:family="text"/>
    <style:style style:name="T30_238" style:family="text"/>
    <style:style style:name="T30_239" style:family="text"/>
    <style:style style:name="T30_240" style:family="text"/>
    <style:style style:name="T30_241" style:family="text"/>
    <style:style style:name="T30_242" style:family="text"/>
    <style:style style:name="T30_243" style:family="text"/>
    <style:style style:name="T30_244" style:family="text"/>
    <style:style style:name="T30_245" style:family="text"/>
    <style:style style:name="T30_246" style:family="text"/>
    <style:style style:name="T30_247" style:family="text"/>
    <style:style style:name="T30_248" style:family="text"/>
    <style:style style:name="T30_249" style:family="text"/>
    <style:style style:name="T30_250" style:family="text"/>
    <style:style style:name="T30_251" style:family="text"/>
    <style:style style:name="T30_252" style:family="text"/>
    <style:style style:name="T30_253" style:family="text"/>
    <style:style style:name="T30_254" style:family="text"/>
    <style:style style:name="T30_255" style:family="text"/>
    <style:style style:name="T30_256" style:family="text"/>
    <style:style style:name="T30_257" style:family="text"/>
    <style:style style:name="T30_258" style:family="text"/>
    <style:style style:name="T30_259" style:family="text"/>
    <style:style style:name="T30_260" style:family="text"/>
    <style:style style:name="T30_261" style:family="text"/>
    <style:style style:name="T30_262" style:family="text"/>
    <style:style style:name="T30_263" style:family="text"/>
    <style:style style:name="T30_264" style:family="text"/>
    <style:style style:name="T30_265" style:family="text"/>
    <style:style style:name="T30_266" style:family="text"/>
    <style:style style:name="T30_267" style:family="text"/>
    <style:style style:name="T30_268" style:family="text"/>
    <style:style style:name="T30_269" style:family="text"/>
    <style:style style:name="T30_270" style:family="text"/>
    <style:style style:name="T30_271" style:family="text"/>
    <style:style style:name="T30_272" style:family="text"/>
    <style:style style:name="T30_273" style:family="text"/>
    <style:style style:name="T30_274" style:family="text"/>
    <style:style style:name="T30_275" style:family="text"/>
    <style:style style:name="T30_276" style:family="text"/>
    <style:style style:name="T30_277" style:family="text"/>
    <style:style style:name="T30_278" style:family="text"/>
    <style:style style:name="T30_279" style:family="text"/>
    <style:style style:name="T30_280" style:family="text"/>
    <style:style style:name="T30_281" style:family="text"/>
    <style:style style:name="T30_282" style:family="text"/>
    <style:style style:name="T30_283" style:family="text"/>
    <style:style style:name="T30_284" style:family="text"/>
    <style:style style:name="T30_285" style:family="text"/>
    <style:style style:name="T30_286" style:family="text"/>
    <style:style style:name="T30_287" style:family="text"/>
    <style:style style:name="T30_288" style:family="text"/>
    <style:style style:name="T30_289" style:family="text"/>
    <style:style style:name="T30_290" style:family="text"/>
    <style:style style:name="T30_291" style:family="text"/>
    <style:style style:name="T30_292" style:family="text"/>
    <style:style style:name="T30_293" style:family="text"/>
    <style:style style:name="T30_294" style:family="text"/>
    <style:style style:name="T30_295" style:family="text"/>
    <style:style style:name="T30_296" style:family="text"/>
    <style:style style:name="T30_297" style:family="text"/>
    <style:style style:name="T30_298" style:family="text"/>
    <style:style style:name="T30_299" style:family="text"/>
    <style:style style:name="T30_300" style:family="text"/>
    <style:style style:name="T30_301" style:family="text"/>
    <style:style style:name="T30_302" style:family="text"/>
    <style:style style:name="T30_303" style:family="text"/>
    <style:style style:name="T30_304" style:family="text"/>
    <style:style style:name="T30_305" style:family="text"/>
    <style:style style:name="T30_306" style:family="text"/>
    <style:style style:name="T30_307" style:family="text"/>
    <style:style style:name="T30_308" style:family="text"/>
    <style:style style:name="T30_309" style:family="text"/>
    <style:style style:name="T30_310" style:family="text"/>
    <style:style style:name="T30_311" style:family="text"/>
    <style:style style:name="T30_312" style:family="text"/>
    <style:style style:name="T30_313" style:family="text"/>
    <style:style style:name="T30_314" style:family="text"/>
    <style:style style:name="T30_315" style:family="text"/>
    <style:style style:name="T30_316" style:family="text"/>
    <style:style style:name="T30_317" style:family="text"/>
    <style:style style:name="T30_318" style:family="text"/>
    <style:style style:name="T30_319" style:family="text"/>
    <style:style style:name="T30_320" style:family="text"/>
    <style:style style:name="T30_321" style:family="text"/>
    <style:style style:name="T30_322" style:family="text"/>
    <style:style style:name="T30_323" style:family="text"/>
    <style:style style:name="T30_324" style:family="text"/>
    <style:style style:name="T30_325" style:family="text"/>
    <style:style style:name="T30_326" style:family="text"/>
    <style:style style:name="T30_327" style:family="text"/>
    <style:style style:name="T30_328" style:family="text"/>
    <style:style style:name="T30_329" style:family="text"/>
    <style:style style:name="T30_330" style:family="text"/>
    <style:style style:name="T30_331" style:family="text"/>
    <style:style style:name="T30_332" style:family="text"/>
    <style:style style:name="T30_333" style:family="text"/>
    <style:style style:name="T30_334" style:family="text"/>
    <style:style style:name="T30_335" style:family="text"/>
    <style:style style:name="T30_336" style:family="text"/>
    <style:style style:name="T30_337" style:family="text"/>
    <style:style style:name="T30_338" style:family="text"/>
    <style:style style:name="T30_339" style:family="text"/>
    <style:style style:name="T30_340" style:family="text"/>
    <style:style style:name="T30_341" style:family="text"/>
    <style:style style:name="T30_342" style:family="text"/>
    <style:style style:name="P31" style:family="paragraph" style:parent-style-name="Standard">
      <style:paragraph-properties fo:break-before="auto" fo:text-indent="1.27cm" fo:line-height="150%" fo:margin-left="0cm" style:writing-mode="lr-tb"/>
    </style:style>
    <style:style style:name="P32" style:family="paragraph" style:parent-style-name="Standard">
      <style:paragraph-properties fo:break-before="auto" fo:text-indent="0cm" fo:line-height="150%" fo:margin-left="0cm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50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P34" style:family="paragraph" style:parent-style-name="Standard">
      <style:paragraph-properties fo:break-before="auto" fo:text-indent="0cm" fo:line-height="150%" fo:margin-left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P35" style:family="paragraph" style:parent-style-name="Standard">
      <style:paragraph-properties fo:break-before="auto" fo:text-indent="0cm" fo:line-height="150%" fo:margin-left="0cm" style:writing-mode="lr-tb"/>
    </style:style>
    <style:style style:name="P36" style:family="paragraph" style:parent-style-name="Standard">
      <style:paragraph-properties fo:break-before="auto" fo:line-height="150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P37" style:family="paragraph" style:parent-style-name="Standard">
      <style:paragraph-properties fo:break-before="auto" fo:line-height="150%" fo:margin-top="0cm" fo:margin-bottom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P38" style:family="paragraph" style:parent-style-name="Standard">
      <style:paragraph-properties fo:break-before="auto" fo:line-height="150%" style:writing-mode="lr-tb"/>
    </style:style>
    <style:style style:name="P39" style:family="paragraph" style:parent-style-name="Standard">
      <style:paragraph-properties fo:break-before="auto" fo:line-height="150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P40" style:family="paragraph" style:parent-style-name="Standard">
      <style:paragraph-properties fo:break-before="auto" fo:line-height="150%" style:writing-mode="lr-tb"/>
    </style:style>
    <style:style style:name="P41" style:family="paragraph" style:parent-style-name="Standard">
      <style:paragraph-properties fo:break-before="auto" fo:line-height="150%" fo:margin-top="0cm" style:writing-mode="lr-tb"/>
    </style:style>
    <style:style style:name="T41_1" style:family="text">
      <style:text-properties fo:font-style="italic" style:font-style-asian="italic" style:font-style-complex="italic"/>
    </style:style>
    <style:style style:name="T41_2" style:family="text">
      <style:text-properties fo:font-style="italic" style:font-style-asian="italic" style:font-style-complex="italic"/>
    </style:style>
    <style:style style:name="T41_3" style:family="text">
      <style:text-properties fo:font-style="italic" style:font-style-asian="italic" style:font-style-complex="italic"/>
    </style:style>
    <style:style style:name="T41_4" style:family="text">
      <style:text-properties fo:font-style="italic" style:font-style-asian="italic" style:font-style-complex="italic"/>
    </style:style>
    <style:style style:name="T41_5" style:family="text">
      <style:text-properties fo:font-style="italic" style:font-style-asian="italic" style:font-style-complex="italic"/>
    </style:style>
    <style:style style:name="T41_6" style:family="text">
      <style:text-properties fo:font-style="italic" style:font-style-asian="italic" style:font-style-complex="italic"/>
    </style:style>
    <style:style style:name="T41_7" style:family="text">
      <style:text-properties fo:font-style="italic" style:font-style-asian="italic" style:font-style-complex="italic"/>
    </style:style>
    <style:style style:name="T41_8" style:family="text">
      <style:text-properties fo:font-style="italic" style:font-style-asian="italic" style:font-style-complex="italic"/>
    </style:style>
    <style:style style:name="T41_9" style:family="text">
      <style:text-properties fo:font-style="italic" style:font-style-asian="italic" style:font-style-complex="italic"/>
    </style:style>
    <style:style style:name="T41_10" style:family="text">
      <style:text-properties fo:font-style="italic" style:font-style-asian="italic" style:font-style-complex="italic"/>
    </style:style>
    <style:style style:name="T41_11" style:family="text">
      <style:text-properties fo:font-style="italic" style:font-style-asian="italic" style:font-style-complex="italic"/>
    </style:style>
    <style:style style:name="T41_12" style:family="text">
      <style:text-properties fo:font-style="italic" style:font-style-asian="italic" style:font-style-complex="italic"/>
    </style:style>
    <style:style style:name="T41_13" style:family="text">
      <style:text-properties fo:font-style="italic" style:font-style-asian="italic" style:font-style-complex="italic"/>
    </style:style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P42" style:family="paragraph" style:parent-style-name="Standard">
      <style:paragraph-properties fo:break-before="auto" fo:line-height="150%" fo:margin-top="0cm" style:writing-mode="lr-tb"/>
    </style:style>
    <style:style style:name="T42_1" style:family="text">
      <style:text-properties fo:font-style="italic" style:font-style-asian="italic" style:font-style-complex="italic"/>
    </style:style>
    <style:style style:name="T42_2" style:family="text">
      <style:text-properties fo:font-style="italic" style:font-style-asian="italic" style:font-style-complex="italic"/>
    </style:style>
    <style:style style:name="T42_3" style:family="text">
      <style:text-properties fo:font-style="italic" style:font-style-asian="italic" style:font-style-complex="italic"/>
    </style:style>
    <style:style style:name="T42_4" style:family="text">
      <style:text-properties fo:font-style="italic" style:font-style-asian="italic" style:font-style-complex="italic"/>
    </style:style>
    <style:style style:name="T42_5" style:family="text">
      <style:text-properties fo:font-style="italic" style:font-style-asian="italic" style:font-style-complex="italic"/>
    </style:style>
    <style:style style:name="T42_6" style:family="text">
      <style:text-properties fo:font-style="italic" style:font-style-asian="italic" style:font-style-complex="italic"/>
    </style:style>
    <style:style style:name="T42_7" style:family="text">
      <style:text-properties fo:font-style="italic" style:font-style-asian="italic" style:font-style-complex="italic"/>
    </style:style>
    <style:style style:name="T42_8" style:family="text">
      <style:text-properties fo:font-style="italic" style:font-style-asian="italic" style:font-style-complex="italic"/>
    </style:style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P43" style:family="paragraph" style:parent-style-name="Standard">
      <style:paragraph-properties fo:break-before="auto" fo:line-height="150%" fo:margin-top="0cm" style:writing-mode="lr-tb"/>
    </style:style>
    <style:style style:name="T43_1" style:family="text">
      <style:text-properties fo:font-style="italic" style:font-style-asian="italic" style:font-style-complex="italic"/>
    </style:style>
    <style:style style:name="T43_2" style:family="text">
      <style:text-properties fo:font-style="italic" style:font-style-asian="italic" style:font-style-complex="italic"/>
    </style:style>
    <style:style style:name="T43_3" style:family="text">
      <style:text-properties fo:font-style="italic" style:font-style-asian="italic" style:font-style-complex="italic"/>
    </style:style>
    <style:style style:name="T43_4" style:family="text">
      <style:text-properties fo:font-style="italic" style:font-style-asian="italic" style:font-style-complex="italic"/>
    </style:style>
    <style:style style:name="T43_5" style:family="text">
      <style:text-properties fo:font-style="italic" style:font-style-asian="italic" style:font-style-complex="italic"/>
    </style:style>
    <style:style style:name="T43_6" style:family="text">
      <style:text-properties fo:font-style="italic" style:font-style-asian="italic" style:font-style-complex="italic"/>
    </style:style>
    <style:style style:name="T43_7" style:family="text">
      <style:text-properties fo:font-style="italic" style:font-style-asian="italic" style:font-style-complex="italic"/>
    </style:style>
    <style:style style:name="T43_8" style:family="text">
      <style:text-properties fo:font-style="italic" style:font-style-asian="italic" style:font-style-complex="italic"/>
    </style:style>
    <style:style style:name="T43_9" style:family="text">
      <style:text-properties fo:font-style="italic" style:font-style-asian="italic" style:font-style-complex="italic"/>
    </style:style>
    <style:style style:name="T43_10" style:family="text">
      <style:text-properties fo:font-style="italic" style:font-style-asian="italic" style:font-style-complex="italic"/>
    </style:style>
    <style:style style:name="T43_11" style:family="text">
      <style:text-properties fo:font-style="italic" style:font-style-asian="italic" style:font-style-complex="italic"/>
    </style:style>
    <style:style style:name="T43_12" style:family="text">
      <style:text-properties fo:font-style="italic" style:font-style-asian="italic" style:font-style-complex="italic"/>
    </style:style>
    <style:style style:name="T43_13" style:family="text">
      <style:text-properties fo:font-style="italic" style:font-style-asian="italic" style:font-style-complex="italic"/>
    </style:style>
    <style:style style:name="T43_14" style:family="text">
      <style:text-properties fo:font-style="italic" style:font-style-asian="italic" style:font-style-complex="italic"/>
    </style:style>
    <style:style style:name="T43_15" style:family="text">
      <style:text-properties fo:font-style="italic" style:font-style-asian="italic" style:font-style-complex="italic"/>
    </style:style>
    <style:style style:name="T43_16" style:family="text">
      <style:text-properties fo:font-style="italic" style:font-style-asian="italic" style:font-style-complex="italic"/>
    </style:style>
    <style:style style:name="T43_17" style:family="text">
      <style:text-properties fo:font-style="italic" style:font-style-asian="italic" style:font-style-complex="italic"/>
    </style:style>
    <style:style style:name="T43_18" style:family="text">
      <style:text-properties fo:font-style="italic" style:font-style-asian="italic" style:font-style-complex="italic"/>
    </style:style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P44" style:family="paragraph" style:parent-style-name="Standard">
      <style:paragraph-properties fo:break-before="auto" fo:line-height="150%" fo:margin-top="0cm" style:writing-mode="lr-tb"/>
    </style:style>
    <style:style style:name="T44_1" style:family="text">
      <style:text-properties fo:font-style="italic" style:font-style-asian="italic" style:font-style-complex="italic"/>
    </style:style>
    <style:style style:name="T44_2" style:family="text">
      <style:text-properties fo:font-style="italic" style:font-style-asian="italic" style:font-style-complex="italic"/>
    </style:style>
    <style:style style:name="T44_3" style:family="text">
      <style:text-properties fo:font-style="italic" style:font-style-asian="italic" style:font-style-complex="italic"/>
    </style:style>
    <style:style style:name="T44_4" style:family="text">
      <style:text-properties fo:font-style="italic" style:font-style-asian="italic" style:font-style-complex="italic"/>
    </style:style>
    <style:style style:name="T44_5" style:family="text">
      <style:text-properties fo:font-style="italic" style:font-style-asian="italic" style:font-style-complex="italic"/>
    </style:style>
    <style:style style:name="T44_6" style:family="text">
      <style:text-properties fo:font-style="italic" style:font-style-asian="italic" style:font-style-complex="italic"/>
    </style:style>
    <style:style style:name="T44_7" style:family="text">
      <style:text-properties fo:font-style="italic" style:font-style-asian="italic" style:font-style-complex="italic"/>
    </style:style>
    <style:style style:name="T44_8" style:family="text">
      <style:text-properties fo:font-style="italic" style:font-style-asian="italic" style:font-style-complex="italic"/>
    </style:style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P45" style:family="paragraph" style:parent-style-name="Standard">
      <style:paragraph-properties fo:break-before="auto" fo:line-height="150%" fo:margin-top="0cm" style:writing-mode="lr-tb"/>
    </style:style>
    <style:style style:name="T45_1" style:family="text">
      <style:text-properties fo:font-style="italic" style:font-style-asian="italic" style:font-style-complex="italic"/>
    </style:style>
    <style:style style:name="T45_2" style:family="text">
      <style:text-properties fo:font-style="italic" style:font-style-asian="italic" style:font-style-complex="italic"/>
    </style:style>
    <style:style style:name="T45_3" style:family="text">
      <style:text-properties fo:font-style="italic" style:font-style-asian="italic" style:font-style-complex="italic"/>
    </style:style>
    <style:style style:name="T45_4" style:family="text">
      <style:text-properties fo:font-style="italic" style:font-style-asian="italic" style:font-style-complex="italic"/>
    </style:style>
    <style:style style:name="T45_5" style:family="text">
      <style:text-properties fo:font-style="italic" style:font-style-asian="italic" style:font-style-complex="italic"/>
    </style:style>
    <style:style style:name="T45_6" style:family="text">
      <style:text-properties fo:font-style="italic" style:font-style-asian="italic" style:font-style-complex="italic"/>
    </style:style>
    <style:style style:name="T45_7" style:family="text">
      <style:text-properties fo:font-style="italic" style:font-style-asian="italic" style:font-style-complex="italic"/>
    </style:style>
    <style:style style:name="T45_8" style:family="text">
      <style:text-properties fo:font-style="italic" style:font-style-asian="italic" style:font-style-complex="italic"/>
    </style:style>
    <style:style style:name="T45_9" style:family="text">
      <style:text-properties fo:font-style="italic" style:font-style-asian="italic" style:font-style-complex="italic"/>
    </style:style>
    <style:style style:name="T45_10" style:family="text">
      <style:text-properties fo:font-style="italic" style:font-style-asian="italic" style:font-style-complex="italic"/>
    </style:style>
    <style:style style:name="T45_11" style:family="text">
      <style:text-properties fo:font-style="italic" style:font-style-asian="italic" style:font-style-complex="italic"/>
    </style:style>
    <style:style style:name="T45_12" style:family="text">
      <style:text-properties fo:font-style="italic" style:font-style-asian="italic" style:font-style-complex="italic"/>
    </style:style>
    <style:style style:name="T45_13" style:family="text">
      <style:text-properties fo:font-style="italic" style:font-style-asian="italic" style:font-style-complex="italic"/>
    </style:style>
    <style:style style:name="T45_14" style:family="text">
      <style:text-properties fo:font-style="italic" style:font-style-asian="italic" style:font-style-complex="italic"/>
    </style:style>
    <style:style style:name="T45_15" style:family="text">
      <style:text-properties fo:font-style="italic" style:font-style-asian="italic" style:font-style-complex="italic"/>
    </style:style>
    <style:style style:name="T45_16" style:family="text">
      <style:text-properties fo:font-style="italic" style:font-style-asian="italic" style:font-style-complex="italic"/>
    </style:style>
    <style:style style:name="T45_17" style:family="text">
      <style:text-properties fo:font-style="italic" style:font-style-asian="italic" style:font-style-complex="italic"/>
    </style:style>
    <style:style style:name="T45_18" style:family="text">
      <style:text-properties fo:font-style="italic" style:font-style-asian="italic" style:font-style-complex="italic"/>
    </style:style>
    <style:style style:name="T45_19" style:family="text">
      <style:text-properties fo:font-style="italic" style:font-style-asian="italic" style:font-style-complex="italic"/>
    </style:style>
    <style:style style:name="T45_20" style:family="text">
      <style:text-properties fo:font-style="italic" style:font-style-asian="italic" style:font-style-complex="italic"/>
    </style:style>
    <style:style style:name="T45_21" style:family="text">
      <style:text-properties fo:font-style="italic" style:font-style-asian="italic" style:font-style-complex="italic"/>
    </style:style>
    <style:style style:name="T45_22" style:family="text">
      <style:text-properties fo:font-style="italic" style:font-style-asian="italic" style:font-style-complex="italic"/>
    </style:style>
    <style:style style:name="T45_23" style:family="text">
      <style:text-properties fo:font-style="italic" style:font-style-asian="italic" style:font-style-complex="italic"/>
    </style:style>
    <style:style style:name="T45_24" style:family="text">
      <style:text-properties fo:font-style="italic" style:font-style-asian="italic" style:font-style-complex="italic"/>
    </style:style>
    <style:style style:name="T45_25" style:family="text">
      <style:text-properties fo:font-style="italic" style:font-style-asian="italic" style:font-style-complex="italic"/>
    </style:style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T45_113" style:family="text"/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T45_124" style:family="text"/>
    <style:style style:name="T45_125" style:family="text"/>
    <style:style style:name="T45_126" style:family="text"/>
    <style:style style:name="T45_127" style:family="text"/>
    <style:style style:name="T45_128" style:family="text"/>
    <style:style style:name="T45_129" style:family="text"/>
    <style:style style:name="T45_130" style:family="text"/>
    <style:style style:name="T45_131" style:family="text"/>
    <style:style style:name="T45_132" style:family="text"/>
    <style:style style:name="T45_133" style:family="text"/>
    <style:style style:name="T45_134" style:family="text"/>
    <style:style style:name="T45_135" style:family="text"/>
    <style:style style:name="T45_136" style:family="text"/>
    <style:style style:name="T45_137" style:family="text"/>
    <style:style style:name="T45_138" style:family="text"/>
    <style:style style:name="P46" style:family="paragraph" style:parent-style-name="Standard">
      <style:paragraph-properties fo:break-before="auto" fo:line-height="150%" fo:margin-top="0cm" style:writing-mode="lr-tb"/>
    </style:style>
    <style:style style:name="T46_1" style:family="text">
      <style:text-properties fo:font-style="italic" style:font-style-asian="italic" style:font-style-complex="italic"/>
    </style:style>
    <style:style style:name="T46_2" style:family="text">
      <style:text-properties fo:font-style="italic" style:font-style-asian="italic" style:font-style-complex="italic"/>
    </style:style>
    <style:style style:name="T46_3" style:family="text">
      <style:text-properties fo:font-style="italic" style:font-style-asian="italic" style:font-style-complex="italic"/>
    </style:style>
    <style:style style:name="T46_4" style:family="text">
      <style:text-properties fo:font-style="italic" style:font-style-asian="italic" style:font-style-complex="italic"/>
    </style:style>
    <style:style style:name="T46_5" style:family="text">
      <style:text-properties fo:font-style="italic" style:font-style-asian="italic" style:font-style-complex="italic"/>
    </style:style>
    <style:style style:name="T46_6" style:family="text">
      <style:text-properties fo:font-style="italic" style:font-style-asian="italic" style:font-style-complex="italic"/>
    </style:style>
    <style:style style:name="T46_7" style:family="text">
      <style:text-properties fo:font-style="italic" style:font-style-asian="italic" style:font-style-complex="italic"/>
    </style:style>
    <style:style style:name="T46_8" style:family="text">
      <style:text-properties fo:font-style="italic" style:font-style-asian="italic" style:font-style-complex="italic"/>
    </style:style>
    <style:style style:name="T46_9" style:family="text">
      <style:text-properties fo:font-style="italic" style:font-style-asian="italic" style:font-style-complex="italic"/>
    </style:style>
    <style:style style:name="T46_10" style:family="text">
      <style:text-properties fo:font-style="italic" style:font-style-asian="italic" style:font-style-complex="italic"/>
    </style:style>
    <style:style style:name="T46_11" style:family="text">
      <style:text-properties fo:font-style="italic" style:font-style-asian="italic" style:font-style-complex="italic"/>
    </style:style>
    <style:style style:name="T46_12" style:family="text">
      <style:text-properties fo:font-style="italic" style:font-style-asian="italic" style:font-style-complex="italic"/>
    </style:style>
    <style:style style:name="T46_13" style:family="text">
      <style:text-properties fo:font-style="italic" style:font-style-asian="italic" style:font-style-complex="italic"/>
    </style:style>
    <style:style style:name="T46_14" style:family="text">
      <style:text-properties fo:font-style="italic" style:font-style-asian="italic" style:font-style-complex="italic"/>
    </style:style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P47" style:family="paragraph" style:parent-style-name="Standard">
      <style:paragraph-properties fo:break-before="auto" fo:line-height="150%" fo:margin-top="0cm" fo:margin-bottom="0cm" style:writing-mode="lr-tb"/>
    </style:style>
    <style:style style:name="T47_1" style:family="text">
      <style:text-properties fo:font-style="italic" style:font-style-asian="italic" style:font-style-complex="italic"/>
    </style:style>
    <style:style style:name="T47_2" style:family="text">
      <style:text-properties fo:font-style="italic" style:font-style-asian="italic" style:font-style-complex="italic"/>
    </style:style>
    <style:style style:name="T47_3" style:family="text">
      <style:text-properties fo:font-style="italic" style:font-style-asian="italic" style:font-style-complex="italic"/>
    </style:style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P48" style:family="paragraph" style:parent-style-name="Standard">
      <style:paragraph-properties fo:break-before="auto" fo:line-height="150%" style:writing-mode="lr-tb"/>
    </style:style>
    <style:style style:name="P49" style:family="paragraph" style:parent-style-name="Standard">
      <style:paragraph-properties fo:break-before="auto" fo:text-indent="1.27cm" fo:line-height="150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T49_100" style:family="text"/>
    <style:style style:name="T49_101" style:family="text"/>
    <style:style style:name="T49_102" style:family="text"/>
    <style:style style:name="T49_103" style:family="text"/>
    <style:style style:name="T49_104" style:family="text"/>
    <style:style style:name="T49_105" style:family="text"/>
    <style:style style:name="T49_106" style:family="text"/>
    <style:style style:name="T49_107" style:family="text"/>
    <style:style style:name="T49_108" style:family="text"/>
    <style:style style:name="T49_109" style:family="text"/>
    <style:style style:name="T49_110" style:family="text"/>
    <style:style style:name="T49_111" style:family="text"/>
    <style:style style:name="T49_112" style:family="text"/>
    <style:style style:name="T49_113" style:family="text"/>
    <style:style style:name="T49_114" style:family="text"/>
    <style:style style:name="T49_115" style:family="text"/>
    <style:style style:name="T49_116" style:family="text"/>
    <style:style style:name="T49_117" style:family="text"/>
    <style:style style:name="T49_118" style:family="text"/>
    <style:style style:name="T49_119" style:family="text"/>
    <style:style style:name="T49_120" style:family="text"/>
    <style:style style:name="T49_121" style:family="text"/>
    <style:style style:name="T49_122" style:family="text"/>
    <style:style style:name="T49_123" style:family="text"/>
    <style:style style:name="T49_124" style:family="text"/>
    <style:style style:name="T49_125" style:family="text"/>
    <style:style style:name="T49_126" style:family="text"/>
    <style:style style:name="T49_127" style:family="text"/>
    <style:style style:name="T49_128" style:family="text"/>
    <style:style style:name="T49_129" style:family="text"/>
    <style:style style:name="T49_130" style:family="text"/>
    <style:style style:name="T49_131" style:family="text"/>
    <style:style style:name="T49_132" style:family="text"/>
    <style:style style:name="T49_133" style:family="text"/>
    <style:style style:name="T49_134" style:family="text"/>
    <style:style style:name="T49_135" style:family="text"/>
    <style:style style:name="T49_136" style:family="text"/>
    <style:style style:name="T49_137" style:family="text"/>
    <style:style style:name="T49_138" style:family="text"/>
    <style:style style:name="T49_139" style:family="text"/>
    <style:style style:name="T49_140" style:family="text"/>
    <style:style style:name="T49_141" style:family="text"/>
    <style:style style:name="T49_142" style:family="text"/>
    <style:style style:name="T49_143" style:family="text"/>
    <style:style style:name="T49_144" style:family="text"/>
    <style:style style:name="T49_145" style:family="text"/>
    <style:style style:name="T49_146" style:family="text"/>
    <style:style style:name="T49_147" style:family="text"/>
    <style:style style:name="T49_148" style:family="text"/>
    <style:style style:name="T49_149" style:family="text"/>
    <style:style style:name="T49_150" style:family="text"/>
    <style:style style:name="T49_151" style:family="text"/>
    <style:style style:name="T49_152" style:family="text"/>
    <style:style style:name="T49_153" style:family="text"/>
    <style:style style:name="T49_154" style:family="text"/>
    <style:style style:name="T49_155" style:family="text"/>
    <style:style style:name="T49_156" style:family="text"/>
    <style:style style:name="T49_157" style:family="text"/>
    <style:style style:name="T49_158" style:family="text"/>
    <style:style style:name="T49_159" style:family="text"/>
    <style:style style:name="T49_160" style:family="text"/>
    <style:style style:name="T49_161" style:family="text"/>
    <style:style style:name="T49_162" style:family="text"/>
    <style:style style:name="T49_163" style:family="text"/>
    <style:style style:name="T49_164" style:family="text"/>
    <style:style style:name="T49_165" style:family="text"/>
    <style:style style:name="T49_166" style:family="text"/>
    <style:style style:name="T49_167" style:family="text"/>
    <style:style style:name="T49_168" style:family="text"/>
    <style:style style:name="T49_169" style:family="text"/>
    <style:style style:name="T49_170" style:family="text"/>
    <style:style style:name="T49_171" style:family="text"/>
    <style:style style:name="T49_172" style:family="text"/>
    <style:style style:name="T49_173" style:family="text"/>
    <style:style style:name="T49_174" style:family="text"/>
    <style:style style:name="T49_175" style:family="text"/>
    <style:style style:name="T49_176" style:family="text"/>
    <style:style style:name="T49_177" style:family="text"/>
    <style:style style:name="T49_178" style:family="text"/>
    <style:style style:name="T49_179" style:family="text"/>
    <style:style style:name="T49_180" style:family="text"/>
    <style:style style:name="T49_181" style:family="text"/>
    <style:style style:name="T49_182" style:family="text"/>
    <style:style style:name="T49_183" style:family="text"/>
    <style:style style:name="T49_184" style:family="text"/>
    <style:style style:name="T49_185" style:family="text"/>
    <style:style style:name="T49_186" style:family="text"/>
    <style:style style:name="T49_187" style:family="text"/>
    <style:style style:name="T49_188" style:family="text"/>
    <style:style style:name="P50" style:family="paragraph" style:parent-style-name="Standard">
      <style:paragraph-properties fo:break-before="auto" fo:text-indent="0cm" fo:line-height="150%" fo:margin-left="0cm" style:writing-mode="lr-tb"/>
    </style:style>
    <style:style style:name="P51" style:family="paragraph" style:parent-style-name="Standard">
      <style:paragraph-properties fo:break-before="auto" fo:text-indent="0cm" fo:line-height="150%" fo:margin-left="0cm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T51_3" style:family="text">
      <style:text-properties fo:font-weight="bold" style:font-weight-asian="bold" style:font-weight-complex="bold"/>
    </style:style>
    <style:style style:name="T51_4" style:family="text">
      <style:text-properties fo:font-weight="bold" style:font-weight-asian="bold" style:font-weight-complex="bold"/>
    </style:style>
    <style:style style:name="T51_5" style:family="text">
      <style:text-properties fo:font-weight="bold" style:font-weight-asian="bold" style:font-weight-complex="bold"/>
    </style:style>
    <style:style style:name="T51_6" style:family="text">
      <style:text-properties fo:font-weight="bold" style:font-weight-asian="bold" style:font-weight-complex="bold"/>
    </style:style>
    <style:style style:name="T51_7" style:family="text">
      <style:text-properties fo:font-weight="bold" style:font-weight-asian="bold" style:font-weight-complex="bold"/>
    </style:style>
    <style:style style:name="T51_8" style:family="text">
      <style:text-properties fo:font-weight="bold" style:font-weight-asian="bold" style:font-weight-complex="bold"/>
    </style:style>
    <style:style style:name="T51_9" style:family="text">
      <style:text-properties fo:font-weight="bold" style:font-weight-asian="bold" style:font-weight-complex="bold"/>
    </style:style>
    <style:style style:name="P52" style:family="paragraph" style:parent-style-name="Standard">
      <style:paragraph-properties fo:break-before="auto" fo:text-indent="0cm" fo:line-height="150%" fo:margin-left="0cm" style:writing-mode="lr-tb"/>
    </style:style>
    <style:style style:name="T52_1" style:family="text">
      <style:text-properties fo:font-style="italic" style:font-style-asian="italic" style:font-style-complex="italic"/>
    </style:style>
    <style:style style:name="T52_2" style:family="text">
      <style:text-properties fo:font-style="italic" style:font-style-asian="italic" style:font-style-complex="italic"/>
    </style:style>
    <style:style style:name="T52_3" style:family="text">
      <style:text-properties fo:font-style="italic" style:font-style-asian="italic" style:font-style-complex="italic"/>
    </style:style>
    <style:style style:name="T52_4" style:family="text">
      <style:text-properties fo:font-style="italic" style:font-style-asian="italic" style:font-style-complex="italic"/>
    </style:style>
    <style:style style:name="T52_5" style:family="text">
      <style:text-properties fo:font-style="italic" style:font-style-asian="italic" style:font-style-complex="italic"/>
    </style:style>
    <style:style style:name="P53" style:family="paragraph" style:parent-style-name="Standard">
      <style:paragraph-properties fo:break-before="auto" fo:text-indent="0cm" fo:line-height="150%" fo:margin-lef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T53_103" style:family="text"/>
    <style:style style:name="T53_104" style:family="text"/>
    <style:style style:name="T53_105" style:family="text"/>
    <style:style style:name="T53_106" style:family="text"/>
    <style:style style:name="T53_107" style:family="text"/>
    <style:style style:name="T53_108" style:family="text"/>
    <style:style style:name="T53_109" style:family="text"/>
    <style:style style:name="T53_110" style:family="text"/>
    <style:style style:name="T53_111" style:family="text"/>
    <style:style style:name="T53_112" style:family="text"/>
    <style:style style:name="T53_113" style:family="text"/>
    <style:style style:name="T53_114" style:family="text"/>
    <style:style style:name="T53_115" style:family="text"/>
    <style:style style:name="T53_116" style:family="text"/>
    <style:style style:name="T53_117" style:family="text"/>
    <style:style style:name="T53_118" style:family="text"/>
    <style:style style:name="T53_119" style:family="text"/>
    <style:style style:name="T53_120" style:family="text"/>
    <style:style style:name="T53_121" style:family="text"/>
    <style:style style:name="T53_122" style:family="text"/>
    <style:style style:name="T53_123" style:family="text"/>
    <style:style style:name="T53_124" style:family="text"/>
    <style:style style:name="P54" style:family="paragraph" style:parent-style-name="Standard">
      <style:paragraph-properties fo:break-before="auto" fo:text-indent="1.27cm" fo:line-height="150%" fo:margin-left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T54_87" style:family="text"/>
    <style:style style:name="T54_88" style:family="text"/>
    <style:style style:name="T54_89" style:family="text"/>
    <style:style style:name="T54_90" style:family="text"/>
    <style:style style:name="T54_91" style:family="text"/>
    <style:style style:name="T54_92" style:family="text"/>
    <style:style style:name="T54_93" style:family="text"/>
    <style:style style:name="T54_94" style:family="text"/>
    <style:style style:name="T54_95" style:family="text"/>
    <style:style style:name="T54_96" style:family="text"/>
    <style:style style:name="T54_97" style:family="text"/>
    <style:style style:name="T54_98" style:family="text"/>
    <style:style style:name="T54_99" style:family="text"/>
    <style:style style:name="T54_100" style:family="text"/>
    <style:style style:name="T54_101" style:family="text"/>
    <style:style style:name="T54_102" style:family="text"/>
    <style:style style:name="T54_103" style:family="text"/>
    <style:style style:name="T54_104" style:family="text"/>
    <style:style style:name="T54_105" style:family="text"/>
    <style:style style:name="T54_106" style:family="text"/>
    <style:style style:name="T54_107" style:family="text"/>
    <style:style style:name="T54_108" style:family="text"/>
    <style:style style:name="T54_109" style:family="text"/>
    <style:style style:name="T54_110" style:family="text"/>
    <style:style style:name="T54_111" style:family="text"/>
    <style:style style:name="T54_112" style:family="text"/>
    <style:style style:name="T54_113" style:family="text"/>
    <style:style style:name="T54_114" style:family="text"/>
    <style:style style:name="T54_115" style:family="text"/>
    <style:style style:name="T54_116" style:family="text"/>
    <style:style style:name="T54_117" style:family="text"/>
    <style:style style:name="T54_118" style:family="text"/>
    <style:style style:name="T54_119" style:family="text"/>
    <style:style style:name="T54_120" style:family="text"/>
    <style:style style:name="T54_121" style:family="text"/>
    <style:style style:name="T54_122" style:family="text"/>
    <style:style style:name="T54_123" style:family="text"/>
    <style:style style:name="T54_124" style:family="text"/>
    <style:style style:name="T54_125" style:family="text"/>
    <style:style style:name="T54_126" style:family="text"/>
    <style:style style:name="T54_127" style:family="text"/>
    <style:style style:name="T54_128" style:family="text"/>
    <style:style style:name="T54_129" style:family="text"/>
    <style:style style:name="T54_130" style:family="text"/>
    <style:style style:name="T54_131" style:family="text"/>
    <style:style style:name="T54_132" style:family="text"/>
    <style:style style:name="T54_133" style:family="text"/>
    <style:style style:name="T54_134" style:family="text"/>
    <style:style style:name="T54_135" style:family="text"/>
    <style:style style:name="T54_136" style:family="text"/>
    <style:style style:name="T54_137" style:family="text"/>
    <style:style style:name="T54_138" style:family="text"/>
    <style:style style:name="T54_139" style:family="text"/>
    <style:style style:name="T54_140" style:family="text"/>
    <style:style style:name="T54_141" style:family="text"/>
    <style:style style:name="T54_142" style:family="text"/>
    <style:style style:name="T54_143" style:family="text"/>
    <style:style style:name="T54_144" style:family="text"/>
    <style:style style:name="T54_145" style:family="text"/>
    <style:style style:name="T54_146" style:family="text"/>
    <style:style style:name="T54_147" style:family="text"/>
    <style:style style:name="T54_148" style:family="text"/>
    <style:style style:name="T54_149" style:family="text"/>
    <style:style style:name="T54_150" style:family="text"/>
    <style:style style:name="T54_151" style:family="text"/>
    <style:style style:name="T54_152" style:family="text"/>
    <style:style style:name="T54_153" style:family="text"/>
    <style:style style:name="T54_154" style:family="text"/>
    <style:style style:name="T54_155" style:family="text"/>
    <style:style style:name="T54_156" style:family="text"/>
    <style:style style:name="T54_157" style:family="text"/>
    <style:style style:name="T54_158" style:family="text"/>
    <style:style style:name="T54_159" style:family="text"/>
    <style:style style:name="T54_160" style:family="text"/>
    <style:style style:name="T54_161" style:family="text"/>
    <style:style style:name="T54_162" style:family="text"/>
    <style:style style:name="T54_163" style:family="text"/>
    <style:style style:name="T54_164" style:family="text"/>
    <style:style style:name="T54_165" style:family="text"/>
    <style:style style:name="T54_166" style:family="text"/>
    <style:style style:name="T54_167" style:family="text"/>
    <style:style style:name="T54_168" style:family="text"/>
    <style:style style:name="T54_169" style:family="text"/>
    <style:style style:name="T54_170" style:family="text"/>
    <style:style style:name="T54_171" style:family="text"/>
    <style:style style:name="T54_172" style:family="text"/>
    <style:style style:name="T54_173" style:family="text"/>
    <style:style style:name="T54_174" style:family="text"/>
    <style:style style:name="T54_175" style:family="text"/>
    <style:style style:name="T54_176" style:family="text"/>
    <style:style style:name="T54_177" style:family="text"/>
    <style:style style:name="T54_178" style:family="text"/>
    <style:style style:name="T54_179" style:family="text"/>
    <style:style style:name="T54_180" style:family="text"/>
    <style:style style:name="T54_181" style:family="text"/>
    <style:style style:name="T54_182" style:family="text"/>
    <style:style style:name="T54_183" style:family="text"/>
    <style:style style:name="T54_184" style:family="text"/>
    <style:style style:name="T54_185" style:family="text"/>
    <style:style style:name="T54_186" style:family="text"/>
    <style:style style:name="T54_187" style:family="text"/>
    <style:style style:name="T54_188" style:family="text"/>
    <style:style style:name="T54_189" style:family="text"/>
    <style:style style:name="T54_190" style:family="text"/>
    <style:style style:name="T54_191" style:family="text"/>
    <style:style style:name="T54_192" style:family="text"/>
    <style:style style:name="T54_193" style:family="text"/>
    <style:style style:name="T54_194" style:family="text"/>
    <style:style style:name="T54_195" style:family="text"/>
    <style:style style:name="T54_196" style:family="text"/>
    <style:style style:name="T54_197" style:family="text"/>
    <style:style style:name="T54_198" style:family="text"/>
    <style:style style:name="T54_199" style:family="text"/>
    <style:style style:name="T54_200" style:family="text"/>
    <style:style style:name="T54_201" style:family="text"/>
    <style:style style:name="T54_202" style:family="text"/>
    <style:style style:name="T54_203" style:family="text"/>
    <style:style style:name="T54_204" style:family="text"/>
    <style:style style:name="P55" style:family="paragraph" style:parent-style-name="Standard">
      <style:paragraph-properties fo:break-before="auto" fo:text-indent="1.27cm" fo:line-height="150%" fo:margin-left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T55_109" style:family="text"/>
    <style:style style:name="T55_110" style:family="text"/>
    <style:style style:name="T55_111" style:family="text"/>
    <style:style style:name="T55_112" style:family="text"/>
    <style:style style:name="T55_113" style:family="text"/>
    <style:style style:name="T55_114" style:family="text"/>
    <style:style style:name="T55_115" style:family="text"/>
    <style:style style:name="T55_116" style:family="text"/>
    <style:style style:name="T55_117" style:family="text"/>
    <style:style style:name="T55_118" style:family="text"/>
    <style:style style:name="T55_119" style:family="text"/>
    <style:style style:name="T55_120" style:family="text"/>
    <style:style style:name="T55_121" style:family="text"/>
    <style:style style:name="T55_122" style:family="text"/>
    <style:style style:name="T55_123" style:family="text"/>
    <style:style style:name="T55_124" style:family="text"/>
    <style:style style:name="T55_125" style:family="text"/>
    <style:style style:name="T55_126" style:family="text"/>
    <style:style style:name="T55_127" style:family="text"/>
    <style:style style:name="T55_128" style:family="text"/>
    <style:style style:name="T55_129" style:family="text"/>
    <style:style style:name="T55_130" style:family="text"/>
    <style:style style:name="T55_131" style:family="text"/>
    <style:style style:name="T55_132" style:family="text"/>
    <style:style style:name="T55_133" style:family="text"/>
    <style:style style:name="T55_134" style:family="text"/>
    <style:style style:name="T55_135" style:family="text"/>
    <style:style style:name="T55_136" style:family="text"/>
    <style:style style:name="T55_137" style:family="text"/>
    <style:style style:name="T55_138" style:family="text"/>
    <style:style style:name="T55_139" style:family="text"/>
    <style:style style:name="T55_140" style:family="text"/>
    <style:style style:name="P56" style:family="paragraph" style:parent-style-name="Standard">
      <style:paragraph-properties fo:break-before="auto" fo:text-indent="1.27cm" fo:line-height="150%" fo:margin-left="0cm" style:writing-mode="lr-tb"/>
    </style:style>
    <style:style style:name="P57" style:family="paragraph" style:parent-style-name="Standard">
      <style:paragraph-properties fo:break-before="auto" fo:text-indent="0cm" fo:line-height="150%" fo:margin-left="0cm" style:writing-mode="lr-tb"/>
    </style:style>
    <style:style style:name="T57_1" style:family="text">
      <style:text-properties fo:font-style="italic" style:font-style-asian="italic" style:font-style-complex="italic"/>
    </style:style>
    <style:style style:name="T57_2" style:family="text">
      <style:text-properties fo:font-style="italic" style:font-style-asian="italic" style:font-style-complex="italic"/>
    </style:style>
    <style:style style:name="T57_3" style:family="text">
      <style:text-properties fo:font-style="italic" style:font-style-asian="italic" style:font-style-complex="italic"/>
    </style:style>
    <style:style style:name="T57_4" style:family="text">
      <style:text-properties fo:font-style="italic" style:font-style-asian="italic" style:font-style-complex="italic"/>
    </style:style>
    <style:style style:name="T57_5" style:family="text">
      <style:text-properties fo:font-style="italic" style:font-style-asian="italic" style:font-style-complex="italic"/>
    </style:style>
    <style:style style:name="T57_6" style:family="text">
      <style:text-properties fo:font-style="italic" style:font-style-asian="italic" style:font-style-complex="italic"/>
    </style:style>
    <style:style style:name="T57_7" style:family="text">
      <style:text-properties fo:font-style="italic" style:font-style-asian="italic" style:font-style-complex="italic"/>
    </style:style>
    <style:style style:name="T57_8" style:family="text">
      <style:text-properties fo:font-style="italic" style:font-style-asian="italic" style:font-style-complex="italic"/>
    </style:style>
    <style:style style:name="P58" style:family="paragraph" style:parent-style-name="Standard">
      <style:paragraph-properties fo:break-before="auto" fo:text-indent="0cm" fo:line-height="150%" fo:margin-lef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P59" style:family="paragraph" style:parent-style-name="Standard">
      <style:paragraph-properties fo:break-before="auto" fo:text-indent="0cm" fo:line-height="150%" fo:margin-left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/>
    <style:style style:name="T59_102" style:family="text"/>
    <style:style style:name="T59_103" style:family="text"/>
    <style:style style:name="T59_104" style:family="text"/>
    <style:style style:name="T59_105" style:family="text"/>
    <style:style style:name="T59_106" style:family="text"/>
    <style:style style:name="T59_107" style:family="text"/>
    <style:style style:name="T59_108" style:family="text"/>
    <style:style style:name="T59_109" style:family="text"/>
    <style:style style:name="T59_110" style:family="text"/>
    <style:style style:name="T59_111" style:family="text"/>
    <style:style style:name="T59_112" style:family="text"/>
    <style:style style:name="T59_113" style:family="text"/>
    <style:style style:name="T59_114" style:family="text"/>
    <style:style style:name="T59_115" style:family="text"/>
    <style:style style:name="T59_116" style:family="text"/>
    <style:style style:name="T59_117" style:family="text"/>
    <style:style style:name="P60" style:family="paragraph" style:parent-style-name="Standard">
      <style:paragraph-properties fo:break-before="auto" fo:text-indent="1.27cm" fo:line-height="150%" fo:margin-left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T60_102" style:family="text"/>
    <style:style style:name="T60_103" style:family="text"/>
    <style:style style:name="T60_104" style:family="text"/>
    <style:style style:name="T60_105" style:family="text"/>
    <style:style style:name="T60_106" style:family="text"/>
    <style:style style:name="T60_107" style:family="text"/>
    <style:style style:name="T60_108" style:family="text"/>
    <style:style style:name="T60_109" style:family="text"/>
    <style:style style:name="T60_110" style:family="text"/>
    <style:style style:name="T60_111" style:family="text"/>
    <style:style style:name="T60_112" style:family="text"/>
    <style:style style:name="T60_113" style:family="text"/>
    <style:style style:name="T60_114" style:family="text"/>
    <style:style style:name="T60_115" style:family="text"/>
    <style:style style:name="T60_116" style:family="text"/>
    <style:style style:name="T60_117" style:family="text"/>
    <style:style style:name="T60_118" style:family="text"/>
    <style:style style:name="T60_119" style:family="text"/>
    <style:style style:name="T60_120" style:family="text"/>
    <style:style style:name="T60_121" style:family="text"/>
    <style:style style:name="T60_122" style:family="text"/>
    <style:style style:name="T60_123" style:family="text"/>
    <style:style style:name="T60_124" style:family="text"/>
    <style:style style:name="P61" style:family="paragraph" style:parent-style-name="Standard">
      <style:paragraph-properties fo:break-before="auto" fo:text-indent="1.27cm" fo:line-height="150%" fo:margin-left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T61_81" style:family="text"/>
    <style:style style:name="T61_82" style:family="text"/>
    <style:style style:name="T61_83" style:family="text"/>
    <style:style style:name="T61_84" style:family="text"/>
    <style:style style:name="T61_85" style:family="text"/>
    <style:style style:name="T61_86" style:family="text"/>
    <style:style style:name="T61_87" style:family="text"/>
    <style:style style:name="T61_88" style:family="text"/>
    <style:style style:name="T61_89" style:family="text"/>
    <style:style style:name="T61_90" style:family="text"/>
    <style:style style:name="T61_91" style:family="text"/>
    <style:style style:name="T61_92" style:family="text"/>
    <style:style style:name="T61_93" style:family="text"/>
    <style:style style:name="T61_94" style:family="text"/>
    <style:style style:name="T61_95" style:family="text"/>
    <style:style style:name="T61_96" style:family="text"/>
    <style:style style:name="T61_97" style:family="text"/>
    <style:style style:name="T61_98" style:family="text"/>
    <style:style style:name="T61_99" style:family="text"/>
    <style:style style:name="T61_100" style:family="text"/>
    <style:style style:name="T61_101" style:family="text"/>
    <style:style style:name="T61_102" style:family="text"/>
    <style:style style:name="T61_103" style:family="text"/>
    <style:style style:name="T61_104" style:family="text"/>
    <style:style style:name="T61_105" style:family="text"/>
    <style:style style:name="T61_106" style:family="text"/>
    <style:style style:name="T61_107" style:family="text"/>
    <style:style style:name="T61_108" style:family="text"/>
    <style:style style:name="T61_109" style:family="text"/>
    <style:style style:name="T61_110" style:family="text"/>
    <style:style style:name="T61_111" style:family="text"/>
    <style:style style:name="T61_112" style:family="text"/>
    <style:style style:name="T61_113" style:family="text"/>
    <style:style style:name="T61_114" style:family="text"/>
    <style:style style:name="T61_115" style:family="text"/>
    <style:style style:name="T61_116" style:family="text"/>
    <style:style style:name="T61_117" style:family="text"/>
    <style:style style:name="T61_118" style:family="text"/>
    <style:style style:name="T61_119" style:family="text"/>
    <style:style style:name="T61_120" style:family="text"/>
    <style:style style:name="T61_121" style:family="text"/>
    <style:style style:name="T61_122" style:family="text"/>
    <style:style style:name="T61_123" style:family="text"/>
    <style:style style:name="T61_124" style:family="text"/>
    <style:style style:name="P62" style:family="paragraph" style:parent-style-name="Standard">
      <style:paragraph-properties fo:break-before="auto" fo:text-indent="1.27cm" fo:line-height="150%" fo:margin-lef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T62_94" style:family="text"/>
    <style:style style:name="T62_95" style:family="text"/>
    <style:style style:name="T62_96" style:family="text"/>
    <style:style style:name="T62_97" style:family="text"/>
    <style:style style:name="T62_98" style:family="text"/>
    <style:style style:name="T62_99" style:family="text"/>
    <style:style style:name="T62_100" style:family="text"/>
    <style:style style:name="T62_101" style:family="text"/>
    <style:style style:name="T62_102" style:family="text"/>
    <style:style style:name="T62_103" style:family="text"/>
    <style:style style:name="T62_104" style:family="text"/>
    <style:style style:name="T62_105" style:family="text"/>
    <style:style style:name="T62_106" style:family="text"/>
    <style:style style:name="T62_107" style:family="text"/>
    <style:style style:name="T62_108" style:family="text"/>
    <style:style style:name="T62_109" style:family="text"/>
    <style:style style:name="T62_110" style:family="text"/>
    <style:style style:name="T62_111" style:family="text"/>
    <style:style style:name="T62_112" style:family="text"/>
    <style:style style:name="T62_113" style:family="text"/>
    <style:style style:name="T62_114" style:family="text"/>
    <style:style style:name="T62_115" style:family="text"/>
    <style:style style:name="T62_116" style:family="text"/>
    <style:style style:name="T62_117" style:family="text"/>
    <style:style style:name="T62_118" style:family="text"/>
    <style:style style:name="T62_119" style:family="text"/>
    <style:style style:name="T62_120" style:family="text"/>
    <style:style style:name="T62_121" style:family="text"/>
    <style:style style:name="T62_122" style:family="text"/>
    <style:style style:name="T62_123" style:family="text"/>
    <style:style style:name="T62_124" style:family="text"/>
    <style:style style:name="T62_125" style:family="text"/>
    <style:style style:name="T62_126" style:family="text"/>
    <style:style style:name="T62_127" style:family="text"/>
    <style:style style:name="T62_128" style:family="text"/>
    <style:style style:name="T62_129" style:family="text"/>
    <style:style style:name="T62_130" style:family="text"/>
    <style:style style:name="T62_131" style:family="text"/>
    <style:style style:name="T62_132" style:family="text"/>
    <style:style style:name="T62_133" style:family="text"/>
    <style:style style:name="T62_134" style:family="text"/>
    <style:style style:name="T62_135" style:family="text"/>
    <style:style style:name="T62_136" style:family="text"/>
    <style:style style:name="T62_137" style:family="text"/>
    <style:style style:name="T62_138" style:family="text"/>
    <style:style style:name="T62_139" style:family="text"/>
    <style:style style:name="T62_140" style:family="text"/>
    <style:style style:name="T62_141" style:family="text"/>
    <style:style style:name="T62_142" style:family="text"/>
    <style:style style:name="T62_143" style:family="text"/>
    <style:style style:name="T62_144" style:family="text"/>
    <style:style style:name="T62_145" style:family="text"/>
    <style:style style:name="T62_146" style:family="text"/>
    <style:style style:name="T62_147" style:family="text"/>
    <style:style style:name="T62_148" style:family="text"/>
    <style:style style:name="T62_149" style:family="text"/>
    <style:style style:name="T62_150" style:family="text"/>
    <style:style style:name="T62_151" style:family="text"/>
    <style:style style:name="T62_152" style:family="text"/>
    <style:style style:name="T62_153" style:family="text"/>
    <style:style style:name="T62_154" style:family="text"/>
    <style:style style:name="T62_155" style:family="text"/>
    <style:style style:name="T62_156" style:family="text"/>
    <style:style style:name="T62_157" style:family="text"/>
    <style:style style:name="T62_158" style:family="text"/>
    <style:style style:name="T62_159" style:family="text"/>
    <style:style style:name="T62_160" style:family="text"/>
    <style:style style:name="T62_161" style:family="text"/>
    <style:style style:name="T62_162" style:family="text"/>
    <style:style style:name="T62_163" style:family="text"/>
    <style:style style:name="T62_164" style:family="text"/>
    <style:style style:name="T62_165" style:family="text"/>
    <style:style style:name="T62_166" style:family="text"/>
    <style:style style:name="T62_167" style:family="text"/>
    <style:style style:name="T62_168" style:family="text"/>
    <style:style style:name="T62_169" style:family="text"/>
    <style:style style:name="T62_170" style:family="text"/>
    <style:style style:name="T62_171" style:family="text"/>
    <style:style style:name="T62_172" style:family="text"/>
    <style:style style:name="T62_173" style:family="text"/>
    <style:style style:name="T62_174" style:family="text"/>
    <style:style style:name="T62_175" style:family="text"/>
    <style:style style:name="T62_176" style:family="text"/>
    <style:style style:name="T62_177" style:family="text"/>
    <style:style style:name="T62_178" style:family="text"/>
    <style:style style:name="T62_179" style:family="text"/>
    <style:style style:name="T62_180" style:family="text"/>
    <style:style style:name="T62_181" style:family="text"/>
    <style:style style:name="T62_182" style:family="text"/>
    <style:style style:name="T62_183" style:family="text"/>
    <style:style style:name="T62_184" style:family="text"/>
    <style:style style:name="T62_185" style:family="text"/>
    <style:style style:name="T62_186" style:family="text"/>
    <style:style style:name="T62_187" style:family="text"/>
    <style:style style:name="T62_188" style:family="text"/>
    <style:style style:name="T62_189" style:family="text"/>
    <style:style style:name="T62_190" style:family="text"/>
    <style:style style:name="T62_191" style:family="text"/>
    <style:style style:name="T62_192" style:family="text"/>
    <style:style style:name="T62_193" style:family="text"/>
    <style:style style:name="T62_194" style:family="text"/>
    <style:style style:name="T62_195" style:family="text"/>
    <style:style style:name="T62_196" style:family="text"/>
    <style:style style:name="T62_197" style:family="text"/>
    <style:style style:name="T62_198" style:family="text"/>
    <style:style style:name="T62_199" style:family="text"/>
    <style:style style:name="T62_200" style:family="text"/>
    <style:style style:name="T62_201" style:family="text"/>
    <style:style style:name="T62_202" style:family="text"/>
    <style:style style:name="T62_203" style:family="text"/>
    <style:style style:name="T62_204" style:family="text"/>
    <style:style style:name="T62_205" style:family="text"/>
    <style:style style:name="T62_206" style:family="text"/>
    <style:style style:name="T62_207" style:family="text"/>
    <style:style style:name="T62_208" style:family="text"/>
    <style:style style:name="T62_209" style:family="text"/>
    <style:style style:name="T62_210" style:family="text"/>
    <style:style style:name="T62_211" style:family="text"/>
    <style:style style:name="T62_212" style:family="text"/>
    <style:style style:name="T62_213" style:family="text"/>
    <style:style style:name="T62_214" style:family="text"/>
    <style:style style:name="T62_215" style:family="text"/>
    <style:style style:name="T62_216" style:family="text"/>
    <style:style style:name="T62_217" style:family="text"/>
    <style:style style:name="T62_218" style:family="text"/>
    <style:style style:name="T62_219" style:family="text"/>
    <style:style style:name="T62_220" style:family="text"/>
    <style:style style:name="T62_221" style:family="text"/>
    <style:style style:name="T62_222" style:family="text"/>
    <style:style style:name="T62_223" style:family="text"/>
    <style:style style:name="T62_224" style:family="text"/>
    <style:style style:name="T62_225" style:family="text"/>
    <style:style style:name="T62_226" style:family="text"/>
    <style:style style:name="T62_227" style:family="text"/>
    <style:style style:name="T62_228" style:family="text"/>
    <style:style style:name="T62_229" style:family="text"/>
    <style:style style:name="T62_230" style:family="text"/>
    <style:style style:name="T62_231" style:family="text"/>
    <style:style style:name="T62_232" style:family="text"/>
    <style:style style:name="T62_233" style:family="text"/>
    <style:style style:name="T62_234" style:family="text"/>
    <style:style style:name="T62_235" style:family="text"/>
    <style:style style:name="T62_236" style:family="text"/>
    <style:style style:name="T62_237" style:family="text"/>
    <style:style style:name="T62_238" style:family="text"/>
    <style:style style:name="T62_239" style:family="text"/>
    <style:style style:name="T62_240" style:family="text"/>
    <style:style style:name="T62_241" style:family="text"/>
    <style:style style:name="T62_242" style:family="text"/>
    <style:style style:name="T62_243" style:family="text"/>
    <style:style style:name="T62_244" style:family="text"/>
    <style:style style:name="T62_245" style:family="text"/>
    <style:style style:name="T62_246" style:family="text"/>
    <style:style style:name="T62_247" style:family="text"/>
    <style:style style:name="T62_248" style:family="text"/>
    <style:style style:name="T62_249" style:family="text"/>
    <style:style style:name="T62_250" style:family="text"/>
    <style:style style:name="T62_251" style:family="text"/>
    <style:style style:name="T62_252" style:family="text"/>
    <style:style style:name="T62_253" style:family="text"/>
    <style:style style:name="T62_254" style:family="text"/>
    <style:style style:name="T62_255" style:family="text"/>
    <style:style style:name="T62_256" style:family="text"/>
    <style:style style:name="T62_257" style:family="text"/>
    <style:style style:name="T62_258" style:family="text"/>
    <style:style style:name="T62_259" style:family="text"/>
    <style:style style:name="T62_260" style:family="text"/>
    <style:style style:name="T62_261" style:family="text"/>
    <style:style style:name="T62_262" style:family="text"/>
    <style:style style:name="T62_263" style:family="text"/>
    <style:style style:name="T62_264" style:family="text"/>
    <style:style style:name="P63" style:family="paragraph" style:parent-style-name="Standard">
      <style:paragraph-properties fo:break-before="auto" fo:text-indent="0cm" fo:line-height="150%" fo:margin-left="0cm" style:writing-mode="lr-tb"/>
    </style:style>
    <style:style style:name="P64" style:family="paragraph" style:parent-style-name="Standard">
      <style:paragraph-properties fo:break-before="auto" fo:text-indent="0cm" fo:line-height="150%" fo:margin-left="0cm" style:writing-mode="lr-tb"/>
    </style:style>
    <style:style style:name="T64_1" style:family="text">
      <style:text-properties fo:font-style="italic" style:font-style-asian="italic" style:font-style-complex="italic"/>
    </style:style>
    <style:style style:name="T64_2" style:family="text">
      <style:text-properties fo:font-style="italic" style:font-style-asian="italic" style:font-style-complex="italic"/>
    </style:style>
    <style:style style:name="T64_3" style:family="text">
      <style:text-properties fo:font-style="italic" style:font-style-asian="italic" style:font-style-complex="italic"/>
    </style:style>
    <style:style style:name="T64_4" style:family="text">
      <style:text-properties fo:font-style="italic" style:font-style-asian="italic" style:font-style-complex="italic"/>
    </style:style>
    <style:style style:name="T64_5" style:family="text">
      <style:text-properties fo:font-style="italic" style:font-style-asian="italic" style:font-style-complex="italic"/>
    </style:style>
    <style:style style:name="T64_6" style:family="text">
      <style:text-properties fo:font-style="italic" style:font-style-asian="italic" style:font-style-complex="italic"/>
    </style:style>
    <style:style style:name="T64_7" style:family="text">
      <style:text-properties fo:font-style="italic" style:font-style-asian="italic" style:font-style-complex="italic"/>
    </style:style>
    <style:style style:name="T64_8" style:family="text">
      <style:text-properties fo:font-style="italic" style:font-style-asian="italic" style:font-style-complex="italic"/>
    </style:style>
    <style:style style:name="P65" style:family="paragraph" style:parent-style-name="Standard">
      <style:paragraph-properties fo:break-before="auto" fo:text-indent="0cm" fo:line-height="150%" fo:margin-left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T65_87" style:family="text"/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T65_93" style:family="text"/>
    <style:style style:name="T65_94" style:family="text"/>
    <style:style style:name="T65_95" style:family="text"/>
    <style:style style:name="T65_96" style:family="text"/>
    <style:style style:name="T65_97" style:family="text"/>
    <style:style style:name="T65_98" style:family="text"/>
    <style:style style:name="T65_99" style:family="text"/>
    <style:style style:name="T65_100" style:family="text"/>
    <style:style style:name="T65_101" style:family="text"/>
    <style:style style:name="T65_102" style:family="text"/>
    <style:style style:name="T65_103" style:family="text"/>
    <style:style style:name="T65_104" style:family="text"/>
    <style:style style:name="T65_105" style:family="text"/>
    <style:style style:name="T65_106" style:family="text"/>
    <style:style style:name="T65_107" style:family="text"/>
    <style:style style:name="T65_108" style:family="text"/>
    <style:style style:name="T65_109" style:family="text"/>
    <style:style style:name="T65_110" style:family="text"/>
    <style:style style:name="T65_111" style:family="text"/>
    <style:style style:name="T65_112" style:family="text"/>
    <style:style style:name="T65_113" style:family="text"/>
    <style:style style:name="T65_114" style:family="text"/>
    <style:style style:name="T65_115" style:family="text"/>
    <style:style style:name="T65_116" style:family="text"/>
    <style:style style:name="T65_117" style:family="text"/>
    <style:style style:name="T65_118" style:family="text"/>
    <style:style style:name="T65_119" style:family="text"/>
    <style:style style:name="T65_120" style:family="text"/>
    <style:style style:name="T65_121" style:family="text"/>
    <style:style style:name="T65_122" style:family="text"/>
    <style:style style:name="T65_123" style:family="text"/>
    <style:style style:name="T65_124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50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P68" style:family="paragraph" style:parent-style-name="Standard">
      <style:paragraph-properties fo:break-before="auto" fo:line-height="150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P69" style:family="paragraph" style:parent-style-name="Standard">
      <style:paragraph-properties fo:break-before="auto" fo:line-height="150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P70" style:family="paragraph" style:parent-style-name="Standard">
      <style:paragraph-properties fo:break-before="auto" fo:line-height="150%" fo:margin-top="0cm" fo:margin-bottom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P71" style:family="paragraph" style:parent-style-name="Standard">
      <style:paragraph-properties fo:break-before="auto" fo:text-indent="0cm" fo:line-height="150%" fo:margin-left="0cm" style:writing-mode="lr-tb"/>
    </style:style>
    <style:style style:name="P72" style:family="paragraph" style:parent-style-name="Standard">
      <style:paragraph-properties fo:break-before="auto" fo:text-indent="1.27cm" fo:line-height="150%" fo:margin-left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T72_99" style:family="text"/>
    <style:style style:name="T72_100" style:family="text"/>
    <style:style style:name="T72_101" style:family="text"/>
    <style:style style:name="T72_102" style:family="text"/>
    <style:style style:name="T72_103" style:family="text"/>
    <style:style style:name="T72_104" style:family="text"/>
    <style:style style:name="T72_105" style:family="text"/>
    <style:style style:name="T72_106" style:family="text"/>
    <style:style style:name="T72_107" style:family="text"/>
    <style:style style:name="T72_108" style:family="text"/>
    <style:style style:name="T72_109" style:family="text"/>
    <style:style style:name="T72_110" style:family="text"/>
    <style:style style:name="T72_111" style:family="text"/>
    <style:style style:name="T72_112" style:family="text"/>
    <style:style style:name="T72_113" style:family="text"/>
    <style:style style:name="T72_114" style:family="text"/>
    <style:style style:name="T72_115" style:family="text"/>
    <style:style style:name="T72_116" style:family="text"/>
    <style:style style:name="T72_117" style:family="text"/>
    <style:style style:name="T72_118" style:family="text"/>
    <style:style style:name="T72_119" style:family="text"/>
    <style:style style:name="T72_120" style:family="text"/>
    <style:style style:name="T72_121" style:family="text"/>
    <style:style style:name="T72_122" style:family="text"/>
    <style:style style:name="T72_123" style:family="text"/>
    <style:style style:name="T72_124" style:family="text"/>
    <style:style style:name="T72_125" style:family="text"/>
    <style:style style:name="T72_126" style:family="text"/>
    <style:style style:name="T72_127" style:family="text"/>
    <style:style style:name="T72_128" style:family="text"/>
    <style:style style:name="T72_129" style:family="text"/>
    <style:style style:name="T72_130" style:family="text"/>
    <style:style style:name="T72_131" style:family="text"/>
    <style:style style:name="T72_132" style:family="text"/>
    <style:style style:name="T72_133" style:family="text"/>
    <style:style style:name="T72_134" style:family="text"/>
    <style:style style:name="T72_135" style:family="text"/>
    <style:style style:name="T72_136" style:family="text"/>
    <style:style style:name="T72_137" style:family="text"/>
    <style:style style:name="T72_138" style:family="text"/>
    <style:style style:name="T72_139" style:family="text"/>
    <style:style style:name="T72_140" style:family="text"/>
    <style:style style:name="T72_141" style:family="text"/>
    <style:style style:name="T72_142" style:family="text"/>
    <style:style style:name="T72_143" style:family="text"/>
    <style:style style:name="T72_144" style:family="text"/>
    <style:style style:name="T72_145" style:family="text"/>
    <style:style style:name="T72_146" style:family="text"/>
    <style:style style:name="T72_147" style:family="text"/>
    <style:style style:name="T72_148" style:family="text"/>
    <style:style style:name="T72_149" style:family="text"/>
    <style:style style:name="T72_150" style:family="text"/>
    <style:style style:name="T72_151" style:family="text"/>
    <style:style style:name="T72_152" style:family="text"/>
    <style:style style:name="T72_153" style:family="text"/>
    <style:style style:name="T72_154" style:family="text"/>
    <style:style style:name="T72_155" style:family="text"/>
    <style:style style:name="T72_156" style:family="text"/>
    <style:style style:name="T72_157" style:family="text"/>
    <style:style style:name="T72_158" style:family="text"/>
    <style:style style:name="T72_159" style:family="text"/>
    <style:style style:name="T72_160" style:family="text"/>
    <style:style style:name="T72_161" style:family="text"/>
    <style:style style:name="T72_162" style:family="text"/>
    <style:style style:name="T72_163" style:family="text"/>
    <style:style style:name="T72_164" style:family="text"/>
    <style:style style:name="T72_165" style:family="text"/>
    <style:style style:name="T72_166" style:family="text"/>
    <style:style style:name="T72_167" style:family="text"/>
    <style:style style:name="T72_168" style:family="text"/>
    <style:style style:name="T72_169" style:family="text"/>
    <style:style style:name="T72_170" style:family="text"/>
    <style:style style:name="T72_171" style:family="text"/>
    <style:style style:name="T72_172" style:family="text"/>
    <style:style style:name="T72_173" style:family="text"/>
    <style:style style:name="T72_174" style:family="text"/>
    <style:style style:name="T72_175" style:family="text"/>
    <style:style style:name="T72_176" style:family="text"/>
    <style:style style:name="T72_177" style:family="text"/>
    <style:style style:name="T72_178" style:family="text"/>
    <style:style style:name="T72_179" style:family="text"/>
    <style:style style:name="T72_180" style:family="text"/>
    <style:style style:name="T72_181" style:family="text"/>
    <style:style style:name="T72_182" style:family="text"/>
    <style:style style:name="T72_183" style:family="text"/>
    <style:style style:name="T72_184" style:family="text"/>
    <style:style style:name="T72_185" style:family="text"/>
    <style:style style:name="T72_186" style:family="text"/>
    <style:style style:name="T72_187" style:family="text"/>
    <style:style style:name="T72_188" style:family="text"/>
    <style:style style:name="T72_189" style:family="text"/>
    <style:style style:name="T72_190" style:family="text"/>
    <style:style style:name="T72_191" style:family="text"/>
    <style:style style:name="T72_192" style:family="text"/>
    <style:style style:name="T72_193" style:family="text"/>
    <style:style style:name="T72_194" style:family="text"/>
    <style:style style:name="T72_195" style:family="text"/>
    <style:style style:name="T72_196" style:family="text"/>
    <style:style style:name="T72_197" style:family="text"/>
    <style:style style:name="T72_198" style:family="text"/>
    <style:style style:name="T72_199" style:family="text"/>
    <style:style style:name="T72_200" style:family="text"/>
    <style:style style:name="T72_201" style:family="text"/>
    <style:style style:name="T72_202" style:family="text"/>
    <style:style style:name="T72_203" style:family="text"/>
    <style:style style:name="T72_204" style:family="text"/>
    <style:style style:name="T72_205" style:family="text"/>
    <style:style style:name="T72_206" style:family="text"/>
    <style:style style:name="T72_207" style:family="text"/>
    <style:style style:name="T72_208" style:family="text"/>
    <style:style style:name="T72_209" style:family="text"/>
    <style:style style:name="T72_210" style:family="text"/>
    <style:style style:name="T72_211" style:family="text"/>
    <style:style style:name="T72_212" style:family="text"/>
    <style:style style:name="T72_213" style:family="text"/>
    <style:style style:name="T72_214" style:family="text"/>
    <style:style style:name="T72_215" style:family="text"/>
    <style:style style:name="T72_216" style:family="text"/>
    <style:style style:name="T72_217" style:family="text"/>
    <style:style style:name="T72_218" style:family="text"/>
    <style:style style:name="P73" style:family="paragraph" style:parent-style-name="Standard">
      <style:paragraph-properties fo:break-before="auto" fo:text-indent="0cm" fo:line-height="150%" fo:margin-left="0cm" style:writing-mode="lr-tb"/>
      <style:text-properties fo:font-weight="bold" style:font-weight-asian="bold" style:font-weight-complex="bold"/>
    </style:style>
    <style:style style:name="P74" style:family="paragraph" style:parent-style-name="Standard">
      <style:paragraph-properties fo:break-before="auto" fo:text-indent="0cm" fo:line-height="150%" fo:margin-left="0cm" style:writing-mode="lr-tb"/>
    </style:style>
    <style:style style:name="T74_1" style:family="text">
      <style:text-properties fo:font-weight="bold" style:font-weight-asian="bold" style:font-weight-complex="bold"/>
    </style:style>
    <style:style style:name="T74_2" style:family="text">
      <style:text-properties fo:font-weight="bold" style:font-weight-asian="bold" style:font-weight-complex="bold"/>
    </style:style>
    <style:style style:name="T74_3" style:family="text">
      <style:text-properties fo:font-weight="bold" style:font-weight-asian="bold" style:font-weight-complex="bold"/>
    </style:style>
    <style:style style:name="P75" style:family="paragraph" style:parent-style-name="Standard">
      <style:paragraph-properties fo:break-before="auto" fo:text-indent="0cm" fo:line-height="150%" fo:margin-left="0cm" style:writing-mode="lr-tb"/>
    </style:style>
    <style:style style:name="T75_1" style:family="text">
      <style:text-properties fo:font-style="italic" style:font-style-asian="italic" style:font-style-complex="italic"/>
    </style:style>
    <style:style style:name="T75_2" style:family="text">
      <style:text-properties fo:font-style="italic" style:font-style-asian="italic" style:font-style-complex="italic"/>
    </style:style>
    <style:style style:name="T75_3" style:family="text">
      <style:text-properties fo:font-style="italic" style:font-style-asian="italic" style:font-style-complex="italic"/>
    </style:style>
    <style:style style:name="P76" style:family="paragraph" style:parent-style-name="Standard">
      <style:paragraph-properties fo:break-before="auto" fo:text-indent="0cm" fo:line-height="150%" fo:margin-left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T76_71" style:family="text"/>
    <style:style style:name="T76_72" style:family="text"/>
    <style:style style:name="T76_73" style:family="text"/>
    <style:style style:name="T76_74" style:family="text"/>
    <style:style style:name="T76_75" style:family="text"/>
    <style:style style:name="T76_76" style:family="text"/>
    <style:style style:name="T76_77" style:family="text"/>
    <style:style style:name="T76_78" style:family="text"/>
    <style:style style:name="T76_79" style:family="text"/>
    <style:style style:name="T76_80" style:family="text"/>
    <style:style style:name="T76_81" style:family="text"/>
    <style:style style:name="T76_82" style:family="text"/>
    <style:style style:name="T76_83" style:family="text"/>
    <style:style style:name="T76_84" style:family="text"/>
    <style:style style:name="T76_85" style:family="text"/>
    <style:style style:name="T76_86" style:family="text"/>
    <style:style style:name="T76_87" style:family="text"/>
    <style:style style:name="T76_88" style:family="text"/>
    <style:style style:name="T76_89" style:family="text"/>
    <style:style style:name="T76_90" style:family="text"/>
    <style:style style:name="T76_91" style:family="text"/>
    <style:style style:name="T76_92" style:family="text"/>
    <style:style style:name="T76_93" style:family="text"/>
    <style:style style:name="T76_94" style:family="text"/>
    <style:style style:name="T76_95" style:family="text"/>
    <style:style style:name="T76_96" style:family="text"/>
    <style:style style:name="T76_97" style:family="text"/>
    <style:style style:name="T76_98" style:family="text"/>
    <style:style style:name="T76_99" style:family="text"/>
    <style:style style:name="T76_100" style:family="text"/>
    <style:style style:name="T76_101" style:family="text"/>
    <style:style style:name="T76_102" style:family="text"/>
    <style:style style:name="T76_103" style:family="text"/>
    <style:style style:name="T76_104" style:family="text"/>
    <style:style style:name="T76_105" style:family="text"/>
    <style:style style:name="T76_106" style:family="text"/>
    <style:style style:name="T76_107" style:family="text"/>
    <style:style style:name="T76_108" style:family="text"/>
    <style:style style:name="T76_109" style:family="text"/>
    <style:style style:name="T76_110" style:family="text"/>
    <style:style style:name="T76_111" style:family="text"/>
    <style:style style:name="T76_112" style:family="text"/>
    <style:style style:name="T76_113" style:family="text"/>
    <style:style style:name="T76_114" style:family="text"/>
    <style:style style:name="T76_115" style:family="text"/>
    <style:style style:name="T76_116" style:family="text"/>
    <style:style style:name="T76_117" style:family="text"/>
    <style:style style:name="T76_118" style:family="text"/>
    <style:style style:name="T76_119" style:family="text"/>
    <style:style style:name="T76_120" style:family="text"/>
    <style:style style:name="T76_121" style:family="text"/>
    <style:style style:name="T76_122" style:family="text"/>
    <style:style style:name="T76_123" style:family="text"/>
    <style:style style:name="T76_124" style:family="text"/>
    <style:style style:name="T76_125" style:family="text"/>
    <style:style style:name="T76_126" style:family="text"/>
    <style:style style:name="T76_127" style:family="text"/>
    <style:style style:name="T76_128" style:family="text"/>
    <style:style style:name="T76_129" style:family="text"/>
    <style:style style:name="T76_130" style:family="text"/>
    <style:style style:name="T76_131" style:family="text"/>
    <style:style style:name="T76_132" style:family="text"/>
    <style:style style:name="T76_133" style:family="text"/>
    <style:style style:name="T76_134" style:family="text"/>
    <style:style style:name="P77" style:family="paragraph" style:parent-style-name="Standard">
      <style:paragraph-properties fo:break-before="auto" fo:text-indent="1.27cm" fo:line-height="150%" fo:margin-left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T77_100" style:family="text"/>
    <style:style style:name="T77_101" style:family="text"/>
    <style:style style:name="T77_102" style:family="text"/>
    <style:style style:name="T77_103" style:family="text"/>
    <style:style style:name="T77_104" style:family="text"/>
    <style:style style:name="T77_105" style:family="text"/>
    <style:style style:name="T77_106" style:family="text"/>
    <style:style style:name="T77_107" style:family="text"/>
    <style:style style:name="T77_108" style:family="text"/>
    <style:style style:name="T77_109" style:family="text"/>
    <style:style style:name="T77_110" style:family="text"/>
    <style:style style:name="T77_111" style:family="text"/>
    <style:style style:name="T77_112" style:family="text"/>
    <style:style style:name="T77_113" style:family="text"/>
    <style:style style:name="T77_114" style:family="text"/>
    <style:style style:name="T77_115" style:family="text"/>
    <style:style style:name="T77_116" style:family="text"/>
    <style:style style:name="T77_117" style:family="text"/>
    <style:style style:name="T77_118" style:family="text"/>
    <style:style style:name="T77_119" style:family="text"/>
    <style:style style:name="T77_120" style:family="text"/>
    <style:style style:name="T77_121" style:family="text"/>
    <style:style style:name="T77_122" style:family="text"/>
    <style:style style:name="T77_123" style:family="text"/>
    <style:style style:name="T77_124" style:family="text"/>
    <style:style style:name="T77_125" style:family="text"/>
    <style:style style:name="T77_126" style:family="text"/>
    <style:style style:name="T77_127" style:family="text"/>
    <style:style style:name="T77_128" style:family="text"/>
    <style:style style:name="T77_129" style:family="text"/>
    <style:style style:name="T77_130" style:family="text"/>
    <style:style style:name="T77_131" style:family="text"/>
    <style:style style:name="T77_132" style:family="text"/>
    <style:style style:name="T77_133" style:family="text"/>
    <style:style style:name="T77_134" style:family="text"/>
    <style:style style:name="T77_135" style:family="text"/>
    <style:style style:name="T77_136" style:family="text"/>
    <style:style style:name="T77_137" style:family="text"/>
    <style:style style:name="T77_138" style:family="text"/>
    <style:style style:name="T77_139" style:family="text"/>
    <style:style style:name="T77_140" style:family="text"/>
    <style:style style:name="T77_141" style:family="text"/>
    <style:style style:name="T77_142" style:family="text"/>
    <style:style style:name="T77_143" style:family="text"/>
    <style:style style:name="T77_144" style:family="text"/>
    <style:style style:name="T77_145" style:family="text"/>
    <style:style style:name="T77_146" style:family="text"/>
    <style:style style:name="T77_147" style:family="text"/>
    <style:style style:name="T77_148" style:family="text"/>
    <style:style style:name="T77_149" style:family="text"/>
    <style:style style:name="T77_150" style:family="text"/>
    <style:style style:name="T77_151" style:family="text"/>
    <style:style style:name="T77_152" style:family="text"/>
    <style:style style:name="T77_153" style:family="text"/>
    <style:style style:name="T77_154" style:family="text"/>
    <style:style style:name="T77_155" style:family="text"/>
    <style:style style:name="T77_156" style:family="text"/>
    <style:style style:name="T77_157" style:family="text"/>
    <style:style style:name="T77_158" style:family="text"/>
    <style:style style:name="T77_159" style:family="text"/>
    <style:style style:name="T77_160" style:family="text"/>
    <style:style style:name="T77_161" style:family="text"/>
    <style:style style:name="T77_162" style:family="text"/>
    <style:style style:name="T77_163" style:family="text"/>
    <style:style style:name="T77_164" style:family="text"/>
    <style:style style:name="T77_165" style:family="text"/>
    <style:style style:name="T77_166" style:family="text"/>
    <style:style style:name="T77_167" style:family="text"/>
    <style:style style:name="T77_168" style:family="text"/>
    <style:style style:name="T77_169" style:family="text"/>
    <style:style style:name="T77_170" style:family="text"/>
    <style:style style:name="T77_171" style:family="text"/>
    <style:style style:name="T77_172" style:family="text"/>
    <style:style style:name="T77_173" style:family="text"/>
    <style:style style:name="T77_174" style:family="text"/>
    <style:style style:name="T77_175" style:family="text"/>
    <style:style style:name="T77_176" style:family="text"/>
    <style:style style:name="T77_177" style:family="text"/>
    <style:style style:name="T77_178" style:family="text"/>
    <style:style style:name="T77_179" style:family="text"/>
    <style:style style:name="T77_180" style:family="text"/>
    <style:style style:name="T77_181" style:family="text"/>
    <style:style style:name="T77_182" style:family="text"/>
    <style:style style:name="T77_183" style:family="text"/>
    <style:style style:name="T77_184" style:family="text"/>
    <style:style style:name="T77_185" style:family="text"/>
    <style:style style:name="T77_186" style:family="text"/>
    <style:style style:name="T77_187" style:family="text"/>
    <style:style style:name="T77_188" style:family="text"/>
    <style:style style:name="T77_189" style:family="text"/>
    <style:style style:name="T77_190" style:family="text"/>
    <style:style style:name="T77_191" style:family="text"/>
    <style:style style:name="T77_192" style:family="text"/>
    <style:style style:name="T77_193" style:family="text"/>
    <style:style style:name="T77_194" style:family="text"/>
    <style:style style:name="T77_195" style:family="text"/>
    <style:style style:name="T77_196" style:family="text"/>
    <style:style style:name="T77_197" style:family="text"/>
    <style:style style:name="T77_198" style:family="text"/>
    <style:style style:name="T77_199" style:family="text"/>
    <style:style style:name="T77_200" style:family="text"/>
    <style:style style:name="T77_201" style:family="text"/>
    <style:style style:name="T77_202" style:family="text"/>
    <style:style style:name="T77_203" style:family="text"/>
    <style:style style:name="T77_204" style:family="text"/>
    <style:style style:name="T77_205" style:family="text"/>
    <style:style style:name="T77_206" style:family="text"/>
    <style:style style:name="T77_207" style:family="text"/>
    <style:style style:name="T77_208" style:family="text"/>
    <style:style style:name="T77_209" style:family="text"/>
    <style:style style:name="T77_210" style:family="text"/>
    <style:style style:name="T77_211" style:family="text"/>
    <style:style style:name="T77_212" style:family="text"/>
    <style:style style:name="T77_213" style:family="text"/>
    <style:style style:name="T77_214" style:family="text"/>
    <style:style style:name="T77_215" style:family="text"/>
    <style:style style:name="T77_216" style:family="text"/>
    <style:style style:name="T77_217" style:family="text"/>
    <style:style style:name="T77_218" style:family="text"/>
    <style:style style:name="T77_219" style:family="text"/>
    <style:style style:name="T77_220" style:family="text"/>
    <style:style style:name="T77_221" style:family="text"/>
    <style:style style:name="T77_222" style:family="text"/>
    <style:style style:name="T77_223" style:family="text"/>
    <style:style style:name="T77_224" style:family="text"/>
    <style:style style:name="T77_225" style:family="text"/>
    <style:style style:name="T77_226" style:family="text"/>
    <style:style style:name="T77_227" style:family="text"/>
    <style:style style:name="T77_228" style:family="text"/>
    <style:style style:name="T77_229" style:family="text"/>
    <style:style style:name="T77_230" style:family="text"/>
    <style:style style:name="T77_231" style:family="text"/>
    <style:style style:name="T77_232" style:family="text"/>
    <style:style style:name="T77_233" style:family="text"/>
    <style:style style:name="T77_234" style:family="text"/>
    <style:style style:name="T77_235" style:family="text"/>
    <style:style style:name="T77_236" style:family="text"/>
    <style:style style:name="T77_237" style:family="text"/>
    <style:style style:name="T77_238" style:family="text"/>
    <style:style style:name="T77_239" style:family="text"/>
    <style:style style:name="T77_240" style:family="text"/>
    <style:style style:name="T77_241" style:family="text"/>
    <style:style style:name="T77_242" style:family="text"/>
    <style:style style:name="T77_243" style:family="text"/>
    <style:style style:name="T77_244" style:family="text"/>
    <style:style style:name="T77_245" style:family="text"/>
    <style:style style:name="T77_246" style:family="text"/>
    <style:style style:name="T77_247" style:family="text"/>
    <style:style style:name="T77_248" style:family="text"/>
    <style:style style:name="T77_249" style:family="text"/>
    <style:style style:name="T77_250" style:family="text"/>
    <style:style style:name="T77_251" style:family="text"/>
    <style:style style:name="T77_252" style:family="text"/>
    <style:style style:name="T77_253" style:family="text"/>
    <style:style style:name="T77_254" style:family="text"/>
    <style:style style:name="T77_255" style:family="text"/>
    <style:style style:name="T77_256" style:family="text"/>
    <style:style style:name="P78" style:family="paragraph" style:parent-style-name="Standard">
      <style:paragraph-properties fo:break-before="auto" fo:text-indent="1.27cm" fo:line-height="150%" fo:margin-left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T78_83" style:family="text"/>
    <style:style style:name="T78_84" style:family="text"/>
    <style:style style:name="T78_85" style:family="text"/>
    <style:style style:name="T78_86" style:family="text"/>
    <style:style style:name="T78_87" style:family="text"/>
    <style:style style:name="T78_88" style:family="text"/>
    <style:style style:name="T78_89" style:family="text"/>
    <style:style style:name="T78_90" style:family="text"/>
    <style:style style:name="T78_91" style:family="text"/>
    <style:style style:name="T78_92" style:family="text"/>
    <style:style style:name="T78_93" style:family="text"/>
    <style:style style:name="T78_94" style:family="text"/>
    <style:style style:name="T78_95" style:family="text"/>
    <style:style style:name="T78_96" style:family="text"/>
    <style:style style:name="T78_97" style:family="text"/>
    <style:style style:name="T78_98" style:family="text"/>
    <style:style style:name="T78_99" style:family="text"/>
    <style:style style:name="T78_100" style:family="text"/>
    <style:style style:name="T78_101" style:family="text"/>
    <style:style style:name="T78_102" style:family="text"/>
    <style:style style:name="T78_103" style:family="text"/>
    <style:style style:name="T78_104" style:family="text"/>
    <style:style style:name="T78_105" style:family="text"/>
    <style:style style:name="T78_106" style:family="text"/>
    <style:style style:name="T78_107" style:family="text"/>
    <style:style style:name="T78_108" style:family="text"/>
    <style:style style:name="T78_109" style:family="text"/>
    <style:style style:name="T78_110" style:family="text"/>
    <style:style style:name="T78_111" style:family="text"/>
    <style:style style:name="T78_112" style:family="text"/>
    <style:style style:name="T78_113" style:family="text"/>
    <style:style style:name="T78_114" style:family="text"/>
    <style:style style:name="T78_115" style:family="text"/>
    <style:style style:name="T78_116" style:family="text"/>
    <style:style style:name="T78_117" style:family="text"/>
    <style:style style:name="T78_118" style:family="text"/>
    <style:style style:name="T78_119" style:family="text"/>
    <style:style style:name="T78_120" style:family="text"/>
    <style:style style:name="T78_121" style:family="text"/>
    <style:style style:name="T78_122" style:family="text"/>
    <style:style style:name="T78_123" style:family="text"/>
    <style:style style:name="T78_124" style:family="text"/>
    <style:style style:name="T78_125" style:family="text"/>
    <style:style style:name="T78_126" style:family="text"/>
    <style:style style:name="T78_127" style:family="text"/>
    <style:style style:name="T78_128" style:family="text"/>
    <style:style style:name="T78_129" style:family="text"/>
    <style:style style:name="T78_130" style:family="text"/>
    <style:style style:name="T78_131" style:family="text"/>
    <style:style style:name="T78_132" style:family="text"/>
    <style:style style:name="T78_133" style:family="text"/>
    <style:style style:name="T78_134" style:family="text"/>
    <style:style style:name="T78_135" style:family="text"/>
    <style:style style:name="T78_136" style:family="text"/>
    <style:style style:name="T78_137" style:family="text"/>
    <style:style style:name="T78_138" style:family="text"/>
    <style:style style:name="T78_139" style:family="text"/>
    <style:style style:name="T78_140" style:family="text"/>
    <style:style style:name="T78_141" style:family="text"/>
    <style:style style:name="T78_142" style:family="text"/>
    <style:style style:name="T78_143" style:family="text"/>
    <style:style style:name="T78_144" style:family="text"/>
    <style:style style:name="T78_145" style:family="text"/>
    <style:style style:name="T78_146" style:family="text"/>
    <style:style style:name="T78_147" style:family="text"/>
    <style:style style:name="T78_148" style:family="text"/>
    <style:style style:name="T78_149" style:family="text"/>
    <style:style style:name="T78_150" style:family="text"/>
    <style:style style:name="T78_151" style:family="text"/>
    <style:style style:name="T78_152" style:family="text"/>
    <style:style style:name="T78_153" style:family="text"/>
    <style:style style:name="T78_154" style:family="text"/>
    <style:style style:name="T78_155" style:family="text"/>
    <style:style style:name="T78_156" style:family="text"/>
    <style:style style:name="T78_157" style:family="text"/>
    <style:style style:name="T78_158" style:family="text"/>
    <style:style style:name="T78_159" style:family="text"/>
    <style:style style:name="T78_160" style:family="text"/>
    <style:style style:name="T78_161" style:family="text"/>
    <style:style style:name="T78_162" style:family="text"/>
    <style:style style:name="T78_163" style:family="text"/>
    <style:style style:name="T78_164" style:family="text"/>
    <style:style style:name="T78_165" style:family="text"/>
    <style:style style:name="T78_166" style:family="text"/>
    <style:style style:name="T78_167" style:family="text"/>
    <style:style style:name="T78_168" style:family="text"/>
    <style:style style:name="T78_169" style:family="text"/>
    <style:style style:name="T78_170" style:family="text"/>
    <style:style style:name="T78_171" style:family="text"/>
    <style:style style:name="T78_172" style:family="text"/>
    <style:style style:name="T78_173" style:family="text"/>
    <style:style style:name="T78_174" style:family="text"/>
    <style:style style:name="T78_175" style:family="text"/>
    <style:style style:name="T78_176" style:family="text"/>
    <style:style style:name="T78_177" style:family="text"/>
    <style:style style:name="T78_178" style:family="text"/>
    <style:style style:name="T78_179" style:family="text"/>
    <style:style style:name="T78_180" style:family="text"/>
    <style:style style:name="T78_181" style:family="text"/>
    <style:style style:name="T78_182" style:family="text"/>
    <style:style style:name="T78_183" style:family="text"/>
    <style:style style:name="T78_184" style:family="text"/>
    <style:style style:name="T78_185" style:family="text"/>
    <style:style style:name="T78_186" style:family="text"/>
    <style:style style:name="T78_187" style:family="text"/>
    <style:style style:name="T78_188" style:family="text"/>
    <style:style style:name="T78_189" style:family="text"/>
    <style:style style:name="T78_190" style:family="text"/>
    <style:style style:name="T78_191" style:family="text"/>
    <style:style style:name="T78_192" style:family="text"/>
    <style:style style:name="T78_193" style:family="text"/>
    <style:style style:name="T78_194" style:family="text"/>
    <style:style style:name="T78_195" style:family="text"/>
    <style:style style:name="T78_196" style:family="text"/>
    <style:style style:name="T78_197" style:family="text"/>
    <style:style style:name="T78_198" style:family="text"/>
    <style:style style:name="T78_199" style:family="text"/>
    <style:style style:name="T78_200" style:family="text"/>
    <style:style style:name="T78_201" style:family="text"/>
    <style:style style:name="T78_202" style:family="text"/>
    <style:style style:name="T78_203" style:family="text"/>
    <style:style style:name="T78_204" style:family="text"/>
    <style:style style:name="T78_205" style:family="text"/>
    <style:style style:name="T78_206" style:family="text"/>
    <style:style style:name="T78_207" style:family="text"/>
    <style:style style:name="T78_208" style:family="text"/>
    <style:style style:name="T78_209" style:family="text"/>
    <style:style style:name="T78_210" style:family="text"/>
    <style:style style:name="T78_211" style:family="text"/>
    <style:style style:name="T78_212" style:family="text"/>
    <style:style style:name="T78_213" style:family="text"/>
    <style:style style:name="T78_214" style:family="text"/>
    <style:style style:name="T78_215" style:family="text"/>
    <style:style style:name="T78_216" style:family="text"/>
    <style:style style:name="T78_217" style:family="text"/>
    <style:style style:name="T78_218" style:family="text"/>
    <style:style style:name="T78_219" style:family="text"/>
    <style:style style:name="T78_220" style:family="text"/>
    <style:style style:name="T78_221" style:family="text"/>
    <style:style style:name="T78_222" style:family="text"/>
    <style:style style:name="T78_223" style:family="text"/>
    <style:style style:name="T78_224" style:family="text"/>
    <style:style style:name="T78_225" style:family="text"/>
    <style:style style:name="T78_226" style:family="text"/>
    <style:style style:name="T78_227" style:family="text"/>
    <style:style style:name="T78_228" style:family="text"/>
    <style:style style:name="T78_229" style:family="text"/>
    <style:style style:name="T78_230" style:family="text"/>
    <style:style style:name="T78_231" style:family="text"/>
    <style:style style:name="T78_232" style:family="text"/>
    <style:style style:name="T78_233" style:family="text"/>
    <style:style style:name="T78_234" style:family="text"/>
    <style:style style:name="T78_235" style:family="text"/>
    <style:style style:name="T78_236" style:family="text"/>
    <style:style style:name="T78_237" style:family="text"/>
    <style:style style:name="T78_238" style:family="text"/>
    <style:style style:name="T78_239" style:family="text"/>
    <style:style style:name="T78_240" style:family="text"/>
    <style:style style:name="T78_241" style:family="text"/>
    <style:style style:name="T78_242" style:family="text"/>
    <style:style style:name="T78_243" style:family="text"/>
    <style:style style:name="T78_244" style:family="text"/>
    <style:style style:name="T78_245" style:family="text"/>
    <style:style style:name="T78_246" style:family="text"/>
    <style:style style:name="T78_247" style:family="text"/>
    <style:style style:name="T78_248" style:family="text"/>
    <style:style style:name="T78_249" style:family="text"/>
    <style:style style:name="T78_250" style:family="text"/>
    <style:style style:name="T78_251" style:family="text"/>
    <style:style style:name="T78_252" style:family="text"/>
    <style:style style:name="T78_253" style:family="text"/>
    <style:style style:name="T78_254" style:family="text"/>
    <style:style style:name="T78_255" style:family="text"/>
    <style:style style:name="T78_256" style:family="text"/>
    <style:style style:name="T78_257" style:family="text"/>
    <style:style style:name="T78_258" style:family="text"/>
    <style:style style:name="T78_259" style:family="text"/>
    <style:style style:name="T78_260" style:family="text"/>
    <style:style style:name="T78_261" style:family="text"/>
    <style:style style:name="T78_262" style:family="text"/>
    <style:style style:name="T78_263" style:family="text"/>
    <style:style style:name="T78_264" style:family="text"/>
    <style:style style:name="T78_265" style:family="text"/>
    <style:style style:name="T78_266" style:family="text"/>
    <style:style style:name="T78_267" style:family="text"/>
    <style:style style:name="T78_268" style:family="text"/>
    <style:style style:name="T78_269" style:family="text"/>
    <style:style style:name="T78_270" style:family="text"/>
    <style:style style:name="T78_271" style:family="text"/>
    <style:style style:name="T78_272" style:family="text"/>
    <style:style style:name="T78_273" style:family="text"/>
    <style:style style:name="T78_274" style:family="text"/>
    <style:style style:name="T78_275" style:family="text"/>
    <style:style style:name="T78_276" style:family="text"/>
    <style:style style:name="T78_277" style:family="text"/>
    <style:style style:name="T78_278" style:family="text"/>
    <style:style style:name="T78_279" style:family="text"/>
    <style:style style:name="T78_280" style:family="text"/>
    <style:style style:name="T78_281" style:family="text"/>
    <style:style style:name="T78_282" style:family="text"/>
    <style:style style:name="T78_283" style:family="text"/>
    <style:style style:name="T78_284" style:family="text"/>
    <style:style style:name="T78_285" style:family="text"/>
    <style:style style:name="T78_286" style:family="text"/>
    <style:style style:name="T78_287" style:family="text"/>
    <style:style style:name="T78_288" style:family="text"/>
    <style:style style:name="T78_289" style:family="text"/>
    <style:style style:name="T78_290" style:family="text"/>
    <style:style style:name="T78_291" style:family="text"/>
    <style:style style:name="T78_292" style:family="text"/>
    <style:style style:name="T78_293" style:family="text"/>
    <style:style style:name="T78_294" style:family="text"/>
    <style:style style:name="T78_295" style:family="text"/>
    <style:style style:name="T78_296" style:family="text"/>
    <style:style style:name="T78_297" style:family="text"/>
    <style:style style:name="T78_298" style:family="text"/>
    <style:style style:name="T78_299" style:family="text"/>
    <style:style style:name="T78_300" style:family="text"/>
    <style:style style:name="T78_301" style:family="text"/>
    <style:style style:name="T78_302" style:family="text"/>
    <style:style style:name="T78_303" style:family="text"/>
    <style:style style:name="T78_304" style:family="text"/>
    <style:style style:name="T78_305" style:family="text"/>
    <style:style style:name="T78_306" style:family="text"/>
    <style:style style:name="T78_307" style:family="text"/>
    <style:style style:name="T78_308" style:family="text"/>
    <style:style style:name="T78_309" style:family="text"/>
    <style:style style:name="T78_310" style:family="text"/>
    <style:style style:name="T78_311" style:family="text"/>
    <style:style style:name="T78_312" style:family="text"/>
    <style:style style:name="T78_313" style:family="text"/>
    <style:style style:name="T78_314" style:family="text"/>
    <style:style style:name="T78_315" style:family="text"/>
    <style:style style:name="T78_316" style:family="text"/>
    <style:style style:name="T78_317" style:family="text"/>
    <style:style style:name="T78_318" style:family="text"/>
    <style:style style:name="T78_319" style:family="text"/>
    <style:style style:name="T78_320" style:family="text"/>
    <style:style style:name="T78_321" style:family="text"/>
    <style:style style:name="T78_322" style:family="text"/>
    <style:style style:name="T78_323" style:family="text"/>
    <style:style style:name="T78_324" style:family="text"/>
    <style:style style:name="T78_325" style:family="text"/>
    <style:style style:name="T78_326" style:family="text"/>
    <style:style style:name="T78_327" style:family="text"/>
    <style:style style:name="T78_328" style:family="text"/>
    <style:style style:name="T78_329" style:family="text"/>
    <style:style style:name="T78_330" style:family="text"/>
    <style:style style:name="T78_331" style:family="text"/>
    <style:style style:name="T78_332" style:family="text"/>
    <style:style style:name="T78_333" style:family="text"/>
    <style:style style:name="T78_334" style:family="text"/>
    <style:style style:name="T78_335" style:family="text"/>
    <style:style style:name="T78_336" style:family="text"/>
    <style:style style:name="T78_337" style:family="text"/>
    <style:style style:name="T78_338" style:family="text"/>
    <style:style style:name="T78_339" style:family="text"/>
    <style:style style:name="T78_340" style:family="text"/>
    <style:style style:name="T78_341" style:family="text"/>
    <style:style style:name="T78_342" style:family="text"/>
    <style:style style:name="T78_343" style:family="text"/>
    <style:style style:name="T78_344" style:family="text"/>
    <style:style style:name="T78_345" style:family="text"/>
    <style:style style:name="T78_346" style:family="text"/>
    <style:style style:name="T78_347" style:family="text"/>
    <style:style style:name="T78_348" style:family="text"/>
    <style:style style:name="T78_349" style:family="text"/>
    <style:style style:name="T78_350" style:family="text"/>
    <style:style style:name="T78_351" style:family="text"/>
    <style:style style:name="T78_352" style:family="text"/>
    <style:style style:name="T78_353" style:family="text"/>
    <style:style style:name="T78_354" style:family="text"/>
    <style:style style:name="T78_355" style:family="text"/>
    <style:style style:name="T78_356" style:family="text"/>
    <style:style style:name="T78_357" style:family="text"/>
    <style:style style:name="T78_358" style:family="text"/>
    <style:style style:name="T78_359" style:family="text"/>
    <style:style style:name="T78_360" style:family="text"/>
    <style:style style:name="T78_361" style:family="text"/>
    <style:style style:name="T78_362" style:family="text"/>
    <style:style style:name="T78_363" style:family="text"/>
    <style:style style:name="T78_364" style:family="text"/>
    <style:style style:name="T78_365" style:family="text"/>
    <style:style style:name="T78_366" style:family="text"/>
    <style:style style:name="T78_367" style:family="text"/>
    <style:style style:name="T78_368" style:family="text"/>
    <style:style style:name="T78_369" style:family="text"/>
    <style:style style:name="T78_370" style:family="text"/>
    <style:style style:name="T78_371" style:family="text"/>
    <style:style style:name="T78_372" style:family="text"/>
    <style:style style:name="T78_373" style:family="text"/>
    <style:style style:name="T78_374" style:family="text"/>
    <style:style style:name="T78_375" style:family="text"/>
    <style:style style:name="T78_376" style:family="text"/>
    <style:style style:name="T78_377" style:family="text"/>
    <style:style style:name="T78_378" style:family="text"/>
    <style:style style:name="T78_379" style:family="text"/>
    <style:style style:name="T78_380" style:family="text"/>
    <style:style style:name="T78_381" style:family="text"/>
    <style:style style:name="T78_382" style:family="text"/>
    <style:style style:name="T78_383" style:family="text"/>
    <style:style style:name="T78_384" style:family="text"/>
    <style:style style:name="T78_385" style:family="text"/>
    <style:style style:name="T78_386" style:family="text"/>
    <style:style style:name="T78_387" style:family="text"/>
    <style:style style:name="T78_388" style:family="text"/>
    <style:style style:name="T78_389" style:family="text"/>
    <style:style style:name="T78_390" style:family="text"/>
    <style:style style:name="T78_391" style:family="text"/>
    <style:style style:name="T78_392" style:family="text"/>
    <style:style style:name="T78_393" style:family="text"/>
    <style:style style:name="T78_394" style:family="text"/>
    <style:style style:name="T78_395" style:family="text"/>
    <style:style style:name="T78_396" style:family="text"/>
    <style:style style:name="T78_397" style:family="text"/>
    <style:style style:name="T78_398" style:family="text"/>
    <style:style style:name="T78_399" style:family="text"/>
    <style:style style:name="T78_400" style:family="text"/>
    <style:style style:name="T78_401" style:family="text"/>
    <style:style style:name="T78_402" style:family="text"/>
    <style:style style:name="T78_403" style:family="text"/>
    <style:style style:name="T78_404" style:family="text"/>
    <style:style style:name="T78_405" style:family="text"/>
    <style:style style:name="T78_406" style:family="text"/>
    <style:style style:name="T78_407" style:family="text"/>
    <style:style style:name="T78_408" style:family="text"/>
    <style:style style:name="P79" style:family="paragraph" style:parent-style-name="Standard">
      <style:paragraph-properties fo:break-before="auto" fo:text-indent="0cm" fo:line-height="150%" fo:margin-left="0cm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T79_89" style:family="text"/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T79_97" style:family="text"/>
    <style:style style:name="T79_98" style:family="text"/>
    <style:style style:name="T79_99" style:family="text"/>
    <style:style style:name="T79_100" style:family="text"/>
    <style:style style:name="T79_101" style:family="text"/>
    <style:style style:name="T79_102" style:family="text"/>
    <style:style style:name="T79_103" style:family="text"/>
    <style:style style:name="T79_104" style:family="text"/>
    <style:style style:name="T79_105" style:family="text"/>
    <style:style style:name="T79_106" style:family="text"/>
    <style:style style:name="T79_107" style:family="text"/>
    <style:style style:name="T79_108" style:family="text"/>
    <style:style style:name="T79_109" style:family="text"/>
    <style:style style:name="T79_110" style:family="text"/>
    <style:style style:name="T79_111" style:family="text"/>
    <style:style style:name="T79_112" style:family="text"/>
    <style:style style:name="T79_113" style:family="text"/>
    <style:style style:name="T79_114" style:family="text"/>
    <style:style style:name="T79_115" style:family="text"/>
    <style:style style:name="T79_116" style:family="text"/>
    <style:style style:name="T79_117" style:family="text"/>
    <style:style style:name="T79_118" style:family="text"/>
    <style:style style:name="T79_119" style:family="text"/>
    <style:style style:name="T79_120" style:family="text"/>
    <style:style style:name="T79_121" style:family="text"/>
    <style:style style:name="T79_122" style:family="text"/>
    <style:style style:name="T79_123" style:family="text"/>
    <style:style style:name="T79_124" style:family="text"/>
    <style:style style:name="T79_125" style:family="text"/>
    <style:style style:name="T79_126" style:family="text"/>
    <style:style style:name="T79_127" style:family="text"/>
    <style:style style:name="T79_128" style:family="text"/>
    <style:style style:name="T79_129" style:family="text"/>
    <style:style style:name="T79_130" style:family="text"/>
    <style:style style:name="T79_131" style:family="text"/>
    <style:style style:name="T79_132" style:family="text"/>
    <style:style style:name="T79_133" style:family="text"/>
    <style:style style:name="T79_134" style:family="text"/>
    <style:style style:name="T79_135" style:family="text"/>
    <style:style style:name="T79_136" style:family="text"/>
    <style:style style:name="T79_137" style:family="text"/>
    <style:style style:name="T79_138" style:family="text"/>
    <style:style style:name="T79_139" style:family="text"/>
    <style:style style:name="T79_140" style:family="text"/>
    <style:style style:name="T79_141" style:family="text"/>
    <style:style style:name="T79_142" style:family="text"/>
    <style:style style:name="T79_143" style:family="text"/>
    <style:style style:name="T79_144" style:family="text"/>
    <style:style style:name="T79_145" style:family="text"/>
    <style:style style:name="T79_146" style:family="text"/>
    <style:style style:name="T79_147" style:family="text"/>
    <style:style style:name="T79_148" style:family="text"/>
    <style:style style:name="T79_149" style:family="text"/>
    <style:style style:name="T79_150" style:family="text"/>
    <style:style style:name="T79_151" style:family="text"/>
    <style:style style:name="T79_152" style:family="text"/>
    <style:style style:name="T79_153" style:family="text"/>
    <style:style style:name="T79_154" style:family="text"/>
    <style:style style:name="T79_155" style:family="text"/>
    <style:style style:name="T79_156" style:family="text"/>
    <style:style style:name="T79_157" style:family="text"/>
    <style:style style:name="T79_158" style:family="text"/>
    <style:style style:name="T79_159" style:family="text"/>
    <style:style style:name="T79_160" style:family="text"/>
    <style:style style:name="T79_161" style:family="text"/>
    <style:style style:name="T79_162" style:family="text"/>
    <style:style style:name="T79_163" style:family="text"/>
    <style:style style:name="T79_164" style:family="text"/>
    <style:style style:name="T79_165" style:family="text"/>
    <style:style style:name="T79_166" style:family="text"/>
    <style:style style:name="T79_167" style:family="text"/>
    <style:style style:name="T79_168" style:family="text"/>
    <style:style style:name="T79_169" style:family="text"/>
    <style:style style:name="T79_170" style:family="text"/>
    <style:style style:name="T79_171" style:family="text"/>
    <style:style style:name="T79_172" style:family="text"/>
    <style:style style:name="T79_173" style:family="text"/>
    <style:style style:name="T79_174" style:family="text"/>
    <style:style style:name="T79_175" style:family="text"/>
    <style:style style:name="T79_176" style:family="text"/>
    <style:style style:name="T79_177" style:family="text"/>
    <style:style style:name="T79_178" style:family="text"/>
    <style:style style:name="T79_179" style:family="text"/>
    <style:style style:name="T79_180" style:family="text"/>
    <style:style style:name="T79_181" style:family="text"/>
    <style:style style:name="T79_182" style:family="text"/>
    <style:style style:name="T79_183" style:family="text"/>
    <style:style style:name="T79_184" style:family="text"/>
    <style:style style:name="T79_185" style:family="text"/>
    <style:style style:name="T79_186" style:family="text"/>
    <style:style style:name="T79_187" style:family="text"/>
    <style:style style:name="T79_188" style:family="text"/>
    <style:style style:name="T79_189" style:family="text"/>
    <style:style style:name="T79_190" style:family="text"/>
    <style:style style:name="T79_191" style:family="text"/>
    <style:style style:name="T79_192" style:family="text"/>
    <style:style style:name="T79_193" style:family="text"/>
    <style:style style:name="T79_194" style:family="text"/>
    <style:style style:name="T79_195" style:family="text"/>
    <style:style style:name="T79_196" style:family="text"/>
    <style:style style:name="T79_197" style:family="text"/>
    <style:style style:name="T79_198" style:family="text"/>
    <style:style style:name="T79_199" style:family="text"/>
    <style:style style:name="T79_200" style:family="text"/>
    <style:style style:name="T79_201" style:family="text"/>
    <style:style style:name="T79_202" style:family="text"/>
    <style:style style:name="T79_203" style:family="text"/>
    <style:style style:name="T79_204" style:family="text"/>
    <style:style style:name="T79_205" style:family="text"/>
    <style:style style:name="T79_206" style:family="text"/>
    <style:style style:name="T79_207" style:family="text"/>
    <style:style style:name="T79_208" style:family="text"/>
    <style:style style:name="T79_209" style:family="text"/>
    <style:style style:name="T79_210" style:family="text"/>
    <style:style style:name="T79_211" style:family="text"/>
    <style:style style:name="T79_212" style:family="text"/>
    <style:style style:name="T79_213" style:family="text"/>
    <style:style style:name="T79_214" style:family="text"/>
    <style:style style:name="T79_215" style:family="text"/>
    <style:style style:name="T79_216" style:family="text"/>
    <style:style style:name="T79_217" style:family="text"/>
    <style:style style:name="T79_218" style:family="text"/>
    <style:style style:name="T79_219" style:family="text"/>
    <style:style style:name="P80" style:family="paragraph" style:parent-style-name="Standard">
      <style:paragraph-properties fo:break-before="auto" fo:text-indent="0cm" fo:line-height="150%" fo:margin-left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T80_75" style:family="text"/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T80_81" style:family="text"/>
    <style:style style:name="T80_82" style:family="text"/>
    <style:style style:name="T80_83" style:family="text"/>
    <style:style style:name="T80_84" style:family="text"/>
    <style:style style:name="T80_85" style:family="text"/>
    <style:style style:name="T80_86" style:family="text"/>
    <style:style style:name="T80_87" style:family="text"/>
    <style:style style:name="T80_88" style:family="text"/>
    <style:style style:name="T80_89" style:family="text"/>
    <style:style style:name="T80_90" style:family="text"/>
    <style:style style:name="T80_91" style:family="text"/>
    <style:style style:name="T80_92" style:family="text"/>
    <style:style style:name="T80_93" style:family="text"/>
    <style:style style:name="T80_94" style:family="text"/>
    <style:style style:name="T80_95" style:family="text"/>
    <style:style style:name="T80_96" style:family="text"/>
    <style:style style:name="T80_97" style:family="text"/>
    <style:style style:name="T80_98" style:family="text"/>
    <style:style style:name="T80_99" style:family="text"/>
    <style:style style:name="T80_100" style:family="text"/>
    <style:style style:name="T80_101" style:family="text"/>
    <style:style style:name="T80_102" style:family="text"/>
    <style:style style:name="T80_103" style:family="text"/>
    <style:style style:name="T80_104" style:family="text"/>
    <style:style style:name="T80_105" style:family="text"/>
    <style:style style:name="T80_106" style:family="text"/>
    <style:style style:name="T80_107" style:family="text"/>
    <style:style style:name="T80_108" style:family="text"/>
    <style:style style:name="T80_109" style:family="text"/>
    <style:style style:name="T80_110" style:family="text"/>
    <style:style style:name="T80_111" style:family="text"/>
    <style:style style:name="T80_112" style:family="text"/>
    <style:style style:name="T80_113" style:family="text"/>
    <style:style style:name="T80_114" style:family="text"/>
    <style:style style:name="T80_115" style:family="text"/>
    <style:style style:name="T80_116" style:family="text"/>
    <style:style style:name="T80_117" style:family="text"/>
    <style:style style:name="T80_118" style:family="text"/>
    <style:style style:name="T80_119" style:family="text"/>
    <style:style style:name="T80_120" style:family="text"/>
    <style:style style:name="T80_121" style:family="text"/>
    <style:style style:name="T80_122" style:family="text"/>
    <style:style style:name="T80_123" style:family="text"/>
    <style:style style:name="T80_124" style:family="text"/>
    <style:style style:name="T80_125" style:family="text"/>
    <style:style style:name="T80_126" style:family="text"/>
    <style:style style:name="T80_127" style:family="text"/>
    <style:style style:name="T80_128" style:family="text"/>
    <style:style style:name="T80_129" style:family="text"/>
    <style:style style:name="T80_130" style:family="text"/>
    <style:style style:name="T80_131" style:family="text"/>
    <style:style style:name="T80_132" style:family="text"/>
    <style:style style:name="T80_133" style:family="text"/>
    <style:style style:name="T80_134" style:family="text"/>
    <style:style style:name="T80_135" style:family="text"/>
    <style:style style:name="T80_136" style:family="text"/>
    <style:style style:name="T80_137" style:family="text"/>
    <style:style style:name="T80_138" style:family="text"/>
    <style:style style:name="T80_139" style:family="text"/>
    <style:style style:name="T80_140" style:family="text"/>
    <style:style style:name="T80_141" style:family="text"/>
    <style:style style:name="T80_142" style:family="text"/>
    <style:style style:name="T80_143" style:family="text"/>
    <style:style style:name="T80_144" style:family="text"/>
    <style:style style:name="T80_145" style:family="text"/>
    <style:style style:name="T80_146" style:family="text"/>
    <style:style style:name="T80_147" style:family="text"/>
    <style:style style:name="T80_148" style:family="text"/>
    <style:style style:name="T80_149" style:family="text"/>
    <style:style style:name="T80_150" style:family="text"/>
    <style:style style:name="T80_151" style:family="text"/>
    <style:style style:name="T80_152" style:family="text"/>
    <style:style style:name="T80_153" style:family="text"/>
    <style:style style:name="T80_154" style:family="text"/>
    <style:style style:name="T80_155" style:family="text"/>
    <style:style style:name="T80_156" style:family="text"/>
    <style:style style:name="T80_157" style:family="text"/>
    <style:style style:name="T80_158" style:family="text"/>
    <style:style style:name="T80_159" style:family="text"/>
    <style:style style:name="T80_160" style:family="text"/>
    <style:style style:name="T80_161" style:family="text"/>
    <style:style style:name="T80_162" style:family="text"/>
    <style:style style:name="T80_163" style:family="text"/>
    <style:style style:name="P81" style:family="paragraph" style:parent-style-name="Standard">
      <style:paragraph-properties fo:break-before="auto" fo:text-indent="0cm" fo:line-height="150%" fo:margin-left="0cm" style:writing-mode="lr-tb"/>
      <style:text-properties fo:font-weight="bold" style:font-weight-asian="bold" style:font-weight-complex="bold"/>
    </style:style>
    <style:style style:name="P82" style:family="paragraph" style:parent-style-name="Standard">
      <style:paragraph-properties fo:break-before="auto" fo:text-indent="0cm" fo:line-height="150%" fo:margin-left="0cm" style:writing-mode="lr-tb"/>
    </style:style>
    <style:style style:name="T82_1" style:family="text">
      <style:text-properties fo:font-style="italic" style:font-style-asian="italic" style:font-style-complex="italic"/>
    </style:style>
    <style:style style:name="T82_2" style:family="text">
      <style:text-properties fo:font-style="italic" style:font-style-asian="italic" style:font-style-complex="italic"/>
    </style:style>
    <style:style style:name="P83" style:family="paragraph" style:parent-style-name="Standard">
      <style:paragraph-properties fo:break-before="auto" fo:text-indent="0cm" fo:line-height="150%" fo:margin-left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P84" style:family="paragraph" style:parent-style-name="Standard">
      <style:paragraph-properties fo:break-before="auto" fo:text-indent="1.27cm" fo:line-height="150%" fo:margin-left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T84_88" style:family="text"/>
    <style:style style:name="T84_89" style:family="text"/>
    <style:style style:name="T84_90" style:family="text"/>
    <style:style style:name="T84_91" style:family="text"/>
    <style:style style:name="T84_92" style:family="text"/>
    <style:style style:name="T84_93" style:family="text"/>
    <style:style style:name="T84_94" style:family="text"/>
    <style:style style:name="T84_95" style:family="text"/>
    <style:style style:name="T84_96" style:family="text"/>
    <style:style style:name="T84_97" style:family="text"/>
    <style:style style:name="T84_98" style:family="text"/>
    <style:style style:name="T84_99" style:family="text"/>
    <style:style style:name="T84_100" style:family="text"/>
    <style:style style:name="T84_101" style:family="text"/>
    <style:style style:name="T84_102" style:family="text"/>
    <style:style style:name="T84_103" style:family="text"/>
    <style:style style:name="T84_104" style:family="text"/>
    <style:style style:name="T84_105" style:family="text"/>
    <style:style style:name="T84_106" style:family="text"/>
    <style:style style:name="T84_107" style:family="text"/>
    <style:style style:name="T84_108" style:family="text"/>
    <style:style style:name="T84_109" style:family="text"/>
    <style:style style:name="T84_110" style:family="text"/>
    <style:style style:name="T84_111" style:family="text"/>
    <style:style style:name="T84_112" style:family="text"/>
    <style:style style:name="T84_113" style:family="text"/>
    <style:style style:name="T84_114" style:family="text"/>
    <style:style style:name="T84_115" style:family="text"/>
    <style:style style:name="T84_116" style:family="text"/>
    <style:style style:name="T84_117" style:family="text"/>
    <style:style style:name="T84_118" style:family="text"/>
    <style:style style:name="T84_119" style:family="text"/>
    <style:style style:name="T84_120" style:family="text"/>
    <style:style style:name="T84_121" style:family="text"/>
    <style:style style:name="T84_122" style:family="text"/>
    <style:style style:name="T84_123" style:family="text"/>
    <style:style style:name="T84_124" style:family="text"/>
    <style:style style:name="T84_125" style:family="text"/>
    <style:style style:name="T84_126" style:family="text"/>
    <style:style style:name="T84_127" style:family="text"/>
    <style:style style:name="T84_128" style:family="text"/>
    <style:style style:name="T84_129" style:family="text"/>
    <style:style style:name="T84_130" style:family="text"/>
    <style:style style:name="T84_131" style:family="text"/>
    <style:style style:name="T84_132" style:family="text"/>
    <style:style style:name="T84_133" style:family="text"/>
    <style:style style:name="T84_134" style:family="text"/>
    <style:style style:name="T84_135" style:family="text"/>
    <style:style style:name="T84_136" style:family="text"/>
    <style:style style:name="T84_137" style:family="text"/>
    <style:style style:name="T84_138" style:family="text"/>
    <style:style style:name="T84_139" style:family="text"/>
    <style:style style:name="T84_140" style:family="text"/>
    <style:style style:name="T84_141" style:family="text"/>
    <style:style style:name="T84_142" style:family="text"/>
    <style:style style:name="T84_143" style:family="text"/>
    <style:style style:name="T84_144" style:family="text"/>
    <style:style style:name="T84_145" style:family="text"/>
    <style:style style:name="T84_146" style:family="text"/>
    <style:style style:name="T84_147" style:family="text"/>
    <style:style style:name="T84_148" style:family="text"/>
    <style:style style:name="T84_149" style:family="text"/>
    <style:style style:name="T84_150" style:family="text"/>
    <style:style style:name="T84_151" style:family="text"/>
    <style:style style:name="T84_152" style:family="text"/>
    <style:style style:name="T84_153" style:family="text"/>
    <style:style style:name="T84_154" style:family="text"/>
    <style:style style:name="T84_155" style:family="text"/>
    <style:style style:name="T84_156" style:family="text"/>
    <style:style style:name="T84_157" style:family="text"/>
    <style:style style:name="T84_158" style:family="text"/>
    <style:style style:name="T84_159" style:family="text"/>
    <style:style style:name="T84_160" style:family="text"/>
    <style:style style:name="T84_161" style:family="text"/>
    <style:style style:name="T84_162" style:family="text"/>
    <style:style style:name="T84_163" style:family="text"/>
    <style:style style:name="T84_164" style:family="text"/>
    <style:style style:name="T84_165" style:family="text"/>
    <style:style style:name="T84_166" style:family="text"/>
    <style:style style:name="T84_167" style:family="text"/>
    <style:style style:name="T84_168" style:family="text"/>
    <style:style style:name="T84_169" style:family="text"/>
    <style:style style:name="T84_170" style:family="text"/>
    <style:style style:name="T84_171" style:family="text"/>
    <style:style style:name="T84_172" style:family="text"/>
    <style:style style:name="T84_173" style:family="text"/>
    <style:style style:name="T84_174" style:family="text"/>
    <style:style style:name="T84_175" style:family="text"/>
    <style:style style:name="T84_176" style:family="text"/>
    <style:style style:name="T84_177" style:family="text"/>
    <style:style style:name="T84_178" style:family="text"/>
    <style:style style:name="T84_179" style:family="text"/>
    <style:style style:name="T84_180" style:family="text"/>
    <style:style style:name="T84_181" style:family="text"/>
    <style:style style:name="T84_182" style:family="text"/>
    <style:style style:name="T84_183" style:family="text"/>
    <style:style style:name="T84_184" style:family="text"/>
    <style:style style:name="T84_185" style:family="text"/>
    <style:style style:name="T84_186" style:family="text"/>
    <style:style style:name="T84_187" style:family="text"/>
    <style:style style:name="T84_188" style:family="text"/>
    <style:style style:name="T84_189" style:family="text"/>
    <style:style style:name="T84_190" style:family="text"/>
    <style:style style:name="T84_191" style:family="text"/>
    <style:style style:name="T84_192" style:family="text"/>
    <style:style style:name="T84_193" style:family="text"/>
    <style:style style:name="T84_194" style:family="text"/>
    <style:style style:name="T84_195" style:family="text"/>
    <style:style style:name="T84_196" style:family="text"/>
    <style:style style:name="T84_197" style:family="text"/>
    <style:style style:name="T84_198" style:family="text"/>
    <style:style style:name="T84_199" style:family="text"/>
    <style:style style:name="T84_200" style:family="text"/>
    <style:style style:name="T84_201" style:family="text"/>
    <style:style style:name="T84_202" style:family="text"/>
    <style:style style:name="T84_203" style:family="text"/>
    <style:style style:name="T84_204" style:family="text"/>
    <style:style style:name="T84_205" style:family="text"/>
    <style:style style:name="T84_206" style:family="text"/>
    <style:style style:name="T84_207" style:family="text"/>
    <style:style style:name="T84_208" style:family="text"/>
    <style:style style:name="T84_209" style:family="text"/>
    <style:style style:name="T84_210" style:family="text"/>
    <style:style style:name="T84_211" style:family="text"/>
    <style:style style:name="T84_212" style:family="text"/>
    <style:style style:name="T84_213" style:family="text"/>
    <style:style style:name="T84_214" style:family="text"/>
    <style:style style:name="T84_215" style:family="text"/>
    <style:style style:name="T84_216" style:family="text"/>
    <style:style style:name="T84_217" style:family="text"/>
    <style:style style:name="T84_218" style:family="text"/>
    <style:style style:name="T84_219" style:family="text"/>
    <style:style style:name="T84_220" style:family="text"/>
    <style:style style:name="T84_221" style:family="text"/>
    <style:style style:name="T84_222" style:family="text"/>
    <style:style style:name="T84_223" style:family="text"/>
    <style:style style:name="T84_224" style:family="text"/>
    <style:style style:name="T84_225" style:family="text"/>
    <style:style style:name="T84_226" style:family="text"/>
    <style:style style:name="T84_227" style:family="text"/>
    <style:style style:name="T84_228" style:family="text"/>
    <style:style style:name="T84_229" style:family="text"/>
    <style:style style:name="T84_230" style:family="text"/>
    <style:style style:name="T84_231" style:family="text"/>
    <style:style style:name="T84_232" style:family="text"/>
    <style:style style:name="T84_233" style:family="text"/>
    <style:style style:name="T84_234" style:family="text"/>
    <style:style style:name="P85" style:family="paragraph" style:parent-style-name="Standard">
      <style:paragraph-properties fo:break-before="auto" fo:text-indent="1.27cm" fo:line-height="150%" fo:margin-left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T85_77" style:family="text"/>
    <style:style style:name="T85_78" style:family="text"/>
    <style:style style:name="T85_79" style:family="text"/>
    <style:style style:name="T85_80" style:family="text"/>
    <style:style style:name="T85_81" style:family="text"/>
    <style:style style:name="T85_82" style:family="text"/>
    <style:style style:name="T85_83" style:family="text"/>
    <style:style style:name="T85_84" style:family="text"/>
    <style:style style:name="T85_85" style:family="text"/>
    <style:style style:name="T85_86" style:family="text"/>
    <style:style style:name="T85_87" style:family="text"/>
    <style:style style:name="T85_88" style:family="text"/>
    <style:style style:name="T85_89" style:family="text"/>
    <style:style style:name="T85_90" style:family="text"/>
    <style:style style:name="T85_91" style:family="text"/>
    <style:style style:name="T85_92" style:family="text"/>
    <style:style style:name="T85_93" style:family="text"/>
    <style:style style:name="T85_94" style:family="text"/>
    <style:style style:name="T85_95" style:family="text"/>
    <style:style style:name="T85_96" style:family="text"/>
    <style:style style:name="T85_97" style:family="text"/>
    <style:style style:name="T85_98" style:family="text"/>
    <style:style style:name="T85_99" style:family="text"/>
    <style:style style:name="T85_100" style:family="text"/>
    <style:style style:name="T85_101" style:family="text"/>
    <style:style style:name="T85_102" style:family="text"/>
    <style:style style:name="T85_103" style:family="text"/>
    <style:style style:name="T85_104" style:family="text"/>
    <style:style style:name="T85_105" style:family="text"/>
    <style:style style:name="T85_106" style:family="text"/>
    <style:style style:name="T85_107" style:family="text"/>
    <style:style style:name="T85_108" style:family="text"/>
    <style:style style:name="T85_109" style:family="text"/>
    <style:style style:name="T85_110" style:family="text"/>
    <style:style style:name="T85_111" style:family="text"/>
    <style:style style:name="T85_112" style:family="text"/>
    <style:style style:name="T85_113" style:family="text"/>
    <style:style style:name="T85_114" style:family="text"/>
    <style:style style:name="T85_115" style:family="text"/>
    <style:style style:name="T85_116" style:family="text"/>
    <style:style style:name="T85_117" style:family="text"/>
    <style:style style:name="T85_118" style:family="text"/>
    <style:style style:name="T85_119" style:family="text"/>
    <style:style style:name="T85_120" style:family="text"/>
    <style:style style:name="T85_121" style:family="text"/>
    <style:style style:name="T85_122" style:family="text"/>
    <style:style style:name="T85_123" style:family="text"/>
    <style:style style:name="T85_124" style:family="text"/>
    <style:style style:name="T85_125" style:family="text"/>
    <style:style style:name="T85_126" style:family="text"/>
    <style:style style:name="T85_127" style:family="text"/>
    <style:style style:name="T85_128" style:family="text"/>
    <style:style style:name="T85_129" style:family="text"/>
    <style:style style:name="T85_130" style:family="text"/>
    <style:style style:name="T85_131" style:family="text"/>
    <style:style style:name="T85_132" style:family="text"/>
    <style:style style:name="T85_133" style:family="text"/>
    <style:style style:name="T85_134" style:family="text"/>
    <style:style style:name="T85_135" style:family="text"/>
    <style:style style:name="T85_136" style:family="text"/>
    <style:style style:name="T85_137" style:family="text"/>
    <style:style style:name="T85_138" style:family="text"/>
    <style:style style:name="T85_139" style:family="text"/>
    <style:style style:name="T85_140" style:family="text"/>
    <style:style style:name="T85_141" style:family="text"/>
    <style:style style:name="T85_142" style:family="text"/>
    <style:style style:name="T85_143" style:family="text"/>
    <style:style style:name="T85_144" style:family="text"/>
    <style:style style:name="T85_145" style:family="text"/>
    <style:style style:name="T85_146" style:family="text"/>
    <style:style style:name="T85_147" style:family="text"/>
    <style:style style:name="T85_148" style:family="text"/>
    <style:style style:name="T85_149" style:family="text"/>
    <style:style style:name="T85_150" style:family="text"/>
    <style:style style:name="T85_151" style:family="text"/>
    <style:style style:name="T85_152" style:family="text"/>
    <style:style style:name="T85_153" style:family="text"/>
    <style:style style:name="T85_154" style:family="text"/>
    <style:style style:name="T85_155" style:family="text"/>
    <style:style style:name="T85_156" style:family="text"/>
    <style:style style:name="T85_157" style:family="text"/>
    <style:style style:name="T85_158" style:family="text"/>
    <style:style style:name="T85_159" style:family="text"/>
    <style:style style:name="T85_160" style:family="text"/>
    <style:style style:name="T85_161" style:family="text"/>
    <style:style style:name="T85_162" style:family="text"/>
    <style:style style:name="T85_163" style:family="text"/>
    <style:style style:name="T85_164" style:family="text"/>
    <style:style style:name="T85_165" style:family="text"/>
    <style:style style:name="T85_166" style:family="text"/>
    <style:style style:name="T85_167" style:family="text"/>
    <style:style style:name="T85_168" style:family="text"/>
    <style:style style:name="T85_169" style:family="text"/>
    <style:style style:name="T85_170" style:family="text"/>
    <style:style style:name="T85_171" style:family="text"/>
    <style:style style:name="T85_172" style:family="text"/>
    <style:style style:name="T85_173" style:family="text"/>
    <style:style style:name="T85_174" style:family="text"/>
    <style:style style:name="T85_175" style:family="text"/>
    <style:style style:name="T85_176" style:family="text"/>
    <style:style style:name="T85_177" style:family="text"/>
    <style:style style:name="T85_178" style:family="text"/>
    <style:style style:name="T85_179" style:family="text"/>
    <style:style style:name="T85_180" style:family="text"/>
    <style:style style:name="T85_181" style:family="text"/>
    <style:style style:name="T85_182" style:family="text"/>
    <style:style style:name="T85_183" style:family="text"/>
    <style:style style:name="T85_184" style:family="text"/>
    <style:style style:name="T85_185" style:family="text"/>
    <style:style style:name="T85_186" style:family="text"/>
    <style:style style:name="T85_187" style:family="text"/>
    <style:style style:name="T85_188" style:family="text"/>
    <style:style style:name="T85_189" style:family="text"/>
    <style:style style:name="T85_190" style:family="text"/>
    <style:style style:name="T85_191" style:family="text"/>
    <style:style style:name="T85_192" style:family="text"/>
    <style:style style:name="T85_193" style:family="text"/>
    <style:style style:name="T85_194" style:family="text"/>
    <style:style style:name="T85_195" style:family="text"/>
    <style:style style:name="T85_196" style:family="text"/>
    <style:style style:name="T85_197" style:family="text"/>
    <style:style style:name="T85_198" style:family="text"/>
    <style:style style:name="T85_199" style:family="text"/>
    <style:style style:name="T85_200" style:family="text"/>
    <style:style style:name="T85_201" style:family="text"/>
    <style:style style:name="T85_202" style:family="text"/>
    <style:style style:name="T85_203" style:family="text"/>
    <style:style style:name="T85_204" style:family="text"/>
    <style:style style:name="T85_205" style:family="text"/>
    <style:style style:name="T85_206" style:family="text"/>
    <style:style style:name="T85_207" style:family="text"/>
    <style:style style:name="T85_208" style:family="text"/>
    <style:style style:name="T85_209" style:family="text"/>
    <style:style style:name="T85_210" style:family="text"/>
    <style:style style:name="T85_211" style:family="text"/>
    <style:style style:name="T85_212" style:family="text"/>
    <style:style style:name="T85_213" style:family="text"/>
    <style:style style:name="T85_214" style:family="text"/>
    <style:style style:name="T85_215" style:family="text"/>
    <style:style style:name="T85_216" style:family="text"/>
    <style:style style:name="T85_217" style:family="text"/>
    <style:style style:name="T85_218" style:family="text"/>
    <style:style style:name="T85_219" style:family="text"/>
    <style:style style:name="T85_220" style:family="text"/>
    <style:style style:name="T85_221" style:family="text"/>
    <style:style style:name="T85_222" style:family="text"/>
    <style:style style:name="T85_223" style:family="text"/>
    <style:style style:name="T85_224" style:family="text"/>
    <style:style style:name="T85_225" style:family="text"/>
    <style:style style:name="T85_226" style:family="text"/>
    <style:style style:name="T85_227" style:family="text"/>
    <style:style style:name="T85_228" style:family="text"/>
    <style:style style:name="T85_229" style:family="text"/>
    <style:style style:name="T85_230" style:family="text"/>
    <style:style style:name="T85_231" style:family="text"/>
    <style:style style:name="T85_232" style:family="text"/>
    <style:style style:name="T85_233" style:family="text"/>
    <style:style style:name="T85_234" style:family="text"/>
    <style:style style:name="T85_235" style:family="text"/>
    <style:style style:name="T85_236" style:family="text"/>
    <style:style style:name="T85_237" style:family="text"/>
    <style:style style:name="T85_238" style:family="text"/>
    <style:style style:name="T85_239" style:family="text"/>
    <style:style style:name="T85_240" style:family="text"/>
    <style:style style:name="T85_241" style:family="text"/>
    <style:style style:name="T85_242" style:family="text"/>
    <style:style style:name="T85_243" style:family="text"/>
    <style:style style:name="T85_244" style:family="text"/>
    <style:style style:name="T85_245" style:family="text"/>
    <style:style style:name="T85_246" style:family="text"/>
    <style:style style:name="T85_247" style:family="text"/>
    <style:style style:name="T85_248" style:family="text"/>
    <style:style style:name="T85_249" style:family="text"/>
    <style:style style:name="T85_250" style:family="text"/>
    <style:style style:name="T85_251" style:family="text"/>
    <style:style style:name="T85_252" style:family="text"/>
    <style:style style:name="T85_253" style:family="text"/>
    <style:style style:name="T85_254" style:family="text"/>
    <style:style style:name="T85_255" style:family="text"/>
    <style:style style:name="T85_256" style:family="text"/>
    <style:style style:name="T85_257" style:family="text"/>
    <style:style style:name="T85_258" style:family="text"/>
    <style:style style:name="T85_259" style:family="text"/>
    <style:style style:name="T85_260" style:family="text"/>
    <style:style style:name="P86" style:family="paragraph" style:parent-style-name="Standard">
      <style:paragraph-properties fo:break-before="auto" fo:text-indent="0cm" fo:line-height="150%" fo:margin-left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T86_75" style:family="text"/>
    <style:style style:name="T86_76" style:family="text"/>
    <style:style style:name="T86_77" style:family="text"/>
    <style:style style:name="T86_78" style:family="text"/>
    <style:style style:name="T86_79" style:family="text"/>
    <style:style style:name="T86_80" style:family="text"/>
    <style:style style:name="T86_81" style:family="text"/>
    <style:style style:name="T86_82" style:family="text"/>
    <style:style style:name="T86_83" style:family="text"/>
    <style:style style:name="T86_84" style:family="text"/>
    <style:style style:name="T86_85" style:family="text"/>
    <style:style style:name="T86_86" style:family="text"/>
    <style:style style:name="T86_87" style:family="text"/>
    <style:style style:name="T86_88" style:family="text"/>
    <style:style style:name="T86_89" style:family="text"/>
    <style:style style:name="T86_90" style:family="text"/>
    <style:style style:name="T86_91" style:family="text"/>
    <style:style style:name="T86_92" style:family="text"/>
    <style:style style:name="T86_93" style:family="text"/>
    <style:style style:name="T86_94" style:family="text"/>
    <style:style style:name="T86_95" style:family="text"/>
    <style:style style:name="T86_96" style:family="text"/>
    <style:style style:name="T86_97" style:family="text"/>
    <style:style style:name="T86_98" style:family="text"/>
    <style:style style:name="T86_99" style:family="text"/>
    <style:style style:name="T86_100" style:family="text"/>
    <style:style style:name="T86_101" style:family="text"/>
    <style:style style:name="T86_102" style:family="text"/>
    <style:style style:name="T86_103" style:family="text"/>
    <style:style style:name="T86_104" style:family="text"/>
    <style:style style:name="T86_105" style:family="text"/>
    <style:style style:name="T86_106" style:family="text"/>
    <style:style style:name="T86_107" style:family="text"/>
    <style:style style:name="T86_108" style:family="text"/>
    <style:style style:name="T86_109" style:family="text"/>
    <style:style style:name="T86_110" style:family="text"/>
    <style:style style:name="T86_111" style:family="text"/>
    <style:style style:name="T86_112" style:family="text"/>
    <style:style style:name="T86_113" style:family="text"/>
    <style:style style:name="T86_114" style:family="text"/>
    <style:style style:name="T86_115" style:family="text"/>
    <style:style style:name="T86_116" style:family="text"/>
    <style:style style:name="T86_117" style:family="text"/>
    <style:style style:name="T86_118" style:family="text"/>
    <style:style style:name="T86_119" style:family="text"/>
    <style:style style:name="P87" style:family="paragraph" style:parent-style-name="Standard">
      <style:paragraph-properties fo:break-before="auto" fo:text-indent="0cm" fo:line-height="150%" fo:margin-left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T87_75" style:family="text"/>
    <style:style style:name="T87_76" style:family="text"/>
    <style:style style:name="T87_77" style:family="text"/>
    <style:style style:name="T87_78" style:family="text"/>
    <style:style style:name="T87_79" style:family="text"/>
    <style:style style:name="T87_80" style:family="text"/>
    <style:style style:name="T87_81" style:family="text"/>
    <style:style style:name="T87_82" style:family="text"/>
    <style:style style:name="T87_83" style:family="text"/>
    <style:style style:name="T87_84" style:family="text"/>
    <style:style style:name="T87_85" style:family="text"/>
    <style:style style:name="T87_86" style:family="text"/>
    <style:style style:name="T87_87" style:family="text"/>
    <style:style style:name="T87_88" style:family="text"/>
    <style:style style:name="T87_89" style:family="text"/>
    <style:style style:name="T87_90" style:family="text"/>
    <style:style style:name="T87_91" style:family="text"/>
    <style:style style:name="T87_92" style:family="text"/>
    <style:style style:name="T87_93" style:family="text"/>
    <style:style style:name="T87_94" style:family="text"/>
    <style:style style:name="T87_95" style:family="text"/>
    <style:style style:name="T87_96" style:family="text"/>
    <style:style style:name="T87_97" style:family="text"/>
    <style:style style:name="T87_98" style:family="text"/>
    <style:style style:name="T87_99" style:family="text"/>
    <style:style style:name="T87_100" style:family="text"/>
    <style:style style:name="T87_101" style:family="text"/>
    <style:style style:name="T87_102" style:family="text"/>
    <style:style style:name="T87_103" style:family="text"/>
    <style:style style:name="T87_104" style:family="text"/>
    <style:style style:name="T87_105" style:family="text"/>
    <style:style style:name="T87_106" style:family="text"/>
    <style:style style:name="T87_107" style:family="text"/>
    <style:style style:name="T87_108" style:family="text"/>
    <style:style style:name="T87_109" style:family="text"/>
    <style:style style:name="T87_110" style:family="text"/>
    <style:style style:name="T87_111" style:family="text"/>
    <style:style style:name="T87_112" style:family="text"/>
    <style:style style:name="T87_113" style:family="text"/>
    <style:style style:name="T87_114" style:family="text"/>
    <style:style style:name="T87_115" style:family="text"/>
    <style:style style:name="T87_116" style:family="text"/>
    <style:style style:name="T87_117" style:family="text"/>
    <style:style style:name="T87_118" style:family="text"/>
    <style:style style:name="T87_119" style:family="text"/>
    <style:style style:name="T87_120" style:family="text"/>
    <style:style style:name="T87_121" style:family="text"/>
    <style:style style:name="P88" style:family="paragraph" style:parent-style-name="Standard">
      <style:paragraph-properties fo:break-before="auto" fo:text-indent="0cm" fo:line-height="150%" fo:margin-left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T88_63" style:family="text"/>
    <style:style style:name="T88_64" style:family="text"/>
    <style:style style:name="T88_65" style:family="text"/>
    <style:style style:name="T88_66" style:family="text"/>
    <style:style style:name="T88_67" style:family="text"/>
    <style:style style:name="T88_68" style:family="text"/>
    <style:style style:name="T88_69" style:family="text"/>
    <style:style style:name="T88_70" style:family="text"/>
    <style:style style:name="T88_71" style:family="text"/>
    <style:style style:name="T88_72" style:family="text"/>
    <style:style style:name="T88_73" style:family="text"/>
    <style:style style:name="T88_74" style:family="text"/>
    <style:style style:name="T88_75" style:family="text"/>
    <style:style style:name="T88_76" style:family="text"/>
    <style:style style:name="T88_77" style:family="text"/>
    <style:style style:name="T88_78" style:family="text"/>
    <style:style style:name="T88_79" style:family="text"/>
    <style:style style:name="T88_80" style:family="text"/>
    <style:style style:name="T88_81" style:family="text"/>
    <style:style style:name="T88_82" style:family="text"/>
    <style:style style:name="T88_83" style:family="text"/>
    <style:style style:name="T88_84" style:family="text"/>
    <style:style style:name="T88_85" style:family="text"/>
    <style:style style:name="T88_86" style:family="text"/>
    <style:style style:name="T88_87" style:family="text"/>
    <style:style style:name="T88_88" style:family="text"/>
    <style:style style:name="T88_89" style:family="text"/>
    <style:style style:name="T88_90" style:family="text"/>
    <style:style style:name="T88_91" style:family="text"/>
    <style:style style:name="T88_92" style:family="text"/>
    <style:style style:name="T88_93" style:family="text"/>
    <style:style style:name="T88_94" style:family="text"/>
    <style:style style:name="T88_95" style:family="text"/>
    <style:style style:name="T88_96" style:family="text"/>
    <style:style style:name="T88_97" style:family="text"/>
    <style:style style:name="T88_98" style:family="text"/>
    <style:style style:name="T88_99" style:family="text"/>
    <style:style style:name="T88_100" style:family="text"/>
    <style:style style:name="T88_101" style:family="text"/>
    <style:style style:name="T88_102" style:family="text"/>
    <style:style style:name="T88_103" style:family="text"/>
    <style:style style:name="T88_104" style:family="text"/>
    <style:style style:name="T88_105" style:family="text"/>
    <style:style style:name="T88_106" style:family="text"/>
    <style:style style:name="T88_107" style:family="text"/>
    <style:style style:name="T88_108" style:family="text"/>
    <style:style style:name="T88_109" style:family="text"/>
    <style:style style:name="T88_110" style:family="text"/>
    <style:style style:name="T88_111" style:family="text"/>
    <style:style style:name="T88_112" style:family="text"/>
    <style:style style:name="T88_113" style:family="text"/>
    <style:style style:name="T88_114" style:family="text"/>
    <style:style style:name="T88_115" style:family="text"/>
    <style:style style:name="T88_116" style:family="text"/>
    <style:style style:name="T88_117" style:family="text"/>
    <style:style style:name="T88_118" style:family="text"/>
    <style:style style:name="T88_119" style:family="text"/>
    <style:style style:name="T88_120" style:family="text"/>
    <style:style style:name="T88_121" style:family="text"/>
    <style:style style:name="T88_122" style:family="text"/>
    <style:style style:name="T88_123" style:family="text"/>
    <style:style style:name="T88_124" style:family="text"/>
    <style:style style:name="T88_125" style:family="text"/>
    <style:style style:name="T88_126" style:family="text"/>
    <style:style style:name="T88_127" style:family="text"/>
    <style:style style:name="T88_128" style:family="text"/>
    <style:style style:name="T88_129" style:family="text"/>
    <style:style style:name="T88_130" style:family="text"/>
    <style:style style:name="T88_131" style:family="text"/>
    <style:style style:name="T88_132" style:family="text"/>
    <style:style style:name="T88_133" style:family="text"/>
    <style:style style:name="T88_134" style:family="text"/>
    <style:style style:name="T88_135" style:family="text"/>
    <style:style style:name="T88_136" style:family="text"/>
    <style:style style:name="T88_137" style:family="text"/>
    <style:style style:name="T88_138" style:family="text"/>
    <style:style style:name="T88_139" style:family="text"/>
    <style:style style:name="T88_140" style:family="text"/>
    <style:style style:name="T88_141" style:family="text"/>
    <style:style style:name="T88_142" style:family="text"/>
    <style:style style:name="T88_143" style:family="text"/>
    <style:style style:name="T88_144" style:family="text"/>
    <style:style style:name="T88_145" style:family="text"/>
    <style:style style:name="T88_146" style:family="text"/>
    <style:style style:name="T88_147" style:family="text"/>
    <style:style style:name="T88_148" style:family="text"/>
    <style:style style:name="T88_149" style:family="text"/>
    <style:style style:name="T88_150" style:family="text"/>
    <style:style style:name="T88_151" style:family="text"/>
    <style:style style:name="T88_152" style:family="text"/>
    <style:style style:name="T88_153" style:family="text"/>
    <style:style style:name="T88_154" style:family="text"/>
    <style:style style:name="T88_155" style:family="text"/>
    <style:style style:name="T88_156" style:family="text"/>
    <style:style style:name="T88_157" style:family="text"/>
    <style:style style:name="T88_158" style:family="text"/>
    <style:style style:name="T88_159" style:family="text"/>
    <style:style style:name="T88_160" style:family="text"/>
    <style:style style:name="T88_161" style:family="text"/>
    <style:style style:name="T88_162" style:family="text"/>
    <style:style style:name="T88_163" style:family="text"/>
    <style:style style:name="T88_164" style:family="text"/>
    <style:style style:name="T88_165" style:family="text"/>
    <style:style style:name="T88_166" style:family="text"/>
    <style:style style:name="T88_167" style:family="text"/>
    <style:style style:name="T88_168" style:family="text"/>
    <style:style style:name="T88_169" style:family="text"/>
    <style:style style:name="T88_170" style:family="text"/>
    <style:style style:name="T88_171" style:family="text"/>
    <style:style style:name="T88_172" style:family="text"/>
    <style:style style:name="T88_173" style:family="text"/>
    <style:style style:name="T88_174" style:family="text"/>
    <style:style style:name="T88_175" style:family="text"/>
    <style:style style:name="T88_176" style:family="text"/>
    <style:style style:name="T88_177" style:family="text"/>
    <style:style style:name="T88_178" style:family="text"/>
    <style:style style:name="T88_179" style:family="text"/>
    <style:style style:name="T88_180" style:family="text"/>
    <style:style style:name="T88_181" style:family="text"/>
    <style:style style:name="T88_182" style:family="text"/>
    <style:style style:name="T88_183" style:family="text"/>
    <style:style style:name="T88_184" style:family="text"/>
    <style:style style:name="T88_185" style:family="text"/>
    <style:style style:name="T88_186" style:family="text"/>
    <style:style style:name="T88_187" style:family="text"/>
    <style:style style:name="T88_188" style:family="text"/>
    <style:style style:name="T88_189" style:family="text"/>
    <style:style style:name="T88_190" style:family="text"/>
    <style:style style:name="T88_191" style:family="text"/>
    <style:style style:name="T88_192" style:family="text"/>
    <style:style style:name="T88_193" style:family="text"/>
    <style:style style:name="T88_194" style:family="text"/>
    <style:style style:name="T88_195" style:family="text"/>
    <style:style style:name="T88_196" style:family="text"/>
    <style:style style:name="T88_197" style:family="text"/>
    <style:style style:name="T88_198" style:family="text"/>
    <style:style style:name="T88_199" style:family="text"/>
    <style:style style:name="T88_200" style:family="text"/>
    <style:style style:name="T88_201" style:family="text"/>
    <style:style style:name="T88_202" style:family="text"/>
    <style:style style:name="T88_203" style:family="text"/>
    <style:style style:name="T88_204" style:family="text"/>
    <style:style style:name="T88_205" style:family="text"/>
    <style:style style:name="T88_206" style:family="text"/>
    <style:style style:name="T88_207" style:family="text"/>
    <style:style style:name="T88_208" style:family="text"/>
    <style:style style:name="T88_209" style:family="text"/>
    <style:style style:name="T88_210" style:family="text"/>
    <style:style style:name="T88_211" style:family="text"/>
    <style:style style:name="T88_212" style:family="text"/>
    <style:style style:name="T88_213" style:family="text"/>
    <style:style style:name="T88_214" style:family="text"/>
    <style:style style:name="T88_215" style:family="text"/>
    <style:style style:name="T88_216" style:family="text"/>
    <style:style style:name="T88_217" style:family="text"/>
    <style:style style:name="T88_218" style:family="text"/>
    <style:style style:name="T88_219" style:family="text"/>
    <style:style style:name="T88_220" style:family="text"/>
    <style:style style:name="T88_221" style:family="text"/>
    <style:style style:name="T88_222" style:family="text"/>
    <style:style style:name="T88_223" style:family="text"/>
    <style:style style:name="T88_224" style:family="text"/>
    <style:style style:name="T88_225" style:family="text"/>
    <style:style style:name="T88_226" style:family="text"/>
    <style:style style:name="T88_227" style:family="text"/>
    <style:style style:name="T88_228" style:family="text"/>
    <style:style style:name="T88_229" style:family="text"/>
    <style:style style:name="T88_230" style:family="text"/>
    <style:style style:name="T88_231" style:family="text"/>
    <style:style style:name="T88_232" style:family="text"/>
    <style:style style:name="T88_233" style:family="text"/>
    <style:style style:name="T88_234" style:family="text"/>
    <style:style style:name="T88_235" style:family="text"/>
    <style:style style:name="T88_236" style:family="text"/>
    <style:style style:name="T88_237" style:family="text"/>
    <style:style style:name="T88_238" style:family="text"/>
    <style:style style:name="T88_239" style:family="text"/>
    <style:style style:name="T88_240" style:family="text"/>
    <style:style style:name="T88_241" style:family="text"/>
    <style:style style:name="T88_242" style:family="text"/>
    <style:style style:name="T88_243" style:family="text"/>
    <style:style style:name="T88_244" style:family="text"/>
    <style:style style:name="T88_245" style:family="text"/>
    <style:style style:name="T88_246" style:family="text"/>
    <style:style style:name="T88_247" style:family="text"/>
    <style:style style:name="T88_248" style:family="text"/>
    <style:style style:name="T88_249" style:family="text"/>
    <style:style style:name="T88_250" style:family="text"/>
    <style:style style:name="T88_251" style:family="text"/>
    <style:style style:name="T88_252" style:family="text"/>
    <style:style style:name="T88_253" style:family="text"/>
    <style:style style:name="T88_254" style:family="text"/>
    <style:style style:name="T88_255" style:family="text"/>
    <style:style style:name="T88_256" style:family="text"/>
    <style:style style:name="T88_257" style:family="text"/>
    <style:style style:name="T88_258" style:family="text"/>
    <style:style style:name="T88_259" style:family="text"/>
    <style:style style:name="T88_260" style:family="text"/>
    <style:style style:name="T88_261" style:family="text"/>
    <style:style style:name="T88_262" style:family="text"/>
    <style:style style:name="T88_263" style:family="text"/>
    <style:style style:name="T88_264" style:family="text"/>
    <style:style style:name="T88_265" style:family="text"/>
    <style:style style:name="T88_266" style:family="text"/>
    <style:style style:name="T88_267" style:family="text"/>
    <style:style style:name="T88_268" style:family="text"/>
    <style:style style:name="T88_269" style:family="text"/>
    <style:style style:name="T88_270" style:family="text"/>
    <style:style style:name="T88_271" style:family="text"/>
    <style:style style:name="T88_272" style:family="text"/>
    <style:style style:name="T88_273" style:family="text"/>
    <style:style style:name="T88_274" style:family="text"/>
    <style:style style:name="T88_275" style:family="text"/>
    <style:style style:name="T88_276" style:family="text"/>
    <style:style style:name="T88_277" style:family="text"/>
    <style:style style:name="T88_278" style:family="text"/>
    <style:style style:name="T88_279" style:family="text"/>
    <style:style style:name="T88_280" style:family="text"/>
    <style:style style:name="T88_281" style:family="text"/>
    <style:style style:name="T88_282" style:family="text"/>
    <style:style style:name="T88_283" style:family="text"/>
    <style:style style:name="T88_284" style:family="text"/>
    <style:style style:name="T88_285" style:family="text"/>
    <style:style style:name="T88_286" style:family="text"/>
    <style:style style:name="T88_287" style:family="text"/>
    <style:style style:name="T88_288" style:family="text"/>
    <style:style style:name="T88_289" style:family="text"/>
    <style:style style:name="T88_290" style:family="text"/>
    <style:style style:name="T88_291" style:family="text"/>
    <style:style style:name="T88_292" style:family="text"/>
    <style:style style:name="T88_293" style:family="text"/>
    <style:style style:name="T88_294" style:family="text"/>
    <style:style style:name="T88_295" style:family="text"/>
    <style:style style:name="T88_296" style:family="text"/>
    <style:style style:name="T88_297" style:family="text"/>
    <style:style style:name="P89" style:family="paragraph" style:parent-style-name="Standard">
      <style:paragraph-properties fo:break-before="auto" fo:text-indent="0cm" fo:line-height="150%" fo:margin-left="0cm" style:writing-mode="lr-tb"/>
    </style:style>
    <style:style style:name="P90" style:family="paragraph" style:parent-style-name="Standard">
      <style:paragraph-properties fo:break-before="auto" fo:text-indent="0cm" fo:line-height="150%" fo:margin-left="0cm" style:writing-mode="lr-tb"/>
    </style:style>
    <style:style style:name="T90_1" style:family="text">
      <style:text-properties fo:font-weight="bold" style:font-weight-asian="bold" style:font-weight-complex="bold"/>
    </style:style>
    <style:style style:name="P91" style:family="paragraph" style:parent-style-name="Standard">
      <style:paragraph-properties fo:break-before="auto" fo:text-indent="0cm" fo:line-height="150%" fo:margin-left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T91_73" style:family="text"/>
    <style:style style:name="T91_74" style:family="text"/>
    <style:style style:name="T91_75" style:family="text"/>
    <style:style style:name="T91_76" style:family="text"/>
    <style:style style:name="T91_77" style:family="text"/>
    <style:style style:name="T91_78" style:family="text"/>
    <style:style style:name="T91_79" style:family="text"/>
    <style:style style:name="T91_80" style:family="text"/>
    <style:style style:name="T91_81" style:family="text"/>
    <style:style style:name="T91_82" style:family="text"/>
    <style:style style:name="T91_83" style:family="text"/>
    <style:style style:name="T91_84" style:family="text"/>
    <style:style style:name="T91_85" style:family="text"/>
    <style:style style:name="T91_86" style:family="text"/>
    <style:style style:name="T91_87" style:family="text"/>
    <style:style style:name="T91_88" style:family="text"/>
    <style:style style:name="T91_89" style:family="text"/>
    <style:style style:name="T91_90" style:family="text"/>
    <style:style style:name="T91_91" style:family="text"/>
    <style:style style:name="T91_92" style:family="text"/>
    <style:style style:name="T91_93" style:family="text"/>
    <style:style style:name="T91_94" style:family="text"/>
    <style:style style:name="T91_95" style:family="text"/>
    <style:style style:name="T91_96" style:family="text"/>
    <style:style style:name="T91_97" style:family="text"/>
    <style:style style:name="T91_98" style:family="text"/>
    <style:style style:name="T91_99" style:family="text"/>
    <style:style style:name="T91_100" style:family="text"/>
    <style:style style:name="T91_101" style:family="text"/>
    <style:style style:name="T91_102" style:family="text"/>
    <style:style style:name="T91_103" style:family="text"/>
    <style:style style:name="T91_104" style:family="text"/>
    <style:style style:name="T91_105" style:family="text"/>
    <style:style style:name="T91_106" style:family="text"/>
    <style:style style:name="T91_107" style:family="text"/>
    <style:style style:name="T91_108" style:family="text"/>
    <style:style style:name="T91_109" style:family="text"/>
    <style:style style:name="T91_110" style:family="text"/>
    <style:style style:name="T91_111" style:family="text"/>
    <style:style style:name="T91_112" style:family="text"/>
    <style:style style:name="T91_113" style:family="text"/>
    <style:style style:name="T91_114" style:family="text"/>
    <style:style style:name="T91_115" style:family="text"/>
    <style:style style:name="T91_116" style:family="text"/>
    <style:style style:name="T91_117" style:family="text"/>
    <style:style style:name="T91_118" style:family="text"/>
    <style:style style:name="T91_119" style:family="text"/>
    <style:style style:name="T91_120" style:family="text"/>
    <style:style style:name="T91_121" style:family="text"/>
    <style:style style:name="T91_122" style:family="text"/>
    <style:style style:name="T91_123" style:family="text"/>
    <style:style style:name="T91_124" style:family="text"/>
    <style:style style:name="T91_125" style:family="text"/>
    <style:style style:name="T91_126" style:family="text"/>
    <style:style style:name="T91_127" style:family="text"/>
    <style:style style:name="T91_128" style:family="text"/>
    <style:style style:name="T91_129" style:family="text"/>
    <style:style style:name="T91_130" style:family="text"/>
    <style:style style:name="T91_131" style:family="text"/>
    <style:style style:name="T91_132" style:family="text"/>
    <style:style style:name="T91_133" style:family="text"/>
    <style:style style:name="T91_134" style:family="text"/>
    <style:style style:name="T91_135" style:family="text"/>
    <style:style style:name="T91_136" style:family="text"/>
    <style:style style:name="T91_137" style:family="text"/>
    <style:style style:name="T91_138" style:family="text"/>
    <style:style style:name="T91_139" style:family="text"/>
    <style:style style:name="T91_140" style:family="text"/>
    <style:style style:name="T91_141" style:family="text"/>
    <style:style style:name="T91_142" style:family="text"/>
    <style:style style:name="T91_143" style:family="text"/>
    <style:style style:name="T91_144" style:family="text"/>
    <style:style style:name="T91_145" style:family="text"/>
    <style:style style:name="T91_146" style:family="text"/>
    <style:style style:name="T91_147" style:family="text"/>
    <style:style style:name="T91_148" style:family="text"/>
    <style:style style:name="T91_149" style:family="text"/>
    <style:style style:name="T91_150" style:family="text"/>
    <style:style style:name="T91_151" style:family="text"/>
    <style:style style:name="T91_152" style:family="text"/>
    <style:style style:name="T91_153" style:family="text"/>
    <style:style style:name="T91_154" style:family="text"/>
    <style:style style:name="T91_155" style:family="text"/>
    <style:style style:name="T91_156" style:family="text"/>
    <style:style style:name="T91_157" style:family="text"/>
    <style:style style:name="T91_158" style:family="text"/>
    <style:style style:name="T91_159" style:family="text"/>
    <style:style style:name="T91_160" style:family="text"/>
    <style:style style:name="T91_161" style:family="text"/>
    <style:style style:name="T91_162" style:family="text"/>
    <style:style style:name="T91_163" style:family="text"/>
    <style:style style:name="T91_164" style:family="text"/>
    <style:style style:name="T91_165" style:family="text"/>
    <style:style style:name="T91_166" style:family="text"/>
    <style:style style:name="T91_167" style:family="text"/>
    <style:style style:name="T91_168" style:family="text"/>
    <style:style style:name="T91_169" style:family="text"/>
    <style:style style:name="T91_170" style:family="text"/>
    <style:style style:name="T91_171" style:family="text"/>
    <style:style style:name="T91_172" style:family="text"/>
    <style:style style:name="T91_173" style:family="text"/>
    <style:style style:name="T91_174" style:family="text"/>
    <style:style style:name="T91_175" style:family="text"/>
    <style:style style:name="T91_176" style:family="text"/>
    <style:style style:name="T91_177" style:family="text"/>
    <style:style style:name="T91_178" style:family="text"/>
    <style:style style:name="T91_179" style:family="text"/>
    <style:style style:name="T91_180" style:family="text"/>
    <style:style style:name="T91_181" style:family="text"/>
    <style:style style:name="T91_182" style:family="text"/>
    <style:style style:name="T91_183" style:family="text"/>
    <style:style style:name="T91_184" style:family="text"/>
    <style:style style:name="T91_185" style:family="text"/>
    <style:style style:name="T91_186" style:family="text"/>
    <style:style style:name="T91_187" style:family="text"/>
    <style:style style:name="T91_188" style:family="text"/>
    <style:style style:name="T91_189" style:family="text"/>
    <style:style style:name="T91_190" style:family="text"/>
    <style:style style:name="T91_191" style:family="text"/>
    <style:style style:name="T91_192" style:family="text"/>
    <style:style style:name="T91_193" style:family="text"/>
    <style:style style:name="T91_194" style:family="text"/>
    <style:style style:name="T91_195" style:family="text"/>
    <style:style style:name="T91_196" style:family="text"/>
    <style:style style:name="T91_197" style:family="text"/>
    <style:style style:name="T91_198" style:family="text"/>
    <style:style style:name="T91_199" style:family="text"/>
    <style:style style:name="T91_200" style:family="text"/>
    <style:style style:name="T91_201" style:family="text"/>
    <style:style style:name="T91_202" style:family="text"/>
    <style:style style:name="T91_203" style:family="text"/>
    <style:style style:name="T91_204" style:family="text"/>
    <style:style style:name="T91_205" style:family="text"/>
    <style:style style:name="T91_206" style:family="text"/>
    <style:style style:name="T91_207" style:family="text"/>
    <style:style style:name="T91_208" style:family="text"/>
    <style:style style:name="T91_209" style:family="text"/>
    <style:style style:name="T91_210" style:family="text"/>
    <style:style style:name="T91_211" style:family="text"/>
    <style:style style:name="T91_212" style:family="text"/>
    <style:style style:name="T91_213" style:family="text"/>
    <style:style style:name="T91_214" style:family="text"/>
    <style:style style:name="T91_215" style:family="text"/>
    <style:style style:name="T91_216" style:family="text"/>
    <style:style style:name="T91_217" style:family="text"/>
    <style:style style:name="T91_218" style:family="text"/>
    <style:style style:name="T91_219" style:family="text"/>
    <style:style style:name="T91_220" style:family="text"/>
    <style:style style:name="T91_221" style:family="text"/>
    <style:style style:name="T91_222" style:family="text"/>
    <style:style style:name="T91_223" style:family="text"/>
    <style:style style:name="T91_224" style:family="text"/>
    <style:style style:name="T91_225" style:family="text"/>
    <style:style style:name="T91_226" style:family="text"/>
    <style:style style:name="T91_227" style:family="text"/>
    <style:style style:name="T91_228" style:family="text"/>
    <style:style style:name="T91_229" style:family="text"/>
    <style:style style:name="T91_230" style:family="text"/>
    <style:style style:name="T91_231" style:family="text"/>
    <style:style style:name="T91_232" style:family="text"/>
    <style:style style:name="T91_233" style:family="text"/>
    <style:style style:name="T91_234" style:family="text"/>
    <style:style style:name="T91_235" style:family="text"/>
    <style:style style:name="T91_236" style:family="text"/>
    <style:style style:name="T91_237" style:family="text"/>
    <style:style style:name="T91_238" style:family="text"/>
    <style:style style:name="T91_239" style:family="text"/>
    <style:style style:name="T91_240" style:family="text"/>
    <style:style style:name="T91_241" style:family="text"/>
    <style:style style:name="T91_242" style:family="text"/>
    <style:style style:name="T91_243" style:family="text"/>
    <style:style style:name="T91_244" style:family="text"/>
    <style:style style:name="T91_245" style:family="text"/>
    <style:style style:name="T91_246" style:family="text"/>
    <style:style style:name="T91_247" style:family="text"/>
    <style:style style:name="T91_248" style:family="text"/>
    <style:style style:name="T91_249" style:family="text"/>
    <style:style style:name="T91_250" style:family="text"/>
    <style:style style:name="T91_251" style:family="text"/>
    <style:style style:name="T91_252" style:family="text"/>
    <style:style style:name="T91_253" style:family="text"/>
    <style:style style:name="T91_254" style:family="text"/>
    <style:style style:name="T91_255" style:family="text"/>
    <style:style style:name="T91_256" style:family="text"/>
    <style:style style:name="T91_257" style:family="text"/>
    <style:style style:name="T91_258" style:family="text"/>
    <style:style style:name="T91_259" style:family="text"/>
    <style:style style:name="T91_260" style:family="text"/>
    <style:style style:name="T91_261" style:family="text"/>
    <style:style style:name="T91_262" style:family="text"/>
    <style:style style:name="T91_263" style:family="text"/>
    <style:style style:name="T91_264" style:family="text"/>
    <style:style style:name="T91_265" style:family="text"/>
    <style:style style:name="T91_266" style:family="text"/>
    <style:style style:name="T91_267" style:family="text"/>
    <style:style style:name="T91_268" style:family="text"/>
    <style:style style:name="T91_269" style:family="text"/>
    <style:style style:name="T91_270" style:family="text"/>
    <style:style style:name="T91_271" style:family="text"/>
    <style:style style:name="T91_272" style:family="text"/>
    <style:style style:name="T91_273" style:family="text"/>
    <style:style style:name="T91_274" style:family="text"/>
    <style:style style:name="T91_275" style:family="text"/>
    <style:style style:name="T91_276" style:family="text"/>
    <style:style style:name="T91_277" style:family="text"/>
    <style:style style:name="T91_278" style:family="text"/>
    <style:style style:name="T91_279" style:family="text"/>
    <style:style style:name="T91_280" style:family="text"/>
    <style:style style:name="T91_281" style:family="text"/>
    <style:style style:name="T91_282" style:family="text"/>
    <style:style style:name="T91_283" style:family="text"/>
    <style:style style:name="T91_284" style:family="text"/>
    <style:style style:name="T91_285" style:family="text"/>
    <style:style style:name="T91_286" style:family="text"/>
    <style:style style:name="T91_287" style:family="text"/>
    <style:style style:name="T91_288" style:family="text"/>
    <style:style style:name="T91_289" style:family="text"/>
    <style:style style:name="T91_290" style:family="text"/>
    <style:style style:name="T91_291" style:family="text"/>
    <style:style style:name="T91_292" style:family="text"/>
    <style:style style:name="T91_293" style:family="text"/>
    <style:style style:name="T91_294" style:family="text"/>
    <style:style style:name="T91_295" style:family="text"/>
    <style:style style:name="T91_296" style:family="text"/>
    <style:style style:name="T91_297" style:family="text"/>
    <style:style style:name="T91_298" style:family="text"/>
    <style:style style:name="T91_299" style:family="text"/>
    <style:style style:name="T91_300" style:family="text"/>
    <style:style style:name="T91_301" style:family="text"/>
    <style:style style:name="T91_302" style:family="text"/>
    <style:style style:name="T91_303" style:family="text"/>
    <style:style style:name="T91_304" style:family="text"/>
    <style:style style:name="T91_305" style:family="text"/>
    <style:style style:name="T91_306" style:family="text"/>
    <style:style style:name="T91_307" style:family="text"/>
    <style:style style:name="T91_308" style:family="text"/>
    <style:style style:name="T91_309" style:family="text"/>
    <style:style style:name="T91_310" style:family="text"/>
    <style:style style:name="T91_311" style:family="text"/>
    <style:style style:name="T91_312" style:family="text"/>
    <style:style style:name="T91_313" style:family="text"/>
    <style:style style:name="T91_314" style:family="text"/>
    <style:style style:name="T91_315" style:family="text"/>
    <style:style style:name="T91_316" style:family="text"/>
    <style:style style:name="T91_317" style:family="text"/>
    <style:style style:name="T91_318" style:family="text"/>
    <style:style style:name="T91_319" style:family="text"/>
    <style:style style:name="T91_320" style:family="text"/>
    <style:style style:name="T91_321" style:family="text"/>
    <style:style style:name="T91_322" style:family="text"/>
    <style:style style:name="T91_323" style:family="text"/>
    <style:style style:name="T91_324" style:family="text"/>
    <style:style style:name="T91_325" style:family="text"/>
    <style:style style:name="T91_326" style:family="text"/>
    <style:style style:name="T91_327" style:family="text"/>
    <style:style style:name="T91_328" style:family="text"/>
    <style:style style:name="T91_329" style:family="text"/>
    <style:style style:name="T91_330" style:family="text"/>
    <style:style style:name="T91_331" style:family="text"/>
    <style:style style:name="T91_332" style:family="text"/>
    <style:style style:name="T91_333" style:family="text"/>
    <style:style style:name="T91_334" style:family="text"/>
    <style:style style:name="T91_335" style:family="text"/>
    <style:style style:name="T91_336" style:family="text"/>
    <style:style style:name="T91_337" style:family="text"/>
    <style:style style:name="T91_338" style:family="text"/>
    <style:style style:name="T91_339" style:family="text"/>
    <style:style style:name="T91_340" style:family="text"/>
    <style:style style:name="T91_341" style:family="text"/>
    <style:style style:name="T91_342" style:family="text"/>
    <style:style style:name="T91_343" style:family="text"/>
    <style:style style:name="T91_344" style:family="text"/>
    <style:style style:name="T91_345" style:family="text"/>
    <style:style style:name="T91_346" style:family="text"/>
    <style:style style:name="T91_347" style:family="text"/>
    <style:style style:name="T91_348" style:family="text"/>
    <style:style style:name="T91_349" style:family="text"/>
    <style:style style:name="T91_350" style:family="text"/>
    <style:style style:name="T91_351" style:family="text"/>
    <style:style style:name="T91_352" style:family="text"/>
    <style:style style:name="T91_353" style:family="text"/>
    <style:style style:name="T91_354" style:family="text"/>
    <style:style style:name="T91_355" style:family="text"/>
    <style:style style:name="T91_356" style:family="text"/>
    <style:style style:name="T91_357" style:family="text"/>
    <style:style style:name="T91_358" style:family="text"/>
    <style:style style:name="T91_359" style:family="text"/>
    <style:style style:name="T91_360" style:family="text"/>
    <style:style style:name="P92" style:family="paragraph" style:parent-style-name="Standard">
      <style:paragraph-properties fo:break-before="auto" fo:text-indent="0cm" fo:line-height="150%" fo:margin-left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P93" style:family="paragraph" style:parent-style-name="Standard">
      <style:paragraph-properties fo:break-before="auto" fo:text-indent="0cm" fo:line-height="150%" fo:margin-left="0cm" style:writing-mode="lr-tb"/>
    </style:style>
    <style:style style:name="P94" style:family="paragraph" style:parent-style-name="Standard">
      <style:paragraph-properties fo:break-before="auto" fo:line-height="150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P95" style:family="paragraph" style:parent-style-name="Standard">
      <style:paragraph-properties fo:break-before="auto" fo:line-height="150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P96" style:family="paragraph" style:parent-style-name="Standard">
      <style:paragraph-properties fo:break-before="auto" fo:line-height="150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P97" style:family="paragraph" style:parent-style-name="Standard">
      <style:paragraph-properties fo:break-before="auto" fo:line-height="150%" fo:margin-top="0cm" fo:margin-bottom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T97_65" style:family="text"/>
    <style:style style:name="T97_66" style:family="text"/>
    <style:style style:name="T97_67" style:family="text"/>
    <style:style style:name="T97_68" style:family="text"/>
    <style:style style:name="T97_69" style:family="text"/>
    <style:style style:name="T97_70" style:family="text"/>
    <style:style style:name="T97_71" style:family="text"/>
    <style:style style:name="T97_72" style:family="text"/>
    <style:style style:name="T97_73" style:family="text"/>
    <style:style style:name="T97_74" style:family="text"/>
    <style:style style:name="T97_75" style:family="text"/>
    <style:style style:name="T97_76" style:family="text"/>
    <style:style style:name="T97_77" style:family="text"/>
    <style:style style:name="T97_78" style:family="text"/>
    <style:style style:name="T97_79" style:family="text"/>
    <style:style style:name="T97_80" style:family="text"/>
    <style:style style:name="T97_81" style:family="text"/>
    <style:style style:name="T97_82" style:family="text"/>
    <style:style style:name="T97_83" style:family="text"/>
    <style:style style:name="T97_84" style:family="text"/>
    <style:style style:name="T97_85" style:family="text"/>
    <style:style style:name="T97_86" style:family="text"/>
    <style:style style:name="T97_87" style:family="text"/>
    <style:style style:name="T97_88" style:family="text"/>
    <style:style style:name="T97_89" style:family="text"/>
    <style:style style:name="T97_90" style:family="text"/>
    <style:style style:name="T97_91" style:family="text"/>
    <style:style style:name="T97_92" style:family="text"/>
    <style:style style:name="T97_93" style:family="text"/>
    <style:style style:name="T97_94" style:family="text"/>
    <style:style style:name="T97_95" style:family="text"/>
    <style:style style:name="T97_96" style:family="text"/>
    <style:style style:name="T97_97" style:family="text"/>
    <style:style style:name="T97_98" style:family="text"/>
    <style:style style:name="T97_99" style:family="text"/>
    <style:style style:name="T97_100" style:family="text"/>
    <style:style style:name="P98" style:family="paragraph" style:parent-style-name="Standard">
      <style:paragraph-properties fo:break-before="auto" fo:line-height="150%" style:writing-mode="lr-tb"/>
    </style:style>
    <style:style style:name="T98_1" style:family="text"/>
    <style:style style:name="P99" style:family="paragraph" style:parent-style-name="Standard">
      <style:paragraph-properties fo:break-before="auto" fo:text-indent="0cm" fo:line-height="150%" fo:margin-left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T99_79" style:family="text"/>
    <style:style style:name="T99_80" style:family="text"/>
    <style:style style:name="T99_81" style:family="text"/>
    <style:style style:name="T99_82" style:family="text"/>
    <style:style style:name="T99_83" style:family="text"/>
    <style:style style:name="T99_84" style:family="text"/>
    <style:style style:name="T99_85" style:family="text"/>
    <style:style style:name="T99_86" style:family="text"/>
    <style:style style:name="T99_87" style:family="text"/>
    <style:style style:name="T99_88" style:family="text"/>
    <style:style style:name="T99_89" style:family="text"/>
    <style:style style:name="T99_90" style:family="text"/>
    <style:style style:name="T99_91" style:family="text"/>
    <style:style style:name="T99_92" style:family="text"/>
    <style:style style:name="T99_93" style:family="text"/>
    <style:style style:name="T99_94" style:family="text"/>
    <style:style style:name="T99_95" style:family="text"/>
    <style:style style:name="T99_96" style:family="text"/>
    <style:style style:name="T99_97" style:family="text"/>
    <style:style style:name="T99_98" style:family="text"/>
    <style:style style:name="T99_99" style:family="text"/>
    <style:style style:name="T99_100" style:family="text"/>
    <style:style style:name="T99_101" style:family="text"/>
    <style:style style:name="T99_102" style:family="text"/>
    <style:style style:name="T99_103" style:family="text"/>
    <style:style style:name="T99_104" style:family="text"/>
    <style:style style:name="T99_105" style:family="text"/>
    <style:style style:name="T99_106" style:family="text"/>
    <style:style style:name="T99_107" style:family="text"/>
    <style:style style:name="T99_108" style:family="text"/>
    <style:style style:name="T99_109" style:family="text"/>
    <style:style style:name="T99_110" style:family="text"/>
    <style:style style:name="T99_111" style:family="text"/>
    <style:style style:name="T99_112" style:family="text"/>
    <style:style style:name="T99_113" style:family="text"/>
    <style:style style:name="T99_114" style:family="text"/>
    <style:style style:name="T99_115" style:family="text"/>
    <style:style style:name="T99_116" style:family="text"/>
    <style:style style:name="T99_117" style:family="text"/>
    <style:style style:name="T99_118" style:family="text"/>
    <style:style style:name="T99_119" style:family="text"/>
    <style:style style:name="T99_120" style:family="text"/>
    <style:style style:name="T99_121" style:family="text"/>
    <style:style style:name="T99_122" style:family="text"/>
    <style:style style:name="T99_123" style:family="text"/>
    <style:style style:name="T99_124" style:family="text"/>
    <style:style style:name="T99_125" style:family="text"/>
    <style:style style:name="T99_126" style:family="text"/>
    <style:style style:name="T99_127" style:family="text"/>
    <style:style style:name="T99_128" style:family="text"/>
    <style:style style:name="T99_129" style:family="text"/>
    <style:style style:name="T99_130" style:family="text"/>
    <style:style style:name="T99_131" style:family="text"/>
    <style:style style:name="T99_132" style:family="text"/>
    <style:style style:name="T99_133" style:family="text"/>
    <style:style style:name="T99_134" style:family="text"/>
    <style:style style:name="T99_135" style:family="text"/>
    <style:style style:name="T99_136" style:family="text"/>
    <style:style style:name="T99_137" style:family="text"/>
    <style:style style:name="T99_138" style:family="text"/>
    <style:style style:name="T99_139" style:family="text"/>
    <style:style style:name="T99_140" style:family="text"/>
    <style:style style:name="T99_141" style:family="text"/>
    <style:style style:name="T99_142" style:family="text"/>
    <style:style style:name="T99_143" style:family="text"/>
    <style:style style:name="T99_144" style:family="text"/>
    <style:style style:name="T99_145" style:family="text"/>
    <style:style style:name="T99_146" style:family="text"/>
    <style:style style:name="T99_147" style:family="text"/>
    <style:style style:name="T99_148" style:family="text"/>
    <style:style style:name="T99_149" style:family="text"/>
    <style:style style:name="T99_150" style:family="text"/>
    <style:style style:name="T99_151" style:family="text"/>
    <style:style style:name="T99_152" style:family="text"/>
    <style:style style:name="T99_153" style:family="text"/>
    <style:style style:name="T99_154" style:family="text"/>
    <style:style style:name="T99_155" style:family="text"/>
    <style:style style:name="T99_156" style:family="text"/>
    <style:style style:name="T99_157" style:family="text"/>
    <style:style style:name="T99_158" style:family="text"/>
    <style:style style:name="T99_159" style:family="text"/>
    <style:style style:name="T99_160" style:family="text"/>
    <style:style style:name="T99_161" style:family="text"/>
    <style:style style:name="T99_162" style:family="text"/>
    <style:style style:name="T99_163" style:family="text"/>
    <style:style style:name="T99_164" style:family="text"/>
    <style:style style:name="T99_165" style:family="text"/>
    <style:style style:name="T99_166" style:family="text"/>
    <style:style style:name="T99_167" style:family="text"/>
    <style:style style:name="T99_168" style:family="text"/>
    <style:style style:name="T99_169" style:family="text"/>
    <style:style style:name="T99_170" style:family="text"/>
    <style:style style:name="T99_171" style:family="text"/>
    <style:style style:name="T99_172" style:family="text"/>
    <style:style style:name="T99_173" style:family="text"/>
    <style:style style:name="T99_174" style:family="text"/>
    <style:style style:name="T99_175" style:family="text"/>
    <style:style style:name="T99_176" style:family="text"/>
    <style:style style:name="T99_177" style:family="text"/>
    <style:style style:name="T99_178" style:family="text"/>
    <style:style style:name="T99_179" style:family="text"/>
    <style:style style:name="T99_180" style:family="text"/>
    <style:style style:name="T99_181" style:family="text"/>
    <style:style style:name="T99_182" style:family="text"/>
    <style:style style:name="T99_183" style:family="text"/>
    <style:style style:name="T99_184" style:family="text"/>
    <style:style style:name="T99_185" style:family="text"/>
    <style:style style:name="T99_186" style:family="text"/>
    <style:style style:name="T99_187" style:family="text"/>
    <style:style style:name="T99_188" style:family="text"/>
    <style:style style:name="T99_189" style:family="text"/>
    <style:style style:name="T99_190" style:family="text"/>
    <style:style style:name="T99_191" style:family="text"/>
    <style:style style:name="T99_192" style:family="text"/>
    <style:style style:name="T99_193" style:family="text"/>
    <style:style style:name="T99_194" style:family="text"/>
    <style:style style:name="T99_195" style:family="text"/>
    <style:style style:name="T99_196" style:family="text"/>
    <style:style style:name="T99_197" style:family="text"/>
    <style:style style:name="T99_198" style:family="text"/>
    <style:style style:name="P100" style:family="paragraph" style:parent-style-name="Standard">
      <style:paragraph-properties fo:break-before="page" fo:text-indent="0cm" fo:line-height="150%" fo:margin-left="0cm" style:writing-mode="lr-tb"/>
    </style:style>
    <style:style style:name="T100_1" style:family="text">
      <style:text-properties fo:font-weight="bold" style:font-weight-asian="bold" style:font-weight-complex="bold"/>
    </style:style>
    <style:style style:name="T100_2" style:family="text">
      <style:text-properties fo:font-weight="bold" style:font-weight-asian="bold" style:font-weight-complex="bold"/>
    </style:style>
    <style:style style:name="T100_3" style:family="text">
      <style:text-properties fo:font-weight="bold" style:font-weight-asian="bold" style:font-weight-complex="bold"/>
    </style:style>
    <style:style style:name="T100_4" style:family="text">
      <style:text-properties fo:font-weight="bold" style:font-weight-asian="bold" style:font-weight-complex="bold"/>
    </style:style>
    <style:style style:name="T100_5" style:family="text">
      <style:text-properties fo:font-weight="bold" style:font-weight-asian="bold" style:font-weight-complex="bold"/>
    </style:style>
    <style:style style:name="T100_6" style:family="text">
      <style:text-properties fo:font-weight="bold" style:font-weight-asian="bold" style:font-weight-complex="bold"/>
    </style:style>
    <style:style style:name="T100_7" style:family="text">
      <style:text-properties fo:font-weight="bold" style:font-weight-asian="bold" style:font-weight-complex="bold"/>
    </style:style>
    <style:style style:name="T100_8" style:family="text">
      <style:text-properties fo:font-weight="bold" style:font-weight-asian="bold" style:font-weight-complex="bold"/>
    </style:style>
    <style:style style:name="T100_9" style:family="text">
      <style:text-properties fo:font-weight="bold" style:font-weight-asian="bold" style:font-weight-complex="bold"/>
    </style:style>
    <style:style style:name="T100_10" style:family="text">
      <style:text-properties fo:font-weight="bold" style:font-weight-asian="bold" style:font-weight-complex="bold"/>
    </style:style>
    <style:style style:name="T100_11" style:family="text">
      <style:text-properties fo:font-weight="bold" style:font-weight-asian="bold" style:font-weight-complex="bold"/>
    </style:style>
    <style:style style:name="P101" style:family="paragraph" style:parent-style-name="Standard">
      <style:paragraph-properties fo:break-before="auto" fo:text-indent="0cm" fo:line-height="150%" fo:margin-left="0cm" style:writing-mode="lr-tb"/>
      <style:text-properties fo:font-weight="bold" style:font-weight-asian="bold" style:font-weight-complex="bold"/>
    </style:style>
    <style:style style:name="P102" style:family="paragraph" style:parent-style-name="Standard">
      <style:paragraph-properties fo:break-before="auto" fo:text-indent="0cm" fo:line-height="150%" fo:margin-left="0cm" style:writing-mode="lr-tb"/>
    </style:style>
    <style:style style:name="T10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2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2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2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2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2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2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2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2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2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2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2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2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2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2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2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P103" style:family="paragraph" style:parent-style-name="Standard">
      <style:paragraph-properties fo:break-before="auto" fo:text-indent="0cm" fo:line-height="150%" fo:margin-left="0cm" style:writing-mode="lr-tb"/>
      <style:text-properties fo:font-weight="bold" style:font-weight-asian="bold" style:font-weight-complex="bold"/>
    </style:style>
    <style:style style:name="P104" style:family="paragraph" style:parent-style-name="Standard">
      <style:paragraph-properties fo:break-before="auto" fo:text-indent="0cm" fo:line-height="150%" fo:margin-left="0cm" style:writing-mode="lr-tb"/>
    </style:style>
    <style:style style:name="T10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4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4_4" style:family="text">
      <style:text-properties fo:font-style="italic" style:font-style-asian="italic" style:font-style-complex="italic" fo:font-weight="bold" style:font-weight-asian="bold" style:font-weight-complex="bold"/>
    </style:style>
    <style:style style:name="P105" style:family="paragraph" style:parent-style-name="Standard">
      <style:paragraph-properties fo:break-before="auto" fo:text-indent="0cm" fo:line-height="150%" fo:margin-left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T105_59" style:family="text"/>
    <style:style style:name="T105_60" style:family="text"/>
    <style:style style:name="T105_61" style:family="text"/>
    <style:style style:name="T105_62" style:family="text"/>
    <style:style style:name="T105_63" style:family="text"/>
    <style:style style:name="T105_64" style:family="text"/>
    <style:style style:name="T105_65" style:family="text"/>
    <style:style style:name="T105_66" style:family="text"/>
    <style:style style:name="T105_67" style:family="text"/>
    <style:style style:name="T105_68" style:family="text"/>
    <style:style style:name="T105_69" style:family="text"/>
    <style:style style:name="T105_70" style:family="text"/>
    <style:style style:name="P106" style:family="paragraph" style:parent-style-name="Standard">
      <style:paragraph-properties fo:break-before="auto" fo:text-indent="0cm" fo:line-height="150%" fo:margin-left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T106_80" style:family="text"/>
    <style:style style:name="T106_81" style:family="text"/>
    <style:style style:name="T106_82" style:family="text"/>
    <style:style style:name="T106_83" style:family="text"/>
    <style:style style:name="T106_84" style:family="text"/>
    <style:style style:name="T106_85" style:family="text"/>
    <style:style style:name="T106_86" style:family="text"/>
    <style:style style:name="T106_87" style:family="text"/>
    <style:style style:name="T106_88" style:family="text"/>
    <style:style style:name="T106_89" style:family="text"/>
    <style:style style:name="T106_90" style:family="text"/>
    <style:style style:name="P107" style:family="paragraph" style:parent-style-name="Standard">
      <style:paragraph-properties fo:break-before="auto" fo:text-indent="0cm" fo:line-height="150%" fo:margin-left="0cm" style:writing-mode="lr-tb"/>
    </style:style>
    <style:style style:name="P108" style:family="paragraph" style:parent-style-name="Standard">
      <style:paragraph-properties fo:break-before="auto" fo:text-indent="0cm" fo:line-height="150%" fo:margin-left="0cm" style:writing-mode="lr-tb"/>
    </style:style>
    <style:style style:name="T10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8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8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8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8_6" style:family="text">
      <style:text-properties fo:font-style="italic" style:font-style-asian="italic" style:font-style-complex="italic" fo:font-weight="bold" style:font-weight-asian="bold" style:font-weight-complex="bold"/>
    </style:style>
    <style:style style:name="P109" style:family="paragraph" style:parent-style-name="Standard">
      <style:paragraph-properties fo:break-before="auto" fo:text-indent="0cm" fo:line-height="150%" fo:margin-left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T109_55" style:family="text"/>
    <style:style style:name="T109_56" style:family="text"/>
    <style:style style:name="T109_57" style:family="text"/>
    <style:style style:name="T109_58" style:family="text"/>
    <style:style style:name="T109_59" style:family="text"/>
    <style:style style:name="T109_60" style:family="text"/>
    <style:style style:name="T109_61" style:family="text"/>
    <style:style style:name="T109_62" style:family="text"/>
    <style:style style:name="T109_63" style:family="text"/>
    <style:style style:name="T109_64" style:family="text"/>
    <style:style style:name="T109_65" style:family="text"/>
    <style:style style:name="T109_66" style:family="text"/>
    <style:style style:name="T109_67" style:family="text"/>
    <style:style style:name="T109_68" style:family="text"/>
    <style:style style:name="T109_69" style:family="text"/>
    <style:style style:name="T109_70" style:family="text"/>
    <style:style style:name="T109_71" style:family="text"/>
    <style:style style:name="T109_72" style:family="text"/>
    <style:style style:name="T109_73" style:family="text"/>
    <style:style style:name="T109_74" style:family="text"/>
    <style:style style:name="T109_75" style:family="text"/>
    <style:style style:name="T109_76" style:family="text"/>
    <style:style style:name="T109_77" style:family="text"/>
    <style:style style:name="T109_78" style:family="text"/>
    <style:style style:name="T109_79" style:family="text"/>
    <style:style style:name="T109_80" style:family="text"/>
    <style:style style:name="T109_81" style:family="text"/>
    <style:style style:name="T109_82" style:family="text"/>
    <style:style style:name="T109_83" style:family="text"/>
    <style:style style:name="T109_84" style:family="text"/>
    <style:style style:name="T109_85" style:family="text"/>
    <style:style style:name="T109_86" style:family="text"/>
    <style:style style:name="T109_87" style:family="text"/>
    <style:style style:name="T109_88" style:family="text"/>
    <style:style style:name="T109_89" style:family="text"/>
    <style:style style:name="T109_90" style:family="text"/>
    <style:style style:name="T109_91" style:family="text"/>
    <style:style style:name="T109_92" style:family="text"/>
    <style:style style:name="T109_93" style:family="text"/>
    <style:style style:name="T109_94" style:family="text"/>
    <style:style style:name="T109_95" style:family="text"/>
    <style:style style:name="T109_96" style:family="text"/>
    <style:style style:name="T109_97" style:family="text"/>
    <style:style style:name="T109_98" style:family="text"/>
    <style:style style:name="T109_99" style:family="text"/>
    <style:style style:name="T109_100" style:family="text"/>
    <style:style style:name="T109_101" style:family="text"/>
    <style:style style:name="T109_102" style:family="text"/>
    <style:style style:name="T109_103" style:family="text"/>
    <style:style style:name="T109_104" style:family="text"/>
    <style:style style:name="T109_105" style:family="text"/>
    <style:style style:name="T109_106" style:family="text"/>
    <style:style style:name="T109_107" style:family="text"/>
    <style:style style:name="T109_108" style:family="text"/>
    <style:style style:name="T109_109" style:family="text"/>
    <style:style style:name="T109_110" style:family="text"/>
    <style:style style:name="T109_111" style:family="text"/>
    <style:style style:name="T109_112" style:family="text"/>
    <style:style style:name="T109_113" style:family="text"/>
    <style:style style:name="T109_114" style:family="text"/>
    <style:style style:name="T109_115" style:family="text"/>
    <style:style style:name="T109_116" style:family="text"/>
    <style:style style:name="T109_117" style:family="text"/>
    <style:style style:name="T109_118" style:family="text"/>
    <style:style style:name="P110" style:family="paragraph" style:parent-style-name="Standard">
      <style:paragraph-properties fo:break-before="auto" fo:text-indent="0cm" fo:line-height="150%" fo:margin-left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P111" style:family="paragraph" style:parent-style-name="Standard">
      <style:paragraph-properties fo:break-before="auto" fo:text-indent="0cm" fo:line-height="150%" fo:margin-left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P112" style:family="paragraph" style:parent-style-name="Standard">
      <style:paragraph-properties fo:break-before="auto" fo:text-indent="0cm" fo:line-height="150%" fo:margin-left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P113" style:family="paragraph" style:parent-style-name="Standard">
      <style:paragraph-properties fo:break-before="auto" fo:text-indent="0cm" fo:line-height="150%" fo:margin-left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P114" style:family="paragraph" style:parent-style-name="Standard">
      <style:paragraph-properties fo:break-before="auto" fo:text-indent="0cm" fo:line-height="150%" fo:margin-left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T114_68" style:family="text"/>
    <style:style style:name="P115" style:family="paragraph" style:parent-style-name="Standard">
      <style:paragraph-properties fo:break-before="auto" fo:text-indent="0cm" fo:line-height="150%" fo:margin-left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P116" style:family="paragraph" style:parent-style-name="Standard">
      <style:paragraph-properties fo:break-before="auto" fo:text-indent="0cm" fo:line-height="150%" fo:margin-left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T116_59" style:family="text"/>
    <style:style style:name="T116_60" style:family="text"/>
    <style:style style:name="T116_61" style:family="text"/>
    <style:style style:name="T116_62" style:family="text"/>
    <style:style style:name="T116_63" style:family="text"/>
    <style:style style:name="T116_64" style:family="text"/>
    <style:style style:name="T116_65" style:family="text"/>
    <style:style style:name="T116_66" style:family="text"/>
    <style:style style:name="T116_67" style:family="text"/>
    <style:style style:name="T116_68" style:family="text"/>
    <style:style style:name="T116_69" style:family="text"/>
    <style:style style:name="T116_70" style:family="text"/>
    <style:style style:name="T116_71" style:family="text"/>
    <style:style style:name="T116_72" style:family="text"/>
    <style:style style:name="T116_73" style:family="text"/>
    <style:style style:name="T116_74" style:family="text"/>
    <style:style style:name="T116_75" style:family="text"/>
    <style:style style:name="T116_76" style:family="text"/>
    <style:style style:name="T116_77" style:family="text"/>
    <style:style style:name="T116_78" style:family="text"/>
    <style:style style:name="T116_79" style:family="text"/>
    <style:style style:name="T116_80" style:family="text"/>
    <style:style style:name="T116_81" style:family="text"/>
    <style:style style:name="T116_82" style:family="text"/>
    <style:style style:name="P117" style:family="paragraph" style:parent-style-name="Standard">
      <style:paragraph-properties fo:break-before="auto" fo:text-indent="0cm" fo:line-height="150%" fo:margin-left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T117_57" style:family="text"/>
    <style:style style:name="T117_58" style:family="text"/>
    <style:style style:name="T117_59" style:family="text"/>
    <style:style style:name="T117_60" style:family="text"/>
    <style:style style:name="P118" style:family="paragraph" style:parent-style-name="Standard">
      <style:paragraph-properties fo:break-before="auto" fo:text-indent="0cm" fo:line-height="150%" fo:margin-left="0cm" style:writing-mode="lr-tb"/>
    </style:style>
    <style:style style:name="P119" style:family="paragraph" style:parent-style-name="Standard">
      <style:paragraph-properties fo:break-before="auto" fo:line-height="150%" style:writing-mode="lr-tb"/>
    </style:style>
    <style:style style:name="T11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9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9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9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9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9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9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9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9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9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9_12" style:family="text">
      <style:text-properties fo:font-weight="bold" style:font-weight-asian="bold" style:font-weight-complex="bold"/>
    </style:style>
    <style:style style:name="P120" style:family="paragraph" style:parent-style-name="Standard">
      <style:paragraph-properties fo:break-before="auto" fo:line-height="150%" style:writing-mode="lr-tb"/>
      <style:text-properties fo:font-weight="bold" style:font-weight-asian="bold" style:font-weight-complex="bold"/>
    </style:style>
    <style:style style:name="P121" style:family="paragraph" style:parent-style-name="Standard">
      <style:paragraph-properties fo:break-before="auto" fo:line-height="150%" style:writing-mode="lr-tb"/>
    </style:style>
    <style:style style:name="T12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4" style:family="text">
      <style:text-properties fo:font-style="italic" style:font-style-asian="italic" style:font-style-complex="italic" fo:font-weight="bold" style:font-weight-asian="bold" style:font-weight-complex="bold"/>
    </style:style>
    <style:style style:name="P122" style:family="paragraph" style:parent-style-name="Standard">
      <style:paragraph-properties fo:break-before="auto" fo:line-height="150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P123" style:family="paragraph" style:parent-style-name="Standard">
      <style:paragraph-properties fo:break-before="auto" fo:line-height="150%" style:writing-mode="lr-tb"/>
    </style:style>
    <style:style style:name="P124" style:family="paragraph" style:parent-style-name="Standard">
      <style:paragraph-properties fo:break-before="auto" fo:line-height="150%" style:writing-mode="lr-tb"/>
    </style:style>
    <style:style style:name="T12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4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4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4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4_6" style:family="text">
      <style:text-properties fo:font-style="italic" style:font-style-asian="italic" style:font-style-complex="italic" fo:font-weight="bold" style:font-weight-asian="bold" style:font-weight-complex="bold"/>
    </style:style>
    <style:style style:name="P125" style:family="paragraph" style:parent-style-name="Standard">
      <style:paragraph-properties fo:break-before="auto" fo:line-height="150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T125_78" style:family="text"/>
    <style:style style:name="T125_79" style:family="text"/>
    <style:style style:name="T125_80" style:family="text"/>
    <style:style style:name="T125_81" style:family="text"/>
    <style:style style:name="T125_82" style:family="text"/>
    <style:style style:name="T125_83" style:family="text"/>
    <style:style style:name="T125_84" style:family="text"/>
    <style:style style:name="T125_85" style:family="text"/>
    <style:style style:name="T125_86" style:family="text"/>
    <style:style style:name="T125_87" style:family="text"/>
    <style:style style:name="T125_88" style:family="text"/>
    <style:style style:name="T125_89" style:family="text"/>
    <style:style style:name="T125_90" style:family="text"/>
    <style:style style:name="T125_91" style:family="text"/>
    <style:style style:name="T125_92" style:family="text"/>
    <style:style style:name="T125_93" style:family="text"/>
    <style:style style:name="T125_94" style:family="text"/>
    <style:style style:name="P126" style:family="paragraph" style:parent-style-name="Standard">
      <style:paragraph-properties fo:break-before="auto" fo:line-height="150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T126_63" style:family="text"/>
    <style:style style:name="T126_64" style:family="text"/>
    <style:style style:name="T126_65" style:family="text"/>
    <style:style style:name="T126_66" style:family="text"/>
    <style:style style:name="T126_67" style:family="text"/>
    <style:style style:name="T126_68" style:family="text"/>
    <style:style style:name="T126_69" style:family="text"/>
    <style:style style:name="T126_70" style:family="text"/>
    <style:style style:name="T126_71" style:family="text"/>
    <style:style style:name="T126_72" style:family="text"/>
    <style:style style:name="T126_73" style:family="text"/>
    <style:style style:name="T126_74" style:family="text"/>
    <style:style style:name="T126_75" style:family="text"/>
    <style:style style:name="T126_76" style:family="text"/>
    <style:style style:name="P127" style:family="paragraph" style:parent-style-name="Standard">
      <style:paragraph-properties fo:break-before="auto" fo:text-indent="0cm" fo:line-height="150%" fo:margin-left="0cm" style:writing-mode="lr-tb"/>
    </style:style>
    <style:style style:name="P128" style:family="paragraph" style:parent-style-name="Standard">
      <style:paragraph-properties fo:break-before="auto" fo:text-indent="0cm" fo:line-height="150%" fo:margin-left="0cm" style:writing-mode="lr-tb"/>
    </style:style>
    <style:style style:name="T12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8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8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8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8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8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8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8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8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8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8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8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8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8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8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8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8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8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8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8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8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P129" style:family="paragraph" style:parent-style-name="Standard">
      <style:paragraph-properties fo:break-before="auto" fo:text-indent="0cm" fo:line-height="150%" fo:margin-left="0cm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130" style:family="paragraph" style:parent-style-name="Standard">
      <style:paragraph-properties fo:break-before="auto" fo:line-height="150%" style:writing-mode="lr-tb"/>
    </style:style>
    <style:style style:name="T13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0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0_4" style:family="text">
      <style:text-properties fo:font-style="italic" style:font-style-asian="italic" style:font-style-complex="italic" fo:font-weight="bold" style:font-weight-asian="bold" style:font-weight-complex="bold"/>
    </style:style>
    <style:style style:name="P131" style:family="paragraph" style:parent-style-name="Standard">
      <style:paragraph-properties fo:break-before="auto" fo:text-indent="0cm" fo:line-height="150%" fo:margin-left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P132" style:family="paragraph" style:parent-style-name="Standard">
      <style:paragraph-properties fo:break-before="auto" fo:text-indent="0cm" fo:line-height="150%" fo:margin-left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T132_79" style:family="text"/>
    <style:style style:name="T132_80" style:family="text"/>
    <style:style style:name="T132_81" style:family="text"/>
    <style:style style:name="T132_82" style:family="text"/>
    <style:style style:name="T132_83" style:family="text"/>
    <style:style style:name="T132_84" style:family="text"/>
    <style:style style:name="T132_85" style:family="text"/>
    <style:style style:name="T132_86" style:family="text"/>
    <style:style style:name="T132_87" style:family="text"/>
    <style:style style:name="T132_88" style:family="text"/>
    <style:style style:name="T132_89" style:family="text"/>
    <style:style style:name="T132_90" style:family="text"/>
    <style:style style:name="T132_91" style:family="text"/>
    <style:style style:name="T132_92" style:family="text"/>
    <style:style style:name="T132_93" style:family="text"/>
    <style:style style:name="T132_94" style:family="text"/>
    <style:style style:name="P133" style:family="paragraph" style:parent-style-name="Standard">
      <style:paragraph-properties fo:break-before="auto" fo:text-indent="0cm" fo:line-height="150%" fo:margin-left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T133_84" style:family="text"/>
    <style:style style:name="T133_85" style:family="text"/>
    <style:style style:name="T133_86" style:family="text"/>
    <style:style style:name="T133_87" style:family="text"/>
    <style:style style:name="T133_88" style:family="text"/>
    <style:style style:name="T133_89" style:family="text"/>
    <style:style style:name="T133_90" style:family="text"/>
    <style:style style:name="T133_91" style:family="text"/>
    <style:style style:name="T133_92" style:family="text"/>
    <style:style style:name="T133_93" style:family="text"/>
    <style:style style:name="T133_94" style:family="text"/>
    <style:style style:name="P134" style:family="paragraph" style:parent-style-name="Standard">
      <style:paragraph-properties fo:break-before="auto" fo:text-indent="0cm" fo:line-height="150%" fo:margin-left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T134_93" style:family="text"/>
    <style:style style:name="T134_94" style:family="text"/>
    <style:style style:name="T134_95" style:family="text"/>
    <style:style style:name="T134_96" style:family="text"/>
    <style:style style:name="T134_97" style:family="text"/>
    <style:style style:name="T134_98" style:family="text"/>
    <style:style style:name="P135" style:family="paragraph" style:parent-style-name="Standard">
      <style:paragraph-properties fo:break-before="auto" fo:text-indent="0cm" fo:line-height="150%" fo:margin-left="0cm" style:writing-mode="lr-tb"/>
    </style:style>
    <style:style style:name="P136" style:family="paragraph" style:parent-style-name="Standard">
      <style:paragraph-properties fo:break-before="auto" fo:line-height="150%" style:writing-mode="lr-tb"/>
    </style:style>
    <style:style style:name="T13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6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6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6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6_6" style:family="text">
      <style:text-properties fo:font-style="italic" style:font-style-asian="italic" style:font-style-complex="italic" fo:font-weight="bold" style:font-weight-asian="bold" style:font-weight-complex="bold"/>
    </style:style>
    <style:style style:name="P137" style:family="paragraph" style:parent-style-name="Standard">
      <style:paragraph-properties fo:break-before="auto" fo:text-indent="0cm" fo:line-height="150%" fo:margin-left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T137_55" style:family="text"/>
    <style:style style:name="T137_56" style:family="text"/>
    <style:style style:name="T137_57" style:family="text"/>
    <style:style style:name="T137_58" style:family="text"/>
    <style:style style:name="T137_59" style:family="text"/>
    <style:style style:name="T137_60" style:family="text"/>
    <style:style style:name="T137_61" style:family="text"/>
    <style:style style:name="T137_62" style:family="text"/>
    <style:style style:name="P138" style:family="paragraph" style:parent-style-name="Standard">
      <style:paragraph-properties fo:break-before="auto" fo:text-indent="0cm" fo:line-height="150%" fo:margin-left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T138_59" style:family="text"/>
    <style:style style:name="T138_60" style:family="text"/>
    <style:style style:name="T138_61" style:family="text"/>
    <style:style style:name="T138_62" style:family="text"/>
    <style:style style:name="T138_63" style:family="text"/>
    <style:style style:name="T138_64" style:family="text"/>
    <style:style style:name="T138_65" style:family="text"/>
    <style:style style:name="T138_66" style:family="text"/>
    <style:style style:name="T138_67" style:family="text"/>
    <style:style style:name="T138_68" style:family="text"/>
    <style:style style:name="T138_69" style:family="text"/>
    <style:style style:name="T138_70" style:family="text"/>
    <style:style style:name="T138_71" style:family="text"/>
    <style:style style:name="T138_72" style:family="text"/>
    <style:style style:name="T138_73" style:family="text"/>
    <style:style style:name="T138_74" style:family="text"/>
    <style:style style:name="T138_75" style:family="text"/>
    <style:style style:name="T138_76" style:family="text"/>
    <style:style style:name="T138_77" style:family="text"/>
    <style:style style:name="T138_78" style:family="text"/>
    <style:style style:name="T138_79" style:family="text"/>
    <style:style style:name="T138_80" style:family="text"/>
    <style:style style:name="T138_81" style:family="text"/>
    <style:style style:name="T138_82" style:family="text"/>
    <style:style style:name="T138_83" style:family="text"/>
    <style:style style:name="T138_84" style:family="text"/>
    <style:style style:name="T138_85" style:family="text"/>
    <style:style style:name="T138_86" style:family="text"/>
    <style:style style:name="T138_87" style:family="text"/>
    <style:style style:name="T138_88" style:family="text"/>
    <style:style style:name="T138_89" style:family="text"/>
    <style:style style:name="T138_90" style:family="text"/>
    <style:style style:name="T138_91" style:family="text"/>
    <style:style style:name="T138_92" style:family="text"/>
    <style:style style:name="T138_93" style:family="text"/>
    <style:style style:name="T138_94" style:family="text"/>
    <style:style style:name="T138_95" style:family="text"/>
    <style:style style:name="T138_96" style:family="text"/>
    <style:style style:name="T138_97" style:family="text"/>
    <style:style style:name="T138_98" style:family="text"/>
    <style:style style:name="T138_99" style:family="text"/>
    <style:style style:name="T138_100" style:family="text"/>
    <style:style style:name="T138_101" style:family="text"/>
    <style:style style:name="T138_102" style:family="text"/>
    <style:style style:name="T138_103" style:family="text"/>
    <style:style style:name="T138_104" style:family="text"/>
    <style:style style:name="T138_105" style:family="text"/>
    <style:style style:name="T138_106" style:family="text"/>
    <style:style style:name="T138_107" style:family="text"/>
    <style:style style:name="T138_108" style:family="text"/>
    <style:style style:name="T138_109" style:family="text"/>
    <style:style style:name="T138_110" style:family="text"/>
    <style:style style:name="T138_111" style:family="text"/>
    <style:style style:name="T138_112" style:family="text"/>
    <style:style style:name="T138_113" style:family="text"/>
    <style:style style:name="T138_114" style:family="text"/>
    <style:style style:name="T138_115" style:family="text"/>
    <style:style style:name="T138_116" style:family="text"/>
    <style:style style:name="T138_117" style:family="text"/>
    <style:style style:name="T138_118" style:family="text"/>
    <style:style style:name="T138_119" style:family="text"/>
    <style:style style:name="T138_120" style:family="text"/>
    <style:style style:name="T138_121" style:family="text"/>
    <style:style style:name="T138_122" style:family="text"/>
    <style:style style:name="T138_123" style:family="text"/>
    <style:style style:name="T138_124" style:family="text"/>
    <style:style style:name="T138_125" style:family="text"/>
    <style:style style:name="T138_126" style:family="text"/>
    <style:style style:name="T138_127" style:family="text"/>
    <style:style style:name="T138_128" style:family="text"/>
    <style:style style:name="T138_129" style:family="text"/>
    <style:style style:name="T138_130" style:family="text"/>
    <style:style style:name="P139" style:family="paragraph" style:parent-style-name="Standard">
      <style:paragraph-properties fo:break-before="auto" fo:text-indent="0cm" fo:line-height="150%" fo:margin-left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T139_41" style:family="text"/>
    <style:style style:name="T139_42" style:family="text"/>
    <style:style style:name="T139_43" style:family="text"/>
    <style:style style:name="T139_44" style:family="text"/>
    <style:style style:name="T139_45" style:family="text"/>
    <style:style style:name="T139_46" style:family="text"/>
    <style:style style:name="T139_47" style:family="text"/>
    <style:style style:name="T139_48" style:family="text"/>
    <style:style style:name="T139_49" style:family="text"/>
    <style:style style:name="T139_50" style:family="text"/>
    <style:style style:name="T139_51" style:family="text"/>
    <style:style style:name="T139_52" style:family="text"/>
    <style:style style:name="T139_53" style:family="text"/>
    <style:style style:name="T139_54" style:family="text"/>
    <style:style style:name="T139_55" style:family="text"/>
    <style:style style:name="T139_56" style:family="text"/>
    <style:style style:name="T139_57" style:family="text"/>
    <style:style style:name="T139_58" style:family="text"/>
    <style:style style:name="T139_59" style:family="text"/>
    <style:style style:name="T139_60" style:family="text"/>
    <style:style style:name="T139_61" style:family="text"/>
    <style:style style:name="T139_62" style:family="text"/>
    <style:style style:name="T139_63" style:family="text"/>
    <style:style style:name="T139_64" style:family="text"/>
    <style:style style:name="T139_65" style:family="text"/>
    <style:style style:name="T139_66" style:family="text"/>
    <style:style style:name="T139_67" style:family="text"/>
    <style:style style:name="T139_68" style:family="text"/>
    <style:style style:name="T139_69" style:family="text"/>
    <style:style style:name="T139_70" style:family="text"/>
    <style:style style:name="T139_71" style:family="text"/>
    <style:style style:name="T139_72" style:family="text"/>
    <style:style style:name="T139_73" style:family="text"/>
    <style:style style:name="T139_74" style:family="text"/>
    <style:style style:name="T139_75" style:family="text"/>
    <style:style style:name="T139_76" style:family="text"/>
    <style:style style:name="T139_77" style:family="text"/>
    <style:style style:name="T139_78" style:family="text"/>
    <style:style style:name="T139_79" style:family="text"/>
    <style:style style:name="T139_80" style:family="text"/>
    <style:style style:name="T139_81" style:family="text"/>
    <style:style style:name="T139_82" style:family="text"/>
    <style:style style:name="T139_83" style:family="text"/>
    <style:style style:name="T139_84" style:family="text"/>
    <style:style style:name="T139_85" style:family="text"/>
    <style:style style:name="T139_86" style:family="text"/>
    <style:style style:name="T139_87" style:family="text"/>
    <style:style style:name="T139_88" style:family="text"/>
    <style:style style:name="T139_89" style:family="text"/>
    <style:style style:name="T139_90" style:family="text"/>
    <style:style style:name="T139_91" style:family="text"/>
    <style:style style:name="T139_92" style:family="text"/>
    <style:style style:name="T139_93" style:family="text"/>
    <style:style style:name="T139_94" style:family="text"/>
    <style:style style:name="T139_95" style:family="text"/>
    <style:style style:name="T139_96" style:family="text"/>
    <style:style style:name="T139_97" style:family="text"/>
    <style:style style:name="T139_98" style:family="text"/>
    <style:style style:name="T139_99" style:family="text"/>
    <style:style style:name="T139_100" style:family="text"/>
    <style:style style:name="T139_101" style:family="text"/>
    <style:style style:name="T139_102" style:family="text"/>
    <style:style style:name="T139_103" style:family="text"/>
    <style:style style:name="T139_104" style:family="text"/>
    <style:style style:name="T139_105" style:family="text"/>
    <style:style style:name="T139_106" style:family="text"/>
    <style:style style:name="P140" style:family="paragraph" style:parent-style-name="Standard">
      <style:paragraph-properties fo:break-before="auto" fo:text-indent="0cm" fo:line-height="150%" fo:margin-left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T140_39" style:family="text"/>
    <style:style style:name="T140_40" style:family="text"/>
    <style:style style:name="T140_41" style:family="text"/>
    <style:style style:name="T140_42" style:family="text"/>
    <style:style style:name="T140_43" style:family="text"/>
    <style:style style:name="T140_44" style:family="text"/>
    <style:style style:name="T140_45" style:family="text"/>
    <style:style style:name="T140_46" style:family="text"/>
    <style:style style:name="T140_47" style:family="text"/>
    <style:style style:name="T140_48" style:family="text"/>
    <style:style style:name="T140_49" style:family="text"/>
    <style:style style:name="T140_50" style:family="text"/>
    <style:style style:name="T140_51" style:family="text"/>
    <style:style style:name="T140_52" style:family="text"/>
    <style:style style:name="T140_53" style:family="text"/>
    <style:style style:name="T140_54" style:family="text"/>
    <style:style style:name="T140_55" style:family="text"/>
    <style:style style:name="T140_56" style:family="text"/>
    <style:style style:name="T140_57" style:family="text"/>
    <style:style style:name="T140_58" style:family="text"/>
    <style:style style:name="T140_59" style:family="text"/>
    <style:style style:name="T140_60" style:family="text"/>
    <style:style style:name="T140_61" style:family="text"/>
    <style:style style:name="T140_62" style:family="text"/>
    <style:style style:name="T140_63" style:family="text"/>
    <style:style style:name="T140_64" style:family="text"/>
    <style:style style:name="T140_65" style:family="text"/>
    <style:style style:name="T140_66" style:family="text"/>
    <style:style style:name="T140_67" style:family="text"/>
    <style:style style:name="T140_68" style:family="text"/>
    <style:style style:name="T140_69" style:family="text"/>
    <style:style style:name="T140_70" style:family="text"/>
    <style:style style:name="T140_71" style:family="text"/>
    <style:style style:name="T140_72" style:family="text"/>
    <style:style style:name="T140_73" style:family="text"/>
    <style:style style:name="T140_74" style:family="text"/>
    <style:style style:name="T140_75" style:family="text"/>
    <style:style style:name="T140_76" style:family="text"/>
    <style:style style:name="T140_77" style:family="text"/>
    <style:style style:name="T140_78" style:family="text"/>
    <style:style style:name="T140_79" style:family="text"/>
    <style:style style:name="T140_80" style:family="text"/>
    <style:style style:name="T140_81" style:family="text"/>
    <style:style style:name="T140_82" style:family="text"/>
    <style:style style:name="T140_83" style:family="text"/>
    <style:style style:name="T140_84" style:family="text"/>
    <style:style style:name="T140_85" style:family="text"/>
    <style:style style:name="T140_86" style:family="text"/>
    <style:style style:name="T140_87" style:family="text"/>
    <style:style style:name="T140_88" style:family="text"/>
    <style:style style:name="T140_89" style:family="text"/>
    <style:style style:name="T140_90" style:family="text"/>
    <style:style style:name="T140_91" style:family="text"/>
    <style:style style:name="T140_92" style:family="text"/>
    <style:style style:name="T140_93" style:family="text"/>
    <style:style style:name="T140_94" style:family="text"/>
    <style:style style:name="T140_95" style:family="text"/>
    <style:style style:name="T140_96" style:family="text"/>
    <style:style style:name="T140_97" style:family="text"/>
    <style:style style:name="T140_98" style:family="text"/>
    <style:style style:name="T140_99" style:family="text"/>
    <style:style style:name="T140_100" style:family="text"/>
    <style:style style:name="T140_101" style:family="text"/>
    <style:style style:name="T140_102" style:family="text"/>
    <style:style style:name="T140_103" style:family="text"/>
    <style:style style:name="T140_104" style:family="text"/>
    <style:style style:name="T140_105" style:family="text"/>
    <style:style style:name="T140_106" style:family="text"/>
    <style:style style:name="T140_107" style:family="text"/>
    <style:style style:name="T140_108" style:family="text"/>
    <style:style style:name="T140_109" style:family="text"/>
    <style:style style:name="T140_110" style:family="text"/>
    <style:style style:name="T140_111" style:family="text"/>
    <style:style style:name="T140_112" style:family="text"/>
    <style:style style:name="T140_113" style:family="text"/>
    <style:style style:name="T140_114" style:family="text"/>
    <style:style style:name="T140_115" style:family="text"/>
    <style:style style:name="T140_116" style:family="text"/>
    <style:style style:name="T140_117" style:family="text"/>
    <style:style style:name="T140_118" style:family="text"/>
    <style:style style:name="T140_119" style:family="text"/>
    <style:style style:name="T140_120" style:family="text"/>
    <style:style style:name="T140_121" style:family="text"/>
    <style:style style:name="T140_122" style:family="text"/>
    <style:style style:name="T140_123" style:family="text"/>
    <style:style style:name="T140_124" style:family="text"/>
    <style:style style:name="T140_125" style:family="text"/>
    <style:style style:name="T140_126" style:family="text"/>
    <style:style style:name="T140_127" style:family="text"/>
    <style:style style:name="T140_128" style:family="text"/>
    <style:style style:name="P141" style:family="paragraph" style:parent-style-name="Standard">
      <style:paragraph-properties fo:break-before="auto" fo:text-indent="0cm" fo:line-height="150%" fo:margin-left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/>
    <style:style style:name="T141_58" style:family="text"/>
    <style:style style:name="T141_59" style:family="text"/>
    <style:style style:name="T141_60" style:family="text"/>
    <style:style style:name="P142" style:family="paragraph" style:parent-style-name="Standard">
      <style:paragraph-properties fo:break-before="auto" fo:text-indent="0cm" fo:line-height="150%" fo:margin-left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T142_55" style:family="text"/>
    <style:style style:name="T142_56" style:family="text"/>
    <style:style style:name="T142_57" style:family="text"/>
    <style:style style:name="T142_58" style:family="text"/>
    <style:style style:name="T142_59" style:family="text"/>
    <style:style style:name="T142_60" style:family="text"/>
    <style:style style:name="T142_61" style:family="text"/>
    <style:style style:name="T142_62" style:family="text"/>
    <style:style style:name="T142_63" style:family="text"/>
    <style:style style:name="T142_64" style:family="text"/>
    <style:style style:name="T142_65" style:family="text"/>
    <style:style style:name="T142_66" style:family="text"/>
    <style:style style:name="T142_67" style:family="text"/>
    <style:style style:name="T142_68" style:family="text"/>
    <style:style style:name="T142_69" style:family="text"/>
    <style:style style:name="T142_70" style:family="text"/>
    <style:style style:name="T142_71" style:family="text"/>
    <style:style style:name="T142_72" style:family="text"/>
    <style:style style:name="T142_73" style:family="text"/>
    <style:style style:name="T142_74" style:family="text"/>
    <style:style style:name="T142_75" style:family="text"/>
    <style:style style:name="T142_76" style:family="text"/>
    <style:style style:name="T142_77" style:family="text"/>
    <style:style style:name="T142_78" style:family="text"/>
    <style:style style:name="T142_79" style:family="text"/>
    <style:style style:name="T142_80" style:family="text"/>
    <style:style style:name="T142_81" style:family="text"/>
    <style:style style:name="T142_82" style:family="text"/>
    <style:style style:name="T142_83" style:family="text"/>
    <style:style style:name="T142_84" style:family="text"/>
    <style:style style:name="T142_85" style:family="text"/>
    <style:style style:name="T142_86" style:family="text"/>
    <style:style style:name="T142_87" style:family="text"/>
    <style:style style:name="T142_88" style:family="text"/>
    <style:style style:name="T142_89" style:family="text"/>
    <style:style style:name="T142_90" style:family="text"/>
    <style:style style:name="T142_91" style:family="text"/>
    <style:style style:name="T142_92" style:family="text"/>
    <style:style style:name="T142_93" style:family="text"/>
    <style:style style:name="T142_94" style:family="text"/>
    <style:style style:name="T142_95" style:family="text"/>
    <style:style style:name="T142_96" style:family="text"/>
    <style:style style:name="T142_97" style:family="text"/>
    <style:style style:name="T142_98" style:family="text"/>
    <style:style style:name="T142_99" style:family="text"/>
    <style:style style:name="T142_100" style:family="text"/>
    <style:style style:name="T142_101" style:family="text"/>
    <style:style style:name="T142_102" style:family="text"/>
    <style:style style:name="T142_103" style:family="text"/>
    <style:style style:name="T142_104" style:family="text"/>
    <style:style style:name="T142_105" style:family="text"/>
    <style:style style:name="T142_106" style:family="text"/>
    <style:style style:name="T142_107" style:family="text"/>
    <style:style style:name="T142_108" style:family="text"/>
    <style:style style:name="T142_109" style:family="text"/>
    <style:style style:name="T142_110" style:family="text"/>
    <style:style style:name="T142_111" style:family="text"/>
    <style:style style:name="T142_112" style:family="text"/>
    <style:style style:name="T142_113" style:family="text"/>
    <style:style style:name="T142_114" style:family="text"/>
    <style:style style:name="T142_115" style:family="text"/>
    <style:style style:name="T142_116" style:family="text"/>
    <style:style style:name="T142_117" style:family="text"/>
    <style:style style:name="T142_118" style:family="text"/>
    <style:style style:name="T142_119" style:family="text"/>
    <style:style style:name="T142_120" style:family="text"/>
    <style:style style:name="T142_121" style:family="text"/>
    <style:style style:name="T142_122" style:family="text"/>
    <style:style style:name="T142_123" style:family="text"/>
    <style:style style:name="T142_124" style:family="text"/>
    <style:style style:name="T142_125" style:family="text"/>
    <style:style style:name="T142_126" style:family="text"/>
    <style:style style:name="T142_127" style:family="text"/>
    <style:style style:name="T142_128" style:family="text"/>
    <style:style style:name="T142_129" style:family="text"/>
    <style:style style:name="T142_130" style:family="text"/>
    <style:style style:name="T142_131" style:family="text"/>
    <style:style style:name="T142_132" style:family="text"/>
    <style:style style:name="T142_133" style:family="text"/>
    <style:style style:name="T142_134" style:family="text"/>
    <style:style style:name="T142_135" style:family="text"/>
    <style:style style:name="T142_136" style:family="text"/>
    <style:style style:name="T142_137" style:family="text"/>
    <style:style style:name="T142_138" style:family="text"/>
    <style:style style:name="T142_139" style:family="text"/>
    <style:style style:name="T142_140" style:family="text"/>
    <style:style style:name="T142_141" style:family="text"/>
    <style:style style:name="T142_142" style:family="text"/>
    <style:style style:name="P143" style:family="paragraph" style:parent-style-name="Standard">
      <style:paragraph-properties fo:break-before="auto" fo:text-indent="0cm" fo:line-height="150%" fo:margin-left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P144" style:family="paragraph" style:parent-style-name="Standard">
      <style:paragraph-properties fo:break-before="auto" fo:text-indent="0cm" fo:line-height="150%" fo:margin-left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P145" style:family="paragraph" style:parent-style-name="Standard">
      <style:paragraph-properties fo:break-before="auto" fo:text-indent="0cm" fo:line-height="150%" fo:margin-left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T145_43" style:family="text"/>
    <style:style style:name="T145_44" style:family="text"/>
    <style:style style:name="T145_45" style:family="text"/>
    <style:style style:name="T145_46" style:family="text"/>
    <style:style style:name="T145_47" style:family="text"/>
    <style:style style:name="T145_48" style:family="text"/>
    <style:style style:name="T145_49" style:family="text"/>
    <style:style style:name="T145_50" style:family="text"/>
    <style:style style:name="T145_51" style:family="text"/>
    <style:style style:name="T145_52" style:family="text"/>
    <style:style style:name="T145_53" style:family="text"/>
    <style:style style:name="T145_54" style:family="text"/>
    <style:style style:name="T145_55" style:family="text"/>
    <style:style style:name="T145_56" style:family="text"/>
    <style:style style:name="T145_57" style:family="text"/>
    <style:style style:name="T145_58" style:family="text"/>
    <style:style style:name="T145_59" style:family="text"/>
    <style:style style:name="T145_60" style:family="text"/>
    <style:style style:name="T145_61" style:family="text"/>
    <style:style style:name="T145_62" style:family="text"/>
    <style:style style:name="T145_63" style:family="text"/>
    <style:style style:name="T145_64" style:family="text"/>
    <style:style style:name="T145_65" style:family="text"/>
    <style:style style:name="T145_66" style:family="text"/>
    <style:style style:name="T145_67" style:family="text"/>
    <style:style style:name="T145_68" style:family="text"/>
    <style:style style:name="T145_69" style:family="text"/>
    <style:style style:name="T145_70" style:family="text"/>
    <style:style style:name="T145_71" style:family="text"/>
    <style:style style:name="T145_72" style:family="text"/>
    <style:style style:name="T145_73" style:family="text"/>
    <style:style style:name="T145_74" style:family="text"/>
    <style:style style:name="T145_75" style:family="text"/>
    <style:style style:name="T145_76" style:family="text"/>
    <style:style style:name="T145_77" style:family="text"/>
    <style:style style:name="T145_78" style:family="text"/>
    <style:style style:name="T145_79" style:family="text"/>
    <style:style style:name="T145_80" style:family="text"/>
    <style:style style:name="T145_81" style:family="text"/>
    <style:style style:name="T145_82" style:family="text"/>
    <style:style style:name="T145_83" style:family="text"/>
    <style:style style:name="T145_84" style:family="text"/>
    <style:style style:name="T145_85" style:family="text"/>
    <style:style style:name="T145_86" style:family="text"/>
    <style:style style:name="T145_87" style:family="text"/>
    <style:style style:name="T145_88" style:family="text"/>
    <style:style style:name="T145_89" style:family="text"/>
    <style:style style:name="T145_90" style:family="text"/>
    <style:style style:name="T145_91" style:family="text"/>
    <style:style style:name="T145_92" style:family="text"/>
    <style:style style:name="T145_93" style:family="text"/>
    <style:style style:name="T145_94" style:family="text"/>
    <style:style style:name="T145_95" style:family="text"/>
    <style:style style:name="T145_96" style:family="text"/>
    <style:style style:name="T145_97" style:family="text"/>
    <style:style style:name="T145_98" style:family="text"/>
    <style:style style:name="T145_99" style:family="text"/>
    <style:style style:name="T145_100" style:family="text"/>
    <style:style style:name="T145_101" style:family="text"/>
    <style:style style:name="T145_102" style:family="text"/>
    <style:style style:name="T145_103" style:family="text"/>
    <style:style style:name="T145_104" style:family="text"/>
    <style:style style:name="T145_105" style:family="text"/>
    <style:style style:name="T145_106" style:family="text"/>
    <style:style style:name="T145_107" style:family="text"/>
    <style:style style:name="T145_108" style:family="text"/>
    <style:style style:name="T145_109" style:family="text"/>
    <style:style style:name="T145_110" style:family="text"/>
    <style:style style:name="T145_111" style:family="text"/>
    <style:style style:name="T145_112" style:family="text"/>
    <style:style style:name="T145_113" style:family="text"/>
    <style:style style:name="T145_114" style:family="text"/>
    <style:style style:name="T145_115" style:family="text"/>
    <style:style style:name="T145_116" style:family="text"/>
    <style:style style:name="T145_117" style:family="text"/>
    <style:style style:name="T145_118" style:family="text"/>
    <style:style style:name="T145_119" style:family="text"/>
    <style:style style:name="T145_120" style:family="text"/>
    <style:style style:name="T145_121" style:family="text"/>
    <style:style style:name="T145_122" style:family="text"/>
    <style:style style:name="T145_123" style:family="text"/>
    <style:style style:name="T145_124" style:family="text"/>
    <style:style style:name="T145_125" style:family="text"/>
    <style:style style:name="T145_126" style:family="text"/>
    <style:style style:name="T145_127" style:family="text"/>
    <style:style style:name="T145_128" style:family="text"/>
    <style:style style:name="T145_129" style:family="text"/>
    <style:style style:name="T145_130" style:family="text"/>
    <style:style style:name="T145_131" style:family="text"/>
    <style:style style:name="T145_132" style:family="text"/>
    <style:style style:name="P146" style:family="paragraph" style:parent-style-name="Standard">
      <style:paragraph-properties fo:break-before="auto" fo:text-indent="0cm" fo:line-height="150%" fo:margin-left="0cm" style:writing-mode="lr-tb"/>
    </style:style>
    <style:style style:name="P147" style:family="paragraph" style:parent-style-name="Standard">
      <style:paragraph-properties fo:break-before="auto" fo:text-indent="0cm" fo:line-height="150%" fo:margin-left="0cm" style:writing-mode="lr-tb"/>
    </style:style>
    <style:style style:name="T14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7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7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7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7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7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7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7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7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7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P148" style:family="paragraph" style:parent-style-name="Standard">
      <style:paragraph-properties fo:break-before="auto" fo:text-indent="0cm" fo:line-height="150%" fo:margin-left="0cm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149" style:family="paragraph" style:parent-style-name="Standard">
      <style:paragraph-properties fo:break-before="auto" fo:line-height="150%" style:writing-mode="lr-tb"/>
    </style:style>
    <style:style style:name="T14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9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9_4" style:family="text">
      <style:text-properties fo:font-style="italic" style:font-style-asian="italic" style:font-style-complex="italic" fo:font-weight="bold" style:font-weight-asian="bold" style:font-weight-complex="bold"/>
    </style:style>
    <style:style style:name="P150" style:family="paragraph" style:parent-style-name="Standard">
      <style:paragraph-properties fo:break-before="auto" fo:text-indent="0cm" fo:line-height="150%" fo:margin-left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P151" style:family="paragraph" style:parent-style-name="Standard">
      <style:paragraph-properties fo:break-before="auto" fo:text-indent="0cm" fo:line-height="150%" fo:margin-left="0cm" style:writing-mode="lr-tb"/>
    </style:style>
    <style:style style:name="P152" style:family="paragraph" style:parent-style-name="Standard">
      <style:paragraph-properties fo:break-before="auto" fo:line-height="150%" style:writing-mode="lr-tb"/>
    </style:style>
    <style:style style:name="T15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2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2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2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2_6" style:family="text">
      <style:text-properties fo:font-style="italic" style:font-style-asian="italic" style:font-style-complex="italic" fo:font-weight="bold" style:font-weight-asian="bold" style:font-weight-complex="bold"/>
    </style:style>
    <style:style style:name="P153" style:family="paragraph" style:parent-style-name="Standard">
      <style:paragraph-properties fo:break-before="auto" fo:text-indent="0cm" fo:line-height="150%" fo:margin-left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P154" style:family="paragraph" style:parent-style-name="Standard">
      <style:paragraph-properties fo:break-before="auto" fo:text-indent="0cm" fo:line-height="150%" fo:margin-left="0cm" style:writing-mode="lr-tb"/>
      <style:text-properties fo:font-weight="bold" style:font-weight-asian="bold" style:font-weight-complex="bold"/>
    </style:style>
    <style:style style:name="P155" style:family="paragraph" style:parent-style-name="Standard">
      <style:paragraph-properties fo:break-before="auto" fo:text-indent="0cm" fo:line-height="150%" fo:margin-left="0cm" style:writing-mode="lr-tb"/>
    </style:style>
    <style:style style:name="T15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_24" style:family="text">
      <style:text-properties fo:font-style="italic" style:font-style-asian="italic" style:font-style-complex="italic" fo:font-weight="bold" style:font-weight-asian="bold" style:font-weight-complex="bold"/>
    </style:style>
    <style:style style:name="P156" style:family="paragraph" style:parent-style-name="Standard">
      <style:paragraph-properties fo:break-before="auto" fo:line-height="150%" style:writing-mode="lr-tb"/>
    </style:style>
    <style:style style:name="T15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6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6_4" style:family="text">
      <style:text-properties fo:font-style="italic" style:font-style-asian="italic" style:font-style-complex="italic" fo:font-weight="bold" style:font-weight-asian="bold" style:font-weight-complex="bold"/>
    </style:style>
    <style:style style:name="P157" style:family="paragraph" style:parent-style-name="Standard">
      <style:paragraph-properties fo:break-before="auto" fo:text-indent="0cm" fo:line-height="150%" fo:margin-left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T157_39" style:family="text"/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T157_49" style:family="text"/>
    <style:style style:name="T157_50" style:family="text"/>
    <style:style style:name="T157_51" style:family="text"/>
    <style:style style:name="T157_52" style:family="text"/>
    <style:style style:name="T157_53" style:family="text"/>
    <style:style style:name="T157_54" style:family="text"/>
    <style:style style:name="T157_55" style:family="text"/>
    <style:style style:name="T157_56" style:family="text"/>
    <style:style style:name="T157_57" style:family="text"/>
    <style:style style:name="T157_58" style:family="text"/>
    <style:style style:name="T157_59" style:family="text"/>
    <style:style style:name="T157_60" style:family="text"/>
    <style:style style:name="T157_61" style:family="text"/>
    <style:style style:name="T157_62" style:family="text"/>
    <style:style style:name="T157_63" style:family="text"/>
    <style:style style:name="T157_64" style:family="text"/>
    <style:style style:name="T157_65" style:family="text"/>
    <style:style style:name="T157_66" style:family="text"/>
    <style:style style:name="T157_67" style:family="text"/>
    <style:style style:name="T157_68" style:family="text"/>
    <style:style style:name="T157_69" style:family="text"/>
    <style:style style:name="T157_70" style:family="text"/>
    <style:style style:name="T157_71" style:family="text"/>
    <style:style style:name="T157_72" style:family="text"/>
    <style:style style:name="P158" style:family="paragraph" style:parent-style-name="Standard">
      <style:paragraph-properties fo:break-before="auto" fo:line-height="15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159" style:family="paragraph" style:parent-style-name="Standard">
      <style:paragraph-properties fo:break-before="auto" fo:line-height="150%" style:writing-mode="lr-tb"/>
    </style:style>
    <style:style style:name="T15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9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9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9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9_6" style:family="text">
      <style:text-properties fo:font-style="italic" style:font-style-asian="italic" style:font-style-complex="italic" fo:font-weight="bold" style:font-weight-asian="bold" style:font-weight-complex="bold"/>
    </style:style>
    <style:style style:name="P160" style:family="paragraph" style:parent-style-name="Standard">
      <style:paragraph-properties fo:break-before="auto" fo:text-indent="0cm" fo:line-height="150%" fo:margin-left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T160_50" style:family="text"/>
    <style:style style:name="T160_51" style:family="text"/>
    <style:style style:name="T160_52" style:family="text"/>
    <style:style style:name="T160_53" style:family="text"/>
    <style:style style:name="T160_54" style:family="text"/>
    <style:style style:name="T160_55" style:family="text"/>
    <style:style style:name="T160_56" style:family="text"/>
    <style:style style:name="T160_57" style:family="text"/>
    <style:style style:name="T160_58" style:family="text"/>
    <style:style style:name="T160_59" style:family="text"/>
    <style:style style:name="T160_60" style:family="text"/>
    <style:style style:name="T160_61" style:family="text"/>
    <style:style style:name="T160_62" style:family="text"/>
    <style:style style:name="T160_63" style:family="text"/>
    <style:style style:name="T160_64" style:family="text"/>
    <style:style style:name="T160_65" style:family="text"/>
    <style:style style:name="T160_66" style:family="text"/>
    <style:style style:name="T160_67" style:family="text"/>
    <style:style style:name="T160_68" style:family="text"/>
    <style:style style:name="T160_69" style:family="text"/>
    <style:style style:name="T160_70" style:family="text"/>
    <style:style style:name="T160_71" style:family="text"/>
    <style:style style:name="T160_72" style:family="text"/>
    <style:style style:name="T160_73" style:family="text"/>
    <style:style style:name="T160_74" style:family="text"/>
    <style:style style:name="T160_75" style:family="text"/>
    <style:style style:name="T160_76" style:family="text"/>
    <style:style style:name="T160_77" style:family="text"/>
    <style:style style:name="T160_78" style:family="text"/>
    <style:style style:name="T160_79" style:family="text"/>
    <style:style style:name="T160_80" style:family="text"/>
    <style:style style:name="T160_81" style:family="text"/>
    <style:style style:name="T160_82" style:family="text"/>
    <style:style style:name="T160_83" style:family="text"/>
    <style:style style:name="T160_84" style:family="text"/>
    <style:style style:name="T160_85" style:family="text"/>
    <style:style style:name="T160_86" style:family="text"/>
    <style:style style:name="T160_87" style:family="text"/>
    <style:style style:name="T160_88" style:family="text"/>
    <style:style style:name="T160_89" style:family="text"/>
    <style:style style:name="T160_90" style:family="text"/>
    <style:style style:name="T160_91" style:family="text"/>
    <style:style style:name="T160_92" style:family="text"/>
    <style:style style:name="T160_93" style:family="text"/>
    <style:style style:name="T160_94" style:family="text"/>
    <style:style style:name="T160_95" style:family="text"/>
    <style:style style:name="T160_96" style:family="text"/>
    <style:style style:name="T160_97" style:family="text"/>
    <style:style style:name="T160_98" style:family="text"/>
    <style:style style:name="T160_99" style:family="text"/>
    <style:style style:name="T160_100" style:family="text"/>
    <style:style style:name="T160_101" style:family="text"/>
    <style:style style:name="T160_102" style:family="text"/>
    <style:style style:name="T160_103" style:family="text"/>
    <style:style style:name="T160_104" style:family="text"/>
    <style:style style:name="T160_105" style:family="text"/>
    <style:style style:name="T160_106" style:family="text"/>
    <style:style style:name="T160_107" style:family="text"/>
    <style:style style:name="T160_108" style:family="text"/>
    <style:style style:name="T160_109" style:family="text"/>
    <style:style style:name="T160_110" style:family="text"/>
    <style:style style:name="T160_111" style:family="text"/>
    <style:style style:name="T160_112" style:family="text"/>
    <style:style style:name="T160_113" style:family="text"/>
    <style:style style:name="T160_114" style:family="text"/>
    <style:style style:name="T160_115" style:family="text"/>
    <style:style style:name="T160_116" style:family="text"/>
    <style:style style:name="T160_117" style:family="text"/>
    <style:style style:name="T160_118" style:family="text"/>
    <style:style style:name="T160_119" style:family="text"/>
    <style:style style:name="T160_120" style:family="text"/>
    <style:style style:name="T160_121" style:family="text"/>
    <style:style style:name="T160_122" style:family="text"/>
    <style:style style:name="T160_123" style:family="text"/>
    <style:style style:name="T160_124" style:family="text"/>
    <style:style style:name="T160_125" style:family="text"/>
    <style:style style:name="T160_126" style:family="text"/>
    <style:style style:name="T160_127" style:family="text"/>
    <style:style style:name="T160_128" style:family="text"/>
    <style:style style:name="T160_129" style:family="text"/>
    <style:style style:name="T160_130" style:family="text"/>
    <style:style style:name="T160_131" style:family="text"/>
    <style:style style:name="T160_132" style:family="text"/>
    <style:style style:name="T160_133" style:family="text"/>
    <style:style style:name="T160_134" style:family="text"/>
    <style:style style:name="T160_135" style:family="text"/>
    <style:style style:name="T160_136" style:family="text"/>
    <style:style style:name="T160_137" style:family="text"/>
    <style:style style:name="T160_138" style:family="text"/>
    <style:style style:name="T160_139" style:family="text"/>
    <style:style style:name="T160_140" style:family="text"/>
    <style:style style:name="T160_141" style:family="text"/>
    <style:style style:name="T160_142" style:family="text"/>
    <style:style style:name="T160_143" style:family="text"/>
    <style:style style:name="T160_144" style:family="text"/>
    <style:style style:name="T160_145" style:family="text"/>
    <style:style style:name="T160_146" style:family="text"/>
    <style:style style:name="T160_147" style:family="text"/>
    <style:style style:name="T160_148" style:family="text"/>
    <style:style style:name="T160_149" style:family="text"/>
    <style:style style:name="T160_150" style:family="text"/>
    <style:style style:name="T160_151" style:family="text"/>
    <style:style style:name="T160_152" style:family="text"/>
    <style:style style:name="T160_153" style:family="text"/>
    <style:style style:name="T160_154" style:family="text"/>
    <style:style style:name="T160_155" style:family="text"/>
    <style:style style:name="T160_156" style:family="text"/>
    <style:style style:name="T160_157" style:family="text"/>
    <style:style style:name="T160_158" style:family="text"/>
    <style:style style:name="T160_159" style:family="text"/>
    <style:style style:name="T160_160" style:family="text"/>
    <style:style style:name="T160_161" style:family="text"/>
    <style:style style:name="T160_162" style:family="text"/>
    <style:style style:name="T160_163" style:family="text"/>
    <style:style style:name="T160_164" style:family="text"/>
    <style:style style:name="T160_165" style:family="text"/>
    <style:style style:name="T160_166" style:family="text"/>
    <style:style style:name="T160_167" style:family="text"/>
    <style:style style:name="T160_168" style:family="text"/>
    <style:style style:name="T160_169" style:family="text"/>
    <style:style style:name="T160_170" style:family="text"/>
    <style:style style:name="P161" style:family="paragraph" style:parent-style-name="Standard">
      <style:paragraph-properties fo:break-before="auto" fo:text-indent="0cm" fo:line-height="150%" fo:margin-left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/>
    <style:style style:name="T161_40" style:family="text"/>
    <style:style style:name="T161_41" style:family="text"/>
    <style:style style:name="T161_42" style:family="text"/>
    <style:style style:name="T161_43" style:family="text"/>
    <style:style style:name="T161_44" style:family="text"/>
    <style:style style:name="T161_45" style:family="text"/>
    <style:style style:name="T161_46" style:family="text"/>
    <style:style style:name="T161_47" style:family="text"/>
    <style:style style:name="T161_48" style:family="text"/>
    <style:style style:name="T161_49" style:family="text"/>
    <style:style style:name="T161_50" style:family="text"/>
    <style:style style:name="T161_51" style:family="text"/>
    <style:style style:name="T161_52" style:family="text"/>
    <style:style style:name="T161_53" style:family="text"/>
    <style:style style:name="T161_54" style:family="text"/>
    <style:style style:name="T161_55" style:family="text"/>
    <style:style style:name="T161_56" style:family="text"/>
    <style:style style:name="T161_57" style:family="text"/>
    <style:style style:name="T161_58" style:family="text"/>
    <style:style style:name="P162" style:family="paragraph" style:parent-style-name="Standard">
      <style:paragraph-properties fo:break-before="auto" fo:text-indent="0cm" fo:line-height="150%" fo:margin-left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T162_49" style:family="text"/>
    <style:style style:name="T162_50" style:family="text"/>
    <style:style style:name="T162_51" style:family="text"/>
    <style:style style:name="T162_52" style:family="text"/>
    <style:style style:name="T162_53" style:family="text"/>
    <style:style style:name="T162_54" style:family="text"/>
    <style:style style:name="P163" style:family="paragraph" style:parent-style-name="Standard">
      <style:paragraph-properties fo:break-before="auto" fo:text-indent="0cm" fo:line-height="150%" fo:margin-left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T163_40" style:family="text"/>
    <style:style style:name="T163_41" style:family="text"/>
    <style:style style:name="T163_42" style:family="text"/>
    <style:style style:name="T163_43" style:family="text"/>
    <style:style style:name="T163_44" style:family="text"/>
    <style:style style:name="T163_45" style:family="text"/>
    <style:style style:name="T163_46" style:family="text"/>
    <style:style style:name="T163_47" style:family="text"/>
    <style:style style:name="T163_48" style:family="text"/>
    <style:style style:name="T163_49" style:family="text"/>
    <style:style style:name="T163_50" style:family="text"/>
    <style:style style:name="T163_51" style:family="text"/>
    <style:style style:name="T163_52" style:family="text"/>
    <style:style style:name="T163_53" style:family="text"/>
    <style:style style:name="T163_54" style:family="text"/>
    <style:style style:name="P164" style:family="paragraph" style:parent-style-name="Standard">
      <style:paragraph-properties fo:break-before="auto" fo:text-indent="0cm" fo:line-height="150%" fo:margin-left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T164_39" style:family="text"/>
    <style:style style:name="T164_40" style:family="text"/>
    <style:style style:name="T164_41" style:family="text"/>
    <style:style style:name="T164_42" style:family="text"/>
    <style:style style:name="T164_43" style:family="text"/>
    <style:style style:name="T164_44" style:family="text"/>
    <style:style style:name="T164_45" style:family="text"/>
    <style:style style:name="T164_46" style:family="text"/>
    <style:style style:name="T164_47" style:family="text"/>
    <style:style style:name="T164_48" style:family="text"/>
    <style:style style:name="T164_49" style:family="text"/>
    <style:style style:name="T164_50" style:family="text"/>
    <style:style style:name="T164_51" style:family="text"/>
    <style:style style:name="T164_52" style:family="text"/>
    <style:style style:name="T164_53" style:family="text"/>
    <style:style style:name="T164_54" style:family="text"/>
    <style:style style:name="T164_55" style:family="text"/>
    <style:style style:name="T164_56" style:family="text"/>
    <style:style style:name="T164_57" style:family="text"/>
    <style:style style:name="T164_58" style:family="text"/>
    <style:style style:name="T164_59" style:family="text"/>
    <style:style style:name="T164_60" style:family="text"/>
    <style:style style:name="T164_61" style:family="text"/>
    <style:style style:name="T164_62" style:family="text"/>
    <style:style style:name="T164_63" style:family="text"/>
    <style:style style:name="T164_64" style:family="text"/>
    <style:style style:name="T164_65" style:family="text"/>
    <style:style style:name="T164_66" style:family="text"/>
    <style:style style:name="T164_67" style:family="text"/>
    <style:style style:name="T164_68" style:family="text"/>
    <style:style style:name="T164_69" style:family="text"/>
    <style:style style:name="T164_70" style:family="text"/>
    <style:style style:name="T164_71" style:family="text"/>
    <style:style style:name="T164_72" style:family="text"/>
    <style:style style:name="T164_73" style:family="text"/>
    <style:style style:name="T164_74" style:family="text"/>
    <style:style style:name="T164_75" style:family="text"/>
    <style:style style:name="T164_76" style:family="text"/>
    <style:style style:name="T164_77" style:family="text"/>
    <style:style style:name="T164_78" style:family="text"/>
    <style:style style:name="T164_79" style:family="text"/>
    <style:style style:name="T164_80" style:family="text"/>
    <style:style style:name="T164_81" style:family="text"/>
    <style:style style:name="T164_82" style:family="text"/>
    <style:style style:name="T164_83" style:family="text"/>
    <style:style style:name="T164_84" style:family="text"/>
    <style:style style:name="T164_85" style:family="text"/>
    <style:style style:name="T164_86" style:family="text"/>
    <style:style style:name="T164_87" style:family="text"/>
    <style:style style:name="T164_88" style:family="text"/>
    <style:style style:name="T164_89" style:family="text"/>
    <style:style style:name="T164_90" style:family="text"/>
    <style:style style:name="T164_91" style:family="text"/>
    <style:style style:name="T164_92" style:family="text"/>
    <style:style style:name="T164_93" style:family="text"/>
    <style:style style:name="T164_94" style:family="text"/>
    <style:style style:name="T164_95" style:family="text"/>
    <style:style style:name="T164_96" style:family="text"/>
    <style:style style:name="T164_97" style:family="text"/>
    <style:style style:name="T164_98" style:family="text"/>
    <style:style style:name="T164_99" style:family="text"/>
    <style:style style:name="T164_100" style:family="text"/>
    <style:style style:name="T164_101" style:family="text"/>
    <style:style style:name="T164_102" style:family="text"/>
    <style:style style:name="T164_103" style:family="text"/>
    <style:style style:name="T164_104" style:family="text"/>
    <style:style style:name="T164_105" style:family="text"/>
    <style:style style:name="T164_106" style:family="text"/>
    <style:style style:name="T164_107" style:family="text"/>
    <style:style style:name="T164_108" style:family="text"/>
    <style:style style:name="T164_109" style:family="text"/>
    <style:style style:name="T164_110" style:family="text"/>
    <style:style style:name="T164_111" style:family="text"/>
    <style:style style:name="T164_112" style:family="text"/>
    <style:style style:name="T164_113" style:family="text"/>
    <style:style style:name="T164_114" style:family="text"/>
    <style:style style:name="T164_115" style:family="text"/>
    <style:style style:name="T164_116" style:family="text"/>
    <style:style style:name="T164_117" style:family="text"/>
    <style:style style:name="T164_118" style:family="text"/>
    <style:style style:name="T164_119" style:family="text"/>
    <style:style style:name="T164_120" style:family="text"/>
    <style:style style:name="T164_121" style:family="text"/>
    <style:style style:name="T164_122" style:family="text"/>
    <style:style style:name="T164_123" style:family="text"/>
    <style:style style:name="T164_124" style:family="text"/>
    <style:style style:name="T164_125" style:family="text"/>
    <style:style style:name="T164_126" style:family="text"/>
    <style:style style:name="T164_127" style:family="text"/>
    <style:style style:name="T164_128" style:family="text"/>
    <style:style style:name="T164_129" style:family="text"/>
    <style:style style:name="T164_130" style:family="text"/>
    <style:style style:name="T164_131" style:family="text"/>
    <style:style style:name="T164_132" style:family="text"/>
    <style:style style:name="T164_133" style:family="text"/>
    <style:style style:name="T164_134" style:family="text"/>
    <style:style style:name="T164_135" style:family="text"/>
    <style:style style:name="T164_136" style:family="text"/>
    <style:style style:name="T164_137" style:family="text"/>
    <style:style style:name="T164_138" style:family="text"/>
    <style:style style:name="T164_139" style:family="text"/>
    <style:style style:name="T164_140" style:family="text"/>
    <style:style style:name="T164_141" style:family="text"/>
    <style:style style:name="T164_142" style:family="text"/>
    <style:style style:name="T164_143" style:family="text"/>
    <style:style style:name="T164_144" style:family="text"/>
    <style:style style:name="T164_145" style:family="text"/>
    <style:style style:name="T164_146" style:family="text"/>
    <style:style style:name="T164_147" style:family="text"/>
    <style:style style:name="T164_148" style:family="text"/>
    <style:style style:name="T164_149" style:family="text"/>
    <style:style style:name="T164_150" style:family="text"/>
    <style:style style:name="T164_151" style:family="text"/>
    <style:style style:name="T164_152" style:family="text"/>
    <style:style style:name="T164_153" style:family="text"/>
    <style:style style:name="T164_154" style:family="text"/>
    <style:style style:name="T164_155" style:family="text"/>
    <style:style style:name="T164_156" style:family="text"/>
    <style:style style:name="T164_157" style:family="text"/>
    <style:style style:name="T164_158" style:family="text"/>
    <style:style style:name="T164_159" style:family="text"/>
    <style:style style:name="T164_160" style:family="text"/>
    <style:style style:name="T164_161" style:family="text"/>
    <style:style style:name="T164_162" style:family="text"/>
    <style:style style:name="T164_163" style:family="text"/>
    <style:style style:name="T164_164" style:family="text"/>
    <style:style style:name="P165" style:family="paragraph" style:parent-style-name="Standard">
      <style:paragraph-properties fo:break-before="auto" fo:text-indent="0cm" fo:line-height="150%" fo:margin-left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T165_43" style:family="text"/>
    <style:style style:name="T165_44" style:family="text"/>
    <style:style style:name="T165_45" style:family="text"/>
    <style:style style:name="T165_46" style:family="text"/>
    <style:style style:name="T165_47" style:family="text"/>
    <style:style style:name="T165_48" style:family="text"/>
    <style:style style:name="T165_49" style:family="text"/>
    <style:style style:name="T165_50" style:family="text"/>
    <style:style style:name="T165_51" style:family="text"/>
    <style:style style:name="T165_52" style:family="text"/>
    <style:style style:name="T165_53" style:family="text"/>
    <style:style style:name="T165_54" style:family="text"/>
    <style:style style:name="T165_55" style:family="text"/>
    <style:style style:name="T165_56" style:family="text"/>
    <style:style style:name="T165_57" style:family="text"/>
    <style:style style:name="T165_58" style:family="text"/>
    <style:style style:name="T165_59" style:family="text"/>
    <style:style style:name="T165_60" style:family="text"/>
    <style:style style:name="T165_61" style:family="text"/>
    <style:style style:name="T165_62" style:family="text"/>
    <style:style style:name="T165_63" style:family="text"/>
    <style:style style:name="T165_64" style:family="text"/>
    <style:style style:name="T165_65" style:family="text"/>
    <style:style style:name="T165_66" style:family="text"/>
    <style:style style:name="T165_67" style:family="text"/>
    <style:style style:name="T165_68" style:family="text"/>
    <style:style style:name="T165_69" style:family="text"/>
    <style:style style:name="T165_70" style:family="text"/>
    <style:style style:name="T165_71" style:family="text"/>
    <style:style style:name="T165_72" style:family="text"/>
    <style:style style:name="T165_73" style:family="text"/>
    <style:style style:name="T165_74" style:family="text"/>
    <style:style style:name="T165_75" style:family="text"/>
    <style:style style:name="T165_76" style:family="text"/>
    <style:style style:name="T165_77" style:family="text"/>
    <style:style style:name="T165_78" style:family="text"/>
    <style:style style:name="P166" style:family="paragraph" style:parent-style-name="Standard">
      <style:paragraph-properties fo:break-before="auto" fo:text-indent="0cm" fo:line-height="150%" fo:margin-left="0cm" style:writing-mode="lr-tb"/>
      <style:text-properties fo:font-weight="bold" style:font-weight-asian="bold" style:font-weight-complex="bold"/>
    </style:style>
    <style:style style:name="P167" style:family="paragraph" style:parent-style-name="Standard">
      <style:paragraph-properties fo:break-before="auto" fo:text-indent="0cm" fo:line-height="150%" fo:margin-left="0cm" style:writing-mode="lr-tb"/>
    </style:style>
    <style:style style:name="T16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7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7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7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7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7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7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7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7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7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7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7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7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7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7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7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P168" style:family="paragraph" style:parent-style-name="Standard">
      <style:paragraph-properties fo:break-before="auto" fo:line-height="15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169" style:family="paragraph" style:parent-style-name="Standard">
      <style:paragraph-properties fo:break-before="auto" fo:line-height="150%" style:writing-mode="lr-tb"/>
    </style:style>
    <style:style style:name="T16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9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9_4" style:family="text">
      <style:text-properties fo:font-style="italic" style:font-style-asian="italic" style:font-style-complex="italic" fo:font-weight="bold" style:font-weight-asian="bold" style:font-weight-complex="bold"/>
    </style:style>
    <style:style style:name="P170" style:family="paragraph" style:parent-style-name="Standard">
      <style:paragraph-properties fo:break-before="auto" fo:text-indent="0cm" fo:line-height="150%" fo:margin-left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T170_32" style:family="text"/>
    <style:style style:name="T170_33" style:family="text"/>
    <style:style style:name="T170_34" style:family="text"/>
    <style:style style:name="T170_35" style:family="text"/>
    <style:style style:name="T170_36" style:family="text"/>
    <style:style style:name="T170_37" style:family="text"/>
    <style:style style:name="T170_38" style:family="text"/>
    <style:style style:name="T170_39" style:family="text"/>
    <style:style style:name="T170_40" style:family="text"/>
    <style:style style:name="T170_41" style:family="text"/>
    <style:style style:name="T170_42" style:family="text"/>
    <style:style style:name="T170_43" style:family="text"/>
    <style:style style:name="T170_44" style:family="text"/>
    <style:style style:name="T170_45" style:family="text"/>
    <style:style style:name="T170_46" style:family="text"/>
    <style:style style:name="T170_47" style:family="text"/>
    <style:style style:name="T170_48" style:family="text"/>
    <style:style style:name="T170_49" style:family="text"/>
    <style:style style:name="T170_50" style:family="text"/>
    <style:style style:name="T170_51" style:family="text"/>
    <style:style style:name="T170_52" style:family="text"/>
    <style:style style:name="T170_53" style:family="text"/>
    <style:style style:name="T170_54" style:family="text"/>
    <style:style style:name="T170_55" style:family="text"/>
    <style:style style:name="T170_56" style:family="text"/>
    <style:style style:name="T170_57" style:family="text"/>
    <style:style style:name="T170_58" style:family="text"/>
    <style:style style:name="T170_59" style:family="text"/>
    <style:style style:name="T170_60" style:family="text"/>
    <style:style style:name="T170_61" style:family="text"/>
    <style:style style:name="T170_62" style:family="text"/>
    <style:style style:name="T170_63" style:family="text"/>
    <style:style style:name="T170_64" style:family="text"/>
    <style:style style:name="T170_65" style:family="text"/>
    <style:style style:name="T170_66" style:family="text"/>
    <style:style style:name="T170_67" style:family="text"/>
    <style:style style:name="T170_68" style:family="text"/>
    <style:style style:name="T170_69" style:family="text"/>
    <style:style style:name="T170_70" style:family="text"/>
    <style:style style:name="T170_71" style:family="text"/>
    <style:style style:name="T170_72" style:family="text"/>
    <style:style style:name="T170_73" style:family="text"/>
    <style:style style:name="T170_74" style:family="text"/>
    <style:style style:name="T170_75" style:family="text"/>
    <style:style style:name="T170_76" style:family="text"/>
    <style:style style:name="T170_77" style:family="text"/>
    <style:style style:name="T170_78" style:family="text"/>
    <style:style style:name="P171" style:family="paragraph" style:parent-style-name="Standard">
      <style:paragraph-properties fo:break-before="auto" fo:text-indent="0cm" fo:line-height="150%" fo:margin-left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P172" style:family="paragraph" style:parent-style-name="Standard">
      <style:paragraph-properties fo:break-before="auto" fo:text-indent="0cm" fo:line-height="150%" fo:margin-left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P173" style:family="paragraph" style:parent-style-name="Standard">
      <style:paragraph-properties fo:break-before="auto" fo:line-height="15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174" style:family="paragraph" style:parent-style-name="Standard">
      <style:paragraph-properties fo:break-before="auto" fo:line-height="150%" style:writing-mode="lr-tb"/>
    </style:style>
    <style:style style:name="T17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6" style:family="text">
      <style:text-properties fo:font-style="italic" style:font-style-asian="italic" style:font-style-complex="italic" fo:font-weight="bold" style:font-weight-asian="bold" style:font-weight-complex="bold"/>
    </style:style>
    <style:style style:name="P175" style:family="paragraph" style:parent-style-name="Standard">
      <style:paragraph-properties fo:break-before="auto" fo:text-indent="0cm" fo:line-height="150%" fo:margin-left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T175_42" style:family="text"/>
    <style:style style:name="T175_43" style:family="text"/>
    <style:style style:name="T175_44" style:family="text"/>
    <style:style style:name="T175_45" style:family="text"/>
    <style:style style:name="T175_46" style:family="text"/>
    <style:style style:name="T175_47" style:family="text"/>
    <style:style style:name="T175_48" style:family="text"/>
    <style:style style:name="T175_49" style:family="text"/>
    <style:style style:name="T175_50" style:family="text"/>
    <style:style style:name="T175_51" style:family="text"/>
    <style:style style:name="T175_52" style:family="text"/>
    <style:style style:name="T175_53" style:family="text"/>
    <style:style style:name="T175_54" style:family="text"/>
    <style:style style:name="T175_55" style:family="text"/>
    <style:style style:name="T175_56" style:family="text"/>
    <style:style style:name="T175_57" style:family="text"/>
    <style:style style:name="T175_58" style:family="text"/>
    <style:style style:name="T175_59" style:family="text"/>
    <style:style style:name="T175_60" style:family="text"/>
    <style:style style:name="T175_61" style:family="text"/>
    <style:style style:name="T175_62" style:family="text"/>
    <style:style style:name="T175_63" style:family="text"/>
    <style:style style:name="T175_64" style:family="text"/>
    <style:style style:name="T175_65" style:family="text"/>
    <style:style style:name="T175_66" style:family="text"/>
    <style:style style:name="T175_67" style:family="text"/>
    <style:style style:name="T175_68" style:family="text"/>
    <style:style style:name="T175_69" style:family="text"/>
    <style:style style:name="T175_70" style:family="text"/>
    <style:style style:name="T175_71" style:family="text"/>
    <style:style style:name="T175_72" style:family="text"/>
    <style:style style:name="T175_73" style:family="text"/>
    <style:style style:name="T175_74" style:family="text"/>
    <style:style style:name="T175_75" style:family="text"/>
    <style:style style:name="T175_76" style:family="text"/>
    <style:style style:name="T175_77" style:family="text"/>
    <style:style style:name="T175_78" style:family="text"/>
    <style:style style:name="P176" style:family="paragraph" style:parent-style-name="Standard">
      <style:paragraph-properties fo:break-before="auto" fo:text-indent="0cm" fo:line-height="150%" fo:margin-left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T176_43" style:family="text"/>
    <style:style style:name="T176_44" style:family="text"/>
    <style:style style:name="T176_45" style:family="text"/>
    <style:style style:name="T176_46" style:family="text"/>
    <style:style style:name="T176_47" style:family="text"/>
    <style:style style:name="T176_48" style:family="text"/>
    <style:style style:name="T176_49" style:family="text"/>
    <style:style style:name="T176_50" style:family="text"/>
    <style:style style:name="T176_51" style:family="text"/>
    <style:style style:name="T176_52" style:family="text"/>
    <style:style style:name="T176_53" style:family="text"/>
    <style:style style:name="T176_54" style:family="text"/>
    <style:style style:name="T176_55" style:family="text"/>
    <style:style style:name="T176_56" style:family="text"/>
    <style:style style:name="P177" style:family="paragraph" style:parent-style-name="Standard">
      <style:paragraph-properties fo:break-before="auto" fo:text-indent="0cm" fo:line-height="150%" fo:margin-left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P178" style:family="paragraph" style:parent-style-name="Standard">
      <style:paragraph-properties fo:break-before="auto" fo:text-indent="0cm" fo:line-height="150%" fo:margin-left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/>
    <style:style style:name="T178_58" style:family="text"/>
    <style:style style:name="T178_59" style:family="text"/>
    <style:style style:name="T178_60" style:family="text"/>
    <style:style style:name="T178_61" style:family="text"/>
    <style:style style:name="T178_62" style:family="text"/>
    <style:style style:name="P179" style:family="paragraph" style:parent-style-name="Standard">
      <style:paragraph-properties fo:break-before="auto" fo:text-indent="0cm" fo:line-height="150%" fo:margin-left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T179_38" style:family="text"/>
    <style:style style:name="T179_39" style:family="text"/>
    <style:style style:name="T179_40" style:family="text"/>
    <style:style style:name="T179_41" style:family="text"/>
    <style:style style:name="T179_42" style:family="text"/>
    <style:style style:name="T179_43" style:family="text"/>
    <style:style style:name="T179_44" style:family="text"/>
    <style:style style:name="T179_45" style:family="text"/>
    <style:style style:name="T179_46" style:family="text"/>
    <style:style style:name="T179_47" style:family="text"/>
    <style:style style:name="T179_48" style:family="text"/>
    <style:style style:name="T179_49" style:family="text"/>
    <style:style style:name="T179_50" style:family="text"/>
    <style:style style:name="T179_51" style:family="text"/>
    <style:style style:name="T179_52" style:family="text"/>
    <style:style style:name="T179_53" style:family="text"/>
    <style:style style:name="T179_54" style:family="text"/>
    <style:style style:name="T179_55" style:family="text"/>
    <style:style style:name="T179_56" style:family="text"/>
    <style:style style:name="T179_57" style:family="text"/>
    <style:style style:name="T179_58" style:family="text"/>
    <style:style style:name="T179_59" style:family="text"/>
    <style:style style:name="T179_60" style:family="text"/>
    <style:style style:name="T179_61" style:family="text"/>
    <style:style style:name="T179_62" style:family="text"/>
    <style:style style:name="T179_63" style:family="text"/>
    <style:style style:name="T179_64" style:family="text"/>
    <style:style style:name="T179_65" style:family="text"/>
    <style:style style:name="T179_66" style:family="text"/>
    <style:style style:name="T179_67" style:family="text"/>
    <style:style style:name="T179_68" style:family="text"/>
    <style:style style:name="T179_69" style:family="text"/>
    <style:style style:name="T179_70" style:family="text"/>
    <style:style style:name="T179_71" style:family="text"/>
    <style:style style:name="T179_72" style:family="text"/>
    <style:style style:name="T179_73" style:family="text"/>
    <style:style style:name="T179_74" style:family="text"/>
    <style:style style:name="T179_75" style:family="text"/>
    <style:style style:name="T179_76" style:family="text"/>
    <style:style style:name="T179_77" style:family="text"/>
    <style:style style:name="T179_78" style:family="text"/>
    <style:style style:name="T179_79" style:family="text"/>
    <style:style style:name="T179_80" style:family="text"/>
    <style:style style:name="T179_81" style:family="text"/>
    <style:style style:name="T179_82" style:family="text"/>
    <style:style style:name="T179_83" style:family="text"/>
    <style:style style:name="T179_84" style:family="text"/>
    <style:style style:name="T179_85" style:family="text"/>
    <style:style style:name="T179_86" style:family="text"/>
    <style:style style:name="P180" style:family="paragraph" style:parent-style-name="Standard">
      <style:paragraph-properties fo:break-before="auto" fo:text-indent="0cm" fo:line-height="150%" fo:margin-left="0cm" style:writing-mode="lr-tb"/>
      <style:text-properties fo:font-weight="bold" style:font-weight-asian="bold" style:font-weight-complex="bold"/>
    </style:style>
    <style:style style:name="P181" style:family="paragraph" style:parent-style-name="Standard">
      <style:paragraph-properties fo:break-before="auto" fo:text-indent="0cm" fo:line-height="150%" fo:margin-left="0cm" style:writing-mode="lr-tb"/>
    </style:style>
    <style:style style:name="T18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1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1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1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1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1_7" style:family="text">
      <style:text-properties fo:font-style="italic" style:font-style-asian="italic" style:font-style-complex="italic" fo:font-weight="bold" style:font-weight-asian="bold" style:font-weight-complex="bold"/>
    </style:style>
    <style:style style:name="P182" style:family="paragraph" style:parent-style-name="Standard">
      <style:paragraph-properties fo:break-before="auto" fo:text-indent="0cm" fo:line-height="150%" fo:margin-left="0cm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183" style:family="paragraph" style:parent-style-name="Standard">
      <style:paragraph-properties fo:break-before="auto" fo:text-indent="0cm" fo:line-height="150%" fo:margin-left="0cm" style:writing-mode="lr-tb"/>
    </style:style>
    <style:style style:name="T18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3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3_4" style:family="text">
      <style:text-properties fo:font-style="italic" style:font-style-asian="italic" style:font-style-complex="italic" fo:font-weight="bold" style:font-weight-asian="bold" style:font-weight-complex="bold"/>
    </style:style>
    <style:style style:name="P184" style:family="paragraph" style:parent-style-name="Standard">
      <style:paragraph-properties fo:break-before="auto" fo:text-indent="0cm" fo:line-height="150%" fo:margin-left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T184_49" style:family="text"/>
    <style:style style:name="T184_50" style:family="text"/>
    <style:style style:name="T184_51" style:family="text"/>
    <style:style style:name="T184_52" style:family="text"/>
    <style:style style:name="T184_53" style:family="text"/>
    <style:style style:name="T184_54" style:family="text"/>
    <style:style style:name="T184_55" style:family="text"/>
    <style:style style:name="T184_56" style:family="text"/>
    <style:style style:name="T184_57" style:family="text"/>
    <style:style style:name="T184_58" style:family="text"/>
    <style:style style:name="T184_59" style:family="text"/>
    <style:style style:name="T184_60" style:family="text"/>
    <style:style style:name="T184_61" style:family="text"/>
    <style:style style:name="T184_62" style:family="text"/>
    <style:style style:name="T184_63" style:family="text"/>
    <style:style style:name="T184_64" style:family="text"/>
    <style:style style:name="T184_65" style:family="text"/>
    <style:style style:name="T184_66" style:family="text"/>
    <style:style style:name="T184_67" style:family="text"/>
    <style:style style:name="T184_68" style:family="text"/>
    <style:style style:name="T184_69" style:family="text"/>
    <style:style style:name="T184_70" style:family="text"/>
    <style:style style:name="T184_71" style:family="text"/>
    <style:style style:name="T184_72" style:family="text">
      <style:text-properties fo:color="#1155cc" style:text-underline-style="solid" style:text-underline-color="font-color"/>
    </style:style>
    <style:style style:name="T184_73" style:family="text"/>
    <style:style style:name="T184_74" style:family="text">
      <style:text-properties fo:color="#1155cc" style:text-underline-style="solid" style:text-underline-color="font-color"/>
    </style:style>
    <style:style style:name="T184_75" style:family="text"/>
    <style:style style:name="T184_76" style:family="text">
      <style:text-properties fo:color="#1155cc" style:text-underline-style="solid" style:text-underline-color="font-color"/>
    </style:style>
    <style:style style:name="T184_77" style:family="text"/>
    <style:style style:name="T184_78" style:family="text">
      <style:text-properties fo:color="#1155cc" style:text-underline-style="solid" style:text-underline-color="font-color"/>
    </style:style>
    <style:style style:name="T184_79" style:family="text"/>
    <style:style style:name="T184_80" style:family="text">
      <style:text-properties fo:color="#1155cc" style:text-underline-style="solid" style:text-underline-color="font-color"/>
    </style:style>
    <style:style style:name="T184_81" style:family="text"/>
    <style:style style:name="T184_82" style:family="text">
      <style:text-properties fo:color="#1155cc" style:text-underline-style="solid" style:text-underline-color="font-color"/>
    </style:style>
    <style:style style:name="T184_83" style:family="text"/>
    <style:style style:name="T184_84" style:family="text">
      <style:text-properties fo:color="#1155cc" style:text-underline-style="solid" style:text-underline-color="font-color"/>
    </style:style>
    <style:style style:name="T184_85" style:family="text"/>
    <style:style style:name="T184_86" style:family="text">
      <style:text-properties fo:color="#1155cc" style:text-underline-style="solid" style:text-underline-color="font-color"/>
    </style:style>
    <style:style style:name="T184_87" style:family="text"/>
    <style:style style:name="T184_88" style:family="text">
      <style:text-properties fo:color="#1155cc" style:text-underline-style="solid" style:text-underline-color="font-color"/>
    </style:style>
    <style:style style:name="T184_89" style:family="text"/>
    <style:style style:name="T184_90" style:family="text">
      <style:text-properties fo:color="#1155cc" style:text-underline-style="solid" style:text-underline-color="font-color"/>
    </style:style>
    <style:style style:name="T184_91" style:family="text"/>
    <style:style style:name="T184_92" style:family="text"/>
    <style:style style:name="T184_93" style:family="text"/>
    <style:style style:name="T184_94" style:family="text"/>
    <style:style style:name="T184_95" style:family="text"/>
    <style:style style:name="T184_96" style:family="text"/>
    <style:style style:name="T184_97" style:family="text"/>
    <style:style style:name="T184_98" style:family="text"/>
    <style:style style:name="T184_99" style:family="text"/>
    <style:style style:name="T184_100" style:family="text"/>
    <style:style style:name="T184_101" style:family="text"/>
    <style:style style:name="T184_102" style:family="text"/>
    <style:style style:name="T184_103" style:family="text"/>
    <style:style style:name="P185" style:family="paragraph" style:parent-style-name="Standard">
      <style:paragraph-properties fo:break-before="auto" fo:text-indent="0cm" fo:line-height="150%" fo:margin-left="0cm" style:writing-mode="lr-tb"/>
    </style:style>
    <style:style style:name="P186" style:family="paragraph" style:parent-style-name="Standard">
      <style:paragraph-properties fo:break-before="auto" fo:line-height="150%" style:writing-mode="lr-tb"/>
    </style:style>
    <style:style style:name="T18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6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6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6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6_6" style:family="text">
      <style:text-properties fo:font-style="italic" style:font-style-asian="italic" style:font-style-complex="italic" fo:font-weight="bold" style:font-weight-asian="bold" style:font-weight-complex="bold"/>
    </style:style>
    <style:style style:name="P187" style:family="paragraph" style:parent-style-name="Standard">
      <style:paragraph-properties fo:break-before="auto" fo:text-indent="0cm" fo:line-height="150%" fo:margin-left="0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>
      <style:text-properties fo:color="#1155cc" style:text-underline-style="solid" style:text-underline-color="font-color"/>
    </style:style>
    <style:style style:name="T187_31" style:family="text"/>
    <style:style style:name="T187_32" style:family="text">
      <style:text-properties fo:color="#1155cc" style:text-underline-style="solid" style:text-underline-color="font-color"/>
    </style:style>
    <style:style style:name="T187_33" style:family="text"/>
    <style:style style:name="T187_34" style:family="text">
      <style:text-properties fo:color="#1155cc" style:text-underline-style="solid" style:text-underline-color="font-color"/>
    </style:style>
    <style:style style:name="T187_35" style:family="text"/>
    <style:style style:name="T187_36" style:family="text">
      <style:text-properties fo:color="#1155cc" style:text-underline-style="solid" style:text-underline-color="font-color"/>
    </style:style>
    <style:style style:name="T187_37" style:family="text"/>
    <style:style style:name="T187_38" style:family="text">
      <style:text-properties fo:color="#1155cc" style:text-underline-style="solid" style:text-underline-color="font-color"/>
    </style:style>
    <style:style style:name="T187_39" style:family="text"/>
    <style:style style:name="T187_40" style:family="text">
      <style:text-properties fo:color="#1155cc" style:text-underline-style="solid" style:text-underline-color="font-color"/>
    </style:style>
    <style:style style:name="T187_41" style:family="text"/>
    <style:style style:name="T187_42" style:family="text">
      <style:text-properties fo:color="#1155cc" style:text-underline-style="solid" style:text-underline-color="font-color"/>
    </style:style>
    <style:style style:name="T187_43" style:family="text"/>
    <style:style style:name="T187_44" style:family="text">
      <style:text-properties fo:color="#1155cc" style:text-underline-style="solid" style:text-underline-color="font-color"/>
    </style:style>
    <style:style style:name="T187_45" style:family="text"/>
    <style:style style:name="T187_46" style:family="text">
      <style:text-properties fo:color="#1155cc" style:text-underline-style="solid" style:text-underline-color="font-color"/>
    </style:style>
    <style:style style:name="T187_47" style:family="text"/>
    <style:style style:name="T187_48" style:family="text">
      <style:text-properties fo:color="#1155cc" style:text-underline-style="solid" style:text-underline-color="font-color"/>
    </style:style>
    <style:style style:name="T187_49" style:family="text"/>
    <style:style style:name="T187_50" style:family="text">
      <style:text-properties fo:color="#1155cc" style:text-underline-style="solid" style:text-underline-color="font-color"/>
    </style:style>
    <style:style style:name="T187_51" style:family="text"/>
    <style:style style:name="T187_52" style:family="text">
      <style:text-properties fo:color="#1155cc" style:text-underline-style="solid" style:text-underline-color="font-color"/>
    </style:style>
    <style:style style:name="T187_53" style:family="text"/>
    <style:style style:name="T187_54" style:family="text">
      <style:text-properties fo:color="#1155cc" style:text-underline-style="solid" style:text-underline-color="font-color"/>
    </style:style>
    <style:style style:name="T187_55" style:family="text"/>
    <style:style style:name="T187_56" style:family="text">
      <style:text-properties fo:color="#1155cc" style:text-underline-style="solid" style:text-underline-color="font-color"/>
    </style:style>
    <style:style style:name="T187_57" style:family="text"/>
    <style:style style:name="T187_58" style:family="text"/>
    <style:style style:name="T187_59" style:family="text"/>
    <style:style style:name="T187_60" style:family="text"/>
    <style:style style:name="T187_61" style:family="text"/>
    <style:style style:name="T187_62" style:family="text"/>
    <style:style style:name="T187_63" style:family="text"/>
    <style:style style:name="T187_64" style:family="text"/>
    <style:style style:name="T187_65" style:family="text"/>
    <style:style style:name="P188" style:family="paragraph" style:parent-style-name="Standard">
      <style:paragraph-properties fo:break-before="auto" fo:text-indent="0cm" fo:line-height="150%" fo:margin-left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T188_39" style:family="text"/>
    <style:style style:name="T188_40" style:family="text"/>
    <style:style style:name="T188_41" style:family="text"/>
    <style:style style:name="T188_42" style:family="text"/>
    <style:style style:name="T188_43" style:family="text"/>
    <style:style style:name="T188_44" style:family="text"/>
    <style:style style:name="T188_45" style:family="text"/>
    <style:style style:name="T188_46" style:family="text"/>
    <style:style style:name="T188_47" style:family="text"/>
    <style:style style:name="T188_48" style:family="text"/>
    <style:style style:name="T188_49" style:family="text"/>
    <style:style style:name="T188_50" style:family="text"/>
    <style:style style:name="T188_51" style:family="text"/>
    <style:style style:name="T188_52" style:family="text"/>
    <style:style style:name="T188_53" style:family="text"/>
    <style:style style:name="T188_54" style:family="text"/>
    <style:style style:name="T188_55" style:family="text"/>
    <style:style style:name="T188_56" style:family="text"/>
    <style:style style:name="T188_57" style:family="text"/>
    <style:style style:name="T188_58" style:family="text"/>
    <style:style style:name="T188_59" style:family="text"/>
    <style:style style:name="T188_60" style:family="text"/>
    <style:style style:name="T188_61" style:family="text"/>
    <style:style style:name="T188_62" style:family="text"/>
    <style:style style:name="T188_63" style:family="text"/>
    <style:style style:name="T188_64" style:family="text"/>
    <style:style style:name="T188_65" style:family="text"/>
    <style:style style:name="T188_66" style:family="text"/>
    <style:style style:name="T188_67" style:family="text"/>
    <style:style style:name="T188_68" style:family="text"/>
    <style:style style:name="T188_69" style:family="text"/>
    <style:style style:name="T188_70" style:family="text"/>
    <style:style style:name="T188_71" style:family="text"/>
    <style:style style:name="T188_72" style:family="text"/>
    <style:style style:name="T188_73" style:family="text"/>
    <style:style style:name="T188_74" style:family="text"/>
    <style:style style:name="T188_75" style:family="text"/>
    <style:style style:name="T188_76" style:family="text"/>
    <style:style style:name="T188_77" style:family="text"/>
    <style:style style:name="T188_78" style:family="text"/>
    <style:style style:name="T188_79" style:family="text"/>
    <style:style style:name="T188_80" style:family="text"/>
    <style:style style:name="T188_81" style:family="text"/>
    <style:style style:name="T188_82" style:family="text"/>
    <style:style style:name="T188_83" style:family="text"/>
    <style:style style:name="T188_84" style:family="text"/>
    <style:style style:name="T188_85" style:family="text"/>
    <style:style style:name="T188_86" style:family="text"/>
    <style:style style:name="T188_87" style:family="text"/>
    <style:style style:name="T188_88" style:family="text"/>
    <style:style style:name="T188_89" style:family="text"/>
    <style:style style:name="T188_90" style:family="text"/>
    <style:style style:name="T188_91" style:family="text"/>
    <style:style style:name="T188_92" style:family="text"/>
    <style:style style:name="T188_93" style:family="text"/>
    <style:style style:name="T188_94" style:family="text"/>
    <style:style style:name="T188_95" style:family="text"/>
    <style:style style:name="T188_96" style:family="text"/>
    <style:style style:name="T188_97" style:family="text"/>
    <style:style style:name="T188_98" style:family="text"/>
    <style:style style:name="T188_99" style:family="text"/>
    <style:style style:name="T188_100" style:family="text"/>
    <style:style style:name="T188_101" style:family="text"/>
    <style:style style:name="T188_102" style:family="text"/>
    <style:style style:name="T188_103" style:family="text"/>
    <style:style style:name="T188_104" style:family="text"/>
    <style:style style:name="T188_105" style:family="text"/>
    <style:style style:name="T188_106" style:family="text"/>
    <style:style style:name="T188_107" style:family="text"/>
    <style:style style:name="T188_108" style:family="text"/>
    <style:style style:name="T188_109" style:family="text"/>
    <style:style style:name="T188_110" style:family="text"/>
    <style:style style:name="T188_111" style:family="text"/>
    <style:style style:name="T188_112" style:family="text"/>
    <style:style style:name="T188_113" style:family="text"/>
    <style:style style:name="T188_114" style:family="text"/>
    <style:style style:name="T188_115" style:family="text"/>
    <style:style style:name="T188_116" style:family="text"/>
    <style:style style:name="T188_117" style:family="text"/>
    <style:style style:name="T188_118" style:family="text"/>
    <style:style style:name="T188_119" style:family="text"/>
    <style:style style:name="T188_120" style:family="text"/>
    <style:style style:name="T188_121" style:family="text"/>
    <style:style style:name="T188_122" style:family="text"/>
    <style:style style:name="T188_123" style:family="text"/>
    <style:style style:name="T188_124" style:family="text"/>
    <style:style style:name="T188_125" style:family="text"/>
    <style:style style:name="T188_126" style:family="text"/>
    <style:style style:name="T188_127" style:family="text"/>
    <style:style style:name="T188_128" style:family="text">
      <style:text-properties fo:color="#1155cc" style:text-underline-style="solid" style:text-underline-color="font-color"/>
    </style:style>
    <style:style style:name="T188_129" style:family="text"/>
    <style:style style:name="T188_130" style:family="text">
      <style:text-properties fo:color="#1155cc" style:text-underline-style="solid" style:text-underline-color="font-color"/>
    </style:style>
    <style:style style:name="T188_131" style:family="text"/>
    <style:style style:name="T188_132" style:family="text">
      <style:text-properties fo:color="#1155cc" style:text-underline-style="solid" style:text-underline-color="font-color"/>
    </style:style>
    <style:style style:name="T188_133" style:family="text"/>
    <style:style style:name="T188_134" style:family="text">
      <style:text-properties fo:color="#1155cc" style:text-underline-style="solid" style:text-underline-color="font-color"/>
    </style:style>
    <style:style style:name="T188_135" style:family="text"/>
    <style:style style:name="T188_136" style:family="text">
      <style:text-properties fo:color="#1155cc" style:text-underline-style="solid" style:text-underline-color="font-color"/>
    </style:style>
    <style:style style:name="T188_137" style:family="text"/>
    <style:style style:name="T188_138" style:family="text">
      <style:text-properties fo:color="#1155cc" style:text-underline-style="solid" style:text-underline-color="font-color"/>
    </style:style>
    <style:style style:name="T188_139" style:family="text"/>
    <style:style style:name="T188_140" style:family="text">
      <style:text-properties fo:color="#1155cc" style:text-underline-style="solid" style:text-underline-color="font-color"/>
    </style:style>
    <style:style style:name="T188_141" style:family="text"/>
    <style:style style:name="T188_142" style:family="text">
      <style:text-properties fo:color="#1155cc" style:text-underline-style="solid" style:text-underline-color="font-color"/>
    </style:style>
    <style:style style:name="T188_143" style:family="text"/>
    <style:style style:name="T188_144" style:family="text">
      <style:text-properties fo:color="#1155cc" style:text-underline-style="solid" style:text-underline-color="font-color"/>
    </style:style>
    <style:style style:name="T188_145" style:family="text"/>
    <style:style style:name="T188_146" style:family="text">
      <style:text-properties fo:color="#1155cc" style:text-underline-style="solid" style:text-underline-color="font-color"/>
    </style:style>
    <style:style style:name="T188_147" style:family="text"/>
    <style:style style:name="T188_148" style:family="text">
      <style:text-properties fo:color="#1155cc" style:text-underline-style="solid" style:text-underline-color="font-color"/>
    </style:style>
    <style:style style:name="T188_149" style:family="text"/>
    <style:style style:name="T188_150" style:family="text">
      <style:text-properties fo:color="#1155cc" style:text-underline-style="solid" style:text-underline-color="font-color"/>
    </style:style>
    <style:style style:name="T188_151" style:family="text"/>
    <style:style style:name="T188_152" style:family="text">
      <style:text-properties fo:color="#1155cc" style:text-underline-style="solid" style:text-underline-color="font-color"/>
    </style:style>
    <style:style style:name="T188_153" style:family="text"/>
    <style:style style:name="T188_154" style:family="text">
      <style:text-properties fo:color="#1155cc" style:text-underline-style="solid" style:text-underline-color="font-color"/>
    </style:style>
    <style:style style:name="T188_155" style:family="text"/>
    <style:style style:name="T188_156" style:family="text"/>
    <style:style style:name="T188_157" style:family="text"/>
    <style:style style:name="T188_158" style:family="text"/>
    <style:style style:name="T188_159" style:family="text"/>
    <style:style style:name="T188_160" style:family="text"/>
    <style:style style:name="T188_161" style:family="text"/>
    <style:style style:name="T188_162" style:family="text"/>
    <style:style style:name="T188_163" style:family="text"/>
    <style:style style:name="T188_164" style:family="text"/>
    <style:style style:name="T188_165" style:family="text"/>
    <style:style style:name="T188_166" style:family="text"/>
    <style:style style:name="T188_167" style:family="text"/>
    <style:style style:name="P189" style:family="paragraph" style:parent-style-name="Standard">
      <style:paragraph-properties fo:break-before="auto" fo:text-indent="0cm" fo:line-height="150%" fo:margin-left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T189_36" style:family="text"/>
    <style:style style:name="T189_37" style:family="text"/>
    <style:style style:name="T189_38" style:family="text"/>
    <style:style style:name="T189_39" style:family="text"/>
    <style:style style:name="T189_40" style:family="text"/>
    <style:style style:name="T189_41" style:family="text"/>
    <style:style style:name="T189_42" style:family="text"/>
    <style:style style:name="T189_43" style:family="text"/>
    <style:style style:name="T189_44" style:family="text"/>
    <style:style style:name="T189_45" style:family="text"/>
    <style:style style:name="T189_46" style:family="text"/>
    <style:style style:name="T189_47" style:family="text"/>
    <style:style style:name="T189_48" style:family="text"/>
    <style:style style:name="T189_49" style:family="text"/>
    <style:style style:name="T189_50" style:family="text"/>
    <style:style style:name="T189_51" style:family="text"/>
    <style:style style:name="T189_52" style:family="text">
      <style:text-properties fo:color="#1155cc" style:text-underline-style="solid" style:text-underline-color="font-color"/>
    </style:style>
    <style:style style:name="T189_53" style:family="text"/>
    <style:style style:name="T189_54" style:family="text">
      <style:text-properties fo:color="#1155cc" style:text-underline-style="solid" style:text-underline-color="font-color"/>
    </style:style>
    <style:style style:name="T189_55" style:family="text"/>
    <style:style style:name="T189_56" style:family="text">
      <style:text-properties fo:color="#1155cc" style:text-underline-style="solid" style:text-underline-color="font-color"/>
    </style:style>
    <style:style style:name="T189_57" style:family="text"/>
    <style:style style:name="T189_58" style:family="text">
      <style:text-properties fo:color="#1155cc" style:text-underline-style="solid" style:text-underline-color="font-color"/>
    </style:style>
    <style:style style:name="T189_59" style:family="text"/>
    <style:style style:name="T189_60" style:family="text">
      <style:text-properties fo:color="#1155cc" style:text-underline-style="solid" style:text-underline-color="font-color"/>
    </style:style>
    <style:style style:name="T189_61" style:family="text"/>
    <style:style style:name="T189_62" style:family="text">
      <style:text-properties fo:color="#1155cc" style:text-underline-style="solid" style:text-underline-color="font-color"/>
    </style:style>
    <style:style style:name="T189_63" style:family="text"/>
    <style:style style:name="T189_64" style:family="text">
      <style:text-properties fo:color="#1155cc" style:text-underline-style="solid" style:text-underline-color="font-color"/>
    </style:style>
    <style:style style:name="T189_65" style:family="text"/>
    <style:style style:name="T189_66" style:family="text">
      <style:text-properties fo:color="#1155cc" style:text-underline-style="solid" style:text-underline-color="font-color"/>
    </style:style>
    <style:style style:name="T189_67" style:family="text"/>
    <style:style style:name="T189_68" style:family="text">
      <style:text-properties fo:color="#1155cc" style:text-underline-style="solid" style:text-underline-color="font-color"/>
    </style:style>
    <style:style style:name="T189_69" style:family="text"/>
    <style:style style:name="T189_70" style:family="text">
      <style:text-properties fo:color="#1155cc" style:text-underline-style="solid" style:text-underline-color="font-color"/>
    </style:style>
    <style:style style:name="T189_71" style:family="text"/>
    <style:style style:name="T189_72" style:family="text"/>
    <style:style style:name="T189_73" style:family="text"/>
    <style:style style:name="T189_74" style:family="text"/>
    <style:style style:name="T189_75" style:family="text"/>
    <style:style style:name="T189_76" style:family="text"/>
    <style:style style:name="T189_77" style:family="text"/>
    <style:style style:name="T189_78" style:family="text"/>
    <style:style style:name="T189_79" style:family="text"/>
    <style:style style:name="T189_80" style:family="text"/>
    <style:style style:name="T189_81" style:family="text"/>
    <style:style style:name="T189_82" style:family="text"/>
    <style:style style:name="T189_83" style:family="text"/>
    <style:style style:name="T189_84" style:family="text"/>
    <style:style style:name="T189_85" style:family="text"/>
    <style:style style:name="T189_86" style:family="text"/>
    <style:style style:name="T189_87" style:family="text"/>
    <style:style style:name="T189_88" style:family="text"/>
    <style:style style:name="T189_89" style:family="text"/>
    <style:style style:name="T189_90" style:family="text"/>
    <style:style style:name="T189_91" style:family="text"/>
    <style:style style:name="P190" style:family="paragraph" style:parent-style-name="Standard">
      <style:paragraph-properties fo:break-before="auto" fo:text-indent="0cm" fo:line-height="150%" fo:margin-left="0cm" style:writing-mode="lr-tb"/>
    </style:style>
    <style:style style:name="T190_1" style:family="text"/>
    <style:style style:name="T190_2" style:family="text"/>
    <style:style style:name="P191" style:family="paragraph" style:parent-style-name="Standard">
      <style:paragraph-properties fo:break-before="auto" fo:text-indent="0cm" fo:line-height="150%" fo:margin-left="0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T191_29" style:family="text"/>
    <style:style style:name="T191_30" style:family="text"/>
    <style:style style:name="T191_31" style:family="text"/>
    <style:style style:name="T191_32" style:family="text"/>
    <style:style style:name="T191_33" style:family="text"/>
    <style:style style:name="T191_34" style:family="text"/>
    <style:style style:name="T191_35" style:family="text"/>
    <style:style style:name="T191_36" style:family="text"/>
    <style:style style:name="T191_37" style:family="text"/>
    <style:style style:name="T191_38" style:family="text"/>
    <style:style style:name="T191_39" style:family="text"/>
    <style:style style:name="T191_40" style:family="text"/>
    <style:style style:name="T191_41" style:family="text"/>
    <style:style style:name="T191_42" style:family="text"/>
    <style:style style:name="T191_43" style:family="text"/>
    <style:style style:name="T191_44" style:family="text"/>
    <style:style style:name="T191_45" style:family="text"/>
    <style:style style:name="T191_46" style:family="text"/>
    <style:style style:name="T191_47" style:family="text"/>
    <style:style style:name="T191_48" style:family="text"/>
    <style:style style:name="T191_49" style:family="text"/>
    <style:style style:name="T191_50" style:family="text"/>
    <style:style style:name="T191_51" style:family="text"/>
    <style:style style:name="T191_52" style:family="text"/>
    <style:style style:name="T191_53" style:family="text"/>
    <style:style style:name="T191_54" style:family="text"/>
    <style:style style:name="T191_55" style:family="text"/>
    <style:style style:name="T191_56" style:family="text"/>
    <style:style style:name="T191_57" style:family="text"/>
    <style:style style:name="T191_58" style:family="text"/>
    <style:style style:name="T191_59" style:family="text"/>
    <style:style style:name="T191_60" style:family="text"/>
    <style:style style:name="T191_61" style:family="text"/>
    <style:style style:name="T191_62" style:family="text"/>
    <style:style style:name="T191_63" style:family="text"/>
    <style:style style:name="T191_64" style:family="text"/>
    <style:style style:name="T191_65" style:family="text"/>
    <style:style style:name="T191_66" style:family="text"/>
    <style:style style:name="T191_67" style:family="text"/>
    <style:style style:name="T191_68" style:family="text"/>
    <style:style style:name="T191_69" style:family="text"/>
    <style:style style:name="T191_70" style:family="text"/>
    <style:style style:name="T191_71" style:family="text"/>
    <style:style style:name="T191_72" style:family="text"/>
    <style:style style:name="T191_73" style:family="text"/>
    <style:style style:name="T191_74" style:family="text"/>
    <style:style style:name="T191_75" style:family="text"/>
    <style:style style:name="T191_76" style:family="text"/>
    <style:style style:name="T191_77" style:family="text"/>
    <style:style style:name="T191_78" style:family="text"/>
    <style:style style:name="T191_79" style:family="text"/>
    <style:style style:name="T191_80" style:family="text"/>
    <style:style style:name="T191_81" style:family="text"/>
    <style:style style:name="T191_82" style:family="text"/>
    <style:style style:name="T191_83" style:family="text"/>
    <style:style style:name="T191_84" style:family="text"/>
    <style:style style:name="T191_85" style:family="text"/>
    <style:style style:name="T191_86" style:family="text"/>
    <style:style style:name="T191_87" style:family="text"/>
    <style:style style:name="T191_88" style:family="text"/>
    <style:style style:name="T191_89" style:family="text"/>
    <style:style style:name="T191_90" style:family="text"/>
    <style:style style:name="T191_91" style:family="text"/>
    <style:style style:name="T191_92" style:family="text"/>
    <style:style style:name="T191_93" style:family="text"/>
    <style:style style:name="T191_94" style:family="text"/>
    <style:style style:name="T191_95" style:family="text"/>
    <style:style style:name="T191_96" style:family="text"/>
    <style:style style:name="T191_97" style:family="text"/>
    <style:style style:name="T191_98" style:family="text"/>
    <style:style style:name="T191_99" style:family="text"/>
    <style:style style:name="T191_100" style:family="text"/>
    <style:style style:name="T191_101" style:family="text"/>
    <style:style style:name="T191_102" style:family="text"/>
    <style:style style:name="T191_103" style:family="text"/>
    <style:style style:name="T191_104" style:family="text"/>
    <style:style style:name="T191_105" style:family="text"/>
    <style:style style:name="T191_106" style:family="text"/>
    <style:style style:name="T191_107" style:family="text"/>
    <style:style style:name="T191_108" style:family="text"/>
    <style:style style:name="T191_109" style:family="text"/>
    <style:style style:name="T191_110" style:family="text"/>
    <style:style style:name="T191_111" style:family="text"/>
    <style:style style:name="T191_112" style:family="text"/>
    <style:style style:name="T191_113" style:family="text"/>
    <style:style style:name="T191_114" style:family="text"/>
    <style:style style:name="T191_115" style:family="text"/>
    <style:style style:name="T191_116" style:family="text"/>
    <style:style style:name="T191_117" style:family="text"/>
    <style:style style:name="T191_118" style:family="text"/>
    <style:style style:name="T191_119" style:family="text"/>
    <style:style style:name="T191_120" style:family="text"/>
    <style:style style:name="T191_121" style:family="text"/>
    <style:style style:name="T191_122" style:family="text"/>
    <style:style style:name="T191_123" style:family="text"/>
    <style:style style:name="T191_124" style:family="text"/>
    <style:style style:name="T191_125" style:family="text"/>
    <style:style style:name="T191_126" style:family="text"/>
    <style:style style:name="T191_127" style:family="text"/>
    <style:style style:name="T191_128" style:family="text"/>
    <style:style style:name="T191_129" style:family="text"/>
    <style:style style:name="T191_130" style:family="text"/>
    <style:style style:name="T191_131" style:family="text"/>
    <style:style style:name="T191_132" style:family="text"/>
    <style:style style:name="T191_133" style:family="text"/>
    <style:style style:name="T191_134" style:family="text"/>
    <style:style style:name="T191_135" style:family="text"/>
    <style:style style:name="T191_136" style:family="text"/>
    <style:style style:name="T191_137" style:family="text"/>
    <style:style style:name="T191_138" style:family="text"/>
    <style:style style:name="T191_139" style:family="text"/>
    <style:style style:name="T191_140" style:family="text"/>
    <style:style style:name="T191_141" style:family="text"/>
    <style:style style:name="T191_142" style:family="text"/>
    <style:style style:name="T191_143" style:family="text"/>
    <style:style style:name="T191_144" style:family="text"/>
    <style:style style:name="P192" style:family="paragraph" style:parent-style-name="Standard">
      <style:paragraph-properties fo:break-before="auto" fo:text-indent="0cm" fo:line-height="150%" fo:margin-left="0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T192_37" style:family="text"/>
    <style:style style:name="T192_38" style:family="text"/>
    <style:style style:name="T192_39" style:family="text"/>
    <style:style style:name="T192_40" style:family="text"/>
    <style:style style:name="T192_41" style:family="text"/>
    <style:style style:name="T192_42" style:family="text"/>
    <style:style style:name="T192_43" style:family="text"/>
    <style:style style:name="T192_44" style:family="text"/>
    <style:style style:name="T192_45" style:family="text"/>
    <style:style style:name="T192_46" style:family="text"/>
    <style:style style:name="T192_47" style:family="text"/>
    <style:style style:name="T192_48" style:family="text"/>
    <style:style style:name="T192_49" style:family="text"/>
    <style:style style:name="T192_50" style:family="text"/>
    <style:style style:name="T192_51" style:family="text"/>
    <style:style style:name="T192_52" style:family="text"/>
    <style:style style:name="T192_53" style:family="text"/>
    <style:style style:name="T192_54" style:family="text"/>
    <style:style style:name="T192_55" style:family="text"/>
    <style:style style:name="T192_56" style:family="text"/>
    <style:style style:name="T192_57" style:family="text"/>
    <style:style style:name="T192_58" style:family="text"/>
    <style:style style:name="T192_59" style:family="text"/>
    <style:style style:name="T192_60" style:family="text"/>
    <style:style style:name="T192_61" style:family="text"/>
    <style:style style:name="T192_62" style:family="text"/>
    <style:style style:name="T192_63" style:family="text"/>
    <style:style style:name="T192_64" style:family="text"/>
    <style:style style:name="T192_65" style:family="text"/>
    <style:style style:name="T192_66" style:family="text"/>
    <style:style style:name="P193" style:family="paragraph" style:parent-style-name="Standard">
      <style:paragraph-properties fo:break-before="auto" fo:text-indent="0cm" fo:line-height="150%" fo:margin-left="0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T193_35" style:family="text"/>
    <style:style style:name="T193_36" style:family="text"/>
    <style:style style:name="T193_37" style:family="text"/>
    <style:style style:name="T193_38" style:family="text"/>
    <style:style style:name="T193_39" style:family="text"/>
    <style:style style:name="T193_40" style:family="text"/>
    <style:style style:name="T193_41" style:family="text"/>
    <style:style style:name="T193_42" style:family="text"/>
    <style:style style:name="T193_43" style:family="text"/>
    <style:style style:name="T193_44" style:family="text"/>
    <style:style style:name="T193_45" style:family="text"/>
    <style:style style:name="T193_46" style:family="text"/>
    <style:style style:name="T193_47" style:family="text"/>
    <style:style style:name="T193_48" style:family="text"/>
    <style:style style:name="T193_49" style:family="text"/>
    <style:style style:name="T193_50" style:family="text"/>
    <style:style style:name="T193_51" style:family="text"/>
    <style:style style:name="T193_52" style:family="text"/>
    <style:style style:name="T193_53" style:family="text"/>
    <style:style style:name="T193_54" style:family="text"/>
    <style:style style:name="T193_55" style:family="text"/>
    <style:style style:name="T193_56" style:family="text"/>
    <style:style style:name="T193_57" style:family="text"/>
    <style:style style:name="T193_58" style:family="text"/>
    <style:style style:name="T193_59" style:family="text"/>
    <style:style style:name="T193_60" style:family="text"/>
    <style:style style:name="T193_61" style:family="text"/>
    <style:style style:name="T193_62" style:family="text"/>
    <style:style style:name="T193_63" style:family="text"/>
    <style:style style:name="T193_64" style:family="text"/>
    <style:style style:name="T193_65" style:family="text"/>
    <style:style style:name="T193_66" style:family="text"/>
    <style:style style:name="T193_67" style:family="text"/>
    <style:style style:name="T193_68" style:family="text"/>
    <style:style style:name="T193_69" style:family="text"/>
    <style:style style:name="T193_70" style:family="text"/>
    <style:style style:name="T193_71" style:family="text"/>
    <style:style style:name="T193_72" style:family="text"/>
    <style:style style:name="T193_73" style:family="text"/>
    <style:style style:name="T193_74" style:family="text"/>
    <style:style style:name="T193_75" style:family="text"/>
    <style:style style:name="T193_76" style:family="text"/>
    <style:style style:name="T193_77" style:family="text"/>
    <style:style style:name="T193_78" style:family="text"/>
    <style:style style:name="T193_79" style:family="text"/>
    <style:style style:name="T193_80" style:family="text"/>
    <style:style style:name="T193_81" style:family="text"/>
    <style:style style:name="T193_82" style:family="text"/>
    <style:style style:name="T193_83" style:family="text"/>
    <style:style style:name="T193_84" style:family="text"/>
    <style:style style:name="T193_85" style:family="text"/>
    <style:style style:name="T193_86" style:family="text"/>
    <style:style style:name="T193_87" style:family="text"/>
    <style:style style:name="T193_88" style:family="text"/>
    <style:style style:name="T193_89" style:family="text"/>
    <style:style style:name="T193_90" style:family="text"/>
    <style:style style:name="T193_91" style:family="text"/>
    <style:style style:name="T193_92" style:family="text"/>
    <style:style style:name="T193_93" style:family="text"/>
    <style:style style:name="T193_94" style:family="text"/>
    <style:style style:name="T193_95" style:family="text"/>
    <style:style style:name="T193_96" style:family="text"/>
    <style:style style:name="T193_97" style:family="text"/>
    <style:style style:name="T193_98" style:family="text"/>
    <style:style style:name="T193_99" style:family="text"/>
    <style:style style:name="T193_100" style:family="text"/>
    <style:style style:name="T193_101" style:family="text"/>
    <style:style style:name="T193_102" style:family="text"/>
    <style:style style:name="T193_103" style:family="text"/>
    <style:style style:name="T193_104" style:family="text"/>
    <style:style style:name="T193_105" style:family="text"/>
    <style:style style:name="T193_106" style:family="text"/>
    <style:style style:name="T193_107" style:family="text"/>
    <style:style style:name="T193_108" style:family="text"/>
    <style:style style:name="T193_109" style:family="text"/>
    <style:style style:name="T193_110" style:family="text"/>
    <style:style style:name="T193_111" style:family="text"/>
    <style:style style:name="T193_112" style:family="text"/>
    <style:style style:name="T193_113" style:family="text"/>
    <style:style style:name="T193_114" style:family="text"/>
    <style:style style:name="T193_115" style:family="text"/>
    <style:style style:name="T193_116" style:family="text"/>
    <style:style style:name="T193_117" style:family="text"/>
    <style:style style:name="T193_118" style:family="text"/>
    <style:style style:name="T193_119" style:family="text"/>
    <style:style style:name="T193_120" style:family="text"/>
    <style:style style:name="T193_121" style:family="text"/>
    <style:style style:name="T193_122" style:family="text"/>
    <style:style style:name="T193_123" style:family="text"/>
    <style:style style:name="T193_124" style:family="text"/>
    <style:style style:name="T193_125" style:family="text"/>
    <style:style style:name="T193_126" style:family="text"/>
    <style:style style:name="T193_127" style:family="text"/>
    <style:style style:name="T193_128" style:family="text"/>
    <style:style style:name="T193_129" style:family="text"/>
    <style:style style:name="T193_130" style:family="text"/>
    <style:style style:name="T193_131" style:family="text"/>
    <style:style style:name="T193_132" style:family="text"/>
    <style:style style:name="T193_133" style:family="text"/>
    <style:style style:name="T193_134" style:family="text"/>
    <style:style style:name="T193_135" style:family="text"/>
    <style:style style:name="T193_136" style:family="text"/>
    <style:style style:name="T193_137" style:family="text"/>
    <style:style style:name="T193_138" style:family="text"/>
    <style:style style:name="T193_139" style:family="text"/>
    <style:style style:name="T193_140" style:family="text"/>
    <style:style style:name="T193_141" style:family="text"/>
    <style:style style:name="T193_142" style:family="text"/>
    <style:style style:name="T193_143" style:family="text"/>
    <style:style style:name="T193_144" style:family="text"/>
    <style:style style:name="T193_145" style:family="text"/>
    <style:style style:name="T193_146" style:family="text"/>
    <style:style style:name="T193_147" style:family="text"/>
    <style:style style:name="T193_148" style:family="text"/>
    <style:style style:name="T193_149" style:family="text"/>
    <style:style style:name="T193_150" style:family="text"/>
    <style:style style:name="T193_151" style:family="text"/>
    <style:style style:name="T193_152" style:family="text"/>
    <style:style style:name="T193_153" style:family="text"/>
    <style:style style:name="T193_154" style:family="text"/>
    <style:style style:name="T193_155" style:family="text"/>
    <style:style style:name="T193_156" style:family="text"/>
    <style:style style:name="T193_157" style:family="text"/>
    <style:style style:name="T193_158" style:family="text"/>
    <style:style style:name="T193_159" style:family="text"/>
    <style:style style:name="T193_160" style:family="text"/>
    <style:style style:name="T193_161" style:family="text"/>
    <style:style style:name="T193_162" style:family="text"/>
    <style:style style:name="T193_163" style:family="text"/>
    <style:style style:name="T193_164" style:family="text"/>
    <style:style style:name="T193_165" style:family="text"/>
    <style:style style:name="T193_166" style:family="text"/>
    <style:style style:name="T193_167" style:family="text"/>
    <style:style style:name="T193_168" style:family="text"/>
    <style:style style:name="T193_169" style:family="text"/>
    <style:style style:name="T193_170" style:family="text"/>
    <style:style style:name="T193_171" style:family="text"/>
    <style:style style:name="T193_172" style:family="text"/>
    <style:style style:name="T193_173" style:family="text"/>
    <style:style style:name="T193_174" style:family="text"/>
    <style:style style:name="T193_175" style:family="text"/>
    <style:style style:name="T193_176" style:family="text"/>
    <style:style style:name="T193_177" style:family="text"/>
    <style:style style:name="T193_178" style:family="text"/>
    <style:style style:name="T193_179" style:family="text"/>
    <style:style style:name="T193_180" style:family="text"/>
    <style:style style:name="T193_181" style:family="text"/>
    <style:style style:name="T193_182" style:family="text"/>
    <style:style style:name="T193_183" style:family="text"/>
    <style:style style:name="T193_184" style:family="text"/>
    <style:style style:name="T193_185" style:family="text"/>
    <style:style style:name="T193_186" style:family="text"/>
    <style:style style:name="T193_187" style:family="text"/>
    <style:style style:name="T193_188" style:family="text"/>
    <style:style style:name="P194" style:family="paragraph" style:parent-style-name="Standard">
      <style:paragraph-properties fo:break-before="auto" fo:text-indent="0cm" fo:line-height="150%" fo:margin-left="0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T194_33" style:family="text"/>
    <style:style style:name="T194_34" style:family="text"/>
    <style:style style:name="T194_35" style:family="text"/>
    <style:style style:name="T194_36" style:family="text"/>
    <style:style style:name="T194_37" style:family="text"/>
    <style:style style:name="T194_38" style:family="text"/>
    <style:style style:name="T194_39" style:family="text"/>
    <style:style style:name="T194_40" style:family="text"/>
    <style:style style:name="T194_41" style:family="text"/>
    <style:style style:name="T194_42" style:family="text"/>
    <style:style style:name="T194_43" style:family="text"/>
    <style:style style:name="T194_44" style:family="text"/>
    <style:style style:name="T194_45" style:family="text"/>
    <style:style style:name="T194_46" style:family="text"/>
    <style:style style:name="T194_47" style:family="text"/>
    <style:style style:name="T194_48" style:family="text"/>
    <style:style style:name="T194_49" style:family="text"/>
    <style:style style:name="T194_50" style:family="text"/>
    <style:style style:name="T194_51" style:family="text"/>
    <style:style style:name="T194_52" style:family="text"/>
    <style:style style:name="T194_53" style:family="text"/>
    <style:style style:name="T194_54" style:family="text"/>
    <style:style style:name="T194_55" style:family="text"/>
    <style:style style:name="T194_56" style:family="text"/>
    <style:style style:name="T194_57" style:family="text"/>
    <style:style style:name="T194_58" style:family="text"/>
    <style:style style:name="T194_59" style:family="text"/>
    <style:style style:name="T194_60" style:family="text"/>
    <style:style style:name="T194_61" style:family="text"/>
    <style:style style:name="T194_62" style:family="text"/>
    <style:style style:name="T194_63" style:family="text"/>
    <style:style style:name="T194_64" style:family="text"/>
    <style:style style:name="T194_65" style:family="text"/>
    <style:style style:name="T194_66" style:family="text"/>
    <style:style style:name="T194_67" style:family="text"/>
    <style:style style:name="T194_68" style:family="text"/>
    <style:style style:name="T194_69" style:family="text"/>
    <style:style style:name="T194_70" style:family="text"/>
    <style:style style:name="T194_71" style:family="text"/>
    <style:style style:name="T194_72" style:family="text"/>
    <style:style style:name="T194_73" style:family="text"/>
    <style:style style:name="T194_74" style:family="text"/>
    <style:style style:name="T194_75" style:family="text"/>
    <style:style style:name="T194_76" style:family="text"/>
    <style:style style:name="T194_77" style:family="text"/>
    <style:style style:name="T194_78" style:family="text"/>
    <style:style style:name="T194_79" style:family="text"/>
    <style:style style:name="T194_80" style:family="text"/>
    <style:style style:name="T194_81" style:family="text"/>
    <style:style style:name="T194_82" style:family="text"/>
    <style:style style:name="T194_83" style:family="text"/>
    <style:style style:name="T194_84" style:family="text"/>
    <style:style style:name="T194_85" style:family="text"/>
    <style:style style:name="T194_86" style:family="text"/>
    <style:style style:name="T194_87" style:family="text"/>
    <style:style style:name="T194_88" style:family="text"/>
    <style:style style:name="T194_89" style:family="text"/>
    <style:style style:name="T194_90" style:family="text"/>
    <style:style style:name="T194_91" style:family="text"/>
    <style:style style:name="T194_92" style:family="text"/>
    <style:style style:name="T194_93" style:family="text"/>
    <style:style style:name="T194_94" style:family="text"/>
    <style:style style:name="T194_95" style:family="text"/>
    <style:style style:name="T194_96" style:family="text"/>
    <style:style style:name="T194_97" style:family="text"/>
    <style:style style:name="T194_98" style:family="text"/>
    <style:style style:name="T194_99" style:family="text"/>
    <style:style style:name="T194_100" style:family="text"/>
    <style:style style:name="T194_101" style:family="text"/>
    <style:style style:name="T194_102" style:family="text"/>
    <style:style style:name="T194_103" style:family="text"/>
    <style:style style:name="T194_104" style:family="text"/>
    <style:style style:name="T194_105" style:family="text"/>
    <style:style style:name="T194_106" style:family="text"/>
    <style:style style:name="T194_107" style:family="text"/>
    <style:style style:name="T194_108" style:family="text"/>
    <style:style style:name="T194_109" style:family="text"/>
    <style:style style:name="T194_110" style:family="text"/>
    <style:style style:name="T194_111" style:family="text"/>
    <style:style style:name="T194_112" style:family="text"/>
    <style:style style:name="T194_113" style:family="text"/>
    <style:style style:name="T194_114" style:family="text"/>
    <style:style style:name="P195" style:family="paragraph" style:parent-style-name="Standard">
      <style:paragraph-properties fo:break-before="auto" fo:text-indent="0cm" fo:line-height="150%" fo:margin-left="0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/>
    <style:style style:name="T195_27" style:family="text"/>
    <style:style style:name="T195_28" style:family="text"/>
    <style:style style:name="T195_29" style:family="text"/>
    <style:style style:name="T195_30" style:family="text"/>
    <style:style style:name="T195_31" style:family="text"/>
    <style:style style:name="T195_32" style:family="text"/>
    <style:style style:name="T195_33" style:family="text"/>
    <style:style style:name="T195_34" style:family="text"/>
    <style:style style:name="T195_35" style:family="text"/>
    <style:style style:name="T195_36" style:family="text"/>
    <style:style style:name="T195_37" style:family="text"/>
    <style:style style:name="T195_38" style:family="text"/>
    <style:style style:name="T195_39" style:family="text"/>
    <style:style style:name="T195_40" style:family="text"/>
    <style:style style:name="T195_41" style:family="text"/>
    <style:style style:name="T195_42" style:family="text"/>
    <style:style style:name="T195_43" style:family="text"/>
    <style:style style:name="T195_44" style:family="text">
      <style:text-properties fo:color="#1155cc" style:text-underline-style="solid" style:text-underline-color="font-color"/>
    </style:style>
    <style:style style:name="T195_45" style:family="text"/>
    <style:style style:name="T195_46" style:family="text">
      <style:text-properties fo:color="#1155cc" style:text-underline-style="solid" style:text-underline-color="font-color"/>
    </style:style>
    <style:style style:name="T195_47" style:family="text"/>
    <style:style style:name="T195_48" style:family="text">
      <style:text-properties fo:color="#1155cc" style:text-underline-style="solid" style:text-underline-color="font-color"/>
    </style:style>
    <style:style style:name="T195_49" style:family="text"/>
    <style:style style:name="T195_50" style:family="text">
      <style:text-properties fo:color="#1155cc" style:text-underline-style="solid" style:text-underline-color="font-color"/>
    </style:style>
    <style:style style:name="T195_51" style:family="text"/>
    <style:style style:name="T195_52" style:family="text">
      <style:text-properties fo:color="#1155cc" style:text-underline-style="solid" style:text-underline-color="font-color"/>
    </style:style>
    <style:style style:name="T195_53" style:family="text"/>
    <style:style style:name="T195_54" style:family="text">
      <style:text-properties fo:color="#1155cc" style:text-underline-style="solid" style:text-underline-color="font-color"/>
    </style:style>
    <style:style style:name="T195_55" style:family="text"/>
    <style:style style:name="T195_56" style:family="text">
      <style:text-properties fo:color="#1155cc" style:text-underline-style="solid" style:text-underline-color="font-color"/>
    </style:style>
    <style:style style:name="T195_57" style:family="text"/>
    <style:style style:name="T195_58" style:family="text">
      <style:text-properties fo:color="#1155cc" style:text-underline-style="solid" style:text-underline-color="font-color"/>
    </style:style>
    <style:style style:name="T195_59" style:family="text"/>
    <style:style style:name="T195_60" style:family="text">
      <style:text-properties fo:color="#1155cc" style:text-underline-style="solid" style:text-underline-color="font-color"/>
    </style:style>
    <style:style style:name="T195_61" style:family="text"/>
    <style:style style:name="T195_62" style:family="text">
      <style:text-properties fo:color="#1155cc" style:text-underline-style="solid" style:text-underline-color="font-color"/>
    </style:style>
    <style:style style:name="T195_63" style:family="text"/>
    <style:style style:name="T195_64" style:family="text"/>
    <style:style style:name="T195_65" style:family="text"/>
    <style:style style:name="T195_66" style:family="text"/>
    <style:style style:name="T195_67" style:family="text"/>
    <style:style style:name="T195_68" style:family="text"/>
    <style:style style:name="T195_69" style:family="text"/>
    <style:style style:name="T195_70" style:family="text"/>
    <style:style style:name="T195_71" style:family="text"/>
    <style:style style:name="T195_72" style:family="text"/>
    <style:style style:name="T195_73" style:family="text"/>
    <style:style style:name="T195_74" style:family="text"/>
    <style:style style:name="T195_75" style:family="text"/>
    <style:style style:name="T195_76" style:family="text"/>
    <style:style style:name="T195_77" style:family="text"/>
    <style:style style:name="T195_78" style:family="text"/>
    <style:style style:name="T195_79" style:family="text"/>
    <style:style style:name="T195_80" style:family="text"/>
    <style:style style:name="T195_81" style:family="text"/>
    <style:style style:name="T195_82" style:family="text"/>
    <style:style style:name="T195_83" style:family="text"/>
    <style:style style:name="P196" style:family="paragraph" style:parent-style-name="Standard">
      <style:paragraph-properties fo:break-before="auto" fo:text-indent="0cm" fo:line-height="150%" fo:margin-left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/>
    <style:style style:name="T196_39" style:family="text"/>
    <style:style style:name="T196_40" style:family="text"/>
    <style:style style:name="T196_41" style:family="text"/>
    <style:style style:name="T196_42" style:family="text"/>
    <style:style style:name="T196_43" style:family="text"/>
    <style:style style:name="T196_44" style:family="text"/>
    <style:style style:name="T196_45" style:family="text"/>
    <style:style style:name="T196_46" style:family="text"/>
    <style:style style:name="T196_47" style:family="text"/>
    <style:style style:name="T196_48" style:family="text"/>
    <style:style style:name="T196_49" style:family="text"/>
    <style:style style:name="T196_50" style:family="text"/>
    <style:style style:name="T196_51" style:family="text"/>
    <style:style style:name="T196_52" style:family="text"/>
    <style:style style:name="T196_53" style:family="text"/>
    <style:style style:name="T196_54" style:family="text"/>
    <style:style style:name="T196_55" style:family="text"/>
    <style:style style:name="T196_56" style:family="text"/>
    <style:style style:name="T196_57" style:family="text"/>
    <style:style style:name="T196_58" style:family="text"/>
    <style:style style:name="T196_59" style:family="text"/>
    <style:style style:name="T196_60" style:family="text"/>
    <style:style style:name="T196_61" style:family="text"/>
    <style:style style:name="T196_62" style:family="text"/>
    <style:style style:name="T196_63" style:family="text"/>
    <style:style style:name="T196_64" style:family="text"/>
    <style:style style:name="T196_65" style:family="text"/>
    <style:style style:name="T196_66" style:family="text"/>
    <style:style style:name="T196_67" style:family="text"/>
    <style:style style:name="T196_68" style:family="text"/>
    <style:style style:name="T196_69" style:family="text"/>
    <style:style style:name="T196_70" style:family="text"/>
    <style:style style:name="T196_71" style:family="text"/>
    <style:style style:name="T196_72" style:family="text"/>
    <style:style style:name="T196_73" style:family="text"/>
    <style:style style:name="T196_74" style:family="text"/>
    <style:style style:name="T196_75" style:family="text"/>
    <style:style style:name="T196_76" style:family="text"/>
    <style:style style:name="T196_77" style:family="text"/>
    <style:style style:name="T196_78" style:family="text"/>
    <style:style style:name="T196_79" style:family="text"/>
    <style:style style:name="T196_80" style:family="text"/>
    <style:style style:name="T196_81" style:family="text"/>
    <style:style style:name="T196_82" style:family="text"/>
    <style:style style:name="T196_83" style:family="text"/>
    <style:style style:name="T196_84" style:family="text"/>
    <style:style style:name="T196_85" style:family="text"/>
    <style:style style:name="T196_86" style:family="text"/>
    <style:style style:name="T196_87" style:family="text"/>
    <style:style style:name="T196_88" style:family="text"/>
    <style:style style:name="T196_89" style:family="text"/>
    <style:style style:name="T196_90" style:family="text"/>
    <style:style style:name="T196_91" style:family="text"/>
    <style:style style:name="T196_92" style:family="text"/>
    <style:style style:name="T196_93" style:family="text"/>
    <style:style style:name="T196_94" style:family="text"/>
    <style:style style:name="T196_95" style:family="text"/>
    <style:style style:name="T196_96" style:family="text"/>
    <style:style style:name="T196_97" style:family="text"/>
    <style:style style:name="T196_98" style:family="text"/>
    <style:style style:name="T196_99" style:family="text"/>
    <style:style style:name="T196_100" style:family="text"/>
    <style:style style:name="T196_101" style:family="text"/>
    <style:style style:name="T196_102" style:family="text"/>
    <style:style style:name="T196_103" style:family="text"/>
    <style:style style:name="T196_104" style:family="text"/>
    <style:style style:name="T196_105" style:family="text"/>
    <style:style style:name="T196_106" style:family="text"/>
    <style:style style:name="T196_107" style:family="text"/>
    <style:style style:name="T196_108" style:family="text"/>
    <style:style style:name="T196_109" style:family="text"/>
    <style:style style:name="T196_110" style:family="text"/>
    <style:style style:name="T196_111" style:family="text"/>
    <style:style style:name="T196_112" style:family="text"/>
    <style:style style:name="T196_113" style:family="text"/>
    <style:style style:name="T196_114" style:family="text"/>
    <style:style style:name="T196_115" style:family="text"/>
    <style:style style:name="T196_116" style:family="text"/>
    <style:style style:name="T196_117" style:family="text"/>
    <style:style style:name="T196_118" style:family="text"/>
    <style:style style:name="T196_119" style:family="text"/>
    <style:style style:name="T196_120" style:family="text"/>
    <style:style style:name="T196_121" style:family="text"/>
    <style:style style:name="T196_122" style:family="text"/>
    <style:style style:name="T196_123" style:family="text"/>
    <style:style style:name="T196_124" style:family="text"/>
    <style:style style:name="T196_125" style:family="text"/>
    <style:style style:name="T196_126" style:family="text"/>
    <style:style style:name="T196_127" style:family="text"/>
    <style:style style:name="T196_128" style:family="text"/>
    <style:style style:name="T196_129" style:family="text"/>
    <style:style style:name="T196_130" style:family="text"/>
    <style:style style:name="T196_131" style:family="text"/>
    <style:style style:name="T196_132" style:family="text"/>
    <style:style style:name="T196_133" style:family="text"/>
    <style:style style:name="T196_134" style:family="text"/>
    <style:style style:name="T196_135" style:family="text"/>
    <style:style style:name="T196_136" style:family="text"/>
    <style:style style:name="T196_137" style:family="text"/>
    <style:style style:name="T196_138" style:family="text"/>
    <style:style style:name="T196_139" style:family="text"/>
    <style:style style:name="T196_140" style:family="text"/>
    <style:style style:name="T196_141" style:family="text"/>
    <style:style style:name="T196_142" style:family="text"/>
    <style:style style:name="T196_143" style:family="text"/>
    <style:style style:name="T196_144" style:family="text"/>
    <style:style style:name="T196_145" style:family="text"/>
    <style:style style:name="T196_146" style:family="text"/>
    <style:style style:name="T196_147" style:family="text"/>
    <style:style style:name="T196_148" style:family="text"/>
    <style:style style:name="T196_149" style:family="text"/>
    <style:style style:name="T196_150" style:family="text"/>
    <style:style style:name="T196_151" style:family="text"/>
    <style:style style:name="T196_152" style:family="text"/>
    <style:style style:name="T196_153" style:family="text"/>
    <style:style style:name="T196_154" style:family="text"/>
    <style:style style:name="T196_155" style:family="text"/>
    <style:style style:name="T196_156" style:family="text"/>
    <style:style style:name="T196_157" style:family="text"/>
    <style:style style:name="T196_158" style:family="text"/>
    <style:style style:name="T196_159" style:family="text"/>
    <style:style style:name="T196_160" style:family="text"/>
    <style:style style:name="T196_161" style:family="text"/>
    <style:style style:name="T196_162" style:family="text"/>
    <style:style style:name="T196_163" style:family="text"/>
    <style:style style:name="T196_164" style:family="text"/>
    <style:style style:name="T196_165" style:family="text"/>
    <style:style style:name="T196_166" style:family="text"/>
    <style:style style:name="T196_167" style:family="text"/>
    <style:style style:name="T196_168" style:family="text"/>
    <style:style style:name="T196_169" style:family="text"/>
    <style:style style:name="T196_170" style:family="text"/>
    <style:style style:name="T196_171" style:family="text"/>
    <style:style style:name="T196_172" style:family="text"/>
    <style:style style:name="T196_173" style:family="text"/>
    <style:style style:name="T196_174" style:family="text"/>
    <style:style style:name="T196_175" style:family="text"/>
    <style:style style:name="T196_176" style:family="text"/>
    <style:style style:name="T196_177" style:family="text"/>
    <style:style style:name="T196_178" style:family="text"/>
    <style:style style:name="T196_179" style:family="text"/>
    <style:style style:name="T196_180" style:family="text"/>
    <style:style style:name="T196_181" style:family="text"/>
    <style:style style:name="T196_182" style:family="text"/>
    <style:style style:name="T196_183" style:family="text"/>
    <style:style style:name="T196_184" style:family="text"/>
    <style:style style:name="T196_185" style:family="text"/>
    <style:style style:name="T196_186" style:family="text"/>
    <style:style style:name="T196_187" style:family="text"/>
    <style:style style:name="T196_188" style:family="text"/>
    <style:style style:name="T196_189" style:family="text"/>
    <style:style style:name="T196_190" style:family="text"/>
    <style:style style:name="T196_191" style:family="text"/>
    <style:style style:name="T196_192" style:family="text"/>
    <style:style style:name="T196_193" style:family="text"/>
    <style:style style:name="T196_194" style:family="text"/>
    <style:style style:name="T196_195" style:family="text"/>
    <style:style style:name="T196_196" style:family="text"/>
    <style:style style:name="T196_197" style:family="text"/>
    <style:style style:name="T196_198" style:family="text"/>
    <style:style style:name="T196_199" style:family="text"/>
    <style:style style:name="T196_200" style:family="text"/>
    <style:style style:name="T196_201" style:family="text"/>
    <style:style style:name="T196_202" style:family="text"/>
    <style:style style:name="T196_203" style:family="text"/>
    <style:style style:name="T196_204" style:family="text"/>
    <style:style style:name="T196_205" style:family="text"/>
    <style:style style:name="T196_206" style:family="text"/>
    <style:style style:name="T196_207" style:family="text"/>
    <style:style style:name="T196_208" style:family="text"/>
    <style:style style:name="T196_209" style:family="text"/>
    <style:style style:name="T196_210" style:family="text"/>
    <style:style style:name="T196_211" style:family="text"/>
    <style:style style:name="T196_212" style:family="text"/>
    <style:style style:name="T196_213" style:family="text"/>
    <style:style style:name="T196_214" style:family="text"/>
    <style:style style:name="P197" style:family="paragraph" style:parent-style-name="Standard">
      <style:paragraph-properties fo:break-before="auto" fo:text-indent="0cm" fo:line-height="150%" fo:margin-left="0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T197_27" style:family="text"/>
    <style:style style:name="T197_28" style:family="text"/>
    <style:style style:name="T197_29" style:family="text"/>
    <style:style style:name="T197_30" style:family="text"/>
    <style:style style:name="T197_31" style:family="text"/>
    <style:style style:name="T197_32" style:family="text"/>
    <style:style style:name="T197_33" style:family="text"/>
    <style:style style:name="T197_34" style:family="text"/>
    <style:style style:name="T197_35" style:family="text"/>
    <style:style style:name="T197_36" style:family="text"/>
    <style:style style:name="T197_37" style:family="text"/>
    <style:style style:name="T197_38" style:family="text"/>
    <style:style style:name="T197_39" style:family="text"/>
    <style:style style:name="T197_40" style:family="text"/>
    <style:style style:name="T197_41" style:family="text"/>
    <style:style style:name="T197_42" style:family="text"/>
    <style:style style:name="T197_43" style:family="text"/>
    <style:style style:name="T197_44" style:family="text"/>
    <style:style style:name="T197_45" style:family="text"/>
    <style:style style:name="T197_46" style:family="text"/>
    <style:style style:name="T197_47" style:family="text"/>
    <style:style style:name="T197_48" style:family="text"/>
    <style:style style:name="T197_49" style:family="text"/>
    <style:style style:name="T197_50" style:family="text"/>
    <style:style style:name="T197_51" style:family="text"/>
    <style:style style:name="T197_52" style:family="text"/>
    <style:style style:name="T197_53" style:family="text"/>
    <style:style style:name="T197_54" style:family="text"/>
    <style:style style:name="T197_55" style:family="text"/>
    <style:style style:name="T197_56" style:family="text"/>
    <style:style style:name="T197_57" style:family="text"/>
    <style:style style:name="T197_58" style:family="text"/>
    <style:style style:name="T197_59" style:family="text"/>
    <style:style style:name="T197_60" style:family="text"/>
    <style:style style:name="T197_61" style:family="text"/>
    <style:style style:name="T197_62" style:family="text"/>
    <style:style style:name="T197_63" style:family="text"/>
    <style:style style:name="T197_64" style:family="text"/>
    <style:style style:name="T197_65" style:family="text"/>
    <style:style style:name="T197_66" style:family="text"/>
    <style:style style:name="T197_67" style:family="text"/>
    <style:style style:name="T197_68" style:family="text"/>
    <style:style style:name="T197_69" style:family="text"/>
    <style:style style:name="T197_70" style:family="text"/>
    <style:style style:name="T197_71" style:family="text"/>
    <style:style style:name="T197_72" style:family="text"/>
    <style:style style:name="T197_73" style:family="text"/>
    <style:style style:name="T197_74" style:family="text"/>
    <style:style style:name="T197_75" style:family="text"/>
    <style:style style:name="T197_76" style:family="text"/>
    <style:style style:name="T197_77" style:family="text"/>
    <style:style style:name="T197_78" style:family="text"/>
    <style:style style:name="T197_79" style:family="text"/>
    <style:style style:name="T197_80" style:family="text"/>
    <style:style style:name="T197_81" style:family="text"/>
    <style:style style:name="T197_82" style:family="text"/>
    <style:style style:name="T197_83" style:family="text"/>
    <style:style style:name="T197_84" style:family="text"/>
    <style:style style:name="T197_85" style:family="text"/>
    <style:style style:name="T197_86" style:family="text"/>
    <style:style style:name="T197_87" style:family="text"/>
    <style:style style:name="T197_88" style:family="text"/>
    <style:style style:name="T197_89" style:family="text"/>
    <style:style style:name="T197_90" style:family="text"/>
    <style:style style:name="T197_91" style:family="text"/>
    <style:style style:name="T197_92" style:family="text"/>
    <style:style style:name="T197_93" style:family="text"/>
    <style:style style:name="T197_94" style:family="text"/>
    <style:style style:name="T197_95" style:family="text"/>
    <style:style style:name="T197_96" style:family="text"/>
    <style:style style:name="T197_97" style:family="text"/>
    <style:style style:name="T197_98" style:family="text"/>
    <style:style style:name="T197_99" style:family="text"/>
    <style:style style:name="T197_100" style:family="text"/>
    <style:style style:name="T197_101" style:family="text"/>
    <style:style style:name="T197_102" style:family="text"/>
    <style:style style:name="T197_103" style:family="text"/>
    <style:style style:name="T197_104" style:family="text"/>
    <style:style style:name="T197_105" style:family="text"/>
    <style:style style:name="T197_106" style:family="text"/>
    <style:style style:name="T197_107" style:family="text"/>
    <style:style style:name="T197_108" style:family="text"/>
    <style:style style:name="T197_109" style:family="text"/>
    <style:style style:name="T197_110" style:family="text"/>
    <style:style style:name="T197_111" style:family="text"/>
    <style:style style:name="T197_112" style:family="text"/>
    <style:style style:name="T197_113" style:family="text"/>
    <style:style style:name="T197_114" style:family="text"/>
    <style:style style:name="T197_115" style:family="text"/>
    <style:style style:name="T197_116" style:family="text"/>
    <style:style style:name="T197_117" style:family="text"/>
    <style:style style:name="T197_118" style:family="text"/>
    <style:style style:name="T197_119" style:family="text"/>
    <style:style style:name="T197_120" style:family="text"/>
    <style:style style:name="T197_121" style:family="text"/>
    <style:style style:name="T197_122" style:family="text"/>
    <style:style style:name="T197_123" style:family="text"/>
    <style:style style:name="T197_124" style:family="text"/>
    <style:style style:name="T197_125" style:family="text"/>
    <style:style style:name="T197_126" style:family="text"/>
    <style:style style:name="T197_127" style:family="text"/>
    <style:style style:name="T197_128" style:family="text"/>
    <style:style style:name="T197_129" style:family="text"/>
    <style:style style:name="T197_130" style:family="text"/>
    <style:style style:name="T197_131" style:family="text"/>
    <style:style style:name="T197_132" style:family="text"/>
    <style:style style:name="T197_133" style:family="text"/>
    <style:style style:name="T197_134" style:family="text"/>
    <style:style style:name="T197_135" style:family="text"/>
    <style:style style:name="T197_136" style:family="text"/>
    <style:style style:name="P198" style:family="paragraph" style:parent-style-name="Standard">
      <style:paragraph-properties fo:break-before="auto" fo:text-indent="0cm" fo:line-height="150%" fo:margin-left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T198_40" style:family="text"/>
    <style:style style:name="T198_41" style:family="text"/>
    <style:style style:name="T198_42" style:family="text"/>
    <style:style style:name="T198_43" style:family="text"/>
    <style:style style:name="T198_44" style:family="text"/>
    <style:style style:name="T198_45" style:family="text"/>
    <style:style style:name="T198_46" style:family="text"/>
    <style:style style:name="T198_47" style:family="text"/>
    <style:style style:name="T198_48" style:family="text"/>
    <style:style style:name="T198_49" style:family="text"/>
    <style:style style:name="T198_50" style:family="text"/>
    <style:style style:name="T198_51" style:family="text"/>
    <style:style style:name="T198_52" style:family="text"/>
    <style:style style:name="T198_53" style:family="text"/>
    <style:style style:name="T198_54" style:family="text"/>
    <style:style style:name="T198_55" style:family="text"/>
    <style:style style:name="T198_56" style:family="text"/>
    <style:style style:name="T198_57" style:family="text"/>
    <style:style style:name="T198_58" style:family="text"/>
    <style:style style:name="T198_59" style:family="text"/>
    <style:style style:name="T198_60" style:family="text"/>
    <style:style style:name="T198_61" style:family="text"/>
    <style:style style:name="T198_62" style:family="text"/>
    <style:style style:name="T198_63" style:family="text"/>
    <style:style style:name="T198_64" style:family="text"/>
    <style:style style:name="T198_65" style:family="text"/>
    <style:style style:name="T198_66" style:family="text"/>
    <style:style style:name="T198_67" style:family="text"/>
    <style:style style:name="T198_68" style:family="text"/>
    <style:style style:name="T198_69" style:family="text"/>
    <style:style style:name="T198_70" style:family="text"/>
    <style:style style:name="T198_71" style:family="text"/>
    <style:style style:name="T198_72" style:family="text"/>
    <style:style style:name="T198_73" style:family="text"/>
    <style:style style:name="T198_74" style:family="text"/>
    <style:style style:name="T198_75" style:family="text"/>
    <style:style style:name="T198_76" style:family="text"/>
    <style:style style:name="T198_77" style:family="text"/>
    <style:style style:name="T198_78" style:family="text"/>
    <style:style style:name="T198_79" style:family="text"/>
    <style:style style:name="T198_80" style:family="text"/>
    <style:style style:name="T198_81" style:family="text"/>
    <style:style style:name="T198_82" style:family="text"/>
    <style:style style:name="T198_83" style:family="text"/>
    <style:style style:name="T198_84" style:family="text"/>
    <style:style style:name="T198_85" style:family="text"/>
    <style:style style:name="T198_86" style:family="text"/>
    <style:style style:name="T198_87" style:family="text"/>
    <style:style style:name="T198_88" style:family="text"/>
    <style:style style:name="T198_89" style:family="text"/>
    <style:style style:name="T198_90" style:family="text"/>
    <style:style style:name="T198_91" style:family="text"/>
    <style:style style:name="T198_92" style:family="text"/>
    <style:style style:name="T198_93" style:family="text"/>
    <style:style style:name="T198_94" style:family="text"/>
    <style:style style:name="T198_95" style:family="text"/>
    <style:style style:name="T198_96" style:family="text"/>
    <style:style style:name="T198_97" style:family="text"/>
    <style:style style:name="T198_98" style:family="text"/>
    <style:style style:name="T198_99" style:family="text"/>
    <style:style style:name="T198_100" style:family="text"/>
    <style:style style:name="T198_101" style:family="text"/>
    <style:style style:name="T198_102" style:family="text"/>
    <style:style style:name="T198_103" style:family="text"/>
    <style:style style:name="T198_104" style:family="text"/>
    <style:style style:name="T198_105" style:family="text"/>
    <style:style style:name="T198_106" style:family="text"/>
    <style:style style:name="T198_107" style:family="text"/>
    <style:style style:name="T198_108" style:family="text"/>
    <style:style style:name="T198_109" style:family="text"/>
    <style:style style:name="T198_110" style:family="text"/>
    <style:style style:name="T198_111" style:family="text"/>
    <style:style style:name="T198_112" style:family="text"/>
    <style:style style:name="T198_113" style:family="text"/>
    <style:style style:name="T198_114" style:family="text"/>
    <style:style style:name="T198_115" style:family="text"/>
    <style:style style:name="T198_116" style:family="text"/>
    <style:style style:name="P199" style:family="paragraph" style:parent-style-name="Standard">
      <style:paragraph-properties fo:break-before="auto" fo:text-indent="0cm" fo:line-height="150%" fo:margin-left="0cm" style:writing-mode="lr-tb"/>
      <style:text-properties fo:font-weight="bold" style:font-weight-asian="bold" style:font-weight-complex="bold"/>
    </style:style>
    <style:style style:name="P200" style:family="paragraph" style:parent-style-name="Standard">
      <style:paragraph-properties fo:break-before="page" fo:text-indent="0cm" fo:line-height="150%" fo:margin-left="0cm" style:writing-mode="lr-tb"/>
    </style:style>
    <style:style style:name="T200_1" style:family="text">
      <style:text-properties fo:font-weight="bold" style:font-weight-asian="bold" style:font-weight-complex="bold"/>
    </style:style>
    <style:style style:name="T200_2" style:family="text">
      <style:text-properties fo:font-weight="bold" style:font-weight-asian="bold" style:font-weight-complex="bold"/>
    </style:style>
    <style:style style:name="T200_3" style:family="text">
      <style:text-properties fo:font-weight="bold" style:font-weight-asian="bold" style:font-weight-complex="bold"/>
    </style:style>
    <style:style style:name="T200_4" style:family="text">
      <style:text-properties fo:font-weight="bold" style:font-weight-asian="bold" style:font-weight-complex="bold"/>
    </style:style>
    <style:style style:name="T200_5" style:family="text">
      <style:text-properties fo:font-weight="bold" style:font-weight-asian="bold" style:font-weight-complex="bold"/>
    </style:style>
    <style:style style:name="T200_6" style:family="text">
      <style:text-properties fo:font-weight="bold" style:font-weight-asian="bold" style:font-weight-complex="bold"/>
    </style:style>
    <style:style style:name="T200_7" style:family="text">
      <style:text-properties fo:font-weight="bold" style:font-weight-asian="bold" style:font-weight-complex="bold"/>
    </style:style>
    <style:style style:name="T200_8" style:family="text">
      <style:text-properties fo:font-weight="bold" style:font-weight-asian="bold" style:font-weight-complex="bold"/>
    </style:style>
    <style:style style:name="T200_9" style:family="text">
      <style:text-properties fo:font-weight="bold" style:font-weight-asian="bold" style:font-weight-complex="bold"/>
    </style:style>
    <style:style style:name="P201" style:family="paragraph" style:parent-style-name="Standard">
      <style:paragraph-properties fo:break-before="auto" fo:text-indent="0cm" fo:line-height="150%" fo:margin-left="0cm" style:writing-mode="lr-tb"/>
      <style:text-properties fo:font-weight="bold" style:font-weight-asian="bold" style:font-weight-complex="bold"/>
    </style:style>
    <style:style style:name="P202" style:family="paragraph" style:parent-style-name="Standard">
      <style:paragraph-properties fo:break-before="auto" fo:text-indent="0cm" fo:line-height="150%" fo:margin-left="0cm" style:writing-mode="lr-tb"/>
    </style:style>
    <style:style style:name="T202_1" style:family="text">
      <style:text-properties fo:font-size="10pt" style:font-size-asian="10pt" style:font-size-complex="10pt"/>
    </style:style>
    <style:style style:name="T202_2" style:family="text">
      <style:text-properties fo:font-size="10pt" style:font-size-asian="10pt" style:font-size-complex="10pt"/>
    </style:style>
    <style:style style:name="T202_3" style:family="text">
      <style:text-properties fo:font-size="10pt" style:font-size-asian="10pt" style:font-size-complex="10pt"/>
    </style:style>
    <style:style style:name="T202_4" style:family="text">
      <style:text-properties fo:font-size="10pt" style:font-size-asian="10pt" style:font-size-complex="10pt"/>
    </style:style>
    <style:style style:name="T202_5" style:family="text">
      <style:text-properties fo:font-size="10pt" style:font-size-asian="10pt" style:font-size-complex="10pt"/>
    </style:style>
    <style:style style:name="T202_6" style:family="text">
      <style:text-properties fo:font-size="10pt" style:font-size-asian="10pt" style:font-size-complex="10pt"/>
    </style:style>
    <style:style style:name="T202_7" style:family="text">
      <style:text-properties fo:font-size="10pt" style:font-size-asian="10pt" style:font-size-complex="10pt"/>
    </style:style>
    <style:style style:name="T202_8" style:family="text">
      <style:text-properties fo:font-size="10pt" style:font-size-asian="10pt" style:font-size-complex="10pt"/>
    </style:style>
    <style:style style:name="P203" style:family="paragraph" style:parent-style-name="Standard">
      <style:paragraph-properties fo:break-before="auto" fo:text-indent="0cm" fo:line-height="150%" fo:margin-left="0cm" style:writing-mode="lr-tb"/>
    </style:style>
    <style:style style:name="T203_1" style:family="text">
      <style:text-properties fo:font-size="10pt" style:font-size-asian="10pt" style:font-size-complex="10pt"/>
    </style:style>
    <style:style style:name="T203_2" style:family="text">
      <style:text-properties fo:font-size="10pt" style:font-size-asian="10pt" style:font-size-complex="10pt"/>
    </style:style>
    <style:style style:name="T203_3" style:family="text">
      <style:text-properties fo:font-size="10pt" style:font-size-asian="10pt" style:font-size-complex="10pt"/>
    </style:style>
    <style:style style:name="T203_4" style:family="text">
      <style:text-properties fo:font-size="10pt" style:font-size-asian="10pt" style:font-size-complex="10pt"/>
    </style:style>
    <style:style style:name="T203_5" style:family="text">
      <style:text-properties fo:font-size="10pt" style:font-size-asian="10pt" style:font-size-complex="10pt"/>
    </style:style>
    <style:style style:name="T203_6" style:family="text">
      <style:text-properties fo:font-size="10pt" style:font-size-asian="10pt" style:font-size-complex="10pt"/>
    </style:style>
    <style:style style:name="T203_7" style:family="text">
      <style:text-properties fo:font-size="10pt" style:font-size-asian="10pt" style:font-size-complex="10pt"/>
    </style:style>
    <style:style style:name="T203_8" style:family="text">
      <style:text-properties fo:font-size="10pt" style:font-size-asian="10pt" style:font-size-complex="10pt"/>
    </style:style>
    <style:style style:name="T203_9" style:family="text">
      <style:text-properties fo:font-size="10pt" style:font-size-asian="10pt" style:font-size-complex="10pt"/>
    </style:style>
    <style:style style:name="T203_10" style:family="text">
      <style:text-properties fo:font-size="10pt" style:font-size-asian="10pt" style:font-size-complex="10pt"/>
    </style:style>
    <style:style style:name="T203_11" style:family="text">
      <style:text-properties fo:font-size="10pt" style:font-size-asian="10pt" style:font-size-complex="10pt"/>
    </style:style>
    <style:style style:name="T203_12" style:family="text">
      <style:text-properties fo:font-size="10pt" style:font-size-asian="10pt" style:font-size-complex="10pt"/>
    </style:style>
    <style:style style:name="T203_13" style:family="text">
      <style:text-properties fo:font-size="10pt" style:font-size-asian="10pt" style:font-size-complex="10pt"/>
    </style:style>
    <style:style style:name="T203_14" style:family="text">
      <style:text-properties fo:font-size="10pt" style:font-size-asian="10pt" style:font-size-complex="10pt"/>
    </style:style>
    <style:style style:name="T203_15" style:family="text">
      <style:text-properties fo:font-size="10pt" style:font-size-asian="10pt" style:font-size-complex="10pt"/>
    </style:style>
    <style:style style:name="T203_16" style:family="text">
      <style:text-properties fo:font-size="10pt" style:font-size-asian="10pt" style:font-size-complex="10pt"/>
    </style:style>
    <style:style style:name="T203_17" style:family="text">
      <style:text-properties fo:font-size="10pt" style:font-size-asian="10pt" style:font-size-complex="10pt"/>
    </style:style>
    <style:style style:name="T203_18" style:family="text">
      <style:text-properties fo:font-size="10pt" style:font-size-asian="10pt" style:font-size-complex="10pt"/>
    </style:style>
    <style:style style:name="T203_19" style:family="text">
      <style:text-properties fo:font-size="10pt" style:font-size-asian="10pt" style:font-size-complex="10pt"/>
    </style:style>
    <style:style style:name="T203_20" style:family="text">
      <style:text-properties fo:font-size="10pt" style:font-size-asian="10pt" style:font-size-complex="10pt"/>
    </style:style>
    <style:style style:name="T203_21" style:family="text">
      <style:text-properties fo:font-size="10pt" style:font-size-asian="10pt" style:font-size-complex="10pt"/>
    </style:style>
    <style:style style:name="T203_22" style:family="text">
      <style:text-properties fo:font-size="10pt" style:font-size-asian="10pt" style:font-size-complex="10pt"/>
    </style:style>
    <style:style style:name="T203_23" style:family="text">
      <style:text-properties fo:font-size="10pt" style:font-size-asian="10pt" style:font-size-complex="10pt"/>
    </style:style>
    <style:style style:name="T203_24" style:family="text">
      <style:text-properties fo:font-size="10pt" style:font-size-asian="10pt" style:font-size-complex="10pt"/>
    </style:style>
    <style:style style:name="T203_25" style:family="text">
      <style:text-properties fo:font-size="10pt" style:font-size-asian="10pt" style:font-size-complex="10pt"/>
    </style:style>
    <style:style style:name="T203_26" style:family="text">
      <style:text-properties fo:font-size="10pt" style:font-size-asian="10pt" style:font-size-complex="10pt"/>
    </style:style>
    <style:style style:name="T203_27" style:family="text">
      <style:text-properties fo:font-size="10pt" style:font-size-asian="10pt" style:font-size-complex="10pt"/>
    </style:style>
    <style:style style:name="T203_28" style:family="text">
      <style:text-properties fo:font-size="10pt" style:font-size-asian="10pt" style:font-size-complex="10pt"/>
    </style:style>
    <style:style style:name="T203_29" style:family="text">
      <style:text-properties fo:font-size="10pt" style:font-size-asian="10pt" style:font-size-complex="10pt"/>
    </style:style>
    <style:style style:name="T203_30" style:family="text">
      <style:text-properties fo:font-size="10pt" style:font-size-asian="10pt" style:font-size-complex="10pt"/>
    </style:style>
    <style:style style:name="T203_31" style:family="text">
      <style:text-properties fo:font-size="10pt" style:font-size-asian="10pt" style:font-size-complex="10pt"/>
    </style:style>
    <style:style style:name="T203_32" style:family="text">
      <style:text-properties fo:font-size="10pt" style:font-size-asian="10pt" style:font-size-complex="10pt"/>
    </style:style>
    <style:style style:name="T203_33" style:family="text">
      <style:text-properties fo:font-size="10pt" style:font-size-asian="10pt" style:font-size-complex="10pt" style:text-underline-style="solid" style:text-underline-color="font-color"/>
    </style:style>
    <style:style style:name="T203_34" style:family="text">
      <style:text-properties fo:font-size="10pt" style:font-size-asian="10pt" style:font-size-complex="10pt" style:text-underline-style="solid" style:text-underline-color="font-color"/>
    </style:style>
    <style:style style:name="T203_35" style:family="text">
      <style:text-properties fo:font-size="10pt" style:font-size-asian="10pt" style:font-size-complex="10pt" style:text-underline-style="solid" style:text-underline-color="font-color"/>
    </style:style>
    <style:style style:name="T203_36" style:family="text">
      <style:text-properties fo:font-size="10pt" style:font-size-asian="10pt" style:font-size-complex="10pt" style:text-underline-style="solid" style:text-underline-color="font-color"/>
    </style:style>
    <style:style style:name="T203_37" style:family="text">
      <style:text-properties fo:font-size="10pt" style:font-size-asian="10pt" style:font-size-complex="10pt" style:text-underline-style="solid" style:text-underline-color="font-color"/>
    </style:style>
    <style:style style:name="T203_38" style:family="text">
      <style:text-properties fo:font-size="10pt" style:font-size-asian="10pt" style:font-size-complex="10pt" style:text-underline-style="solid" style:text-underline-color="font-color"/>
    </style:style>
    <style:style style:name="T203_39" style:family="text">
      <style:text-properties fo:font-size="10pt" style:font-size-asian="10pt" style:font-size-complex="10pt" style:text-underline-style="solid" style:text-underline-color="font-color"/>
    </style:style>
    <style:style style:name="T203_40" style:family="text">
      <style:text-properties fo:font-size="10pt" style:font-size-asian="10pt" style:font-size-complex="10pt" style:text-underline-style="solid" style:text-underline-color="font-color"/>
    </style:style>
    <style:style style:name="T203_41" style:family="text">
      <style:text-properties fo:font-size="10pt" style:font-size-asian="10pt" style:font-size-complex="10pt" style:text-underline-style="solid" style:text-underline-color="font-color"/>
    </style:style>
    <style:style style:name="T203_42" style:family="text">
      <style:text-properties fo:font-size="10pt" style:font-size-asian="10pt" style:font-size-complex="10pt"/>
    </style:style>
    <style:style style:name="T203_43" style:family="text">
      <style:text-properties fo:font-size="10pt" style:font-size-asian="10pt" style:font-size-complex="10pt"/>
    </style:style>
    <style:style style:name="T203_44" style:family="text">
      <style:text-properties fo:font-size="10pt" style:font-size-asian="10pt" style:font-size-complex="10pt"/>
    </style:style>
    <style:style style:name="T203_45" style:family="text">
      <style:text-properties fo:font-size="10pt" style:font-size-asian="10pt" style:font-size-complex="10pt"/>
    </style:style>
    <style:style style:name="T203_46" style:family="text">
      <style:text-properties fo:font-size="10pt" style:font-size-asian="10pt" style:font-size-complex="10pt"/>
    </style:style>
    <style:style style:name="T203_47" style:family="text">
      <style:text-properties fo:font-size="10pt" style:font-size-asian="10pt" style:font-size-complex="10pt"/>
    </style:style>
    <style:style style:name="T203_48" style:family="text">
      <style:text-properties fo:font-size="10pt" style:font-size-asian="10pt" style:font-size-complex="10pt"/>
    </style:style>
    <style:style style:name="T203_49" style:family="text">
      <style:text-properties fo:font-size="10pt" style:font-size-asian="10pt" style:font-size-complex="10pt"/>
    </style:style>
    <style:style style:name="T203_50" style:family="text">
      <style:text-properties fo:font-size="10pt" style:font-size-asian="10pt" style:font-size-complex="10pt"/>
    </style:style>
    <style:style style:name="T203_51" style:family="text">
      <style:text-properties fo:font-size="10pt" style:font-size-asian="10pt" style:font-size-complex="10pt"/>
    </style:style>
    <style:style style:name="T203_52" style:family="text">
      <style:text-properties fo:font-size="10pt" style:font-size-asian="10pt" style:font-size-complex="10pt"/>
    </style:style>
    <style:style style:name="T203_53" style:family="text">
      <style:text-properties fo:font-size="10pt" style:font-size-asian="10pt" style:font-size-complex="10pt"/>
    </style:style>
    <style:style style:name="T203_54" style:family="text">
      <style:text-properties fo:font-size="10pt" style:font-size-asian="10pt" style:font-size-complex="10pt"/>
    </style:style>
    <style:style style:name="T203_55" style:family="text">
      <style:text-properties fo:font-size="10pt" style:font-size-asian="10pt" style:font-size-complex="10pt"/>
    </style:style>
    <style:style style:name="T203_56" style:family="text">
      <style:text-properties fo:font-size="10pt" style:font-size-asian="10pt" style:font-size-complex="10pt"/>
    </style:style>
    <style:style style:name="T203_57" style:family="text">
      <style:text-properties fo:font-size="10pt" style:font-size-asian="10pt" style:font-size-complex="10pt"/>
    </style:style>
    <style:style style:name="T203_58" style:family="text">
      <style:text-properties fo:font-size="10pt" style:font-size-asian="10pt" style:font-size-complex="10pt"/>
    </style:style>
    <style:style style:name="T203_59" style:family="text">
      <style:text-properties fo:font-size="10pt" style:font-size-asian="10pt" style:font-size-complex="10pt"/>
    </style:style>
    <style:style style:name="T203_60" style:family="text">
      <style:text-properties fo:font-size="10pt" style:font-size-asian="10pt" style:font-size-complex="10pt"/>
    </style:style>
    <style:style style:name="T203_61" style:family="text">
      <style:text-properties fo:font-size="10pt" style:font-size-asian="10pt" style:font-size-complex="10pt"/>
    </style:style>
    <style:style style:name="T203_62" style:family="text">
      <style:text-properties fo:font-size="10pt" style:font-size-asian="10pt" style:font-size-complex="10pt"/>
    </style:style>
    <style:style style:name="T203_63" style:family="text">
      <style:text-properties fo:font-size="10pt" style:font-size-asian="10pt" style:font-size-complex="10pt"/>
    </style:style>
    <style:style style:name="T203_64" style:family="text">
      <style:text-properties fo:font-size="10pt" style:font-size-asian="10pt" style:font-size-complex="10pt"/>
    </style:style>
    <style:style style:name="T203_65" style:family="text">
      <style:text-properties fo:font-size="10pt" style:font-size-asian="10pt" style:font-size-complex="10pt"/>
    </style:style>
    <style:style style:name="T203_66" style:family="text">
      <style:text-properties fo:font-size="10pt" style:font-size-asian="10pt" style:font-size-complex="10pt"/>
    </style:style>
    <style:style style:name="T203_67" style:family="text">
      <style:text-properties fo:font-size="10pt" style:font-size-asian="10pt" style:font-size-complex="10pt"/>
    </style:style>
    <style:style style:name="T203_68" style:family="text">
      <style:text-properties fo:font-size="10pt" style:font-size-asian="10pt" style:font-size-complex="10pt"/>
    </style:style>
    <style:style style:name="T203_69" style:family="text">
      <style:text-properties fo:font-size="10pt" style:font-size-asian="10pt" style:font-size-complex="10pt"/>
    </style:style>
    <style:style style:name="T203_70" style:family="text">
      <style:text-properties fo:font-size="10pt" style:font-size-asian="10pt" style:font-size-complex="10pt"/>
    </style:style>
    <style:style style:name="T203_71" style:family="text">
      <style:text-properties fo:font-size="10pt" style:font-size-asian="10pt" style:font-size-complex="10pt"/>
    </style:style>
    <style:style style:name="T203_72" style:family="text">
      <style:text-properties fo:font-size="10pt" style:font-size-asian="10pt" style:font-size-complex="10pt"/>
    </style:style>
    <style:style style:name="T203_73" style:family="text">
      <style:text-properties fo:font-size="10pt" style:font-size-asian="10pt" style:font-size-complex="10pt"/>
    </style:style>
    <style:style style:name="T203_74" style:family="text">
      <style:text-properties fo:font-size="10pt" style:font-size-asian="10pt" style:font-size-complex="10pt"/>
    </style:style>
    <style:style style:name="T203_75" style:family="text">
      <style:text-properties fo:font-size="10pt" style:font-size-asian="10pt" style:font-size-complex="10pt"/>
    </style:style>
    <style:style style:name="T203_76" style:family="text">
      <style:text-properties fo:font-size="10pt" style:font-size-asian="10pt" style:font-size-complex="10pt"/>
    </style:style>
    <style:style style:name="T203_77" style:family="text">
      <style:text-properties fo:font-size="10pt" style:font-size-asian="10pt" style:font-size-complex="10pt"/>
    </style:style>
    <style:style style:name="T203_78" style:family="text">
      <style:text-properties fo:font-size="10pt" style:font-size-asian="10pt" style:font-size-complex="10pt"/>
    </style:style>
    <style:style style:name="T203_79" style:family="text">
      <style:text-properties fo:font-size="10pt" style:font-size-asian="10pt" style:font-size-complex="10pt"/>
    </style:style>
    <style:style style:name="T203_80" style:family="text">
      <style:text-properties fo:font-size="10pt" style:font-size-asian="10pt" style:font-size-complex="10pt"/>
    </style:style>
    <style:style style:name="T203_81" style:family="text">
      <style:text-properties fo:font-size="10pt" style:font-size-asian="10pt" style:font-size-complex="10pt"/>
    </style:style>
    <style:style style:name="T203_82" style:family="text">
      <style:text-properties fo:font-size="10pt" style:font-size-asian="10pt" style:font-size-complex="10pt"/>
    </style:style>
    <style:style style:name="T203_83" style:family="text">
      <style:text-properties fo:font-size="10pt" style:font-size-asian="10pt" style:font-size-complex="10pt"/>
    </style:style>
    <style:style style:name="T203_84" style:family="text">
      <style:text-properties fo:font-size="10pt" style:font-size-asian="10pt" style:font-size-complex="10pt"/>
    </style:style>
    <style:style style:name="T203_85" style:family="text">
      <style:text-properties fo:font-size="10pt" style:font-size-asian="10pt" style:font-size-complex="10pt"/>
    </style:style>
    <style:style style:name="T203_86" style:family="text">
      <style:text-properties fo:font-size="10pt" style:font-size-asian="10pt" style:font-size-complex="10pt"/>
    </style:style>
    <style:style style:name="P204" style:family="paragraph" style:parent-style-name="Standard">
      <style:paragraph-properties fo:break-before="auto" fo:text-indent="0cm" fo:line-height="150%" fo:margin-left="0cm" style:writing-mode="lr-tb"/>
      <style:text-properties fo:font-size="10pt" style:font-size-asian="10pt" style:font-size-complex="10pt"/>
    </style:style>
    <style:style style:name="P205" style:family="paragraph" style:parent-style-name="Standard">
      <style:paragraph-properties fo:break-before="auto" fo:text-indent="0cm" fo:line-height="150%" fo:margin-left="0cm" style:writing-mode="lr-tb"/>
    </style:style>
    <style:style style:name="T205_1" style:family="text">
      <style:text-properties fo:font-size="10pt" style:font-size-asian="10pt" style:font-size-complex="10pt"/>
    </style:style>
    <style:style style:name="T205_2" style:family="text">
      <style:text-properties fo:font-size="10pt" style:font-size-asian="10pt" style:font-size-complex="10pt"/>
    </style:style>
    <style:style style:name="T205_3" style:family="text">
      <style:text-properties fo:font-size="10pt" style:font-size-asian="10pt" style:font-size-complex="10pt"/>
    </style:style>
    <style:style style:name="T205_4" style:family="text">
      <style:text-properties fo:font-size="10pt" style:font-size-asian="10pt" style:font-size-complex="10pt"/>
    </style:style>
    <style:style style:name="T205_5" style:family="text">
      <style:text-properties fo:font-size="10pt" style:font-size-asian="10pt" style:font-size-complex="10pt"/>
    </style:style>
    <style:style style:name="T205_6" style:family="text">
      <style:text-properties fo:font-size="10pt" style:font-size-asian="10pt" style:font-size-complex="10pt"/>
    </style:style>
    <style:style style:name="T205_7" style:family="text">
      <style:text-properties fo:font-size="10pt" style:font-size-asian="10pt" style:font-size-complex="10pt"/>
    </style:style>
    <style:style style:name="T205_8" style:family="text">
      <style:text-properties fo:font-size="10pt" style:font-size-asian="10pt" style:font-size-complex="10pt"/>
    </style:style>
    <style:style style:name="T205_9" style:family="text">
      <style:text-properties fo:font-size="10pt" style:font-size-asian="10pt" style:font-size-complex="10pt"/>
    </style:style>
    <style:style style:name="T205_10" style:family="text">
      <style:text-properties fo:font-size="10pt" style:font-size-asian="10pt" style:font-size-complex="10pt"/>
    </style:style>
    <style:style style:name="T205_11" style:family="text">
      <style:text-properties fo:font-size="10pt" style:font-size-asian="10pt" style:font-size-complex="10pt"/>
    </style:style>
    <style:style style:name="T205_12" style:family="text">
      <style:text-properties fo:font-size="10pt" style:font-size-asian="10pt" style:font-size-complex="10pt"/>
    </style:style>
    <style:style style:name="T205_13" style:family="text">
      <style:text-properties fo:font-size="10pt" style:font-size-asian="10pt" style:font-size-complex="10pt"/>
    </style:style>
    <style:style style:name="T205_14" style:family="text">
      <style:text-properties fo:font-size="10pt" style:font-size-asian="10pt" style:font-size-complex="10pt"/>
    </style:style>
    <style:style style:name="T205_15" style:family="text">
      <style:text-properties fo:font-size="10pt" style:font-size-asian="10pt" style:font-size-complex="10pt"/>
    </style:style>
    <style:style style:name="T205_16" style:family="text">
      <style:text-properties fo:font-size="10pt" style:font-size-asian="10pt" style:font-size-complex="10pt"/>
    </style:style>
    <style:style style:name="T205_17" style:family="text">
      <style:text-properties fo:font-size="10pt" style:font-size-asian="10pt" style:font-size-complex="10pt"/>
    </style:style>
    <style:style style:name="T205_18" style:family="text">
      <style:text-properties fo:font-size="10pt" style:font-size-asian="10pt" style:font-size-complex="10pt"/>
    </style:style>
    <style:style style:name="T205_19" style:family="text">
      <style:text-properties fo:font-size="10pt" style:font-size-asian="10pt" style:font-size-complex="10pt"/>
    </style:style>
    <style:style style:name="T205_20" style:family="text">
      <style:text-properties fo:font-size="10pt" style:font-size-asian="10pt" style:font-size-complex="10pt"/>
    </style:style>
    <style:style style:name="T205_21" style:family="text">
      <style:text-properties fo:font-size="10pt" style:font-size-asian="10pt" style:font-size-complex="10pt"/>
    </style:style>
    <style:style style:name="T205_22" style:family="text">
      <style:text-properties fo:font-size="10pt" style:font-size-asian="10pt" style:font-size-complex="10pt"/>
    </style:style>
    <style:style style:name="T205_23" style:family="text">
      <style:text-properties fo:font-size="10pt" style:font-size-asian="10pt" style:font-size-complex="10pt"/>
    </style:style>
    <style:style style:name="T205_24" style:family="text">
      <style:text-properties fo:font-size="10pt" style:font-size-asian="10pt" style:font-size-complex="10pt"/>
    </style:style>
    <style:style style:name="T205_25" style:family="text">
      <style:text-properties fo:font-size="10pt" style:font-size-asian="10pt" style:font-size-complex="10pt"/>
    </style:style>
    <style:style style:name="T205_26" style:family="text">
      <style:text-properties fo:font-size="10pt" style:font-size-asian="10pt" style:font-size-complex="10pt"/>
    </style:style>
    <style:style style:name="T205_27" style:family="text">
      <style:text-properties fo:font-size="10pt" style:font-size-asian="10pt" style:font-size-complex="10pt"/>
    </style:style>
    <style:style style:name="T205_28" style:family="text">
      <style:text-properties fo:font-size="10pt" style:font-size-asian="10pt" style:font-size-complex="10pt"/>
    </style:style>
    <style:style style:name="T205_29" style:family="text">
      <style:text-properties fo:font-size="10pt" style:font-size-asian="10pt" style:font-size-complex="10pt"/>
    </style:style>
    <style:style style:name="T205_30" style:family="text">
      <style:text-properties fo:font-size="10pt" style:font-size-asian="10pt" style:font-size-complex="10pt"/>
    </style:style>
    <style:style style:name="T205_31" style:family="text">
      <style:text-properties fo:font-size="10pt" style:font-size-asian="10pt" style:font-size-complex="10pt"/>
    </style:style>
    <style:style style:name="T205_32" style:family="text">
      <style:text-properties fo:font-size="10pt" style:font-size-asian="10pt" style:font-size-complex="10pt"/>
    </style:style>
    <style:style style:name="T205_33" style:family="text">
      <style:text-properties fo:font-size="10pt" style:font-size-asian="10pt" style:font-size-complex="10pt"/>
    </style:style>
    <style:style style:name="T205_34" style:family="text">
      <style:text-properties fo:font-size="10pt" style:font-size-asian="10pt" style:font-size-complex="10pt"/>
    </style:style>
    <style:style style:name="T205_35" style:family="text">
      <style:text-properties fo:font-size="10pt" style:font-size-asian="10pt" style:font-size-complex="10pt"/>
    </style:style>
    <style:style style:name="T205_36" style:family="text">
      <style:text-properties fo:font-size="10pt" style:font-size-asian="10pt" style:font-size-complex="10pt"/>
    </style:style>
    <style:style style:name="T205_37" style:family="text">
      <style:text-properties fo:font-size="10pt" style:font-size-asian="10pt" style:font-size-complex="10pt"/>
    </style:style>
    <style:style style:name="T205_38" style:family="text">
      <style:text-properties fo:font-size="10pt" style:font-size-asian="10pt" style:font-size-complex="10pt"/>
    </style:style>
    <style:style style:name="T205_39" style:family="text">
      <style:text-properties fo:font-size="10pt" style:font-size-asian="10pt" style:font-size-complex="10pt"/>
    </style:style>
    <style:style style:name="T205_40" style:family="text">
      <style:text-properties fo:font-size="10pt" style:font-size-asian="10pt" style:font-size-complex="10pt"/>
    </style:style>
    <style:style style:name="T205_41" style:family="text">
      <style:text-properties fo:font-size="10pt" style:font-size-asian="10pt" style:font-size-complex="10pt"/>
    </style:style>
    <style:style style:name="T205_42" style:family="text">
      <style:text-properties fo:font-size="10pt" style:font-size-asian="10pt" style:font-size-complex="10pt"/>
    </style:style>
    <style:style style:name="T205_43" style:family="text">
      <style:text-properties fo:font-size="10pt" style:font-size-asian="10pt" style:font-size-complex="10pt"/>
    </style:style>
    <style:style style:name="T205_44" style:family="text">
      <style:text-properties fo:font-size="10pt" style:font-size-asian="10pt" style:font-size-complex="10pt"/>
    </style:style>
    <style:style style:name="T205_45" style:family="text">
      <style:text-properties fo:font-size="10pt" style:font-size-asian="10pt" style:font-size-complex="10pt"/>
    </style:style>
    <style:style style:name="T205_46" style:family="text">
      <style:text-properties fo:font-size="10pt" style:font-size-asian="10pt" style:font-size-complex="10pt"/>
    </style:style>
    <style:style style:name="T205_47" style:family="text">
      <style:text-properties fo:font-size="10pt" style:font-size-asian="10pt" style:font-size-complex="10pt"/>
    </style:style>
    <style:style style:name="T205_48" style:family="text">
      <style:text-properties fo:font-size="10pt" style:font-size-asian="10pt" style:font-size-complex="10pt"/>
    </style:style>
    <style:style style:name="T205_49" style:family="text">
      <style:text-properties fo:font-size="10pt" style:font-size-asian="10pt" style:font-size-complex="10pt"/>
    </style:style>
    <style:style style:name="T205_50" style:family="text">
      <style:text-properties fo:font-size="10pt" style:font-size-asian="10pt" style:font-size-complex="10pt"/>
    </style:style>
    <style:style style:name="T205_51" style:family="text">
      <style:text-properties fo:font-size="10pt" style:font-size-asian="10pt" style:font-size-complex="10pt"/>
    </style:style>
    <style:style style:name="T205_52" style:family="text">
      <style:text-properties fo:font-size="10pt" style:font-size-asian="10pt" style:font-size-complex="10pt"/>
    </style:style>
    <style:style style:name="T205_53" style:family="text">
      <style:text-properties fo:font-size="10pt" style:font-size-asian="10pt" style:font-size-complex="10pt"/>
    </style:style>
    <style:style style:name="T205_54" style:family="text">
      <style:text-properties fo:font-size="10pt" style:font-size-asian="10pt" style:font-size-complex="10pt"/>
    </style:style>
    <style:style style:name="T205_55" style:family="text">
      <style:text-properties fo:font-size="10pt" style:font-size-asian="10pt" style:font-size-complex="10pt"/>
    </style:style>
    <style:style style:name="T205_56" style:family="text">
      <style:text-properties fo:font-size="10pt" style:font-size-asian="10pt" style:font-size-complex="10pt"/>
    </style:style>
    <style:style style:name="T205_57" style:family="text">
      <style:text-properties fo:font-size="10pt" style:font-size-asian="10pt" style:font-size-complex="10pt"/>
    </style:style>
    <style:style style:name="T205_58" style:family="text">
      <style:text-properties fo:font-size="10pt" style:font-size-asian="10pt" style:font-size-complex="10pt"/>
    </style:style>
    <style:style style:name="T205_59" style:family="text">
      <style:text-properties fo:font-size="10pt" style:font-size-asian="10pt" style:font-size-complex="10pt"/>
    </style:style>
    <style:style style:name="T205_60" style:family="text">
      <style:text-properties fo:font-size="10pt" style:font-size-asian="10pt" style:font-size-complex="10pt"/>
    </style:style>
    <style:style style:name="T205_61" style:family="text">
      <style:text-properties fo:font-size="10pt" style:font-size-asian="10pt" style:font-size-complex="10pt"/>
    </style:style>
    <style:style style:name="T205_62" style:family="text">
      <style:text-properties fo:font-size="10pt" style:font-size-asian="10pt" style:font-size-complex="10pt"/>
    </style:style>
    <style:style style:name="T205_63" style:family="text">
      <style:text-properties fo:font-size="10pt" style:font-size-asian="10pt" style:font-size-complex="10pt"/>
    </style:style>
    <style:style style:name="T205_64" style:family="text">
      <style:text-properties fo:font-size="10pt" style:font-size-asian="10pt" style:font-size-complex="10pt"/>
    </style:style>
    <style:style style:name="T205_65" style:family="text">
      <style:text-properties fo:font-size="10pt" style:font-size-asian="10pt" style:font-size-complex="10pt"/>
    </style:style>
    <style:style style:name="T205_66" style:family="text">
      <style:text-properties fo:font-size="10pt" style:font-size-asian="10pt" style:font-size-complex="10pt"/>
    </style:style>
    <style:style style:name="T205_67" style:family="text">
      <style:text-properties fo:font-size="10pt" style:font-size-asian="10pt" style:font-size-complex="10pt"/>
    </style:style>
    <style:style style:name="T205_68" style:family="text">
      <style:text-properties fo:font-size="10pt" style:font-size-asian="10pt" style:font-size-complex="10pt"/>
    </style:style>
    <style:style style:name="T205_69" style:family="text">
      <style:text-properties fo:font-size="10pt" style:font-size-asian="10pt" style:font-size-complex="10pt"/>
    </style:style>
    <style:style style:name="T205_70" style:family="text">
      <style:text-properties fo:font-size="10pt" style:font-size-asian="10pt" style:font-size-complex="10pt"/>
    </style:style>
    <style:style style:name="T205_71" style:family="text">
      <style:text-properties fo:font-size="10pt" style:font-size-asian="10pt" style:font-size-complex="10pt"/>
    </style:style>
    <style:style style:name="T205_72" style:family="text">
      <style:text-properties fo:font-size="10pt" style:font-size-asian="10pt" style:font-size-complex="10pt"/>
    </style:style>
    <style:style style:name="T205_73" style:family="text">
      <style:text-properties fo:font-size="10pt" style:font-size-asian="10pt" style:font-size-complex="10pt"/>
    </style:style>
    <style:style style:name="T205_74" style:family="text">
      <style:text-properties fo:font-size="10pt" style:font-size-asian="10pt" style:font-size-complex="10pt"/>
    </style:style>
    <style:style style:name="T205_75" style:family="text">
      <style:text-properties fo:font-size="10pt" style:font-size-asian="10pt" style:font-size-complex="10pt"/>
    </style:style>
    <style:style style:name="T205_76" style:family="text">
      <style:text-properties fo:font-size="10pt" style:font-size-asian="10pt" style:font-size-complex="10pt"/>
    </style:style>
    <style:style style:name="T205_77" style:family="text">
      <style:text-properties fo:font-size="10pt" style:font-size-asian="10pt" style:font-size-complex="10pt"/>
    </style:style>
    <style:style style:name="T205_78" style:family="text">
      <style:text-properties fo:font-size="10pt" style:font-size-asian="10pt" style:font-size-complex="10pt"/>
    </style:style>
    <style:style style:name="T205_79" style:family="text">
      <style:text-properties fo:font-size="10pt" style:font-size-asian="10pt" style:font-size-complex="10pt"/>
    </style:style>
    <style:style style:name="T205_80" style:family="text">
      <style:text-properties fo:font-size="10pt" style:font-size-asian="10pt" style:font-size-complex="10pt"/>
    </style:style>
    <style:style style:name="T205_81" style:family="text">
      <style:text-properties fo:font-size="10pt" style:font-size-asian="10pt" style:font-size-complex="10pt"/>
    </style:style>
    <style:style style:name="T205_82" style:family="text">
      <style:text-properties fo:font-size="10pt" style:font-size-asian="10pt" style:font-size-complex="10pt"/>
    </style:style>
    <style:style style:name="T205_83" style:family="text">
      <style:text-properties fo:font-size="10pt" style:font-size-asian="10pt" style:font-size-complex="10pt"/>
    </style:style>
    <style:style style:name="T205_84" style:family="text">
      <style:text-properties fo:font-size="10pt" style:font-size-asian="10pt" style:font-size-complex="10pt"/>
    </style:style>
    <style:style style:name="T205_85" style:family="text">
      <style:text-properties fo:font-size="10pt" style:font-size-asian="10pt" style:font-size-complex="10pt"/>
    </style:style>
    <style:style style:name="T205_86" style:family="text">
      <style:text-properties fo:font-size="10pt" style:font-size-asian="10pt" style:font-size-complex="10pt"/>
    </style:style>
    <style:style style:name="T205_87" style:family="text">
      <style:text-properties fo:font-size="10pt" style:font-size-asian="10pt" style:font-size-complex="10pt"/>
    </style:style>
    <style:style style:name="T205_88" style:family="text">
      <style:text-properties fo:font-size="10pt" style:font-size-asian="10pt" style:font-size-complex="10pt"/>
    </style:style>
    <style:style style:name="T205_89" style:family="text">
      <style:text-properties fo:font-size="10pt" style:font-size-asian="10pt" style:font-size-complex="10pt"/>
    </style:style>
    <style:style style:name="T205_90" style:family="text">
      <style:text-properties fo:font-size="10pt" style:font-size-asian="10pt" style:font-size-complex="10pt"/>
    </style:style>
    <style:style style:name="T205_91" style:family="text">
      <style:text-properties fo:font-size="10pt" style:font-size-asian="10pt" style:font-size-complex="10pt"/>
    </style:style>
    <style:style style:name="T205_92" style:family="text">
      <style:text-properties fo:font-size="10pt" style:font-size-asian="10pt" style:font-size-complex="10pt"/>
    </style:style>
    <style:style style:name="T205_93" style:family="text">
      <style:text-properties fo:font-size="10pt" style:font-size-asian="10pt" style:font-size-complex="10pt"/>
    </style:style>
    <style:style style:name="T205_94" style:family="text">
      <style:text-properties fo:font-size="10pt" style:font-size-asian="10pt" style:font-size-complex="10pt"/>
    </style:style>
    <style:style style:name="P206" style:family="paragraph" style:parent-style-name="Standard">
      <style:paragraph-properties fo:break-before="auto" fo:text-indent="0cm" fo:line-height="150%" fo:margin-left="0cm" style:writing-mode="lr-tb"/>
      <style:text-properties fo:font-size="10pt" style:font-size-asian="10pt" style:font-size-complex="10pt"/>
    </style:style>
    <style:style style:name="P207" style:family="paragraph" style:parent-style-name="Standard">
      <style:paragraph-properties fo:break-before="auto" fo:text-indent="0cm" fo:line-height="150%" fo:margin-left="0cm" style:writing-mode="lr-tb"/>
    </style:style>
    <style:style style:name="T207_1" style:family="text">
      <style:text-properties fo:font-size="10pt" style:font-size-asian="10pt" style:font-size-complex="10pt"/>
    </style:style>
    <style:style style:name="T207_2" style:family="text">
      <style:text-properties fo:font-size="10pt" style:font-size-asian="10pt" style:font-size-complex="10pt"/>
    </style:style>
    <style:style style:name="T207_3" style:family="text">
      <style:text-properties fo:font-size="10pt" style:font-size-asian="10pt" style:font-size-complex="10pt"/>
    </style:style>
    <style:style style:name="T207_4" style:family="text">
      <style:text-properties fo:font-size="10pt" style:font-size-asian="10pt" style:font-size-complex="10pt"/>
    </style:style>
    <style:style style:name="T207_5" style:family="text">
      <style:text-properties fo:font-size="10pt" style:font-size-asian="10pt" style:font-size-complex="10pt"/>
    </style:style>
    <style:style style:name="T207_6" style:family="text">
      <style:text-properties fo:font-size="10pt" style:font-size-asian="10pt" style:font-size-complex="10pt"/>
    </style:style>
    <style:style style:name="T207_7" style:family="text">
      <style:text-properties fo:font-size="10pt" style:font-size-asian="10pt" style:font-size-complex="10pt"/>
    </style:style>
    <style:style style:name="T207_8" style:family="text">
      <style:text-properties fo:font-size="10pt" style:font-size-asian="10pt" style:font-size-complex="10pt"/>
    </style:style>
    <style:style style:name="T207_9" style:family="text">
      <style:text-properties fo:font-size="10pt" style:font-size-asian="10pt" style:font-size-complex="10pt"/>
    </style:style>
    <style:style style:name="T207_10" style:family="text">
      <style:text-properties fo:font-size="10pt" style:font-size-asian="10pt" style:font-size-complex="10pt"/>
    </style:style>
    <style:style style:name="T207_11" style:family="text">
      <style:text-properties fo:font-size="10pt" style:font-size-asian="10pt" style:font-size-complex="10pt"/>
    </style:style>
    <style:style style:name="T207_12" style:family="text">
      <style:text-properties fo:font-size="10pt" style:font-size-asian="10pt" style:font-size-complex="10pt"/>
    </style:style>
    <style:style style:name="T207_13" style:family="text">
      <style:text-properties fo:font-size="10pt" style:font-size-asian="10pt" style:font-size-complex="10pt"/>
    </style:style>
    <style:style style:name="T207_14" style:family="text">
      <style:text-properties fo:font-size="10pt" style:font-size-asian="10pt" style:font-size-complex="10pt"/>
    </style:style>
    <style:style style:name="T207_15" style:family="text">
      <style:text-properties fo:font-size="10pt" style:font-size-asian="10pt" style:font-size-complex="10pt"/>
    </style:style>
    <style:style style:name="T207_16" style:family="text">
      <style:text-properties fo:font-size="10pt" style:font-size-asian="10pt" style:font-size-complex="10pt"/>
    </style:style>
    <style:style style:name="T207_17" style:family="text">
      <style:text-properties fo:font-size="10pt" style:font-size-asian="10pt" style:font-size-complex="10pt"/>
    </style:style>
    <style:style style:name="T207_18" style:family="text">
      <style:text-properties fo:font-size="10pt" style:font-size-asian="10pt" style:font-size-complex="10pt"/>
    </style:style>
    <style:style style:name="T207_19" style:family="text">
      <style:text-properties fo:font-size="10pt" style:font-size-asian="10pt" style:font-size-complex="10pt"/>
    </style:style>
    <style:style style:name="T207_20" style:family="text">
      <style:text-properties fo:font-size="10pt" style:font-size-asian="10pt" style:font-size-complex="10pt"/>
    </style:style>
    <style:style style:name="T207_21" style:family="text">
      <style:text-properties fo:font-size="10pt" style:font-size-asian="10pt" style:font-size-complex="10pt"/>
    </style:style>
    <style:style style:name="T207_22" style:family="text">
      <style:text-properties fo:font-size="10pt" style:font-size-asian="10pt" style:font-size-complex="10pt"/>
    </style:style>
    <style:style style:name="T207_23" style:family="text">
      <style:text-properties fo:font-size="10pt" style:font-size-asian="10pt" style:font-size-complex="10pt"/>
    </style:style>
    <style:style style:name="T207_24" style:family="text">
      <style:text-properties fo:font-size="10pt" style:font-size-asian="10pt" style:font-size-complex="10pt"/>
    </style:style>
    <style:style style:name="T207_25" style:family="text">
      <style:text-properties fo:font-size="10pt" style:font-size-asian="10pt" style:font-size-complex="10pt"/>
    </style:style>
    <style:style style:name="T207_26" style:family="text">
      <style:text-properties fo:font-size="10pt" style:font-size-asian="10pt" style:font-size-complex="10pt"/>
    </style:style>
    <style:style style:name="T207_27" style:family="text">
      <style:text-properties fo:font-size="10pt" style:font-size-asian="10pt" style:font-size-complex="10pt"/>
    </style:style>
    <style:style style:name="T207_28" style:family="text">
      <style:text-properties fo:font-size="10pt" style:font-size-asian="10pt" style:font-size-complex="10pt"/>
    </style:style>
    <style:style style:name="T207_29" style:family="text">
      <style:text-properties fo:font-size="10pt" style:font-size-asian="10pt" style:font-size-complex="10pt"/>
    </style:style>
    <style:style style:name="T207_30" style:family="text">
      <style:text-properties fo:font-size="10pt" style:font-size-asian="10pt" style:font-size-complex="10pt"/>
    </style:style>
    <style:style style:name="T207_31" style:family="text">
      <style:text-properties fo:font-size="10pt" style:font-size-asian="10pt" style:font-size-complex="10pt"/>
    </style:style>
    <style:style style:name="T207_32" style:family="text">
      <style:text-properties fo:font-size="10pt" style:font-size-asian="10pt" style:font-size-complex="10pt"/>
    </style:style>
    <style:style style:name="T207_33" style:family="text">
      <style:text-properties fo:font-size="10pt" style:font-size-asian="10pt" style:font-size-complex="10pt"/>
    </style:style>
    <style:style style:name="T207_34" style:family="text">
      <style:text-properties fo:font-size="10pt" style:font-size-asian="10pt" style:font-size-complex="10pt"/>
    </style:style>
    <style:style style:name="T207_35" style:family="text">
      <style:text-properties fo:font-size="10pt" style:font-size-asian="10pt" style:font-size-complex="10pt"/>
    </style:style>
    <style:style style:name="T207_36" style:family="text">
      <style:text-properties fo:font-size="10pt" style:font-size-asian="10pt" style:font-size-complex="10pt"/>
    </style:style>
    <style:style style:name="T207_37" style:family="text">
      <style:text-properties fo:font-size="10pt" style:font-size-asian="10pt" style:font-size-complex="10pt"/>
    </style:style>
    <style:style style:name="T207_38" style:family="text">
      <style:text-properties fo:font-size="10pt" style:font-size-asian="10pt" style:font-size-complex="10pt"/>
    </style:style>
    <style:style style:name="T207_39" style:family="text">
      <style:text-properties fo:font-size="10pt" style:font-size-asian="10pt" style:font-size-complex="10pt"/>
    </style:style>
    <style:style style:name="T207_40" style:family="text">
      <style:text-properties fo:font-size="10pt" style:font-size-asian="10pt" style:font-size-complex="10pt"/>
    </style:style>
    <style:style style:name="T207_41" style:family="text">
      <style:text-properties fo:font-size="10pt" style:font-size-asian="10pt" style:font-size-complex="10pt"/>
    </style:style>
    <style:style style:name="T207_42" style:family="text">
      <style:text-properties fo:font-size="10pt" style:font-size-asian="10pt" style:font-size-complex="10pt"/>
    </style:style>
    <style:style style:name="T207_43" style:family="text">
      <style:text-properties fo:font-size="10pt" style:font-size-asian="10pt" style:font-size-complex="10pt"/>
    </style:style>
    <style:style style:name="T207_44" style:family="text">
      <style:text-properties fo:font-size="10pt" style:font-size-asian="10pt" style:font-size-complex="10pt"/>
    </style:style>
    <style:style style:name="T207_45" style:family="text">
      <style:text-properties fo:font-size="10pt" style:font-size-asian="10pt" style:font-size-complex="10pt"/>
    </style:style>
    <style:style style:name="T207_46" style:family="text">
      <style:text-properties fo:font-size="10pt" style:font-size-asian="10pt" style:font-size-complex="10pt"/>
    </style:style>
    <style:style style:name="T207_47" style:family="text">
      <style:text-properties fo:font-size="10pt" style:font-size-asian="10pt" style:font-size-complex="10pt"/>
    </style:style>
    <style:style style:name="T207_48" style:family="text">
      <style:text-properties fo:font-size="10pt" style:font-size-asian="10pt" style:font-size-complex="10pt"/>
    </style:style>
    <style:style style:name="T207_49" style:family="text">
      <style:text-properties fo:font-size="10pt" style:font-size-asian="10pt" style:font-size-complex="10pt"/>
    </style:style>
    <style:style style:name="T207_50" style:family="text">
      <style:text-properties fo:font-size="10pt" style:font-size-asian="10pt" style:font-size-complex="10pt"/>
    </style:style>
    <style:style style:name="T207_51" style:family="text">
      <style:text-properties fo:font-size="10pt" style:font-size-asian="10pt" style:font-size-complex="10pt"/>
    </style:style>
    <style:style style:name="T207_52" style:family="text">
      <style:text-properties fo:font-size="10pt" style:font-size-asian="10pt" style:font-size-complex="10pt"/>
    </style:style>
    <style:style style:name="T207_53" style:family="text">
      <style:text-properties fo:font-size="10pt" style:font-size-asian="10pt" style:font-size-complex="10pt"/>
    </style:style>
    <style:style style:name="T207_54" style:family="text">
      <style:text-properties fo:font-size="10pt" style:font-size-asian="10pt" style:font-size-complex="10pt"/>
    </style:style>
    <style:style style:name="T207_55" style:family="text">
      <style:text-properties fo:font-size="10pt" style:font-size-asian="10pt" style:font-size-complex="10pt"/>
    </style:style>
    <style:style style:name="T207_56" style:family="text">
      <style:text-properties fo:font-size="10pt" style:font-size-asian="10pt" style:font-size-complex="10pt"/>
    </style:style>
    <style:style style:name="T207_57" style:family="text">
      <style:text-properties fo:font-size="10pt" style:font-size-asian="10pt" style:font-size-complex="10pt"/>
    </style:style>
    <style:style style:name="T207_58" style:family="text">
      <style:text-properties fo:font-size="10pt" style:font-size-asian="10pt" style:font-size-complex="10pt"/>
    </style:style>
    <style:style style:name="T207_59" style:family="text">
      <style:text-properties fo:font-size="10pt" style:font-size-asian="10pt" style:font-size-complex="10pt"/>
    </style:style>
    <style:style style:name="T207_60" style:family="text">
      <style:text-properties fo:font-size="10pt" style:font-size-asian="10pt" style:font-size-complex="10pt"/>
    </style:style>
    <style:style style:name="T207_61" style:family="text">
      <style:text-properties fo:font-size="10pt" style:font-size-asian="10pt" style:font-size-complex="10pt"/>
    </style:style>
    <style:style style:name="T207_62" style:family="text">
      <style:text-properties fo:font-size="10pt" style:font-size-asian="10pt" style:font-size-complex="10pt"/>
    </style:style>
    <style:style style:name="T207_63" style:family="text">
      <style:text-properties fo:font-size="10pt" style:font-size-asian="10pt" style:font-size-complex="10pt"/>
    </style:style>
    <style:style style:name="T207_64" style:family="text">
      <style:text-properties fo:font-size="10pt" style:font-size-asian="10pt" style:font-size-complex="10pt"/>
    </style:style>
    <style:style style:name="T207_65" style:family="text">
      <style:text-properties fo:font-size="10pt" style:font-size-asian="10pt" style:font-size-complex="10pt"/>
    </style:style>
    <style:style style:name="T207_66" style:family="text">
      <style:text-properties fo:font-size="10pt" style:font-size-asian="10pt" style:font-size-complex="10pt"/>
    </style:style>
    <style:style style:name="T207_67" style:family="text">
      <style:text-properties fo:font-size="10pt" style:font-size-asian="10pt" style:font-size-complex="10pt"/>
    </style:style>
    <style:style style:name="T207_68" style:family="text">
      <style:text-properties fo:font-size="10pt" style:font-size-asian="10pt" style:font-size-complex="10pt"/>
    </style:style>
    <style:style style:name="T207_69" style:family="text">
      <style:text-properties fo:font-size="10pt" style:font-size-asian="10pt" style:font-size-complex="10pt"/>
    </style:style>
    <style:style style:name="T207_70" style:family="text">
      <style:text-properties fo:font-size="10pt" style:font-size-asian="10pt" style:font-size-complex="10pt"/>
    </style:style>
    <style:style style:name="T207_71" style:family="text">
      <style:text-properties fo:font-size="10pt" style:font-size-asian="10pt" style:font-size-complex="10pt"/>
    </style:style>
    <style:style style:name="T207_72" style:family="text">
      <style:text-properties fo:font-size="10pt" style:font-size-asian="10pt" style:font-size-complex="10pt"/>
    </style:style>
    <style:style style:name="T207_73" style:family="text">
      <style:text-properties fo:font-size="10pt" style:font-size-asian="10pt" style:font-size-complex="10pt"/>
    </style:style>
    <style:style style:name="T207_74" style:family="text">
      <style:text-properties fo:font-size="10pt" style:font-size-asian="10pt" style:font-size-complex="10pt"/>
    </style:style>
    <style:style style:name="T207_75" style:family="text">
      <style:text-properties fo:font-size="10pt" style:font-size-asian="10pt" style:font-size-complex="10pt"/>
    </style:style>
    <style:style style:name="T207_76" style:family="text">
      <style:text-properties fo:font-size="10pt" style:font-size-asian="10pt" style:font-size-complex="10pt"/>
    </style:style>
    <style:style style:name="T207_77" style:family="text">
      <style:text-properties fo:font-size="10pt" style:font-size-asian="10pt" style:font-size-complex="10pt"/>
    </style:style>
    <style:style style:name="T207_78" style:family="text">
      <style:text-properties fo:font-size="10pt" style:font-size-asian="10pt" style:font-size-complex="10pt"/>
    </style:style>
    <style:style style:name="P208" style:family="paragraph" style:parent-style-name="Standard">
      <style:paragraph-properties fo:break-before="auto" fo:text-indent="0cm" fo:line-height="150%" fo:margin-left="0cm" style:writing-mode="lr-tb"/>
      <style:text-properties fo:font-size="10pt" style:font-size-asian="10pt" style:font-size-complex="10pt"/>
    </style:style>
    <style:style style:name="P209" style:family="paragraph" style:parent-style-name="Standard">
      <style:paragraph-properties fo:break-before="auto" fo:text-indent="0cm" fo:line-height="150%" fo:margin-left="0cm" style:writing-mode="lr-tb"/>
    </style:style>
    <style:style style:name="T209_1" style:family="text">
      <style:text-properties fo:font-size="10pt" style:font-size-asian="10pt" style:font-size-complex="10pt"/>
    </style:style>
    <style:style style:name="T209_2" style:family="text">
      <style:text-properties fo:font-size="10pt" style:font-size-asian="10pt" style:font-size-complex="10pt"/>
    </style:style>
    <style:style style:name="T209_3" style:family="text">
      <style:text-properties fo:font-size="10pt" style:font-size-asian="10pt" style:font-size-complex="10pt"/>
    </style:style>
    <style:style style:name="T209_4" style:family="text">
      <style:text-properties fo:font-size="10pt" style:font-size-asian="10pt" style:font-size-complex="10pt"/>
    </style:style>
    <style:style style:name="T209_5" style:family="text">
      <style:text-properties fo:font-size="10pt" style:font-size-asian="10pt" style:font-size-complex="10pt"/>
    </style:style>
    <style:style style:name="T209_6" style:family="text">
      <style:text-properties fo:font-size="10pt" style:font-size-asian="10pt" style:font-size-complex="10pt"/>
    </style:style>
    <style:style style:name="T209_7" style:family="text">
      <style:text-properties fo:font-size="10pt" style:font-size-asian="10pt" style:font-size-complex="10pt"/>
    </style:style>
    <style:style style:name="T209_8" style:family="text">
      <style:text-properties fo:font-size="10pt" style:font-size-asian="10pt" style:font-size-complex="10pt" style:text-underline-style="solid" style:text-underline-color="font-color"/>
    </style:style>
    <style:style style:name="T209_9" style:family="text">
      <style:text-properties fo:font-size="10pt" style:font-size-asian="10pt" style:font-size-complex="10pt" style:text-underline-style="solid" style:text-underline-color="font-color"/>
    </style:style>
    <style:style style:name="T209_10" style:family="text">
      <style:text-properties fo:font-size="10pt" style:font-size-asian="10pt" style:font-size-complex="10pt" style:text-underline-style="solid" style:text-underline-color="font-color"/>
    </style:style>
    <style:style style:name="T209_11" style:family="text">
      <style:text-properties fo:font-size="10pt" style:font-size-asian="10pt" style:font-size-complex="10pt" style:text-underline-style="solid" style:text-underline-color="font-color"/>
    </style:style>
    <style:style style:name="T209_12" style:family="text">
      <style:text-properties fo:font-size="10pt" style:font-size-asian="10pt" style:font-size-complex="10pt" style:text-underline-style="solid" style:text-underline-color="font-color"/>
    </style:style>
    <style:style style:name="T209_13" style:family="text">
      <style:text-properties fo:font-size="10pt" style:font-size-asian="10pt" style:font-size-complex="10pt" style:text-underline-style="solid" style:text-underline-color="font-color"/>
    </style:style>
    <style:style style:name="T209_14" style:family="text">
      <style:text-properties fo:font-size="10pt" style:font-size-asian="10pt" style:font-size-complex="10pt" style:text-underline-style="solid" style:text-underline-color="font-color"/>
    </style:style>
    <style:style style:name="T209_15" style:family="text">
      <style:text-properties fo:font-size="10pt" style:font-size-asian="10pt" style:font-size-complex="10pt" style:text-underline-style="solid" style:text-underline-color="font-color"/>
    </style:style>
    <style:style style:name="T209_16" style:family="text">
      <style:text-properties fo:font-size="10pt" style:font-size-asian="10pt" style:font-size-complex="10pt" style:text-underline-style="solid" style:text-underline-color="font-color"/>
    </style:style>
    <style:style style:name="T209_17" style:family="text">
      <style:text-properties fo:font-size="10pt" style:font-size-asian="10pt" style:font-size-complex="10pt" style:text-underline-style="solid" style:text-underline-color="font-color"/>
    </style:style>
    <style:style style:name="T209_18" style:family="text">
      <style:text-properties fo:font-size="10pt" style:font-size-asian="10pt" style:font-size-complex="10pt" style:text-underline-style="solid" style:text-underline-color="font-color"/>
    </style:style>
    <style:style style:name="T209_19" style:family="text">
      <style:text-properties fo:font-size="10pt" style:font-size-asian="10pt" style:font-size-complex="10pt" style:text-underline-style="solid" style:text-underline-color="font-color"/>
    </style:style>
    <style:style style:name="T209_20" style:family="text">
      <style:text-properties fo:font-size="10pt" style:font-size-asian="10pt" style:font-size-complex="10pt" style:text-underline-style="solid" style:text-underline-color="font-color"/>
    </style:style>
    <style:style style:name="T209_21" style:family="text">
      <style:text-properties fo:font-size="10pt" style:font-size-asian="10pt" style:font-size-complex="10pt" style:text-underline-style="solid" style:text-underline-color="font-color"/>
    </style:style>
    <style:style style:name="T209_22" style:family="text">
      <style:text-properties fo:font-size="10pt" style:font-size-asian="10pt" style:font-size-complex="10pt"/>
    </style:style>
    <style:style style:name="T209_23" style:family="text">
      <style:text-properties fo:font-size="10pt" style:font-size-asian="10pt" style:font-size-complex="10pt"/>
    </style:style>
    <style:style style:name="T209_24" style:family="text">
      <style:text-properties fo:font-size="10pt" style:font-size-asian="10pt" style:font-size-complex="10pt"/>
    </style:style>
    <style:style style:name="T209_25" style:family="text">
      <style:text-properties fo:font-size="10pt" style:font-size-asian="10pt" style:font-size-complex="10pt"/>
    </style:style>
    <style:style style:name="T209_26" style:family="text">
      <style:text-properties fo:font-size="10pt" style:font-size-asian="10pt" style:font-size-complex="10pt"/>
    </style:style>
    <style:style style:name="T209_27" style:family="text">
      <style:text-properties fo:font-size="10pt" style:font-size-asian="10pt" style:font-size-complex="10pt"/>
    </style:style>
    <style:style style:name="T209_28" style:family="text">
      <style:text-properties fo:font-size="10pt" style:font-size-asian="10pt" style:font-size-complex="10pt"/>
    </style:style>
    <style:style style:name="T209_29" style:family="text">
      <style:text-properties fo:font-size="10pt" style:font-size-asian="10pt" style:font-size-complex="10pt"/>
    </style:style>
    <style:style style:name="T209_30" style:family="text">
      <style:text-properties fo:font-size="10pt" style:font-size-asian="10pt" style:font-size-complex="10pt"/>
    </style:style>
    <style:style style:name="T209_31" style:family="text">
      <style:text-properties fo:font-size="10pt" style:font-size-asian="10pt" style:font-size-complex="10pt"/>
    </style:style>
    <style:style style:name="T209_32" style:family="text">
      <style:text-properties fo:font-size="10pt" style:font-size-asian="10pt" style:font-size-complex="10pt"/>
    </style:style>
    <style:style style:name="T209_33" style:family="text">
      <style:text-properties fo:font-size="10pt" style:font-size-asian="10pt" style:font-size-complex="10pt"/>
    </style:style>
    <style:style style:name="T209_34" style:family="text">
      <style:text-properties fo:font-size="10pt" style:font-size-asian="10pt" style:font-size-complex="10pt"/>
    </style:style>
    <style:style style:name="T209_35" style:family="text">
      <style:text-properties fo:font-size="10pt" style:font-size-asian="10pt" style:font-size-complex="10pt"/>
    </style:style>
    <style:style style:name="T209_36" style:family="text">
      <style:text-properties fo:font-size="10pt" style:font-size-asian="10pt" style:font-size-complex="10pt"/>
    </style:style>
    <style:style style:name="T209_37" style:family="text">
      <style:text-properties fo:font-size="10pt" style:font-size-asian="10pt" style:font-size-complex="10pt"/>
    </style:style>
    <style:style style:name="T209_38" style:family="text">
      <style:text-properties fo:font-size="10pt" style:font-size-asian="10pt" style:font-size-complex="10pt"/>
    </style:style>
    <style:style style:name="T209_39" style:family="text">
      <style:text-properties fo:font-size="10pt" style:font-size-asian="10pt" style:font-size-complex="10pt"/>
    </style:style>
    <style:style style:name="T209_40" style:family="text">
      <style:text-properties fo:font-size="10pt" style:font-size-asian="10pt" style:font-size-complex="10pt"/>
    </style:style>
    <style:style style:name="T209_41" style:family="text">
      <style:text-properties fo:font-size="10pt" style:font-size-asian="10pt" style:font-size-complex="10pt"/>
    </style:style>
    <style:style style:name="T209_42" style:family="text">
      <style:text-properties fo:font-size="10pt" style:font-size-asian="10pt" style:font-size-complex="10pt"/>
    </style:style>
    <style:style style:name="T209_43" style:family="text">
      <style:text-properties fo:font-size="10pt" style:font-size-asian="10pt" style:font-size-complex="10pt"/>
    </style:style>
    <style:style style:name="T209_44" style:family="text">
      <style:text-properties fo:font-size="10pt" style:font-size-asian="10pt" style:font-size-complex="10pt"/>
    </style:style>
    <style:style style:name="T209_45" style:family="text">
      <style:text-properties fo:font-size="10pt" style:font-size-asian="10pt" style:font-size-complex="10pt"/>
    </style:style>
    <style:style style:name="T209_46" style:family="text">
      <style:text-properties fo:font-size="10pt" style:font-size-asian="10pt" style:font-size-complex="10pt"/>
    </style:style>
    <style:style style:name="T209_47" style:family="text">
      <style:text-properties fo:font-size="10pt" style:font-size-asian="10pt" style:font-size-complex="10pt"/>
    </style:style>
    <style:style style:name="T209_48" style:family="text">
      <style:text-properties fo:font-size="10pt" style:font-size-asian="10pt" style:font-size-complex="10pt"/>
    </style:style>
    <style:style style:name="T209_49" style:family="text">
      <style:text-properties fo:font-size="10pt" style:font-size-asian="10pt" style:font-size-complex="10pt"/>
    </style:style>
    <style:style style:name="T209_50" style:family="text">
      <style:text-properties fo:font-size="10pt" style:font-size-asian="10pt" style:font-size-complex="10pt"/>
    </style:style>
    <style:style style:name="T209_51" style:family="text">
      <style:text-properties fo:font-size="10pt" style:font-size-asian="10pt" style:font-size-complex="10pt"/>
    </style:style>
    <style:style style:name="T209_52" style:family="text">
      <style:text-properties fo:font-size="10pt" style:font-size-asian="10pt" style:font-size-complex="10pt"/>
    </style:style>
    <style:style style:name="T209_53" style:family="text">
      <style:text-properties fo:font-size="10pt" style:font-size-asian="10pt" style:font-size-complex="10pt"/>
    </style:style>
    <style:style style:name="T209_54" style:family="text">
      <style:text-properties fo:font-size="10pt" style:font-size-asian="10pt" style:font-size-complex="10pt"/>
    </style:style>
    <style:style style:name="T209_55" style:family="text">
      <style:text-properties fo:font-size="10pt" style:font-size-asian="10pt" style:font-size-complex="10pt"/>
    </style:style>
    <style:style style:name="T209_56" style:family="text">
      <style:text-properties fo:font-size="10pt" style:font-size-asian="10pt" style:font-size-complex="10pt"/>
    </style:style>
    <style:style style:name="T209_57" style:family="text">
      <style:text-properties fo:font-size="10pt" style:font-size-asian="10pt" style:font-size-complex="10pt"/>
    </style:style>
    <style:style style:name="T209_58" style:family="text">
      <style:text-properties fo:font-size="10pt" style:font-size-asian="10pt" style:font-size-complex="10pt"/>
    </style:style>
    <style:style style:name="T209_59" style:family="text">
      <style:text-properties fo:font-size="10pt" style:font-size-asian="10pt" style:font-size-complex="10pt"/>
    </style:style>
    <style:style style:name="T209_60" style:family="text">
      <style:text-properties fo:font-size="10pt" style:font-size-asian="10pt" style:font-size-complex="10pt"/>
    </style:style>
    <style:style style:name="P210" style:family="paragraph" style:parent-style-name="Standard">
      <style:paragraph-properties fo:break-before="auto" fo:text-indent="0cm" fo:line-height="150%" fo:margin-left="0cm" style:writing-mode="lr-tb"/>
      <style:text-properties fo:font-size="10pt" style:font-size-asian="10pt" style:font-size-complex="10pt"/>
    </style:style>
    <style:style style:name="P211" style:family="paragraph" style:parent-style-name="Standard">
      <style:paragraph-properties fo:break-before="auto" fo:text-indent="0cm" fo:line-height="150%" fo:margin-left="0cm" style:writing-mode="lr-tb"/>
    </style:style>
    <style:style style:name="T211_1" style:family="text">
      <style:text-properties fo:font-size="10pt" style:font-size-asian="10pt" style:font-size-complex="10pt"/>
    </style:style>
    <style:style style:name="T211_2" style:family="text">
      <style:text-properties fo:font-size="10pt" style:font-size-asian="10pt" style:font-size-complex="10pt"/>
    </style:style>
    <style:style style:name="T211_3" style:family="text">
      <style:text-properties fo:font-size="10pt" style:font-size-asian="10pt" style:font-size-complex="10pt"/>
    </style:style>
    <style:style style:name="T211_4" style:family="text">
      <style:text-properties fo:font-size="10pt" style:font-size-asian="10pt" style:font-size-complex="10pt"/>
    </style:style>
    <style:style style:name="T211_5" style:family="text">
      <style:text-properties fo:font-size="10pt" style:font-size-asian="10pt" style:font-size-complex="10pt"/>
    </style:style>
    <style:style style:name="T211_6" style:family="text">
      <style:text-properties fo:font-size="10pt" style:font-size-asian="10pt" style:font-size-complex="10pt"/>
    </style:style>
    <style:style style:name="T211_7" style:family="text">
      <style:text-properties fo:font-size="10pt" style:font-size-asian="10pt" style:font-size-complex="10pt"/>
    </style:style>
    <style:style style:name="T211_8" style:family="text">
      <style:text-properties fo:font-size="10pt" style:font-size-asian="10pt" style:font-size-complex="10pt"/>
    </style:style>
    <style:style style:name="T211_9" style:family="text">
      <style:text-properties fo:font-size="10pt" style:font-size-asian="10pt" style:font-size-complex="10pt"/>
    </style:style>
    <style:style style:name="T211_10" style:family="text">
      <style:text-properties fo:font-size="10pt" style:font-size-asian="10pt" style:font-size-complex="10pt"/>
    </style:style>
    <style:style style:name="T211_11" style:family="text">
      <style:text-properties fo:font-size="10pt" style:font-size-asian="10pt" style:font-size-complex="10pt"/>
    </style:style>
    <style:style style:name="T211_12" style:family="text">
      <style:text-properties fo:font-size="10pt" style:font-size-asian="10pt" style:font-size-complex="10pt"/>
    </style:style>
    <style:style style:name="T211_13" style:family="text">
      <style:text-properties fo:font-size="10pt" style:font-size-asian="10pt" style:font-size-complex="10pt"/>
    </style:style>
    <style:style style:name="T211_14" style:family="text">
      <style:text-properties fo:font-size="10pt" style:font-size-asian="10pt" style:font-size-complex="10pt"/>
    </style:style>
    <style:style style:name="T211_15" style:family="text">
      <style:text-properties fo:font-size="10pt" style:font-size-asian="10pt" style:font-size-complex="10pt"/>
    </style:style>
    <style:style style:name="T211_16" style:family="text">
      <style:text-properties fo:font-size="10pt" style:font-size-asian="10pt" style:font-size-complex="10pt"/>
    </style:style>
    <style:style style:name="T211_17" style:family="text">
      <style:text-properties fo:font-size="10pt" style:font-size-asian="10pt" style:font-size-complex="10pt"/>
    </style:style>
    <style:style style:name="T211_18" style:family="text">
      <style:text-properties fo:font-size="10pt" style:font-size-asian="10pt" style:font-size-complex="10pt"/>
    </style:style>
    <style:style style:name="T211_19" style:family="text">
      <style:text-properties fo:font-size="10pt" style:font-size-asian="10pt" style:font-size-complex="10pt"/>
    </style:style>
    <style:style style:name="T211_20" style:family="text">
      <style:text-properties fo:font-size="10pt" style:font-size-asian="10pt" style:font-size-complex="10pt"/>
    </style:style>
    <style:style style:name="T211_21" style:family="text">
      <style:text-properties fo:font-size="10pt" style:font-size-asian="10pt" style:font-size-complex="10pt"/>
    </style:style>
    <style:style style:name="T211_22" style:family="text">
      <style:text-properties fo:font-size="10pt" style:font-size-asian="10pt" style:font-size-complex="10pt"/>
    </style:style>
    <style:style style:name="T211_23" style:family="text">
      <style:text-properties fo:font-size="10pt" style:font-size-asian="10pt" style:font-size-complex="10pt"/>
    </style:style>
    <style:style style:name="T211_24" style:family="text">
      <style:text-properties fo:font-size="10pt" style:font-size-asian="10pt" style:font-size-complex="10pt"/>
    </style:style>
    <style:style style:name="T211_25" style:family="text">
      <style:text-properties fo:font-size="10pt" style:font-size-asian="10pt" style:font-size-complex="10pt"/>
    </style:style>
    <style:style style:name="T211_26" style:family="text">
      <style:text-properties fo:font-size="10pt" style:font-size-asian="10pt" style:font-size-complex="10pt"/>
    </style:style>
    <style:style style:name="T211_27" style:family="text">
      <style:text-properties fo:font-size="10pt" style:font-size-asian="10pt" style:font-size-complex="10pt"/>
    </style:style>
    <style:style style:name="T211_28" style:family="text">
      <style:text-properties fo:font-size="10pt" style:font-size-asian="10pt" style:font-size-complex="10pt"/>
    </style:style>
    <style:style style:name="T211_29" style:family="text">
      <style:text-properties fo:font-size="10pt" style:font-size-asian="10pt" style:font-size-complex="10pt"/>
    </style:style>
    <style:style style:name="T211_30" style:family="text">
      <style:text-properties fo:font-size="10pt" style:font-size-asian="10pt" style:font-size-complex="10pt"/>
    </style:style>
    <style:style style:name="T211_31" style:family="text">
      <style:text-properties fo:font-size="10pt" style:font-size-asian="10pt" style:font-size-complex="10pt"/>
    </style:style>
    <style:style style:name="T211_32" style:family="text">
      <style:text-properties fo:font-size="10pt" style:font-size-asian="10pt" style:font-size-complex="10pt"/>
    </style:style>
    <style:style style:name="T211_33" style:family="text">
      <style:text-properties fo:font-size="10pt" style:font-size-asian="10pt" style:font-size-complex="10pt"/>
    </style:style>
    <style:style style:name="T211_34" style:family="text">
      <style:text-properties fo:font-size="10pt" style:font-size-asian="10pt" style:font-size-complex="10pt"/>
    </style:style>
    <style:style style:name="T211_35" style:family="text">
      <style:text-properties fo:font-size="10pt" style:font-size-asian="10pt" style:font-size-complex="10pt"/>
    </style:style>
    <style:style style:name="T211_36" style:family="text">
      <style:text-properties fo:font-size="10pt" style:font-size-asian="10pt" style:font-size-complex="10pt"/>
    </style:style>
    <style:style style:name="T211_37" style:family="text">
      <style:text-properties fo:font-size="10pt" style:font-size-asian="10pt" style:font-size-complex="10pt"/>
    </style:style>
    <style:style style:name="T211_38" style:family="text">
      <style:text-properties fo:font-size="10pt" style:font-size-asian="10pt" style:font-size-complex="10pt"/>
    </style:style>
    <style:style style:name="T211_39" style:family="text">
      <style:text-properties fo:font-size="10pt" style:font-size-asian="10pt" style:font-size-complex="10pt"/>
    </style:style>
    <style:style style:name="T211_40" style:family="text">
      <style:text-properties fo:font-size="10pt" style:font-size-asian="10pt" style:font-size-complex="10pt"/>
    </style:style>
    <style:style style:name="T211_41" style:family="text">
      <style:text-properties fo:font-size="10pt" style:font-size-asian="10pt" style:font-size-complex="10pt"/>
    </style:style>
    <style:style style:name="T211_42" style:family="text">
      <style:text-properties fo:font-size="10pt" style:font-size-asian="10pt" style:font-size-complex="10pt"/>
    </style:style>
    <style:style style:name="T211_43" style:family="text">
      <style:text-properties fo:font-size="10pt" style:font-size-asian="10pt" style:font-size-complex="10pt"/>
    </style:style>
    <style:style style:name="T211_44" style:family="text">
      <style:text-properties fo:font-size="10pt" style:font-size-asian="10pt" style:font-size-complex="10pt"/>
    </style:style>
    <style:style style:name="T211_45" style:family="text">
      <style:text-properties fo:font-size="10pt" style:font-size-asian="10pt" style:font-size-complex="10pt"/>
    </style:style>
    <style:style style:name="T211_46" style:family="text">
      <style:text-properties fo:font-size="10pt" style:font-size-asian="10pt" style:font-size-complex="10pt"/>
    </style:style>
    <style:style style:name="T211_47" style:family="text">
      <style:text-properties fo:font-size="10pt" style:font-size-asian="10pt" style:font-size-complex="10pt"/>
    </style:style>
    <style:style style:name="T211_48" style:family="text">
      <style:text-properties fo:font-size="10pt" style:font-size-asian="10pt" style:font-size-complex="10pt"/>
    </style:style>
    <style:style style:name="T211_49" style:family="text">
      <style:text-properties fo:font-size="10pt" style:font-size-asian="10pt" style:font-size-complex="10pt"/>
    </style:style>
    <style:style style:name="T211_50" style:family="text">
      <style:text-properties fo:font-size="10pt" style:font-size-asian="10pt" style:font-size-complex="10pt"/>
    </style:style>
    <style:style style:name="T211_51" style:family="text">
      <style:text-properties fo:font-size="10pt" style:font-size-asian="10pt" style:font-size-complex="10pt"/>
    </style:style>
    <style:style style:name="T211_52" style:family="text">
      <style:text-properties fo:font-size="10pt" style:font-size-asian="10pt" style:font-size-complex="10pt"/>
    </style:style>
    <style:style style:name="T211_53" style:family="text">
      <style:text-properties fo:font-size="10pt" style:font-size-asian="10pt" style:font-size-complex="10pt"/>
    </style:style>
    <style:style style:name="T211_54" style:family="text">
      <style:text-properties fo:font-size="10pt" style:font-size-asian="10pt" style:font-size-complex="10pt"/>
    </style:style>
    <style:style style:name="T211_55" style:family="text">
      <style:text-properties fo:font-size="10pt" style:font-size-asian="10pt" style:font-size-complex="10pt"/>
    </style:style>
    <style:style style:name="T211_56" style:family="text">
      <style:text-properties fo:font-size="10pt" style:font-size-asian="10pt" style:font-size-complex="10pt"/>
    </style:style>
    <style:style style:name="T211_57" style:family="text">
      <style:text-properties fo:font-size="10pt" style:font-size-asian="10pt" style:font-size-complex="10pt"/>
    </style:style>
    <style:style style:name="T211_58" style:family="text">
      <style:text-properties fo:font-size="10pt" style:font-size-asian="10pt" style:font-size-complex="10pt"/>
    </style:style>
    <style:style style:name="T211_59" style:family="text">
      <style:text-properties fo:font-size="10pt" style:font-size-asian="10pt" style:font-size-complex="10pt"/>
    </style:style>
    <style:style style:name="T211_60" style:family="text">
      <style:text-properties fo:font-size="10pt" style:font-size-asian="10pt" style:font-size-complex="10pt"/>
    </style:style>
    <style:style style:name="T211_61" style:family="text">
      <style:text-properties fo:font-size="10pt" style:font-size-asian="10pt" style:font-size-complex="10pt"/>
    </style:style>
    <style:style style:name="T211_62" style:family="text">
      <style:text-properties fo:font-size="10pt" style:font-size-asian="10pt" style:font-size-complex="10pt"/>
    </style:style>
    <style:style style:name="T211_63" style:family="text">
      <style:text-properties fo:font-size="10pt" style:font-size-asian="10pt" style:font-size-complex="10pt"/>
    </style:style>
    <style:style style:name="T211_64" style:family="text">
      <style:text-properties fo:font-size="10pt" style:font-size-asian="10pt" style:font-size-complex="10pt"/>
    </style:style>
    <style:style style:name="T211_65" style:family="text">
      <style:text-properties fo:font-size="10pt" style:font-size-asian="10pt" style:font-size-complex="10pt"/>
    </style:style>
    <style:style style:name="T211_66" style:family="text">
      <style:text-properties fo:font-size="10pt" style:font-size-asian="10pt" style:font-size-complex="10pt"/>
    </style:style>
    <style:style style:name="T211_67" style:family="text">
      <style:text-properties fo:font-size="10pt" style:font-size-asian="10pt" style:font-size-complex="10pt"/>
    </style:style>
    <style:style style:name="T211_68" style:family="text">
      <style:text-properties fo:font-size="10pt" style:font-size-asian="10pt" style:font-size-complex="10pt"/>
    </style:style>
    <style:style style:name="P212" style:family="paragraph" style:parent-style-name="Standard">
      <style:paragraph-properties fo:break-before="auto" fo:text-indent="0cm" fo:line-height="150%" fo:margin-left="0cm" style:writing-mode="lr-tb"/>
      <style:text-properties fo:font-size="10pt" style:font-size-asian="10pt" style:font-size-complex="10pt"/>
    </style:style>
    <style:style style:name="P213" style:family="paragraph" style:parent-style-name="Standard">
      <style:paragraph-properties fo:break-before="auto" fo:text-indent="0cm" fo:line-height="150%" fo:margin-left="0cm" style:writing-mode="lr-tb"/>
    </style:style>
    <style:style style:name="T213_1" style:family="text">
      <style:text-properties fo:font-size="10pt" style:font-size-asian="10pt" style:font-size-complex="10pt"/>
    </style:style>
    <style:style style:name="T213_2" style:family="text">
      <style:text-properties fo:font-size="10pt" style:font-size-asian="10pt" style:font-size-complex="10pt"/>
    </style:style>
    <style:style style:name="T213_3" style:family="text">
      <style:text-properties fo:font-size="10pt" style:font-size-asian="10pt" style:font-size-complex="10pt"/>
    </style:style>
    <style:style style:name="T213_4" style:family="text">
      <style:text-properties fo:font-size="10pt" style:font-size-asian="10pt" style:font-size-complex="10pt"/>
    </style:style>
    <style:style style:name="T213_5" style:family="text">
      <style:text-properties fo:font-size="10pt" style:font-size-asian="10pt" style:font-size-complex="10pt"/>
    </style:style>
    <style:style style:name="T213_6" style:family="text">
      <style:text-properties fo:font-size="10pt" style:font-size-asian="10pt" style:font-size-complex="10pt"/>
    </style:style>
    <style:style style:name="T213_7" style:family="text">
      <style:text-properties fo:font-size="10pt" style:font-size-asian="10pt" style:font-size-complex="10pt"/>
    </style:style>
    <style:style style:name="T213_8" style:family="text">
      <style:text-properties fo:font-size="10pt" style:font-size-asian="10pt" style:font-size-complex="10pt"/>
    </style:style>
    <style:style style:name="T213_9" style:family="text">
      <style:text-properties fo:font-size="10pt" style:font-size-asian="10pt" style:font-size-complex="10pt"/>
    </style:style>
    <style:style style:name="T213_10" style:family="text">
      <style:text-properties fo:font-size="10pt" style:font-size-asian="10pt" style:font-size-complex="10pt"/>
    </style:style>
    <style:style style:name="T213_11" style:family="text">
      <style:text-properties fo:font-size="10pt" style:font-size-asian="10pt" style:font-size-complex="10pt"/>
    </style:style>
    <style:style style:name="T213_12" style:family="text">
      <style:text-properties fo:font-size="10pt" style:font-size-asian="10pt" style:font-size-complex="10pt"/>
    </style:style>
    <style:style style:name="T213_13" style:family="text">
      <style:text-properties fo:font-size="10pt" style:font-size-asian="10pt" style:font-size-complex="10pt"/>
    </style:style>
    <style:style style:name="T213_14" style:family="text">
      <style:text-properties fo:font-size="10pt" style:font-size-asian="10pt" style:font-size-complex="10pt"/>
    </style:style>
    <style:style style:name="T213_15" style:family="text">
      <style:text-properties fo:font-size="10pt" style:font-size-asian="10pt" style:font-size-complex="10pt"/>
    </style:style>
    <style:style style:name="T213_16" style:family="text">
      <style:text-properties fo:font-size="10pt" style:font-size-asian="10pt" style:font-size-complex="10pt"/>
    </style:style>
    <style:style style:name="T213_17" style:family="text">
      <style:text-properties fo:font-size="10pt" style:font-size-asian="10pt" style:font-size-complex="10pt"/>
    </style:style>
    <style:style style:name="T213_18" style:family="text">
      <style:text-properties fo:font-size="10pt" style:font-size-asian="10pt" style:font-size-complex="10pt"/>
    </style:style>
    <style:style style:name="T213_19" style:family="text">
      <style:text-properties fo:font-size="10pt" style:font-size-asian="10pt" style:font-size-complex="10pt"/>
    </style:style>
    <style:style style:name="T213_20" style:family="text">
      <style:text-properties fo:font-size="10pt" style:font-size-asian="10pt" style:font-size-complex="10pt"/>
    </style:style>
    <style:style style:name="T213_21" style:family="text">
      <style:text-properties fo:font-size="10pt" style:font-size-asian="10pt" style:font-size-complex="10pt"/>
    </style:style>
    <style:style style:name="T213_22" style:family="text">
      <style:text-properties fo:font-size="10pt" style:font-size-asian="10pt" style:font-size-complex="10pt"/>
    </style:style>
    <style:style style:name="T213_23" style:family="text">
      <style:text-properties fo:font-size="10pt" style:font-size-asian="10pt" style:font-size-complex="10pt"/>
    </style:style>
    <style:style style:name="T213_24" style:family="text">
      <style:text-properties fo:font-size="10pt" style:font-size-asian="10pt" style:font-size-complex="10pt"/>
    </style:style>
    <style:style style:name="T213_25" style:family="text">
      <style:text-properties fo:font-size="10pt" style:font-size-asian="10pt" style:font-size-complex="10pt"/>
    </style:style>
    <style:style style:name="T213_26" style:family="text">
      <style:text-properties fo:font-size="10pt" style:font-size-asian="10pt" style:font-size-complex="10pt"/>
    </style:style>
    <style:style style:name="T213_27" style:family="text">
      <style:text-properties fo:font-size="10pt" style:font-size-asian="10pt" style:font-size-complex="10pt"/>
    </style:style>
    <style:style style:name="T213_28" style:family="text">
      <style:text-properties fo:font-size="10pt" style:font-size-asian="10pt" style:font-size-complex="10pt"/>
    </style:style>
    <style:style style:name="T213_29" style:family="text">
      <style:text-properties fo:font-size="10pt" style:font-size-asian="10pt" style:font-size-complex="10pt"/>
    </style:style>
    <style:style style:name="T213_30" style:family="text">
      <style:text-properties fo:font-size="10pt" style:font-size-asian="10pt" style:font-size-complex="10pt"/>
    </style:style>
    <style:style style:name="T213_31" style:family="text">
      <style:text-properties fo:font-size="10pt" style:font-size-asian="10pt" style:font-size-complex="10pt"/>
    </style:style>
    <style:style style:name="T213_32" style:family="text">
      <style:text-properties fo:font-size="10pt" style:font-size-asian="10pt" style:font-size-complex="10pt"/>
    </style:style>
    <style:style style:name="T213_33" style:family="text">
      <style:text-properties fo:font-size="10pt" style:font-size-asian="10pt" style:font-size-complex="10pt"/>
    </style:style>
    <style:style style:name="T213_34" style:family="text">
      <style:text-properties fo:font-size="10pt" style:font-size-asian="10pt" style:font-size-complex="10pt"/>
    </style:style>
    <style:style style:name="T213_35" style:family="text">
      <style:text-properties fo:font-size="10pt" style:font-size-asian="10pt" style:font-size-complex="10pt"/>
    </style:style>
    <style:style style:name="T213_36" style:family="text">
      <style:text-properties fo:font-size="10pt" style:font-size-asian="10pt" style:font-size-complex="10pt"/>
    </style:style>
    <style:style style:name="T213_37" style:family="text">
      <style:text-properties fo:font-size="10pt" style:font-size-asian="10pt" style:font-size-complex="10pt"/>
    </style:style>
    <style:style style:name="T213_38" style:family="text">
      <style:text-properties fo:font-size="10pt" style:font-size-asian="10pt" style:font-size-complex="10pt"/>
    </style:style>
    <style:style style:name="T213_39" style:family="text">
      <style:text-properties fo:font-size="10pt" style:font-size-asian="10pt" style:font-size-complex="10pt"/>
    </style:style>
    <style:style style:name="T213_40" style:family="text">
      <style:text-properties fo:font-size="10pt" style:font-size-asian="10pt" style:font-size-complex="10pt"/>
    </style:style>
    <style:style style:name="T213_41" style:family="text">
      <style:text-properties fo:font-size="10pt" style:font-size-asian="10pt" style:font-size-complex="10pt"/>
    </style:style>
    <style:style style:name="T213_42" style:family="text">
      <style:text-properties fo:font-size="10pt" style:font-size-asian="10pt" style:font-size-complex="10pt"/>
    </style:style>
    <style:style style:name="T213_43" style:family="text">
      <style:text-properties fo:font-size="10pt" style:font-size-asian="10pt" style:font-size-complex="10pt"/>
    </style:style>
    <style:style style:name="T213_44" style:family="text">
      <style:text-properties fo:font-size="10pt" style:font-size-asian="10pt" style:font-size-complex="10pt"/>
    </style:style>
    <style:style style:name="T213_45" style:family="text">
      <style:text-properties fo:font-size="10pt" style:font-size-asian="10pt" style:font-size-complex="10pt"/>
    </style:style>
    <style:style style:name="T213_46" style:family="text">
      <style:text-properties fo:font-size="10pt" style:font-size-asian="10pt" style:font-size-complex="10pt"/>
    </style:style>
    <style:style style:name="T213_47" style:family="text">
      <style:text-properties fo:font-size="10pt" style:font-size-asian="10pt" style:font-size-complex="10pt"/>
    </style:style>
    <style:style style:name="T213_48" style:family="text">
      <style:text-properties fo:font-size="10pt" style:font-size-asian="10pt" style:font-size-complex="10pt"/>
    </style:style>
    <style:style style:name="T213_49" style:family="text">
      <style:text-properties fo:font-size="10pt" style:font-size-asian="10pt" style:font-size-complex="10pt"/>
    </style:style>
    <style:style style:name="T213_50" style:family="text">
      <style:text-properties fo:font-size="10pt" style:font-size-asian="10pt" style:font-size-complex="10pt"/>
    </style:style>
    <style:style style:name="T213_51" style:family="text">
      <style:text-properties fo:font-size="10pt" style:font-size-asian="10pt" style:font-size-complex="10pt"/>
    </style:style>
    <style:style style:name="T213_52" style:family="text">
      <style:text-properties fo:font-size="10pt" style:font-size-asian="10pt" style:font-size-complex="10pt"/>
    </style:style>
    <style:style style:name="T213_53" style:family="text">
      <style:text-properties fo:font-size="10pt" style:font-size-asian="10pt" style:font-size-complex="10pt"/>
    </style:style>
    <style:style style:name="T213_54" style:family="text">
      <style:text-properties fo:font-size="10pt" style:font-size-asian="10pt" style:font-size-complex="10pt"/>
    </style:style>
    <style:style style:name="T213_55" style:family="text">
      <style:text-properties fo:font-size="10pt" style:font-size-asian="10pt" style:font-size-complex="10pt"/>
    </style:style>
    <style:style style:name="T213_56" style:family="text">
      <style:text-properties fo:font-size="10pt" style:font-size-asian="10pt" style:font-size-complex="10pt"/>
    </style:style>
    <style:style style:name="T213_57" style:family="text">
      <style:text-properties fo:font-size="10pt" style:font-size-asian="10pt" style:font-size-complex="10pt"/>
    </style:style>
    <style:style style:name="T213_58" style:family="text">
      <style:text-properties fo:font-size="10pt" style:font-size-asian="10pt" style:font-size-complex="10pt"/>
    </style:style>
    <style:style style:name="T213_59" style:family="text">
      <style:text-properties fo:font-size="10pt" style:font-size-asian="10pt" style:font-size-complex="10pt"/>
    </style:style>
    <style:style style:name="T213_60" style:family="text">
      <style:text-properties fo:font-size="10pt" style:font-size-asian="10pt" style:font-size-complex="10pt"/>
    </style:style>
    <style:style style:name="P214" style:family="paragraph" style:parent-style-name="Standard">
      <style:paragraph-properties fo:break-before="auto" fo:text-indent="0cm" fo:line-height="150%" fo:margin-left="0cm" style:writing-mode="lr-tb"/>
      <style:text-properties fo:font-size="10pt" style:font-size-asian="10pt" style:font-size-complex="10pt"/>
    </style:style>
    <style:style style:name="P215" style:family="paragraph" style:parent-style-name="Standard">
      <style:paragraph-properties fo:break-before="auto" fo:text-indent="0cm" fo:line-height="150%" fo:margin-left="0cm" style:writing-mode="lr-tb"/>
    </style:style>
    <style:style style:name="T215_1" style:family="text">
      <style:text-properties fo:font-size="10pt" style:font-size-asian="10pt" style:font-size-complex="10pt"/>
    </style:style>
    <style:style style:name="T215_2" style:family="text">
      <style:text-properties fo:font-size="10pt" style:font-size-asian="10pt" style:font-size-complex="10pt"/>
    </style:style>
    <style:style style:name="T215_3" style:family="text">
      <style:text-properties fo:font-size="10pt" style:font-size-asian="10pt" style:font-size-complex="10pt"/>
    </style:style>
    <style:style style:name="T215_4" style:family="text">
      <style:text-properties fo:font-size="10pt" style:font-size-asian="10pt" style:font-size-complex="10pt"/>
    </style:style>
    <style:style style:name="T215_5" style:family="text">
      <style:text-properties fo:font-size="10pt" style:font-size-asian="10pt" style:font-size-complex="10pt"/>
    </style:style>
    <style:style style:name="T215_6" style:family="text">
      <style:text-properties fo:font-size="10pt" style:font-size-asian="10pt" style:font-size-complex="10pt"/>
    </style:style>
    <style:style style:name="T215_7" style:family="text">
      <style:text-properties fo:font-size="10pt" style:font-size-asian="10pt" style:font-size-complex="10pt"/>
    </style:style>
    <style:style style:name="T215_8" style:family="text">
      <style:text-properties fo:font-size="10pt" style:font-size-asian="10pt" style:font-size-complex="10pt"/>
    </style:style>
    <style:style style:name="T215_9" style:family="text">
      <style:text-properties fo:font-size="10pt" style:font-size-asian="10pt" style:font-size-complex="10pt"/>
    </style:style>
    <style:style style:name="T215_10" style:family="text">
      <style:text-properties fo:font-size="10pt" style:font-size-asian="10pt" style:font-size-complex="10pt"/>
    </style:style>
    <style:style style:name="T215_11" style:family="text">
      <style:text-properties fo:font-size="10pt" style:font-size-asian="10pt" style:font-size-complex="10pt"/>
    </style:style>
    <style:style style:name="T215_12" style:family="text">
      <style:text-properties fo:font-size="10pt" style:font-size-asian="10pt" style:font-size-complex="10pt"/>
    </style:style>
    <style:style style:name="T215_13" style:family="text">
      <style:text-properties fo:font-size="10pt" style:font-size-asian="10pt" style:font-size-complex="10pt"/>
    </style:style>
    <style:style style:name="T215_14" style:family="text">
      <style:text-properties fo:font-size="10pt" style:font-size-asian="10pt" style:font-size-complex="10pt"/>
    </style:style>
    <style:style style:name="T215_15" style:family="text">
      <style:text-properties fo:font-size="10pt" style:font-size-asian="10pt" style:font-size-complex="10pt"/>
    </style:style>
    <style:style style:name="T215_16" style:family="text">
      <style:text-properties fo:font-size="10pt" style:font-size-asian="10pt" style:font-size-complex="10pt"/>
    </style:style>
    <style:style style:name="T215_17" style:family="text">
      <style:text-properties fo:font-size="10pt" style:font-size-asian="10pt" style:font-size-complex="10pt"/>
    </style:style>
    <style:style style:name="T215_18" style:family="text">
      <style:text-properties fo:font-size="10pt" style:font-size-asian="10pt" style:font-size-complex="10pt"/>
    </style:style>
    <style:style style:name="T215_19" style:family="text">
      <style:text-properties fo:font-size="10pt" style:font-size-asian="10pt" style:font-size-complex="10pt"/>
    </style:style>
    <style:style style:name="T215_20" style:family="text">
      <style:text-properties fo:font-size="10pt" style:font-size-asian="10pt" style:font-size-complex="10pt"/>
    </style:style>
    <style:style style:name="T215_21" style:family="text">
      <style:text-properties fo:font-size="10pt" style:font-size-asian="10pt" style:font-size-complex="10pt"/>
    </style:style>
    <style:style style:name="T215_22" style:family="text">
      <style:text-properties fo:font-size="10pt" style:font-size-asian="10pt" style:font-size-complex="10pt"/>
    </style:style>
    <style:style style:name="T215_23" style:family="text">
      <style:text-properties fo:font-size="10pt" style:font-size-asian="10pt" style:font-size-complex="10pt"/>
    </style:style>
    <style:style style:name="T215_24" style:family="text">
      <style:text-properties fo:font-size="10pt" style:font-size-asian="10pt" style:font-size-complex="10pt"/>
    </style:style>
    <style:style style:name="T215_25" style:family="text">
      <style:text-properties fo:font-size="10pt" style:font-size-asian="10pt" style:font-size-complex="10pt"/>
    </style:style>
    <style:style style:name="T215_26" style:family="text">
      <style:text-properties fo:font-size="10pt" style:font-size-asian="10pt" style:font-size-complex="10pt"/>
    </style:style>
    <style:style style:name="T215_27" style:family="text">
      <style:text-properties fo:font-size="10pt" style:font-size-asian="10pt" style:font-size-complex="10pt"/>
    </style:style>
    <style:style style:name="T215_28" style:family="text">
      <style:text-properties fo:font-size="10pt" style:font-size-asian="10pt" style:font-size-complex="10pt"/>
    </style:style>
    <style:style style:name="T215_29" style:family="text">
      <style:text-properties fo:font-size="10pt" style:font-size-asian="10pt" style:font-size-complex="10pt"/>
    </style:style>
    <style:style style:name="T215_30" style:family="text">
      <style:text-properties fo:font-size="10pt" style:font-size-asian="10pt" style:font-size-complex="10pt"/>
    </style:style>
    <style:style style:name="T215_31" style:family="text">
      <style:text-properties fo:font-size="10pt" style:font-size-asian="10pt" style:font-size-complex="10pt"/>
    </style:style>
    <style:style style:name="T215_32" style:family="text">
      <style:text-properties fo:font-size="10pt" style:font-size-asian="10pt" style:font-size-complex="10pt"/>
    </style:style>
    <style:style style:name="T215_33" style:family="text">
      <style:text-properties fo:font-size="10pt" style:font-size-asian="10pt" style:font-size-complex="10pt"/>
    </style:style>
    <style:style style:name="T215_34" style:family="text">
      <style:text-properties fo:font-size="10pt" style:font-size-asian="10pt" style:font-size-complex="10pt"/>
    </style:style>
    <style:style style:name="T215_35" style:family="text">
      <style:text-properties fo:font-size="10pt" style:font-size-asian="10pt" style:font-size-complex="10pt"/>
    </style:style>
    <style:style style:name="T215_36" style:family="text">
      <style:text-properties fo:font-size="10pt" style:font-size-asian="10pt" style:font-size-complex="10pt"/>
    </style:style>
    <style:style style:name="T215_37" style:family="text">
      <style:text-properties fo:font-size="10pt" style:font-size-asian="10pt" style:font-size-complex="10pt"/>
    </style:style>
    <style:style style:name="T215_38" style:family="text">
      <style:text-properties fo:font-size="10pt" style:font-size-asian="10pt" style:font-size-complex="10pt"/>
    </style:style>
    <style:style style:name="T215_39" style:family="text">
      <style:text-properties fo:font-size="10pt" style:font-size-asian="10pt" style:font-size-complex="10pt"/>
    </style:style>
    <style:style style:name="T215_40" style:family="text">
      <style:text-properties fo:font-size="10pt" style:font-size-asian="10pt" style:font-size-complex="10pt"/>
    </style:style>
    <style:style style:name="T215_41" style:family="text">
      <style:text-properties fo:font-size="10pt" style:font-size-asian="10pt" style:font-size-complex="10pt"/>
    </style:style>
    <style:style style:name="T215_42" style:family="text">
      <style:text-properties fo:font-size="10pt" style:font-size-asian="10pt" style:font-size-complex="10pt"/>
    </style:style>
    <style:style style:name="T215_43" style:family="text">
      <style:text-properties fo:font-size="10pt" style:font-size-asian="10pt" style:font-size-complex="10pt"/>
    </style:style>
    <style:style style:name="T215_44" style:family="text">
      <style:text-properties fo:font-size="10pt" style:font-size-asian="10pt" style:font-size-complex="10pt"/>
    </style:style>
    <style:style style:name="T215_45" style:family="text">
      <style:text-properties fo:font-size="10pt" style:font-size-asian="10pt" style:font-size-complex="10pt"/>
    </style:style>
    <style:style style:name="T215_46" style:family="text">
      <style:text-properties fo:font-size="10pt" style:font-size-asian="10pt" style:font-size-complex="10pt"/>
    </style:style>
    <style:style style:name="T215_47" style:family="text">
      <style:text-properties fo:font-size="10pt" style:font-size-asian="10pt" style:font-size-complex="10pt"/>
    </style:style>
    <style:style style:name="T215_48" style:family="text">
      <style:text-properties fo:font-size="10pt" style:font-size-asian="10pt" style:font-size-complex="10pt"/>
    </style:style>
    <style:style style:name="T215_49" style:family="text">
      <style:text-properties fo:font-size="10pt" style:font-size-asian="10pt" style:font-size-complex="10pt"/>
    </style:style>
    <style:style style:name="T215_50" style:family="text">
      <style:text-properties fo:font-size="10pt" style:font-size-asian="10pt" style:font-size-complex="10pt"/>
    </style:style>
    <style:style style:name="T215_51" style:family="text">
      <style:text-properties fo:font-size="10pt" style:font-size-asian="10pt" style:font-size-complex="10pt"/>
    </style:style>
    <style:style style:name="T215_52" style:family="text">
      <style:text-properties fo:font-size="10pt" style:font-size-asian="10pt" style:font-size-complex="10pt"/>
    </style:style>
    <style:style style:name="T215_53" style:family="text">
      <style:text-properties fo:font-size="10pt" style:font-size-asian="10pt" style:font-size-complex="10pt"/>
    </style:style>
    <style:style style:name="T215_54" style:family="text">
      <style:text-properties fo:font-size="10pt" style:font-size-asian="10pt" style:font-size-complex="10pt"/>
    </style:style>
    <style:style style:name="T215_55" style:family="text">
      <style:text-properties fo:font-size="10pt" style:font-size-asian="10pt" style:font-size-complex="10pt"/>
    </style:style>
    <style:style style:name="T215_56" style:family="text">
      <style:text-properties fo:font-size="10pt" style:font-size-asian="10pt" style:font-size-complex="10pt"/>
    </style:style>
    <style:style style:name="T215_57" style:family="text">
      <style:text-properties fo:font-size="10pt" style:font-size-asian="10pt" style:font-size-complex="10pt"/>
    </style:style>
    <style:style style:name="T215_58" style:family="text">
      <style:text-properties fo:font-size="10pt" style:font-size-asian="10pt" style:font-size-complex="10pt"/>
    </style:style>
    <style:style style:name="T215_59" style:family="text">
      <style:text-properties fo:font-size="10pt" style:font-size-asian="10pt" style:font-size-complex="10pt"/>
    </style:style>
    <style:style style:name="T215_60" style:family="text">
      <style:text-properties fo:font-size="10pt" style:font-size-asian="10pt" style:font-size-complex="10pt"/>
    </style:style>
    <style:style style:name="T215_61" style:family="text">
      <style:text-properties fo:font-size="10pt" style:font-size-asian="10pt" style:font-size-complex="10pt"/>
    </style:style>
    <style:style style:name="T215_62" style:family="text">
      <style:text-properties fo:font-size="10pt" style:font-size-asian="10pt" style:font-size-complex="10pt"/>
    </style:style>
    <style:style style:name="T215_63" style:family="text">
      <style:text-properties fo:font-size="10pt" style:font-size-asian="10pt" style:font-size-complex="10pt"/>
    </style:style>
    <style:style style:name="T215_64" style:family="text">
      <style:text-properties fo:font-size="10pt" style:font-size-asian="10pt" style:font-size-complex="10pt"/>
    </style:style>
    <style:style style:name="T215_65" style:family="text">
      <style:text-properties fo:font-size="10pt" style:font-size-asian="10pt" style:font-size-complex="10pt"/>
    </style:style>
    <style:style style:name="T215_66" style:family="text">
      <style:text-properties fo:font-size="10pt" style:font-size-asian="10pt" style:font-size-complex="10pt"/>
    </style:style>
    <style:style style:name="T215_67" style:family="text">
      <style:text-properties fo:font-size="10pt" style:font-size-asian="10pt" style:font-size-complex="10pt"/>
    </style:style>
    <style:style style:name="T215_68" style:family="text">
      <style:text-properties fo:font-size="10pt" style:font-size-asian="10pt" style:font-size-complex="10pt"/>
    </style:style>
    <style:style style:name="T215_69" style:family="text">
      <style:text-properties fo:font-size="10pt" style:font-size-asian="10pt" style:font-size-complex="10pt"/>
    </style:style>
    <style:style style:name="T215_70" style:family="text">
      <style:text-properties fo:font-size="10pt" style:font-size-asian="10pt" style:font-size-complex="10pt"/>
    </style:style>
    <style:style style:name="T215_71" style:family="text">
      <style:text-properties fo:font-size="10pt" style:font-size-asian="10pt" style:font-size-complex="10pt"/>
    </style:style>
    <style:style style:name="T215_72" style:family="text">
      <style:text-properties fo:font-size="10pt" style:font-size-asian="10pt" style:font-size-complex="10pt"/>
    </style:style>
    <style:style style:name="T215_73" style:family="text">
      <style:text-properties fo:font-size="10pt" style:font-size-asian="10pt" style:font-size-complex="10pt"/>
    </style:style>
    <style:style style:name="T215_74" style:family="text">
      <style:text-properties fo:font-size="10pt" style:font-size-asian="10pt" style:font-size-complex="10pt"/>
    </style:style>
    <style:style style:name="T215_75" style:family="text">
      <style:text-properties fo:font-size="10pt" style:font-size-asian="10pt" style:font-size-complex="10pt"/>
    </style:style>
    <style:style style:name="T215_76" style:family="text">
      <style:text-properties fo:font-size="10pt" style:font-size-asian="10pt" style:font-size-complex="10pt"/>
    </style:style>
    <style:style style:name="T215_77" style:family="text">
      <style:text-properties fo:font-size="10pt" style:font-size-asian="10pt" style:font-size-complex="10pt"/>
    </style:style>
    <style:style style:name="T215_78" style:family="text">
      <style:text-properties fo:font-size="10pt" style:font-size-asian="10pt" style:font-size-complex="10pt"/>
    </style:style>
    <style:style style:name="T215_79" style:family="text">
      <style:text-properties fo:font-size="10pt" style:font-size-asian="10pt" style:font-size-complex="10pt"/>
    </style:style>
    <style:style style:name="T215_80" style:family="text">
      <style:text-properties fo:font-size="10pt" style:font-size-asian="10pt" style:font-size-complex="10pt"/>
    </style:style>
    <style:style style:name="T215_81" style:family="text">
      <style:text-properties fo:font-size="10pt" style:font-size-asian="10pt" style:font-size-complex="10pt"/>
    </style:style>
    <style:style style:name="T215_82" style:family="text">
      <style:text-properties fo:font-size="10pt" style:font-size-asian="10pt" style:font-size-complex="10pt"/>
    </style:style>
    <style:style style:name="T215_83" style:family="text">
      <style:text-properties fo:font-size="10pt" style:font-size-asian="10pt" style:font-size-complex="10pt"/>
    </style:style>
    <style:style style:name="T215_84" style:family="text">
      <style:text-properties fo:font-size="10pt" style:font-size-asian="10pt" style:font-size-complex="10pt"/>
    </style:style>
    <style:style style:name="T215_85" style:family="text">
      <style:text-properties fo:font-size="10pt" style:font-size-asian="10pt" style:font-size-complex="10pt"/>
    </style:style>
    <style:style style:name="T215_86" style:family="text">
      <style:text-properties fo:font-size="10pt" style:font-size-asian="10pt" style:font-size-complex="10pt"/>
    </style:style>
    <style:style style:name="T215_87" style:family="text">
      <style:text-properties fo:font-size="10pt" style:font-size-asian="10pt" style:font-size-complex="10pt"/>
    </style:style>
    <style:style style:name="T215_88" style:family="text">
      <style:text-properties fo:font-size="10pt" style:font-size-asian="10pt" style:font-size-complex="10pt"/>
    </style:style>
    <style:style style:name="T215_89" style:family="text">
      <style:text-properties fo:font-size="10pt" style:font-size-asian="10pt" style:font-size-complex="10pt"/>
    </style:style>
    <style:style style:name="T215_90" style:family="text">
      <style:text-properties fo:font-size="10pt" style:font-size-asian="10pt" style:font-size-complex="10pt"/>
    </style:style>
    <style:style style:name="T215_91" style:family="text">
      <style:text-properties fo:font-size="10pt" style:font-size-asian="10pt" style:font-size-complex="10pt"/>
    </style:style>
    <style:style style:name="T215_92" style:family="text">
      <style:text-properties fo:font-size="10pt" style:font-size-asian="10pt" style:font-size-complex="10pt"/>
    </style:style>
    <style:style style:name="T215_93" style:family="text">
      <style:text-properties fo:font-size="10pt" style:font-size-asian="10pt" style:font-size-complex="10pt"/>
    </style:style>
    <style:style style:name="T215_94" style:family="text">
      <style:text-properties fo:font-size="10pt" style:font-size-asian="10pt" style:font-size-complex="10pt"/>
    </style:style>
    <style:style style:name="T215_95" style:family="text">
      <style:text-properties fo:font-size="10pt" style:font-size-asian="10pt" style:font-size-complex="10pt"/>
    </style:style>
    <style:style style:name="T215_96" style:family="text">
      <style:text-properties fo:font-size="10pt" style:font-size-asian="10pt" style:font-size-complex="10pt"/>
    </style:style>
    <style:style style:name="T215_97" style:family="text">
      <style:text-properties fo:font-size="10pt" style:font-size-asian="10pt" style:font-size-complex="10pt"/>
    </style:style>
    <style:style style:name="T215_98" style:family="text">
      <style:text-properties fo:font-size="10pt" style:font-size-asian="10pt" style:font-size-complex="10pt"/>
    </style:style>
    <style:style style:name="T215_99" style:family="text">
      <style:text-properties fo:font-size="10pt" style:font-size-asian="10pt" style:font-size-complex="10pt"/>
    </style:style>
    <style:style style:name="T215_100" style:family="text">
      <style:text-properties fo:font-size="10pt" style:font-size-asian="10pt" style:font-size-complex="10pt"/>
    </style:style>
    <style:style style:name="T215_101" style:family="text">
      <style:text-properties fo:font-size="10pt" style:font-size-asian="10pt" style:font-size-complex="10pt"/>
    </style:style>
    <style:style style:name="T215_102" style:family="text">
      <style:text-properties fo:font-size="10pt" style:font-size-asian="10pt" style:font-size-complex="10pt"/>
    </style:style>
    <style:style style:name="T215_103" style:family="text">
      <style:text-properties fo:font-size="10pt" style:font-size-asian="10pt" style:font-size-complex="10pt"/>
    </style:style>
    <style:style style:name="T215_104" style:family="text">
      <style:text-properties fo:font-size="10pt" style:font-size-asian="10pt" style:font-size-complex="10pt"/>
    </style:style>
    <style:style style:name="T215_105" style:family="text">
      <style:text-properties fo:font-size="10pt" style:font-size-asian="10pt" style:font-size-complex="10pt"/>
    </style:style>
    <style:style style:name="T215_106" style:family="text">
      <style:text-properties fo:font-size="10pt" style:font-size-asian="10pt" style:font-size-complex="10pt"/>
    </style:style>
    <style:style style:name="T215_107" style:family="text">
      <style:text-properties fo:font-size="10pt" style:font-size-asian="10pt" style:font-size-complex="10pt"/>
    </style:style>
    <style:style style:name="T215_108" style:family="text">
      <style:text-properties fo:font-size="10pt" style:font-size-asian="10pt" style:font-size-complex="10pt"/>
    </style:style>
    <style:style style:name="T215_109" style:family="text">
      <style:text-properties fo:font-size="10pt" style:font-size-asian="10pt" style:font-size-complex="10pt"/>
    </style:style>
    <style:style style:name="T215_110" style:family="text">
      <style:text-properties fo:font-size="10pt" style:font-size-asian="10pt" style:font-size-complex="10pt"/>
    </style:style>
    <style:style style:name="T215_111" style:family="text">
      <style:text-properties fo:font-size="10pt" style:font-size-asian="10pt" style:font-size-complex="10pt"/>
    </style:style>
    <style:style style:name="T215_112" style:family="text">
      <style:text-properties fo:font-size="10pt" style:font-size-asian="10pt" style:font-size-complex="10pt"/>
    </style:style>
    <style:style style:name="T215_113" style:family="text">
      <style:text-properties fo:font-size="10pt" style:font-size-asian="10pt" style:font-size-complex="10pt"/>
    </style:style>
    <style:style style:name="T215_114" style:family="text">
      <style:text-properties fo:font-size="10pt" style:font-size-asian="10pt" style:font-size-complex="10pt"/>
    </style:style>
    <style:style style:name="T215_115" style:family="text">
      <style:text-properties fo:font-size="10pt" style:font-size-asian="10pt" style:font-size-complex="10pt"/>
    </style:style>
    <style:style style:name="T215_116" style:family="text">
      <style:text-properties fo:font-size="10pt" style:font-size-asian="10pt" style:font-size-complex="10pt"/>
    </style:style>
    <style:style style:name="T215_117" style:family="text">
      <style:text-properties fo:font-size="10pt" style:font-size-asian="10pt" style:font-size-complex="10pt"/>
    </style:style>
    <style:style style:name="T215_118" style:family="text">
      <style:text-properties fo:font-size="10pt" style:font-size-asian="10pt" style:font-size-complex="10pt"/>
    </style:style>
    <style:style style:name="T215_119" style:family="text">
      <style:text-properties fo:font-size="10pt" style:font-size-asian="10pt" style:font-size-complex="10pt"/>
    </style:style>
    <style:style style:name="T215_120" style:family="text">
      <style:text-properties fo:font-size="10pt" style:font-size-asian="10pt" style:font-size-complex="10pt"/>
    </style:style>
    <style:style style:name="T215_121" style:family="text">
      <style:text-properties fo:font-size="10pt" style:font-size-asian="10pt" style:font-size-complex="10pt"/>
    </style:style>
    <style:style style:name="T215_122" style:family="text">
      <style:text-properties fo:font-size="10pt" style:font-size-asian="10pt" style:font-size-complex="10pt"/>
    </style:style>
    <style:style style:name="T215_123" style:family="text">
      <style:text-properties fo:font-size="10pt" style:font-size-asian="10pt" style:font-size-complex="10pt"/>
    </style:style>
    <style:style style:name="T215_124" style:family="text">
      <style:text-properties fo:font-size="10pt" style:font-size-asian="10pt" style:font-size-complex="10pt"/>
    </style:style>
    <style:style style:name="T215_125" style:family="text">
      <style:text-properties fo:font-size="10pt" style:font-size-asian="10pt" style:font-size-complex="10pt"/>
    </style:style>
    <style:style style:name="T215_126" style:family="text">
      <style:text-properties fo:font-size="10pt" style:font-size-asian="10pt" style:font-size-complex="10pt"/>
    </style:style>
    <style:style style:name="T215_127" style:family="text">
      <style:text-properties fo:font-size="10pt" style:font-size-asian="10pt" style:font-size-complex="10pt"/>
    </style:style>
    <style:style style:name="T215_128" style:family="text">
      <style:text-properties fo:font-size="10pt" style:font-size-asian="10pt" style:font-size-complex="10pt"/>
    </style:style>
    <style:style style:name="T215_129" style:family="text">
      <style:text-properties fo:font-size="10pt" style:font-size-asian="10pt" style:font-size-complex="10pt"/>
    </style:style>
    <style:style style:name="T215_130" style:family="text">
      <style:text-properties fo:font-size="10pt" style:font-size-asian="10pt" style:font-size-complex="10pt"/>
    </style:style>
    <style:style style:name="T215_131" style:family="text">
      <style:text-properties fo:font-size="10pt" style:font-size-asian="10pt" style:font-size-complex="10pt"/>
    </style:style>
    <style:style style:name="T215_132" style:family="text">
      <style:text-properties fo:font-size="10pt" style:font-size-asian="10pt" style:font-size-complex="10pt"/>
    </style:style>
    <style:style style:name="P216" style:family="paragraph" style:parent-style-name="Standard">
      <style:paragraph-properties fo:break-before="auto" fo:text-indent="0cm" fo:line-height="150%" fo:margin-left="0cm" style:writing-mode="lr-tb"/>
      <style:text-properties fo:font-size="10pt" style:font-size-asian="10pt" style:font-size-complex="10pt"/>
    </style:style>
    <style:style style:name="P217" style:family="paragraph" style:parent-style-name="Standard">
      <style:paragraph-properties fo:break-before="auto" fo:text-indent="0cm" fo:line-height="150%" fo:margin-left="0cm" style:writing-mode="lr-tb"/>
    </style:style>
    <style:style style:name="T217_1" style:family="text">
      <style:text-properties fo:font-size="10pt" style:font-size-asian="10pt" style:font-size-complex="10pt"/>
    </style:style>
    <style:style style:name="T217_2" style:family="text">
      <style:text-properties fo:font-size="10pt" style:font-size-asian="10pt" style:font-size-complex="10pt"/>
    </style:style>
    <style:style style:name="T217_3" style:family="text">
      <style:text-properties fo:font-size="10pt" style:font-size-asian="10pt" style:font-size-complex="10pt"/>
    </style:style>
    <style:style style:name="T217_4" style:family="text">
      <style:text-properties fo:font-size="10pt" style:font-size-asian="10pt" style:font-size-complex="10pt"/>
    </style:style>
    <style:style style:name="T217_5" style:family="text">
      <style:text-properties fo:font-size="10pt" style:font-size-asian="10pt" style:font-size-complex="10pt"/>
    </style:style>
    <style:style style:name="T217_6" style:family="text">
      <style:text-properties fo:font-size="10pt" style:font-size-asian="10pt" style:font-size-complex="10pt"/>
    </style:style>
    <style:style style:name="T217_7" style:family="text">
      <style:text-properties fo:font-size="10pt" style:font-size-asian="10pt" style:font-size-complex="10pt"/>
    </style:style>
    <style:style style:name="T217_8" style:family="text">
      <style:text-properties fo:font-size="10pt" style:font-size-asian="10pt" style:font-size-complex="10pt"/>
    </style:style>
    <style:style style:name="T217_9" style:family="text">
      <style:text-properties fo:font-size="10pt" style:font-size-asian="10pt" style:font-size-complex="10pt"/>
    </style:style>
    <style:style style:name="T217_10" style:family="text">
      <style:text-properties fo:font-size="10pt" style:font-size-asian="10pt" style:font-size-complex="10pt"/>
    </style:style>
    <style:style style:name="T217_11" style:family="text">
      <style:text-properties fo:font-size="10pt" style:font-size-asian="10pt" style:font-size-complex="10pt"/>
    </style:style>
    <style:style style:name="T217_12" style:family="text">
      <style:text-properties fo:font-size="10pt" style:font-size-asian="10pt" style:font-size-complex="10pt"/>
    </style:style>
    <style:style style:name="T217_13" style:family="text">
      <style:text-properties fo:font-size="10pt" style:font-size-asian="10pt" style:font-size-complex="10pt"/>
    </style:style>
    <style:style style:name="T217_14" style:family="text">
      <style:text-properties fo:font-size="10pt" style:font-size-asian="10pt" style:font-size-complex="10pt"/>
    </style:style>
    <style:style style:name="T217_15" style:family="text">
      <style:text-properties fo:font-size="10pt" style:font-size-asian="10pt" style:font-size-complex="10pt"/>
    </style:style>
    <style:style style:name="T217_16" style:family="text">
      <style:text-properties fo:font-size="10pt" style:font-size-asian="10pt" style:font-size-complex="10pt"/>
    </style:style>
    <style:style style:name="T217_17" style:family="text">
      <style:text-properties fo:font-size="10pt" style:font-size-asian="10pt" style:font-size-complex="10pt"/>
    </style:style>
    <style:style style:name="T217_18" style:family="text">
      <style:text-properties fo:font-size="10pt" style:font-size-asian="10pt" style:font-size-complex="10pt"/>
    </style:style>
    <style:style style:name="T217_19" style:family="text">
      <style:text-properties fo:font-size="10pt" style:font-size-asian="10pt" style:font-size-complex="10pt"/>
    </style:style>
    <style:style style:name="T217_20" style:family="text">
      <style:text-properties fo:font-size="10pt" style:font-size-asian="10pt" style:font-size-complex="10pt"/>
    </style:style>
    <style:style style:name="T217_21" style:family="text">
      <style:text-properties fo:font-size="10pt" style:font-size-asian="10pt" style:font-size-complex="10pt"/>
    </style:style>
    <style:style style:name="T217_22" style:family="text">
      <style:text-properties fo:font-size="10pt" style:font-size-asian="10pt" style:font-size-complex="10pt"/>
    </style:style>
    <style:style style:name="T217_23" style:family="text">
      <style:text-properties fo:font-size="10pt" style:font-size-asian="10pt" style:font-size-complex="10pt"/>
    </style:style>
    <style:style style:name="T217_24" style:family="text">
      <style:text-properties fo:font-size="10pt" style:font-size-asian="10pt" style:font-size-complex="10pt"/>
    </style:style>
    <style:style style:name="T217_25" style:family="text">
      <style:text-properties fo:font-size="10pt" style:font-size-asian="10pt" style:font-size-complex="10pt"/>
    </style:style>
    <style:style style:name="T217_26" style:family="text">
      <style:text-properties fo:font-size="10pt" style:font-size-asian="10pt" style:font-size-complex="10pt"/>
    </style:style>
    <style:style style:name="T217_27" style:family="text">
      <style:text-properties fo:font-size="10pt" style:font-size-asian="10pt" style:font-size-complex="10pt"/>
    </style:style>
    <style:style style:name="T217_28" style:family="text">
      <style:text-properties fo:font-size="10pt" style:font-size-asian="10pt" style:font-size-complex="10pt"/>
    </style:style>
    <style:style style:name="T217_29" style:family="text">
      <style:text-properties fo:font-size="10pt" style:font-size-asian="10pt" style:font-size-complex="10pt"/>
    </style:style>
    <style:style style:name="T217_30" style:family="text">
      <style:text-properties fo:font-size="10pt" style:font-size-asian="10pt" style:font-size-complex="10pt"/>
    </style:style>
    <style:style style:name="T217_31" style:family="text">
      <style:text-properties fo:font-size="10pt" style:font-size-asian="10pt" style:font-size-complex="10pt"/>
    </style:style>
    <style:style style:name="T217_32" style:family="text">
      <style:text-properties fo:font-size="10pt" style:font-size-asian="10pt" style:font-size-complex="10pt"/>
    </style:style>
    <style:style style:name="T217_33" style:family="text">
      <style:text-properties fo:font-size="10pt" style:font-size-asian="10pt" style:font-size-complex="10pt"/>
    </style:style>
    <style:style style:name="T217_34" style:family="text">
      <style:text-properties fo:font-size="10pt" style:font-size-asian="10pt" style:font-size-complex="10pt"/>
    </style:style>
    <style:style style:name="T217_35" style:family="text">
      <style:text-properties fo:font-size="10pt" style:font-size-asian="10pt" style:font-size-complex="10pt"/>
    </style:style>
    <style:style style:name="T217_36" style:family="text">
      <style:text-properties fo:font-size="10pt" style:font-size-asian="10pt" style:font-size-complex="10pt"/>
    </style:style>
    <style:style style:name="T217_37" style:family="text">
      <style:text-properties fo:font-size="10pt" style:font-size-asian="10pt" style:font-size-complex="10pt"/>
    </style:style>
    <style:style style:name="T217_38" style:family="text">
      <style:text-properties fo:font-size="10pt" style:font-size-asian="10pt" style:font-size-complex="10pt"/>
    </style:style>
    <style:style style:name="T217_39" style:family="text">
      <style:text-properties fo:font-size="10pt" style:font-size-asian="10pt" style:font-size-complex="10pt"/>
    </style:style>
    <style:style style:name="T217_40" style:family="text">
      <style:text-properties fo:font-size="10pt" style:font-size-asian="10pt" style:font-size-complex="10pt"/>
    </style:style>
    <style:style style:name="T217_41" style:family="text">
      <style:text-properties fo:font-size="10pt" style:font-size-asian="10pt" style:font-size-complex="10pt"/>
    </style:style>
    <style:style style:name="T217_42" style:family="text">
      <style:text-properties fo:font-size="10pt" style:font-size-asian="10pt" style:font-size-complex="10pt"/>
    </style:style>
    <style:style style:name="T217_43" style:family="text">
      <style:text-properties fo:font-size="10pt" style:font-size-asian="10pt" style:font-size-complex="10pt"/>
    </style:style>
    <style:style style:name="T217_44" style:family="text">
      <style:text-properties fo:font-size="10pt" style:font-size-asian="10pt" style:font-size-complex="10pt"/>
    </style:style>
    <style:style style:name="T217_45" style:family="text">
      <style:text-properties fo:font-size="10pt" style:font-size-asian="10pt" style:font-size-complex="10pt"/>
    </style:style>
    <style:style style:name="T217_46" style:family="text">
      <style:text-properties fo:font-size="10pt" style:font-size-asian="10pt" style:font-size-complex="10pt"/>
    </style:style>
    <style:style style:name="T217_47" style:family="text">
      <style:text-properties fo:font-size="10pt" style:font-size-asian="10pt" style:font-size-complex="10pt"/>
    </style:style>
    <style:style style:name="T217_48" style:family="text">
      <style:text-properties fo:font-size="10pt" style:font-size-asian="10pt" style:font-size-complex="10pt"/>
    </style:style>
    <style:style style:name="T217_49" style:family="text">
      <style:text-properties fo:font-size="10pt" style:font-size-asian="10pt" style:font-size-complex="10pt"/>
    </style:style>
    <style:style style:name="T217_50" style:family="text">
      <style:text-properties fo:font-size="10pt" style:font-size-asian="10pt" style:font-size-complex="10pt"/>
    </style:style>
    <style:style style:name="T217_51" style:family="text">
      <style:text-properties fo:font-size="10pt" style:font-size-asian="10pt" style:font-size-complex="10pt"/>
    </style:style>
    <style:style style:name="T217_52" style:family="text">
      <style:text-properties fo:font-size="10pt" style:font-size-asian="10pt" style:font-size-complex="10pt"/>
    </style:style>
    <style:style style:name="T217_53" style:family="text">
      <style:text-properties fo:font-size="10pt" style:font-size-asian="10pt" style:font-size-complex="10pt"/>
    </style:style>
    <style:style style:name="T217_54" style:family="text">
      <style:text-properties fo:font-size="10pt" style:font-size-asian="10pt" style:font-size-complex="10pt"/>
    </style:style>
    <style:style style:name="T217_55" style:family="text">
      <style:text-properties fo:font-size="10pt" style:font-size-asian="10pt" style:font-size-complex="10pt"/>
    </style:style>
    <style:style style:name="T217_56" style:family="text">
      <style:text-properties fo:font-size="10pt" style:font-size-asian="10pt" style:font-size-complex="10pt"/>
    </style:style>
    <style:style style:name="T217_57" style:family="text">
      <style:text-properties fo:font-size="10pt" style:font-size-asian="10pt" style:font-size-complex="10pt"/>
    </style:style>
    <style:style style:name="T217_58" style:family="text">
      <style:text-properties fo:font-size="10pt" style:font-size-asian="10pt" style:font-size-complex="10pt"/>
    </style:style>
    <style:style style:name="T217_59" style:family="text">
      <style:text-properties fo:font-size="10pt" style:font-size-asian="10pt" style:font-size-complex="10pt"/>
    </style:style>
    <style:style style:name="T217_60" style:family="text">
      <style:text-properties fo:font-size="10pt" style:font-size-asian="10pt" style:font-size-complex="10pt"/>
    </style:style>
    <style:style style:name="T217_61" style:family="text">
      <style:text-properties fo:font-size="10pt" style:font-size-asian="10pt" style:font-size-complex="10pt"/>
    </style:style>
    <style:style style:name="T217_62" style:family="text">
      <style:text-properties fo:font-size="10pt" style:font-size-asian="10pt" style:font-size-complex="10pt"/>
    </style:style>
    <style:style style:name="T217_63" style:family="text">
      <style:text-properties fo:font-size="10pt" style:font-size-asian="10pt" style:font-size-complex="10pt"/>
    </style:style>
    <style:style style:name="T217_64" style:family="text">
      <style:text-properties fo:font-size="10pt" style:font-size-asian="10pt" style:font-size-complex="10pt"/>
    </style:style>
    <style:style style:name="T217_65" style:family="text">
      <style:text-properties fo:font-size="10pt" style:font-size-asian="10pt" style:font-size-complex="10pt"/>
    </style:style>
    <style:style style:name="T217_66" style:family="text">
      <style:text-properties fo:font-size="10pt" style:font-size-asian="10pt" style:font-size-complex="10pt"/>
    </style:style>
    <style:style style:name="T217_67" style:family="text">
      <style:text-properties fo:font-size="10pt" style:font-size-asian="10pt" style:font-size-complex="10pt"/>
    </style:style>
    <style:style style:name="T217_68" style:family="text">
      <style:text-properties fo:font-size="10pt" style:font-size-asian="10pt" style:font-size-complex="10pt"/>
    </style:style>
    <style:style style:name="T217_69" style:family="text">
      <style:text-properties fo:font-size="10pt" style:font-size-asian="10pt" style:font-size-complex="10pt"/>
    </style:style>
    <style:style style:name="T217_70" style:family="text">
      <style:text-properties fo:font-size="10pt" style:font-size-asian="10pt" style:font-size-complex="10pt"/>
    </style:style>
    <style:style style:name="T217_71" style:family="text">
      <style:text-properties fo:font-size="10pt" style:font-size-asian="10pt" style:font-size-complex="10pt"/>
    </style:style>
    <style:style style:name="T217_72" style:family="text">
      <style:text-properties fo:font-size="10pt" style:font-size-asian="10pt" style:font-size-complex="10pt"/>
    </style:style>
    <style:style style:name="T217_73" style:family="text">
      <style:text-properties fo:font-size="10pt" style:font-size-asian="10pt" style:font-size-complex="10pt"/>
    </style:style>
    <style:style style:name="T217_74" style:family="text">
      <style:text-properties fo:font-size="10pt" style:font-size-asian="10pt" style:font-size-complex="10pt"/>
    </style:style>
    <style:style style:name="T217_75" style:family="text">
      <style:text-properties fo:font-size="10pt" style:font-size-asian="10pt" style:font-size-complex="10pt"/>
    </style:style>
    <style:style style:name="T217_76" style:family="text">
      <style:text-properties fo:font-size="10pt" style:font-size-asian="10pt" style:font-size-complex="10pt"/>
    </style:style>
    <style:style style:name="T217_77" style:family="text">
      <style:text-properties fo:font-size="10pt" style:font-size-asian="10pt" style:font-size-complex="10pt"/>
    </style:style>
    <style:style style:name="T217_78" style:family="text">
      <style:text-properties fo:font-size="10pt" style:font-size-asian="10pt" style:font-size-complex="10pt"/>
    </style:style>
    <style:style style:name="T217_79" style:family="text">
      <style:text-properties fo:font-size="10pt" style:font-size-asian="10pt" style:font-size-complex="10pt"/>
    </style:style>
    <style:style style:name="T217_80" style:family="text">
      <style:text-properties fo:font-size="10pt" style:font-size-asian="10pt" style:font-size-complex="10pt"/>
    </style:style>
    <style:style style:name="P218" style:family="paragraph" style:parent-style-name="Standard">
      <style:paragraph-properties fo:break-before="auto" fo:text-indent="0cm" fo:line-height="150%" fo:margin-left="0cm" style:writing-mode="lr-tb"/>
      <style:text-properties fo:font-size="10pt" style:font-size-asian="10pt" style:font-size-complex="10pt"/>
    </style:style>
    <style:style style:name="P219" style:family="paragraph" style:parent-style-name="Standard">
      <style:paragraph-properties fo:break-before="auto" fo:text-indent="0cm" fo:line-height="150%" fo:margin-left="0cm" style:writing-mode="lr-tb"/>
    </style:style>
    <style:style style:name="T219_1" style:family="text">
      <style:text-properties fo:font-size="10pt" style:font-size-asian="10pt" style:font-size-complex="10pt"/>
    </style:style>
    <style:style style:name="T219_2" style:family="text">
      <style:text-properties fo:font-size="10pt" style:font-size-asian="10pt" style:font-size-complex="10pt"/>
    </style:style>
    <style:style style:name="P220" style:family="paragraph" style:parent-style-name="Standard">
      <style:paragraph-properties fo:break-before="auto" fo:text-indent="0cm" fo:line-height="150%" fo:margin-left="0cm" style:writing-mode="lr-tb"/>
    </style:style>
    <style:style style:name="T220_1" style:family="text">
      <style:text-properties fo:font-size="10pt" style:font-size-asian="10pt" style:font-size-complex="10pt"/>
    </style:style>
    <style:style style:name="T220_2" style:family="text">
      <style:text-properties fo:font-size="10pt" style:font-size-asian="10pt" style:font-size-complex="10pt"/>
    </style:style>
    <style:style style:name="T220_3" style:family="text">
      <style:text-properties fo:font-size="10pt" style:font-size-asian="10pt" style:font-size-complex="10pt"/>
    </style:style>
    <style:style style:name="P221" style:family="paragraph" style:parent-style-name="Standard">
      <style:paragraph-properties fo:break-before="auto" fo:text-indent="0cm" fo:line-height="150%" fo:margin-left="0cm" style:writing-mode="lr-tb"/>
      <style:text-properties fo:font-weight="bold" style:font-weight-asian="bold" style:font-weight-complex="bold"/>
    </style:style>
    <style:style style:name="P222" style:family="paragraph" style:parent-style-name="Standard">
      <style:paragraph-properties fo:break-before="page" fo:text-indent="0cm" fo:line-height="150%" fo:margin-left="0cm" style:writing-mode="lr-tb"/>
    </style:style>
    <style:style style:name="T222_1" style:family="text">
      <style:text-properties fo:font-weight="bold" style:font-weight-asian="bold" style:font-weight-complex="bold"/>
    </style:style>
    <style:style style:name="T222_2" style:family="text">
      <style:text-properties fo:font-weight="bold" style:font-weight-asian="bold" style:font-weight-complex="bold"/>
    </style:style>
    <style:style style:name="T222_3" style:family="text">
      <style:text-properties fo:font-weight="bold" style:font-weight-asian="bold" style:font-weight-complex="bold"/>
    </style:style>
    <style:style style:name="T222_4" style:family="text">
      <style:text-properties fo:font-weight="bold" style:font-weight-asian="bold" style:font-weight-complex="bold"/>
    </style:style>
    <style:style style:name="T222_5" style:family="text">
      <style:text-properties fo:font-weight="bold" style:font-weight-asian="bold" style:font-weight-complex="bold"/>
    </style:style>
    <style:style style:name="T222_6" style:family="text">
      <style:text-properties fo:font-weight="bold" style:font-weight-asian="bold" style:font-weight-complex="bold"/>
    </style:style>
    <style:style style:name="T222_7" style:family="text">
      <style:text-properties fo:font-weight="bold" style:font-weight-asian="bold" style:font-weight-complex="bold"/>
    </style:style>
    <style:style style:name="T222_8" style:family="text">
      <style:text-properties fo:font-weight="bold" style:font-weight-asian="bold" style:font-weight-complex="bold"/>
    </style:style>
    <style:style style:name="T222_9" style:family="text">
      <style:text-properties fo:font-weight="bold" style:font-weight-asian="bold" style:font-weight-complex="bold"/>
    </style:style>
    <style:style style:name="T222_10" style:family="text">
      <style:text-properties fo:font-weight="bold" style:font-weight-asian="bold" style:font-weight-complex="bold"/>
    </style:style>
    <style:style style:name="T222_11" style:family="text">
      <style:text-properties fo:font-weight="bold" style:font-weight-asian="bold" style:font-weight-complex="bold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P224" style:family="paragraph" style:parent-style-name="Standard">
      <style:paragraph-properties fo:break-before="auto" fo:line-height="115%" style:writing-mode="lr-tb"/>
    </style:style>
    <style:style style:name="P225" style:family="paragraph" style:parent-style-name="Standard">
      <style:paragraph-properties fo:break-before="auto" fo:line-height="115%" fo:margin-top="0cm" fo:margin-bottom="0cm" style:writing-mode="lr-tb"/>
    </style:style>
    <style:style style:name="T225_1" style:family="text">
      <style:text-properties fo:font-style="italic" style:font-style-asian="italic" style:font-style-complex="italic"/>
    </style:style>
    <style:style style:name="T225_2" style:family="text">
      <style:text-properties fo:font-style="italic" style:font-style-asian="italic" style:font-style-complex="italic"/>
    </style:style>
    <style:style style:name="T225_3" style:family="text">
      <style:text-properties fo:font-style="italic" style:font-style-asian="italic" style:font-style-complex="italic"/>
    </style:style>
    <style:style style:name="T225_4" style:family="text">
      <style:text-properties fo:font-style="italic" style:font-style-asian="italic" style:font-style-complex="italic"/>
    </style:style>
    <style:style style:name="T225_5" style:family="text">
      <style:text-properties fo:font-style="italic" style:font-style-asian="italic" style:font-style-complex="italic"/>
    </style:style>
    <style:style style:name="T225_6" style:family="text">
      <style:text-properties fo:font-style="italic" style:font-style-asian="italic" style:font-style-complex="italic"/>
    </style:style>
    <style:style style:name="T225_7" style:family="text">
      <style:text-properties fo:font-style="italic" style:font-style-asian="italic" style:font-style-complex="italic"/>
    </style:style>
    <style:style style:name="T225_8" style:family="text">
      <style:text-properties fo:font-style="italic" style:font-style-asian="italic" style:font-style-complex="italic"/>
    </style:style>
    <style:style style:name="T225_9" style:family="text">
      <style:text-properties fo:font-style="italic" style:font-style-asian="italic" style:font-style-complex="italic"/>
    </style:style>
    <style:style style:name="T225_10" style:family="text">
      <style:text-properties fo:font-style="italic" style:font-style-asian="italic" style:font-style-complex="italic"/>
    </style:style>
    <style:style style:name="T225_11" style:family="text">
      <style:text-properties fo:font-style="italic" style:font-style-asian="italic" style:font-style-complex="italic"/>
    </style:style>
    <style:style style:name="T225_12" style:family="text">
      <style:text-properties fo:font-style="italic" style:font-style-asian="italic" style:font-style-complex="italic"/>
    </style:style>
    <style:style style:name="T225_13" style:family="text">
      <style:text-properties fo:font-style="italic" style:font-style-asian="italic" style:font-style-complex="italic"/>
    </style:style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T225_41" style:family="text"/>
    <style:style style:name="T225_42" style:family="text"/>
    <style:style style:name="T225_43" style:family="text"/>
    <style:style style:name="T225_44" style:family="text"/>
    <style:style style:name="T225_45" style:family="text"/>
    <style:style style:name="T225_46" style:family="text"/>
    <style:style style:name="T225_47" style:family="text"/>
    <style:style style:name="T225_48" style:family="text"/>
    <style:style style:name="T225_49" style:family="text"/>
    <style:style style:name="T225_50" style:family="text"/>
    <style:style style:name="T225_51" style:family="text"/>
    <style:style style:name="T225_52" style:family="text"/>
    <style:style style:name="T225_53" style:family="text"/>
    <style:style style:name="T225_54" style:family="text"/>
    <style:style style:name="T225_55" style:family="text"/>
    <style:style style:name="T225_56" style:family="text"/>
    <style:style style:name="T225_57" style:family="text"/>
    <style:style style:name="T225_58" style:family="text"/>
    <style:style style:name="T225_59" style:family="text"/>
    <style:style style:name="T225_60" style:family="text"/>
    <style:style style:name="T225_61" style:family="text"/>
    <style:style style:name="T225_62" style:family="text"/>
    <style:style style:name="T225_63" style:family="text"/>
    <style:style style:name="T225_64" style:family="text"/>
    <style:style style:name="T225_65" style:family="text"/>
    <style:style style:name="T225_66" style:family="text"/>
    <style:style style:name="T225_67" style:family="text"/>
    <style:style style:name="T225_68" style:family="text"/>
    <style:style style:name="T225_69" style:family="text"/>
    <style:style style:name="T225_70" style:family="text"/>
    <style:style style:name="T225_71" style:family="text"/>
    <style:style style:name="T225_72" style:family="text"/>
    <style:style style:name="T225_73" style:family="text"/>
    <style:style style:name="T225_74" style:family="text"/>
    <style:style style:name="T225_75" style:family="text"/>
    <style:style style:name="T225_76" style:family="text"/>
    <style:style style:name="T225_77" style:family="text"/>
    <style:style style:name="T225_78" style:family="text"/>
    <style:style style:name="T225_79" style:family="text"/>
    <style:style style:name="T225_80" style:family="text"/>
    <style:style style:name="T225_81" style:family="text"/>
    <style:style style:name="T225_82" style:family="text"/>
    <style:style style:name="T225_83" style:family="text"/>
    <style:style style:name="T225_84" style:family="text"/>
    <style:style style:name="P226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7.78cm" fo:margin-left="0.176cm"/>
    </style:style>
    <style:style style:name="Column1" style:family="table-column">
      <style:table-column-properties style:column-width="3.556cm"/>
    </style:style>
    <style:style style:name="Column2" style:family="table-column">
      <style:table-column-properties style:column-width="3.556cm"/>
    </style:style>
    <style:style style:name="Column3" style:family="table-column">
      <style:table-column-properties style:column-width="3.556cm"/>
    </style:style>
    <style:style style:name="Column4" style:family="table-column">
      <style:table-column-properties style:column-width="3.556cm"/>
    </style:style>
    <style:style style:name="Column5" style:family="table-column">
      <style:table-column-properties style:column-width="3.556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break-before="auto" fo:line-height="115%" style:writing-mode="lr-tb"/>
    </style:style>
    <style:style style:name="P233" style:family="paragraph" style:parent-style-name="Standard">
      <style:paragraph-properties fo:break-before="auto" fo:line-height="115%" fo:margin-top="0cm" fo:margin-bottom="0cm" style:writing-mode="lr-tb"/>
    </style:style>
    <style:style style:name="T233_1" style:family="text">
      <style:text-properties fo:font-style="italic" style:font-style-asian="italic" style:font-style-complex="italic"/>
    </style:style>
    <style:style style:name="T233_2" style:family="text">
      <style:text-properties fo:font-style="italic" style:font-style-asian="italic" style:font-style-complex="italic"/>
    </style:style>
    <style:style style:name="T233_3" style:family="text">
      <style:text-properties fo:font-style="italic" style:font-style-asian="italic" style:font-style-complex="italic"/>
    </style:style>
    <style:style style:name="T233_4" style:family="text">
      <style:text-properties fo:font-style="italic" style:font-style-asian="italic" style:font-style-complex="italic"/>
    </style:style>
    <style:style style:name="T233_5" style:family="text">
      <style:text-properties fo:font-style="italic" style:font-style-asian="italic" style:font-style-complex="italic"/>
    </style:style>
    <style:style style:name="T233_6" style:family="text">
      <style:text-properties fo:font-style="italic" style:font-style-asian="italic" style:font-style-complex="italic"/>
    </style:style>
    <style:style style:name="T233_7" style:family="text">
      <style:text-properties fo:font-style="italic" style:font-style-asian="italic" style:font-style-complex="italic"/>
    </style:style>
    <style:style style:name="T233_8" style:family="text">
      <style:text-properties fo:font-style="italic" style:font-style-asian="italic" style:font-style-complex="italic"/>
    </style:style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T233_39" style:family="text"/>
    <style:style style:name="T233_40" style:family="text"/>
    <style:style style:name="P234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7.78cm" fo:margin-left="0.176cm"/>
    </style:style>
    <style:style style:name="Column6" style:family="table-column">
      <style:table-column-properties style:column-width="3.556cm"/>
    </style:style>
    <style:style style:name="Column7" style:family="table-column">
      <style:table-column-properties style:column-width="3.556cm"/>
    </style:style>
    <style:style style:name="Column8" style:family="table-column">
      <style:table-column-properties style:column-width="3.556cm"/>
    </style:style>
    <style:style style:name="Column9" style:family="table-column">
      <style:table-column-properties style:column-width="3.556cm"/>
    </style:style>
    <style:style style:name="Column10" style:family="table-column">
      <style:table-column-properties style:column-width="3.556cm"/>
    </style:style>
    <style:style style:name="Row2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break-before="auto" fo:line-height="115%" style:writing-mode="lr-tb"/>
    </style:style>
    <style:style style:name="P241" style:family="paragraph" style:parent-style-name="Standard">
      <style:paragraph-properties fo:break-before="auto" fo:line-height="115%" fo:margin-top="0cm" fo:margin-bottom="0cm" style:writing-mode="lr-tb"/>
    </style:style>
    <style:style style:name="T241_1" style:family="text">
      <style:text-properties fo:font-style="italic" style:font-style-asian="italic" style:font-style-complex="italic"/>
    </style:style>
    <style:style style:name="T241_2" style:family="text">
      <style:text-properties fo:font-style="italic" style:font-style-asian="italic" style:font-style-complex="italic"/>
    </style:style>
    <style:style style:name="T241_3" style:family="text">
      <style:text-properties fo:font-style="italic" style:font-style-asian="italic" style:font-style-complex="italic"/>
    </style:style>
    <style:style style:name="T241_4" style:family="text">
      <style:text-properties fo:font-style="italic" style:font-style-asian="italic" style:font-style-complex="italic"/>
    </style:style>
    <style:style style:name="T241_5" style:family="text">
      <style:text-properties fo:font-style="italic" style:font-style-asian="italic" style:font-style-complex="italic"/>
    </style:style>
    <style:style style:name="T241_6" style:family="text">
      <style:text-properties fo:font-style="italic" style:font-style-asian="italic" style:font-style-complex="italic"/>
    </style:style>
    <style:style style:name="T241_7" style:family="text">
      <style:text-properties fo:font-style="italic" style:font-style-asian="italic" style:font-style-complex="italic"/>
    </style:style>
    <style:style style:name="T241_8" style:family="text">
      <style:text-properties fo:font-style="italic" style:font-style-asian="italic" style:font-style-complex="italic"/>
    </style:style>
    <style:style style:name="T241_9" style:family="text">
      <style:text-properties fo:font-style="italic" style:font-style-asian="italic" style:font-style-complex="italic"/>
    </style:style>
    <style:style style:name="T241_10" style:family="text">
      <style:text-properties fo:font-style="italic" style:font-style-asian="italic" style:font-style-complex="italic"/>
    </style:style>
    <style:style style:name="T241_11" style:family="text">
      <style:text-properties fo:font-style="italic" style:font-style-asian="italic" style:font-style-complex="italic"/>
    </style:style>
    <style:style style:name="T241_12" style:family="text">
      <style:text-properties fo:font-style="italic" style:font-style-asian="italic" style:font-style-complex="italic"/>
    </style:style>
    <style:style style:name="T241_13" style:family="text">
      <style:text-properties fo:font-style="italic" style:font-style-asian="italic" style:font-style-complex="italic"/>
    </style:style>
    <style:style style:name="T241_14" style:family="text">
      <style:text-properties fo:font-style="italic" style:font-style-asian="italic" style:font-style-complex="italic"/>
    </style:style>
    <style:style style:name="T241_15" style:family="text">
      <style:text-properties fo:font-style="italic" style:font-style-asian="italic" style:font-style-complex="italic"/>
    </style:style>
    <style:style style:name="T241_16" style:family="text">
      <style:text-properties fo:font-style="italic" style:font-style-asian="italic" style:font-style-complex="italic"/>
    </style:style>
    <style:style style:name="T241_17" style:family="text">
      <style:text-properties fo:font-style="italic" style:font-style-asian="italic" style:font-style-complex="italic"/>
    </style:style>
    <style:style style:name="T241_18" style:family="text">
      <style:text-properties fo:font-style="italic" style:font-style-asian="italic" style:font-style-complex="italic"/>
    </style:style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  <style:style style:name="T241_43" style:family="text"/>
    <style:style style:name="T241_44" style:family="text"/>
    <style:style style:name="T241_45" style:family="text"/>
    <style:style style:name="T241_46" style:family="text"/>
    <style:style style:name="T241_47" style:family="text"/>
    <style:style style:name="T241_48" style:family="text"/>
    <style:style style:name="T241_49" style:family="text"/>
    <style:style style:name="T241_50" style:family="text"/>
    <style:style style:name="T241_51" style:family="text"/>
    <style:style style:name="T241_52" style:family="text"/>
    <style:style style:name="T241_53" style:family="text"/>
    <style:style style:name="T241_54" style:family="text"/>
    <style:style style:name="T241_55" style:family="text"/>
    <style:style style:name="T241_56" style:family="text"/>
    <style:style style:name="T241_57" style:family="text"/>
    <style:style style:name="T241_58" style:family="text"/>
    <style:style style:name="T241_59" style:family="text"/>
    <style:style style:name="T241_60" style:family="text"/>
    <style:style style:name="T241_61" style:family="text"/>
    <style:style style:name="T241_62" style:family="text"/>
    <style:style style:name="T241_63" style:family="text"/>
    <style:style style:name="T241_64" style:family="text"/>
    <style:style style:name="T241_65" style:family="text"/>
    <style:style style:name="T241_66" style:family="text"/>
    <style:style style:name="T241_67" style:family="text"/>
    <style:style style:name="T241_68" style:family="text"/>
    <style:style style:name="T241_69" style:family="text"/>
    <style:style style:name="P242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7.78cm" fo:margin-left="0.176cm"/>
    </style:style>
    <style:style style:name="Column11" style:family="table-column">
      <style:table-column-properties style:column-width="3.556cm"/>
    </style:style>
    <style:style style:name="Column12" style:family="table-column">
      <style:table-column-properties style:column-width="3.556cm"/>
    </style:style>
    <style:style style:name="Column13" style:family="table-column">
      <style:table-column-properties style:column-width="3.556cm"/>
    </style:style>
    <style:style style:name="Column14" style:family="table-column">
      <style:table-column-properties style:column-width="3.556cm"/>
    </style:style>
    <style:style style:name="Column15" style:family="table-column">
      <style:table-column-properties style:column-width="3.556cm"/>
    </style:style>
    <style:style style:name="Row3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break-before="auto" fo:line-height="115%" style:writing-mode="lr-tb"/>
    </style:style>
    <style:style style:name="P249" style:family="paragraph" style:parent-style-name="Standard">
      <style:paragraph-properties fo:break-before="auto" fo:line-height="115%" fo:margin-top="0cm" fo:margin-bottom="0cm" style:writing-mode="lr-tb"/>
    </style:style>
    <style:style style:name="T249_1" style:family="text">
      <style:text-properties fo:font-style="italic" style:font-style-asian="italic" style:font-style-complex="italic"/>
    </style:style>
    <style:style style:name="T249_2" style:family="text">
      <style:text-properties fo:font-style="italic" style:font-style-asian="italic" style:font-style-complex="italic"/>
    </style:style>
    <style:style style:name="T249_3" style:family="text">
      <style:text-properties fo:font-style="italic" style:font-style-asian="italic" style:font-style-complex="italic"/>
    </style:style>
    <style:style style:name="T249_4" style:family="text">
      <style:text-properties fo:font-style="italic" style:font-style-asian="italic" style:font-style-complex="italic"/>
    </style:style>
    <style:style style:name="T249_5" style:family="text">
      <style:text-properties fo:font-style="italic" style:font-style-asian="italic" style:font-style-complex="italic"/>
    </style:style>
    <style:style style:name="T249_6" style:family="text">
      <style:text-properties fo:font-style="italic" style:font-style-asian="italic" style:font-style-complex="italic"/>
    </style:style>
    <style:style style:name="T249_7" style:family="text">
      <style:text-properties fo:font-style="italic" style:font-style-asian="italic" style:font-style-complex="italic"/>
    </style:style>
    <style:style style:name="T249_8" style:family="text">
      <style:text-properties fo:font-style="italic" style:font-style-asian="italic" style:font-style-complex="italic"/>
    </style:style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T249_29" style:family="text"/>
    <style:style style:name="T249_30" style:family="text"/>
    <style:style style:name="T249_31" style:family="text"/>
    <style:style style:name="T249_32" style:family="text"/>
    <style:style style:name="T249_33" style:family="text"/>
    <style:style style:name="T249_34" style:family="text"/>
    <style:style style:name="T249_35" style:family="text"/>
    <style:style style:name="T249_36" style:family="text"/>
    <style:style style:name="T249_37" style:family="text"/>
    <style:style style:name="T249_38" style:family="text"/>
    <style:style style:name="T249_39" style:family="text"/>
    <style:style style:name="T249_40" style:family="text"/>
    <style:style style:name="T249_41" style:family="text"/>
    <style:style style:name="T249_42" style:family="text"/>
    <style:style style:name="T249_43" style:family="text"/>
    <style:style style:name="T249_44" style:family="text"/>
    <style:style style:name="T249_45" style:family="text"/>
    <style:style style:name="T249_46" style:family="text"/>
    <style:style style:name="T249_47" style:family="text"/>
    <style:style style:name="T249_48" style:family="text"/>
    <style:style style:name="T249_49" style:family="text"/>
    <style:style style:name="T249_50" style:family="text"/>
    <style:style style:name="T249_51" style:family="text"/>
    <style:style style:name="T249_52" style:family="text"/>
    <style:style style:name="T249_53" style:family="text"/>
    <style:style style:name="T249_54" style:family="text"/>
    <style:style style:name="T249_55" style:family="text"/>
    <style:style style:name="T249_56" style:family="text"/>
    <style:style style:name="T249_57" style:family="text"/>
    <style:style style:name="T249_58" style:family="text"/>
    <style:style style:name="P250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left" style:width="17.78cm" fo:margin-left="0.176cm"/>
    </style:style>
    <style:style style:name="Column16" style:family="table-column">
      <style:table-column-properties style:column-width="3.556cm"/>
    </style:style>
    <style:style style:name="Column17" style:family="table-column">
      <style:table-column-properties style:column-width="3.556cm"/>
    </style:style>
    <style:style style:name="Column18" style:family="table-column">
      <style:table-column-properties style:column-width="3.556cm"/>
    </style:style>
    <style:style style:name="Column19" style:family="table-column">
      <style:table-column-properties style:column-width="3.556cm"/>
    </style:style>
    <style:style style:name="Column20" style:family="table-column">
      <style:table-column-properties style:column-width="3.556cm"/>
    </style:style>
    <style:style style:name="Row4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break-before="auto" fo:line-height="115%" style:writing-mode="lr-tb"/>
    </style:style>
    <style:style style:name="P257" style:family="paragraph" style:parent-style-name="Standard">
      <style:paragraph-properties fo:break-before="page" fo:line-height="115%" fo:margin-top="0cm" fo:margin-bottom="0cm" style:writing-mode="lr-tb"/>
    </style:style>
    <style:style style:name="T257_1" style:family="text">
      <style:text-properties fo:font-style="italic" style:font-style-asian="italic" style:font-style-complex="italic"/>
    </style:style>
    <style:style style:name="T257_2" style:family="text">
      <style:text-properties fo:font-style="italic" style:font-style-asian="italic" style:font-style-complex="italic"/>
    </style:style>
    <style:style style:name="T257_3" style:family="text">
      <style:text-properties fo:font-style="italic" style:font-style-asian="italic" style:font-style-complex="italic"/>
    </style:style>
    <style:style style:name="T257_4" style:family="text">
      <style:text-properties fo:font-style="italic" style:font-style-asian="italic" style:font-style-complex="italic"/>
    </style:style>
    <style:style style:name="T257_5" style:family="text">
      <style:text-properties fo:font-style="italic" style:font-style-asian="italic" style:font-style-complex="italic"/>
    </style:style>
    <style:style style:name="T257_6" style:family="text">
      <style:text-properties fo:font-style="italic" style:font-style-asian="italic" style:font-style-complex="italic"/>
    </style:style>
    <style:style style:name="T257_7" style:family="text">
      <style:text-properties fo:font-style="italic" style:font-style-asian="italic" style:font-style-complex="italic"/>
    </style:style>
    <style:style style:name="T257_8" style:family="text">
      <style:text-properties fo:font-style="italic" style:font-style-asian="italic" style:font-style-complex="italic"/>
    </style:style>
    <style:style style:name="T257_9" style:family="text">
      <style:text-properties fo:font-style="italic" style:font-style-asian="italic" style:font-style-complex="italic"/>
    </style:style>
    <style:style style:name="T257_10" style:family="text">
      <style:text-properties fo:font-style="italic" style:font-style-asian="italic" style:font-style-complex="italic"/>
    </style:style>
    <style:style style:name="T257_11" style:family="text">
      <style:text-properties fo:font-style="italic" style:font-style-asian="italic" style:font-style-complex="italic"/>
    </style:style>
    <style:style style:name="T257_12" style:family="text">
      <style:text-properties fo:font-style="italic" style:font-style-asian="italic" style:font-style-complex="italic"/>
    </style:style>
    <style:style style:name="T257_13" style:family="text">
      <style:text-properties fo:font-style="italic" style:font-style-asian="italic" style:font-style-complex="italic"/>
    </style:style>
    <style:style style:name="T257_14" style:family="text">
      <style:text-properties fo:font-style="italic" style:font-style-asian="italic" style:font-style-complex="italic"/>
    </style:style>
    <style:style style:name="T257_15" style:family="text">
      <style:text-properties fo:font-style="italic" style:font-style-asian="italic" style:font-style-complex="italic"/>
    </style:style>
    <style:style style:name="T257_16" style:family="text">
      <style:text-properties fo:font-style="italic" style:font-style-asian="italic" style:font-style-complex="italic"/>
    </style:style>
    <style:style style:name="T257_17" style:family="text">
      <style:text-properties fo:font-style="italic" style:font-style-asian="italic" style:font-style-complex="italic"/>
    </style:style>
    <style:style style:name="T257_18" style:family="text">
      <style:text-properties fo:font-style="italic" style:font-style-asian="italic" style:font-style-complex="italic"/>
    </style:style>
    <style:style style:name="T257_19" style:family="text">
      <style:text-properties fo:font-style="italic" style:font-style-asian="italic" style:font-style-complex="italic"/>
    </style:style>
    <style:style style:name="T257_20" style:family="text">
      <style:text-properties fo:font-style="italic" style:font-style-asian="italic" style:font-style-complex="italic"/>
    </style:style>
    <style:style style:name="T257_21" style:family="text">
      <style:text-properties fo:font-style="italic" style:font-style-asian="italic" style:font-style-complex="italic"/>
    </style:style>
    <style:style style:name="T257_22" style:family="text">
      <style:text-properties fo:font-style="italic" style:font-style-asian="italic" style:font-style-complex="italic"/>
    </style:style>
    <style:style style:name="T257_23" style:family="text">
      <style:text-properties fo:font-style="italic" style:font-style-asian="italic" style:font-style-complex="italic"/>
    </style:style>
    <style:style style:name="T257_24" style:family="text">
      <style:text-properties fo:font-style="italic" style:font-style-asian="italic" style:font-style-complex="italic"/>
    </style:style>
    <style:style style:name="T257_25" style:family="text">
      <style:text-properties fo:font-style="italic" style:font-style-asian="italic" style:font-style-complex="italic"/>
    </style:style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T257_47" style:family="text"/>
    <style:style style:name="T257_48" style:family="text"/>
    <style:style style:name="T257_49" style:family="text"/>
    <style:style style:name="T257_50" style:family="text"/>
    <style:style style:name="T257_51" style:family="text"/>
    <style:style style:name="T257_52" style:family="text"/>
    <style:style style:name="T257_53" style:family="text"/>
    <style:style style:name="T257_54" style:family="text"/>
    <style:style style:name="T257_55" style:family="text"/>
    <style:style style:name="T257_56" style:family="text"/>
    <style:style style:name="T257_57" style:family="text"/>
    <style:style style:name="T257_58" style:family="text"/>
    <style:style style:name="T257_59" style:family="text"/>
    <style:style style:name="T257_60" style:family="text"/>
    <style:style style:name="T257_61" style:family="text"/>
    <style:style style:name="T257_62" style:family="text"/>
    <style:style style:name="T257_63" style:family="text"/>
    <style:style style:name="T257_64" style:family="text"/>
    <style:style style:name="T257_65" style:family="text"/>
    <style:style style:name="T257_66" style:family="text"/>
    <style:style style:name="T257_67" style:family="text"/>
    <style:style style:name="T257_68" style:family="text"/>
    <style:style style:name="T257_69" style:family="text"/>
    <style:style style:name="T257_70" style:family="text"/>
    <style:style style:name="T257_71" style:family="text"/>
    <style:style style:name="T257_72" style:family="text"/>
    <style:style style:name="T257_73" style:family="text"/>
    <style:style style:name="T257_74" style:family="text"/>
    <style:style style:name="T257_75" style:family="text"/>
    <style:style style:name="T257_76" style:family="text"/>
    <style:style style:name="T257_77" style:family="text"/>
    <style:style style:name="T257_78" style:family="text"/>
    <style:style style:name="T257_79" style:family="text"/>
    <style:style style:name="T257_80" style:family="text"/>
    <style:style style:name="T257_81" style:family="text"/>
    <style:style style:name="T257_82" style:family="text"/>
    <style:style style:name="T257_83" style:family="text"/>
    <style:style style:name="T257_84" style:family="text"/>
    <style:style style:name="T257_85" style:family="text"/>
    <style:style style:name="T257_86" style:family="text"/>
    <style:style style:name="T257_87" style:family="text"/>
    <style:style style:name="T257_88" style:family="text"/>
    <style:style style:name="T257_89" style:family="text"/>
    <style:style style:name="T257_90" style:family="text"/>
    <style:style style:name="T257_91" style:family="text"/>
    <style:style style:name="T257_92" style:family="text"/>
    <style:style style:name="T257_93" style:family="text"/>
    <style:style style:name="T257_94" style:family="text"/>
    <style:style style:name="T257_95" style:family="text"/>
    <style:style style:name="T257_96" style:family="text"/>
    <style:style style:name="T257_97" style:family="text"/>
    <style:style style:name="T257_98" style:family="text"/>
    <style:style style:name="T257_99" style:family="text"/>
    <style:style style:name="T257_100" style:family="text"/>
    <style:style style:name="T257_101" style:family="text"/>
    <style:style style:name="T257_102" style:family="text"/>
    <style:style style:name="T257_103" style:family="text"/>
    <style:style style:name="T257_104" style:family="text"/>
    <style:style style:name="T257_105" style:family="text"/>
    <style:style style:name="T257_106" style:family="text"/>
    <style:style style:name="T257_107" style:family="text"/>
    <style:style style:name="T257_108" style:family="text"/>
    <style:style style:name="T257_109" style:family="text"/>
    <style:style style:name="T257_110" style:family="text"/>
    <style:style style:name="T257_111" style:family="text"/>
    <style:style style:name="T257_112" style:family="text"/>
    <style:style style:name="T257_113" style:family="text"/>
    <style:style style:name="T257_114" style:family="text"/>
    <style:style style:name="T257_115" style:family="text"/>
    <style:style style:name="T257_116" style:family="text"/>
    <style:style style:name="T257_117" style:family="text"/>
    <style:style style:name="T257_118" style:family="text"/>
    <style:style style:name="T257_119" style:family="text"/>
    <style:style style:name="T257_120" style:family="text"/>
    <style:style style:name="T257_121" style:family="text"/>
    <style:style style:name="T257_122" style:family="text"/>
    <style:style style:name="T257_123" style:family="text"/>
    <style:style style:name="T257_124" style:family="text"/>
    <style:style style:name="T257_125" style:family="text"/>
    <style:style style:name="T257_126" style:family="text"/>
    <style:style style:name="T257_127" style:family="text"/>
    <style:style style:name="T257_128" style:family="text"/>
    <style:style style:name="T257_129" style:family="text"/>
    <style:style style:name="T257_130" style:family="text"/>
    <style:style style:name="T257_131" style:family="text"/>
    <style:style style:name="T257_132" style:family="text"/>
    <style:style style:name="T257_133" style:family="text"/>
    <style:style style:name="T257_134" style:family="text"/>
    <style:style style:name="T257_135" style:family="text"/>
    <style:style style:name="T257_136" style:family="text"/>
    <style:style style:name="T257_137" style:family="text"/>
    <style:style style:name="T257_138" style:family="text"/>
    <style:style style:name="P258" style:family="paragraph" style:parent-style-name="Standard">
      <style:paragraph-properties fo:break-before="auto" fo:line-height="115%" style:writing-mode="lr-tb"/>
    </style:style>
    <style:style style:name="Table5" style:family="table">
      <style:table-properties table:align="left" style:width="17.78cm" fo:margin-left="0.176cm"/>
    </style:style>
    <style:style style:name="Column21" style:family="table-column">
      <style:table-column-properties style:column-width="3.556cm"/>
    </style:style>
    <style:style style:name="Column22" style:family="table-column">
      <style:table-column-properties style:column-width="3.556cm"/>
    </style:style>
    <style:style style:name="Column23" style:family="table-column">
      <style:table-column-properties style:column-width="3.556cm"/>
    </style:style>
    <style:style style:name="Column24" style:family="table-column">
      <style:table-column-properties style:column-width="3.556cm"/>
    </style:style>
    <style:style style:name="Column25" style:family="table-column">
      <style:table-column-properties style:column-width="3.556cm"/>
    </style:style>
    <style:style style:name="Row5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break-before="auto" fo:line-height="115%" style:writing-mode="lr-tb"/>
    </style:style>
    <style:style style:name="P265" style:family="paragraph" style:parent-style-name="Standard">
      <style:paragraph-properties fo:break-before="auto" fo:line-height="115%" fo:margin-top="0cm" fo:margin-bottom="0cm" style:writing-mode="lr-tb"/>
    </style:style>
    <style:style style:name="T265_1" style:family="text">
      <style:text-properties fo:font-style="italic" style:font-style-asian="italic" style:font-style-complex="italic"/>
    </style:style>
    <style:style style:name="T265_2" style:family="text">
      <style:text-properties fo:font-style="italic" style:font-style-asian="italic" style:font-style-complex="italic"/>
    </style:style>
    <style:style style:name="T265_3" style:family="text">
      <style:text-properties fo:font-style="italic" style:font-style-asian="italic" style:font-style-complex="italic"/>
    </style:style>
    <style:style style:name="T265_4" style:family="text">
      <style:text-properties fo:font-style="italic" style:font-style-asian="italic" style:font-style-complex="italic"/>
    </style:style>
    <style:style style:name="T265_5" style:family="text">
      <style:text-properties fo:font-style="italic" style:font-style-asian="italic" style:font-style-complex="italic"/>
    </style:style>
    <style:style style:name="T265_6" style:family="text">
      <style:text-properties fo:font-style="italic" style:font-style-asian="italic" style:font-style-complex="italic"/>
    </style:style>
    <style:style style:name="T265_7" style:family="text">
      <style:text-properties fo:font-style="italic" style:font-style-asian="italic" style:font-style-complex="italic"/>
    </style:style>
    <style:style style:name="T265_8" style:family="text">
      <style:text-properties fo:font-style="italic" style:font-style-asian="italic" style:font-style-complex="italic"/>
    </style:style>
    <style:style style:name="T265_9" style:family="text">
      <style:text-properties fo:font-style="italic" style:font-style-asian="italic" style:font-style-complex="italic"/>
    </style:style>
    <style:style style:name="T265_10" style:family="text">
      <style:text-properties fo:font-style="italic" style:font-style-asian="italic" style:font-style-complex="italic"/>
    </style:style>
    <style:style style:name="T265_11" style:family="text">
      <style:text-properties fo:font-style="italic" style:font-style-asian="italic" style:font-style-complex="italic"/>
    </style:style>
    <style:style style:name="T265_12" style:family="text">
      <style:text-properties fo:font-style="italic" style:font-style-asian="italic" style:font-style-complex="italic"/>
    </style:style>
    <style:style style:name="T265_13" style:family="text">
      <style:text-properties fo:font-style="italic" style:font-style-asian="italic" style:font-style-complex="italic"/>
    </style:style>
    <style:style style:name="T265_14" style:family="text">
      <style:text-properties fo:font-style="italic" style:font-style-asian="italic" style:font-style-complex="italic"/>
    </style:style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T265_33" style:family="text"/>
    <style:style style:name="T265_34" style:family="text"/>
    <style:style style:name="T265_35" style:family="text"/>
    <style:style style:name="T265_36" style:family="text"/>
    <style:style style:name="T265_37" style:family="text"/>
    <style:style style:name="T265_38" style:family="text"/>
    <style:style style:name="T265_39" style:family="text"/>
    <style:style style:name="T265_40" style:family="text"/>
    <style:style style:name="T265_41" style:family="text"/>
    <style:style style:name="T265_42" style:family="text"/>
    <style:style style:name="T265_43" style:family="text"/>
    <style:style style:name="T265_44" style:family="text"/>
    <style:style style:name="T265_45" style:family="text"/>
    <style:style style:name="T265_46" style:family="text"/>
    <style:style style:name="T265_47" style:family="text"/>
    <style:style style:name="T265_48" style:family="text"/>
    <style:style style:name="T265_49" style:family="text"/>
    <style:style style:name="T265_50" style:family="text"/>
    <style:style style:name="T265_51" style:family="text"/>
    <style:style style:name="T265_52" style:family="text"/>
    <style:style style:name="T265_53" style:family="text"/>
    <style:style style:name="T265_54" style:family="text"/>
    <style:style style:name="T265_55" style:family="text"/>
    <style:style style:name="T265_56" style:family="text"/>
    <style:style style:name="T265_57" style:family="text"/>
    <style:style style:name="T265_58" style:family="text"/>
    <style:style style:name="T265_59" style:family="text"/>
    <style:style style:name="T265_60" style:family="text"/>
    <style:style style:name="T265_61" style:family="text"/>
    <style:style style:name="T265_62" style:family="text"/>
    <style:style style:name="T265_63" style:family="text"/>
    <style:style style:name="T265_64" style:family="text"/>
    <style:style style:name="T265_65" style:family="text"/>
    <style:style style:name="T265_66" style:family="text"/>
    <style:style style:name="T265_67" style:family="text"/>
    <style:style style:name="T265_68" style:family="text"/>
    <style:style style:name="T265_69" style:family="text"/>
    <style:style style:name="T265_70" style:family="text"/>
    <style:style style:name="T265_71" style:family="text"/>
    <style:style style:name="T265_72" style:family="text"/>
    <style:style style:name="T265_73" style:family="text"/>
    <style:style style:name="T265_74" style:family="text"/>
    <style:style style:name="T265_75" style:family="text"/>
    <style:style style:name="T265_76" style:family="text"/>
    <style:style style:name="T265_77" style:family="text"/>
    <style:style style:name="T265_78" style:family="text"/>
    <style:style style:name="T265_79" style:family="text"/>
    <style:style style:name="T265_80" style:family="text"/>
    <style:style style:name="T265_81" style:family="text"/>
    <style:style style:name="T265_82" style:family="text"/>
    <style:style style:name="T265_83" style:family="text"/>
    <style:style style:name="T265_84" style:family="text"/>
    <style:style style:name="T265_85" style:family="text"/>
    <style:style style:name="T265_86" style:family="text"/>
    <style:style style:name="T265_87" style:family="text"/>
    <style:style style:name="T265_88" style:family="text"/>
    <style:style style:name="T265_89" style:family="text"/>
    <style:style style:name="T265_90" style:family="text"/>
    <style:style style:name="T265_91" style:family="text"/>
    <style:style style:name="T265_92" style:family="text"/>
    <style:style style:name="T265_93" style:family="text"/>
    <style:style style:name="T265_94" style:family="text"/>
    <style:style style:name="T265_95" style:family="text"/>
    <style:style style:name="T265_96" style:family="text"/>
    <style:style style:name="T265_97" style:family="text"/>
    <style:style style:name="T265_98" style:family="text"/>
    <style:style style:name="T265_99" style:family="text"/>
    <style:style style:name="T265_100" style:family="text"/>
    <style:style style:name="T265_101" style:family="text"/>
    <style:style style:name="T265_102" style:family="text"/>
    <style:style style:name="T265_103" style:family="text"/>
    <style:style style:name="T265_104" style:family="text"/>
    <style:style style:name="T265_105" style:family="text"/>
    <style:style style:name="T265_106" style:family="text"/>
    <style:style style:name="T265_107" style:family="text"/>
    <style:style style:name="T265_108" style:family="text"/>
    <style:style style:name="T265_109" style:family="text"/>
    <style:style style:name="T265_110" style:family="text"/>
    <style:style style:name="T265_111" style:family="text"/>
    <style:style style:name="T265_112" style:family="text"/>
    <style:style style:name="T265_113" style:family="text"/>
    <style:style style:name="T265_114" style:family="text"/>
    <style:style style:name="P266" style:family="paragraph" style:parent-style-name="Standard">
      <style:paragraph-properties fo:break-before="auto" fo:line-height="115%" style:writing-mode="lr-tb"/>
    </style:style>
    <style:style style:name="Table6" style:family="table">
      <style:table-properties table:align="left" style:width="17.78cm" fo:margin-left="0.176cm"/>
    </style:style>
    <style:style style:name="Column26" style:family="table-column">
      <style:table-column-properties style:column-width="3.556cm"/>
    </style:style>
    <style:style style:name="Column27" style:family="table-column">
      <style:table-column-properties style:column-width="3.556cm"/>
    </style:style>
    <style:style style:name="Column28" style:family="table-column">
      <style:table-column-properties style:column-width="3.556cm"/>
    </style:style>
    <style:style style:name="Column29" style:family="table-column">
      <style:table-column-properties style:column-width="3.556cm"/>
    </style:style>
    <style:style style:name="Column30" style:family="table-column">
      <style:table-column-properties style:column-width="3.556cm"/>
    </style:style>
    <style:style style:name="Row6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break-before="auto" fo:line-height="115%" style:writing-mode="lr-tb"/>
    </style:style>
    <style:style style:name="P273" style:family="paragraph" style:parent-style-name="Standard">
      <style:paragraph-properties fo:break-before="auto" fo:line-height="115%" fo:margin-top="0cm" fo:margin-bottom="0cm" style:writing-mode="lr-tb"/>
    </style:style>
    <style:style style:name="T273_1" style:family="text">
      <style:text-properties fo:font-style="italic" style:font-style-asian="italic" style:font-style-complex="italic"/>
    </style:style>
    <style:style style:name="T273_2" style:family="text">
      <style:text-properties fo:font-style="italic" style:font-style-asian="italic" style:font-style-complex="italic"/>
    </style:style>
    <style:style style:name="T273_3" style:family="text">
      <style:text-properties fo:font-style="italic" style:font-style-asian="italic" style:font-style-complex="italic"/>
    </style:style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T273_25" style:family="text"/>
    <style:style style:name="T273_26" style:family="text"/>
    <style:style style:name="T273_27" style:family="text"/>
    <style:style style:name="T273_28" style:family="text"/>
    <style:style style:name="T273_29" style:family="text"/>
    <style:style style:name="T273_30" style:family="text"/>
    <style:style style:name="T273_31" style:family="text"/>
    <style:style style:name="T273_32" style:family="text"/>
    <style:style style:name="T273_33" style:family="text"/>
    <style:style style:name="T273_34" style:family="text"/>
    <style:style style:name="T273_35" style:family="text"/>
    <style:style style:name="T273_36" style:family="text"/>
    <style:style style:name="T273_37" style:family="text"/>
    <style:style style:name="T273_38" style:family="text"/>
    <style:style style:name="T273_39" style:family="text"/>
    <style:style style:name="T273_40" style:family="text"/>
    <style:style style:name="T273_41" style:family="text"/>
    <style:style style:name="T273_42" style:family="text"/>
    <style:style style:name="T273_43" style:family="text"/>
    <style:style style:name="T273_44" style:family="text"/>
    <style:style style:name="T273_45" style:family="text"/>
    <style:style style:name="T273_46" style:family="text"/>
    <style:style style:name="T273_47" style:family="text"/>
    <style:style style:name="T273_48" style:family="text"/>
    <style:style style:name="T273_49" style:family="text"/>
    <style:style style:name="T273_50" style:family="text"/>
    <style:style style:name="T273_51" style:family="text"/>
    <style:style style:name="T273_52" style:family="text"/>
    <style:style style:name="T273_53" style:family="text"/>
    <style:style style:name="T273_54" style:family="text"/>
    <style:style style:name="T273_55" style:family="text"/>
    <style:style style:name="T273_56" style:family="text"/>
    <style:style style:name="T273_57" style:family="text"/>
    <style:style style:name="T273_58" style:family="text"/>
    <style:style style:name="T273_59" style:family="text"/>
    <style:style style:name="T273_60" style:family="text"/>
    <style:style style:name="T273_61" style:family="text"/>
    <style:style style:name="T273_62" style:family="text"/>
    <style:style style:name="P274" style:family="paragraph" style:parent-style-name="Standard">
      <style:paragraph-properties fo:break-before="auto" fo:line-height="115%" style:writing-mode="lr-tb"/>
    </style:style>
    <style:style style:name="Table7" style:family="table">
      <style:table-properties table:align="left" style:width="17.78cm" fo:margin-left="0.176cm"/>
    </style:style>
    <style:style style:name="Column31" style:family="table-column">
      <style:table-column-properties style:column-width="3.556cm"/>
    </style:style>
    <style:style style:name="Column32" style:family="table-column">
      <style:table-column-properties style:column-width="3.556cm"/>
    </style:style>
    <style:style style:name="Column33" style:family="table-column">
      <style:table-column-properties style:column-width="3.556cm"/>
    </style:style>
    <style:style style:name="Column34" style:family="table-column">
      <style:table-column-properties style:column-width="3.556cm"/>
    </style:style>
    <style:style style:name="Column35" style:family="table-column">
      <style:table-column-properties style:column-width="3.556cm"/>
    </style:style>
    <style:style style:name="Row7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break-before="auto" fo:line-height="115%" style:writing-mode="lr-tb"/>
    </style:style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T281_24" style:family="text"/>
    <style:style style:name="T281_25" style:family="text"/>
    <style:style style:name="T281_26" style:family="text"/>
    <style:style style:name="T281_27" style:family="text"/>
    <style:style style:name="T281_28" style:family="text"/>
    <style:style style:name="P28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8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84" style:family="paragraph" style:parent-style-name="Standard">
      <style:paragraph-properties fo:break-before="page" fo:line-height="115%" style:writing-mode="lr-tb"/>
    </style:style>
    <style:style style:name="T284_1" style:family="text">
      <style:text-properties fo:font-weight="bold" style:font-weight-asian="bold" style:font-weight-complex="bold"/>
    </style:style>
    <style:style style:name="T284_2" style:family="text">
      <style:text-properties fo:font-weight="bold" style:font-weight-asian="bold" style:font-weight-complex="bold"/>
    </style:style>
    <style:style style:name="T284_3" style:family="text">
      <style:text-properties fo:font-weight="bold" style:font-weight-asian="bold" style:font-weight-complex="bold"/>
    </style:style>
    <style:style style:name="T284_4" style:family="text">
      <style:text-properties fo:font-weight="bold" style:font-weight-asian="bold" style:font-weight-complex="bold"/>
    </style:style>
    <style:style style:name="T284_5" style:family="text">
      <style:text-properties fo:font-weight="bold" style:font-weight-asian="bold" style:font-weight-complex="bold"/>
    </style:style>
    <style:style style:name="T284_6" style:family="text">
      <style:text-properties fo:font-weight="bold" style:font-weight-asian="bold" style:font-weight-complex="bold"/>
    </style:style>
    <style:style style:name="T284_7" style:family="text">
      <style:text-properties fo:font-weight="bold" style:font-weight-asian="bold" style:font-weight-complex="bold"/>
    </style:style>
    <style:style style:name="T284_8" style:family="text">
      <style:text-properties fo:font-weight="bold" style:font-weight-asian="bold" style:font-weight-complex="bold"/>
    </style:style>
    <style:style style:name="T284_9" style:family="text">
      <style:text-properties fo:font-weight="bold" style:font-weight-asian="bold" style:font-weight-complex="bold"/>
    </style:style>
    <style:style style:name="T284_10" style:family="text">
      <style:text-properties fo:font-weight="bold" style:font-weight-asian="bold" style:font-weight-complex="bold"/>
    </style:style>
    <style:style style:name="T284_11" style:family="text">
      <style:text-properties fo:font-weight="bold" style:font-weight-asian="bold" style:font-weight-complex="bold"/>
    </style:style>
    <style:style style:name="T284_12" style:family="text">
      <style:text-properties fo:font-weight="bold" style:font-weight-asian="bold" style:font-weight-complex="bold"/>
    </style:style>
    <style:style style:name="T284_13" style:family="text">
      <style:text-properties fo:font-weight="bold" style:font-weight-asian="bold" style:font-weight-complex="bold"/>
    </style:style>
    <style:style style:name="T284_14" style:family="text">
      <style:text-properties fo:font-weight="bold" style:font-weight-asian="bold" style:font-weight-complex="bold"/>
    </style:style>
    <style:style style:name="T284_15" style:family="text">
      <style:text-properties fo:font-weight="bold" style:font-weight-asian="bold" style:font-weight-complex="bold"/>
    </style:style>
    <style:style style:name="T284_16" style:family="text">
      <style:text-properties fo:font-weight="bold" style:font-weight-asian="bold" style:font-weight-complex="bold"/>
    </style:style>
    <style:style style:name="T284_17" style:family="text">
      <style:text-properties fo:font-weight="bold" style:font-weight-asian="bold" style:font-weight-complex="bold"/>
    </style:style>
    <style:style style:name="T284_18" style:family="text">
      <style:text-properties fo:font-weight="bold" style:font-weight-asian="bold" style:font-weight-complex="bold"/>
    </style:style>
    <style:style style:name="P28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T286_23" style:family="text"/>
    <style:style style:name="T286_24" style:family="text"/>
    <style:style style:name="T286_25" style:family="text"/>
    <style:style style:name="T286_26" style:family="text"/>
    <style:style style:name="T286_27" style:family="text"/>
    <style:style style:name="T286_28" style:family="text"/>
    <style:style style:name="T286_29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T288_20" style:family="text"/>
    <style:style style:name="T288_21" style:family="text"/>
    <style:style style:name="T288_22" style:family="text"/>
    <style:style style:name="T288_23" style:family="text"/>
    <style:style style:name="T288_24" style:family="text"/>
    <style:style style:name="T288_25" style:family="text"/>
    <style:style style:name="T288_26" style:family="text"/>
    <style:style style:name="T288_27" style:family="text"/>
    <style:style style:name="T288_28" style:family="text"/>
    <style:style style:name="T288_29" style:family="text"/>
    <style:style style:name="T288_30" style:family="text"/>
    <style:style style:name="T288_31" style:family="text"/>
    <style:style style:name="T288_32" style:family="text"/>
    <style:style style:name="T288_33" style:family="text"/>
    <style:style style:name="T288_34" style:family="text"/>
    <style:style style:name="T288_35" style:family="text"/>
    <style:style style:name="T288_36" style:family="text"/>
    <style:style style:name="T288_37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>
      <style:text-properties fo:font-style="italic" style:font-style-asian="italic" style:font-style-complex="italic"/>
    </style:style>
    <style:style style:name="T289_8" style:family="text">
      <style:text-properties fo:font-style="italic" style:font-style-asian="italic" style:font-style-complex="italic"/>
    </style:style>
    <style:style style:name="T289_9" style:family="text">
      <style:text-properties fo:font-style="italic" style:font-style-asian="italic" style:font-style-complex="italic"/>
    </style:style>
    <style:style style:name="T289_10" style:family="text">
      <style:text-properties fo:font-style="italic" style:font-style-asian="italic" style:font-style-complex="italic"/>
    </style:style>
    <style:style style:name="T289_11" style:family="text">
      <style:text-properties fo:font-style="italic" style:font-style-asian="italic" style:font-style-complex="italic"/>
    </style:style>
    <style:style style:name="T289_12" style:family="text">
      <style:text-properties fo:font-style="italic" style:font-style-asian="italic" style:font-style-complex="italic"/>
    </style:style>
    <style:style style:name="T289_13" style:family="text">
      <style:text-properties fo:font-style="italic" style:font-style-asian="italic" style:font-style-complex="italic"/>
    </style:style>
    <style:style style:name="T289_14" style:family="text">
      <style:text-properties fo:font-style="italic" style:font-style-asian="italic" style:font-style-complex="italic"/>
    </style:style>
    <style:style style:name="T289_15" style:family="text"/>
    <style:style style:name="T289_16" style:family="text"/>
    <style:style style:name="T289_17" style:family="text"/>
    <style:style style:name="T289_18" style:family="text">
      <style:text-properties fo:font-style="italic" style:font-style-asian="italic" style:font-style-complex="italic"/>
    </style:style>
    <style:style style:name="T289_19" style:family="text">
      <style:text-properties fo:font-style="italic" style:font-style-asian="italic" style:font-style-complex="italic"/>
    </style:style>
    <style:style style:name="T289_20" style:family="text">
      <style:text-properties fo:font-style="italic" style:font-style-asian="italic" style:font-style-complex="italic"/>
    </style:style>
    <style:style style:name="T289_21" style:family="text">
      <style:text-properties fo:font-style="italic" style:font-style-asian="italic" style:font-style-complex="italic"/>
    </style:style>
    <style:style style:name="T289_22" style:family="text">
      <style:text-properties fo:font-style="italic" style:font-style-asian="italic" style:font-style-complex="italic"/>
    </style:style>
    <style:style style:name="T289_23" style:family="text">
      <style:text-properties fo:font-style="italic" style:font-style-asian="italic" style:font-style-complex="italic"/>
    </style:style>
    <style:style style:name="T289_24" style:family="text">
      <style:text-properties fo:font-style="italic" style:font-style-asian="italic" style:font-style-complex="italic"/>
    </style:style>
    <style:style style:name="T289_25" style:family="text">
      <style:text-properties fo:font-style="italic" style:font-style-asian="italic" style:font-style-complex="italic"/>
    </style:style>
    <style:style style:name="T289_26" style:family="text">
      <style:text-properties fo:font-style="italic" style:font-style-asian="italic" style:font-style-complex="italic"/>
    </style:style>
    <style:style style:name="T289_27" style:family="text">
      <style:text-properties fo:font-style="italic" style:font-style-asian="italic" style:font-style-complex="italic"/>
    </style:style>
    <style:style style:name="T289_28" style:family="text"/>
    <style:style style:name="P290" style:family="paragraph" style:parent-style-name="Standard">
      <style:paragraph-properties fo:break-before="auto" fo:line-height="115%" style:writing-mode="lr-tb"/>
    </style:style>
    <style:style style:name="Table8" style:family="table">
      <style:table-properties table:align="left" style:width="16.51cm" fo:margin-left="0.176cm"/>
    </style:style>
    <style:style style:name="Column36" style:family="table-column">
      <style:table-column-properties style:column-width="8.927cm"/>
    </style:style>
    <style:style style:name="Column37" style:family="table-column">
      <style:table-column-properties style:column-width="7.583cm"/>
    </style:style>
    <style:style style:name="Row8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9" style:family="table-row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break-before="auto" fo:line-height="115%" style:writing-mode="lr-tb"/>
    </style:style>
    <style:style style:name="P324" style:family="paragraph" style:parent-style-name="Standard">
      <style:paragraph-properties fo:text-align="left" fo:break-before="page" fo:line-height="100%" style:writing-mode="lr-tb"/>
    </style:style>
    <style:style style:name="T324_1" style:family="text">
      <style:text-properties fo:font-weight="bold" style:font-weight-asian="bold" style:font-weight-complex="bold"/>
    </style:style>
    <style:style style:name="T324_2" style:family="text">
      <style:text-properties fo:font-weight="bold" style:font-weight-asian="bold" style:font-weight-complex="bold"/>
    </style:style>
    <style:style style:name="T324_3" style:family="text">
      <style:text-properties fo:font-weight="bold" style:font-weight-asian="bold" style:font-weight-complex="bold"/>
    </style:style>
    <style:style style:name="T324_4" style:family="text">
      <style:text-properties fo:font-weight="bold" style:font-weight-asian="bold" style:font-weight-complex="bold"/>
    </style:style>
    <style:style style:name="T324_5" style:family="text">
      <style:text-properties fo:font-weight="bold" style:font-weight-asian="bold" style:font-weight-complex="bold"/>
    </style:style>
    <style:style style:name="T324_6" style:family="text">
      <style:text-properties fo:font-weight="bold" style:font-weight-asian="bold" style:font-weight-complex="bold"/>
    </style:style>
    <style:style style:name="T324_7" style:family="text">
      <style:text-properties fo:font-weight="bold" style:font-weight-asian="bold" style:font-weight-complex="bold"/>
    </style:style>
    <style:style style:name="T324_8" style:family="text">
      <style:text-properties fo:font-weight="bold" style:font-weight-asian="bold" style:font-weight-complex="bold"/>
    </style:style>
    <style:style style:name="T324_9" style:family="text">
      <style:text-properties fo:font-weight="bold" style:font-weight-asian="bold" style:font-weight-complex="bold"/>
    </style:style>
    <style:style style:name="T324_10" style:family="text">
      <style:text-properties fo:font-weight="bold" style:font-weight-asian="bold" style:font-weight-complex="bold"/>
    </style:style>
    <style:style style:name="P325" style:family="paragraph" style:parent-style-name="Standard">
      <style:paragraph-properties fo:text-align="left" fo:break-before="auto" fo:line-height="100%" style:writing-mode="lr-tb"/>
    </style:style>
    <style:style style:name="P326" style:family="paragraph" style:parent-style-name="Standard">
      <style:paragraph-properties fo:break-before="auto" fo:line-height="100%" fo:margin-top="0cm" fo:margin-bottom="0cm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T326_23" style:family="text"/>
    <style:style style:name="T326_24" style:family="text"/>
    <style:style style:name="T326_25" style:family="text"/>
    <style:style style:name="T326_26" style:family="text"/>
    <style:style style:name="T326_27" style:family="text"/>
    <style:style style:name="T326_28" style:family="text"/>
    <style:style style:name="T326_29" style:family="text"/>
    <style:style style:name="T326_30" style:family="text"/>
    <style:style style:name="T326_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3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3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36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37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38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3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4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4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4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4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4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4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46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47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48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4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5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5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5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5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5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6_55" style:family="text">
      <style:text-properties fo:font-style="italic" style:font-style-asian="italic" style:font-style-complex="italic" fo:font-weight="bold" style:font-weight-asian="bold" style:font-weight-complex="bold"/>
    </style:style>
    <style:style style:name="P327" style:family="paragraph" style:parent-style-name="Standard">
      <style:paragraph-properties fo:break-before="auto" fo:text-indent="1.27cm" fo:line-height="100%" style:writing-mode="lr-tb"/>
    </style:style>
    <style:style style:name="T32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P328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329" style:family="paragraph" style:parent-style-name="Standard">
      <style:paragraph-properties fo:break-before="auto" fo:line-height="100%" fo:margin-top="0cm" fo:margin-bottom="0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T329_22" style:family="text"/>
    <style:style style:name="T329_23" style:family="text"/>
    <style:style style:name="T329_24" style:family="text"/>
    <style:style style:name="T329_25" style:family="text"/>
    <style:style style:name="T329_26" style:family="text"/>
    <style:style style:name="T329_27" style:family="text"/>
    <style:style style:name="T329_28" style:family="text"/>
    <style:style style:name="T329_29" style:family="text"/>
    <style:style style:name="T329_30" style:family="text"/>
    <style:style style:name="T329_31" style:family="text"/>
    <style:style style:name="T329_32" style:family="text"/>
    <style:style style:name="T329_33" style:family="text"/>
    <style:style style:name="T329_34" style:family="text"/>
    <style:style style:name="T329_35" style:family="text"/>
    <style:style style:name="T329_36" style:family="text"/>
    <style:style style:name="T329_37" style:family="text"/>
    <style:style style:name="T329_38" style:family="text"/>
    <style:style style:name="T329_39" style:family="text"/>
    <style:style style:name="T329_40" style:family="text"/>
    <style:style style:name="T329_41" style:family="text"/>
    <style:style style:name="T329_42" style:family="text"/>
    <style:style style:name="T329_4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9_4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9_4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9_46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9_47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9_48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9_4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9_5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9_5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9_5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9_5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9_5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9_5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9_56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9_57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9_58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9_5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9_6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9_6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9_6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9_63" style:family="text">
      <style:text-properties fo:font-style="italic" style:font-style-asian="italic" style:font-style-complex="italic" fo:font-weight="bold" style:font-weight-asian="bold" style:font-weight-complex="bold"/>
    </style:style>
    <style:style style:name="P330" style:family="paragraph" style:parent-style-name="Standard">
      <style:paragraph-properties fo:break-before="auto" fo:line-height="100%" style:writing-mode="lr-tb"/>
    </style:style>
    <style:style style:name="T330_1" style:family="text">
      <style:text-properties fo:font-weight="bold" style:font-weight-asian="bold" style:font-weight-complex="bold"/>
    </style:style>
    <style:style style:name="T330_2" style:family="text">
      <style:text-properties fo:font-weight="bold" style:font-weight-asian="bold" style:font-weight-complex="bold"/>
    </style:style>
    <style:style style:name="T330_3" style:family="text">
      <style:text-properties fo:font-weight="bold" style:font-weight-asian="bold" style:font-weight-complex="bold"/>
    </style:style>
    <style:style style:name="P331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332" style:family="paragraph" style:parent-style-name="Standard">
      <style:paragraph-properties fo:break-before="auto" fo:line-height="100%" fo:margin-top="0cm" fo:margin-bottom="0cm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T332_19" style:family="text"/>
    <style:style style:name="T332_20" style:family="text"/>
    <style:style style:name="T332_21" style:family="text"/>
    <style:style style:name="T332_22" style:family="text"/>
    <style:style style:name="T332_23" style:family="text"/>
    <style:style style:name="T332_24" style:family="text"/>
    <style:style style:name="T332_25" style:family="text"/>
    <style:style style:name="T332_26" style:family="text"/>
    <style:style style:name="T332_27" style:family="text"/>
    <style:style style:name="T332_28" style:family="text"/>
    <style:style style:name="T332_29" style:family="text"/>
    <style:style style:name="T332_30" style:family="text"/>
    <style:style style:name="T332_31" style:family="text"/>
    <style:style style:name="T332_32" style:family="text"/>
    <style:style style:name="T332_33" style:family="text"/>
    <style:style style:name="T332_34" style:family="text"/>
    <style:style style:name="T332_35" style:family="text"/>
    <style:style style:name="T332_36" style:family="text"/>
    <style:style style:name="T332_37" style:family="text"/>
    <style:style style:name="T332_38" style:family="text"/>
    <style:style style:name="T332_39" style:family="text"/>
    <style:style style:name="T332_40" style:family="text"/>
    <style:style style:name="T332_41" style:family="text"/>
    <style:style style:name="T332_42" style:family="text"/>
    <style:style style:name="T332_43" style:family="text"/>
    <style:style style:name="T332_44" style:family="text"/>
    <style:style style:name="T332_45" style:family="text"/>
    <style:style style:name="T332_46" style:family="text"/>
    <style:style style:name="T332_47" style:family="text"/>
    <style:style style:name="T332_48" style:family="text"/>
    <style:style style:name="T332_49" style:family="text"/>
    <style:style style:name="T332_50" style:family="text"/>
    <style:style style:name="T332_5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2_5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2_5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2_5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2_5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2_56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2_57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2_58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2_5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2_6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2_61" style:family="text">
      <style:text-properties fo:font-style="italic" style:font-style-asian="italic" style:font-style-complex="italic" fo:font-weight="bold" style:font-weight-asian="bold" style:font-weight-complex="bold"/>
    </style:style>
    <style:style style:name="P333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334" style:family="paragraph" style:parent-style-name="Standard">
      <style:paragraph-properties fo:text-align="center" fo:break-before="auto" fo:line-height="100%" style:writing-mode="lr-tb"/>
    </style:style>
    <style:style style:name="Table9" style:family="table">
      <style:table-properties table:align="left" style:width="17.78cm" fo:margin-left="0.176cm"/>
    </style:style>
    <style:style style:name="Column38" style:family="table-column">
      <style:table-column-properties style:column-width="4.736cm"/>
    </style:style>
    <style:style style:name="Column39" style:family="table-column">
      <style:table-column-properties style:column-width="3.969cm"/>
    </style:style>
    <style:style style:name="Column40" style:family="table-column">
      <style:table-column-properties style:column-width="4.419cm"/>
    </style:style>
    <style:style style:name="Column41" style:family="table-column">
      <style:table-column-properties style:column-width="4.657cm"/>
    </style:style>
    <style:style style:name="Row14" style:family="table-row"/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9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3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7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1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5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9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3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363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3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3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3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8" style:family="paragraph" style:parent-style-name="Standard">
      <style:paragraph-properties fo:text-align="center" fo:break-before="auto" fo:line-height="115%" style:writing-mode="lr-tb"/>
    </style:style>
  </office:automatic-styles>
  <office:body>
    <office:text>
      <text:p text:style-name="P1"><text:span text:style-name="T1_1">Efficient</text:span><text:span text:style-name="T1_2"><text:s/></text:span><text:span text:style-name="T1_3">and</text:span><text:span text:style-name="T1_4"><text:s/></text:span><text:span text:style-name="T1_5">Effective</text:span><text:span text:style-name="T1_6"><text:s/></text:span><text:span text:style-name="T1_7">Feedback</text:span><text:span text:style-name="T1_8">:<text:s/></text:span><text:span text:style-name="T1_9">A</text:span><text:span text:style-name="T1_10"><text:s/></text:span><text:span text:style-name="T1_11">Lesson</text:span><text:span text:style-name="T1_12"><text:s/></text:span><text:span text:style-name="T1_13">Study</text:span><text:span text:style-name="T1_14"><text:s/></text:span><text:span text:style-name="T1_15">Investigating</text:span><text:span text:style-name="T1_16"><text:s/></text:span><text:span text:style-name="T1_17">Students</text:span><text:span text:style-name="T1_18">’<text:s/></text:span><text:span text:style-name="T1_19">Responses</text:span><text:span text:style-name="T1_20"><text:s/></text:span><text:span text:style-name="T1_21">and</text:span><text:span text:style-name="T1_22"><text:s/></text:span><text:span text:style-name="T1_23">Follow</text:span><text:span text:style-name="T1_24">-</text:span><text:span text:style-name="T1_25">up</text:span><text:span text:style-name="T1_26"><text:s/></text:span><text:span text:style-name="T1_27">to</text:span><text:span text:style-name="T1_28"><text:s/></text:span><text:span text:style-name="T1_29">Feedback</text:span><text:span text:style-name="T1_30"><text:s/></text:span><text:span text:style-name="T1_31">on</text:span><text:span text:style-name="T1_32"><text:s/></text:span><text:span text:style-name="T1_33">Their</text:span><text:span text:style-name="T1_34"><text:s/></text:span><text:span text:style-name="T1_35">Writing</text:span></text:p>
      <text:p text:style-name="P2"/>
      <text:p text:style-name="P3"><text:span text:style-name="T3_1">Taggert</text:span><text:span text:style-name="T3_2"><text:s/></text:span><text:span text:style-name="T3_3">Brooks</text:span></text:p>
      <text:p text:style-name="P4"><text:span text:style-name="T4_1">Elizabeth</text:span><text:span text:style-name="T4_2"><text:s/></text:span><text:span text:style-name="T4_3">Knowles</text:span></text:p>
      <text:p text:style-name="P5"><text:span text:style-name="T5_1">Bryan</text:span><text:span text:style-name="T5_2"><text:s/></text:span><text:span text:style-name="T5_3">Kopp</text:span></text:p>
      <text:p text:style-name="P6"><text:span text:style-name="T6_1">James</text:span><text:span text:style-name="T6_2"><text:s/></text:span><text:span text:style-name="T6_3">Murray</text:span></text:p>
      <text:p text:style-name="P7"><text:span text:style-name="T7_1">Laurie</text:span><text:span text:style-name="T7_2"><text:s/></text:span><text:span text:style-name="T7_3">Strangman</text:span></text:p>
      <text:p text:style-name="P8"/>
      <text:p text:style-name="P9"><text:span text:style-name="T9_1">University</text:span><text:span text:style-name="T9_2"><text:s/></text:span><text:span text:style-name="T9_3">of</text:span><text:span text:style-name="T9_4"><text:s/></text:span><text:span text:style-name="T9_5">Wisconsin</text:span><text:span text:style-name="T9_6"><text:s/>-<text:s/></text:span><text:span text:style-name="T9_7">La</text:span><text:span text:style-name="T9_8"><text:s/></text:span><text:span text:style-name="T9_9">Crosse</text:span></text:p>
      <text:p text:style-name="P10"/>
      <text:p text:style-name="P11"><text:span text:style-name="T11_1">May</text:span><text:span text:style-name="T11_2"><text:s/>30,<text:s/>2013</text:span></text:p>
      <text:p text:style-name="P12"/>
      <text:p text:style-name="P13"><text:span text:style-name="T13_1">Abstract</text:span><text:span text:style-name="T13_2">:</text:span></text:p>
      <text:p text:style-name="P14"/>
      <text:p text:style-name="P15"><text:span text:style-name="T15_1">We</text:span><text:span text:style-name="T15_2"><text:s/></text:span><text:span text:style-name="T15_3">developed</text:span><text:span text:style-name="T15_4"><text:s/></text:span><text:span text:style-name="T15_5">and</text:span><text:span text:style-name="T15_6"><text:s/></text:span><text:span text:style-name="T15_7">implemented</text:span><text:span text:style-name="T15_8"><text:s/></text:span><text:span text:style-name="T15_9">a</text:span><text:span text:style-name="T15_10"><text:s/></text:span><text:span text:style-name="T15_11">systematic</text:span><text:span text:style-name="T15_12"><text:s/></text:span><text:span text:style-name="T15_13">and</text:span><text:span text:style-name="T15_14"><text:s/></text:span><text:span text:style-name="T15_15">efficient</text:span><text:span text:style-name="T15_16"><text:s/></text:span><text:span text:style-name="T15_17">approach</text:span><text:span text:style-name="T15_18"><text:s/></text:span><text:span text:style-name="T15_19">to</text:span><text:span text:style-name="T15_20"><text:s/></text:span><text:span text:style-name="T15_21">give</text:span><text:span text:style-name="T15_22"><text:s/></text:span><text:span text:style-name="T15_23">feedback</text:span><text:span text:style-name="T15_24"><text:s/></text:span><text:span text:style-name="T15_25">on</text:span><text:span text:style-name="T15_26"><text:s/></text:span><text:span text:style-name="T15_27">student</text:span><text:span text:style-name="T15_28"><text:s/></text:span><text:span text:style-name="T15_29">writing</text:span><text:span text:style-name="T15_30"><text:s/></text:span><text:span text:style-name="T15_31">in</text:span><text:span text:style-name="T15_32"><text:s/></text:span><text:span text:style-name="T15_33">a</text:span><text:span text:style-name="T15_34"><text:s/></text:span><text:span text:style-name="T15_35">business</text:span><text:span text:style-name="T15_36"><text:s/></text:span><text:span text:style-name="T15_37">research</text:span><text:span text:style-name="T15_38"><text:s/></text:span><text:span text:style-name="T15_39">methods</text:span><text:span text:style-name="T15_40"><text:s/></text:span><text:span text:style-name="T15_41">course</text:span><text:span text:style-name="T15_42">.<text:s text:c="2"/></text:span><text:span text:style-name="T15_43">In</text:span><text:span text:style-name="T15_44"><text:s/></text:span><text:span text:style-name="T15_45">this</text:span><text:span text:style-name="T15_46"><text:s/></text:span><text:span text:style-name="T15_47">lesson</text:span><text:span text:style-name="T15_48"><text:s/></text:span><text:span text:style-name="T15_49">study</text:span><text:span text:style-name="T15_50">,<text:s/></text:span><text:span text:style-name="T15_51">we</text:span><text:span text:style-name="T15_52"><text:s/></text:span><text:span text:style-name="T15_53">investigate</text:span><text:span text:style-name="T15_54"><text:s/></text:span><text:span text:style-name="T15_55">how</text:span><text:span text:style-name="T15_56"><text:s/></text:span><text:span text:style-name="T15_57">students</text:span><text:span text:style-name="T15_58"><text:s/></text:span><text:span text:style-name="T15_59">respond</text:span><text:span text:style-name="T15_60"><text:s/></text:span><text:span text:style-name="T15_61">to</text:span><text:span text:style-name="T15_62"><text:s/></text:span><text:span text:style-name="T15_63">this</text:span><text:span text:style-name="T15_64"><text:s/></text:span><text:span text:style-name="T15_65">feedback</text:span><text:span text:style-name="T15_66">.<text:s text:c="2"/></text:span><text:span text:style-name="T15_67">We</text:span><text:span text:style-name="T15_68"><text:s/></text:span><text:span text:style-name="T15_69">witnessed</text:span><text:span text:style-name="T15_70"><text:s/></text:span><text:span text:style-name="T15_71">their</text:span><text:span text:style-name="T15_72"><text:s/></text:span><text:span text:style-name="T15_73">conversations</text:span><text:span text:style-name="T15_74"><text:s/></text:span><text:span text:style-name="T15_75">upon</text:span><text:span text:style-name="T15_76"><text:s/></text:span><text:span text:style-name="T15_77">having</text:span><text:span text:style-name="T15_78"><text:s/></text:span><text:span text:style-name="T15_79">received</text:span><text:span text:style-name="T15_80"><text:s/></text:span><text:span text:style-name="T15_81">the</text:span><text:span text:style-name="T15_82"><text:s/></text:span><text:span text:style-name="T15_83">feedback</text:span><text:span text:style-name="T15_84"><text:s/></text:span><text:span text:style-name="T15_85">and</text:span><text:span text:style-name="T15_86"><text:s/></text:span><text:span text:style-name="T15_87">made</text:span><text:span text:style-name="T15_88"><text:s/></text:span><text:span text:style-name="T15_89">note</text:span><text:span text:style-name="T15_90"><text:s/></text:span><text:span text:style-name="T15_91">of</text:span><text:span text:style-name="T15_92"><text:s/></text:span><text:span text:style-name="T15_93">what</text:span><text:span text:style-name="T15_94"><text:s/></text:span><text:span text:style-name="T15_95">they</text:span><text:span text:style-name="T15_96"><text:s/></text:span><text:span text:style-name="T15_97">took</text:span><text:span text:style-name="T15_98"><text:s/></text:span><text:span text:style-name="T15_99">from</text:span><text:span text:style-name="T15_100"><text:s/></text:span><text:span text:style-name="T15_101">the</text:span><text:span text:style-name="T15_102"><text:s/></text:span><text:span text:style-name="T15_103">feedback</text:span><text:span text:style-name="T15_104"><text:s/></text:span><text:span text:style-name="T15_105">and</text:span><text:span text:style-name="T15_106"><text:s/></text:span><text:span text:style-name="T15_107">how</text:span><text:span text:style-name="T15_108"><text:s/></text:span><text:span text:style-name="T15_109">this</text:span><text:span text:style-name="T15_110"><text:s/></text:span><text:span text:style-name="T15_111">influenced</text:span><text:span text:style-name="T15_112"><text:s/></text:span><text:span text:style-name="T15_113">their</text:span><text:span text:style-name="T15_114"><text:s/></text:span><text:span text:style-name="T15_115">revision</text:span><text:span text:style-name="T15_116"><text:s/></text:span><text:span text:style-name="T15_117">plans</text:span><text:span text:style-name="T15_118">.</text:span></text:p>
      <text:p text:style-name="P16"/>
      <text:p text:style-name="P17"><text:span text:style-name="T17_1">To</text:span><text:span text:style-name="T17_2"><text:s/></text:span><text:span text:style-name="T17_3">make</text:span><text:span text:style-name="T17_4"><text:s/></text:span><text:span text:style-name="T17_5">the</text:span><text:span text:style-name="T17_6"><text:s/></text:span><text:span text:style-name="T17_7">process</text:span><text:span text:style-name="T17_8"><text:s/></text:span><text:span text:style-name="T17_9">of</text:span><text:span text:style-name="T17_10"><text:s/></text:span><text:span text:style-name="T17_11">giving</text:span><text:span text:style-name="T17_12"><text:s/></text:span><text:span text:style-name="T17_13">feedback</text:span><text:span text:style-name="T17_14"><text:s/></text:span><text:span text:style-name="T17_15">efficient</text:span><text:span text:style-name="T17_16">,<text:s/></text:span><text:span text:style-name="T17_17">we</text:span><text:span text:style-name="T17_18"><text:s/></text:span><text:span text:style-name="T17_19">developed</text:span><text:span text:style-name="T17_20"><text:s/></text:span><text:span text:style-name="T17_21">a</text:span><text:span text:style-name="T17_22"><text:s/></text:span><text:span text:style-name="T17_23">database</text:span><text:span text:style-name="T17_24"><text:s/></text:span><text:span text:style-name="T17_25">of</text:span><text:span text:style-name="T17_26"><text:s/></text:span><text:span text:style-name="T17_27">comments</text:span><text:span text:style-name="T17_28"><text:s/></text:span><text:span text:style-name="T17_29">on</text:span><text:span text:style-name="T17_30"><text:s/></text:span><text:span text:style-name="T17_31">student</text:span><text:span text:style-name="T17_32"><text:s/></text:span><text:span text:style-name="T17_33">writing</text:span><text:span text:style-name="T17_34"><text:s/></text:span><text:span text:style-name="T17_35">specific</text:span><text:span text:style-name="T17_36"><text:s/></text:span><text:span text:style-name="T17_37">to</text:span><text:span text:style-name="T17_38"><text:s/></text:span><text:span text:style-name="T17_39">the</text:span><text:span text:style-name="T17_40"><text:s/></text:span><text:span text:style-name="T17_41">goals</text:span><text:span text:style-name="T17_42"><text:s/></text:span><text:span text:style-name="T17_43">of</text:span><text:span text:style-name="T17_44"><text:s/></text:span><text:span text:style-name="T17_45">the</text:span><text:span text:style-name="T17_46"><text:s/></text:span><text:span text:style-name="T17_47">writing</text:span><text:span text:style-name="T17_48"><text:s/></text:span><text:span text:style-name="T17_49">assignment</text:span><text:span text:style-name="T17_50">.<text:s text:c="2"/></text:span><text:span text:style-name="T17_51">The</text:span><text:span text:style-name="T17_52"><text:s/></text:span><text:span text:style-name="T17_53">comments</text:span><text:span text:style-name="T17_54"><text:s/></text:span><text:span text:style-name="T17_55">are</text:span><text:span text:style-name="T17_56"><text:s/></text:span><text:span text:style-name="T17_57">specific</text:span><text:span text:style-name="T17_58"><text:s/></text:span><text:span text:style-name="T17_59">enough</text:span><text:span text:style-name="T17_60"><text:s/></text:span><text:span text:style-name="T17_61">to</text:span><text:span text:style-name="T17_62"><text:s/></text:span><text:span text:style-name="T17_63">address</text:span><text:span text:style-name="T17_64"><text:s/></text:span><text:span text:style-name="T17_65">specific</text:span><text:span text:style-name="T17_66"><text:s/></text:span><text:span text:style-name="T17_67">goals</text:span><text:span text:style-name="T17_68"><text:s/></text:span><text:span text:style-name="T17_69">of</text:span><text:span text:style-name="T17_70"><text:s/></text:span><text:span text:style-name="T17_71">the</text:span><text:span text:style-name="T17_72"><text:s/></text:span><text:span text:style-name="T17_73">assignment</text:span><text:span text:style-name="T17_74"><text:s/></text:span><text:span text:style-name="T17_75">and</text:span><text:span text:style-name="T17_76"><text:s/></text:span><text:span text:style-name="T17_77">common</text:span><text:span text:style-name="T17_78"><text:s/></text:span><text:span text:style-name="T17_79">writing</text:span><text:span text:style-name="T17_80"><text:s/></text:span><text:span text:style-name="T17_81">problems</text:span><text:span text:style-name="T17_82">,<text:s/></text:span><text:span text:style-name="T17_83">but</text:span><text:span text:style-name="T17_84"><text:s/></text:span><text:span text:style-name="T17_85">general</text:span><text:span text:style-name="T17_86"><text:s/></text:span><text:span text:style-name="T17_87">enough</text:span><text:span text:style-name="T17_88"><text:s/></text:span><text:span text:style-name="T17_89">so</text:span><text:span text:style-name="T17_90"><text:s/></text:span><text:span text:style-name="T17_91">that</text:span><text:span text:style-name="T17_92"><text:s/></text:span><text:span text:style-name="T17_93">they</text:span><text:span text:style-name="T17_94"><text:s/></text:span><text:span text:style-name="T17_95">could</text:span><text:span text:style-name="T17_96"><text:s/></text:span><text:span text:style-name="T17_97">be</text:span><text:span text:style-name="T17_98"><text:s/></text:span><text:span text:style-name="T17_99">given</text:span><text:span text:style-name="T17_100"><text:s/></text:span><text:span text:style-name="T17_101">to</text:span><text:span text:style-name="T17_102"><text:s/></text:span><text:span text:style-name="T17_103">any</text:span><text:span text:style-name="T17_104"><text:s/></text:span><text:span text:style-name="T17_105">student</text:span><text:span text:style-name="T17_106">’</text:span><text:span text:style-name="T17_107">s</text:span><text:span text:style-name="T17_108"><text:s/></text:span><text:span text:style-name="T17_109">writing</text:span><text:span text:style-name="T17_110"><text:s/></text:span><text:span text:style-name="T17_111">for</text:span><text:span text:style-name="T17_112"><text:s/></text:span><text:span text:style-name="T17_113">the</text:span><text:span text:style-name="T17_114"><text:s/></text:span><text:span text:style-name="T17_115">given</text:span><text:span text:style-name="T17_116"><text:s/></text:span><text:span text:style-name="T17_117">assignment</text:span><text:span text:style-name="T17_118">.<text:s text:c="2"/></text:span><text:span text:style-name="T17_119">We</text:span><text:span text:style-name="T17_120"><text:s/></text:span><text:span text:style-name="T17_121">use</text:span><text:span text:style-name="T17_122"><text:s/></text:span><text:span text:style-name="T17_123">text</text:span><text:span text:style-name="T17_124">-</text:span><text:span text:style-name="T17_125">expanding</text:span><text:span text:style-name="T17_126"><text:s/></text:span><text:span text:style-name="T17_127">software</text:span><text:span text:style-name="T17_128"><text:s/>(</text:span><text:span text:style-name="T17_129">Breevy</text:span><text:span text:style-name="T17_130"><text:s/></text:span><text:span text:style-name="T17_131">for</text:span><text:span text:style-name="T17_132"><text:s/></text:span><text:span text:style-name="T17_133">Windows</text:span><text:span text:style-name="T17_134">,<text:s/></text:span><text:span text:style-name="T17_135">Text</text:span><text:span text:style-name="T17_136">-</text:span><text:span text:style-name="T17_137">Expander</text:span><text:span text:style-name="T17_138"><text:s/></text:span><text:span text:style-name="T17_139">for</text:span><text:span text:style-name="T17_140"><text:s/></text:span><text:span text:style-name="T17_141">Mac</text:span><text:span text:style-name="T17_142">)<text:s/></text:span><text:span text:style-name="T17_143">that</text:span><text:span text:style-name="T17_144"><text:s/></text:span><text:span text:style-name="T17_145">allows</text:span><text:span text:style-name="T17_146"><text:s/></text:span><text:span text:style-name="T17_147">the</text:span><text:span text:style-name="T17_148"><text:s/></text:span><text:span text:style-name="T17_149">instructor</text:span><text:span text:style-name="T17_150"><text:s/></text:span><text:span text:style-name="T17_151">to</text:span><text:span text:style-name="T17_152"><text:s/></text:span><text:span text:style-name="T17_153">quickly</text:span><text:span text:style-name="T17_154"><text:s/></text:span><text:span text:style-name="T17_155">populate</text:span><text:span text:style-name="T17_156"><text:s/></text:span><text:span text:style-name="T17_157">a</text:span><text:span text:style-name="T17_158"><text:s/></text:span><text:span text:style-name="T17_159">letter</text:span><text:span text:style-name="T17_160"><text:s/></text:span><text:span text:style-name="T17_161">to</text:span><text:span text:style-name="T17_162"><text:s/></text:span><text:span text:style-name="T17_163">each</text:span><text:span text:style-name="T17_164"><text:s/></text:span><text:span text:style-name="T17_165">student</text:span><text:span text:style-name="T17_166"><text:s/></text:span><text:span text:style-name="T17_167">with</text:span><text:span text:style-name="T17_168"><text:s/></text:span><text:span text:style-name="T17_169">a</text:span><text:span text:style-name="T17_170"><text:s/></text:span><text:span text:style-name="T17_171">set</text:span><text:span text:style-name="T17_172"><text:s/></text:span><text:span text:style-name="T17_173">of</text:span><text:span text:style-name="T17_174"><text:s/></text:span><text:span text:style-name="T17_175">comments</text:span><text:span text:style-name="T17_176"><text:s/></text:span><text:span text:style-name="T17_177">appropriate</text:span><text:span text:style-name="T17_178"><text:s/></text:span><text:span text:style-name="T17_179">for</text:span><text:span text:style-name="T17_180"><text:s/></text:span><text:span text:style-name="T17_181">their</text:span><text:span text:style-name="T17_182"><text:s/></text:span><text:span text:style-name="T17_183">submission</text:span><text:span text:style-name="T17_184">.</text:span></text:p>
      <text:p text:style-name="P18"/>
      <text:p text:style-name="P19"><text:span text:style-name="T19_1">This</text:span><text:span text:style-name="T19_2"><text:s/></text:span><text:span text:style-name="T19_3">lesson</text:span><text:span text:style-name="T19_4"><text:s/></text:span><text:span text:style-name="T19_5">concerns</text:span><text:span text:style-name="T19_6"><text:s/></text:span><text:span text:style-name="T19_7">a</text:span><text:span text:style-name="T19_8"><text:s/></text:span><text:span text:style-name="T19_9">group</text:span><text:span text:style-name="T19_10">,<text:s/></text:span><text:span text:style-name="T19_11">semester</text:span><text:span text:style-name="T19_12">-</text:span><text:span text:style-name="T19_13">long</text:span><text:span text:style-name="T19_14"><text:s/></text:span><text:span text:style-name="T19_15">empirical</text:span><text:span text:style-name="T19_16"><text:s/></text:span><text:span text:style-name="T19_17">research</text:span><text:span text:style-name="T19_18"><text:s/></text:span><text:span text:style-name="T19_19">project</text:span><text:span text:style-name="T19_20">,<text:s/></text:span><text:span text:style-name="T19_21">and</text:span><text:span text:style-name="T19_22"><text:s/></text:span><text:span text:style-name="T19_23">we</text:span><text:span text:style-name="T19_24"><text:s/></text:span><text:span text:style-name="T19_25">focus</text:span><text:span text:style-name="T19_26"><text:s/></text:span><text:span text:style-name="T19_27">specifically</text:span><text:span text:style-name="T19_28"><text:s/></text:span><text:span text:style-name="T19_29">on</text:span><text:span text:style-name="T19_30"><text:s/></text:span><text:span text:style-name="T19_31">the</text:span><text:span text:style-name="T19_32"><text:s/></text:span><text:span text:style-name="T19_33">introduction</text:span><text:span text:style-name="T19_34">.<text:s text:c="2"/></text:span><text:span text:style-name="T19_35">There</text:span><text:span text:style-name="T19_36"><text:s/></text:span><text:span text:style-name="T19_37">are</text:span><text:span text:style-name="T19_38"><text:s/></text:span><text:span text:style-name="T19_39">seven</text:span><text:span text:style-name="T19_40"><text:s/></text:span><text:span text:style-name="T19_41">goals</text:span><text:span text:style-name="T19_42"><text:s/></text:span><text:span text:style-name="T19_43">of</text:span><text:span text:style-name="T19_44"><text:s/></text:span><text:span text:style-name="T19_45">the</text:span><text:span text:style-name="T19_46"><text:s/></text:span><text:span text:style-name="T19_47">assignment</text:span><text:span text:style-name="T19_48">,<text:s/></text:span><text:span text:style-name="T19_49">some</text:span><text:span text:style-name="T19_50"><text:s/></text:span><text:span text:style-name="T19_51">of</text:span><text:span text:style-name="T19_52"><text:s/></text:span><text:span text:style-name="T19_53">which</text:span><text:span text:style-name="T19_54"><text:s/></text:span><text:span text:style-name="T19_55">are</text:span><text:span text:style-name="T19_56"><text:s/></text:span><text:span text:style-name="T19_57">specific</text:span><text:span text:style-name="T19_58"><text:s/></text:span><text:span text:style-name="T19_59">to</text:span><text:span text:style-name="T19_60"><text:s/></text:span><text:span text:style-name="T19_61">an</text:span><text:span text:style-name="T19_62"><text:s/></text:span><text:span text:style-name="T19_63">introduction</text:span><text:span text:style-name="T19_64"><text:s/></text:span><text:span text:style-name="T19_65">of</text:span><text:span text:style-name="T19_66"><text:s/></text:span><text:span text:style-name="T19_67">a</text:span><text:span text:style-name="T19_68"><text:s/></text:span><text:span text:style-name="T19_69">research</text:span><text:span text:style-name="T19_70"><text:s/></text:span><text:span text:style-name="T19_71">project</text:span><text:span text:style-name="T19_72">,<text:s/></text:span><text:span text:style-name="T19_73">such</text:span><text:span text:style-name="T19_74"><text:s/></text:span><text:span text:style-name="T19_75">as</text:span><text:span text:style-name="T19_76"><text:s/>“</text:span><text:span text:style-name="T19_77">State</text:span><text:span text:style-name="T19_78"><text:s/></text:span><text:span text:style-name="T19_79">the</text:span><text:span text:style-name="T19_80"><text:s/></text:span><text:span text:style-name="T19_81">purpose</text:span><text:span text:style-name="T19_82"><text:s/></text:span><text:span text:style-name="T19_83">of</text:span><text:span text:style-name="T19_84"><text:s/></text:span><text:span text:style-name="T19_85">your</text:span><text:span text:style-name="T19_86"><text:s/></text:span><text:span text:style-name="T19_87">research</text:span><text:span text:style-name="T19_88"><text:s/></text:span><text:span text:style-name="T19_89">project</text:span><text:span text:style-name="T19_90">”,<text:s/></text:span><text:span text:style-name="T19_91">and</text:span><text:span text:style-name="T19_92"><text:s/></text:span><text:span text:style-name="T19_93">some</text:span><text:span text:style-name="T19_94"><text:s/></text:span><text:span text:style-name="T19_95">which</text:span><text:span text:style-name="T19_96"><text:s/></text:span><text:span text:style-name="T19_97">are</text:span><text:span text:style-name="T19_98"><text:s/></text:span><text:span text:style-name="T19_99">very</text:span><text:span text:style-name="T19_100"><text:s/></text:span><text:span text:style-name="T19_101">general</text:span><text:span text:style-name="T19_102">,<text:s/></text:span><text:span text:style-name="T19_103">such</text:span><text:span text:style-name="T19_104"><text:s/></text:span><text:span text:style-name="T19_105">as</text:span><text:span text:style-name="T19_106"><text:s/>“</text:span><text:span text:style-name="T19_107">Communicate</text:span><text:span text:style-name="T19_108"><text:s/></text:span><text:span text:style-name="T19_109">in</text:span><text:span text:style-name="T19_110"><text:s/></text:span><text:span text:style-name="T19_111">a</text:span><text:span text:style-name="T19_112"><text:s/></text:span><text:span text:style-name="T19_113">clear</text:span><text:span text:style-name="T19_114"><text:s/></text:span><text:span text:style-name="T19_115">and</text:span><text:span text:style-name="T19_116"><text:s/></text:span><text:span text:style-name="T19_117">meaningful</text:span><text:span text:style-name="T19_118"><text:s/></text:span><text:span text:style-name="T19_119">way</text:span><text:span text:style-name="T19_120">.”<text:s text:c="2"/></text:span><text:span text:style-name="T19_121">We</text:span><text:span text:style-name="T19_122"><text:s/></text:span><text:span text:style-name="T19_123">developed</text:span><text:span text:style-name="T19_124"><text:s/></text:span><text:span text:style-name="T19_125">a</text:span><text:span text:style-name="T19_126"><text:s/></text:span><text:span text:style-name="T19_127">rubric</text:span><text:span text:style-name="T19_128"><text:s/></text:span><text:span text:style-name="T19_129">around</text:span><text:span text:style-name="T19_130"><text:s/></text:span><text:span text:style-name="T19_131">these</text:span><text:span text:style-name="T19_132"><text:s/></text:span><text:span text:style-name="T19_133">goals</text:span><text:span text:style-name="T19_134">,<text:s/></text:span><text:span text:style-name="T19_135">then</text:span><text:span text:style-name="T19_136"><text:s/></text:span><text:span text:style-name="T19_137">developed</text:span><text:span text:style-name="T19_138"><text:s/></text:span><text:span text:style-name="T19_139">a</text:span><text:span text:style-name="T19_140"><text:s/></text:span><text:span text:style-name="T19_141">list</text:span><text:span text:style-name="T19_142"><text:s/></text:span><text:span text:style-name="T19_143">of</text:span><text:span text:style-name="T19_144"><text:s/></text:span><text:span text:style-name="T19_145">comments</text:span><text:span text:style-name="T19_146"><text:s/></text:span><text:span text:style-name="T19_147">that</text:span><text:span text:style-name="T19_148"><text:s/></text:span><text:span text:style-name="T19_149">align</text:span><text:span text:style-name="T19_150"><text:s/></text:span><text:span text:style-name="T19_151">to</text:span><text:span text:style-name="T19_152"><text:s/></text:span><text:span text:style-name="T19_153">each</text:span><text:span text:style-name="T19_154"><text:s/></text:span><text:span text:style-name="T19_155">goal</text:span><text:span text:style-name="T19_156">,.</text:span></text:p>
      <text:p text:style-name="P20"/>
      <text:p text:style-name="P21"><text:span text:style-name="T21_1">Our</text:span><text:span text:style-name="T21_2"><text:s/></text:span><text:span text:style-name="T21_3">classroom</text:span><text:span text:style-name="T21_4"><text:s/></text:span><text:span text:style-name="T21_5">investigation</text:span><text:span text:style-name="T21_6"><text:s/></text:span><text:span text:style-name="T21_7">reveals</text:span><text:span text:style-name="T21_8"><text:s/></text:span><text:span text:style-name="T21_9">that</text:span><text:span text:style-name="T21_10"><text:s/></text:span><text:span text:style-name="T21_11">students</text:span><text:span text:style-name="T21_12"><text:s/></text:span><text:span text:style-name="T21_13">did</text:span><text:span text:style-name="T21_14"><text:s/></text:span><text:span text:style-name="T21_15">find</text:span><text:span text:style-name="T21_16"><text:s/></text:span><text:span text:style-name="T21_17">this</text:span><text:span text:style-name="T21_18"><text:s/></text:span><text:span text:style-name="T21_19">feedback</text:span><text:span text:style-name="T21_20"><text:s/></text:span><text:span text:style-name="T21_21">useful</text:span><text:span text:style-name="T21_22">.<text:s text:c="2"/></text:span><text:span text:style-name="T21_23">Often</text:span><text:span text:style-name="T21_24">,<text:s/></text:span><text:span text:style-name="T21_25">students</text:span><text:span text:style-name="T21_26"><text:s/></text:span><text:span text:style-name="T21_27">were</text:span><text:span text:style-name="T21_28"><text:s/></text:span><text:span text:style-name="T21_29">able</text:span><text:span text:style-name="T21_30"><text:s/></text:span><text:span text:style-name="T21_31">to</text:span><text:span text:style-name="T21_32"><text:s/></text:span><text:span text:style-name="T21_33">identify</text:span><text:span text:style-name="T21_34"><text:s/></text:span><text:span text:style-name="T21_35">what</text:span><text:span text:style-name="T21_36"><text:s/></text:span><text:span text:style-name="T21_37">they</text:span><text:span text:style-name="T21_38"><text:s/></text:span><text:span text:style-name="T21_39">needed</text:span><text:span text:style-name="T21_40"><text:s/></text:span><text:span text:style-name="T21_41">to</text:span><text:span text:style-name="T21_42"><text:s/></text:span><text:span text:style-name="T21_43">change</text:span><text:span text:style-name="T21_44"><text:s/></text:span><text:span text:style-name="T21_45">in</text:span><text:span text:style-name="T21_46"><text:s/></text:span><text:span text:style-name="T21_47">their</text:span><text:span text:style-name="T21_48"><text:s/></text:span><text:span text:style-name="T21_49">papers</text:span><text:span text:style-name="T21_50"><text:s/></text:span><text:span text:style-name="T21_51">and</text:span><text:span text:style-name="T21_52"><text:s/></text:span><text:span text:style-name="T21_53">develop</text:span><text:span text:style-name="T21_54"><text:s/></text:span><text:span text:style-name="T21_55">revision</text:span><text:span text:style-name="T21_56"><text:s/></text:span><text:span text:style-name="T21_57">plans</text:span><text:span text:style-name="T21_58">.<text:s text:c="2"/></text:span><text:span text:style-name="T21_59">One</text:span><text:span text:style-name="T21_60"><text:s/></text:span><text:span text:style-name="T21_61">significant</text:span><text:span text:style-name="T21_62"><text:s/></text:span><text:span text:style-name="T21_63">exception</text:span><text:span text:style-name="T21_64"><text:s/></text:span><text:span text:style-name="T21_65">involved</text:span><text:span text:style-name="T21_66"><text:s/></text:span><text:span text:style-name="T21_67">comments</text:span><text:span text:style-name="T21_68"><text:s/></text:span><text:span text:style-name="T21_69">concerning</text:span><text:span text:style-name="T21_70"><text:s/></text:span><text:span text:style-name="T21_71">how</text:span><text:span text:style-name="T21_72"><text:s/></text:span><text:span text:style-name="T21_73">students</text:span><text:span text:style-name="T21_74"><text:s/></text:span><text:span text:style-name="T21_75">communicate</text:span><text:span text:style-name="T21_76"><text:s/></text:span><text:span text:style-name="T21_77">purpose</text:span><text:span text:style-name="T21_78">.<text:s text:c="2"/></text:span><text:span text:style-name="T21_79">While</text:span><text:span text:style-name="T21_80"><text:s/></text:span><text:span text:style-name="T21_81">students</text:span><text:span text:style-name="T21_82"><text:s/></text:span><text:span text:style-name="T21_83">may</text:span><text:span text:style-name="T21_84"><text:s/></text:span><text:span text:style-name="T21_85">have</text:span><text:span text:style-name="T21_86"><text:s/></text:span><text:span text:style-name="T21_87">attempted</text:span><text:span text:style-name="T21_88"><text:s/></text:span><text:span text:style-name="T21_89">to</text:span><text:span text:style-name="T21_90"><text:s/></text:span><text:span text:style-name="T21_91">communicate</text:span><text:span text:style-name="T21_92"><text:s/></text:span><text:span text:style-name="T21_93">a</text:span><text:span text:style-name="T21_94"><text:s/></text:span><text:span text:style-name="T21_95">specific</text:span><text:span text:style-name="T21_96"><text:s/></text:span><text:span text:style-name="T21_97">purpose</text:span><text:span text:style-name="T21_98"><text:s/></text:span><text:span text:style-name="T21_99">in</text:span><text:span text:style-name="T21_100"><text:s/></text:span><text:span text:style-name="T21_101">one</text:span><text:span text:style-name="T21_102"><text:s/></text:span><text:span text:style-name="T21_103">part</text:span><text:span text:style-name="T21_104"><text:s/></text:span><text:span text:style-name="T21_105">of</text:span><text:span text:style-name="T21_106"><text:s/></text:span><text:span text:style-name="T21_107">their</text:span><text:span text:style-name="T21_108"><text:s/></text:span><text:span text:style-name="T21_109">introduction</text:span><text:span text:style-name="T21_110">,<text:s/></text:span><text:span text:style-name="T21_111">often</text:span><text:span text:style-name="T21_112"><text:s/></text:span><text:span text:style-name="T21_113">times</text:span><text:span text:style-name="T21_114"><text:s/></text:span><text:span text:style-name="T21_115">the</text:span><text:span text:style-name="T21_116"><text:s/></text:span><text:span text:style-name="T21_117">introduction</text:span><text:span text:style-name="T21_118"><text:s/></text:span><text:span text:style-name="T21_119">as</text:span><text:span text:style-name="T21_120"><text:s/></text:span><text:span text:style-name="T21_121">a</text:span><text:span text:style-name="T21_122"><text:s/></text:span><text:span text:style-name="T21_123">whole</text:span><text:span text:style-name="T21_124"><text:s/></text:span><text:span text:style-name="T21_125">lacked</text:span><text:span text:style-name="T21_126"><text:s/></text:span><text:span text:style-name="T21_127">focus</text:span><text:span text:style-name="T21_128">.<text:s text:c="2"/></text:span><text:span text:style-name="T21_129">Students</text:span><text:span text:style-name="T21_130"><text:s/></text:span><text:span text:style-name="T21_131">were</text:span><text:span text:style-name="T21_132"><text:s/></text:span><text:span text:style-name="T21_133">largely</text:span><text:span text:style-name="T21_134"><text:s/></text:span><text:span text:style-name="T21_135">unable</text:span><text:span text:style-name="T21_136"><text:s/></text:span><text:span text:style-name="T21_137">to</text:span><text:span text:style-name="T21_138"><text:s/></text:span><text:span text:style-name="T21_139">recognize</text:span><text:span text:style-name="T21_140"><text:s/></text:span><text:span text:style-name="T21_141">this</text:span><text:span text:style-name="T21_142"><text:s/></text:span><text:span text:style-name="T21_143">problem</text:span><text:span text:style-name="T21_144"><text:s/></text:span><text:span text:style-name="T21_145">or</text:span><text:span text:style-name="T21_146"><text:s/></text:span><text:span text:style-name="T21_147">understand</text:span><text:span text:style-name="T21_148"><text:s/></text:span><text:span text:style-name="T21_149">what</text:span><text:span text:style-name="T21_150"><text:s/></text:span><text:span text:style-name="T21_151">kind</text:span><text:span text:style-name="T21_152"><text:s/></text:span><text:span text:style-name="T21_153">of</text:span><text:span text:style-name="T21_154"><text:s/></text:span><text:span text:style-name="T21_155">revision</text:span><text:span text:style-name="T21_156"><text:s/></text:span><text:span text:style-name="T21_157">was</text:span><text:span text:style-name="T21_158"><text:s/></text:span><text:span text:style-name="T21_159">appropriate</text:span><text:span text:style-name="T21_160"><text:s/></text:span><text:span text:style-name="T21_161">given</text:span><text:span text:style-name="T21_162"><text:s/></text:span><text:span text:style-name="T21_163">their</text:span><text:span text:style-name="T21_164"><text:s/></text:span><text:span text:style-name="T21_165">feedback</text:span><text:span text:style-name="T21_166">.</text:span></text:p>
      <text:p text:style-name="P22"><text:span text:style-name="T22_1">Introduction</text:span></text:p>
      <text:p text:style-name="P23"><text:span text:style-name="T23_1">The</text:span><text:span text:style-name="T23_2"><text:s/></text:span><text:span text:style-name="T23_3">purpose</text:span><text:span text:style-name="T23_4"><text:s/></text:span><text:span text:style-name="T23_5">of</text:span><text:span text:style-name="T23_6"><text:s/></text:span><text:span text:style-name="T23_7">this</text:span><text:span text:style-name="T23_8"><text:s/></text:span><text:span text:style-name="T23_9">project</text:span><text:span text:style-name="T23_10"><text:s/></text:span><text:span text:style-name="T23_11">is</text:span><text:span text:style-name="T23_12"><text:s/></text:span><text:span text:style-name="T23_13">to</text:span><text:span text:style-name="T23_14"><text:s/></text:span><text:span text:style-name="T23_15">reflect</text:span><text:span text:style-name="T23_16"><text:s/></text:span><text:span text:style-name="T23_17">on</text:span><text:span text:style-name="T23_18"><text:s/></text:span><text:span text:style-name="T23_19">how</text:span><text:span text:style-name="T23_20"><text:s/></text:span><text:span text:style-name="T23_21">we</text:span><text:span text:style-name="T23_22"><text:s/></text:span><text:span text:style-name="T23_23">give</text:span><text:span text:style-name="T23_24"><text:s/></text:span><text:span text:style-name="T23_25">feedback</text:span><text:span text:style-name="T23_26"><text:s/></text:span><text:span text:style-name="T23_27">on</text:span><text:span text:style-name="T23_28"><text:s/></text:span><text:span text:style-name="T23_29">students</text:span><text:span text:style-name="T23_30">’<text:s/></text:span><text:span text:style-name="T23_31">writing</text:span><text:span text:style-name="T23_32">.<text:s text:c="2"/></text:span><text:span text:style-name="T23_33">We</text:span><text:span text:style-name="T23_34"><text:s/></text:span><text:span text:style-name="T23_35">wanted</text:span><text:span text:style-name="T23_36"><text:s/></text:span><text:span text:style-name="T23_37">to</text:span><text:span text:style-name="T23_38"><text:s/></text:span><text:span text:style-name="T23_39">develop</text:span><text:span text:style-name="T23_40"><text:s/></text:span><text:span text:style-name="T23_41">a</text:span><text:span text:style-name="T23_42"><text:s/></text:span><text:span text:style-name="T23_43">process</text:span><text:span text:style-name="T23_44"><text:s/></text:span><text:span text:style-name="T23_45">with</text:span><text:span text:style-name="T23_46"><text:s/></text:span><text:span text:style-name="T23_47">the</text:span><text:span text:style-name="T23_48"><text:s/></text:span><text:span text:style-name="T23_49">following</text:span><text:span text:style-name="T23_50"><text:s/></text:span><text:span text:style-name="T23_51">characteristics</text:span><text:span text:style-name="T23_52">:<text:s/>(1)<text:s/></text:span><text:span text:style-name="T23_53">one</text:span><text:span text:style-name="T23_54"><text:s/></text:span><text:span text:style-name="T23_55">that</text:span><text:span text:style-name="T23_56"><text:s/></text:span><text:span text:style-name="T23_57">is</text:span><text:span text:style-name="T23_58"><text:s/></text:span><text:span text:style-name="T23_59">efficient</text:span><text:span text:style-name="T23_60">,<text:s/>(2)<text:s/></text:span><text:span text:style-name="T23_61">one</text:span><text:span text:style-name="T23_62"><text:s/></text:span><text:span text:style-name="T23_63">that</text:span><text:span text:style-name="T23_64"><text:s/></text:span><text:span text:style-name="T23_65">results</text:span><text:span text:style-name="T23_66"><text:s/></text:span><text:span text:style-name="T23_67">in</text:span><text:span text:style-name="T23_68"><text:s/></text:span><text:span text:style-name="T23_69">feedback</text:span><text:span text:style-name="T23_70"><text:s/></text:span><text:span text:style-name="T23_71">that</text:span><text:span text:style-name="T23_72"><text:s/></text:span><text:span text:style-name="T23_73">informs</text:span><text:span text:style-name="T23_74"><text:s/></text:span><text:span text:style-name="T23_75">students</text:span><text:span text:style-name="T23_76">’<text:s/></text:span><text:span text:style-name="T23_77">revision</text:span><text:span text:style-name="T23_78"><text:s/></text:span><text:span text:style-name="T23_79">plans</text:span><text:span text:style-name="T23_80">,<text:s/>(3)<text:s/></text:span><text:span text:style-name="T23_81">one</text:span><text:span text:style-name="T23_82"><text:s/></text:span><text:span text:style-name="T23_83">that</text:span><text:span text:style-name="T23_84"><text:s/></text:span><text:span text:style-name="T23_85">is</text:span><text:span text:style-name="T23_86"><text:s/></text:span><text:span text:style-name="T23_87">conducive</text:span><text:span text:style-name="T23_88"><text:s/></text:span><text:span text:style-name="T23_89">to</text:span><text:span text:style-name="T23_90"><text:s/></text:span><text:span text:style-name="T23_91">pedagogical</text:span><text:span text:style-name="T23_92"><text:s/></text:span><text:span text:style-name="T23_93">growth</text:span><text:span text:style-name="T23_94">,<text:s/></text:span><text:span text:style-name="T23_95">and</text:span><text:span text:style-name="T23_96"><text:s/>(4)<text:s/></text:span><text:span text:style-name="T23_97">one</text:span><text:span text:style-name="T23_98"><text:s/></text:span><text:span text:style-name="T23_99">where</text:span><text:span text:style-name="T23_100"><text:s/></text:span><text:span text:style-name="T23_101">the</text:span><text:span text:style-name="T23_102"><text:s/></text:span><text:span text:style-name="T23_103">content</text:span><text:span text:style-name="T23_104"><text:s/></text:span><text:span text:style-name="T23_105">of</text:span><text:span text:style-name="T23_106"><text:s/></text:span><text:span text:style-name="T23_107">the</text:span><text:span text:style-name="T23_108"><text:s/></text:span><text:span text:style-name="T23_109">feedback</text:span><text:span text:style-name="T23_110"><text:s/></text:span><text:span text:style-name="T23_111">is</text:span><text:span text:style-name="T23_112"><text:s/></text:span><text:span text:style-name="T23_113">consistent</text:span><text:span text:style-name="T23_114"><text:s/></text:span><text:span text:style-name="T23_115">with</text:span><text:span text:style-name="T23_116"><text:s/></text:span><text:span text:style-name="T23_117">the</text:span><text:span text:style-name="T23_118"><text:s/></text:span><text:span text:style-name="T23_119">goals</text:span><text:span text:style-name="T23_120"><text:s/></text:span><text:span text:style-name="T23_121">and</text:span><text:span text:style-name="T23_122"><text:s/></text:span><text:span text:style-name="T23_123">expectations</text:span><text:span text:style-name="T23_124"><text:s/></text:span><text:span text:style-name="T23_125">for</text:span><text:span text:style-name="T23_126"><text:s/></text:span><text:span text:style-name="T23_127">the</text:span><text:span text:style-name="T23_128"><text:s/></text:span><text:span text:style-name="T23_129">writing</text:span><text:span text:style-name="T23_130"><text:s/></text:span><text:span text:style-name="T23_131">assignment</text:span><text:span text:style-name="T23_132"><text:s/></text:span><text:span text:style-name="T23_133">that</text:span><text:span text:style-name="T23_134"><text:s/></text:span><text:span text:style-name="T23_135">we</text:span><text:span text:style-name="T23_136"><text:s/></text:span><text:span text:style-name="T23_137">communicate</text:span><text:span text:style-name="T23_138"><text:s/></text:span><text:span text:style-name="T23_139">to</text:span><text:span text:style-name="T23_140"><text:s/></text:span><text:span text:style-name="T23_141">our</text:span><text:span text:style-name="T23_142"><text:s/></text:span><text:span text:style-name="T23_143">students</text:span><text:span text:style-name="T23_144">.<text:s text:c="2"/></text:span></text:p>
      <text:p text:style-name="P24"><text:span text:style-name="T24_1">An</text:span><text:span text:style-name="T24_2"><text:s/></text:span><text:span text:style-name="T24_3">efficient</text:span><text:span text:style-name="T24_4"><text:s/></text:span><text:span text:style-name="T24_5">process</text:span><text:span text:style-name="T24_6"><text:s/></text:span><text:span text:style-name="T24_7">for</text:span><text:span text:style-name="T24_8"><text:s/></text:span><text:span text:style-name="T24_9">feedback</text:span><text:span text:style-name="T24_10"><text:s/></text:span><text:span text:style-name="T24_11">is</text:span><text:span text:style-name="T24_12"><text:s/></text:span><text:span text:style-name="T24_13">important</text:span><text:span text:style-name="T24_14"><text:s/></text:span><text:span text:style-name="T24_15">so</text:span><text:span text:style-name="T24_16"><text:s/></text:span><text:span text:style-name="T24_17">that</text:span><text:span text:style-name="T24_18"><text:s/></text:span><text:span text:style-name="T24_19">students</text:span><text:span text:style-name="T24_20"><text:s/></text:span><text:span text:style-name="T24_21">can</text:span><text:span text:style-name="T24_22"><text:s/></text:span><text:span text:style-name="T24_23">get</text:span><text:span text:style-name="T24_24"><text:s/></text:span><text:span text:style-name="T24_25">feedback</text:span><text:span text:style-name="T24_26"><text:s/></text:span><text:span text:style-name="T24_27">quickly</text:span><text:span text:style-name="T24_28"><text:s/></text:span><text:span text:style-name="T24_29">after</text:span><text:span text:style-name="T24_30"><text:s/></text:span><text:span text:style-name="T24_31">submitting</text:span><text:span text:style-name="T24_32"><text:s/></text:span><text:span text:style-name="T24_33">their</text:span><text:span text:style-name="T24_34"><text:s/></text:span><text:span text:style-name="T24_35">writing</text:span><text:span text:style-name="T24_36"><text:s/></text:span><text:span text:style-name="T24_37">assignment</text:span><text:span text:style-name="T24_38">.<text:s text:c="2"/></text:span><text:span text:style-name="T24_39">Students</text:span><text:span text:style-name="T24_40"><text:s/></text:span><text:span text:style-name="T24_41">are</text:span><text:span text:style-name="T24_42"><text:s/></text:span><text:span text:style-name="T24_43">more</text:span><text:span text:style-name="T24_44"><text:s/></text:span><text:span text:style-name="T24_45">likely</text:span><text:span text:style-name="T24_46"><text:s/></text:span><text:span text:style-name="T24_47">to</text:span><text:span text:style-name="T24_48"><text:s/></text:span><text:span text:style-name="T24_49">make</text:span><text:span text:style-name="T24_50"><text:s/></text:span><text:span text:style-name="T24_51">use</text:span><text:span text:style-name="T24_52"><text:s/></text:span><text:span text:style-name="T24_53">of</text:span><text:span text:style-name="T24_54"><text:s/></text:span><text:span text:style-name="T24_55">feedback</text:span><text:span text:style-name="T24_56"><text:s/></text:span><text:span text:style-name="T24_57">while</text:span><text:span text:style-name="T24_58"><text:s/></text:span><text:span text:style-name="T24_59">their</text:span><text:span text:style-name="T24_60"><text:s/></text:span><text:span text:style-name="T24_61">work</text:span><text:span text:style-name="T24_62"><text:s/></text:span><text:span text:style-name="T24_63">is</text:span><text:span text:style-name="T24_64"><text:s/></text:span><text:span text:style-name="T24_65">still</text:span><text:span text:style-name="T24_66"><text:s/></text:span><text:span text:style-name="T24_67">fresh</text:span><text:span text:style-name="T24_68"><text:s/></text:span><text:span text:style-name="T24_69">in</text:span><text:span text:style-name="T24_70"><text:s/></text:span><text:span text:style-name="T24_71">their</text:span><text:span text:style-name="T24_72"><text:s/></text:span><text:span text:style-name="T24_73">minds</text:span><text:span text:style-name="T24_74">.<text:s text:c="2"/></text:span><text:span text:style-name="T24_75">We</text:span><text:span text:style-name="T24_76"><text:s/></text:span><text:span text:style-name="T24_77">made</text:span><text:span text:style-name="T24_78"><text:s/></text:span><text:span text:style-name="T24_79">the</text:span><text:span text:style-name="T24_80"><text:s/></text:span><text:span text:style-name="T24_81">process</text:span><text:span text:style-name="T24_82"><text:s/></text:span><text:span text:style-name="T24_83">efficient</text:span><text:span text:style-name="T24_84"><text:s/></text:span><text:span text:style-name="T24_85">by</text:span><text:span text:style-name="T24_86"><text:s/></text:span><text:span text:style-name="T24_87">developing</text:span><text:span text:style-name="T24_88"><text:s/></text:span><text:span text:style-name="T24_89">a</text:span><text:span text:style-name="T24_90"><text:s/></text:span><text:span text:style-name="T24_91">list</text:span><text:span text:style-name="T24_92"><text:s/></text:span><text:span text:style-name="T24_93">of</text:span><text:span text:style-name="T24_94"><text:s/></text:span><text:span text:style-name="T24_95">short</text:span><text:span text:style-name="T24_96"><text:s/></text:span><text:span text:style-name="T24_97">comments</text:span><text:span text:style-name="T24_98"><text:s/></text:span><text:span text:style-name="T24_99">that</text:span><text:span text:style-name="T24_100"><text:s/></text:span><text:span text:style-name="T24_101">we</text:span><text:span text:style-name="T24_102"><text:s/></text:span><text:span text:style-name="T24_103">can</text:span><text:span text:style-name="T24_104"><text:s/></text:span><text:span text:style-name="T24_105">draw</text:span><text:span text:style-name="T24_106"><text:s/></text:span><text:span text:style-name="T24_107">from</text:span><text:span text:style-name="T24_108"><text:s/></text:span><text:span text:style-name="T24_109">to</text:span><text:span text:style-name="T24_110"><text:s/></text:span><text:span text:style-name="T24_111">share</text:span><text:span text:style-name="T24_112"><text:s/></text:span><text:span text:style-name="T24_113">with</text:span><text:span text:style-name="T24_114"><text:s/></text:span><text:span text:style-name="T24_115">students</text:span><text:span text:style-name="T24_116"><text:s/></text:span><text:span text:style-name="T24_117">as</text:span><text:span text:style-name="T24_118"><text:s/></text:span><text:span text:style-name="T24_119">feedback</text:span><text:span text:style-name="T24_120"><text:s/></text:span><text:span text:style-name="T24_121">on</text:span><text:span text:style-name="T24_122"><text:s/></text:span><text:span text:style-name="T24_123">their</text:span><text:span text:style-name="T24_124"><text:s/></text:span><text:span text:style-name="T24_125">writing</text:span><text:span text:style-name="T24_126">.<text:s text:c="2"/></text:span><text:span text:style-name="T24_127">We</text:span><text:span text:style-name="T24_128"><text:s/></text:span><text:span text:style-name="T24_129">entered</text:span><text:span text:style-name="T24_130"><text:s/></text:span><text:span text:style-name="T24_131">these</text:span><text:span text:style-name="T24_132"><text:s/></text:span><text:span text:style-name="T24_133">comments</text:span><text:span text:style-name="T24_134"><text:s/></text:span><text:span text:style-name="T24_135">into</text:span><text:span text:style-name="T24_136"><text:s/></text:span><text:span text:style-name="T24_137">text</text:span><text:span text:style-name="T24_138">-</text:span><text:span text:style-name="T24_139">expanding</text:span><text:span text:style-name="T24_140"><text:s/></text:span><text:span text:style-name="T24_141">software</text:span><text:span text:style-name="T24_142"><text:s/>(</text:span><text:span text:style-name="T24_143">Breevy</text:span><text:span text:style-name="T24_144"><text:s/></text:span><text:span text:style-name="T24_145">is</text:span><text:span text:style-name="T24_146"><text:s/></text:span><text:span text:style-name="T24_147">a</text:span><text:span text:style-name="T24_148"><text:s/></text:span><text:span text:style-name="T24_149">popular</text:span><text:span text:style-name="T24_150"><text:s/></text:span><text:span text:style-name="T24_151">option</text:span><text:span text:style-name="T24_152"><text:s/></text:span><text:span text:style-name="T24_153">for</text:span><text:span text:style-name="T24_154"><text:s/></text:span><text:span text:style-name="T24_155">Windows</text:span><text:span text:style-name="T24_156">,<text:s/></text:span><text:span text:style-name="T24_157">Text</text:span><text:span text:style-name="T24_158"><text:s/></text:span><text:span text:style-name="T24_159">Expander</text:span><text:span text:style-name="T24_160"><text:s/></text:span><text:span text:style-name="T24_161">is</text:span><text:span text:style-name="T24_162"><text:s/></text:span><text:span text:style-name="T24_163">a</text:span><text:span text:style-name="T24_164"><text:s/></text:span><text:span text:style-name="T24_165">popular</text:span><text:span text:style-name="T24_166"><text:s/></text:span><text:span text:style-name="T24_167">option</text:span><text:span text:style-name="T24_168"><text:s/></text:span><text:span text:style-name="T24_169">for</text:span><text:span text:style-name="T24_170"><text:s/></text:span><text:span text:style-name="T24_171">Mac</text:span><text:span text:style-name="T24_172">)<text:s/></text:span><text:span text:style-name="T24_173">which</text:span><text:span text:style-name="T24_174"><text:s/></text:span><text:span text:style-name="T24_175">allows</text:span><text:span text:style-name="T24_176"><text:s/></text:span><text:span text:style-name="T24_177">an</text:span><text:span text:style-name="T24_178"><text:s/></text:span><text:span text:style-name="T24_179">instructor</text:span><text:span text:style-name="T24_180"><text:s/></text:span><text:span text:style-name="T24_181">to</text:span><text:span text:style-name="T24_182"><text:s/></text:span><text:span text:style-name="T24_183">very</text:span><text:span text:style-name="T24_184"><text:s/></text:span><text:span text:style-name="T24_185">quickly</text:span><text:span text:style-name="T24_186"><text:s/></text:span><text:span text:style-name="T24_187">copy</text:span><text:span text:style-name="T24_188">-</text:span><text:span text:style-name="T24_189">and</text:span><text:span text:style-name="T24_190">-</text:span><text:span text:style-name="T24_191">paste</text:span><text:span text:style-name="T24_192"><text:s/></text:span><text:span text:style-name="T24_193">a</text:span><text:span text:style-name="T24_194"><text:s/></text:span><text:span text:style-name="T24_195">comment</text:span><text:span text:style-name="T24_196"><text:s/></text:span><text:span text:style-name="T24_197">with</text:span><text:span text:style-name="T24_198"><text:s/></text:span><text:span text:style-name="T24_199">a</text:span><text:span text:style-name="T24_200"><text:s/></text:span><text:span text:style-name="T24_201">short</text:span><text:span text:style-name="T24_202"><text:s/></text:span><text:span text:style-name="T24_203">keystroke</text:span><text:span text:style-name="T24_204">.<text:s text:c="2"/></text:span><text:span text:style-name="T24_205">The</text:span><text:span text:style-name="T24_206"><text:s/></text:span><text:span text:style-name="T24_207">comments</text:span><text:span text:style-name="T24_208"><text:s/></text:span><text:span text:style-name="T24_209">were</text:span><text:span text:style-name="T24_210"><text:s/></text:span><text:span text:style-name="T24_211">made</text:span><text:span text:style-name="T24_212"><text:s/></text:span><text:span text:style-name="T24_213">general</text:span><text:span text:style-name="T24_214"><text:s/></text:span><text:span text:style-name="T24_215">enough</text:span><text:span text:style-name="T24_216"><text:s/></text:span><text:span text:style-name="T24_217">to</text:span><text:span text:style-name="T24_218"><text:s/></text:span><text:span text:style-name="T24_219">fit</text:span><text:span text:style-name="T24_220"><text:s/></text:span><text:span text:style-name="T24_221">any</text:span><text:span text:style-name="T24_222"><text:s/></text:span><text:span text:style-name="T24_223">student</text:span><text:span text:style-name="T24_224">’</text:span><text:span text:style-name="T24_225">s</text:span><text:span text:style-name="T24_226"><text:s/></text:span><text:span text:style-name="T24_227">submission</text:span><text:span text:style-name="T24_228"><text:s/></text:span><text:span text:style-name="T24_229">for</text:span><text:span text:style-name="T24_230"><text:s/></text:span><text:span text:style-name="T24_231">the</text:span><text:span text:style-name="T24_232"><text:s/></text:span><text:span text:style-name="T24_233">writing</text:span><text:span text:style-name="T24_234"><text:s/></text:span><text:span text:style-name="T24_235">assignment</text:span><text:span text:style-name="T24_236">,<text:s/></text:span><text:span text:style-name="T24_237">but</text:span><text:span text:style-name="T24_238"><text:s/></text:span><text:span text:style-name="T24_239">specific</text:span><text:span text:style-name="T24_240"><text:s/></text:span><text:span text:style-name="T24_241">enough</text:span><text:span text:style-name="T24_242"><text:s/></text:span><text:span text:style-name="T24_243">to</text:span><text:span text:style-name="T24_244"><text:s/></text:span><text:span text:style-name="T24_245">be</text:span><text:span text:style-name="T24_246"><text:s/></text:span><text:span text:style-name="T24_247">useful</text:span><text:span text:style-name="T24_248"><text:s/></text:span><text:span text:style-name="T24_249">for</text:span><text:span text:style-name="T24_250"><text:s/></text:span><text:span text:style-name="T24_251">the</text:span><text:span text:style-name="T24_252"><text:s/></text:span><text:span text:style-name="T24_253">students</text:span><text:span text:style-name="T24_254"><text:s/></text:span><text:span text:style-name="T24_255">and</text:span><text:span text:style-name="T24_256"><text:s/></text:span><text:span text:style-name="T24_257">that</text:span><text:span text:style-name="T24_258"><text:s/></text:span><text:span text:style-name="T24_259">address</text:span><text:span text:style-name="T24_260"><text:s/></text:span><text:span text:style-name="T24_261">the</text:span><text:span text:style-name="T24_262"><text:s/></text:span><text:span text:style-name="T24_263">specific</text:span><text:span text:style-name="T24_264"><text:s/></text:span><text:span text:style-name="T24_265">goals</text:span><text:span text:style-name="T24_266"><text:s/></text:span><text:span text:style-name="T24_267">of</text:span><text:span text:style-name="T24_268"><text:s/></text:span><text:span text:style-name="T24_269">the</text:span><text:span text:style-name="T24_270"><text:s/></text:span><text:span text:style-name="T24_271">writing</text:span><text:span text:style-name="T24_272"><text:s/></text:span><text:span text:style-name="T24_273">assignment</text:span><text:span text:style-name="T24_274">.<text:s text:c="2"/></text:span></text:p>
      <text:p text:style-name="P25"><text:span text:style-name="T25_1">Our</text:span><text:span text:style-name="T25_2"><text:s/></text:span><text:span text:style-name="T25_3">second</text:span><text:span text:style-name="T25_4"><text:s/></text:span><text:span text:style-name="T25_5">goal</text:span><text:span text:style-name="T25_6"><text:s/></text:span><text:span text:style-name="T25_7">recognizes</text:span><text:span text:style-name="T25_8"><text:s/></text:span><text:span text:style-name="T25_9">that</text:span><text:span text:style-name="T25_10"><text:s/></text:span><text:span text:style-name="T25_11">feedback</text:span><text:span text:style-name="T25_12"><text:s/></text:span><text:span text:style-name="T25_13">is</text:span><text:span text:style-name="T25_14"><text:s/></text:span><text:span text:style-name="T25_15">only</text:span><text:span text:style-name="T25_16"><text:s/></text:span><text:span text:style-name="T25_17">useful</text:span><text:span text:style-name="T25_18"><text:s/></text:span><text:span text:style-name="T25_19">if</text:span><text:span text:style-name="T25_20"><text:s/></text:span><text:span text:style-name="T25_21">students</text:span><text:span text:style-name="T25_22"><text:s/></text:span><text:span text:style-name="T25_23">use</text:span><text:span text:style-name="T25_24"><text:s/></text:span><text:span text:style-name="T25_25">it</text:span><text:span text:style-name="T25_26">.<text:s text:c="2"/></text:span><text:span text:style-name="T25_27">An</text:span><text:span text:style-name="T25_28"><text:s/></text:span><text:span text:style-name="T25_29">important</text:span><text:span text:style-name="T25_30"><text:s/></text:span><text:span text:style-name="T25_31">purpose</text:span><text:span text:style-name="T25_32"><text:s/></text:span><text:span text:style-name="T25_33">of</text:span><text:span text:style-name="T25_34"><text:s/></text:span><text:span text:style-name="T25_35">our</text:span><text:span text:style-name="T25_36"><text:s/></text:span><text:span text:style-name="T25_37">lesson</text:span><text:span text:style-name="T25_38"><text:s/></text:span><text:span text:style-name="T25_39">study</text:span><text:span text:style-name="T25_40"><text:s/></text:span><text:span text:style-name="T25_41">was</text:span><text:span text:style-name="T25_42"><text:s/></text:span><text:span text:style-name="T25_43">to</text:span><text:span text:style-name="T25_44"><text:s/></text:span><text:span text:style-name="T25_45">witness</text:span><text:span text:style-name="T25_46"><text:s/></text:span><text:span text:style-name="T25_47">how</text:span><text:span text:style-name="T25_48"><text:s/></text:span><text:span text:style-name="T25_49">students</text:span><text:span text:style-name="T25_50"><text:s/></text:span><text:span text:style-name="T25_51">received</text:span><text:span text:style-name="T25_52"><text:s/></text:span><text:span text:style-name="T25_53">their</text:span><text:span text:style-name="T25_54"><text:s/></text:span><text:span text:style-name="T25_55">feedback</text:span><text:span text:style-name="T25_56"><text:s/></text:span><text:span text:style-name="T25_57">and</text:span><text:span text:style-name="T25_58"><text:s/></text:span><text:span text:style-name="T25_59">how</text:span><text:span text:style-name="T25_60"><text:s/></text:span><text:span text:style-name="T25_61">it</text:span><text:span text:style-name="T25_62"><text:s/></text:span><text:span text:style-name="T25_63">influenced</text:span><text:span text:style-name="T25_64"><text:s/></text:span><text:span text:style-name="T25_65">their</text:span><text:span text:style-name="T25_66"><text:s/></text:span><text:span text:style-name="T25_67">revision</text:span><text:span text:style-name="T25_68"><text:s/></text:span><text:span text:style-name="T25_69">plans</text:span><text:span text:style-name="T25_70">.<text:s text:c="2"/></text:span><text:span text:style-name="T25_71">We</text:span><text:span text:style-name="T25_72"><text:s/></text:span><text:span text:style-name="T25_73">conducted</text:span><text:span text:style-name="T25_74"><text:s/></text:span><text:span text:style-name="T25_75">a</text:span><text:span text:style-name="T25_76"><text:s/></text:span><text:span text:style-name="T25_77">lesson</text:span><text:span text:style-name="T25_78"><text:s/></text:span><text:span text:style-name="T25_79">study</text:span><text:span text:style-name="T25_80"><text:s/></text:span><text:span text:style-name="T25_81">in</text:span><text:span text:style-name="T25_82"><text:s/></text:span><text:span text:style-name="T25_83">our</text:span><text:span text:style-name="T25_84"><text:s/></text:span><text:span text:style-name="T25_85">business</text:span><text:span text:style-name="T25_86"><text:s/></text:span><text:span text:style-name="T25_87">research</text:span><text:span text:style-name="T25_88"><text:s/></text:span><text:span text:style-name="T25_89">methods</text:span><text:span text:style-name="T25_90"><text:s/></text:span><text:span text:style-name="T25_91">course</text:span><text:span text:style-name="T25_92"><text:s/></text:span><text:span text:style-name="T25_93">just</text:span><text:span text:style-name="T25_94"><text:s/></text:span><text:span text:style-name="T25_95">after</text:span><text:span text:style-name="T25_96"><text:s/></text:span><text:span text:style-name="T25_97">our</text:span><text:span text:style-name="T25_98"><text:s/></text:span><text:span text:style-name="T25_99">students</text:span><text:span text:style-name="T25_100"><text:s/></text:span><text:span text:style-name="T25_101">submitted</text:span><text:span text:style-name="T25_102"><text:s/></text:span><text:span text:style-name="T25_103">a</text:span><text:span text:style-name="T25_104"><text:s/></text:span><text:span text:style-name="T25_105">first</text:span><text:span text:style-name="T25_106"><text:s/></text:span><text:span text:style-name="T25_107">draft</text:span><text:span text:style-name="T25_108"><text:s/></text:span><text:span text:style-name="T25_109">of</text:span><text:span text:style-name="T25_110"><text:s/></text:span><text:span text:style-name="T25_111">an</text:span><text:span text:style-name="T25_112"><text:s/></text:span><text:span text:style-name="T25_113">introduction</text:span><text:span text:style-name="T25_114"><text:s/></text:span><text:span text:style-name="T25_115">of</text:span><text:span text:style-name="T25_116"><text:s/></text:span><text:span text:style-name="T25_117">their</text:span><text:span text:style-name="T25_118"><text:s/></text:span><text:span text:style-name="T25_119">research</text:span><text:span text:style-name="T25_120"><text:s/></text:span><text:span text:style-name="T25_121">paper</text:span><text:span text:style-name="T25_122">.<text:s text:c="2"/></text:span><text:span text:style-name="T25_123">We</text:span><text:span text:style-name="T25_124"><text:s/></text:span><text:span text:style-name="T25_125">read</text:span><text:span text:style-name="T25_126"><text:s/></text:span><text:span text:style-name="T25_127">and</text:span><text:span text:style-name="T25_128"><text:s/></text:span><text:span text:style-name="T25_129">evaluated</text:span><text:span text:style-name="T25_130"><text:s/></text:span><text:span text:style-name="T25_131">our</text:span><text:span text:style-name="T25_132"><text:s/></text:span><text:span text:style-name="T25_133">students</text:span><text:span text:style-name="T25_134">’<text:s/></text:span><text:span text:style-name="T25_135">papers</text:span><text:span text:style-name="T25_136"><text:s/></text:span><text:span text:style-name="T25_137">and</text:span><text:span text:style-name="T25_138"><text:s/></text:span><text:span text:style-name="T25_139">selected</text:span><text:span text:style-name="T25_140"><text:s/></text:span><text:span text:style-name="T25_141">comments</text:span><text:span text:style-name="T25_142"><text:s/></text:span><text:span text:style-name="T25_143">for</text:span><text:span text:style-name="T25_144"><text:s/></text:span><text:span text:style-name="T25_145">feedback</text:span><text:span text:style-name="T25_146"><text:s/></text:span><text:span text:style-name="T25_147">on</text:span><text:span text:style-name="T25_148"><text:s/></text:span><text:span text:style-name="T25_149">each</text:span><text:span text:style-name="T25_150"><text:s/></text:span><text:span text:style-name="T25_151">piece</text:span><text:span text:style-name="T25_152"><text:s/></text:span><text:span text:style-name="T25_153">of</text:span><text:span text:style-name="T25_154"><text:s/></text:span><text:span text:style-name="T25_155">writing</text:span><text:span text:style-name="T25_156"><text:s/></text:span><text:span text:style-name="T25_157">from</text:span><text:span text:style-name="T25_158"><text:s/></text:span><text:span text:style-name="T25_159">our</text:span><text:span text:style-name="T25_160"><text:s/></text:span><text:span text:style-name="T25_161">prepared</text:span><text:span text:style-name="T25_162"><text:s/></text:span><text:span text:style-name="T25_163">list</text:span><text:span text:style-name="T25_164">.<text:s text:c="2"/></text:span><text:span text:style-name="T25_165">When</text:span><text:span text:style-name="T25_166"><text:s/></text:span><text:span text:style-name="T25_167">we</text:span><text:span text:style-name="T25_168"><text:s/></text:span><text:span text:style-name="T25_169">distributed</text:span><text:span text:style-name="T25_170"><text:s/></text:span><text:span text:style-name="T25_171">our</text:span><text:span text:style-name="T25_172"><text:s/></text:span><text:span text:style-name="T25_173">evaluation</text:span><text:span text:style-name="T25_174"><text:s/></text:span><text:span text:style-name="T25_175">scores</text:span><text:span text:style-name="T25_176"><text:s/></text:span><text:span text:style-name="T25_177">and</text:span><text:span text:style-name="T25_178"><text:s/></text:span><text:span text:style-name="T25_179">comments</text:span><text:span text:style-name="T25_180"><text:s/></text:span><text:span text:style-name="T25_181">for</text:span><text:span text:style-name="T25_182"><text:s/></text:span><text:span text:style-name="T25_183">feedback</text:span><text:span text:style-name="T25_184"><text:s/></text:span><text:span text:style-name="T25_185">to</text:span><text:span text:style-name="T25_186"><text:s/></text:span><text:span text:style-name="T25_187">our</text:span><text:span text:style-name="T25_188"><text:s/></text:span><text:span text:style-name="T25_189">students</text:span><text:span text:style-name="T25_190">,<text:s/></text:span><text:span text:style-name="T25_191">a</text:span><text:span text:style-name="T25_192"><text:s/></text:span><text:span text:style-name="T25_193">team</text:span><text:span text:style-name="T25_194"><text:s/></text:span><text:span text:style-name="T25_195">of</text:span><text:span text:style-name="T25_196"><text:s/></text:span><text:span text:style-name="T25_197">instructors</text:span><text:span text:style-name="T25_198"><text:s/></text:span><text:span text:style-name="T25_199">observed</text:span><text:span text:style-name="T25_200"><text:s/></text:span><text:span text:style-name="T25_201">the</text:span><text:span text:style-name="T25_202"><text:s/></text:span><text:span text:style-name="T25_203">class</text:span><text:span text:style-name="T25_204"><text:s/></text:span><text:span text:style-name="T25_205">to</text:span><text:span text:style-name="T25_206"><text:s/></text:span><text:span text:style-name="T25_207">witness</text:span><text:span text:style-name="T25_208"><text:s/></text:span><text:span text:style-name="T25_209">students</text:span><text:span text:style-name="T25_210">’<text:s/></text:span><text:span text:style-name="T25_211">conversations</text:span><text:span text:style-name="T25_212"><text:s/></text:span><text:span text:style-name="T25_213">upon</text:span><text:span text:style-name="T25_214"><text:s/></text:span><text:span text:style-name="T25_215">having</text:span><text:span text:style-name="T25_216"><text:s/></text:span><text:span text:style-name="T25_217">received</text:span><text:span text:style-name="T25_218"><text:s/></text:span><text:span text:style-name="T25_219">the</text:span><text:span text:style-name="T25_220"><text:s/></text:span><text:span text:style-name="T25_221">feedback</text:span><text:span text:style-name="T25_222"><text:s/></text:span><text:span text:style-name="T25_223">and</text:span><text:span text:style-name="T25_224"><text:s/></text:span><text:span text:style-name="T25_225">made</text:span><text:span text:style-name="T25_226"><text:s/></text:span><text:span text:style-name="T25_227">note</text:span><text:span text:style-name="T25_228"><text:s/></text:span><text:span text:style-name="T25_229">of</text:span><text:span text:style-name="T25_230"><text:s/></text:span><text:span text:style-name="T25_231">what</text:span><text:span text:style-name="T25_232"><text:s/></text:span><text:span text:style-name="T25_233">they</text:span><text:span text:style-name="T25_234"><text:s/></text:span><text:span text:style-name="T25_235">took</text:span><text:span text:style-name="T25_236"><text:s/></text:span><text:span text:style-name="T25_237">from</text:span><text:span text:style-name="T25_238"><text:s/></text:span><text:span text:style-name="T25_239">the</text:span><text:span text:style-name="T25_240"><text:s/></text:span><text:span text:style-name="T25_241">feedback</text:span><text:span text:style-name="T25_242"><text:s/></text:span><text:span text:style-name="T25_243">and</text:span><text:span text:style-name="T25_244"><text:s/></text:span><text:span text:style-name="T25_245">how</text:span><text:span text:style-name="T25_246"><text:s/></text:span><text:span text:style-name="T25_247">this</text:span><text:span text:style-name="T25_248"><text:s/></text:span><text:span text:style-name="T25_249">influenced</text:span><text:span text:style-name="T25_250"><text:s/></text:span><text:span text:style-name="T25_251">their</text:span><text:span text:style-name="T25_252"><text:s/></text:span><text:span text:style-name="T25_253">revision</text:span><text:span text:style-name="T25_254"><text:s/></text:span><text:span text:style-name="T25_255">plans</text:span><text:span text:style-name="T25_256">.</text:span></text:p>
      <text:p text:style-name="P26"><text:span text:style-name="T26_1"><text:tab/></text:span><text:span text:style-name="T26_2">Our</text:span><text:span text:style-name="T26_3"><text:s/></text:span><text:span text:style-name="T26_4">third</text:span><text:span text:style-name="T26_5"><text:s/></text:span><text:span text:style-name="T26_6">goal</text:span><text:span text:style-name="T26_7"><text:s/></text:span><text:span text:style-name="T26_8">for</text:span><text:span text:style-name="T26_9"><text:s/></text:span><text:span text:style-name="T26_10">pedagogical</text:span><text:span text:style-name="T26_11"><text:s/></text:span><text:span text:style-name="T26_12">growth</text:span><text:span text:style-name="T26_13"><text:s/></text:span><text:span text:style-name="T26_14">is</text:span><text:span text:style-name="T26_15"><text:s/></text:span><text:span text:style-name="T26_16">probably</text:span><text:span text:style-name="T26_17"><text:s/></text:span><text:span text:style-name="T26_18">familiar</text:span><text:span text:style-name="T26_19"><text:s/></text:span><text:span text:style-name="T26_20">to</text:span><text:span text:style-name="T26_21"><text:s/></text:span><text:span text:style-name="T26_22">the</text:span><text:span text:style-name="T26_23"><text:s/></text:span><text:span text:style-name="T26_24">reader</text:span><text:span text:style-name="T26_25">.<text:s text:c="2"/></text:span><text:span text:style-name="T26_26">The</text:span><text:span text:style-name="T26_27"><text:s/></text:span><text:span text:style-name="T26_28">reader</text:span><text:span text:style-name="T26_29"><text:s/></text:span><text:span text:style-name="T26_30">of</text:span><text:span text:style-name="T26_31"><text:s/></text:span><text:span text:style-name="T26_32">the</text:span><text:span text:style-name="T26_33"><text:s/></text:span><text:span text:style-name="T26_34">present</text:span><text:span text:style-name="T26_35"><text:s/></text:span><text:span text:style-name="T26_36">paper</text:span><text:span text:style-name="T26_37"><text:s/></text:span><text:span text:style-name="T26_38">is</text:span><text:span text:style-name="T26_39"><text:s/></text:span><text:span text:style-name="T26_40">likely</text:span><text:span text:style-name="T26_41"><text:s/></text:span><text:span text:style-name="T26_42">an</text:span><text:span text:style-name="T26_43"><text:s/></text:span><text:span text:style-name="T26_44">instructor</text:span><text:span text:style-name="T26_45"><text:s/></text:span><text:span text:style-name="T26_46">that</text:span><text:span text:style-name="T26_47"><text:s/></text:span><text:span text:style-name="T26_48">continually</text:span><text:span text:style-name="T26_49"><text:s/></text:span><text:span text:style-name="T26_50">tries</text:span><text:span text:style-name="T26_51"><text:s/></text:span><text:span text:style-name="T26_52">to</text:span><text:span text:style-name="T26_53"><text:s/></text:span><text:span text:style-name="T26_54">improve</text:span><text:span text:style-name="T26_55"><text:s/></text:span><text:span text:style-name="T26_56">his</text:span><text:span text:style-name="T26_57"><text:s/></text:span><text:span text:style-name="T26_58">or</text:span><text:span text:style-name="T26_59"><text:s/></text:span><text:span text:style-name="T26_60">her</text:span><text:span text:style-name="T26_61"><text:s/></text:span><text:span text:style-name="T26_62">craft</text:span><text:span text:style-name="T26_63">:<text:s/></text:span><text:span text:style-name="T26_64">one</text:span><text:span text:style-name="T26_65"><text:s/></text:span><text:span text:style-name="T26_66">who</text:span><text:span text:style-name="T26_67"><text:s/></text:span><text:span text:style-name="T26_68">often</text:span><text:span text:style-name="T26_69"><text:s/></text:span><text:span text:style-name="T26_70">develops</text:span><text:span text:style-name="T26_71"><text:s/></text:span><text:span text:style-name="T26_72">new</text:span><text:span text:style-name="T26_73"><text:s/></text:span><text:span text:style-name="T26_74">content</text:span><text:span text:style-name="T26_75">,<text:s/></text:span><text:span text:style-name="T26_76">new</text:span><text:span text:style-name="T26_77"><text:s/></text:span><text:span text:style-name="T26_78">assignments</text:span><text:span text:style-name="T26_79"><text:s/></text:span><text:span text:style-name="T26_80">or</text:span><text:span text:style-name="T26_81"><text:s/></text:span><text:span text:style-name="T26_82">classroom</text:span><text:span text:style-name="T26_83"><text:s/></text:span><text:span text:style-name="T26_84">activities</text:span><text:span text:style-name="T26_85">,<text:s/></text:span><text:span text:style-name="T26_86">or</text:span><text:span text:style-name="T26_87"><text:s/></text:span><text:span text:style-name="T26_88">new</text:span><text:span text:style-name="T26_89"><text:s/></text:span><text:span text:style-name="T26_90">teaching</text:span><text:span text:style-name="T26_91"><text:s/></text:span><text:span text:style-name="T26_92">techniques</text:span><text:span text:style-name="T26_93"><text:s/></text:span><text:span text:style-name="T26_94">to</text:span><text:span text:style-name="T26_95"><text:s/></text:span><text:span text:style-name="T26_96">improve</text:span><text:span text:style-name="T26_97"><text:s/></text:span><text:span text:style-name="T26_98">student</text:span><text:span text:style-name="T26_99"><text:s/></text:span><text:span text:style-name="T26_100">cognitive</text:span><text:span text:style-name="T26_101"><text:s/></text:span><text:span text:style-name="T26_102">reasoning</text:span><text:span text:style-name="T26_103"><text:s/></text:span><text:span text:style-name="T26_104">skills</text:span><text:span text:style-name="T26_105">,<text:s/></text:span><text:span text:style-name="T26_106">quantitative</text:span><text:span text:style-name="T26_107"><text:s/></text:span><text:span text:style-name="T26_108">reasoning</text:span><text:span text:style-name="T26_109">,<text:s/></text:span><text:span text:style-name="T26_110">critical</text:span><text:span text:style-name="T26_111"><text:s/></text:span><text:span text:style-name="T26_112">thinking</text:span><text:span text:style-name="T26_113"><text:s/></text:span><text:span text:style-name="T26_114">skills</text:span><text:span text:style-name="T26_115">,<text:s/></text:span><text:span text:style-name="T26_116">or</text:span><text:span text:style-name="T26_117"><text:s/></text:span><text:span text:style-name="T26_118">their</text:span><text:span text:style-name="T26_119"><text:s/></text:span><text:span text:style-name="T26_120">communication</text:span><text:span text:style-name="T26_121"><text:s/></text:span><text:span text:style-name="T26_122">skills</text:span><text:span text:style-name="T26_123">.<text:s text:c="2"/></text:span><text:span text:style-name="T26_124">The</text:span><text:span text:style-name="T26_125"><text:s/></text:span><text:span text:style-name="T26_126">content</text:span><text:span text:style-name="T26_127">,<text:s/></text:span><text:span text:style-name="T26_128">quality</text:span><text:span text:style-name="T26_129">,<text:s/></text:span><text:span text:style-name="T26_130">and</text:span><text:span text:style-name="T26_131"><text:s/></text:span><text:span text:style-name="T26_132">delivery</text:span><text:span text:style-name="T26_133"><text:s/></text:span><text:span text:style-name="T26_134">technique</text:span><text:span text:style-name="T26_135"><text:s/></text:span><text:span text:style-name="T26_136">feedback</text:span><text:span text:style-name="T26_137"><text:s/></text:span><text:span text:style-name="T26_138">for</text:span><text:span text:style-name="T26_139"><text:s/></text:span><text:span text:style-name="T26_140">students</text:span><text:span text:style-name="T26_141"><text:s/></text:span><text:span text:style-name="T26_142">is</text:span><text:span text:style-name="T26_143"><text:s/></text:span><text:span text:style-name="T26_144">something</text:span><text:span text:style-name="T26_145"><text:s/></text:span><text:span text:style-name="T26_146">that</text:span><text:span text:style-name="T26_147"><text:s/></text:span><text:span text:style-name="T26_148">may</text:span><text:span text:style-name="T26_149"><text:s/></text:span><text:span text:style-name="T26_150">go</text:span><text:span text:style-name="T26_151"><text:s/></text:span><text:span text:style-name="T26_152">overlooked</text:span><text:span text:style-name="T26_153">.<text:s text:c="2"/></text:span><text:span text:style-name="T26_154">The</text:span><text:span text:style-name="T26_155"><text:s/></text:span><text:span text:style-name="T26_156">authors</text:span><text:span text:style-name="T26_157"><text:s/></text:span><text:span text:style-name="T26_158">of</text:span><text:span text:style-name="T26_159"><text:s/></text:span><text:span text:style-name="T26_160">the</text:span><text:span text:style-name="T26_161"><text:s/></text:span><text:span text:style-name="T26_162">present</text:span><text:span text:style-name="T26_163"><text:s/></text:span><text:span text:style-name="T26_164">study</text:span><text:span text:style-name="T26_165"><text:s/></text:span><text:span text:style-name="T26_166">have</text:span><text:span text:style-name="T26_167"><text:s/></text:span><text:span text:style-name="T26_168">all</text:span><text:span text:style-name="T26_169"><text:s/></text:span><text:span text:style-name="T26_170">taken</text:span><text:span text:style-name="T26_171"><text:s/></text:span><text:span text:style-name="T26_172">our</text:span><text:span text:style-name="T26_173"><text:s/></text:span><text:span text:style-name="T26_174">responsibility</text:span><text:span text:style-name="T26_175"><text:s/></text:span><text:span text:style-name="T26_176">to</text:span><text:span text:style-name="T26_177"><text:s/></text:span><text:span text:style-name="T26_178">provide</text:span><text:span text:style-name="T26_179"><text:s/></text:span><text:span text:style-name="T26_180">feedback</text:span><text:span text:style-name="T26_181"><text:s/></text:span><text:span text:style-name="T26_182">to</text:span><text:span text:style-name="T26_183"><text:s/></text:span><text:span text:style-name="T26_184">students</text:span><text:span text:style-name="T26_185"><text:s/></text:span><text:span text:style-name="T26_186">seriously</text:span><text:span text:style-name="T26_187">,<text:s/></text:span><text:span text:style-name="T26_188">but</text:span><text:span text:style-name="T26_189"><text:s/></text:span><text:span text:style-name="T26_190">most</text:span><text:span text:style-name="T26_191"><text:s/></text:span><text:span text:style-name="T26_192">of</text:span><text:span text:style-name="T26_193"><text:s/></text:span><text:span text:style-name="T26_194">us</text:span><text:span text:style-name="T26_195"><text:s/></text:span><text:span text:style-name="T26_196">had</text:span><text:span text:style-name="T26_197"><text:s/></text:span><text:span text:style-name="T26_198">not</text:span><text:span text:style-name="T26_199"><text:s/></text:span><text:span text:style-name="T26_200">previously</text:span><text:span text:style-name="T26_201"><text:s/></text:span><text:span text:style-name="T26_202">reflected</text:span><text:span text:style-name="T26_203"><text:s/></text:span><text:span text:style-name="T26_204">on</text:span><text:span text:style-name="T26_205"><text:s/></text:span><text:span text:style-name="T26_206">the</text:span><text:span text:style-name="T26_207"><text:s/></text:span><text:span text:style-name="T26_208">substance</text:span><text:span text:style-name="T26_209"><text:s/></text:span><text:span text:style-name="T26_210">and</text:span><text:span text:style-name="T26_211"><text:s/></text:span><text:span text:style-name="T26_212">effectiveness</text:span><text:span text:style-name="T26_213"><text:s/></text:span><text:span text:style-name="T26_214">of</text:span><text:span text:style-name="T26_215"><text:s/></text:span><text:span text:style-name="T26_216">these</text:span><text:span text:style-name="T26_217"><text:s/></text:span><text:span text:style-name="T26_218">interactions</text:span><text:span text:style-name="T26_219">.<text:s text:c="2"/></text:span><text:span text:style-name="T26_220">We</text:span><text:span text:style-name="T26_221"><text:s/></text:span><text:span text:style-name="T26_222">wanted</text:span><text:span text:style-name="T26_223"><text:s/></text:span><text:span text:style-name="T26_224">to</text:span><text:span text:style-name="T26_225"><text:s/></text:span><text:span text:style-name="T26_226">construct</text:span><text:span text:style-name="T26_227"><text:s/></text:span><text:span text:style-name="T26_228">a</text:span><text:span text:style-name="T26_229"><text:s/></text:span><text:span text:style-name="T26_230">process</text:span><text:span text:style-name="T26_231"><text:s/></text:span><text:span text:style-name="T26_232">and</text:span><text:span text:style-name="T26_233"><text:s/></text:span><text:span text:style-name="T26_234">a</text:span><text:span text:style-name="T26_235"><text:s/></text:span><text:span text:style-name="T26_236">set</text:span><text:span text:style-name="T26_237"><text:s/></text:span><text:span text:style-name="T26_238">of</text:span><text:span text:style-name="T26_239"><text:s/></text:span><text:span text:style-name="T26_240">content</text:span><text:span text:style-name="T26_241"><text:s/></text:span><text:span text:style-name="T26_242">that</text:span><text:span text:style-name="T26_243"><text:s/></text:span><text:span text:style-name="T26_244">could</text:span><text:span text:style-name="T26_245"><text:s/></text:span><text:span text:style-name="T26_246">be</text:span><text:span text:style-name="T26_247"><text:s/></text:span><text:span text:style-name="T26_248">saved</text:span><text:span text:style-name="T26_249"><text:s/></text:span><text:span text:style-name="T26_250">from</text:span><text:span text:style-name="T26_251"><text:s/></text:span><text:span text:style-name="T26_252">one</text:span><text:span text:style-name="T26_253"><text:s/></text:span><text:span text:style-name="T26_254">semester</text:span><text:span text:style-name="T26_255"><text:s/></text:span><text:span text:style-name="T26_256">to</text:span><text:span text:style-name="T26_257"><text:s/></text:span><text:span text:style-name="T26_258">the</text:span><text:span text:style-name="T26_259"><text:s/></text:span><text:span text:style-name="T26_260">next</text:span><text:span text:style-name="T26_261">,<text:s/></text:span><text:span text:style-name="T26_262">that</text:span><text:span text:style-name="T26_263"><text:s/></text:span><text:span text:style-name="T26_264">we</text:span><text:span text:style-name="T26_265"><text:s/></text:span><text:span text:style-name="T26_266">could</text:span><text:span text:style-name="T26_267"><text:s/></text:span><text:span text:style-name="T26_268">use</text:span><text:span text:style-name="T26_269"><text:s/></text:span><text:span text:style-name="T26_270">to</text:span><text:span text:style-name="T26_271"><text:s/></text:span><text:span text:style-name="T26_272">gather</text:span><text:span text:style-name="T26_273"><text:s/></text:span><text:span text:style-name="T26_274">evidence</text:span><text:span text:style-name="T26_275"><text:s/></text:span><text:span text:style-name="T26_276">from</text:span><text:span text:style-name="T26_277">,<text:s/></text:span><text:span text:style-name="T26_278">and</text:span><text:span text:style-name="T26_279"><text:s/></text:span><text:span text:style-name="T26_280">that</text:span><text:span text:style-name="T26_281"><text:s/></text:span><text:span text:style-name="T26_282">could</text:span><text:span text:style-name="T26_283"><text:s/></text:span><text:span text:style-name="T26_284">be</text:span><text:span text:style-name="T26_285"><text:s/></text:span><text:span text:style-name="T26_286">improved</text:span><text:span text:style-name="T26_287"><text:s/></text:span><text:span text:style-name="T26_288">upon</text:span><text:span text:style-name="T26_289"><text:s/></text:span><text:span text:style-name="T26_290">from</text:span><text:span text:style-name="T26_291"><text:s/></text:span><text:span text:style-name="T26_292">one</text:span><text:span text:style-name="T26_293"><text:s/></text:span><text:span text:style-name="T26_294">semester</text:span><text:span text:style-name="T26_295"><text:s/></text:span><text:span text:style-name="T26_296">to</text:span><text:span text:style-name="T26_297"><text:s/></text:span><text:span text:style-name="T26_298">the</text:span><text:span text:style-name="T26_299"><text:s/></text:span><text:span text:style-name="T26_300">next</text:span><text:span text:style-name="T26_301">.<text:s text:c="2"/></text:span><text:span text:style-name="T26_302">This</text:span><text:span text:style-name="T26_303"><text:s/></text:span><text:span text:style-name="T26_304">lesson</text:span><text:span text:style-name="T26_305"><text:s/></text:span><text:span text:style-name="T26_306">study</text:span><text:span text:style-name="T26_307"><text:s/></text:span><text:span text:style-name="T26_308">is</text:span><text:span text:style-name="T26_309"><text:s/></text:span><text:span text:style-name="T26_310">the</text:span><text:span text:style-name="T26_311"><text:s/></text:span><text:span text:style-name="T26_312">first</text:span><text:span text:style-name="T26_313"><text:s/></text:span><text:span text:style-name="T26_314">step</text:span><text:span text:style-name="T26_315"><text:s/></text:span><text:span text:style-name="T26_316">in</text:span><text:span text:style-name="T26_317"><text:s/></text:span><text:span text:style-name="T26_318">this</text:span><text:span text:style-name="T26_319"><text:s/></text:span><text:span text:style-name="T26_320">process</text:span><text:span text:style-name="T26_321">.</text:span></text:p>
      <text:p text:style-name="P27"><text:span text:style-name="T27_1"><text:tab/></text:span><text:span text:style-name="T27_2">Our</text:span><text:span text:style-name="T27_3"><text:s/></text:span><text:span text:style-name="T27_4">final</text:span><text:span text:style-name="T27_5"><text:s/></text:span><text:span text:style-name="T27_6">goal</text:span><text:span text:style-name="T27_7"><text:s/></text:span><text:span text:style-name="T27_8">is</text:span><text:span text:style-name="T27_9"><text:s/></text:span><text:span text:style-name="T27_10">to</text:span><text:span text:style-name="T27_11"><text:s/></text:span><text:span text:style-name="T27_12">make</text:span><text:span text:style-name="T27_13"><text:s/></text:span><text:span text:style-name="T27_14">sure</text:span><text:span text:style-name="T27_15"><text:s/></text:span><text:span text:style-name="T27_16">that</text:span><text:span text:style-name="T27_17"><text:s/></text:span><text:span text:style-name="T27_18">the</text:span><text:span text:style-name="T27_19"><text:s/></text:span><text:span text:style-name="T27_20">feedback</text:span><text:span text:style-name="T27_21"><text:s/></text:span><text:span text:style-name="T27_22">we</text:span><text:span text:style-name="T27_23"><text:s/></text:span><text:span text:style-name="T27_24">give</text:span><text:span text:style-name="T27_25"><text:s/></text:span><text:span text:style-name="T27_26">to</text:span><text:span text:style-name="T27_27"><text:s/></text:span><text:span text:style-name="T27_28">students</text:span><text:span text:style-name="T27_29"><text:s/></text:span><text:span text:style-name="T27_30">is</text:span><text:span text:style-name="T27_31"><text:s/></text:span><text:span text:style-name="T27_32">consistent</text:span><text:span text:style-name="T27_33"><text:s/></text:span><text:span text:style-name="T27_34">with</text:span><text:span text:style-name="T27_35"><text:s/></text:span><text:span text:style-name="T27_36">the</text:span><text:span text:style-name="T27_37"><text:s/></text:span><text:span text:style-name="T27_38">expectations</text:span><text:span text:style-name="T27_39"><text:s/></text:span><text:span text:style-name="T27_40">we</text:span><text:span text:style-name="T27_41"><text:s/></text:span><text:span text:style-name="T27_42">set</text:span><text:span text:style-name="T27_43"><text:s/></text:span><text:span text:style-name="T27_44">forth</text:span><text:span text:style-name="T27_45"><text:s/></text:span><text:span text:style-name="T27_46">for</text:span><text:span text:style-name="T27_47"><text:s/></text:span><text:span text:style-name="T27_48">our</text:span><text:span text:style-name="T27_49"><text:s/></text:span><text:span text:style-name="T27_50">students</text:span><text:span text:style-name="T27_51">.<text:s text:c="2"/></text:span><text:span text:style-name="T27_52">We</text:span><text:span text:style-name="T27_53"><text:s/></text:span><text:span text:style-name="T27_54">want</text:span><text:span text:style-name="T27_55"><text:s/></text:span><text:span text:style-name="T27_56">to</text:span><text:span text:style-name="T27_57"><text:s/></text:span><text:span text:style-name="T27_58">be</text:span><text:span text:style-name="T27_59"><text:s/></text:span><text:span text:style-name="T27_60">careful</text:span><text:span text:style-name="T27_61"><text:s/></text:span><text:span text:style-name="T27_62">not</text:span><text:span text:style-name="T27_63"><text:s/></text:span><text:span text:style-name="T27_64">to</text:span><text:span text:style-name="T27_65"><text:s/></text:span><text:span text:style-name="T27_66">criticize</text:span><text:span text:style-name="T27_67"><text:s/></text:span><text:span text:style-name="T27_68">students</text:span><text:span text:style-name="T27_69">’<text:s/></text:span><text:span text:style-name="T27_70">writing</text:span><text:span text:style-name="T27_71"><text:s/></text:span><text:span text:style-name="T27_72">along</text:span><text:span text:style-name="T27_73"><text:s/></text:span><text:span text:style-name="T27_74">some</text:span><text:span text:style-name="T27_75"><text:s/></text:span><text:span text:style-name="T27_76">dimension</text:span><text:span text:style-name="T27_77"><text:s/></text:span><text:span text:style-name="T27_78">that</text:span><text:span text:style-name="T27_79"><text:s/></text:span><text:span text:style-name="T27_80">we</text:span><text:span text:style-name="T27_81"><text:s/></text:span><text:span text:style-name="T27_82">never</text:span><text:span text:style-name="T27_83"><text:s/></text:span><text:span text:style-name="T27_84">communicated</text:span><text:span text:style-name="T27_85">.<text:s text:c="2"/></text:span><text:span text:style-name="T27_86">We</text:span><text:span text:style-name="T27_87"><text:s/></text:span><text:span text:style-name="T27_88">want</text:span><text:span text:style-name="T27_89"><text:s/></text:span><text:span text:style-name="T27_90">to</text:span><text:span text:style-name="T27_91"><text:s/></text:span><text:span text:style-name="T27_92">make</text:span><text:span text:style-name="T27_93"><text:s/></text:span><text:span text:style-name="T27_94">sure</text:span><text:span text:style-name="T27_95"><text:s/></text:span><text:span text:style-name="T27_96">that</text:span><text:span text:style-name="T27_97"><text:s/></text:span><text:span text:style-name="T27_98">we</text:span><text:span text:style-name="T27_99"><text:s/></text:span><text:span text:style-name="T27_100">have</text:span><text:span text:style-name="T27_101"><text:s/></text:span><text:span text:style-name="T27_102">a</text:span><text:span text:style-name="T27_103"><text:s/></text:span><text:span text:style-name="T27_104">clear</text:span><text:span text:style-name="T27_105"><text:s/></text:span><text:span text:style-name="T27_106">set</text:span><text:span text:style-name="T27_107"><text:s/></text:span><text:span text:style-name="T27_108">of</text:span><text:span text:style-name="T27_109"><text:s/></text:span><text:span text:style-name="T27_110">expectations</text:span><text:span text:style-name="T27_111"><text:s/></text:span><text:span text:style-name="T27_112">for</text:span><text:span text:style-name="T27_113"><text:s/></text:span><text:span text:style-name="T27_114">our</text:span><text:span text:style-name="T27_115"><text:s/></text:span><text:span text:style-name="T27_116">writing</text:span><text:span text:style-name="T27_117"><text:s/></text:span><text:span text:style-name="T27_118">assignment</text:span><text:span text:style-name="T27_119"><text:s/></text:span><text:span text:style-name="T27_120">that</text:span><text:span text:style-name="T27_121"><text:s/></text:span><text:span text:style-name="T27_122">we</text:span><text:span text:style-name="T27_123"><text:s/></text:span><text:span text:style-name="T27_124">share</text:span><text:span text:style-name="T27_125"><text:s/></text:span><text:span text:style-name="T27_126">with</text:span><text:span text:style-name="T27_127"><text:s/></text:span><text:span text:style-name="T27_128">our</text:span><text:span text:style-name="T27_129"><text:s/></text:span><text:span text:style-name="T27_130">students</text:span><text:span text:style-name="T27_131">,<text:s/></text:span><text:span text:style-name="T27_132">and</text:span><text:span text:style-name="T27_133"><text:s/></text:span><text:span text:style-name="T27_134">that</text:span><text:span text:style-name="T27_135"><text:s/></text:span><text:span text:style-name="T27_136">the</text:span><text:span text:style-name="T27_137"><text:s/></text:span><text:span text:style-name="T27_138">feedback</text:span><text:span text:style-name="T27_139"><text:s/></text:span><text:span text:style-name="T27_140">we</text:span><text:span text:style-name="T27_141"><text:s/></text:span><text:span text:style-name="T27_142">give</text:span><text:span text:style-name="T27_143"><text:s/></text:span><text:span text:style-name="T27_144">students</text:span><text:span text:style-name="T27_145"><text:s/></text:span><text:span text:style-name="T27_146">keeps</text:span><text:span text:style-name="T27_147"><text:s/></text:span><text:span text:style-name="T27_148">them</text:span><text:span text:style-name="T27_149"><text:s/></text:span><text:span text:style-name="T27_150">focused</text:span><text:span text:style-name="T27_151"><text:s/></text:span><text:span text:style-name="T27_152">on</text:span><text:span text:style-name="T27_153"><text:s/></text:span><text:span text:style-name="T27_154">these</text:span><text:span text:style-name="T27_155"><text:s/></text:span><text:span text:style-name="T27_156">objectives</text:span><text:span text:style-name="T27_157">.</text:span></text:p>
      <text:p text:style-name="P28"/>
      <text:p text:style-name="P29"><text:span text:style-name="T29_1">The</text:span><text:span text:style-name="T29_2"><text:s/></text:span><text:span text:style-name="T29_3">Course</text:span></text:p>
      <text:p text:style-name="P30"><text:span text:style-name="T30_1">This</text:span><text:span text:style-name="T30_2"><text:s/></text:span><text:span text:style-name="T30_3">lesson</text:span><text:span text:style-name="T30_4"><text:s/></text:span><text:span text:style-name="T30_5">study</text:span><text:span text:style-name="T30_6"><text:s/></text:span><text:span text:style-name="T30_7">takes</text:span><text:span text:style-name="T30_8"><text:s/></text:span><text:span text:style-name="T30_9">place</text:span><text:span text:style-name="T30_10"><text:s/></text:span><text:span text:style-name="T30_11">in</text:span><text:span text:style-name="T30_12"><text:s/></text:span><text:span text:style-name="T30_13">BUS</text:span><text:span text:style-name="T30_14"><text:s/>230:<text:s/></text:span><text:span text:style-name="T30_15">Business</text:span><text:span text:style-name="T30_16"><text:s/></text:span><text:span text:style-name="T30_17">and</text:span><text:span text:style-name="T30_18"><text:s/></text:span><text:span text:style-name="T30_19">Economics</text:span><text:span text:style-name="T30_20"><text:s/></text:span><text:span text:style-name="T30_21">Research</text:span><text:span text:style-name="T30_22"><text:s/></text:span><text:span text:style-name="T30_23">and</text:span><text:span text:style-name="T30_24"><text:s/></text:span><text:span text:style-name="T30_25">Communication</text:span><text:span text:style-name="T30_26">,<text:s/></text:span><text:span text:style-name="T30_27">a</text:span><text:span text:style-name="T30_28"><text:s/></text:span><text:span text:style-name="T30_29">sophomore</text:span><text:span text:style-name="T30_30">-</text:span><text:span text:style-name="T30_31">level</text:span><text:span text:style-name="T30_32"><text:s/></text:span><text:span text:style-name="T30_33">business</text:span><text:span text:style-name="T30_34"><text:s/></text:span><text:span text:style-name="T30_35">research</text:span><text:span text:style-name="T30_36"><text:s/></text:span><text:span text:style-name="T30_37">methods</text:span><text:span text:style-name="T30_38"><text:s/></text:span><text:span text:style-name="T30_39">course</text:span><text:span text:style-name="T30_40"><text:s/></text:span><text:span text:style-name="T30_41">at</text:span><text:span text:style-name="T30_42"><text:s/></text:span><text:span text:style-name="T30_43">the</text:span><text:span text:style-name="T30_44"><text:s/></text:span><text:span text:style-name="T30_45">University</text:span><text:span text:style-name="T30_46"><text:s/></text:span><text:span text:style-name="T30_47">of</text:span><text:span text:style-name="T30_48"><text:s/></text:span><text:span text:style-name="T30_49">Wisconsin</text:span><text:span text:style-name="T30_50"><text:s/>-<text:s/></text:span><text:span text:style-name="T30_51">La</text:span><text:span text:style-name="T30_52"><text:s/></text:span><text:span text:style-name="T30_53">Crosse</text:span><text:span text:style-name="T30_54">.<text:s text:c="2"/></text:span><text:span text:style-name="T30_55">The</text:span><text:span text:style-name="T30_56"><text:s/></text:span><text:span text:style-name="T30_57">course</text:span><text:span text:style-name="T30_58"><text:s/></text:span><text:span text:style-name="T30_59">is</text:span><text:span text:style-name="T30_60"><text:s/></text:span><text:span text:style-name="T30_61">required</text:span><text:span text:style-name="T30_62"><text:s/></text:span><text:span text:style-name="T30_63">for</text:span><text:span text:style-name="T30_64"><text:s/></text:span><text:span text:style-name="T30_65">all</text:span><text:span text:style-name="T30_66"><text:s/></text:span><text:span text:style-name="T30_67">students</text:span><text:span text:style-name="T30_68"><text:s/></text:span><text:span text:style-name="T30_69">with</text:span><text:span text:style-name="T30_70"><text:s/></text:span><text:span text:style-name="T30_71">a</text:span><text:span text:style-name="T30_72"><text:s/></text:span><text:span text:style-name="T30_73">major</text:span><text:span text:style-name="T30_74"><text:s/></text:span><text:span text:style-name="T30_75">in</text:span><text:span text:style-name="T30_76"><text:s/></text:span><text:span text:style-name="T30_77">the</text:span><text:span text:style-name="T30_78"><text:s/></text:span><text:span text:style-name="T30_79">College</text:span><text:span text:style-name="T30_80"><text:s/></text:span><text:span text:style-name="T30_81">of</text:span><text:span text:style-name="T30_82"><text:s/></text:span><text:span text:style-name="T30_83">Business</text:span><text:span text:style-name="T30_84"><text:s/></text:span><text:span text:style-name="T30_85">Administration</text:span><text:span text:style-name="T30_86">,<text:s/></text:span><text:span text:style-name="T30_87">and</text:span><text:span text:style-name="T30_88"><text:s/></text:span><text:span text:style-name="T30_89">it</text:span><text:span text:style-name="T30_90"><text:s/></text:span><text:span text:style-name="T30_91">serves</text:span><text:span text:style-name="T30_92"><text:s/></text:span><text:span text:style-name="T30_93">this</text:span><text:span text:style-name="T30_94"><text:s/></text:span><text:span text:style-name="T30_95">population</text:span><text:span text:style-name="T30_96"><text:s/></text:span><text:span text:style-name="T30_97">exclusively</text:span><text:span text:style-name="T30_98">.<text:s text:c="2"/></text:span><text:span text:style-name="T30_99">The</text:span><text:span text:style-name="T30_100"><text:s/></text:span><text:span text:style-name="T30_101">course</text:span><text:span text:style-name="T30_102"><text:s/></text:span><text:span text:style-name="T30_103">involves</text:span><text:span text:style-name="T30_104"><text:s/></text:span><text:span text:style-name="T30_105">a</text:span><text:span text:style-name="T30_106"><text:s/></text:span><text:span text:style-name="T30_107">semester</text:span><text:span text:style-name="T30_108">-</text:span><text:span text:style-name="T30_109">long</text:span><text:span text:style-name="T30_110"><text:s/></text:span><text:span text:style-name="T30_111">research</text:span><text:span text:style-name="T30_112"><text:s/></text:span><text:span text:style-name="T30_113">project</text:span><text:span text:style-name="T30_114"><text:s/></text:span><text:span text:style-name="T30_115">in</text:span><text:span text:style-name="T30_116"><text:s/></text:span><text:span text:style-name="T30_117">which</text:span><text:span text:style-name="T30_118"><text:s/></text:span><text:span text:style-name="T30_119">the</text:span><text:span text:style-name="T30_120"><text:s/></text:span><text:span text:style-name="T30_121">students</text:span><text:span text:style-name="T30_122"><text:s/></text:span><text:span text:style-name="T30_123">work</text:span><text:span text:style-name="T30_124"><text:s/></text:span><text:span text:style-name="T30_125">in</text:span><text:span text:style-name="T30_126"><text:s/></text:span><text:span text:style-name="T30_127">groups</text:span><text:span text:style-name="T30_128"><text:s/></text:span><text:span text:style-name="T30_129">of</text:span><text:span text:style-name="T30_130"><text:s/>3<text:s/></text:span><text:span text:style-name="T30_131">to</text:span><text:span text:style-name="T30_132"><text:s/>5<text:s/></text:span><text:span text:style-name="T30_133">people</text:span><text:span text:style-name="T30_134">.<text:s text:c="2"/></text:span><text:span text:style-name="T30_135">The</text:span><text:span text:style-name="T30_136"><text:s/></text:span><text:span text:style-name="T30_137">project</text:span><text:span text:style-name="T30_138"><text:s/></text:span><text:span text:style-name="T30_139">involves</text:span><text:span text:style-name="T30_140"><text:s/></text:span><text:span text:style-name="T30_141">finding</text:span><text:span text:style-name="T30_142"><text:s/></text:span><text:span text:style-name="T30_143">a</text:span><text:span text:style-name="T30_144"><text:s/></text:span><text:span text:style-name="T30_145">question</text:span><text:span text:style-name="T30_146">,<text:s/></text:span><text:span text:style-name="T30_147">finding</text:span><text:span text:style-name="T30_148"><text:s/></text:span><text:span text:style-name="T30_149">background</text:span><text:span text:style-name="T30_150"><text:s/></text:span><text:span text:style-name="T30_151">information</text:span><text:span text:style-name="T30_152"><text:s/></text:span><text:span text:style-name="T30_153">and</text:span><text:span text:style-name="T30_154"><text:s/></text:span><text:span text:style-name="T30_155">literature</text:span><text:span text:style-name="T30_156"><text:s/></text:span><text:span text:style-name="T30_157">on</text:span><text:span text:style-name="T30_158"><text:s/></text:span><text:span text:style-name="T30_159">the</text:span><text:span text:style-name="T30_160"><text:s/></text:span><text:span text:style-name="T30_161">topic</text:span><text:span text:style-name="T30_162">,<text:s/></text:span><text:span text:style-name="T30_163">developing</text:span><text:span text:style-name="T30_164"><text:s/></text:span><text:span text:style-name="T30_165">and</text:span><text:span text:style-name="T30_166"><text:s/></text:span><text:span text:style-name="T30_167">administering</text:span><text:span text:style-name="T30_168"><text:s/></text:span><text:span text:style-name="T30_169">a</text:span><text:span text:style-name="T30_170"><text:s/></text:span><text:span text:style-name="T30_171">survey</text:span><text:span text:style-name="T30_172">,<text:s/></text:span><text:span text:style-name="T30_173">analyzing</text:span><text:span text:style-name="T30_174"><text:s/></text:span><text:span text:style-name="T30_175">data</text:span><text:span text:style-name="T30_176"><text:s/></text:span><text:span text:style-name="T30_177">using</text:span><text:span text:style-name="T30_178"><text:s/></text:span><text:span text:style-name="T30_179">elementary</text:span><text:span text:style-name="T30_180"><text:s/></text:span><text:span text:style-name="T30_181">statistical</text:span><text:span text:style-name="T30_182"><text:s/></text:span><text:span text:style-name="T30_183">methods</text:span><text:span text:style-name="T30_184">,<text:s/></text:span><text:span text:style-name="T30_185">and</text:span><text:span text:style-name="T30_186"><text:s/></text:span><text:span text:style-name="T30_187">writing</text:span><text:span text:style-name="T30_188"><text:s/></text:span><text:span text:style-name="T30_189">a</text:span><text:span text:style-name="T30_190"><text:s/></text:span><text:span text:style-name="T30_191">final</text:span><text:span text:style-name="T30_192"><text:s/></text:span><text:span text:style-name="T30_193">paper</text:span><text:span text:style-name="T30_194">.<text:s text:c="2"/></text:span><text:span text:style-name="T30_195">The</text:span><text:span text:style-name="T30_196"><text:s/></text:span><text:span text:style-name="T30_197">final</text:span><text:span text:style-name="T30_198"><text:s/></text:span><text:span text:style-name="T30_199">paper</text:span><text:span text:style-name="T30_200"><text:s/></text:span><text:span text:style-name="T30_201">has</text:span><text:span text:style-name="T30_202"><text:s/></text:span><text:span text:style-name="T30_203">multiple</text:span><text:span text:style-name="T30_204"><text:s/></text:span><text:span text:style-name="T30_205">sections</text:span><text:span text:style-name="T30_206"><text:s/></text:span><text:span text:style-name="T30_207">including</text:span><text:span text:style-name="T30_208"><text:s/></text:span><text:span text:style-name="T30_209">an</text:span><text:span text:style-name="T30_210"><text:s/></text:span><text:span text:style-name="T30_211">introduction</text:span><text:span text:style-name="T30_212"><text:s/>/<text:s/></text:span><text:span text:style-name="T30_213">literature</text:span><text:span text:style-name="T30_214"><text:s/></text:span><text:span text:style-name="T30_215">review</text:span><text:span text:style-name="T30_216">,<text:s/></text:span><text:span text:style-name="T30_217">methodology</text:span><text:span text:style-name="T30_218">,<text:s/></text:span><text:span text:style-name="T30_219">results</text:span><text:span text:style-name="T30_220">,<text:s/></text:span><text:span text:style-name="T30_221">and</text:span><text:span text:style-name="T30_222"><text:s/></text:span><text:span text:style-name="T30_223">conclusion</text:span><text:span text:style-name="T30_224"><text:s/>/<text:s/></text:span><text:span text:style-name="T30_225">discussion</text:span><text:span text:style-name="T30_226">.<text:s text:c="2"/></text:span><text:span text:style-name="T30_227">The</text:span><text:span text:style-name="T30_228"><text:s/></text:span><text:span text:style-name="T30_229">lesson</text:span><text:span text:style-name="T30_230"><text:s/></text:span><text:span text:style-name="T30_231">takes</text:span><text:span text:style-name="T30_232"><text:s/></text:span><text:span text:style-name="T30_233">place</text:span><text:span text:style-name="T30_234"><text:s/></text:span><text:span text:style-name="T30_235">at</text:span><text:span text:style-name="T30_236"><text:s/></text:span><text:span text:style-name="T30_237">mid</text:span><text:span text:style-name="T30_238">-</text:span><text:span text:style-name="T30_239">semester</text:span><text:span text:style-name="T30_240">,<text:s/></text:span><text:span text:style-name="T30_241">after</text:span><text:span text:style-name="T30_242"><text:s/></text:span><text:span text:style-name="T30_243">students</text:span><text:span text:style-name="T30_244"><text:s/></text:span><text:span text:style-name="T30_245">have</text:span><text:span text:style-name="T30_246"><text:s/></text:span><text:span text:style-name="T30_247">spent</text:span><text:span text:style-name="T30_248"><text:s/></text:span><text:span text:style-name="T30_249">some</text:span><text:span text:style-name="T30_250"><text:s/></text:span><text:span text:style-name="T30_251">time</text:span><text:span text:style-name="T30_252"><text:s/></text:span><text:span text:style-name="T30_253">developing</text:span><text:span text:style-name="T30_254"><text:s/></text:span><text:span text:style-name="T30_255">their</text:span><text:span text:style-name="T30_256"><text:s/></text:span><text:span text:style-name="T30_257">research</text:span><text:span text:style-name="T30_258"><text:s/></text:span><text:span text:style-name="T30_259">question</text:span><text:span text:style-name="T30_260"><text:s/></text:span><text:span text:style-name="T30_261">and</text:span><text:span text:style-name="T30_262"><text:s/></text:span><text:span text:style-name="T30_263">reviewing</text:span><text:span text:style-name="T30_264"><text:s/></text:span><text:span text:style-name="T30_265">the</text:span><text:span text:style-name="T30_266"><text:s/></text:span><text:span text:style-name="T30_267">literature</text:span><text:span text:style-name="T30_268">.<text:s text:c="2"/></text:span><text:span text:style-name="T30_269">At</text:span><text:span text:style-name="T30_270"><text:s/></text:span><text:span text:style-name="T30_271">the</text:span><text:span text:style-name="T30_272"><text:s/></text:span><text:span text:style-name="T30_273">time</text:span><text:span text:style-name="T30_274"><text:s/></text:span><text:span text:style-name="T30_275">of</text:span><text:span text:style-name="T30_276"><text:s/></text:span><text:span text:style-name="T30_277">our</text:span><text:span text:style-name="T30_278"><text:s/></text:span><text:span text:style-name="T30_279">classroom</text:span><text:span text:style-name="T30_280"><text:s/></text:span><text:span text:style-name="T30_281">observation</text:span><text:span text:style-name="T30_282">,<text:s/></text:span><text:span text:style-name="T30_283">the</text:span><text:span text:style-name="T30_284"><text:s/></text:span><text:span text:style-name="T30_285">students</text:span><text:span text:style-name="T30_286"><text:s/></text:span><text:span text:style-name="T30_287">receive</text:span><text:span text:style-name="T30_288"><text:s/></text:span><text:span text:style-name="T30_289">the</text:span><text:span text:style-name="T30_290"><text:s/></text:span><text:span text:style-name="T30_291">first</text:span><text:span text:style-name="T30_292"><text:s/></text:span><text:span text:style-name="T30_293">feedback</text:span><text:span text:style-name="T30_294"><text:s/></text:span><text:span text:style-name="T30_295">of</text:span><text:span text:style-name="T30_296"><text:s/></text:span><text:span text:style-name="T30_297">their</text:span><text:span text:style-name="T30_298"><text:s/></text:span><text:span text:style-name="T30_299">first</text:span><text:span text:style-name="T30_300"><text:s/></text:span><text:span text:style-name="T30_301">draft</text:span><text:span text:style-name="T30_302"><text:s/></text:span><text:span text:style-name="T30_303">of</text:span><text:span text:style-name="T30_304"><text:s/></text:span><text:span text:style-name="T30_305">the</text:span><text:span text:style-name="T30_306"><text:s/></text:span><text:span text:style-name="T30_307">introduction</text:span><text:span text:style-name="T30_308"><text:s/></text:span><text:span text:style-name="T30_309">section</text:span><text:span text:style-name="T30_310"><text:s/></text:span><text:span text:style-name="T30_311">of</text:span><text:span text:style-name="T30_312"><text:s/></text:span><text:span text:style-name="T30_313">their</text:span><text:span text:style-name="T30_314"><text:s/></text:span><text:span text:style-name="T30_315">final</text:span><text:span text:style-name="T30_316"><text:s/></text:span><text:span text:style-name="T30_317">paper</text:span><text:span text:style-name="T30_318">.<text:s text:c="2"/></text:span><text:span text:style-name="T30_319">We</text:span><text:span text:style-name="T30_320"><text:s/></text:span><text:span text:style-name="T30_321">conducted</text:span><text:span text:style-name="T30_322"><text:s/></text:span><text:span text:style-name="T30_323">our</text:span><text:span text:style-name="T30_324"><text:s/></text:span><text:span text:style-name="T30_325">lesson</text:span><text:span text:style-name="T30_326"><text:s/></text:span><text:span text:style-name="T30_327">study</text:span><text:span text:style-name="T30_328"><text:s/></text:span><text:span text:style-name="T30_329">over</text:span><text:span text:style-name="T30_330"><text:s/></text:span><text:span text:style-name="T30_331">the</text:span><text:span text:style-name="T30_332"><text:s/></text:span><text:span text:style-name="T30_333">two</text:span><text:span text:style-name="T30_334"><text:s/></text:span><text:span text:style-name="T30_335">semesters</text:span><text:span text:style-name="T30_336">,<text:s/></text:span><text:span text:style-name="T30_337">Fall</text:span><text:span text:style-name="T30_338"><text:s/>2012<text:s/></text:span><text:span text:style-name="T30_339">and</text:span><text:span text:style-name="T30_340"><text:s/></text:span><text:span text:style-name="T30_341">Spring</text:span><text:span text:style-name="T30_342"><text:s/>2013.</text:span></text:p>
      <text:p text:style-name="P31"/>
      <text:p text:style-name="P32"><text:span text:style-name="T32_1">Learning</text:span><text:span text:style-name="T32_2"><text:s/></text:span><text:span text:style-name="T32_3">Goals</text:span></text:p>
      <text:p text:style-name="P33"><text:span text:style-name="T33_1">The</text:span><text:span text:style-name="T33_2"><text:s/></text:span><text:span text:style-name="T33_3">learning</text:span><text:span text:style-name="T33_4"><text:s/></text:span><text:span text:style-name="T33_5">goals</text:span><text:span text:style-name="T33_6"><text:s/></text:span><text:span text:style-name="T33_7">for</text:span><text:span text:style-name="T33_8"><text:s/></text:span><text:span text:style-name="T33_9">the</text:span><text:span text:style-name="T33_10"><text:s/></text:span><text:span text:style-name="T33_11">lesson</text:span><text:span text:style-name="T33_12"><text:s/></text:span><text:span text:style-name="T33_13">are</text:span><text:span text:style-name="T33_14"><text:s/></text:span><text:span text:style-name="T33_15">the</text:span><text:span text:style-name="T33_16"><text:s/></text:span><text:span text:style-name="T33_17">learning</text:span><text:span text:style-name="T33_18"><text:s/></text:span><text:span text:style-name="T33_19">goals</text:span><text:span text:style-name="T33_20"><text:s/></text:span><text:span text:style-name="T33_21">for</text:span><text:span text:style-name="T33_22"><text:s/></text:span><text:span text:style-name="T33_23">the</text:span><text:span text:style-name="T33_24"><text:s/></text:span><text:span text:style-name="T33_25">introduction</text:span><text:span text:style-name="T33_26"><text:s/></text:span><text:span text:style-name="T33_27">assignment</text:span><text:span text:style-name="T33_28">.<text:s text:c="2"/></text:span><text:span text:style-name="T33_29">Our</text:span><text:span text:style-name="T33_30"><text:s/></text:span><text:span text:style-name="T33_31">hope</text:span><text:span text:style-name="T33_32"><text:s/></text:span><text:span text:style-name="T33_33">is</text:span><text:span text:style-name="T33_34"><text:s/></text:span><text:span text:style-name="T33_35">that</text:span><text:span text:style-name="T33_36"><text:s/></text:span><text:span text:style-name="T33_37">students</text:span><text:span text:style-name="T33_38"><text:s/></text:span><text:span text:style-name="T33_39">use</text:span><text:span text:style-name="T33_40"><text:s/></text:span><text:span text:style-name="T33_41">their</text:span><text:span text:style-name="T33_42"><text:s/></text:span><text:span text:style-name="T33_43">feedback</text:span><text:span text:style-name="T33_44"><text:s/></text:span><text:span text:style-name="T33_45">to</text:span><text:span text:style-name="T33_46"><text:s/></text:span><text:span text:style-name="T33_47">identify</text:span><text:span text:style-name="T33_48"><text:s/></text:span><text:span text:style-name="T33_49">and</text:span><text:span text:style-name="T33_50"><text:s/></text:span><text:span text:style-name="T33_51">work</text:span><text:span text:style-name="T33_52"><text:s/></text:span><text:span text:style-name="T33_53">on</text:span><text:span text:style-name="T33_54"><text:s/></text:span><text:span text:style-name="T33_55">the</text:span><text:span text:style-name="T33_56"><text:s/></text:span><text:span text:style-name="T33_57">learning</text:span><text:span text:style-name="T33_58"><text:s/></text:span><text:span text:style-name="T33_59">goals</text:span><text:span text:style-name="T33_60"><text:s/></text:span><text:span text:style-name="T33_61">in</text:span><text:span text:style-name="T33_62"><text:s/></text:span><text:span text:style-name="T33_63">which</text:span><text:span text:style-name="T33_64"><text:s/></text:span><text:span text:style-name="T33_65">they</text:span><text:span text:style-name="T33_66"><text:s/></text:span><text:span text:style-name="T33_67">most</text:span><text:span text:style-name="T33_68"><text:s/></text:span><text:span text:style-name="T33_69">need</text:span><text:span text:style-name="T33_70"><text:s/></text:span><text:span text:style-name="T33_71">improvement</text:span><text:span text:style-name="T33_72">.</text:span></text:p>
      <text:p text:style-name="P34"><text:span text:style-name="T34_1"><text:tab/></text:span><text:span text:style-name="T34_2">On</text:span><text:span text:style-name="T34_3"><text:s/></text:span><text:span text:style-name="T34_4">the</text:span><text:span text:style-name="T34_5"><text:s/></text:span><text:span text:style-name="T34_6">class</text:span><text:span text:style-name="T34_7"><text:s/></text:span><text:span text:style-name="T34_8">syllabus</text:span><text:span text:style-name="T34_9">,<text:s/></text:span><text:span text:style-name="T34_10">we</text:span><text:span text:style-name="T34_11"><text:s/></text:span><text:span text:style-name="T34_12">identify</text:span><text:span text:style-name="T34_13"><text:s/></text:span><text:span text:style-name="T34_14">some</text:span><text:span text:style-name="T34_15"><text:s/></text:span><text:span text:style-name="T34_16">broad</text:span><text:span text:style-name="T34_17"><text:s/></text:span><text:span text:style-name="T34_18">learning</text:span><text:span text:style-name="T34_19"><text:s/></text:span><text:span text:style-name="T34_20">goals</text:span><text:span text:style-name="T34_21"><text:s/></text:span><text:span text:style-name="T34_22">for</text:span><text:span text:style-name="T34_23"><text:s/></text:span><text:span text:style-name="T34_24">the</text:span><text:span text:style-name="T34_25"><text:s/></text:span><text:span text:style-name="T34_26">entire</text:span><text:span text:style-name="T34_27"><text:s/></text:span><text:span text:style-name="T34_28">course</text:span><text:span text:style-name="T34_29">.<text:s text:c="2"/></text:span><text:span text:style-name="T34_30">The</text:span><text:span text:style-name="T34_31"><text:s/></text:span><text:span text:style-name="T34_32">introduction</text:span><text:span text:style-name="T34_33"><text:s/></text:span><text:span text:style-name="T34_34">assignment</text:span><text:span text:style-name="T34_35"><text:s/></text:span><text:span text:style-name="T34_36">maps</text:span><text:span text:style-name="T34_37"><text:s/></text:span><text:span text:style-name="T34_38">to</text:span><text:span text:style-name="T34_39"><text:s/></text:span><text:span text:style-name="T34_40">two</text:span><text:span text:style-name="T34_41"><text:s/></text:span><text:span text:style-name="T34_42">of</text:span><text:span text:style-name="T34_43"><text:s/></text:span><text:span text:style-name="T34_44">these</text:span><text:span text:style-name="T34_45">:</text:span></text:p>
      <text:p text:style-name="P35"/>
      <text:list text:style-name="LS1" xml:id="list0">
        <text:list-item>
          <text:p text:style-name="P36"><text:span text:style-name="T36_1">Develop</text:span><text:span text:style-name="T36_2"><text:s/></text:span><text:span text:style-name="T36_3">the</text:span><text:span text:style-name="T36_4"><text:s/></text:span><text:span text:style-name="T36_5">ability</text:span><text:span text:style-name="T36_6"><text:s/></text:span><text:span text:style-name="T36_7">to</text:span><text:span text:style-name="T36_8"><text:s/></text:span><text:span text:style-name="T36_9">define</text:span><text:span text:style-name="T36_10"><text:s/></text:span><text:span text:style-name="T36_11">a</text:span><text:span text:style-name="T36_12"><text:s/></text:span><text:span text:style-name="T36_13">research</text:span><text:span text:style-name="T36_14"><text:s/></text:span><text:span text:style-name="T36_15">problem</text:span><text:span text:style-name="T36_16">.<text:s/></text:span><text:span text:style-name="T36_17">Formulate</text:span><text:span text:style-name="T36_18"><text:s/></text:span><text:span text:style-name="T36_19">research</text:span><text:span text:style-name="T36_20"><text:s/></text:span><text:span text:style-name="T36_21">questions</text:span><text:span text:style-name="T36_22"><text:s/></text:span><text:span text:style-name="T36_23">and</text:span><text:span text:style-name="T36_24"><text:s/></text:span><text:span text:style-name="T36_25">hypotheses</text:span><text:span text:style-name="T36_26"><text:s/></text:span><text:span text:style-name="T36_27">that</text:span><text:span text:style-name="T36_28"><text:s/></text:span><text:span text:style-name="T36_29">are</text:span><text:span text:style-name="T36_30"><text:s/></text:span><text:span text:style-name="T36_31">measurable</text:span><text:span text:style-name="T36_32">,<text:s/></text:span><text:span text:style-name="T36_33">well</text:span><text:span text:style-name="T36_34">-</text:span><text:span text:style-name="T36_35">defined</text:span><text:span text:style-name="T36_36">,<text:s/></text:span><text:span text:style-name="T36_37">address</text:span><text:span text:style-name="T36_38"><text:s/></text:span><text:span text:style-name="T36_39">the</text:span><text:span text:style-name="T36_40"><text:s/></text:span><text:span text:style-name="T36_41">overall</text:span><text:span text:style-name="T36_42"><text:s/></text:span><text:span text:style-name="T36_43">problem</text:span><text:span text:style-name="T36_44">,<text:s/></text:span><text:span text:style-name="T36_45">are</text:span><text:span text:style-name="T36_46"><text:s/></text:span><text:span text:style-name="T36_47">directly</text:span><text:span text:style-name="T36_48"><text:s/></text:span><text:span text:style-name="T36_49">related</text:span><text:span text:style-name="T36_50">,<text:s/></text:span><text:span text:style-name="T36_51">and</text:span><text:span text:style-name="T36_52"><text:s/></text:span><text:span text:style-name="T36_53">reflect</text:span><text:span text:style-name="T36_54"><text:s/></text:span><text:span text:style-name="T36_55">the</text:span><text:span text:style-name="T36_56"><text:s/></text:span><text:span text:style-name="T36_57">scope</text:span><text:span text:style-name="T36_58"><text:s/></text:span><text:span text:style-name="T36_59">of</text:span><text:span text:style-name="T36_60"><text:s/></text:span><text:span text:style-name="T36_61">the</text:span><text:span text:style-name="T36_62"><text:s/></text:span><text:span text:style-name="T36_63">problem</text:span><text:span text:style-name="T36_64">.<text:s/></text:span></text:p>
        </text:list-item>
        <text:list-item>
          <text:p text:style-name="P37"><text:span text:style-name="T37_1">Develop</text:span><text:span text:style-name="T37_2"><text:s/></text:span><text:span text:style-name="T37_3">the</text:span><text:span text:style-name="T37_4"><text:s/></text:span><text:span text:style-name="T37_5">ability</text:span><text:span text:style-name="T37_6"><text:s/></text:span><text:span text:style-name="T37_7">to</text:span><text:span text:style-name="T37_8"><text:s/></text:span><text:span text:style-name="T37_9">effectively</text:span><text:span text:style-name="T37_10"><text:s/></text:span><text:span text:style-name="T37_11">communicate</text:span><text:span text:style-name="T37_12"><text:s/></text:span><text:span text:style-name="T37_13">research</text:span><text:span text:style-name="T37_14"><text:s/></text:span><text:span text:style-name="T37_15">results</text:span><text:span text:style-name="T37_16"><text:s/></text:span><text:span text:style-name="T37_17">both</text:span><text:span text:style-name="T37_18"><text:s/></text:span><text:span text:style-name="T37_19">written</text:span><text:span text:style-name="T37_20"><text:s/></text:span><text:span text:style-name="T37_21">and</text:span><text:span text:style-name="T37_22"><text:s/></text:span><text:span text:style-name="T37_23">orally</text:span><text:span text:style-name="T37_24">.</text:span></text:p>
        </text:list-item>
      </text:list>
      <text:p text:style-name="P38"/>
      <text:p text:style-name="P39"><text:span text:style-name="T39_1"><text:tab/></text:span><text:span text:style-name="T39_2">We</text:span><text:span text:style-name="T39_3"><text:s/></text:span><text:span text:style-name="T39_4">give</text:span><text:span text:style-name="T39_5"><text:s/></text:span><text:span text:style-name="T39_6">our</text:span><text:span text:style-name="T39_7"><text:s/></text:span><text:span text:style-name="T39_8">students</text:span><text:span text:style-name="T39_9"><text:s/></text:span><text:span text:style-name="T39_10">an</text:span><text:span text:style-name="T39_11"><text:s/></text:span><text:span text:style-name="T39_12">assignment</text:span><text:span text:style-name="T39_13"><text:s/></text:span><text:span text:style-name="T39_14">description</text:span><text:span text:style-name="T39_15"><text:s/></text:span><text:span text:style-name="T39_16">for</text:span><text:span text:style-name="T39_17"><text:s/></text:span><text:span text:style-name="T39_18">the</text:span><text:span text:style-name="T39_19"><text:s/></text:span><text:span text:style-name="T39_20">introduction</text:span><text:span text:style-name="T39_21"><text:s/></text:span><text:span text:style-name="T39_22">section</text:span><text:span text:style-name="T39_23"><text:s/></text:span><text:span text:style-name="T39_24">that</text:span><text:span text:style-name="T39_25"><text:s/></text:span><text:span text:style-name="T39_26">lays</text:span><text:span text:style-name="T39_27"><text:s/></text:span><text:span text:style-name="T39_28">out</text:span><text:span text:style-name="T39_29"><text:s/></text:span><text:span text:style-name="T39_30">our</text:span><text:span text:style-name="T39_31"><text:s/></text:span><text:span text:style-name="T39_32">expectations</text:span><text:span text:style-name="T39_33"><text:s/></text:span><text:span text:style-name="T39_34">for</text:span><text:span text:style-name="T39_35"><text:s/></text:span><text:span text:style-name="T39_36">our</text:span><text:span text:style-name="T39_37"><text:s/></text:span><text:span text:style-name="T39_38">students</text:span><text:span text:style-name="T39_39">,<text:s/></text:span><text:span text:style-name="T39_40">and</text:span><text:span text:style-name="T39_41"><text:s/></text:span><text:span text:style-name="T39_42">also</text:span><text:span text:style-name="T39_43"><text:s/></text:span><text:span text:style-name="T39_44">communicates</text:span><text:span text:style-name="T39_45"><text:s/></text:span><text:span text:style-name="T39_46">some</text:span><text:span text:style-name="T39_47"><text:s/></text:span><text:span text:style-name="T39_48">essential</text:span><text:span text:style-name="T39_49"><text:s/></text:span><text:span text:style-name="T39_50">characteristics</text:span><text:span text:style-name="T39_51"><text:s/></text:span><text:span text:style-name="T39_52">that</text:span><text:span text:style-name="T39_53"><text:s/></text:span><text:span text:style-name="T39_54">are</text:span><text:span text:style-name="T39_55"><text:s/></text:span><text:span text:style-name="T39_56">specific</text:span><text:span text:style-name="T39_57"><text:s/></text:span><text:span text:style-name="T39_58">to</text:span><text:span text:style-name="T39_59"><text:s/></text:span><text:span text:style-name="T39_60">the</text:span><text:span text:style-name="T39_61"><text:s/></text:span><text:span text:style-name="T39_62">introduction</text:span><text:span text:style-name="T39_63"><text:s/></text:span><text:span text:style-name="T39_64">of</text:span><text:span text:style-name="T39_65"><text:s/></text:span><text:span text:style-name="T39_66">this</text:span><text:span text:style-name="T39_67"><text:s/></text:span><text:span text:style-name="T39_68">research</text:span><text:span text:style-name="T39_69"><text:s/></text:span><text:span text:style-name="T39_70">paper</text:span><text:span text:style-name="T39_71">.<text:s text:c="2"/></text:span><text:span text:style-name="T39_72">To</text:span><text:span text:style-name="T39_73"><text:s/></text:span><text:span text:style-name="T39_74">do</text:span><text:span text:style-name="T39_75"><text:s/></text:span><text:span text:style-name="T39_76">this</text:span><text:span text:style-name="T39_77">,<text:s/></text:span><text:span text:style-name="T39_78">our</text:span><text:span text:style-name="T39_79"><text:s/></text:span><text:span text:style-name="T39_80">assignment</text:span><text:span text:style-name="T39_81"><text:s/></text:span><text:span text:style-name="T39_82">description</text:span><text:span text:style-name="T39_83"><text:s/></text:span><text:span text:style-name="T39_84">includes</text:span><text:span text:style-name="T39_85"><text:s/></text:span><text:span text:style-name="T39_86">the</text:span><text:span text:style-name="T39_87"><text:s/></text:span><text:span text:style-name="T39_88">following</text:span><text:span text:style-name="T39_89">,<text:s/></text:span><text:span text:style-name="T39_90">assignment</text:span><text:span text:style-name="T39_91">-</text:span><text:span text:style-name="T39_92">specific</text:span><text:span text:style-name="T39_93">,<text:s/></text:span><text:span text:style-name="T39_94">learning</text:span><text:span text:style-name="T39_95"><text:s/></text:span><text:span text:style-name="T39_96">goals</text:span><text:span text:style-name="T39_97">:</text:span></text:p>
      <text:p text:style-name="P40"/>
      <text:list text:style-name="LS2" xml:id="list2">
        <text:list-item>
          <text:p text:style-name="P41"><text:span text:style-name="T41_1">Clearly</text:span><text:span text:style-name="T41_2"><text:s/></text:span><text:span text:style-name="T41_3">state</text:span><text:span text:style-name="T41_4"><text:s/></text:span><text:span text:style-name="T41_5">the</text:span><text:span text:style-name="T41_6"><text:s/></text:span><text:span text:style-name="T41_7">purpose</text:span><text:span text:style-name="T41_8"><text:s/></text:span><text:span text:style-name="T41_9">of</text:span><text:span text:style-name="T41_10"><text:s/></text:span><text:span text:style-name="T41_11">the</text:span><text:span text:style-name="T41_12"><text:s/></text:span><text:span text:style-name="T41_13">research</text:span><text:span text:style-name="T41_14">:<text:s text:c="2"/></text:span><text:span text:style-name="T41_15">What</text:span><text:span text:style-name="T41_16"><text:s/></text:span><text:span text:style-name="T41_17">do</text:span><text:span text:style-name="T41_18"><text:s/></text:span><text:span text:style-name="T41_19">you</text:span><text:span text:style-name="T41_20"><text:s/></text:span><text:span text:style-name="T41_21">hope</text:span><text:span text:style-name="T41_22"><text:s/></text:span><text:span text:style-name="T41_23">to</text:span><text:span text:style-name="T41_24"><text:s/></text:span><text:span text:style-name="T41_25">accomplish</text:span><text:span text:style-name="T41_26">?<text:s/></text:span><text:span text:style-name="T41_27">Who</text:span><text:span text:style-name="T41_28"><text:s/></text:span><text:span text:style-name="T41_29">is</text:span><text:span text:style-name="T41_30"><text:s/></text:span><text:span text:style-name="T41_31">your</text:span><text:span text:style-name="T41_32"><text:s/></text:span><text:span text:style-name="T41_33">audience</text:span><text:span text:style-name="T41_34">;<text:s/></text:span><text:span text:style-name="T41_35">i</text:span><text:span text:style-name="T41_36">.</text:span><text:span text:style-name="T41_37">e</text:span><text:span text:style-name="T41_38">.<text:s/></text:span><text:span text:style-name="T41_39">who</text:span><text:span text:style-name="T41_40"><text:s/></text:span><text:span text:style-name="T41_41">would</text:span><text:span text:style-name="T41_42"><text:s/></text:span><text:span text:style-name="T41_43">use</text:span><text:span text:style-name="T41_44"><text:s/></text:span><text:span text:style-name="T41_45">or</text:span><text:span text:style-name="T41_46"><text:s/></text:span><text:span text:style-name="T41_47">be</text:span><text:span text:style-name="T41_48"><text:s/></text:span><text:span text:style-name="T41_49">interested</text:span><text:span text:style-name="T41_50"><text:s/></text:span><text:span text:style-name="T41_51">in</text:span><text:span text:style-name="T41_52"><text:s/></text:span><text:span text:style-name="T41_53">your</text:span><text:span text:style-name="T41_54"><text:s/></text:span><text:span text:style-name="T41_55">results</text:span><text:span text:style-name="T41_56">?<text:s text:c="2"/></text:span><text:span text:style-name="T41_57">What</text:span><text:span text:style-name="T41_58"><text:s/></text:span><text:span text:style-name="T41_59">decisions</text:span><text:span text:style-name="T41_60"><text:s/></text:span><text:span text:style-name="T41_61">can</text:span><text:span text:style-name="T41_62"><text:s/></text:span><text:span text:style-name="T41_63">be</text:span><text:span text:style-name="T41_64"><text:s/></text:span><text:span text:style-name="T41_65">better</text:span><text:span text:style-name="T41_66"><text:s/></text:span><text:span text:style-name="T41_67">informed</text:span><text:span text:style-name="T41_68"><text:s/></text:span><text:span text:style-name="T41_69">by</text:span><text:span text:style-name="T41_70"><text:s/></text:span><text:span text:style-name="T41_71">learning</text:span><text:span text:style-name="T41_72"><text:s/></text:span><text:span text:style-name="T41_73">the</text:span><text:span text:style-name="T41_74"><text:s/></text:span><text:span text:style-name="T41_75">outcome</text:span><text:span text:style-name="T41_76"><text:s/></text:span><text:span text:style-name="T41_77">of</text:span><text:span text:style-name="T41_78"><text:s/></text:span><text:span text:style-name="T41_79">your</text:span><text:span text:style-name="T41_80"><text:s/></text:span><text:span text:style-name="T41_81">research</text:span><text:span text:style-name="T41_82"><text:s/></text:span><text:span text:style-name="T41_83">project</text:span><text:span text:style-name="T41_84">?</text:span></text:p>
        </text:list-item>
        <text:list-item>
          <text:p text:style-name="P42"><text:span text:style-name="T42_1">Ask</text:span><text:span text:style-name="T42_2"><text:s/></text:span><text:span text:style-name="T42_3">the</text:span><text:span text:style-name="T42_4"><text:s/></text:span><text:span text:style-name="T42_5">relevant</text:span><text:span text:style-name="T42_6"><text:s/></text:span><text:span text:style-name="T42_7">questions</text:span><text:span text:style-name="T42_8">:<text:s/></text:span><text:span text:style-name="T42_9">Have</text:span><text:span text:style-name="T42_10"><text:s/></text:span><text:span text:style-name="T42_11">all</text:span><text:span text:style-name="T42_12"><text:s/></text:span><text:span text:style-name="T42_13">of</text:span><text:span text:style-name="T42_14"><text:s/></text:span><text:span text:style-name="T42_15">the</text:span><text:span text:style-name="T42_16"><text:s/></text:span><text:span text:style-name="T42_17">relevant</text:span><text:span text:style-name="T42_18"><text:s/></text:span><text:span text:style-name="T42_19">questions</text:span><text:span text:style-name="T42_20"><text:s/></text:span><text:span text:style-name="T42_21">been</text:span><text:span text:style-name="T42_22"><text:s/></text:span><text:span text:style-name="T42_23">asked</text:span><text:span text:style-name="T42_24">?<text:s text:c="2"/></text:span><text:span text:style-name="T42_25">Are</text:span><text:span text:style-name="T42_26"><text:s/></text:span><text:span text:style-name="T42_27">the</text:span><text:span text:style-name="T42_28"><text:s/></text:span><text:span text:style-name="T42_29">questions</text:span><text:span text:style-name="T42_30"><text:s/></text:span><text:span text:style-name="T42_31">focused</text:span><text:span text:style-name="T42_32"><text:s/></text:span><text:span text:style-name="T42_33">on</text:span><text:span text:style-name="T42_34"><text:s/></text:span><text:span text:style-name="T42_35">the</text:span><text:span text:style-name="T42_36"><text:s/></text:span><text:span text:style-name="T42_37">essential</text:span><text:span text:style-name="T42_38"><text:s/></text:span><text:span text:style-name="T42_39">issues</text:span><text:span text:style-name="T42_40">?</text:span></text:p>
        </text:list-item>
        <text:list-item>
          <text:p text:style-name="P43"><text:span text:style-name="T43_1">Communicate</text:span><text:span text:style-name="T43_2"><text:s/></text:span><text:span text:style-name="T43_3">your</text:span><text:span text:style-name="T43_4"><text:s/></text:span><text:span text:style-name="T43_5">message</text:span><text:span text:style-name="T43_6"><text:s/></text:span><text:span text:style-name="T43_7">in</text:span><text:span text:style-name="T43_8"><text:s/></text:span><text:span text:style-name="T43_9">a</text:span><text:span text:style-name="T43_10"><text:s/></text:span><text:span text:style-name="T43_11">clear</text:span><text:span text:style-name="T43_12"><text:s/></text:span><text:span text:style-name="T43_13">and</text:span><text:span text:style-name="T43_14"><text:s/></text:span><text:span text:style-name="T43_15">meaningful</text:span><text:span text:style-name="T43_16"><text:s/></text:span><text:span text:style-name="T43_17">way</text:span><text:span text:style-name="T43_18">.</text:span><text:span text:style-name="T43_19"><text:s text:c="2"/></text:span><text:span text:style-name="T43_20">Convince</text:span><text:span text:style-name="T43_21"><text:s/></text:span><text:span text:style-name="T43_22">your</text:span><text:span text:style-name="T43_23"><text:s/></text:span><text:span text:style-name="T43_24">reader</text:span><text:span text:style-name="T43_25"><text:s/></text:span><text:span text:style-name="T43_26">that</text:span><text:span text:style-name="T43_27"><text:s/></text:span><text:span text:style-name="T43_28">your</text:span><text:span text:style-name="T43_29"><text:s/></text:span><text:span text:style-name="T43_30">work</text:span><text:span text:style-name="T43_31"><text:s/></text:span><text:span text:style-name="T43_32">is</text:span><text:span text:style-name="T43_33"><text:s/></text:span><text:span text:style-name="T43_34">something</text:span><text:span text:style-name="T43_35"><text:s/></text:span><text:span text:style-name="T43_36">important</text:span><text:span text:style-name="T43_37"><text:s/></text:span><text:span text:style-name="T43_38">that</text:span><text:span text:style-name="T43_39"><text:s/></text:span><text:span text:style-name="T43_40">they</text:span><text:span text:style-name="T43_41"><text:s/></text:span><text:span text:style-name="T43_42">want</text:span><text:span text:style-name="T43_43"><text:s/></text:span><text:span text:style-name="T43_44">to</text:span><text:span text:style-name="T43_45"><text:s/></text:span><text:span text:style-name="T43_46">read</text:span><text:span text:style-name="T43_47">.<text:s text:c="2"/></text:span><text:span text:style-name="T43_48">Organize</text:span><text:span text:style-name="T43_49"><text:s/></text:span><text:span text:style-name="T43_50">your</text:span><text:span text:style-name="T43_51"><text:s/></text:span><text:span text:style-name="T43_52">discussion</text:span><text:span text:style-name="T43_53"><text:s/></text:span><text:span text:style-name="T43_54">to</text:span><text:span text:style-name="T43_55"><text:s/></text:span><text:span text:style-name="T43_56">build</text:span><text:span text:style-name="T43_57"><text:s/></text:span><text:span text:style-name="T43_58">an</text:span><text:span text:style-name="T43_59"><text:s/></text:span><text:span text:style-name="T43_60">argument</text:span><text:span text:style-name="T43_61"><text:s/></text:span><text:span text:style-name="T43_62">or</text:span><text:span text:style-name="T43_63"><text:s/></text:span><text:span text:style-name="T43_64">tell</text:span><text:span text:style-name="T43_65"><text:s/></text:span><text:span text:style-name="T43_66">a</text:span><text:span text:style-name="T43_67"><text:s/></text:span><text:span text:style-name="T43_68">story</text:span><text:span text:style-name="T43_69">.</text:span></text:p>
        </text:list-item>
        <text:list-item>
          <text:p text:style-name="P44"><text:span text:style-name="T44_1">Provide</text:span><text:span text:style-name="T44_2"><text:s/></text:span><text:span text:style-name="T44_3">relevant</text:span><text:span text:style-name="T44_4"><text:s/></text:span><text:span text:style-name="T44_5">background</text:span><text:span text:style-name="T44_6"><text:s/></text:span><text:span text:style-name="T44_7">information</text:span><text:span text:style-name="T44_8">:<text:s text:c="2"/></text:span><text:span text:style-name="T44_9">Provide</text:span><text:span text:style-name="T44_10"><text:s/></text:span><text:span text:style-name="T44_11">enough</text:span><text:span text:style-name="T44_12"><text:s/></text:span><text:span text:style-name="T44_13">background</text:span><text:span text:style-name="T44_14"><text:s/></text:span><text:span text:style-name="T44_15">information</text:span><text:span text:style-name="T44_16"><text:s/></text:span><text:span text:style-name="T44_17">so</text:span><text:span text:style-name="T44_18"><text:s/></text:span><text:span text:style-name="T44_19">that</text:span><text:span text:style-name="T44_20"><text:s/></text:span><text:span text:style-name="T44_21">your</text:span><text:span text:style-name="T44_22"><text:s/></text:span><text:span text:style-name="T44_23">readers</text:span><text:span text:style-name="T44_24"><text:s/></text:span><text:span text:style-name="T44_25">understand</text:span><text:span text:style-name="T44_26"><text:s/></text:span><text:span text:style-name="T44_27">the</text:span><text:span text:style-name="T44_28"><text:s/></text:span><text:span text:style-name="T44_29">context</text:span><text:span text:style-name="T44_30"><text:s/></text:span><text:span text:style-name="T44_31">and</text:span><text:span text:style-name="T44_32"><text:s/></text:span><text:span text:style-name="T44_33">motivation</text:span><text:span text:style-name="T44_34"><text:s/></text:span><text:span text:style-name="T44_35">for</text:span><text:span text:style-name="T44_36"><text:s/></text:span><text:span text:style-name="T44_37">your</text:span><text:span text:style-name="T44_38"><text:s/></text:span><text:span text:style-name="T44_39">paper</text:span><text:span text:style-name="T44_40"><text:s/></text:span><text:span text:style-name="T44_41">and</text:span><text:span text:style-name="T44_42"><text:s/></text:span><text:span text:style-name="T44_43">form</text:span><text:span text:style-name="T44_44"><text:s/></text:span><text:span text:style-name="T44_45">their</text:span><text:span text:style-name="T44_46"><text:s/></text:span><text:span text:style-name="T44_47">own</text:span><text:span text:style-name="T44_48"><text:s/></text:span><text:span text:style-name="T44_49">informed</text:span><text:span text:style-name="T44_50"><text:s/></text:span><text:span text:style-name="T44_51">opinion</text:span><text:span text:style-name="T44_52"><text:s/></text:span><text:span text:style-name="T44_53">on</text:span><text:span text:style-name="T44_54"><text:s/></text:span><text:span text:style-name="T44_55">the</text:span><text:span text:style-name="T44_56"><text:s/></text:span><text:span text:style-name="T44_57">subject</text:span><text:span text:style-name="T44_58">.<text:s text:c="2"/></text:span></text:p>
        </text:list-item>
        <text:list-item>
          <text:p text:style-name="P45"><text:span text:style-name="T45_1">Introduce</text:span><text:span text:style-name="T45_2"><text:s/></text:span><text:span text:style-name="T45_3">your</text:span><text:span text:style-name="T45_4"><text:s/></text:span><text:span text:style-name="T45_5">reader</text:span><text:span text:style-name="T45_6"><text:s/></text:span><text:span text:style-name="T45_7">to</text:span><text:span text:style-name="T45_8"><text:s/></text:span><text:span text:style-name="T45_9">how</text:span><text:span text:style-name="T45_10"><text:s/></text:span><text:span text:style-name="T45_11">you</text:span><text:span text:style-name="T45_12"><text:s/></text:span><text:span text:style-name="T45_13">answer</text:span><text:span text:style-name="T45_14"><text:s/></text:span><text:span text:style-name="T45_15">your</text:span><text:span text:style-name="T45_16"><text:s/></text:span><text:span text:style-name="T45_17">research</text:span><text:span text:style-name="T45_18"><text:s/></text:span><text:span text:style-name="T45_19">question</text:span><text:span text:style-name="T45_20"><text:s/>-<text:s/></text:span><text:span text:style-name="T45_21">and</text:span><text:span text:style-name="T45_22"><text:s/></text:span><text:span text:style-name="T45_23">justify</text:span><text:span text:style-name="T45_24"><text:s/></text:span><text:span text:style-name="T45_25">it</text:span><text:span text:style-name="T45_26">:<text:s text:c="2"/></text:span><text:span text:style-name="T45_27">Most</text:span><text:span text:style-name="T45_28"><text:s/></text:span><text:span text:style-name="T45_29">of</text:span><text:span text:style-name="T45_30"><text:s/></text:span><text:span text:style-name="T45_31">these</text:span><text:span text:style-name="T45_32"><text:s/></text:span><text:span text:style-name="T45_33">details</text:span><text:span text:style-name="T45_34"><text:s/></text:span><text:span text:style-name="T45_35">should</text:span><text:span text:style-name="T45_36"><text:s/></text:span><text:span text:style-name="T45_37">be</text:span><text:span text:style-name="T45_38"><text:s/></text:span><text:span text:style-name="T45_39">put</text:span><text:span text:style-name="T45_40"><text:s/></text:span><text:span text:style-name="T45_41">in</text:span><text:span text:style-name="T45_42"><text:s/></text:span><text:span text:style-name="T45_43">your</text:span><text:span text:style-name="T45_44"><text:s/></text:span><text:span text:style-name="T45_45">methodology</text:span><text:span text:style-name="T45_46"><text:s/></text:span><text:span text:style-name="T45_47">section</text:span><text:span text:style-name="T45_48">,<text:s/></text:span><text:span text:style-name="T45_49">but</text:span><text:span text:style-name="T45_50"><text:s/></text:span><text:span text:style-name="T45_51">still</text:span><text:span text:style-name="T45_52">,<text:s/></text:span><text:span text:style-name="T45_53">by</text:span><text:span text:style-name="T45_54"><text:s/></text:span><text:span text:style-name="T45_55">the</text:span><text:span text:style-name="T45_56"><text:s/></text:span><text:span text:style-name="T45_57">end</text:span><text:span text:style-name="T45_58"><text:s/></text:span><text:span text:style-name="T45_59">of</text:span><text:span text:style-name="T45_60"><text:s/></text:span><text:span text:style-name="T45_61">the</text:span><text:span text:style-name="T45_62"><text:s/></text:span><text:span text:style-name="T45_63">introduction</text:span><text:span text:style-name="T45_64"><text:s/></text:span><text:span text:style-name="T45_65">your</text:span><text:span text:style-name="T45_66"><text:s/></text:span><text:span text:style-name="T45_67">reader</text:span><text:span text:style-name="T45_68"><text:s/></text:span><text:span text:style-name="T45_69">should</text:span><text:span text:style-name="T45_70"><text:s/></text:span><text:span text:style-name="T45_71">have</text:span><text:span text:style-name="T45_72"><text:s/></text:span><text:span text:style-name="T45_73">a</text:span><text:span text:style-name="T45_74"><text:s/></text:span><text:span text:style-name="T45_75">basic</text:span><text:span text:style-name="T45_76"><text:s/></text:span><text:span text:style-name="T45_77">idea</text:span><text:span text:style-name="T45_78"><text:s/></text:span><text:span text:style-name="T45_79">for</text:span><text:span text:style-name="T45_80"><text:s/></text:span><text:span text:style-name="T45_81">how</text:span><text:span text:style-name="T45_82"><text:s/></text:span><text:span text:style-name="T45_83">you</text:span><text:span text:style-name="T45_84"><text:s/></text:span><text:span text:style-name="T45_85">plan</text:span><text:span text:style-name="T45_86"><text:s/></text:span><text:span text:style-name="T45_87">to</text:span><text:span text:style-name="T45_88"><text:s/></text:span><text:span text:style-name="T45_89">answer</text:span><text:span text:style-name="T45_90"><text:s/></text:span><text:span text:style-name="T45_91">your</text:span><text:span text:style-name="T45_92"><text:s/></text:span><text:span text:style-name="T45_93">research</text:span><text:span text:style-name="T45_94"><text:s/></text:span><text:span text:style-name="T45_95">question</text:span><text:span text:style-name="T45_96">.<text:s text:c="3"/></text:span><text:span text:style-name="T45_97">Consider</text:span><text:span text:style-name="T45_98"><text:s/></text:span><text:span text:style-name="T45_99">including</text:span><text:span text:style-name="T45_100"><text:s/></text:span><text:span text:style-name="T45_101">the</text:span><text:span text:style-name="T45_102"><text:s/></text:span><text:span text:style-name="T45_103">population</text:span><text:span text:style-name="T45_104">,<text:s/></text:span><text:span text:style-name="T45_105">the</text:span><text:span text:style-name="T45_106"><text:s/></text:span><text:span text:style-name="T45_107">use</text:span><text:span text:style-name="T45_108"><text:s/></text:span><text:span text:style-name="T45_109">of</text:span><text:span text:style-name="T45_110"><text:s/></text:span><text:span text:style-name="T45_111">a</text:span><text:span text:style-name="T45_112"><text:s/></text:span><text:span text:style-name="T45_113">survey</text:span><text:span text:style-name="T45_114">,<text:s/></text:span><text:span text:style-name="T45_115">and</text:span><text:span text:style-name="T45_116"><text:s/></text:span><text:span text:style-name="T45_117">a</text:span><text:span text:style-name="T45_118"><text:s/></text:span><text:span text:style-name="T45_119">general</text:span><text:span text:style-name="T45_120"><text:s/></text:span><text:span text:style-name="T45_121">description</text:span><text:span text:style-name="T45_122"><text:s/></text:span><text:span text:style-name="T45_123">of</text:span><text:span text:style-name="T45_124"><text:s/></text:span><text:span text:style-name="T45_125">the</text:span><text:span text:style-name="T45_126"><text:s/></text:span><text:span text:style-name="T45_127">types</text:span><text:span text:style-name="T45_128"><text:s/></text:span><text:span text:style-name="T45_129">of</text:span><text:span text:style-name="T45_130"><text:s/></text:span><text:span text:style-name="T45_131">questions</text:span><text:span text:style-name="T45_132"><text:s/></text:span><text:span text:style-name="T45_133">in</text:span><text:span text:style-name="T45_134"><text:s/></text:span><text:span text:style-name="T45_135">the</text:span><text:span text:style-name="T45_136"><text:s/></text:span><text:span text:style-name="T45_137">survey</text:span><text:span text:style-name="T45_138">.</text:span></text:p>
        </text:list-item>
        <text:list-item>
          <text:p text:style-name="P46"><text:span text:style-name="T46_1">Use</text:span><text:span text:style-name="T46_2"><text:s/></text:span><text:span text:style-name="T46_3">existing</text:span><text:span text:style-name="T46_4"><text:s/></text:span><text:span text:style-name="T46_5">evidence</text:span><text:span text:style-name="T46_6"><text:s/></text:span><text:span text:style-name="T46_7">to</text:span><text:span text:style-name="T46_8"><text:s/></text:span><text:span text:style-name="T46_9">motivate</text:span><text:span text:style-name="T46_10"><text:s/></text:span><text:span text:style-name="T46_11">your</text:span><text:span text:style-name="T46_12"><text:s/></text:span><text:span text:style-name="T46_13">research</text:span><text:span text:style-name="T46_14">:<text:s text:c="2"/></text:span><text:span text:style-name="T46_15">One</text:span><text:span text:style-name="T46_16"><text:s/></text:span><text:span text:style-name="T46_17">of</text:span><text:span text:style-name="T46_18"><text:s/></text:span><text:span text:style-name="T46_19">the</text:span><text:span text:style-name="T46_20"><text:s/></text:span><text:span text:style-name="T46_21">goals</text:span><text:span text:style-name="T46_22"><text:s/></text:span><text:span text:style-name="T46_23">of</text:span><text:span text:style-name="T46_24"><text:s/></text:span><text:span text:style-name="T46_25">your</text:span><text:span text:style-name="T46_26"><text:s/></text:span><text:span text:style-name="T46_27">introduction</text:span><text:span text:style-name="T46_28"><text:s/></text:span><text:span text:style-name="T46_29">is</text:span><text:span text:style-name="T46_30"><text:s/></text:span><text:span text:style-name="T46_31">to</text:span><text:span text:style-name="T46_32"><text:s/></text:span><text:span text:style-name="T46_33">convince</text:span><text:span text:style-name="T46_34"><text:s/></text:span><text:span text:style-name="T46_35">your</text:span><text:span text:style-name="T46_36"><text:s/></text:span><text:span text:style-name="T46_37">reader</text:span><text:span text:style-name="T46_38"><text:s/></text:span><text:span text:style-name="T46_39">that</text:span><text:span text:style-name="T46_40"><text:s/></text:span><text:span text:style-name="T46_41">your</text:span><text:span text:style-name="T46_42"><text:s/></text:span><text:span text:style-name="T46_43">research</text:span><text:span text:style-name="T46_44"><text:s/></text:span><text:span text:style-name="T46_45">is</text:span><text:span text:style-name="T46_46"><text:s/></text:span><text:span text:style-name="T46_47">important</text:span><text:span text:style-name="T46_48">.<text:s text:c="2"/></text:span><text:span text:style-name="T46_49">Why</text:span><text:span text:style-name="T46_50"><text:s/></text:span><text:span text:style-name="T46_51">it</text:span><text:span text:style-name="T46_52"><text:s/></text:span><text:span text:style-name="T46_53">is</text:span><text:span text:style-name="T46_54"><text:s/></text:span><text:span text:style-name="T46_55">important</text:span><text:span text:style-name="T46_56"><text:s/></text:span><text:span text:style-name="T46_57">to</text:span><text:span text:style-name="T46_58"><text:s/></text:span><text:span text:style-name="T46_59">know</text:span><text:span text:style-name="T46_60"><text:s/></text:span><text:span text:style-name="T46_61">the</text:span><text:span text:style-name="T46_62"><text:s/></text:span><text:span text:style-name="T46_63">answer</text:span><text:span text:style-name="T46_64"><text:s/></text:span><text:span text:style-name="T46_65">to</text:span><text:span text:style-name="T46_66"><text:s/></text:span><text:span text:style-name="T46_67">your</text:span><text:span text:style-name="T46_68"><text:s/></text:span><text:span text:style-name="T46_69">research</text:span><text:span text:style-name="T46_70"><text:s/></text:span><text:span text:style-name="T46_71">question</text:span><text:span text:style-name="T46_72">?<text:s text:c="2"/></text:span><text:span text:style-name="T46_73">Do</text:span><text:span text:style-name="T46_74"><text:s/></text:span><text:span text:style-name="T46_75">existing</text:span><text:span text:style-name="T46_76"><text:s/></text:span><text:span text:style-name="T46_77">studies</text:span><text:span text:style-name="T46_78"><text:s/></text:span><text:span text:style-name="T46_79">pose</text:span><text:span text:style-name="T46_80"><text:s/></text:span><text:span text:style-name="T46_81">new</text:span><text:span text:style-name="T46_82"><text:s/></text:span><text:span text:style-name="T46_83">questions</text:span><text:span text:style-name="T46_84"><text:s/></text:span><text:span text:style-name="T46_85">or</text:span><text:span text:style-name="T46_86"><text:s/></text:span><text:span text:style-name="T46_87">leave</text:span><text:span text:style-name="T46_88"><text:s/></text:span><text:span text:style-name="T46_89">questions</text:span><text:span text:style-name="T46_90"><text:s/></text:span><text:span text:style-name="T46_91">unanswered</text:span><text:span text:style-name="T46_92">?<text:s text:c="2"/></text:span><text:span text:style-name="T46_93">Do</text:span><text:span text:style-name="T46_94"><text:s/></text:span><text:span text:style-name="T46_95">existing</text:span><text:span text:style-name="T46_96"><text:s/></text:span><text:span text:style-name="T46_97">studies</text:span><text:span text:style-name="T46_98"><text:s/></text:span><text:span text:style-name="T46_99">need</text:span><text:span text:style-name="T46_100"><text:s/></text:span><text:span text:style-name="T46_101">to</text:span><text:span text:style-name="T46_102"><text:s/></text:span><text:span text:style-name="T46_103">be</text:span><text:span text:style-name="T46_104"><text:s/></text:span><text:span text:style-name="T46_105">replicated</text:span><text:span text:style-name="T46_106"><text:s/></text:span><text:span text:style-name="T46_107">for</text:span><text:span text:style-name="T46_108"><text:s/></text:span><text:span text:style-name="T46_109">your</text:span><text:span text:style-name="T46_110"><text:s/></text:span><text:span text:style-name="T46_111">particular</text:span><text:span text:style-name="T46_112"><text:s/></text:span><text:span text:style-name="T46_113">population</text:span><text:span text:style-name="T46_114">?</text:span></text:p>
        </text:list-item>
        <text:list-item>
          <text:p text:style-name="P47"><text:span text:style-name="T47_1">Communicate</text:span><text:span text:style-name="T47_2"><text:s/></text:span><text:span text:style-name="T47_3">effectively</text:span><text:span text:style-name="T47_4"><text:s/></text:span><text:span text:style-name="T47_5">by</text:span><text:span text:style-name="T47_6"><text:s/></text:span><text:span text:style-name="T47_7">not</text:span><text:span text:style-name="T47_8"><text:s/></text:span><text:span text:style-name="T47_9">distracting</text:span><text:span text:style-name="T47_10"><text:s/></text:span><text:span text:style-name="T47_11">the</text:span><text:span text:style-name="T47_12"><text:s/></text:span><text:span text:style-name="T47_13">reader</text:span><text:span text:style-name="T47_14"><text:s/></text:span><text:span text:style-name="T47_15">with</text:span><text:span text:style-name="T47_16"><text:s/></text:span><text:span text:style-name="T47_17">grammar</text:span><text:span text:style-name="T47_18"><text:s/></text:span><text:span text:style-name="T47_19">and</text:span><text:span text:style-name="T47_20"><text:s/></text:span><text:span text:style-name="T47_21">spelling</text:span><text:span text:style-name="T47_22"><text:s/></text:span><text:span text:style-name="T47_23">errors</text:span><text:span text:style-name="T47_24">.<text:s/></text:span><text:span text:style-name="T47_25">Writing</text:span><text:span text:style-name="T47_26"><text:s/></text:span><text:span text:style-name="T47_27">is</text:span><text:span text:style-name="T47_28"><text:s/></text:span><text:span text:style-name="T47_29">professional</text:span><text:span text:style-name="T47_30"><text:s/></text:span><text:span text:style-name="T47_31">and</text:span><text:span text:style-name="T47_32"><text:s/></text:span><text:span text:style-name="T47_33">follows</text:span><text:span text:style-name="T47_34"><text:s/></text:span><text:span text:style-name="T47_35">common</text:span><text:span text:style-name="T47_36"><text:s/></text:span><text:span text:style-name="T47_37">rules</text:span><text:span text:style-name="T47_38"><text:s/></text:span><text:span text:style-name="T47_39">for</text:span><text:span text:style-name="T47_40"><text:s/></text:span><text:span text:style-name="T47_41">reporting</text:span><text:span text:style-name="T47_42"><text:s/></text:span><text:span text:style-name="T47_43">research</text:span><text:span text:style-name="T47_44">,<text:s/></text:span><text:span text:style-name="T47_45">i</text:span><text:span text:style-name="T47_46">.</text:span><text:span text:style-name="T47_47">e</text:span><text:span text:style-name="T47_48">.<text:s/></text:span><text:span text:style-name="T47_49">sources</text:span><text:span text:style-name="T47_50"><text:s/></text:span><text:span text:style-name="T47_51">are</text:span><text:span text:style-name="T47_52"><text:s/></text:span><text:span text:style-name="T47_53">cited</text:span><text:span text:style-name="T47_54"><text:s/></text:span><text:span text:style-name="T47_55">correctly</text:span><text:span text:style-name="T47_56">,<text:s/></text:span><text:span text:style-name="T47_57">quotes</text:span><text:span text:style-name="T47_58"><text:s/></text:span><text:span text:style-name="T47_59">used</text:span><text:span text:style-name="T47_60"><text:s/></text:span><text:span text:style-name="T47_61">appropriately</text:span><text:span text:style-name="T47_62">.</text:span></text:p>
        </text:list-item>
      </text:list>
      <text:p text:style-name="P48"/>
      <text:p text:style-name="P49"><text:span text:style-name="T49_1">All</text:span><text:span text:style-name="T49_2"><text:s/></text:span><text:span text:style-name="T49_3">these</text:span><text:span text:style-name="T49_4"><text:s/></text:span><text:span text:style-name="T49_5">goals</text:span><text:span text:style-name="T49_6"><text:s/></text:span><text:span text:style-name="T49_7">for</text:span><text:span text:style-name="T49_8"><text:s/></text:span><text:span text:style-name="T49_9">the</text:span><text:span text:style-name="T49_10"><text:s/></text:span><text:span text:style-name="T49_11">introduction</text:span><text:span text:style-name="T49_12"><text:s/></text:span><text:span text:style-name="T49_13">assignment</text:span><text:span text:style-name="T49_14"><text:s/></text:span><text:span text:style-name="T49_15">can</text:span><text:span text:style-name="T49_16"><text:s/></text:span><text:span text:style-name="T49_17">be</text:span><text:span text:style-name="T49_18"><text:s/></text:span><text:span text:style-name="T49_19">expressed</text:span><text:span text:style-name="T49_20"><text:s/></text:span><text:span text:style-name="T49_21">quite</text:span><text:span text:style-name="T49_22"><text:s/></text:span><text:span text:style-name="T49_23">compactly</text:span><text:span text:style-name="T49_24">:<text:s text:c="2"/></text:span><text:span text:style-name="T49_25">We</text:span><text:span text:style-name="T49_26"><text:s/></text:span><text:span text:style-name="T49_27">want</text:span><text:span text:style-name="T49_28"><text:s/></text:span><text:span text:style-name="T49_29">our</text:span><text:span text:style-name="T49_30"><text:s/></text:span><text:span text:style-name="T49_31">students</text:span><text:span text:style-name="T49_32"><text:s/></text:span><text:span text:style-name="T49_33">to</text:span><text:span text:style-name="T49_34"><text:s/></text:span><text:span text:style-name="T49_35">be</text:span><text:span text:style-name="T49_36"><text:s/></text:span><text:span text:style-name="T49_37">able</text:span><text:span text:style-name="T49_38"><text:s/></text:span><text:span text:style-name="T49_39">to</text:span><text:span text:style-name="T49_40"><text:s/></text:span><text:span text:style-name="T49_41">put</text:span><text:span text:style-name="T49_42"><text:s/></text:span><text:span text:style-name="T49_43">their</text:span><text:span text:style-name="T49_44"><text:s/></text:span><text:span text:style-name="T49_45">research</text:span><text:span text:style-name="T49_46"><text:s/></text:span><text:span text:style-name="T49_47">problem</text:span><text:span text:style-name="T49_48"><text:s/></text:span><text:span text:style-name="T49_49">into</text:span><text:span text:style-name="T49_50"><text:s/></text:span><text:span text:style-name="T49_51">proper</text:span><text:span text:style-name="T49_52"><text:s/></text:span><text:span text:style-name="T49_53">context</text:span><text:span text:style-name="T49_54"><text:s/></text:span><text:span text:style-name="T49_55">and</text:span><text:span text:style-name="T49_56"><text:s/></text:span><text:span text:style-name="T49_57">communicate</text:span><text:span text:style-name="T49_58"><text:s/></text:span><text:span text:style-name="T49_59">that</text:span><text:span text:style-name="T49_60"><text:s/></text:span><text:span text:style-name="T49_61">effectively</text:span><text:span text:style-name="T49_62">.<text:s text:c="2"/></text:span><text:span text:style-name="T49_63">Still</text:span><text:span text:style-name="T49_64">,<text:s/></text:span><text:span text:style-name="T49_65">after</text:span><text:span text:style-name="T49_66"><text:s/></text:span><text:span text:style-name="T49_67">the</text:span><text:span text:style-name="T49_68"><text:s/></text:span><text:span text:style-name="T49_69">first</text:span><text:span text:style-name="T49_70"><text:s/></text:span><text:span text:style-name="T49_71">semester</text:span><text:span text:style-name="T49_72">,<text:s/></text:span><text:span text:style-name="T49_73">we</text:span><text:span text:style-name="T49_74"><text:s/></text:span><text:span text:style-name="T49_75">found</text:span><text:span text:style-name="T49_76"><text:s/></text:span><text:span text:style-name="T49_77">ourselves</text:span><text:span text:style-name="T49_78"><text:s/></text:span><text:span text:style-name="T49_79">overwhelmed</text:span><text:span text:style-name="T49_80"><text:s/></text:span><text:span text:style-name="T49_81">with</text:span><text:span text:style-name="T49_82"><text:s/></text:span><text:span text:style-name="T49_83">a</text:span><text:span text:style-name="T49_84"><text:s/></text:span><text:span text:style-name="T49_85">lesson</text:span><text:span text:style-name="T49_86"><text:s/></text:span><text:span text:style-name="T49_87">study</text:span><text:span text:style-name="T49_88"><text:s/></text:span><text:span text:style-name="T49_89">that</text:span><text:span text:style-name="T49_90"><text:s/></text:span><text:span text:style-name="T49_91">attempted</text:span><text:span text:style-name="T49_92"><text:s/></text:span><text:span text:style-name="T49_93">to</text:span><text:span text:style-name="T49_94"><text:s/></text:span><text:span text:style-name="T49_95">investigate</text:span><text:span text:style-name="T49_96"><text:s/></text:span><text:span text:style-name="T49_97">such</text:span><text:span text:style-name="T49_98"><text:s/></text:span><text:span text:style-name="T49_99">a</text:span><text:span text:style-name="T49_100"><text:s/></text:span><text:span text:style-name="T49_101">broad</text:span><text:span text:style-name="T49_102"><text:s/></text:span><text:span text:style-name="T49_103">range</text:span><text:span text:style-name="T49_104"><text:s/></text:span><text:span text:style-name="T49_105">of</text:span><text:span text:style-name="T49_106"><text:s/></text:span><text:span text:style-name="T49_107">issues</text:span><text:span text:style-name="T49_108">.<text:s text:c="2"/></text:span><text:span text:style-name="T49_109">In</text:span><text:span text:style-name="T49_110"><text:s/></text:span><text:span text:style-name="T49_111">the</text:span><text:span text:style-name="T49_112"><text:s/></text:span><text:span text:style-name="T49_113">second</text:span><text:span text:style-name="T49_114"><text:s/></text:span><text:span text:style-name="T49_115">semester</text:span><text:span text:style-name="T49_116">,<text:s/></text:span><text:span text:style-name="T49_117">we</text:span><text:span text:style-name="T49_118"><text:s/></text:span><text:span text:style-name="T49_119">focused</text:span><text:span text:style-name="T49_120"><text:s/></text:span><text:span text:style-name="T49_121">our</text:span><text:span text:style-name="T49_122"><text:s/></text:span><text:span text:style-name="T49_123">investigation</text:span><text:span text:style-name="T49_124"><text:s/></text:span><text:span text:style-name="T49_125">on</text:span><text:span text:style-name="T49_126"><text:s/></text:span><text:span text:style-name="T49_127">communicating</text:span><text:span text:style-name="T49_128"><text:s/></text:span><text:span text:style-name="T49_129">purpose</text:span><text:span text:style-name="T49_130"><text:s/></text:span><text:span text:style-name="T49_131">in</text:span><text:span text:style-name="T49_132"><text:s/></text:span><text:span text:style-name="T49_133">writing</text:span><text:span text:style-name="T49_134">,<text:s/></text:span><text:span text:style-name="T49_135">while</text:span><text:span text:style-name="T49_136"><text:s/></text:span><text:span text:style-name="T49_137">still</text:span><text:span text:style-name="T49_138"><text:s/></text:span><text:span text:style-name="T49_139">providing</text:span><text:span text:style-name="T49_140"><text:s/></text:span><text:span text:style-name="T49_141">feedback</text:span><text:span text:style-name="T49_142"><text:s/></text:span><text:span text:style-name="T49_143">on</text:span><text:span text:style-name="T49_144"><text:s/></text:span><text:span text:style-name="T49_145">all</text:span><text:span text:style-name="T49_146"><text:s/></text:span><text:span text:style-name="T49_147">of</text:span><text:span text:style-name="T49_148"><text:s/></text:span><text:span text:style-name="T49_149">the</text:span><text:span text:style-name="T49_150"><text:s/></text:span><text:span text:style-name="T49_151">above</text:span><text:span text:style-name="T49_152"><text:s/></text:span><text:span text:style-name="T49_153">learning</text:span><text:span text:style-name="T49_154"><text:s/></text:span><text:span text:style-name="T49_155">goals</text:span><text:span text:style-name="T49_156"><text:s/></text:span><text:span text:style-name="T49_157">as</text:span><text:span text:style-name="T49_158"><text:s/></text:span><text:span text:style-name="T49_159">needed</text:span><text:span text:style-name="T49_160"><text:s/></text:span><text:span text:style-name="T49_161">for</text:span><text:span text:style-name="T49_162"><text:s/></text:span><text:span text:style-name="T49_163">our</text:span><text:span text:style-name="T49_164"><text:s/></text:span><text:span text:style-name="T49_165">students</text:span><text:span text:style-name="T49_166">.<text:s text:c="2"/></text:span><text:span text:style-name="T49_167">We</text:span><text:span text:style-name="T49_168"><text:s/></text:span><text:span text:style-name="T49_169">investigated</text:span><text:span text:style-name="T49_170"><text:s/></text:span><text:span text:style-name="T49_171">the</text:span><text:span text:style-name="T49_172"><text:s/></text:span><text:span text:style-name="T49_173">other</text:span><text:span text:style-name="T49_174"><text:s/></text:span><text:span text:style-name="T49_175">learning</text:span><text:span text:style-name="T49_176"><text:s/></text:span><text:span text:style-name="T49_177">goals</text:span><text:span text:style-name="T49_178"><text:s/></text:span><text:span text:style-name="T49_179">as</text:span><text:span text:style-name="T49_180"><text:s/></text:span><text:span text:style-name="T49_181">they</text:span><text:span text:style-name="T49_182"><text:s/></text:span><text:span text:style-name="T49_183">related</text:span><text:span text:style-name="T49_184"><text:s/></text:span><text:span text:style-name="T49_185">to</text:span><text:span text:style-name="T49_186"><text:s/></text:span><text:span text:style-name="T49_187">purpose</text:span><text:span text:style-name="T49_188">.<text:s/></text:span></text:p>
      <text:p text:style-name="P50"/>
      <text:p text:style-name="P51"><text:span text:style-name="T51_1">Lesson</text:span><text:span text:style-name="T51_2"><text:s/></text:span><text:span text:style-name="T51_3">Plan</text:span><text:span text:style-name="T51_4"><text:s/>/<text:s/></text:span><text:span text:style-name="T51_5">Classroom</text:span><text:span text:style-name="T51_6"><text:s/></text:span><text:span text:style-name="T51_7">Observation</text:span><text:span text:style-name="T51_8"><text:s/></text:span><text:span text:style-name="T51_9">Approach</text:span></text:p>
      <text:p text:style-name="P52"><text:span text:style-name="T52_1">Preparing</text:span><text:span text:style-name="T52_2"><text:s/></text:span><text:span text:style-name="T52_3">Student</text:span><text:span text:style-name="T52_4"><text:s/></text:span><text:span text:style-name="T52_5">Feedback</text:span></text:p>
      <text:p text:style-name="P53"><text:span text:style-name="T53_1">The</text:span><text:span text:style-name="T53_2"><text:s/></text:span><text:span text:style-name="T53_3">lesson</text:span><text:span text:style-name="T53_4"><text:s/></text:span><text:span text:style-name="T53_5">study</text:span><text:span text:style-name="T53_6"><text:s/></text:span><text:span text:style-name="T53_7">centers</text:span><text:span text:style-name="T53_8"><text:s/></text:span><text:span text:style-name="T53_9">on</text:span><text:span text:style-name="T53_10"><text:s/></text:span><text:span text:style-name="T53_11">the</text:span><text:span text:style-name="T53_12"><text:s/></text:span><text:span text:style-name="T53_13">first</text:span><text:span text:style-name="T53_14"><text:s/></text:span><text:span text:style-name="T53_15">draft</text:span><text:span text:style-name="T53_16"><text:s/></text:span><text:span text:style-name="T53_17">of</text:span><text:span text:style-name="T53_18"><text:s/></text:span><text:span text:style-name="T53_19">an</text:span><text:span text:style-name="T53_20"><text:s/></text:span><text:span text:style-name="T53_21">introduction</text:span><text:span text:style-name="T53_22"><text:s/></text:span><text:span text:style-name="T53_23">section</text:span><text:span text:style-name="T53_24"><text:s/></text:span><text:span text:style-name="T53_25">for</text:span><text:span text:style-name="T53_26"><text:s/></text:span><text:span text:style-name="T53_27">a</text:span><text:span text:style-name="T53_28"><text:s/></text:span><text:span text:style-name="T53_29">final</text:span><text:span text:style-name="T53_30"><text:s/></text:span><text:span text:style-name="T53_31">research</text:span><text:span text:style-name="T53_32"><text:s/></text:span><text:span text:style-name="T53_33">project</text:span><text:span text:style-name="T53_34">.<text:s text:c="2"/></text:span><text:span text:style-name="T53_35">In</text:span><text:span text:style-name="T53_36"><text:s/></text:span><text:span text:style-name="T53_37">the</text:span><text:span text:style-name="T53_38"><text:s/></text:span><text:span text:style-name="T53_39">weeks</text:span><text:span text:style-name="T53_40"><text:s/></text:span><text:span text:style-name="T53_41">prior</text:span><text:span text:style-name="T53_42"><text:s/></text:span><text:span text:style-name="T53_43">to</text:span><text:span text:style-name="T53_44"><text:s/></text:span><text:span text:style-name="T53_45">the</text:span><text:span text:style-name="T53_46"><text:s/></text:span><text:span text:style-name="T53_47">classroom</text:span><text:span text:style-name="T53_48"><text:s/></text:span><text:span text:style-name="T53_49">observation</text:span><text:span text:style-name="T53_50">,<text:s/></text:span><text:span text:style-name="T53_51">students</text:span><text:span text:style-name="T53_52"><text:s/></text:span><text:span text:style-name="T53_53">devised</text:span><text:span text:style-name="T53_54"><text:s/></text:span><text:span text:style-name="T53_55">a</text:span><text:span text:style-name="T53_56"><text:s/></text:span><text:span text:style-name="T53_57">research</text:span><text:span text:style-name="T53_58"><text:s/></text:span><text:span text:style-name="T53_59">question</text:span><text:span text:style-name="T53_60">,<text:s/></text:span><text:span text:style-name="T53_61">wrote</text:span><text:span text:style-name="T53_62"><text:s/></text:span><text:span text:style-name="T53_63">an</text:span><text:span text:style-name="T53_64"><text:s/></text:span><text:span text:style-name="T53_65">informal</text:span><text:span text:style-name="T53_66"><text:s/></text:span><text:span text:style-name="T53_67">research</text:span><text:span text:style-name="T53_68"><text:s/></text:span><text:span text:style-name="T53_69">proposal</text:span><text:span text:style-name="T53_70">,<text:s/></text:span><text:span text:style-name="T53_71">and</text:span><text:span text:style-name="T53_72"><text:s/></text:span><text:span text:style-name="T53_73">conducted</text:span><text:span text:style-name="T53_74"><text:s/></text:span><text:span text:style-name="T53_75">a</text:span><text:span text:style-name="T53_76"><text:s/></text:span><text:span text:style-name="T53_77">search</text:span><text:span text:style-name="T53_78"><text:s/></text:span><text:span text:style-name="T53_79">of</text:span><text:span text:style-name="T53_80"><text:s/></text:span><text:span text:style-name="T53_81">relevant</text:span><text:span text:style-name="T53_82"><text:s/></text:span><text:span text:style-name="T53_83">literature</text:span><text:span text:style-name="T53_84"><text:s/></text:span><text:span text:style-name="T53_85">and</text:span><text:span text:style-name="T53_86"><text:s/></text:span><text:span text:style-name="T53_87">background</text:span><text:span text:style-name="T53_88"><text:s/></text:span><text:span text:style-name="T53_89">information</text:span><text:span text:style-name="T53_90"><text:s/></text:span><text:span text:style-name="T53_91">for</text:span><text:span text:style-name="T53_92"><text:s/></text:span><text:span text:style-name="T53_93">their</text:span><text:span text:style-name="T53_94"><text:s/></text:span><text:span text:style-name="T53_95">projects</text:span><text:span text:style-name="T53_96">.<text:s text:c="2"/></text:span><text:span text:style-name="T53_97">The</text:span><text:span text:style-name="T53_98"><text:s/></text:span><text:span text:style-name="T53_99">classroom</text:span><text:span text:style-name="T53_100"><text:s/></text:span><text:span text:style-name="T53_101">observation</text:span><text:span text:style-name="T53_102"><text:s/></text:span><text:span text:style-name="T53_103">takes</text:span><text:span text:style-name="T53_104"><text:s/></text:span><text:span text:style-name="T53_105">place</text:span><text:span text:style-name="T53_106"><text:s/></text:span><text:span text:style-name="T53_107">one</text:span><text:span text:style-name="T53_108"><text:s/></text:span><text:span text:style-name="T53_109">week</text:span><text:span text:style-name="T53_110"><text:s/></text:span><text:span text:style-name="T53_111">after</text:span><text:span text:style-name="T53_112"><text:s/></text:span><text:span text:style-name="T53_113">students</text:span><text:span text:style-name="T53_114"><text:s/></text:span><text:span text:style-name="T53_115">turned</text:span><text:span text:style-name="T53_116"><text:s/></text:span><text:span text:style-name="T53_117">in</text:span><text:span text:style-name="T53_118"><text:s/></text:span><text:span text:style-name="T53_119">the</text:span><text:span text:style-name="T53_120"><text:s/></text:span><text:span text:style-name="T53_121">first</text:span><text:span text:style-name="T53_122"><text:s/></text:span><text:span text:style-name="T53_123">draft</text:span><text:span text:style-name="T53_124">.</text:span></text:p>
      <text:p text:style-name="P54"><text:span text:style-name="T54_1">We</text:span><text:span text:style-name="T54_2"><text:s/></text:span><text:span text:style-name="T54_3">developed</text:span><text:span text:style-name="T54_4"><text:s/></text:span><text:span text:style-name="T54_5">a</text:span><text:span text:style-name="T54_6"><text:s/></text:span><text:span text:style-name="T54_7">database</text:span><text:span text:style-name="T54_8"><text:s/></text:span><text:span text:style-name="T54_9">of</text:span><text:span text:style-name="T54_10"><text:s/></text:span><text:span text:style-name="T54_11">comments</text:span><text:span text:style-name="T54_12"><text:s/></text:span><text:span text:style-name="T54_13">to</text:span><text:span text:style-name="T54_14"><text:s/></text:span><text:span text:style-name="T54_15">select</text:span><text:span text:style-name="T54_16"><text:s/></text:span><text:span text:style-name="T54_17">from</text:span><text:span text:style-name="T54_18"><text:s/></text:span><text:span text:style-name="T54_19">to</text:span><text:span text:style-name="T54_20"><text:s/></text:span><text:span text:style-name="T54_21">give</text:span><text:span text:style-name="T54_22"><text:s/></text:span><text:span text:style-name="T54_23">our</text:span><text:span text:style-name="T54_24"><text:s/></text:span><text:span text:style-name="T54_25">students</text:span><text:span text:style-name="T54_26"><text:s/></text:span><text:span text:style-name="T54_27">feedback</text:span><text:span text:style-name="T54_28">.<text:s text:c="2"/></text:span><text:span text:style-name="T54_29">Each</text:span><text:span text:style-name="T54_30"><text:s/></text:span><text:span text:style-name="T54_31">comment</text:span><text:span text:style-name="T54_32"><text:s/></text:span><text:span text:style-name="T54_33">is</text:span><text:span text:style-name="T54_34"><text:s/></text:span><text:span text:style-name="T54_35">between</text:span><text:span text:style-name="T54_36"><text:s/>1<text:s/></text:span><text:span text:style-name="T54_37">and</text:span><text:span text:style-name="T54_38"><text:s/>3<text:s/></text:span><text:span text:style-name="T54_39">sentences</text:span><text:span text:style-name="T54_40">.<text:s text:c="2"/></text:span><text:span text:style-name="T54_41">We</text:span><text:span text:style-name="T54_42"><text:s/></text:span><text:span text:style-name="T54_43">have</text:span><text:span text:style-name="T54_44"><text:s/></text:span><text:span text:style-name="T54_45">comments</text:span><text:span text:style-name="T54_46"><text:s/></text:span><text:span text:style-name="T54_47">that</text:span><text:span text:style-name="T54_48"><text:s/></text:span><text:span text:style-name="T54_49">commend</text:span><text:span text:style-name="T54_50"><text:s/></text:span><text:span text:style-name="T54_51">students</text:span><text:span text:style-name="T54_52"><text:s/></text:span><text:span text:style-name="T54_53">for</text:span><text:span text:style-name="T54_54"><text:s/></text:span><text:span text:style-name="T54_55">doing</text:span><text:span text:style-name="T54_56"><text:s/></text:span><text:span text:style-name="T54_57">well</text:span><text:span text:style-name="T54_58">,<text:s/></text:span><text:span text:style-name="T54_59">comments</text:span><text:span text:style-name="T54_60"><text:s/></text:span><text:span text:style-name="T54_61">that</text:span><text:span text:style-name="T54_62"><text:s/></text:span><text:span text:style-name="T54_63">make</text:span><text:span text:style-name="T54_64"><text:s/></text:span><text:span text:style-name="T54_65">suggestions</text:span><text:span text:style-name="T54_66"><text:s/></text:span><text:span text:style-name="T54_67">for</text:span><text:span text:style-name="T54_68"><text:s/></text:span><text:span text:style-name="T54_69">improvements</text:span><text:span text:style-name="T54_70">,<text:s/></text:span><text:span text:style-name="T54_71">and</text:span><text:span text:style-name="T54_72"><text:s/></text:span><text:span text:style-name="T54_73">comments</text:span><text:span text:style-name="T54_74"><text:s/></text:span><text:span text:style-name="T54_75">that</text:span><text:span text:style-name="T54_76"><text:s/></text:span><text:span text:style-name="T54_77">pose</text:span><text:span text:style-name="T54_78"><text:s/></text:span><text:span text:style-name="T54_79">questions</text:span><text:span text:style-name="T54_80"><text:s/></text:span><text:span text:style-name="T54_81">to</text:span><text:span text:style-name="T54_82"><text:s/></text:span><text:span text:style-name="T54_83">our</text:span><text:span text:style-name="T54_84"><text:s/></text:span><text:span text:style-name="T54_85">students</text:span><text:span text:style-name="T54_86"><text:s/></text:span><text:span text:style-name="T54_87">to</text:span><text:span text:style-name="T54_88"><text:s/></text:span><text:span text:style-name="T54_89">help</text:span><text:span text:style-name="T54_90"><text:s/></text:span><text:span text:style-name="T54_91">them</text:span><text:span text:style-name="T54_92"><text:s/></text:span><text:span text:style-name="T54_93">think</text:span><text:span text:style-name="T54_94"><text:s/></text:span><text:span text:style-name="T54_95">about</text:span><text:span text:style-name="T54_96"><text:s/></text:span><text:span text:style-name="T54_97">how</text:span><text:span text:style-name="T54_98"><text:s/></text:span><text:span text:style-name="T54_99">they</text:span><text:span text:style-name="T54_100"><text:s/></text:span><text:span text:style-name="T54_101">should</text:span><text:span text:style-name="T54_102"><text:s/></text:span><text:span text:style-name="T54_103">make</text:span><text:span text:style-name="T54_104"><text:s/></text:span><text:span text:style-name="T54_105">revisions</text:span><text:span text:style-name="T54_106">.<text:s text:c="2"/></text:span><text:span text:style-name="T54_107">The</text:span><text:span text:style-name="T54_108"><text:s/></text:span><text:span text:style-name="T54_109">comments</text:span><text:span text:style-name="T54_110"><text:s/></text:span><text:span text:style-name="T54_111">are</text:span><text:span text:style-name="T54_112"><text:s/></text:span><text:span text:style-name="T54_113">aligned</text:span><text:span text:style-name="T54_114"><text:s/></text:span><text:span text:style-name="T54_115">with</text:span><text:span text:style-name="T54_116"><text:s/></text:span><text:span text:style-name="T54_117">the</text:span><text:span text:style-name="T54_118"><text:s/></text:span><text:span text:style-name="T54_119">seven</text:span><text:span text:style-name="T54_120"><text:s/></text:span><text:span text:style-name="T54_121">learning</text:span><text:span text:style-name="T54_122"><text:s/></text:span><text:span text:style-name="T54_123">outcomes</text:span><text:span text:style-name="T54_124"><text:s/></text:span><text:span text:style-name="T54_125">given</text:span><text:span text:style-name="T54_126"><text:s/></text:span><text:span text:style-name="T54_127">above</text:span><text:span text:style-name="T54_128">.<text:s text:c="2"/></text:span><text:span text:style-name="T54_129">In</text:span><text:span text:style-name="T54_130"><text:s/></text:span><text:span text:style-name="T54_131">this</text:span><text:span text:style-name="T54_132"><text:s/></text:span><text:span text:style-name="T54_133">way</text:span><text:span text:style-name="T54_134">,<text:s/></text:span><text:span text:style-name="T54_135">we</text:span><text:span text:style-name="T54_136"><text:s/></text:span><text:span text:style-name="T54_137">insure</text:span><text:span text:style-name="T54_138"><text:s/></text:span><text:span text:style-name="T54_139">that</text:span><text:span text:style-name="T54_140"><text:s/></text:span><text:span text:style-name="T54_141">we</text:span><text:span text:style-name="T54_142"><text:s/></text:span><text:span text:style-name="T54_143">address</text:span><text:span text:style-name="T54_144"><text:s/></text:span><text:span text:style-name="T54_145">all</text:span><text:span text:style-name="T54_146"><text:s/></text:span><text:span text:style-name="T54_147">of</text:span><text:span text:style-name="T54_148"><text:s/></text:span><text:span text:style-name="T54_149">our</text:span><text:span text:style-name="T54_150"><text:s/></text:span><text:span text:style-name="T54_151">learning</text:span><text:span text:style-name="T54_152"><text:s/></text:span><text:span text:style-name="T54_153">goals</text:span><text:span text:style-name="T54_154">,<text:s/></text:span><text:span text:style-name="T54_155">and</text:span><text:span text:style-name="T54_156"><text:s/></text:span><text:span text:style-name="T54_157">any</text:span><text:span text:style-name="T54_158"><text:s/></text:span><text:span text:style-name="T54_159">feedback</text:span><text:span text:style-name="T54_160"><text:s/></text:span><text:span text:style-name="T54_161">we</text:span><text:span text:style-name="T54_162"><text:s/></text:span><text:span text:style-name="T54_163">give</text:span><text:span text:style-name="T54_164"><text:s/></text:span><text:span text:style-name="T54_165">is</text:span><text:span text:style-name="T54_166"><text:s/></text:span><text:span text:style-name="T54_167">consistent</text:span><text:span text:style-name="T54_168"><text:s/></text:span><text:span text:style-name="T54_169">with</text:span><text:span text:style-name="T54_170"><text:s/></text:span><text:span text:style-name="T54_171">the</text:span><text:span text:style-name="T54_172"><text:s/></text:span><text:span text:style-name="T54_173">expectations</text:span><text:span text:style-name="T54_174"><text:s/></text:span><text:span text:style-name="T54_175">that</text:span><text:span text:style-name="T54_176"><text:s/></text:span><text:span text:style-name="T54_177">we</text:span><text:span text:style-name="T54_178"><text:s/></text:span><text:span text:style-name="T54_179">set</text:span><text:span text:style-name="T54_180"><text:s/></text:span><text:span text:style-name="T54_181">forth</text:span><text:span text:style-name="T54_182"><text:s/></text:span><text:span text:style-name="T54_183">for</text:span><text:span text:style-name="T54_184"><text:s/></text:span><text:span text:style-name="T54_185">our</text:span><text:span text:style-name="T54_186"><text:s/></text:span><text:span text:style-name="T54_187">students</text:span><text:span text:style-name="T54_188">.<text:s text:c="2"/></text:span><text:span text:style-name="T54_189">See</text:span><text:span text:style-name="T54_190"><text:s/></text:span><text:span text:style-name="T54_191">Appendix</text:span><text:span text:style-name="T54_192"><text:s/></text:span><text:span text:style-name="T54_193">A</text:span><text:span text:style-name="T54_194"><text:s/></text:span><text:span text:style-name="T54_195">for</text:span><text:span text:style-name="T54_196"><text:s/></text:span><text:span text:style-name="T54_197">the</text:span><text:span text:style-name="T54_198"><text:s/></text:span><text:span text:style-name="T54_199">database</text:span><text:span text:style-name="T54_200"><text:s/></text:span><text:span text:style-name="T54_201">of</text:span><text:span text:style-name="T54_202"><text:s/></text:span><text:span text:style-name="T54_203">comments</text:span><text:span text:style-name="T54_204">.</text:span></text:p>
      <text:p text:style-name="P55"><text:span text:style-name="T55_1">We</text:span><text:span text:style-name="T55_2"><text:s/></text:span><text:span text:style-name="T55_3">created</text:span><text:span text:style-name="T55_4"><text:s/></text:span><text:span text:style-name="T55_5">a</text:span><text:span text:style-name="T55_6"><text:s/></text:span><text:span text:style-name="T55_7">form</text:span><text:span text:style-name="T55_8"><text:s/></text:span><text:span text:style-name="T55_9">letter</text:span><text:span text:style-name="T55_10"><text:s/></text:span><text:span text:style-name="T55_11">for</text:span><text:span text:style-name="T55_12"><text:s/></text:span><text:span text:style-name="T55_13">our</text:span><text:span text:style-name="T55_14"><text:s/></text:span><text:span text:style-name="T55_15">students</text:span><text:span text:style-name="T55_16"><text:s/></text:span><text:span text:style-name="T55_17">that</text:span><text:span text:style-name="T55_18"><text:s/></text:span><text:span text:style-name="T55_19">we</text:span><text:span text:style-name="T55_20"><text:s/></text:span><text:span text:style-name="T55_21">populated</text:span><text:span text:style-name="T55_22"><text:s/></text:span><text:span text:style-name="T55_23">with</text:span><text:span text:style-name="T55_24"><text:s/></text:span><text:span text:style-name="T55_25">comments</text:span><text:span text:style-name="T55_26">.<text:s text:c="2"/></text:span><text:span text:style-name="T55_27">These</text:span><text:span text:style-name="T55_28"><text:s/></text:span><text:span text:style-name="T55_29">letters</text:span><text:span text:style-name="T55_30"><text:s/></text:span><text:span text:style-name="T55_31">served</text:span><text:span text:style-name="T55_32"><text:s/></text:span><text:span text:style-name="T55_33">as</text:span><text:span text:style-name="T55_34"><text:s/></text:span><text:span text:style-name="T55_35">our</text:span><text:span text:style-name="T55_36"><text:s/></text:span><text:span text:style-name="T55_37">feedback</text:span><text:span text:style-name="T55_38"><text:s/></text:span><text:span text:style-name="T55_39">for</text:span><text:span text:style-name="T55_40"><text:s/></text:span><text:span text:style-name="T55_41">our</text:span><text:span text:style-name="T55_42"><text:s/></text:span><text:span text:style-name="T55_43">students</text:span><text:span text:style-name="T55_44"><text:s/></text:span><text:span text:style-name="T55_45">writing</text:span><text:span text:style-name="T55_46"><text:s/>(</text:span><text:span text:style-name="T55_47">see</text:span><text:span text:style-name="T55_48"><text:s/></text:span><text:span text:style-name="T55_49">Appendix</text:span><text:span text:style-name="T55_50"><text:s/></text:span><text:span text:style-name="T55_51">B</text:span><text:span text:style-name="T55_52"><text:s/></text:span><text:span text:style-name="T55_53">for</text:span><text:span text:style-name="T55_54"><text:s/></text:span><text:span text:style-name="T55_55">an</text:span><text:span text:style-name="T55_56"><text:s/></text:span><text:span text:style-name="T55_57">example</text:span><text:span text:style-name="T55_58"><text:s/></text:span><text:span text:style-name="T55_59">letter</text:span><text:span text:style-name="T55_60">).<text:s text:c="2"/></text:span><text:span text:style-name="T55_61">We</text:span><text:span text:style-name="T55_62"><text:s/></text:span><text:span text:style-name="T55_63">did</text:span><text:span text:style-name="T55_64"><text:s/></text:span><text:span text:style-name="T55_65">not</text:span><text:span text:style-name="T55_66"><text:s/></text:span><text:span text:style-name="T55_67">complement</text:span><text:span text:style-name="T55_68"><text:s/></text:span><text:span text:style-name="T55_69">the</text:span><text:span text:style-name="T55_70"><text:s/></text:span><text:span text:style-name="T55_71">letter</text:span><text:span text:style-name="T55_72"><text:s/></text:span><text:span text:style-name="T55_73">with</text:span><text:span text:style-name="T55_74"><text:s/></text:span><text:span text:style-name="T55_75">margin</text:span><text:span text:style-name="T55_76"><text:s/></text:span><text:span text:style-name="T55_77">notes</text:span><text:span text:style-name="T55_78">,<text:s/></text:span><text:span text:style-name="T55_79">corrections</text:span><text:span text:style-name="T55_80">,<text:s/></text:span><text:span text:style-name="T55_81">or</text:span><text:span text:style-name="T55_82"><text:s/></text:span><text:span text:style-name="T55_83">any</text:span><text:span text:style-name="T55_84"><text:s/></text:span><text:span text:style-name="T55_85">other</text:span><text:span text:style-name="T55_86"><text:s/></text:span><text:span text:style-name="T55_87">type</text:span><text:span text:style-name="T55_88"><text:s/></text:span><text:span text:style-name="T55_89">of</text:span><text:span text:style-name="T55_90"><text:s/></text:span><text:span text:style-name="T55_91">feedback</text:span><text:span text:style-name="T55_92">.<text:s text:c="2"/></text:span><text:span text:style-name="T55_93">We</text:span><text:span text:style-name="T55_94"><text:s/></text:span><text:span text:style-name="T55_95">handed</text:span><text:span text:style-name="T55_96"><text:s/></text:span><text:span text:style-name="T55_97">out</text:span><text:span text:style-name="T55_98"><text:s/></text:span><text:span text:style-name="T55_99">the</text:span><text:span text:style-name="T55_100"><text:s/></text:span><text:span text:style-name="T55_101">letters</text:span><text:span text:style-name="T55_102"><text:s/></text:span><text:span text:style-name="T55_103">on</text:span><text:span text:style-name="T55_104"><text:s/></text:span><text:span text:style-name="T55_105">the</text:span><text:span text:style-name="T55_106"><text:s/></text:span><text:span text:style-name="T55_107">day</text:span><text:span text:style-name="T55_108"><text:s/></text:span><text:span text:style-name="T55_109">of</text:span><text:span text:style-name="T55_110"><text:s/></text:span><text:span text:style-name="T55_111">our</text:span><text:span text:style-name="T55_112"><text:s/></text:span><text:span text:style-name="T55_113">classroom</text:span><text:span text:style-name="T55_114"><text:s/></text:span><text:span text:style-name="T55_115">observation</text:span><text:span text:style-name="T55_116">,<text:s/></text:span><text:span text:style-name="T55_117">and</text:span><text:span text:style-name="T55_118"><text:s/></text:span><text:span text:style-name="T55_119">witnessed</text:span><text:span text:style-name="T55_120"><text:s/></text:span><text:span text:style-name="T55_121">the</text:span><text:span text:style-name="T55_122"><text:s/></text:span><text:span text:style-name="T55_123">conversations</text:span><text:span text:style-name="T55_124"><text:s/></text:span><text:span text:style-name="T55_125">that</text:span><text:span text:style-name="T55_126"><text:s/></text:span><text:span text:style-name="T55_127">they</text:span><text:span text:style-name="T55_128"><text:s/></text:span><text:span text:style-name="T55_129">had</text:span><text:span text:style-name="T55_130"><text:s/></text:span><text:span text:style-name="T55_131">in</text:span><text:span text:style-name="T55_132"><text:s/></text:span><text:span text:style-name="T55_133">response</text:span><text:span text:style-name="T55_134"><text:s/></text:span><text:span text:style-name="T55_135">to</text:span><text:span text:style-name="T55_136"><text:s/></text:span><text:span text:style-name="T55_137">the</text:span><text:span text:style-name="T55_138"><text:s/></text:span><text:span text:style-name="T55_139">letters</text:span><text:span text:style-name="T55_140">.<text:s text:c="2"/></text:span></text:p>
      <text:p text:style-name="P56"/>
      <text:p text:style-name="P57"><text:span text:style-name="T57_1">Classroom</text:span><text:span text:style-name="T57_2"><text:s/></text:span><text:span text:style-name="T57_3">Observation</text:span><text:span text:style-name="T57_4"><text:s/></text:span><text:span text:style-name="T57_5">Activity</text:span><text:span text:style-name="T57_6"><text:s/>-<text:s/></text:span><text:span text:style-name="T57_7">Fall</text:span><text:span text:style-name="T57_8"><text:s/>2012</text:span></text:p>
      <text:p text:style-name="P58"><text:span text:style-name="T58_1">We</text:span><text:span text:style-name="T58_2"><text:s/></text:span><text:span text:style-name="T58_3">conducted</text:span><text:span text:style-name="T58_4"><text:s/></text:span><text:span text:style-name="T58_5">classroom</text:span><text:span text:style-name="T58_6"><text:s/></text:span><text:span text:style-name="T58_7">observations</text:span><text:span text:style-name="T58_8"><text:s/></text:span><text:span text:style-name="T58_9">in</text:span><text:span text:style-name="T58_10"><text:s/></text:span><text:span text:style-name="T58_11">Fall</text:span><text:span text:style-name="T58_12"><text:s/>2012<text:s/></text:span><text:span text:style-name="T58_13">and</text:span><text:span text:style-name="T58_14"><text:s/></text:span><text:span text:style-name="T58_15">Spring</text:span><text:span text:style-name="T58_16"><text:s/>2013,<text:s/></text:span><text:span text:style-name="T58_17">and</text:span><text:span text:style-name="T58_18"><text:s/></text:span><text:span text:style-name="T58_19">in</text:span><text:span text:style-name="T58_20"><text:s/></text:span><text:span text:style-name="T58_21">each</text:span><text:span text:style-name="T58_22"><text:s/></text:span><text:span text:style-name="T58_23">semester</text:span><text:span text:style-name="T58_24"><text:s/></text:span><text:span text:style-name="T58_25">used</text:span><text:span text:style-name="T58_26"><text:s/></text:span><text:span text:style-name="T58_27">different</text:span><text:span text:style-name="T58_28"><text:s/></text:span><text:span text:style-name="T58_29">classroom</text:span><text:span text:style-name="T58_30"><text:s/></text:span><text:span text:style-name="T58_31">activities</text:span><text:span text:style-name="T58_32"><text:s/></text:span><text:span text:style-name="T58_33">to</text:span><text:span text:style-name="T58_34"><text:s/></text:span><text:span text:style-name="T58_35">prompt</text:span><text:span text:style-name="T58_36"><text:s/></text:span><text:span text:style-name="T58_37">student</text:span><text:span text:style-name="T58_38"><text:s/></text:span><text:span text:style-name="T58_39">discussion</text:span><text:span text:style-name="T58_40"><text:s/></text:span><text:span text:style-name="T58_41">on</text:span><text:span text:style-name="T58_42"><text:s/></text:span><text:span text:style-name="T58_43">their</text:span><text:span text:style-name="T58_44"><text:s/></text:span><text:span text:style-name="T58_45">revision</text:span><text:span text:style-name="T58_46"><text:s/></text:span><text:span text:style-name="T58_47">plans</text:span><text:span text:style-name="T58_48">.</text:span></text:p>
      <text:p text:style-name="P59"><text:span text:style-name="T59_1"><text:tab/></text:span><text:span text:style-name="T59_2">In</text:span><text:span text:style-name="T59_3"><text:s/></text:span><text:span text:style-name="T59_4">Fall</text:span><text:span text:style-name="T59_5"><text:s/>2012,<text:s/></text:span><text:span text:style-name="T59_6">the</text:span><text:span text:style-name="T59_7"><text:s/></text:span><text:span text:style-name="T59_8">students</text:span><text:span text:style-name="T59_9"><text:s/></text:span><text:span text:style-name="T59_10">completed</text:span><text:span text:style-name="T59_11"><text:s/></text:span><text:span text:style-name="T59_12">a</text:span><text:span text:style-name="T59_13"><text:s/></text:span><text:span text:style-name="T59_14">self</text:span><text:span text:style-name="T59_15"><text:s/></text:span><text:span text:style-name="T59_16">assessment</text:span><text:span text:style-name="T59_17"><text:s/></text:span><text:span text:style-name="T59_18">of</text:span><text:span text:style-name="T59_19"><text:s/></text:span><text:span text:style-name="T59_20">their</text:span><text:span text:style-name="T59_21"><text:s/></text:span><text:span text:style-name="T59_22">work</text:span><text:span text:style-name="T59_23"><text:s/></text:span><text:span text:style-name="T59_24">before</text:span><text:span text:style-name="T59_25"><text:s/></text:span><text:span text:style-name="T59_26">receiving</text:span><text:span text:style-name="T59_27"><text:s/></text:span><text:span text:style-name="T59_28">the</text:span><text:span text:style-name="T59_29"><text:s/></text:span><text:span text:style-name="T59_30">feedback</text:span><text:span text:style-name="T59_31"><text:s/></text:span><text:span text:style-name="T59_32">letters</text:span><text:span text:style-name="T59_33"><text:s/></text:span><text:span text:style-name="T59_34">from</text:span><text:span text:style-name="T59_35"><text:s/></text:span><text:span text:style-name="T59_36">the</text:span><text:span text:style-name="T59_37"><text:s/></text:span><text:span text:style-name="T59_38">instructor</text:span><text:span text:style-name="T59_39"><text:s/>(</text:span><text:span text:style-name="T59_40">see</text:span><text:span text:style-name="T59_41"><text:s/></text:span><text:span text:style-name="T59_42">Appendix</text:span><text:span text:style-name="T59_43"><text:s/></text:span><text:span text:style-name="T59_44">C</text:span><text:span text:style-name="T59_45">).<text:s text:c="2"/></text:span><text:span text:style-name="T59_46">The</text:span><text:span text:style-name="T59_47"><text:s/></text:span><text:span text:style-name="T59_48">self</text:span><text:span text:style-name="T59_49"><text:s/></text:span><text:span text:style-name="T59_50">assessment</text:span><text:span text:style-name="T59_51"><text:s/></text:span><text:span text:style-name="T59_52">asked</text:span><text:span text:style-name="T59_53"><text:s/></text:span><text:span text:style-name="T59_54">students</text:span><text:span text:style-name="T59_55"><text:s/></text:span><text:span text:style-name="T59_56">to</text:span><text:span text:style-name="T59_57"><text:s/></text:span><text:span text:style-name="T59_58">reflect</text:span><text:span text:style-name="T59_59"><text:s/></text:span><text:span text:style-name="T59_60">on</text:span><text:span text:style-name="T59_61"><text:s/></text:span><text:span text:style-name="T59_62">the</text:span><text:span text:style-name="T59_63"><text:s/></text:span><text:span text:style-name="T59_64">seven</text:span><text:span text:style-name="T59_65"><text:s/></text:span><text:span text:style-name="T59_66">learning</text:span><text:span text:style-name="T59_67"><text:s/></text:span><text:span text:style-name="T59_68">outcomes</text:span><text:span text:style-name="T59_69"><text:s/></text:span><text:span text:style-name="T59_70">and</text:span><text:span text:style-name="T59_71"><text:s/></text:span><text:span text:style-name="T59_72">give</text:span><text:span text:style-name="T59_73"><text:s/></text:span><text:span text:style-name="T59_74">themselves</text:span><text:span text:style-name="T59_75"><text:s/></text:span><text:span text:style-name="T59_76">a</text:span><text:span text:style-name="T59_77"><text:s/></text:span><text:span text:style-name="T59_78">score</text:span><text:span text:style-name="T59_79"><text:s/></text:span><text:span text:style-name="T59_80">from</text:span><text:span text:style-name="T59_81"><text:s/>1<text:s/></text:span><text:span text:style-name="T59_82">to</text:span><text:span text:style-name="T59_83"><text:s/>5<text:s/></text:span><text:span text:style-name="T59_84">on</text:span><text:span text:style-name="T59_85"><text:s/></text:span><text:span text:style-name="T59_86">each</text:span><text:span text:style-name="T59_87">.<text:s text:c="2"/></text:span><text:span text:style-name="T59_88">The</text:span><text:span text:style-name="T59_89"><text:s/></text:span><text:span text:style-name="T59_90">students</text:span><text:span text:style-name="T59_91"><text:s/></text:span><text:span text:style-name="T59_92">were</text:span><text:span text:style-name="T59_93"><text:s/></text:span><text:span text:style-name="T59_94">then</text:span><text:span text:style-name="T59_95"><text:s/></text:span><text:span text:style-name="T59_96">asked</text:span><text:span text:style-name="T59_97"><text:s/></text:span><text:span text:style-name="T59_98">to</text:span><text:span text:style-name="T59_99"><text:s/></text:span><text:span text:style-name="T59_100">comment</text:span><text:span text:style-name="T59_101"><text:s/></text:span><text:span text:style-name="T59_102">on</text:span><text:span text:style-name="T59_103"><text:s/></text:span><text:span text:style-name="T59_104">what</text:span><text:span text:style-name="T59_105"><text:s/></text:span><text:span text:style-name="T59_106">they</text:span><text:span text:style-name="T59_107"><text:s/></text:span><text:span text:style-name="T59_108">felt</text:span><text:span text:style-name="T59_109"><text:s/></text:span><text:span text:style-name="T59_110">were</text:span><text:span text:style-name="T59_111"><text:s/></text:span><text:span text:style-name="T59_112">priorities</text:span><text:span text:style-name="T59_113"><text:s/></text:span><text:span text:style-name="T59_114">for</text:span><text:span text:style-name="T59_115"><text:s/></text:span><text:span text:style-name="T59_116">revision</text:span><text:span text:style-name="T59_117">.<text:s text:c="2"/></text:span></text:p>
      <text:p text:style-name="P60"><text:span text:style-name="T60_1">After</text:span><text:span text:style-name="T60_2"><text:s/></text:span><text:span text:style-name="T60_3">students</text:span><text:span text:style-name="T60_4"><text:s/></text:span><text:span text:style-name="T60_5">reflected</text:span><text:span text:style-name="T60_6"><text:s/></text:span><text:span text:style-name="T60_7">on</text:span><text:span text:style-name="T60_8"><text:s/></text:span><text:span text:style-name="T60_9">their</text:span><text:span text:style-name="T60_10"><text:s/></text:span><text:span text:style-name="T60_11">work</text:span><text:span text:style-name="T60_12">,<text:s/></text:span><text:span text:style-name="T60_13">we</text:span><text:span text:style-name="T60_14"><text:s/></text:span><text:span text:style-name="T60_15">handed</text:span><text:span text:style-name="T60_16"><text:s/></text:span><text:span text:style-name="T60_17">out</text:span><text:span text:style-name="T60_18"><text:s/></text:span><text:span text:style-name="T60_19">the</text:span><text:span text:style-name="T60_20"><text:s/></text:span><text:span text:style-name="T60_21">feedback</text:span><text:span text:style-name="T60_22"><text:s/></text:span><text:span text:style-name="T60_23">letters</text:span><text:span text:style-name="T60_24">.<text:s text:c="2"/></text:span><text:span text:style-name="T60_25">We</text:span><text:span text:style-name="T60_26"><text:s/></text:span><text:span text:style-name="T60_27">asked</text:span><text:span text:style-name="T60_28"><text:s/></text:span><text:span text:style-name="T60_29">the</text:span><text:span text:style-name="T60_30"><text:s/></text:span><text:span text:style-name="T60_31">students</text:span><text:span text:style-name="T60_32"><text:s/></text:span><text:span text:style-name="T60_33">to</text:span><text:span text:style-name="T60_34"><text:s/></text:span><text:span text:style-name="T60_35">read</text:span><text:span text:style-name="T60_36"><text:s/></text:span><text:span text:style-name="T60_37">through</text:span><text:span text:style-name="T60_38"><text:s/></text:span><text:span text:style-name="T60_39">the</text:span><text:span text:style-name="T60_40"><text:s/></text:span><text:span text:style-name="T60_41">letters</text:span><text:span text:style-name="T60_42">,<text:s/></text:span><text:span text:style-name="T60_43">and</text:span><text:span text:style-name="T60_44"><text:s/></text:span><text:span text:style-name="T60_45">consider</text:span><text:span text:style-name="T60_46"><text:s/></text:span><text:span text:style-name="T60_47">the</text:span><text:span text:style-name="T60_48"><text:s/></text:span><text:span text:style-name="T60_49">feedback</text:span><text:span text:style-name="T60_50"><text:s/></text:span><text:span text:style-name="T60_51">and</text:span><text:span text:style-name="T60_52"><text:s/></text:span><text:span text:style-name="T60_53">their</text:span><text:span text:style-name="T60_54"><text:s/></text:span><text:span text:style-name="T60_55">own</text:span><text:span text:style-name="T60_56"><text:s/></text:span><text:span text:style-name="T60_57">reflections</text:span><text:span text:style-name="T60_58">,<text:s/></text:span><text:span text:style-name="T60_59">and</text:span><text:span text:style-name="T60_60"><text:s/></text:span><text:span text:style-name="T60_61">determine</text:span><text:span text:style-name="T60_62"><text:s/></text:span><text:span text:style-name="T60_63">what</text:span><text:span text:style-name="T60_64"><text:s/></text:span><text:span text:style-name="T60_65">aspects</text:span><text:span text:style-name="T60_66"><text:s/></text:span><text:span text:style-name="T60_67">of</text:span><text:span text:style-name="T60_68"><text:s/></text:span><text:span text:style-name="T60_69">their</text:span><text:span text:style-name="T60_70"><text:s/></text:span><text:span text:style-name="T60_71">paper</text:span><text:span text:style-name="T60_72"><text:s/></text:span><text:span text:style-name="T60_73">need</text:span><text:span text:style-name="T60_74"><text:s/></text:span><text:span text:style-name="T60_75">revision</text:span><text:span text:style-name="T60_76">,<text:s/></text:span><text:span text:style-name="T60_77">and</text:span><text:span text:style-name="T60_78"><text:s/></text:span><text:span text:style-name="T60_79">develop</text:span><text:span text:style-name="T60_80"><text:s/></text:span><text:span text:style-name="T60_81">a</text:span><text:span text:style-name="T60_82"><text:s/></text:span><text:span text:style-name="T60_83">plan</text:span><text:span text:style-name="T60_84"><text:s/></text:span><text:span text:style-name="T60_85">for</text:span><text:span text:style-name="T60_86"><text:s/></text:span><text:span text:style-name="T60_87">how</text:span><text:span text:style-name="T60_88"><text:s/></text:span><text:span text:style-name="T60_89">that</text:span><text:span text:style-name="T60_90"><text:s/></text:span><text:span text:style-name="T60_91">could</text:span><text:span text:style-name="T60_92"><text:s/></text:span><text:span text:style-name="T60_93">be</text:span><text:span text:style-name="T60_94"><text:s/></text:span><text:span text:style-name="T60_95">done</text:span><text:span text:style-name="T60_96">.<text:s text:c="2"/></text:span><text:span text:style-name="T60_97">We</text:span><text:span text:style-name="T60_98"><text:s/></text:span><text:span text:style-name="T60_99">gave</text:span><text:span text:style-name="T60_100"><text:s/></text:span><text:span text:style-name="T60_101">the</text:span><text:span text:style-name="T60_102"><text:s/></text:span><text:span text:style-name="T60_103">students</text:span><text:span text:style-name="T60_104"><text:s/></text:span><text:span text:style-name="T60_105">a</text:span><text:span text:style-name="T60_106"><text:s/></text:span><text:span text:style-name="T60_107">short</text:span><text:span text:style-name="T60_108"><text:s/></text:span><text:span text:style-name="T60_109">exercise</text:span><text:span text:style-name="T60_110"><text:s/></text:span><text:span text:style-name="T60_111">to</text:span><text:span text:style-name="T60_112"><text:s/></text:span><text:span text:style-name="T60_113">facilitate</text:span><text:span text:style-name="T60_114"><text:s/></text:span><text:span text:style-name="T60_115">that</text:span><text:span text:style-name="T60_116"><text:s/></text:span><text:span text:style-name="T60_117">discussion</text:span><text:span text:style-name="T60_118"><text:s/>(</text:span><text:span text:style-name="T60_119">see</text:span><text:span text:style-name="T60_120"><text:s/></text:span><text:span text:style-name="T60_121">Appendix</text:span><text:span text:style-name="T60_122"><text:s/></text:span><text:span text:style-name="T60_123">D</text:span><text:span text:style-name="T60_124">).</text:span></text:p>
      <text:p text:style-name="P61"><text:span text:style-name="T61_1">The</text:span><text:span text:style-name="T61_2"><text:s/></text:span><text:span text:style-name="T61_3">instructors</text:span><text:span text:style-name="T61_4"><text:s/></text:span><text:span text:style-name="T61_5">observed</text:span><text:span text:style-name="T61_6"><text:s/></text:span><text:span text:style-name="T61_7">class</text:span><text:span text:style-name="T61_8"><text:s/></text:span><text:span text:style-name="T61_9">and</text:span><text:span text:style-name="T61_10"><text:s/></text:span><text:span text:style-name="T61_11">made</text:span><text:span text:style-name="T61_12"><text:s/></text:span><text:span text:style-name="T61_13">notes</text:span><text:span text:style-name="T61_14"><text:s/></text:span><text:span text:style-name="T61_15">using</text:span><text:span text:style-name="T61_16"><text:s/></text:span><text:span text:style-name="T61_17">the</text:span><text:span text:style-name="T61_18"><text:s/></text:span><text:span text:style-name="T61_19">Classroom</text:span><text:span text:style-name="T61_20"><text:s/></text:span><text:span text:style-name="T61_21">Observation</text:span><text:span text:style-name="T61_22"><text:s/></text:span><text:span text:style-name="T61_23">Guide</text:span><text:span text:style-name="T61_24"><text:s/></text:span><text:span text:style-name="T61_25">in</text:span><text:span text:style-name="T61_26"><text:s/></text:span><text:span text:style-name="T61_27">Appendix</text:span><text:span text:style-name="T61_28"><text:s/></text:span><text:span text:style-name="T61_29">E</text:span><text:span text:style-name="T61_30">.<text:s text:c="2"/></text:span><text:span text:style-name="T61_31">The</text:span><text:span text:style-name="T61_32"><text:s/></text:span><text:span text:style-name="T61_33">classroom</text:span><text:span text:style-name="T61_34"><text:s/></text:span><text:span text:style-name="T61_35">observation</text:span><text:span text:style-name="T61_36"><text:s/></text:span><text:span text:style-name="T61_37">guide</text:span><text:span text:style-name="T61_38"><text:s/></text:span><text:span text:style-name="T61_39">prompted</text:span><text:span text:style-name="T61_40"><text:s/></text:span><text:span text:style-name="T61_41">observers</text:span><text:span text:style-name="T61_42"><text:s/></text:span><text:span text:style-name="T61_43">to</text:span><text:span text:style-name="T61_44"><text:s/></text:span><text:span text:style-name="T61_45">make</text:span><text:span text:style-name="T61_46"><text:s/></text:span><text:span text:style-name="T61_47">note</text:span><text:span text:style-name="T61_48"><text:s/></text:span><text:span text:style-name="T61_49">of</text:span><text:span text:style-name="T61_50"><text:s/></text:span><text:span text:style-name="T61_51">the</text:span><text:span text:style-name="T61_52"><text:s/></text:span><text:span text:style-name="T61_53">depth</text:span><text:span text:style-name="T61_54"><text:s/></text:span><text:span text:style-name="T61_55">of</text:span><text:span text:style-name="T61_56"><text:s/></text:span><text:span text:style-name="T61_57">the</text:span><text:span text:style-name="T61_58"><text:s/></text:span><text:span text:style-name="T61_59">students</text:span><text:span text:style-name="T61_60">’<text:s/></text:span><text:span text:style-name="T61_61">discussion</text:span><text:span text:style-name="T61_62">,<text:s/></text:span><text:span text:style-name="T61_63">the</text:span><text:span text:style-name="T61_64"><text:s/></text:span><text:span text:style-name="T61_65">level</text:span><text:span text:style-name="T61_66"><text:s/></text:span><text:span text:style-name="T61_67">of</text:span><text:span text:style-name="T61_68"><text:s/></text:span><text:span text:style-name="T61_69">the</text:span><text:span text:style-name="T61_70"><text:s/></text:span><text:span text:style-name="T61_71">students</text:span><text:span text:style-name="T61_72"><text:s/></text:span><text:span text:style-name="T61_73">understanding</text:span><text:span text:style-name="T61_74"><text:s/></text:span><text:span text:style-name="T61_75">of</text:span><text:span text:style-name="T61_76"><text:s/></text:span><text:span text:style-name="T61_77">the</text:span><text:span text:style-name="T61_78"><text:s/></text:span><text:span text:style-name="T61_79">feedback</text:span><text:span text:style-name="T61_80">,<text:s/></text:span><text:span text:style-name="T61_81">and</text:span><text:span text:style-name="T61_82"><text:s/></text:span><text:span text:style-name="T61_83">whether</text:span><text:span text:style-name="T61_84"><text:s/></text:span><text:span text:style-name="T61_85">or</text:span><text:span text:style-name="T61_86"><text:s/></text:span><text:span text:style-name="T61_87">not</text:span><text:span text:style-name="T61_88"><text:s/></text:span><text:span text:style-name="T61_89">the</text:span><text:span text:style-name="T61_90"><text:s/></text:span><text:span text:style-name="T61_91">students</text:span><text:span text:style-name="T61_92">’<text:s/></text:span><text:span text:style-name="T61_93">conversations</text:span><text:span text:style-name="T61_94"><text:s/></text:span><text:span text:style-name="T61_95">revealed</text:span><text:span text:style-name="T61_96"><text:s/></text:span><text:span text:style-name="T61_97">that</text:span><text:span text:style-name="T61_98"><text:s/></text:span><text:span text:style-name="T61_99">they</text:span><text:span text:style-name="T61_100"><text:s/></text:span><text:span text:style-name="T61_101">were</text:span><text:span text:style-name="T61_102"><text:s/></text:span><text:span text:style-name="T61_103">thinking</text:span><text:span text:style-name="T61_104"><text:s/></text:span><text:span text:style-name="T61_105">about</text:span><text:span text:style-name="T61_106"><text:s/></text:span><text:span text:style-name="T61_107">each</text:span><text:span text:style-name="T61_108"><text:s/></text:span><text:span text:style-name="T61_109">of</text:span><text:span text:style-name="T61_110"><text:s/></text:span><text:span text:style-name="T61_111">the</text:span><text:span text:style-name="T61_112"><text:s/></text:span><text:span text:style-name="T61_113">seven</text:span><text:span text:style-name="T61_114"><text:s/></text:span><text:span text:style-name="T61_115">learning</text:span><text:span text:style-name="T61_116"><text:s/></text:span><text:span text:style-name="T61_117">goals</text:span><text:span text:style-name="T61_118"><text:s/></text:span><text:span text:style-name="T61_119">of</text:span><text:span text:style-name="T61_120"><text:s/></text:span><text:span text:style-name="T61_121">the</text:span><text:span text:style-name="T61_122"><text:s/></text:span><text:span text:style-name="T61_123">assignment</text:span><text:span text:style-name="T61_124">.</text:span></text:p>
      <text:p text:style-name="P62"><text:span text:style-name="T62_1">As</text:span><text:span text:style-name="T62_2"><text:s/></text:span><text:span text:style-name="T62_3">we</text:span><text:span text:style-name="T62_4"><text:s/></text:span><text:span text:style-name="T62_5">discuss</text:span><text:span text:style-name="T62_6"><text:s/></text:span><text:span text:style-name="T62_7">below</text:span><text:span text:style-name="T62_8">,<text:s/></text:span><text:span text:style-name="T62_9">we</text:span><text:span text:style-name="T62_10"><text:s/></text:span><text:span text:style-name="T62_11">were</text:span><text:span text:style-name="T62_12"><text:s/></text:span><text:span text:style-name="T62_13">overall</text:span><text:span text:style-name="T62_14"><text:s/></text:span><text:span text:style-name="T62_15">disappointed</text:span><text:span text:style-name="T62_16"><text:s/></text:span><text:span text:style-name="T62_17">in</text:span><text:span text:style-name="T62_18"><text:s/></text:span><text:span text:style-name="T62_19">our</text:span><text:span text:style-name="T62_20"><text:s/></text:span><text:span text:style-name="T62_21">classroom</text:span><text:span text:style-name="T62_22"><text:s/></text:span><text:span text:style-name="T62_23">observations</text:span><text:span text:style-name="T62_24"><text:s/></text:span><text:span text:style-name="T62_25">in</text:span><text:span text:style-name="T62_26"><text:s/></text:span><text:span text:style-name="T62_27">the</text:span><text:span text:style-name="T62_28"><text:s/></text:span><text:span text:style-name="T62_29">Fall</text:span><text:span text:style-name="T62_30"><text:s/>2012<text:s/></text:span><text:span text:style-name="T62_31">semester</text:span><text:span text:style-name="T62_32">.<text:s text:c="2"/></text:span><text:span text:style-name="T62_33">Many</text:span><text:span text:style-name="T62_34"><text:s/></text:span><text:span text:style-name="T62_35">groups</text:span><text:span text:style-name="T62_36"><text:s/></text:span><text:span text:style-name="T62_37">did</text:span><text:span text:style-name="T62_38"><text:s/></text:span><text:span text:style-name="T62_39">not</text:span><text:span text:style-name="T62_40"><text:s/></text:span><text:span text:style-name="T62_41">treat</text:span><text:span text:style-name="T62_42"><text:s/></text:span><text:span text:style-name="T62_43">the</text:span><text:span text:style-name="T62_44"><text:s/></text:span><text:span text:style-name="T62_45">in</text:span><text:span text:style-name="T62_46">-</text:span><text:span text:style-name="T62_47">class</text:span><text:span text:style-name="T62_48"><text:s/></text:span><text:span text:style-name="T62_49">exercise</text:span><text:span text:style-name="T62_50"><text:s/></text:span><text:span text:style-name="T62_51">as</text:span><text:span text:style-name="T62_52"><text:s/></text:span><text:span text:style-name="T62_53">a</text:span><text:span text:style-name="T62_54"><text:s/></text:span><text:span text:style-name="T62_55">useful</text:span><text:span text:style-name="T62_56"><text:s/></text:span><text:span text:style-name="T62_57">means</text:span><text:span text:style-name="T62_58"><text:s/></text:span><text:span text:style-name="T62_59">to</text:span><text:span text:style-name="T62_60"><text:s/></text:span><text:span text:style-name="T62_61">an</text:span><text:span text:style-name="T62_62"><text:s/></text:span><text:span text:style-name="T62_63">end</text:span><text:span text:style-name="T62_64"><text:s/></text:span><text:span text:style-name="T62_65">goal</text:span><text:span text:style-name="T62_66"><text:s/></text:span><text:span text:style-name="T62_67">of</text:span><text:span text:style-name="T62_68"><text:s/></text:span><text:span text:style-name="T62_69">a</text:span><text:span text:style-name="T62_70"><text:s/></text:span><text:span text:style-name="T62_71">successful</text:span><text:span text:style-name="T62_72"><text:s/></text:span><text:span text:style-name="T62_73">revision</text:span><text:span text:style-name="T62_74">,<text:s/></text:span><text:span text:style-name="T62_75">but</text:span><text:span text:style-name="T62_76"><text:s/></text:span><text:span text:style-name="T62_77">as</text:span><text:span text:style-name="T62_78"><text:s/></text:span><text:span text:style-name="T62_79">an</text:span><text:span text:style-name="T62_80"><text:s/></text:span><text:span text:style-name="T62_81">end</text:span><text:span text:style-name="T62_82"><text:s/></text:span><text:span text:style-name="T62_83">itself</text:span><text:span text:style-name="T62_84"><text:s/></text:span><text:span text:style-name="T62_85">that</text:span><text:span text:style-name="T62_86"><text:s/></text:span><text:span text:style-name="T62_87">had</text:span><text:span text:style-name="T62_88"><text:s/></text:span><text:span text:style-name="T62_89">little</text:span><text:span text:style-name="T62_90"><text:s/></text:span><text:span text:style-name="T62_91">importance</text:span><text:span text:style-name="T62_92"><text:s/>-<text:s/></text:span><text:span text:style-name="T62_93">a</text:span><text:span text:style-name="T62_94"><text:s/></text:span><text:span text:style-name="T62_95">task</text:span><text:span text:style-name="T62_96"><text:s/></text:span><text:span text:style-name="T62_97">that</text:span><text:span text:style-name="T62_98"><text:s/></text:span><text:span text:style-name="T62_99">stood</text:span><text:span text:style-name="T62_100"><text:s/></text:span><text:span text:style-name="T62_101">between</text:span><text:span text:style-name="T62_102"><text:s/></text:span><text:span text:style-name="T62_103">them</text:span><text:span text:style-name="T62_104"><text:s/></text:span><text:span text:style-name="T62_105">and</text:span><text:span text:style-name="T62_106"><text:s/></text:span><text:span text:style-name="T62_107">the</text:span><text:span text:style-name="T62_108"><text:s/></text:span><text:span text:style-name="T62_109">end</text:span><text:span text:style-name="T62_110"><text:s/></text:span><text:span text:style-name="T62_111">of</text:span><text:span text:style-name="T62_112"><text:s/></text:span><text:span text:style-name="T62_113">class</text:span><text:span text:style-name="T62_114">.<text:s text:c="2"/></text:span><text:span text:style-name="T62_115">Many</text:span><text:span text:style-name="T62_116"><text:s/></text:span><text:span text:style-name="T62_117">students</text:span><text:span text:style-name="T62_118">’<text:s/></text:span><text:span text:style-name="T62_119">revision</text:span><text:span text:style-name="T62_120"><text:s/></text:span><text:span text:style-name="T62_121">plans</text:span><text:span text:style-name="T62_122"><text:s/></text:span><text:span text:style-name="T62_123">were</text:span><text:span text:style-name="T62_124"><text:s/></text:span><text:span text:style-name="T62_125">brief</text:span><text:span text:style-name="T62_126">,<text:s/></text:span><text:span text:style-name="T62_127">general</text:span><text:span text:style-name="T62_128">,<text:s/></text:span><text:span text:style-name="T62_129">redescriptions</text:span><text:span text:style-name="T62_130"><text:s/></text:span><text:span text:style-name="T62_131">of</text:span><text:span text:style-name="T62_132"><text:s/></text:span><text:span text:style-name="T62_133">what</text:span><text:span text:style-name="T62_134"><text:s/></text:span><text:span text:style-name="T62_135">was</text:span><text:span text:style-name="T62_136"><text:s/></text:span><text:span text:style-name="T62_137">in</text:span><text:span text:style-name="T62_138"><text:s/></text:span><text:span text:style-name="T62_139">their</text:span><text:span text:style-name="T62_140"><text:s/></text:span><text:span text:style-name="T62_141">letters</text:span><text:span text:style-name="T62_142">.<text:s text:c="2"/></text:span><text:span text:style-name="T62_143">Some</text:span><text:span text:style-name="T62_144"><text:s/></text:span><text:span text:style-name="T62_145">students</text:span><text:span text:style-name="T62_146"><text:s/></text:span><text:span text:style-name="T62_147">did</text:span><text:span text:style-name="T62_148"><text:s/></text:span><text:span text:style-name="T62_149">not</text:span><text:span text:style-name="T62_150"><text:s/></text:span><text:span text:style-name="T62_151">even</text:span><text:span text:style-name="T62_152"><text:s/></text:span><text:span text:style-name="T62_153">look</text:span><text:span text:style-name="T62_154"><text:s/></text:span><text:span text:style-name="T62_155">through</text:span><text:span text:style-name="T62_156"><text:s/></text:span><text:span text:style-name="T62_157">their</text:span><text:span text:style-name="T62_158"><text:s/></text:span><text:span text:style-name="T62_159">papers</text:span><text:span text:style-name="T62_160"><text:s/></text:span><text:span text:style-name="T62_161">to</text:span><text:span text:style-name="T62_162"><text:s/></text:span><text:span text:style-name="T62_163">find</text:span><text:span text:style-name="T62_164"><text:s/></text:span><text:span text:style-name="T62_165">specifically</text:span><text:span text:style-name="T62_166"><text:s/></text:span><text:span text:style-name="T62_167">what</text:span><text:span text:style-name="T62_168"><text:s/></text:span><text:span text:style-name="T62_169">they</text:span><text:span text:style-name="T62_170"><text:s/></text:span><text:span text:style-name="T62_171">should</text:span><text:span text:style-name="T62_172"><text:s/></text:span><text:span text:style-name="T62_173">revise</text:span><text:span text:style-name="T62_174">,<text:s/></text:span><text:span text:style-name="T62_175">and</text:span><text:span text:style-name="T62_176"><text:s/></text:span><text:span text:style-name="T62_177">how</text:span><text:span text:style-name="T62_178"><text:s/></text:span><text:span text:style-name="T62_179">it</text:span><text:span text:style-name="T62_180"><text:s/></text:span><text:span text:style-name="T62_181">should</text:span><text:span text:style-name="T62_182"><text:s/></text:span><text:span text:style-name="T62_183">be</text:span><text:span text:style-name="T62_184"><text:s/></text:span><text:span text:style-name="T62_185">rewritten</text:span><text:span text:style-name="T62_186">.<text:s text:c="2"/></text:span><text:span text:style-name="T62_187">Another</text:span><text:span text:style-name="T62_188"><text:s/></text:span><text:span text:style-name="T62_189">group</text:span><text:span text:style-name="T62_190"><text:s/></text:span><text:span text:style-name="T62_191">left</text:span><text:span text:style-name="T62_192"><text:s/></text:span><text:span text:style-name="T62_193">the</text:span><text:span text:style-name="T62_194"><text:s/></text:span><text:span text:style-name="T62_195">class</text:span><text:span text:style-name="T62_196"><text:s/></text:span><text:span text:style-name="T62_197">early</text:span><text:span text:style-name="T62_198">,<text:s/></text:span><text:span text:style-name="T62_199">even</text:span><text:span text:style-name="T62_200"><text:s/></text:span><text:span text:style-name="T62_201">as</text:span><text:span text:style-name="T62_202"><text:s/></text:span><text:span text:style-name="T62_203">an</text:span><text:span text:style-name="T62_204"><text:s/></text:span><text:span text:style-name="T62_205">instructor</text:span><text:span text:style-name="T62_206"><text:s/></text:span><text:span text:style-name="T62_207">was</text:span><text:span text:style-name="T62_208"><text:s/></text:span><text:span text:style-name="T62_209">sitting</text:span><text:span text:style-name="T62_210"><text:s/></text:span><text:span text:style-name="T62_211">with</text:span><text:span text:style-name="T62_212"><text:s/></text:span><text:span text:style-name="T62_213">the</text:span><text:span text:style-name="T62_214"><text:s/></text:span><text:span text:style-name="T62_215">group</text:span><text:span text:style-name="T62_216"><text:s/></text:span><text:span text:style-name="T62_217">to</text:span><text:span text:style-name="T62_218"><text:s/></text:span><text:span text:style-name="T62_219">observe</text:span><text:span text:style-name="T62_220"><text:s/></text:span><text:span text:style-name="T62_221">their</text:span><text:span text:style-name="T62_222"><text:s/></text:span><text:span text:style-name="T62_223">conversations</text:span><text:span text:style-name="T62_224">.<text:s text:c="2"/></text:span><text:span text:style-name="T62_225">They</text:span><text:span text:style-name="T62_226"><text:s/></text:span><text:span text:style-name="T62_227">expressed</text:span><text:span text:style-name="T62_228"><text:s/></text:span><text:span text:style-name="T62_229">plans</text:span><text:span text:style-name="T62_230"><text:s/></text:span><text:span text:style-name="T62_231">to</text:span><text:span text:style-name="T62_232"><text:s/></text:span><text:span text:style-name="T62_233">meet</text:span><text:span text:style-name="T62_234"><text:s/></text:span><text:span text:style-name="T62_235">together</text:span><text:span text:style-name="T62_236"><text:s/></text:span><text:span text:style-name="T62_237">outside</text:span><text:span text:style-name="T62_238"><text:s/></text:span><text:span text:style-name="T62_239">of</text:span><text:span text:style-name="T62_240"><text:s/></text:span><text:span text:style-name="T62_241">class</text:span><text:span text:style-name="T62_242"><text:s/></text:span><text:span text:style-name="T62_243">at</text:span><text:span text:style-name="T62_244"><text:s/></text:span><text:span text:style-name="T62_245">a</text:span><text:span text:style-name="T62_246"><text:s/></text:span><text:span text:style-name="T62_247">later</text:span><text:span text:style-name="T62_248"><text:s/></text:span><text:span text:style-name="T62_249">date</text:span><text:span text:style-name="T62_250"><text:s/></text:span><text:span text:style-name="T62_251">to</text:span><text:span text:style-name="T62_252"><text:s/></text:span><text:span text:style-name="T62_253">work</text:span><text:span text:style-name="T62_254"><text:s/></text:span><text:span text:style-name="T62_255">more</text:span><text:span text:style-name="T62_256"><text:s/></text:span><text:span text:style-name="T62_257">seriously</text:span><text:span text:style-name="T62_258"><text:s/></text:span><text:span text:style-name="T62_259">on</text:span><text:span text:style-name="T62_260"><text:s/></text:span><text:span text:style-name="T62_261">the</text:span><text:span text:style-name="T62_262"><text:s/></text:span><text:span text:style-name="T62_263">revision</text:span><text:span text:style-name="T62_264">.</text:span></text:p>
      <text:p text:style-name="P63"/>
      <text:p text:style-name="P64"><text:span text:style-name="T64_1">Classroom</text:span><text:span text:style-name="T64_2"><text:s/></text:span><text:span text:style-name="T64_3">Observation</text:span><text:span text:style-name="T64_4"><text:s/></text:span><text:span text:style-name="T64_5">Activity</text:span><text:span text:style-name="T64_6"><text:s/>-<text:s/></text:span><text:span text:style-name="T64_7">Spring</text:span><text:span text:style-name="T64_8"><text:s/>2013</text:span></text:p>
      <text:p text:style-name="P65"><text:span text:style-name="T65_1">In</text:span><text:span text:style-name="T65_2"><text:s/></text:span><text:span text:style-name="T65_3">Spring</text:span><text:span text:style-name="T65_4"><text:s/>2013<text:s/></text:span><text:span text:style-name="T65_5">we</text:span><text:span text:style-name="T65_6"><text:s/></text:span><text:span text:style-name="T65_7">took</text:span><text:span text:style-name="T65_8"><text:s/></text:span><text:span text:style-name="T65_9">an</text:span><text:span text:style-name="T65_10"><text:s/></text:span><text:span text:style-name="T65_11">alternative</text:span><text:span text:style-name="T65_12"><text:s/></text:span><text:span text:style-name="T65_13">approach</text:span><text:span text:style-name="T65_14">.<text:s text:c="2"/></text:span><text:span text:style-name="T65_15">We</text:span><text:span text:style-name="T65_16"><text:s/></text:span><text:span text:style-name="T65_17">gave</text:span><text:span text:style-name="T65_18"><text:s/></text:span><text:span text:style-name="T65_19">students</text:span><text:span text:style-name="T65_20"><text:s/></text:span><text:span text:style-name="T65_21">their</text:span><text:span text:style-name="T65_22"><text:s/></text:span><text:span text:style-name="T65_23">feedback</text:span><text:span text:style-name="T65_24"><text:s/></text:span><text:span text:style-name="T65_25">letters</text:span><text:span text:style-name="T65_26"><text:s/></text:span><text:span text:style-name="T65_27">and</text:span><text:span text:style-name="T65_28"><text:s/></text:span><text:span text:style-name="T65_29">asked</text:span><text:span text:style-name="T65_30"><text:s/></text:span><text:span text:style-name="T65_31">them</text:span><text:span text:style-name="T65_32"><text:s/></text:span><text:span text:style-name="T65_33">to</text:span><text:span text:style-name="T65_34"><text:s/></text:span><text:span text:style-name="T65_35">reflect</text:span><text:span text:style-name="T65_36"><text:s/></text:span><text:span text:style-name="T65_37">on</text:span><text:span text:style-name="T65_38"><text:s/></text:span><text:span text:style-name="T65_39">how</text:span><text:span text:style-name="T65_40"><text:s/></text:span><text:span text:style-name="T65_41">well</text:span><text:span text:style-name="T65_42"><text:s/></text:span><text:span text:style-name="T65_43">they</text:span><text:span text:style-name="T65_44"><text:s/></text:span><text:span text:style-name="T65_45">communicated</text:span><text:span text:style-name="T65_46"><text:s/></text:span><text:span text:style-name="T65_47">purpose</text:span><text:span text:style-name="T65_48"><text:s/></text:span><text:span text:style-name="T65_49">in</text:span><text:span text:style-name="T65_50"><text:s/></text:span><text:span text:style-name="T65_51">their</text:span><text:span text:style-name="T65_52"><text:s/></text:span><text:span text:style-name="T65_53">introduction</text:span><text:span text:style-name="T65_54">.<text:s text:c="2"/></text:span><text:span text:style-name="T65_55">We</text:span><text:span text:style-name="T65_56"><text:s/></text:span><text:span text:style-name="T65_57">asked</text:span><text:span text:style-name="T65_58"><text:s/></text:span><text:span text:style-name="T65_59">students</text:span><text:span text:style-name="T65_60"><text:s/></text:span><text:span text:style-name="T65_61">to</text:span><text:span text:style-name="T65_62"><text:s/></text:span><text:span text:style-name="T65_63">pay</text:span><text:span text:style-name="T65_64"><text:s/></text:span><text:span text:style-name="T65_65">special</text:span><text:span text:style-name="T65_66"><text:s/></text:span><text:span text:style-name="T65_67">attention</text:span><text:span text:style-name="T65_68"><text:s/></text:span><text:span text:style-name="T65_69">whether</text:span><text:span text:style-name="T65_70"><text:s/></text:span><text:span text:style-name="T65_71">their</text:span><text:span text:style-name="T65_72"><text:s/></text:span><text:span text:style-name="T65_73">introduction</text:span><text:span text:style-name="T65_74"><text:s/></text:span><text:span text:style-name="T65_75">has</text:span><text:span text:style-name="T65_76"><text:s/></text:span><text:span text:style-name="T65_77">a</text:span><text:span text:style-name="T65_78"><text:s/></text:span><text:span text:style-name="T65_79">clear</text:span><text:span text:style-name="T65_80"><text:s/></text:span><text:span text:style-name="T65_81">focus</text:span><text:span text:style-name="T65_82"><text:s/></text:span><text:span text:style-name="T65_83">on</text:span><text:span text:style-name="T65_84"><text:s/></text:span><text:span text:style-name="T65_85">its</text:span><text:span text:style-name="T65_86"><text:s/></text:span><text:span text:style-name="T65_87">purpose</text:span><text:span text:style-name="T65_88"><text:s/></text:span><text:span text:style-name="T65_89">and</text:span><text:span text:style-name="T65_90"><text:s/></text:span><text:span text:style-name="T65_91">maintains</text:span><text:span text:style-name="T65_92"><text:s/></text:span><text:span text:style-name="T65_93">a</text:span><text:span text:style-name="T65_94"><text:s/></text:span><text:span text:style-name="T65_95">consistent</text:span><text:span text:style-name="T65_96"><text:s/></text:span><text:span text:style-name="T65_97">message</text:span><text:span text:style-name="T65_98"><text:s/></text:span><text:span text:style-name="T65_99">throughout</text:span><text:span text:style-name="T65_100">.<text:s text:c="2"/></text:span><text:span text:style-name="T65_101">We</text:span><text:span text:style-name="T65_102"><text:s/></text:span><text:span text:style-name="T65_103">gave</text:span><text:span text:style-name="T65_104"><text:s/></text:span><text:span text:style-name="T65_105">students</text:span><text:span text:style-name="T65_106"><text:s/></text:span><text:span text:style-name="T65_107">the</text:span><text:span text:style-name="T65_108"><text:s/></text:span><text:span text:style-name="T65_109">following</text:span><text:span text:style-name="T65_110"><text:s/></text:span><text:span text:style-name="T65_111">four</text:span><text:span text:style-name="T65_112"><text:s/></text:span><text:span text:style-name="T65_113">prompts</text:span><text:span text:style-name="T65_114"><text:s/></text:span><text:span text:style-name="T65_115">to</text:span><text:span text:style-name="T65_116"><text:s/></text:span><text:span text:style-name="T65_117">help</text:span><text:span text:style-name="T65_118"><text:s/></text:span><text:span text:style-name="T65_119">guide</text:span><text:span text:style-name="T65_120"><text:s/></text:span><text:span text:style-name="T65_121">their</text:span><text:span text:style-name="T65_122"><text:s/></text:span><text:span text:style-name="T65_123">discussion</text:span><text:span text:style-name="T65_124">:</text:span></text:p>
      <text:p text:style-name="P66"/>
      <text:list text:style-name="LS3" xml:id="list9">
        <text:list-item>
          <text:p text:style-name="P67"><text:span text:style-name="T67_1">Is</text:span><text:span text:style-name="T67_2"><text:s/></text:span><text:span text:style-name="T67_3">there</text:span><text:span text:style-name="T67_4"><text:s/></text:span><text:span text:style-name="T67_5">a</text:span><text:span text:style-name="T67_6"><text:s/></text:span><text:span text:style-name="T67_7">clear</text:span><text:span text:style-name="T67_8"><text:s/></text:span><text:span text:style-name="T67_9">communication</text:span><text:span text:style-name="T67_10"><text:s/></text:span><text:span text:style-name="T67_11">of</text:span><text:span text:style-name="T67_12"><text:s/></text:span><text:span text:style-name="T67_13">the</text:span><text:span text:style-name="T67_14"><text:s/></text:span><text:span text:style-name="T67_15">purpose</text:span><text:span text:style-name="T67_16"><text:s/></text:span><text:span text:style-name="T67_17">of</text:span><text:span text:style-name="T67_18"><text:s/></text:span><text:span text:style-name="T67_19">your</text:span><text:span text:style-name="T67_20"><text:s/></text:span><text:span text:style-name="T67_21">research</text:span><text:span text:style-name="T67_22"><text:s/></text:span><text:span text:style-name="T67_23">project</text:span><text:span text:style-name="T67_24"><text:s/></text:span><text:span text:style-name="T67_25">early</text:span><text:span text:style-name="T67_26"><text:s/></text:span><text:span text:style-name="T67_27">in</text:span><text:span text:style-name="T67_28"><text:s/></text:span><text:span text:style-name="T67_29">the</text:span><text:span text:style-name="T67_30"><text:s/></text:span><text:span text:style-name="T67_31">introduction</text:span><text:span text:style-name="T67_32">?</text:span></text:p>
        </text:list-item>
        <text:list-item>
          <text:p text:style-name="P68"><text:span text:style-name="T68_1">Does</text:span><text:span text:style-name="T68_2"><text:s/></text:span><text:span text:style-name="T68_3">your</text:span><text:span text:style-name="T68_4"><text:s/></text:span><text:span text:style-name="T68_5">background</text:span><text:span text:style-name="T68_6"><text:s/></text:span><text:span text:style-name="T68_7">information</text:span><text:span text:style-name="T68_8"><text:s/></text:span><text:span text:style-name="T68_9">contribute</text:span><text:span text:style-name="T68_10"><text:s/></text:span><text:span text:style-name="T68_11">directly</text:span><text:span text:style-name="T68_12"><text:s/></text:span><text:span text:style-name="T68_13">to</text:span><text:span text:style-name="T68_14"><text:s/></text:span><text:span text:style-name="T68_15">your</text:span><text:span text:style-name="T68_16"><text:s/></text:span><text:span text:style-name="T68_17">purpose</text:span><text:span text:style-name="T68_18">?<text:s text:c="2"/></text:span><text:span text:style-name="T68_19">Do</text:span><text:span text:style-name="T68_20"><text:s/></text:span><text:span text:style-name="T68_21">marginally</text:span><text:span text:style-name="T68_22"><text:s/></text:span><text:span text:style-name="T68_23">related</text:span><text:span text:style-name="T68_24"><text:s/></text:span><text:span text:style-name="T68_25">topics</text:span><text:span text:style-name="T68_26"><text:s/></text:span><text:span text:style-name="T68_27">detract</text:span><text:span text:style-name="T68_28"><text:s/></text:span><text:span text:style-name="T68_29">from</text:span><text:span text:style-name="T68_30"><text:s/></text:span><text:span text:style-name="T68_31">your</text:span><text:span text:style-name="T68_32"><text:s/></text:span><text:span text:style-name="T68_33">purpose</text:span><text:span text:style-name="T68_34">?</text:span></text:p>
        </text:list-item>
        <text:list-item>
          <text:p text:style-name="P69"><text:span text:style-name="T69_1">Do</text:span><text:span text:style-name="T69_2"><text:s/></text:span><text:span text:style-name="T69_3">your</text:span><text:span text:style-name="T69_4"><text:s/></text:span><text:span text:style-name="T69_5">citations</text:span><text:span text:style-name="T69_6"><text:s/></text:span><text:span text:style-name="T69_7">contribute</text:span><text:span text:style-name="T69_8"><text:s/></text:span><text:span text:style-name="T69_9">directly</text:span><text:span text:style-name="T69_10"><text:s/></text:span><text:span text:style-name="T69_11">to</text:span><text:span text:style-name="T69_12"><text:s/></text:span><text:span text:style-name="T69_13">your</text:span><text:span text:style-name="T69_14"><text:s/></text:span><text:span text:style-name="T69_15">purpose</text:span><text:span text:style-name="T69_16">?<text:s text:c="2"/></text:span><text:span text:style-name="T69_17">Do</text:span><text:span text:style-name="T69_18"><text:s/></text:span><text:span text:style-name="T69_19">marginally</text:span><text:span text:style-name="T69_20"><text:s/></text:span><text:span text:style-name="T69_21">related</text:span><text:span text:style-name="T69_22"><text:s/></text:span><text:span text:style-name="T69_23">topics</text:span><text:span text:style-name="T69_24"><text:s/></text:span><text:span text:style-name="T69_25">detract</text:span><text:span text:style-name="T69_26"><text:s/></text:span><text:span text:style-name="T69_27">from</text:span><text:span text:style-name="T69_28"><text:s/></text:span><text:span text:style-name="T69_29">your</text:span><text:span text:style-name="T69_30"><text:s/></text:span><text:span text:style-name="T69_31">purpose</text:span><text:span text:style-name="T69_32">?</text:span></text:p>
        </text:list-item>
        <text:list-item>
          <text:p text:style-name="P70"><text:span text:style-name="T70_1">Do</text:span><text:span text:style-name="T70_2"><text:s/></text:span><text:span text:style-name="T70_3">you</text:span><text:span text:style-name="T70_4"><text:s/></text:span><text:span text:style-name="T70_5">have</text:span><text:span text:style-name="T70_6"><text:s/></text:span><text:span text:style-name="T70_7">a</text:span><text:span text:style-name="T70_8"><text:s/></text:span><text:span text:style-name="T70_9">brief</text:span><text:span text:style-name="T70_10"><text:s/></text:span><text:span text:style-name="T70_11">description</text:span><text:span text:style-name="T70_12"><text:s/></text:span><text:span text:style-name="T70_13">of</text:span><text:span text:style-name="T70_14"><text:s/></text:span><text:span text:style-name="T70_15">your</text:span><text:span text:style-name="T70_16"><text:s/></text:span><text:span text:style-name="T70_17">methodology</text:span><text:span text:style-name="T70_18"><text:s/></text:span><text:span text:style-name="T70_19">that</text:span><text:span text:style-name="T70_20"><text:s/></text:span><text:span text:style-name="T70_21">convinces</text:span><text:span text:style-name="T70_22"><text:s/></text:span><text:span text:style-name="T70_23">your</text:span><text:span text:style-name="T70_24"><text:s/></text:span><text:span text:style-name="T70_25">audience</text:span><text:span text:style-name="T70_26"><text:s/></text:span><text:span text:style-name="T70_27">you</text:span><text:span text:style-name="T70_28"><text:s/></text:span><text:span text:style-name="T70_29">are</text:span><text:span text:style-name="T70_30"><text:s/></text:span><text:span text:style-name="T70_31">going</text:span><text:span text:style-name="T70_32"><text:s/></text:span><text:span text:style-name="T70_33">to</text:span><text:span text:style-name="T70_34"><text:s/></text:span><text:span text:style-name="T70_35">take</text:span><text:span text:style-name="T70_36"><text:s/></text:span><text:span text:style-name="T70_37">steps</text:span><text:span text:style-name="T70_38"><text:s/></text:span><text:span text:style-name="T70_39">to</text:span><text:span text:style-name="T70_40"><text:s/></text:span><text:span text:style-name="T70_41">accomplish</text:span><text:span text:style-name="T70_42"><text:s/></text:span><text:span text:style-name="T70_43">precisely</text:span><text:span text:style-name="T70_44"><text:s/></text:span><text:span text:style-name="T70_45">what</text:span><text:span text:style-name="T70_46"><text:s/></text:span><text:span text:style-name="T70_47">you</text:span><text:span text:style-name="T70_48"><text:s/></text:span><text:span text:style-name="T70_49">communicated</text:span><text:span text:style-name="T70_50"><text:s/></text:span><text:span text:style-name="T70_51">as</text:span><text:span text:style-name="T70_52"><text:s/></text:span><text:span text:style-name="T70_53">your</text:span><text:span text:style-name="T70_54"><text:s/></text:span><text:span text:style-name="T70_55">purpose</text:span><text:span text:style-name="T70_56"><text:s/></text:span><text:span text:style-name="T70_57">for</text:span><text:span text:style-name="T70_58"><text:s/></text:span><text:span text:style-name="T70_59">the</text:span><text:span text:style-name="T70_60"><text:s/></text:span><text:span text:style-name="T70_61">research</text:span><text:span text:style-name="T70_62">?</text:span></text:p>
        </text:list-item>
      </text:list>
      <text:p text:style-name="P71"/>
      <text:p text:style-name="P72"><text:span text:style-name="T72_1">We</text:span><text:span text:style-name="T72_2"><text:s/></text:span><text:span text:style-name="T72_3">did</text:span><text:span text:style-name="T72_4"><text:s/></text:span><text:span text:style-name="T72_5">not</text:span><text:span text:style-name="T72_6"><text:s/></text:span><text:span text:style-name="T72_7">ask</text:span><text:span text:style-name="T72_8"><text:s/></text:span><text:span text:style-name="T72_9">students</text:span><text:span text:style-name="T72_10"><text:s/></text:span><text:span text:style-name="T72_11">to</text:span><text:span text:style-name="T72_12"><text:s/></text:span><text:span text:style-name="T72_13">write</text:span><text:span text:style-name="T72_14"><text:s/></text:span><text:span text:style-name="T72_15">down</text:span><text:span text:style-name="T72_16"><text:s/></text:span><text:span text:style-name="T72_17">answers</text:span><text:span text:style-name="T72_18"><text:s/></text:span><text:span text:style-name="T72_19">to</text:span><text:span text:style-name="T72_20"><text:s/></text:span><text:span text:style-name="T72_21">these</text:span><text:span text:style-name="T72_22"><text:s/></text:span><text:span text:style-name="T72_23">questions</text:span><text:span text:style-name="T72_24"><text:s/></text:span><text:span text:style-name="T72_25">to</text:span><text:span text:style-name="T72_26"><text:s/></text:span><text:span text:style-name="T72_27">be</text:span><text:span text:style-name="T72_28"><text:s/></text:span><text:span text:style-name="T72_29">turned</text:span><text:span text:style-name="T72_30"><text:s/></text:span><text:span text:style-name="T72_31">in</text:span><text:span text:style-name="T72_32">,<text:s/></text:span><text:span text:style-name="T72_33">but</text:span><text:span text:style-name="T72_34"><text:s/></text:span><text:span text:style-name="T72_35">rather</text:span><text:span text:style-name="T72_36"><text:s/></text:span><text:span text:style-name="T72_37">use</text:span><text:span text:style-name="T72_38"><text:s/></text:span><text:span text:style-name="T72_39">these</text:span><text:span text:style-name="T72_40"><text:s/></text:span><text:span text:style-name="T72_41">to</text:span><text:span text:style-name="T72_42"><text:s/></text:span><text:span text:style-name="T72_43">guide</text:span><text:span text:style-name="T72_44"><text:s/></text:span><text:span text:style-name="T72_45">their</text:span><text:span text:style-name="T72_46"><text:s/></text:span><text:span text:style-name="T72_47">conversations</text:span><text:span text:style-name="T72_48">.<text:s text:c="2"/></text:span><text:span text:style-name="T72_49">As</text:span><text:span text:style-name="T72_50"><text:s/></text:span><text:span text:style-name="T72_51">many</text:span><text:span text:style-name="T72_52"><text:s/></text:span><text:span text:style-name="T72_53">students</text:span><text:span text:style-name="T72_54"><text:s/></text:span><text:span text:style-name="T72_55">did</text:span><text:span text:style-name="T72_56"><text:s/></text:span><text:span text:style-name="T72_57">in</text:span><text:span text:style-name="T72_58"><text:s/></text:span><text:span text:style-name="T72_59">Fall</text:span><text:span text:style-name="T72_60"><text:s/>2012,<text:s/></text:span><text:span text:style-name="T72_61">we</text:span><text:span text:style-name="T72_62"><text:s/></text:span><text:span text:style-name="T72_63">did</text:span><text:span text:style-name="T72_64"><text:s/></text:span><text:span text:style-name="T72_65">not</text:span><text:span text:style-name="T72_66"><text:s/></text:span><text:span text:style-name="T72_67">want</text:span><text:span text:style-name="T72_68"><text:s/></text:span><text:span text:style-name="T72_69">our</text:span><text:span text:style-name="T72_70"><text:s/></text:span><text:span text:style-name="T72_71">students</text:span><text:span text:style-name="T72_72"><text:s/></text:span><text:span text:style-name="T72_73">treating</text:span><text:span text:style-name="T72_74"><text:s/></text:span><text:span text:style-name="T72_75">these</text:span><text:span text:style-name="T72_76"><text:s/></text:span><text:span text:style-name="T72_77">four</text:span><text:span text:style-name="T72_78"><text:s/></text:span><text:span text:style-name="T72_79">questions</text:span><text:span text:style-name="T72_80"><text:s/></text:span><text:span text:style-name="T72_81">as</text:span><text:span text:style-name="T72_82"><text:s/></text:span><text:span text:style-name="T72_83">a</text:span><text:span text:style-name="T72_84"><text:s/></text:span><text:span text:style-name="T72_85">todo</text:span><text:span text:style-name="T72_86"><text:s/></text:span><text:span text:style-name="T72_87">checklist</text:span><text:span text:style-name="T72_88"><text:s/></text:span><text:span text:style-name="T72_89">for</text:span><text:span text:style-name="T72_90"><text:s/></text:span><text:span text:style-name="T72_91">the</text:span><text:span text:style-name="T72_92"><text:s/></text:span><text:span text:style-name="T72_93">class</text:span><text:span text:style-name="T72_94"><text:s/></text:span><text:span text:style-name="T72_95">period</text:span><text:span text:style-name="T72_96">,<text:s/></text:span><text:span text:style-name="T72_97">mentally</text:span><text:span text:style-name="T72_98"><text:s/></text:span><text:span text:style-name="T72_99">separating</text:span><text:span text:style-name="T72_100"><text:s/></text:span><text:span text:style-name="T72_101">this</text:span><text:span text:style-name="T72_102"><text:s/></text:span><text:span text:style-name="T72_103">task</text:span><text:span text:style-name="T72_104"><text:s/></text:span><text:span text:style-name="T72_105">from</text:span><text:span text:style-name="T72_106"><text:s/></text:span><text:span text:style-name="T72_107">their</text:span><text:span text:style-name="T72_108"><text:s/></text:span><text:span text:style-name="T72_109">actual</text:span><text:span text:style-name="T72_110"><text:s/></text:span><text:span text:style-name="T72_111">plans</text:span><text:span text:style-name="T72_112"><text:s/></text:span><text:span text:style-name="T72_113">to</text:span><text:span text:style-name="T72_114"><text:s/></text:span><text:span text:style-name="T72_115">revise</text:span><text:span text:style-name="T72_116"><text:s/></text:span><text:span text:style-name="T72_117">their</text:span><text:span text:style-name="T72_118"><text:s/></text:span><text:span text:style-name="T72_119">paper</text:span><text:span text:style-name="T72_120">.<text:s text:c="2"/></text:span><text:span text:style-name="T72_121">We</text:span><text:span text:style-name="T72_122"><text:s/></text:span><text:span text:style-name="T72_123">simply</text:span><text:span text:style-name="T72_124"><text:s/></text:span><text:span text:style-name="T72_125">asked</text:span><text:span text:style-name="T72_126"><text:s/></text:span><text:span text:style-name="T72_127">students</text:span><text:span text:style-name="T72_128"><text:s/></text:span><text:span text:style-name="T72_129">to</text:span><text:span text:style-name="T72_130"><text:s/></text:span><text:span text:style-name="T72_131">consider</text:span><text:span text:style-name="T72_132"><text:s/></text:span><text:span text:style-name="T72_133">their</text:span><text:span text:style-name="T72_134"><text:s/></text:span><text:span text:style-name="T72_135">feedback</text:span><text:span text:style-name="T72_136"><text:s/></text:span><text:span text:style-name="T72_137">and</text:span><text:span text:style-name="T72_138"><text:s/></text:span><text:span text:style-name="T72_139">these</text:span><text:span text:style-name="T72_140"><text:s/></text:span><text:span text:style-name="T72_141">prompts</text:span><text:span text:style-name="T72_142">,<text:s/></text:span><text:span text:style-name="T72_143">and</text:span><text:span text:style-name="T72_144"><text:s/></text:span><text:span text:style-name="T72_145">use</text:span><text:span text:style-name="T72_146"><text:s/></text:span><text:span text:style-name="T72_147">the</text:span><text:span text:style-name="T72_148"><text:s/></text:span><text:span text:style-name="T72_149">time</text:span><text:span text:style-name="T72_150"><text:s/></text:span><text:span text:style-name="T72_151">in</text:span><text:span text:style-name="T72_152"><text:s/></text:span><text:span text:style-name="T72_153">class</text:span><text:span text:style-name="T72_154"><text:s/></text:span><text:span text:style-name="T72_155">to</text:span><text:span text:style-name="T72_156"><text:s/></text:span><text:span text:style-name="T72_157">start</text:span><text:span text:style-name="T72_158"><text:s/></text:span><text:span text:style-name="T72_159">working</text:span><text:span text:style-name="T72_160"><text:s/></text:span><text:span text:style-name="T72_161">as</text:span><text:span text:style-name="T72_162"><text:s/></text:span><text:span text:style-name="T72_163">a</text:span><text:span text:style-name="T72_164"><text:s/></text:span><text:span text:style-name="T72_165">group</text:span><text:span text:style-name="T72_166"><text:s/></text:span><text:span text:style-name="T72_167">to</text:span><text:span text:style-name="T72_168"><text:s/></text:span><text:span text:style-name="T72_169">make</text:span><text:span text:style-name="T72_170"><text:s/></text:span><text:span text:style-name="T72_171">their</text:span><text:span text:style-name="T72_172"><text:s/></text:span><text:span text:style-name="T72_173">revisions</text:span><text:span text:style-name="T72_174">.<text:s text:c="2"/></text:span><text:span text:style-name="T72_175">We</text:span><text:span text:style-name="T72_176"><text:s/></text:span><text:span text:style-name="T72_177">had</text:span><text:span text:style-name="T72_178"><text:s/></text:span><text:span text:style-name="T72_179">the</text:span><text:span text:style-name="T72_180"><text:s/></text:span><text:span text:style-name="T72_181">class</text:span><text:span text:style-name="T72_182"><text:s/></text:span><text:span text:style-name="T72_183">meeting</text:span><text:span text:style-name="T72_184"><text:s/></text:span><text:span text:style-name="T72_185">in</text:span><text:span text:style-name="T72_186"><text:s/></text:span><text:span text:style-name="T72_187">a</text:span><text:span text:style-name="T72_188"><text:s/></text:span><text:span text:style-name="T72_189">computer</text:span><text:span text:style-name="T72_190"><text:s/></text:span><text:span text:style-name="T72_191">lab</text:span><text:span text:style-name="T72_192"><text:s/></text:span><text:span text:style-name="T72_193">so</text:span><text:span text:style-name="T72_194"><text:s/></text:span><text:span text:style-name="T72_195">that</text:span><text:span text:style-name="T72_196"><text:s/></text:span><text:span text:style-name="T72_197">our</text:span><text:span text:style-name="T72_198"><text:s/></text:span><text:span text:style-name="T72_199">classroom</text:span><text:span text:style-name="T72_200"><text:s/></text:span><text:span text:style-name="T72_201">observation</text:span><text:span text:style-name="T72_202"><text:s/></text:span><text:span text:style-name="T72_203">could</text:span><text:span text:style-name="T72_204"><text:s/></text:span><text:span text:style-name="T72_205">include</text:span><text:span text:style-name="T72_206"><text:s/></text:span><text:span text:style-name="T72_207">witnessing</text:span><text:span text:style-name="T72_208"><text:s/></text:span><text:span text:style-name="T72_209">students</text:span><text:span text:style-name="T72_210"><text:s/></text:span><text:span text:style-name="T72_211">actually</text:span><text:span text:style-name="T72_212"><text:s/></text:span><text:span text:style-name="T72_213">starting</text:span><text:span text:style-name="T72_214"><text:s/></text:span><text:span text:style-name="T72_215">their</text:span><text:span text:style-name="T72_216"><text:s/></text:span><text:span text:style-name="T72_217">revisions</text:span><text:span text:style-name="T72_218">.</text:span></text:p>
      <text:p text:style-name="P73"/>
      <text:p text:style-name="P74"><text:span text:style-name="T74_1">Findings</text:span><text:span text:style-name="T74_2"><text:s/>/<text:s/></text:span><text:span text:style-name="T74_3">Discussion</text:span></text:p>
      <text:p text:style-name="P75"><text:span text:style-name="T75_1">Fall</text:span><text:span text:style-name="T75_2"><text:s/>2012<text:s/></text:span><text:span text:style-name="T75_3">Results</text:span></text:p>
      <text:p text:style-name="P76"><text:span text:style-name="T76_1">In</text:span><text:span text:style-name="T76_2"><text:s/></text:span><text:span text:style-name="T76_3">Fall</text:span><text:span text:style-name="T76_4"><text:s/>2012,<text:s/></text:span><text:span text:style-name="T76_5">the</text:span><text:span text:style-name="T76_6"><text:s/></text:span><text:span text:style-name="T76_7">in</text:span><text:span text:style-name="T76_8">-</text:span><text:span text:style-name="T76_9">class</text:span><text:span text:style-name="T76_10"><text:s/></text:span><text:span text:style-name="T76_11">activity</text:span><text:span text:style-name="T76_12"><text:s/></text:span><text:span text:style-name="T76_13">that</text:span><text:span text:style-name="T76_14"><text:s/></text:span><text:span text:style-name="T76_15">meant</text:span><text:span text:style-name="T76_16"><text:s/></text:span><text:span text:style-name="T76_17">to</text:span><text:span text:style-name="T76_18"><text:s/></text:span><text:span text:style-name="T76_19">guide</text:span><text:span text:style-name="T76_20"><text:s/></text:span><text:span text:style-name="T76_21">students</text:span><text:span text:style-name="T76_22">’<text:s/></text:span><text:span text:style-name="T76_23">discussions</text:span><text:span text:style-name="T76_24"><text:s/></text:span><text:span text:style-name="T76_25">on</text:span><text:span text:style-name="T76_26"><text:s/></text:span><text:span text:style-name="T76_27">how</text:span><text:span text:style-name="T76_28"><text:s/></text:span><text:span text:style-name="T76_29">to</text:span><text:span text:style-name="T76_30"><text:s/></text:span><text:span text:style-name="T76_31">revise</text:span><text:span text:style-name="T76_32"><text:s/></text:span><text:span text:style-name="T76_33">their</text:span><text:span text:style-name="T76_34"><text:s/></text:span><text:span text:style-name="T76_35">paper</text:span><text:span text:style-name="T76_36"><text:s/></text:span><text:span text:style-name="T76_37">in</text:span><text:span text:style-name="T76_38"><text:s/></text:span><text:span text:style-name="T76_39">response</text:span><text:span text:style-name="T76_40"><text:s/></text:span><text:span text:style-name="T76_41">to</text:span><text:span text:style-name="T76_42"><text:s/></text:span><text:span text:style-name="T76_43">the</text:span><text:span text:style-name="T76_44"><text:s/></text:span><text:span text:style-name="T76_45">feedback</text:span><text:span text:style-name="T76_46"><text:s/></text:span><text:span text:style-name="T76_47">was</text:span><text:span text:style-name="T76_48"><text:s/></text:span><text:span text:style-name="T76_49">largely</text:span><text:span text:style-name="T76_50"><text:s/></text:span><text:span text:style-name="T76_51">ineffective</text:span><text:span text:style-name="T76_52">.<text:s text:c="2"/></text:span><text:span text:style-name="T76_53">Many</text:span><text:span text:style-name="T76_54"><text:s/></text:span><text:span text:style-name="T76_55">groups</text:span><text:span text:style-name="T76_56"><text:s/></text:span><text:span text:style-name="T76_57">of</text:span><text:span text:style-name="T76_58"><text:s/></text:span><text:span text:style-name="T76_59">students</text:span><text:span text:style-name="T76_60"><text:s/></text:span><text:span text:style-name="T76_61">simply</text:span><text:span text:style-name="T76_62"><text:s/></text:span><text:span text:style-name="T76_63">reiterated</text:span><text:span text:style-name="T76_64"><text:s/></text:span><text:span text:style-name="T76_65">the</text:span><text:span text:style-name="T76_66"><text:s/></text:span><text:span text:style-name="T76_67">comments</text:span><text:span text:style-name="T76_68"><text:s/></text:span><text:span text:style-name="T76_69">given</text:span><text:span text:style-name="T76_70"><text:s/></text:span><text:span text:style-name="T76_71">in</text:span><text:span text:style-name="T76_72"><text:s/></text:span><text:span text:style-name="T76_73">their</text:span><text:span text:style-name="T76_74"><text:s/></text:span><text:span text:style-name="T76_75">letters</text:span><text:span text:style-name="T76_76"><text:s/></text:span><text:span text:style-name="T76_77">on</text:span><text:span text:style-name="T76_78"><text:s/></text:span><text:span text:style-name="T76_79">the</text:span><text:span text:style-name="T76_80"><text:s/></text:span><text:span text:style-name="T76_81">Revision</text:span><text:span text:style-name="T76_82"><text:s/></text:span><text:span text:style-name="T76_83">Plan</text:span><text:span text:style-name="T76_84"><text:s/></text:span><text:span text:style-name="T76_85">worksheet</text:span><text:span text:style-name="T76_86">,<text:s/></text:span><text:span text:style-name="T76_87">in</text:span><text:span text:style-name="T76_88"><text:s/></text:span><text:span text:style-name="T76_89">the</text:span><text:span text:style-name="T76_90"><text:s/></text:span><text:span text:style-name="T76_91">same</text:span><text:span text:style-name="T76_92"><text:s/></text:span><text:span text:style-name="T76_93">level</text:span><text:span text:style-name="T76_94"><text:s/></text:span><text:span text:style-name="T76_95">of</text:span><text:span text:style-name="T76_96"><text:s/></text:span><text:span text:style-name="T76_97">generality</text:span><text:span text:style-name="T76_98">,<text:s/></text:span><text:span text:style-name="T76_99">and</text:span><text:span text:style-name="T76_100"><text:s/></text:span><text:span text:style-name="T76_101">sometimes</text:span><text:span text:style-name="T76_102"><text:s/></text:span><text:span text:style-name="T76_103">without</text:span><text:span text:style-name="T76_104"><text:s/></text:span><text:span text:style-name="T76_105">consulting</text:span><text:span text:style-name="T76_106"><text:s/></text:span><text:span text:style-name="T76_107">their</text:span><text:span text:style-name="T76_108"><text:s/></text:span><text:span text:style-name="T76_109">own</text:span><text:span text:style-name="T76_110"><text:s/></text:span><text:span text:style-name="T76_111">papers</text:span><text:span text:style-name="T76_112"><text:s/></text:span><text:span text:style-name="T76_113">to</text:span><text:span text:style-name="T76_114"><text:s/></text:span><text:span text:style-name="T76_115">consider</text:span><text:span text:style-name="T76_116"><text:s/></text:span><text:span text:style-name="T76_117">what</text:span><text:span text:style-name="T76_118"><text:s/></text:span><text:span text:style-name="T76_119">specific</text:span><text:span text:style-name="T76_120"><text:s/></text:span><text:span text:style-name="T76_121">changes</text:span><text:span text:style-name="T76_122"><text:s/></text:span><text:span text:style-name="T76_123">could</text:span><text:span text:style-name="T76_124"><text:s/></text:span><text:span text:style-name="T76_125">be</text:span><text:span text:style-name="T76_126"><text:s/></text:span><text:span text:style-name="T76_127">made</text:span><text:span text:style-name="T76_128"><text:s/></text:span><text:span text:style-name="T76_129">in</text:span><text:span text:style-name="T76_130"><text:s/></text:span><text:span text:style-name="T76_131">their</text:span><text:span text:style-name="T76_132"><text:s/></text:span><text:span text:style-name="T76_133">writing</text:span><text:span text:style-name="T76_134">.<text:s text:c="2"/></text:span></text:p>
      <text:p text:style-name="P77"><text:span text:style-name="T77_1">In</text:span><text:span text:style-name="T77_2"><text:s/></text:span><text:span text:style-name="T77_3">one</text:span><text:span text:style-name="T77_4"><text:s/></text:span><text:span text:style-name="T77_5">instructor</text:span><text:span text:style-name="T77_6">’</text:span><text:span text:style-name="T77_7">s</text:span><text:span text:style-name="T77_8"><text:s/></text:span><text:span text:style-name="T77_9">class</text:span><text:span text:style-name="T77_10">,<text:s/></text:span><text:span text:style-name="T77_11">the</text:span><text:span text:style-name="T77_12"><text:s/></text:span><text:span text:style-name="T77_13">revision</text:span><text:span text:style-name="T77_14"><text:s/></text:span><text:span text:style-name="T77_15">exercise</text:span><text:span text:style-name="T77_16"><text:s/></text:span><text:span text:style-name="T77_17">was</text:span><text:span text:style-name="T77_18"><text:s/></text:span><text:span text:style-name="T77_19">handed</text:span><text:span text:style-name="T77_20"><text:s/></text:span><text:span text:style-name="T77_21">out</text:span><text:span text:style-name="T77_22"><text:s/></text:span><text:span text:style-name="T77_23">late</text:span><text:span text:style-name="T77_24"><text:s/></text:span><text:span text:style-name="T77_25">in</text:span><text:span text:style-name="T77_26"><text:s/></text:span><text:span text:style-name="T77_27">the</text:span><text:span text:style-name="T77_28"><text:s/></text:span><text:span text:style-name="T77_29">class</text:span><text:span text:style-name="T77_30"><text:s/></text:span><text:span text:style-name="T77_31">period</text:span><text:span text:style-name="T77_32">.<text:s text:c="2"/></text:span><text:span text:style-name="T77_33">In</text:span><text:span text:style-name="T77_34"><text:s/></text:span><text:span text:style-name="T77_35">this</text:span><text:span text:style-name="T77_36"><text:s/></text:span><text:span text:style-name="T77_37">class</text:span><text:span text:style-name="T77_38">,<text:s/></text:span><text:span text:style-name="T77_39">some</text:span><text:span text:style-name="T77_40"><text:s/></text:span><text:span text:style-name="T77_41">of</text:span><text:span text:style-name="T77_42"><text:s/></text:span><text:span text:style-name="T77_43">the</text:span><text:span text:style-name="T77_44"><text:s/></text:span><text:span text:style-name="T77_45">students</text:span><text:span text:style-name="T77_46">’<text:s/></text:span><text:span text:style-name="T77_47">conversations</text:span><text:span text:style-name="T77_48"><text:s/></text:span><text:span text:style-name="T77_49">were</text:span><text:span text:style-name="T77_50"><text:s/></text:span><text:span text:style-name="T77_51">very</text:span><text:span text:style-name="T77_52"><text:s/></text:span><text:span text:style-name="T77_53">good</text:span><text:span text:style-name="T77_54">,<text:s/></text:span><text:span text:style-name="T77_55">prior</text:span><text:span text:style-name="T77_56"><text:s/></text:span><text:span text:style-name="T77_57">to</text:span><text:span text:style-name="T77_58"><text:s/></text:span><text:span text:style-name="T77_59">receiving</text:span><text:span text:style-name="T77_60"><text:s/></text:span><text:span text:style-name="T77_61">the</text:span><text:span text:style-name="T77_62"><text:s/></text:span><text:span text:style-name="T77_63">exercise</text:span><text:span text:style-name="T77_64">.<text:s text:c="2"/></text:span><text:span text:style-name="T77_65">Without</text:span><text:span text:style-name="T77_66"><text:s/></text:span><text:span text:style-name="T77_67">specific</text:span><text:span text:style-name="T77_68"><text:s/></text:span><text:span text:style-name="T77_69">prompts</text:span><text:span text:style-name="T77_70">,<text:s/></text:span><text:span text:style-name="T77_71">these</text:span><text:span text:style-name="T77_72"><text:s/></text:span><text:span text:style-name="T77_73">students</text:span><text:span text:style-name="T77_74"><text:s/></text:span><text:span text:style-name="T77_75">read</text:span><text:span text:style-name="T77_76"><text:s/></text:span><text:span text:style-name="T77_77">over</text:span><text:span text:style-name="T77_78"><text:s/></text:span><text:span text:style-name="T77_79">together</text:span><text:span text:style-name="T77_80"><text:s/></text:span><text:span text:style-name="T77_81">the</text:span><text:span text:style-name="T77_82"><text:s/></text:span><text:span text:style-name="T77_83">feedback</text:span><text:span text:style-name="T77_84"><text:s/></text:span><text:span text:style-name="T77_85">letter</text:span><text:span text:style-name="T77_86">,<text:s/></text:span><text:span text:style-name="T77_87">and</text:span><text:span text:style-name="T77_88"><text:s/></text:span><text:span text:style-name="T77_89">at</text:span><text:span text:style-name="T77_90"><text:s/></text:span><text:span text:style-name="T77_91">each</text:span><text:span text:style-name="T77_92"><text:s/></text:span><text:span text:style-name="T77_93">point</text:span><text:span text:style-name="T77_94"><text:s/></text:span><text:span text:style-name="T77_95">where</text:span><text:span text:style-name="T77_96"><text:s/></text:span><text:span text:style-name="T77_97">the</text:span><text:span text:style-name="T77_98"><text:s/></text:span><text:span text:style-name="T77_99">instructor</text:span><text:span text:style-name="T77_100"><text:s/></text:span><text:span text:style-name="T77_101">suggested</text:span><text:span text:style-name="T77_102"><text:s/></text:span><text:span text:style-name="T77_103">improvements</text:span><text:span text:style-name="T77_104"><text:s/></text:span><text:span text:style-name="T77_105">could</text:span><text:span text:style-name="T77_106"><text:s/></text:span><text:span text:style-name="T77_107">be</text:span><text:span text:style-name="T77_108"><text:s/></text:span><text:span text:style-name="T77_109">made</text:span><text:span text:style-name="T77_110">,<text:s/></text:span><text:span text:style-name="T77_111">they</text:span><text:span text:style-name="T77_112"><text:s/></text:span><text:span text:style-name="T77_113">stopped</text:span><text:span text:style-name="T77_114"><text:s/></text:span><text:span text:style-name="T77_115">and</text:span><text:span text:style-name="T77_116"><text:s/></text:span><text:span text:style-name="T77_117">discussed</text:span><text:span text:style-name="T77_118"><text:s/></text:span><text:span text:style-name="T77_119">what</text:span><text:span text:style-name="T77_120"><text:s/></text:span><text:span text:style-name="T77_121">specific</text:span><text:span text:style-name="T77_122"><text:s/></text:span><text:span text:style-name="T77_123">changes</text:span><text:span text:style-name="T77_124"><text:s/></text:span><text:span text:style-name="T77_125">they</text:span><text:span text:style-name="T77_126"><text:s/></text:span><text:span text:style-name="T77_127">could</text:span><text:span text:style-name="T77_128"><text:s/></text:span><text:span text:style-name="T77_129">make</text:span><text:span text:style-name="T77_130"><text:s/></text:span><text:span text:style-name="T77_131">in</text:span><text:span text:style-name="T77_132"><text:s/></text:span><text:span text:style-name="T77_133">their</text:span><text:span text:style-name="T77_134"><text:s/></text:span><text:span text:style-name="T77_135">paper</text:span><text:span text:style-name="T77_136">.<text:s text:c="2"/></text:span><text:span text:style-name="T77_137">When</text:span><text:span text:style-name="T77_138"><text:s/></text:span><text:span text:style-name="T77_139">the</text:span><text:span text:style-name="T77_140"><text:s/></text:span><text:span text:style-name="T77_141">students</text:span><text:span text:style-name="T77_142"><text:s/></text:span><text:span text:style-name="T77_143">received</text:span><text:span text:style-name="T77_144"><text:s/></text:span><text:span text:style-name="T77_145">the</text:span><text:span text:style-name="T77_146"><text:s/></text:span><text:span text:style-name="T77_147">revision</text:span><text:span text:style-name="T77_148"><text:s/></text:span><text:span text:style-name="T77_149">plan</text:span><text:span text:style-name="T77_150"><text:s/></text:span><text:span text:style-name="T77_151">exercise</text:span><text:span text:style-name="T77_152"><text:s/></text:span><text:span text:style-name="T77_153">and</text:span><text:span text:style-name="T77_154"><text:s/></text:span><text:span text:style-name="T77_155">were</text:span><text:span text:style-name="T77_156"><text:s/></text:span><text:span text:style-name="T77_157">told</text:span><text:span text:style-name="T77_158"><text:s/></text:span><text:span text:style-name="T77_159">it</text:span><text:span text:style-name="T77_160"><text:s/></text:span><text:span text:style-name="T77_161">would</text:span><text:span text:style-name="T77_162"><text:s/></text:span><text:span text:style-name="T77_163">be</text:span><text:span text:style-name="T77_164"><text:s/></text:span><text:span text:style-name="T77_165">collected</text:span><text:span text:style-name="T77_166">,<text:s/></text:span><text:span text:style-name="T77_167">this</text:span><text:span text:style-name="T77_168"><text:s/></text:span><text:span text:style-name="T77_169">valuable</text:span><text:span text:style-name="T77_170"><text:s/></text:span><text:span text:style-name="T77_171">conversation</text:span><text:span text:style-name="T77_172"><text:s/></text:span><text:span text:style-name="T77_173">ended</text:span><text:span text:style-name="T77_174">,<text:s/></text:span><text:span text:style-name="T77_175">and</text:span><text:span text:style-name="T77_176"><text:s/></text:span><text:span text:style-name="T77_177">the</text:span><text:span text:style-name="T77_178"><text:s/></text:span><text:span text:style-name="T77_179">students</text:span><text:span text:style-name="T77_180"><text:s/></text:span><text:span text:style-name="T77_181">proceeded</text:span><text:span text:style-name="T77_182"><text:s/></text:span><text:span text:style-name="T77_183">to</text:span><text:span text:style-name="T77_184"><text:s/></text:span><text:span text:style-name="T77_185">treat</text:span><text:span text:style-name="T77_186"><text:s/></text:span><text:span text:style-name="T77_187">the</text:span><text:span text:style-name="T77_188"><text:s/></text:span><text:span text:style-name="T77_189">exercise</text:span><text:span text:style-name="T77_190"><text:s/></text:span><text:span text:style-name="T77_191">as</text:span><text:span text:style-name="T77_192"><text:s/></text:span><text:span text:style-name="T77_193">an</text:span><text:span text:style-name="T77_194"><text:s/></text:span><text:span text:style-name="T77_195">end</text:span><text:span text:style-name="T77_196"><text:s/></text:span><text:span text:style-name="T77_197">of</text:span><text:span text:style-name="T77_198"><text:s/></text:span><text:span text:style-name="T77_199">itself</text:span><text:span text:style-name="T77_200">,<text:s/></text:span><text:span text:style-name="T77_201">and</text:span><text:span text:style-name="T77_202"><text:s/></text:span><text:span text:style-name="T77_203">their</text:span><text:span text:style-name="T77_204"><text:s/></text:span><text:span text:style-name="T77_205">conversation</text:span><text:span text:style-name="T77_206"><text:s/></text:span><text:span text:style-name="T77_207">ceased</text:span><text:span text:style-name="T77_208"><text:s/></text:span><text:span text:style-name="T77_209">to</text:span><text:span text:style-name="T77_210"><text:s/></text:span><text:span text:style-name="T77_211">include</text:span><text:span text:style-name="T77_212"><text:s/></text:span><text:span text:style-name="T77_213">specifics</text:span><text:span text:style-name="T77_214"><text:s/></text:span><text:span text:style-name="T77_215">about</text:span><text:span text:style-name="T77_216"><text:s/></text:span><text:span text:style-name="T77_217">the</text:span><text:span text:style-name="T77_218"><text:s/></text:span><text:span text:style-name="T77_219">revision</text:span><text:span text:style-name="T77_220"><text:s/></text:span><text:span text:style-name="T77_221">work</text:span><text:span text:style-name="T77_222"><text:s/></text:span><text:span text:style-name="T77_223">ahead</text:span><text:span text:style-name="T77_224"><text:s/></text:span><text:span text:style-name="T77_225">of</text:span><text:span text:style-name="T77_226"><text:s/></text:span><text:span text:style-name="T77_227">them</text:span><text:span text:style-name="T77_228">.<text:s text:c="2"/></text:span><text:span text:style-name="T77_229">It</text:span><text:span text:style-name="T77_230"><text:s/></text:span><text:span text:style-name="T77_231">is</text:span><text:span text:style-name="T77_232"><text:s/></text:span><text:span text:style-name="T77_233">for</text:span><text:span text:style-name="T77_234"><text:s/></text:span><text:span text:style-name="T77_235">these</text:span><text:span text:style-name="T77_236"><text:s/></text:span><text:span text:style-name="T77_237">reasons</text:span><text:span text:style-name="T77_238"><text:s/></text:span><text:span text:style-name="T77_239">that</text:span><text:span text:style-name="T77_240"><text:s/></text:span><text:span text:style-name="T77_241">we</text:span><text:span text:style-name="T77_242"><text:s/></text:span><text:span text:style-name="T77_243">did</text:span><text:span text:style-name="T77_244"><text:s/></text:span><text:span text:style-name="T77_245">not</text:span><text:span text:style-name="T77_246"><text:s/></text:span><text:span text:style-name="T77_247">repeat</text:span><text:span text:style-name="T77_248"><text:s/></text:span><text:span text:style-name="T77_249">this</text:span><text:span text:style-name="T77_250"><text:s/></text:span><text:span text:style-name="T77_251">exercise</text:span><text:span text:style-name="T77_252"><text:s/></text:span><text:span text:style-name="T77_253">In</text:span><text:span text:style-name="T77_254"><text:s/></text:span><text:span text:style-name="T77_255">Spring</text:span><text:span text:style-name="T77_256"><text:s/>2013.</text:span></text:p>
      <text:p text:style-name="P78"><text:span text:style-name="T78_1">Despite</text:span><text:span text:style-name="T78_2"><text:s/></text:span><text:span text:style-name="T78_3">this</text:span><text:span text:style-name="T78_4"><text:s/></text:span><text:span text:style-name="T78_5">significant</text:span><text:span text:style-name="T78_6"><text:s/></text:span><text:span text:style-name="T78_7">drawback</text:span><text:span text:style-name="T78_8">,<text:s/></text:span><text:span text:style-name="T78_9">we</text:span><text:span text:style-name="T78_10"><text:s/></text:span><text:span text:style-name="T78_11">still</text:span><text:span text:style-name="T78_12"><text:s/></text:span><text:span text:style-name="T78_13">gained</text:span><text:span text:style-name="T78_14"><text:s/></text:span><text:span text:style-name="T78_15">some</text:span><text:span text:style-name="T78_16"><text:s/></text:span><text:span text:style-name="T78_17">interesting</text:span><text:span text:style-name="T78_18"><text:s/></text:span><text:span text:style-name="T78_19">insights</text:span><text:span text:style-name="T78_20"><text:s/></text:span><text:span text:style-name="T78_21">from</text:span><text:span text:style-name="T78_22"><text:s/></text:span><text:span text:style-name="T78_23">the</text:span><text:span text:style-name="T78_24"><text:s/></text:span><text:span text:style-name="T78_25">students</text:span><text:span text:style-name="T78_26"><text:s/></text:span><text:span text:style-name="T78_27">conversations</text:span><text:span text:style-name="T78_28">.<text:s text:c="2"/></text:span><text:span text:style-name="T78_29">One</text:span><text:span text:style-name="T78_30"><text:s/></text:span><text:span text:style-name="T78_31">instructor</text:span><text:span text:style-name="T78_32"><text:s/></text:span><text:span text:style-name="T78_33">noticed</text:span><text:span text:style-name="T78_34"><text:s/></text:span><text:span text:style-name="T78_35">that</text:span><text:span text:style-name="T78_36"><text:s/></text:span><text:span text:style-name="T78_37">the</text:span><text:span text:style-name="T78_38"><text:s/></text:span><text:span text:style-name="T78_39">students</text:span><text:span text:style-name="T78_40"><text:s/></text:span><text:span text:style-name="T78_41">were</text:span><text:span text:style-name="T78_42"><text:s/></text:span><text:span text:style-name="T78_43">largely</text:span><text:span text:style-name="T78_44"><text:s/></text:span><text:span text:style-name="T78_45">aware</text:span><text:span text:style-name="T78_46"><text:s/></text:span><text:span text:style-name="T78_47">of</text:span><text:span text:style-name="T78_48"><text:s/></text:span><text:span text:style-name="T78_49">a</text:span><text:span text:style-name="T78_50"><text:s/></text:span><text:span text:style-name="T78_51">problem</text:span><text:span text:style-name="T78_52"><text:s/></text:span><text:span text:style-name="T78_53">in</text:span><text:span text:style-name="T78_54"><text:s/></text:span><text:span text:style-name="T78_55">their</text:span><text:span text:style-name="T78_56"><text:s/></text:span><text:span text:style-name="T78_57">writing</text:span><text:span text:style-name="T78_58">.<text:s text:c="2"/></text:span><text:span text:style-name="T78_59">In</text:span><text:span text:style-name="T78_60"><text:s/></text:span><text:span text:style-name="T78_61">this</text:span><text:span text:style-name="T78_62"><text:s/></text:span><text:span text:style-name="T78_63">case</text:span><text:span text:style-name="T78_64">,<text:s/></text:span><text:span text:style-name="T78_65">the</text:span><text:span text:style-name="T78_66"><text:s/></text:span><text:span text:style-name="T78_67">students</text:span><text:span text:style-name="T78_68"><text:s/></text:span><text:span text:style-name="T78_69">knew</text:span><text:span text:style-name="T78_70"><text:s/></text:span><text:span text:style-name="T78_71">their</text:span><text:span text:style-name="T78_72"><text:s/></text:span><text:span text:style-name="T78_73">writing</text:span><text:span text:style-name="T78_74"><text:s/></text:span><text:span text:style-name="T78_75">was</text:span><text:span text:style-name="T78_76"><text:s/></text:span><text:span text:style-name="T78_77">wondering</text:span><text:span text:style-name="T78_78"><text:s/></text:span><text:span text:style-name="T78_79">and</text:span><text:span text:style-name="T78_80"><text:s/></text:span><text:span text:style-name="T78_81">lacked</text:span><text:span text:style-name="T78_82"><text:s/></text:span><text:span text:style-name="T78_83">a</text:span><text:span text:style-name="T78_84"><text:s/></text:span><text:span text:style-name="T78_85">clear</text:span><text:span text:style-name="T78_86"><text:s/></text:span><text:span text:style-name="T78_87">focus</text:span><text:span text:style-name="T78_88"><text:s/></text:span><text:span text:style-name="T78_89">on</text:span><text:span text:style-name="T78_90"><text:s/></text:span><text:span text:style-name="T78_91">purpose</text:span><text:span text:style-name="T78_92">.<text:s text:c="2"/></text:span><text:span text:style-name="T78_93">While</text:span><text:span text:style-name="T78_94"><text:s/></text:span><text:span text:style-name="T78_95">they</text:span><text:span text:style-name="T78_96"><text:s/></text:span><text:span text:style-name="T78_97">identified</text:span><text:span text:style-name="T78_98"><text:s/></text:span><text:span text:style-name="T78_99">a</text:span><text:span text:style-name="T78_100"><text:s/></text:span><text:span text:style-name="T78_101">revision</text:span><text:span text:style-name="T78_102"><text:s/></text:span><text:span text:style-name="T78_103">priority</text:span><text:span text:style-name="T78_104">,<text:s/></text:span><text:span text:style-name="T78_105">even</text:span><text:span text:style-name="T78_106"><text:s/></text:span><text:span text:style-name="T78_107">with</text:span><text:span text:style-name="T78_108"><text:s/></text:span><text:span text:style-name="T78_109">their</text:span><text:span text:style-name="T78_110"><text:s/></text:span><text:span text:style-name="T78_111">own</text:span><text:span text:style-name="T78_112"><text:s/></text:span><text:span text:style-name="T78_113">reflection</text:span><text:span text:style-name="T78_114"><text:s/></text:span><text:span text:style-name="T78_115">and</text:span><text:span text:style-name="T78_116"><text:s/></text:span><text:span text:style-name="T78_117">instructor</text:span><text:span text:style-name="T78_118">’</text:span><text:span text:style-name="T78_119">s</text:span><text:span text:style-name="T78_120"><text:s/></text:span><text:span text:style-name="T78_121">feedback</text:span><text:span text:style-name="T78_122">,<text:s/></text:span><text:span text:style-name="T78_123">they</text:span><text:span text:style-name="T78_124"><text:s/></text:span><text:span text:style-name="T78_125">still</text:span><text:span text:style-name="T78_126"><text:s/></text:span><text:span text:style-name="T78_127">had</text:span><text:span text:style-name="T78_128"><text:s/></text:span><text:span text:style-name="T78_129">few</text:span><text:span text:style-name="T78_130"><text:s/></text:span><text:span text:style-name="T78_131">ideas</text:span><text:span text:style-name="T78_132"><text:s/></text:span><text:span text:style-name="T78_133">what</text:span><text:span text:style-name="T78_134"><text:s/></text:span><text:span text:style-name="T78_135">to</text:span><text:span text:style-name="T78_136"><text:s/></text:span><text:span text:style-name="T78_137">do</text:span><text:span text:style-name="T78_138"><text:s/></text:span><text:span text:style-name="T78_139">to</text:span><text:span text:style-name="T78_140"><text:s/></text:span><text:span text:style-name="T78_141">improve</text:span><text:span text:style-name="T78_142"><text:s/></text:span><text:span text:style-name="T78_143">it</text:span><text:span text:style-name="T78_144">.<text:s text:c="2"/></text:span><text:span text:style-name="T78_145">So</text:span><text:span text:style-name="T78_146">,<text:s/></text:span><text:span text:style-name="T78_147">while</text:span><text:span text:style-name="T78_148"><text:s/></text:span><text:span text:style-name="T78_149">it</text:span><text:span text:style-name="T78_150"><text:s/></text:span><text:span text:style-name="T78_151">is</text:span><text:span text:style-name="T78_152"><text:s/></text:span><text:span text:style-name="T78_153">useful</text:span><text:span text:style-name="T78_154"><text:s/></text:span><text:span text:style-name="T78_155">that</text:span><text:span text:style-name="T78_156"><text:s/></text:span><text:span text:style-name="T78_157">feedback</text:span><text:span text:style-name="T78_158"><text:s/></text:span><text:span text:style-name="T78_159">identifies</text:span><text:span text:style-name="T78_160"><text:s/></text:span><text:span text:style-name="T78_161">priorities</text:span><text:span text:style-name="T78_162"><text:s/></text:span><text:span text:style-name="T78_163">for</text:span><text:span text:style-name="T78_164"><text:s/></text:span><text:span text:style-name="T78_165">students</text:span><text:span text:style-name="T78_166">,<text:s/></text:span><text:span text:style-name="T78_167">we</text:span><text:span text:style-name="T78_168"><text:s/></text:span><text:span text:style-name="T78_169">realize</text:span><text:span text:style-name="T78_170"><text:s/></text:span><text:span text:style-name="T78_171">that</text:span><text:span text:style-name="T78_172"><text:s/></text:span><text:span text:style-name="T78_173">some</text:span><text:span text:style-name="T78_174"><text:s/></text:span><text:span text:style-name="T78_175">students</text:span><text:span text:style-name="T78_176"><text:s/></text:span><text:span text:style-name="T78_177">may</text:span><text:span text:style-name="T78_178"><text:s/></text:span><text:span text:style-name="T78_179">have</text:span><text:span text:style-name="T78_180"><text:s/></text:span><text:span text:style-name="T78_181">already</text:span><text:span text:style-name="T78_182"><text:s/></text:span><text:span text:style-name="T78_183">identified</text:span><text:span text:style-name="T78_184"><text:s/></text:span><text:span text:style-name="T78_185">shortcomings</text:span><text:span text:style-name="T78_186"><text:s/></text:span><text:span text:style-name="T78_187">in</text:span><text:span text:style-name="T78_188"><text:s/></text:span><text:span text:style-name="T78_189">their</text:span><text:span text:style-name="T78_190"><text:s/></text:span><text:span text:style-name="T78_191">writing</text:span><text:span text:style-name="T78_192"><text:s/></text:span><text:span text:style-name="T78_193">and</text:span><text:span text:style-name="T78_194"><text:s/></text:span><text:span text:style-name="T78_195">they</text:span><text:span text:style-name="T78_196"><text:s/></text:span><text:span text:style-name="T78_197">need</text:span><text:span text:style-name="T78_198"><text:s/></text:span><text:span text:style-name="T78_199">guidance</text:span><text:span text:style-name="T78_200"><text:s/></text:span><text:span text:style-name="T78_201">on</text:span><text:span text:style-name="T78_202"><text:s/></text:span><text:span text:style-name="T78_203">what</text:span><text:span text:style-name="T78_204"><text:s/></text:span><text:span text:style-name="T78_205">to</text:span><text:span text:style-name="T78_206"><text:s/></text:span><text:span text:style-name="T78_207">do</text:span><text:span text:style-name="T78_208"><text:s/></text:span><text:span text:style-name="T78_209">to</text:span><text:span text:style-name="T78_210"><text:s/></text:span><text:span text:style-name="T78_211">overcome</text:span><text:span text:style-name="T78_212"><text:s/></text:span><text:span text:style-name="T78_213">these</text:span><text:span text:style-name="T78_214"><text:s/></text:span><text:span text:style-name="T78_215">problems</text:span><text:span text:style-name="T78_216">.<text:s text:c="2"/></text:span><text:span text:style-name="T78_217">One</text:span><text:span text:style-name="T78_218"><text:s/></text:span><text:span text:style-name="T78_219">instructor</text:span><text:span text:style-name="T78_220"><text:s/></text:span><text:span text:style-name="T78_221">reported</text:span><text:span text:style-name="T78_222"><text:s/></text:span><text:span text:style-name="T78_223">that</text:span><text:span text:style-name="T78_224"><text:s/></text:span><text:span text:style-name="T78_225">individual</text:span><text:span text:style-name="T78_226"><text:s/></text:span><text:span text:style-name="T78_227">consultations</text:span><text:span text:style-name="T78_228"><text:s/></text:span><text:span text:style-name="T78_229">outside</text:span><text:span text:style-name="T78_230"><text:s/></text:span><text:span text:style-name="T78_231">of</text:span><text:span text:style-name="T78_232"><text:s/></text:span><text:span text:style-name="T78_233">class</text:span><text:span text:style-name="T78_234"><text:s/></text:span><text:span text:style-name="T78_235">were</text:span><text:span text:style-name="T78_236"><text:s/></text:span><text:span text:style-name="T78_237">very</text:span><text:span text:style-name="T78_238"><text:s/></text:span><text:span text:style-name="T78_239">helpful</text:span><text:span text:style-name="T78_240"><text:s/></text:span><text:span text:style-name="T78_241">for</text:span><text:span text:style-name="T78_242"><text:s/></text:span><text:span text:style-name="T78_243">the</text:span><text:span text:style-name="T78_244"><text:s/></text:span><text:span text:style-name="T78_245">students</text:span><text:span text:style-name="T78_246">.<text:s text:c="2"/></text:span><text:span text:style-name="T78_247">Perhaps</text:span><text:span text:style-name="T78_248"><text:s/></text:span><text:span text:style-name="T78_249">this</text:span><text:span text:style-name="T78_250"><text:s/></text:span><text:span text:style-name="T78_251">is</text:span><text:span text:style-name="T78_252"><text:s/></text:span><text:span text:style-name="T78_253">a</text:span><text:span text:style-name="T78_254"><text:s/></text:span><text:span text:style-name="T78_255">strategy</text:span><text:span text:style-name="T78_256"><text:s/></text:span><text:span text:style-name="T78_257">that</text:span><text:span text:style-name="T78_258"><text:s/></text:span><text:span text:style-name="T78_259">can</text:span><text:span text:style-name="T78_260"><text:s/></text:span><text:span text:style-name="T78_261">follow</text:span><text:span text:style-name="T78_262"><text:s/></text:span><text:span text:style-name="T78_263">the</text:span><text:span text:style-name="T78_264"><text:s/></text:span><text:span text:style-name="T78_265">feedback</text:span><text:span text:style-name="T78_266"><text:s/></text:span><text:span text:style-name="T78_267">letters</text:span><text:span text:style-name="T78_268">.<text:s text:c="2"/></text:span><text:span text:style-name="T78_269">Additionally</text:span><text:span text:style-name="T78_270">,<text:s/></text:span><text:span text:style-name="T78_271">we</text:span><text:span text:style-name="T78_272"><text:s/></text:span><text:span text:style-name="T78_273">may</text:span><text:span text:style-name="T78_274"><text:s/></text:span><text:span text:style-name="T78_275">be</text:span><text:span text:style-name="T78_276"><text:s/></text:span><text:span text:style-name="T78_277">able</text:span><text:span text:style-name="T78_278"><text:s/></text:span><text:span text:style-name="T78_279">to</text:span><text:span text:style-name="T78_280"><text:s/></text:span><text:span text:style-name="T78_281">add</text:span><text:span text:style-name="T78_282"><text:s/></text:span><text:span text:style-name="T78_283">or</text:span><text:span text:style-name="T78_284"><text:s/></text:span><text:span text:style-name="T78_285">revise</text:span><text:span text:style-name="T78_286"><text:s/></text:span><text:span text:style-name="T78_287">comments</text:span><text:span text:style-name="T78_288"><text:s/></text:span><text:span text:style-name="T78_289">that</text:span><text:span text:style-name="T78_290"><text:s/></text:span><text:span text:style-name="T78_291">do</text:span><text:span text:style-name="T78_292"><text:s/></text:span><text:span text:style-name="T78_293">more</text:span><text:span text:style-name="T78_294"><text:s/></text:span><text:span text:style-name="T78_295">than</text:span><text:span text:style-name="T78_296"><text:s/></text:span><text:span text:style-name="T78_297">just</text:span><text:span text:style-name="T78_298"><text:s/></text:span><text:span text:style-name="T78_299">identify</text:span><text:span text:style-name="T78_300"><text:s/></text:span><text:span text:style-name="T78_301">revision</text:span><text:span text:style-name="T78_302"><text:s/></text:span><text:span text:style-name="T78_303">priorities</text:span><text:span text:style-name="T78_304">.<text:s text:c="2"/></text:span><text:span text:style-name="T78_305">Instead</text:span><text:span text:style-name="T78_306">,<text:s/></text:span><text:span text:style-name="T78_307">a</text:span><text:span text:style-name="T78_308"><text:s/></text:span><text:span text:style-name="T78_309">comment</text:span><text:span text:style-name="T78_310"><text:s/></text:span><text:span text:style-name="T78_311">could</text:span><text:span text:style-name="T78_312"><text:s/></text:span><text:span text:style-name="T78_313">pose</text:span><text:span text:style-name="T78_314"><text:s/></text:span><text:span text:style-name="T78_315">a</text:span><text:span text:style-name="T78_316"><text:s/></text:span><text:span text:style-name="T78_317">question</text:span><text:span text:style-name="T78_318"><text:s/></text:span><text:span text:style-name="T78_319">to</text:span><text:span text:style-name="T78_320"><text:s/></text:span><text:span text:style-name="T78_321">the</text:span><text:span text:style-name="T78_322"><text:s/></text:span><text:span text:style-name="T78_323">students</text:span><text:span text:style-name="T78_324"><text:s/></text:span><text:span text:style-name="T78_325">that</text:span><text:span text:style-name="T78_326"><text:s/></text:span><text:span text:style-name="T78_327">asks</text:span><text:span text:style-name="T78_328"><text:s/></text:span><text:span text:style-name="T78_329">them</text:span><text:span text:style-name="T78_330"><text:s/></text:span><text:span text:style-name="T78_331">to</text:span><text:span text:style-name="T78_332"><text:s/></text:span><text:span text:style-name="T78_333">reflect</text:span><text:span text:style-name="T78_334"><text:s/></text:span><text:span text:style-name="T78_335">on</text:span><text:span text:style-name="T78_336"><text:s/></text:span><text:span text:style-name="T78_337">their</text:span><text:span text:style-name="T78_338"><text:s/></text:span><text:span text:style-name="T78_339">purpose</text:span><text:span text:style-name="T78_340"><text:s/></text:span><text:span text:style-name="T78_341">and</text:span><text:span text:style-name="T78_342"><text:s/></text:span><text:span text:style-name="T78_343">the</text:span><text:span text:style-name="T78_344"><text:s/></text:span><text:span text:style-name="T78_345">content</text:span><text:span text:style-name="T78_346"><text:s/></text:span><text:span text:style-name="T78_347">of</text:span><text:span text:style-name="T78_348"><text:s/></text:span><text:span text:style-name="T78_349">their</text:span><text:span text:style-name="T78_350"><text:s/></text:span><text:span text:style-name="T78_351">message</text:span><text:span text:style-name="T78_352">.<text:s text:c="2"/></text:span><text:span text:style-name="T78_353">The</text:span><text:span text:style-name="T78_354"><text:s/></text:span><text:span text:style-name="T78_355">hope</text:span><text:span text:style-name="T78_356"><text:s/></text:span><text:span text:style-name="T78_357">is</text:span><text:span text:style-name="T78_358"><text:s/></text:span><text:span text:style-name="T78_359">that</text:span><text:span text:style-name="T78_360"><text:s/></text:span><text:span text:style-name="T78_361">the</text:span><text:span text:style-name="T78_362"><text:s/></text:span><text:span text:style-name="T78_363">student</text:span><text:span text:style-name="T78_364">’</text:span><text:span text:style-name="T78_365">s</text:span><text:span text:style-name="T78_366"><text:s/></text:span><text:span text:style-name="T78_367">answer</text:span><text:span text:style-name="T78_368"><text:s/></text:span><text:span text:style-name="T78_369">helps</text:span><text:span text:style-name="T78_370"><text:s/></text:span><text:span text:style-name="T78_371">guide</text:span><text:span text:style-name="T78_372"><text:s/></text:span><text:span text:style-name="T78_373">their</text:span><text:span text:style-name="T78_374"><text:s/></text:span><text:span text:style-name="T78_375">revision</text:span><text:span text:style-name="T78_376"><text:s/></text:span><text:span text:style-name="T78_377">plan</text:span><text:span text:style-name="T78_378">.<text:s text:c="2"/></text:span><text:span text:style-name="T78_379">We</text:span><text:span text:style-name="T78_380"><text:s/></text:span><text:span text:style-name="T78_381">started</text:span><text:span text:style-name="T78_382"><text:s/></text:span><text:span text:style-name="T78_383">making</text:span><text:span text:style-name="T78_384"><text:s/></text:span><text:span text:style-name="T78_385">some</text:span><text:span text:style-name="T78_386"><text:s/></text:span><text:span text:style-name="T78_387">revisions</text:span><text:span text:style-name="T78_388"><text:s/></text:span><text:span text:style-name="T78_389">to</text:span><text:span text:style-name="T78_390"><text:s/></text:span><text:span text:style-name="T78_391">the</text:span><text:span text:style-name="T78_392"><text:s/></text:span><text:span text:style-name="T78_393">comments</text:span><text:span text:style-name="T78_394"><text:s/></text:span><text:span text:style-name="T78_395">between</text:span><text:span text:style-name="T78_396"><text:s/></text:span><text:span text:style-name="T78_397">Fall</text:span><text:span text:style-name="T78_398"><text:s/>2012<text:s/></text:span><text:span text:style-name="T78_399">and</text:span><text:span text:style-name="T78_400"><text:s/></text:span><text:span text:style-name="T78_401">Spring</text:span><text:span text:style-name="T78_402"><text:s/>2013<text:s/></text:span><text:span text:style-name="T78_403">in</text:span><text:span text:style-name="T78_404"><text:s/></text:span><text:span text:style-name="T78_405">this</text:span><text:span text:style-name="T78_406"><text:s/></text:span><text:span text:style-name="T78_407">direction</text:span><text:span text:style-name="T78_408">.</text:span></text:p>
      <text:p text:style-name="P79"><text:span text:style-name="T79_1"><text:tab/></text:span><text:span text:style-name="T79_2">One</text:span><text:span text:style-name="T79_3"><text:s/></text:span><text:span text:style-name="T79_4">instructor</text:span><text:span text:style-name="T79_5">’</text:span><text:span text:style-name="T79_6">s</text:span><text:span text:style-name="T79_7"><text:s/></text:span><text:span text:style-name="T79_8">class</text:span><text:span text:style-name="T79_9"><text:s/></text:span><text:span text:style-name="T79_10">discussions</text:span><text:span text:style-name="T79_11"><text:s/></text:span><text:span text:style-name="T79_12">revealed</text:span><text:span text:style-name="T79_13"><text:s/></text:span><text:span text:style-name="T79_14">a</text:span><text:span text:style-name="T79_15"><text:s/></text:span><text:span text:style-name="T79_16">shortcoming</text:span><text:span text:style-name="T79_17"><text:s/></text:span><text:span text:style-name="T79_18">of</text:span><text:span text:style-name="T79_19"><text:s/></text:span><text:span text:style-name="T79_20">the</text:span><text:span text:style-name="T79_21"><text:s/></text:span><text:span text:style-name="T79_22">content</text:span><text:span text:style-name="T79_23"><text:s/></text:span><text:span text:style-name="T79_24">of</text:span><text:span text:style-name="T79_25"><text:s/></text:span><text:span text:style-name="T79_26">the</text:span><text:span text:style-name="T79_27"><text:s/></text:span><text:span text:style-name="T79_28">feedback</text:span><text:span text:style-name="T79_29">.<text:s text:c="2"/></text:span><text:span text:style-name="T79_30">Many</text:span><text:span text:style-name="T79_31"><text:s/></text:span><text:span text:style-name="T79_32">students</text:span><text:span text:style-name="T79_33">’<text:s/></text:span><text:span text:style-name="T79_34">papers</text:span><text:span text:style-name="T79_35"><text:s/></text:span><text:span text:style-name="T79_36">lacked</text:span><text:span text:style-name="T79_37"><text:s/></text:span><text:span text:style-name="T79_38">a</text:span><text:span text:style-name="T79_39"><text:s/></text:span><text:span text:style-name="T79_40">clear</text:span><text:span text:style-name="T79_41"><text:s/></text:span><text:span text:style-name="T79_42">focus</text:span><text:span text:style-name="T79_43"><text:s/></text:span><text:span text:style-name="T79_44">on</text:span><text:span text:style-name="T79_45"><text:s/></text:span><text:span text:style-name="T79_46">purpose</text:span><text:span text:style-name="T79_47">,<text:s/></text:span><text:span text:style-name="T79_48">even</text:span><text:span text:style-name="T79_49"><text:s/></text:span><text:span text:style-name="T79_50">if</text:span><text:span text:style-name="T79_51"><text:s/></text:span><text:span text:style-name="T79_52">a</text:span><text:span text:style-name="T79_53"><text:s/></text:span><text:span text:style-name="T79_54">clear</text:span><text:span text:style-name="T79_55"><text:s/></text:span><text:span text:style-name="T79_56">thesis</text:span><text:span text:style-name="T79_57"><text:s/></text:span><text:span text:style-name="T79_58">statement</text:span><text:span text:style-name="T79_59"><text:s/></text:span><text:span text:style-name="T79_60">was</text:span><text:span text:style-name="T79_61"><text:s/></text:span><text:span text:style-name="T79_62">made</text:span><text:span text:style-name="T79_63"><text:s/></text:span><text:span text:style-name="T79_64">early</text:span><text:span text:style-name="T79_65"><text:s/></text:span><text:span text:style-name="T79_66">in</text:span><text:span text:style-name="T79_67"><text:s/></text:span><text:span text:style-name="T79_68">the</text:span><text:span text:style-name="T79_69"><text:s/></text:span><text:span text:style-name="T79_70">introduction</text:span><text:span text:style-name="T79_71">.<text:s text:c="2"/></text:span><text:span text:style-name="T79_72">The</text:span><text:span text:style-name="T79_73"><text:s/></text:span><text:span text:style-name="T79_74">problem</text:span><text:span text:style-name="T79_75"><text:s/></text:span><text:span text:style-name="T79_76">was</text:span><text:span text:style-name="T79_77"><text:s/></text:span><text:span text:style-name="T79_78">that</text:span><text:span text:style-name="T79_79"><text:s/></text:span><text:span text:style-name="T79_80">the</text:span><text:span text:style-name="T79_81"><text:s/></text:span><text:span text:style-name="T79_82">students</text:span><text:span text:style-name="T79_83"><text:s/></text:span><text:span text:style-name="T79_84">did</text:span><text:span text:style-name="T79_85"><text:s/></text:span><text:span text:style-name="T79_86">communicate</text:span><text:span text:style-name="T79_87"><text:s/></text:span><text:span text:style-name="T79_88">a</text:span><text:span text:style-name="T79_89"><text:s/></text:span><text:span text:style-name="T79_90">clear</text:span><text:span text:style-name="T79_91">,<text:s/></text:span><text:span text:style-name="T79_92">specific</text:span><text:span text:style-name="T79_93"><text:s/></text:span><text:span text:style-name="T79_94">purpose</text:span><text:span text:style-name="T79_95"><text:s/></text:span><text:span text:style-name="T79_96">early</text:span><text:span text:style-name="T79_97"><text:s/></text:span><text:span text:style-name="T79_98">in</text:span><text:span text:style-name="T79_99"><text:s/></text:span><text:span text:style-name="T79_100">the</text:span><text:span text:style-name="T79_101"><text:s/></text:span><text:span text:style-name="T79_102">introduction</text:span><text:span text:style-name="T79_103">,<text:s/></text:span><text:span text:style-name="T79_104">but</text:span><text:span text:style-name="T79_105"><text:s/></text:span><text:span text:style-name="T79_106">the</text:span><text:span text:style-name="T79_107"><text:s/></text:span><text:span text:style-name="T79_108">introduction</text:span><text:span text:style-name="T79_109"><text:s/></text:span><text:span text:style-name="T79_110">taken</text:span><text:span text:style-name="T79_111"><text:s/></text:span><text:span text:style-name="T79_112">as</text:span><text:span text:style-name="T79_113"><text:s/></text:span><text:span text:style-name="T79_114">a</text:span><text:span text:style-name="T79_115"><text:s/></text:span><text:span text:style-name="T79_116">whole</text:span><text:span text:style-name="T79_117"><text:s/></text:span><text:span text:style-name="T79_118">spoke</text:span><text:span text:style-name="T79_119"><text:s/></text:span><text:span text:style-name="T79_120">to</text:span><text:span text:style-name="T79_121"><text:s/></text:span><text:span text:style-name="T79_122">multiple</text:span><text:span text:style-name="T79_123"><text:s/></text:span><text:span text:style-name="T79_124">purposes</text:span><text:span text:style-name="T79_125"><text:s/></text:span><text:span text:style-name="T79_126">or</text:span><text:span text:style-name="T79_127"><text:s/></text:span><text:span text:style-name="T79_128">a</text:span><text:span text:style-name="T79_129"><text:s/></text:span><text:span text:style-name="T79_130">purpose</text:span><text:span text:style-name="T79_131"><text:s/></text:span><text:span text:style-name="T79_132">that</text:span><text:span text:style-name="T79_133"><text:s/></text:span><text:span text:style-name="T79_134">was</text:span><text:span text:style-name="T79_135"><text:s/></text:span><text:span text:style-name="T79_136">less</text:span><text:span text:style-name="T79_137"><text:s/></text:span><text:span text:style-name="T79_138">focused</text:span><text:span text:style-name="T79_139"><text:s/></text:span><text:span text:style-name="T79_140">and</text:span><text:span text:style-name="T79_141"><text:s/></text:span><text:span text:style-name="T79_142">less</text:span><text:span text:style-name="T79_143"><text:s/></text:span><text:span text:style-name="T79_144">clear</text:span><text:span text:style-name="T79_145">.<text:s text:c="2"/></text:span><text:span text:style-name="T79_146">In</text:span><text:span text:style-name="T79_147"><text:s/></text:span><text:span text:style-name="T79_148">response</text:span><text:span text:style-name="T79_149"><text:s/></text:span><text:span text:style-name="T79_150">to</text:span><text:span text:style-name="T79_151"><text:s/></text:span><text:span text:style-name="T79_152">this</text:span><text:span text:style-name="T79_153">,<text:s/></text:span><text:span text:style-name="T79_154">we</text:span><text:span text:style-name="T79_155"><text:s/></text:span><text:span text:style-name="T79_156">added</text:span><text:span text:style-name="T79_157"><text:s/></text:span><text:span text:style-name="T79_158">one</text:span><text:span text:style-name="T79_159"><text:s/></text:span><text:span text:style-name="T79_160">or</text:span><text:span text:style-name="T79_161"><text:s/></text:span><text:span text:style-name="T79_162">two</text:span><text:span text:style-name="T79_163"><text:s/></text:span><text:span text:style-name="T79_164">more</text:span><text:span text:style-name="T79_165"><text:s/></text:span><text:span text:style-name="T79_166">comments</text:span><text:span text:style-name="T79_167"><text:s/></text:span><text:span text:style-name="T79_168">on</text:span><text:span text:style-name="T79_169"><text:s/></text:span><text:span text:style-name="T79_170">communicated</text:span><text:span text:style-name="T79_171"><text:s/></text:span><text:span text:style-name="T79_172">purpose</text:span><text:span text:style-name="T79_173">,<text:s/></text:span><text:span text:style-name="T79_174">and</text:span><text:span text:style-name="T79_175"><text:s/></text:span><text:span text:style-name="T79_176">other</text:span><text:span text:style-name="T79_177"><text:s/></text:span><text:span text:style-name="T79_178">comments</text:span><text:span text:style-name="T79_179"><text:s/></text:span><text:span text:style-name="T79_180">on</text:span><text:span text:style-name="T79_181"><text:s/></text:span><text:span text:style-name="T79_182">organization</text:span><text:span text:style-name="T79_183"><text:s/></text:span><text:span text:style-name="T79_184">and</text:span><text:span text:style-name="T79_185"><text:s/></text:span><text:span text:style-name="T79_186">asking</text:span><text:span text:style-name="T79_187"><text:s/></text:span><text:span text:style-name="T79_188">questions</text:span><text:span text:style-name="T79_189">,<text:s/></text:span><text:span text:style-name="T79_190">asking</text:span><text:span text:style-name="T79_191"><text:s/></text:span><text:span text:style-name="T79_192">students</text:span><text:span text:style-name="T79_193"><text:s/></text:span><text:span text:style-name="T79_194">to</text:span><text:span text:style-name="T79_195"><text:s/></text:span><text:span text:style-name="T79_196">reflect</text:span><text:span text:style-name="T79_197"><text:s/></text:span><text:span text:style-name="T79_198">on</text:span><text:span text:style-name="T79_199"><text:s/></text:span><text:span text:style-name="T79_200">whether</text:span><text:span text:style-name="T79_201"><text:s/></text:span><text:span text:style-name="T79_202">their</text:span><text:span text:style-name="T79_203"><text:s/></text:span><text:span text:style-name="T79_204">discussion</text:span><text:span text:style-name="T79_205"><text:s/></text:span><text:span text:style-name="T79_206">fits</text:span><text:span text:style-name="T79_207"><text:s/></text:span><text:span text:style-name="T79_208">together</text:span><text:span text:style-name="T79_209"><text:s/></text:span><text:span text:style-name="T79_210">and</text:span><text:span text:style-name="T79_211"><text:s/></text:span><text:span text:style-name="T79_212">speaks</text:span><text:span text:style-name="T79_213"><text:s/></text:span><text:span text:style-name="T79_214">to</text:span><text:span text:style-name="T79_215"><text:s/></text:span><text:span text:style-name="T79_216">one</text:span><text:span text:style-name="T79_217"><text:s/></text:span><text:span text:style-name="T79_218">purpose</text:span><text:span text:style-name="T79_219">.</text:span></text:p>
      <text:p text:style-name="P80"><text:span text:style-name="T80_1"><text:tab/></text:span><text:span text:style-name="T80_2">Finally</text:span><text:span text:style-name="T80_3">,<text:s/></text:span><text:span text:style-name="T80_4">in</text:span><text:span text:style-name="T80_5"><text:s/></text:span><text:span text:style-name="T80_6">a</text:span><text:span text:style-name="T80_7"><text:s/></text:span><text:span text:style-name="T80_8">meeting</text:span><text:span text:style-name="T80_9"><text:s/></text:span><text:span text:style-name="T80_10">with</text:span><text:span text:style-name="T80_11"><text:s/></text:span><text:span text:style-name="T80_12">the</text:span><text:span text:style-name="T80_13"><text:s/></text:span><text:span text:style-name="T80_14">instructors</text:span><text:span text:style-name="T80_15"><text:s/></text:span><text:span text:style-name="T80_16">and</text:span><text:span text:style-name="T80_17"><text:s/></text:span><text:span text:style-name="T80_18">classroom</text:span><text:span text:style-name="T80_19"><text:s/></text:span><text:span text:style-name="T80_20">observers</text:span><text:span text:style-name="T80_21"><text:s/></text:span><text:span text:style-name="T80_22">that</text:span><text:span text:style-name="T80_23"><text:s/></text:span><text:span text:style-name="T80_24">followed</text:span><text:span text:style-name="T80_25"><text:s/></text:span><text:span text:style-name="T80_26">the</text:span><text:span text:style-name="T80_27"><text:s/></text:span><text:span text:style-name="T80_28">class</text:span><text:span text:style-name="T80_29"><text:s/></text:span><text:span text:style-name="T80_30">day</text:span><text:span text:style-name="T80_31">,<text:s/></text:span><text:span text:style-name="T80_32">some</text:span><text:span text:style-name="T80_33"><text:s/></text:span><text:span text:style-name="T80_34">instructors</text:span><text:span text:style-name="T80_35"><text:s/></text:span><text:span text:style-name="T80_36">reported</text:span><text:span text:style-name="T80_37"><text:s/></text:span><text:span text:style-name="T80_38">difficulty</text:span><text:span text:style-name="T80_39"><text:s/></text:span><text:span text:style-name="T80_40">in</text:span><text:span text:style-name="T80_41"><text:s/></text:span><text:span text:style-name="T80_42">applying</text:span><text:span text:style-name="T80_43"><text:s/></text:span><text:span text:style-name="T80_44">many</text:span><text:span text:style-name="T80_45"><text:s/></text:span><text:span text:style-name="T80_46">of</text:span><text:span text:style-name="T80_47"><text:s/></text:span><text:span text:style-name="T80_48">the</text:span><text:span text:style-name="T80_49"><text:s/></text:span><text:span text:style-name="T80_50">longer</text:span><text:span text:style-name="T80_51"><text:s/></text:span><text:span text:style-name="T80_52">comments</text:span><text:span text:style-name="T80_53">.<text:s text:c="2"/></text:span><text:span text:style-name="T80_54">Parts</text:span><text:span text:style-name="T80_55"><text:s/></text:span><text:span text:style-name="T80_56">of</text:span><text:span text:style-name="T80_57"><text:s/></text:span><text:span text:style-name="T80_58">the</text:span><text:span text:style-name="T80_59"><text:s/></text:span><text:span text:style-name="T80_60">comment</text:span><text:span text:style-name="T80_61"><text:s/></text:span><text:span text:style-name="T80_62">applied</text:span><text:span text:style-name="T80_63">,<text:s/></text:span><text:span text:style-name="T80_64">but</text:span><text:span text:style-name="T80_65"><text:s/></text:span><text:span text:style-name="T80_66">other</text:span><text:span text:style-name="T80_67"><text:s/></text:span><text:span text:style-name="T80_68">parts</text:span><text:span text:style-name="T80_69"><text:s/></text:span><text:span text:style-name="T80_70">did</text:span><text:span text:style-name="T80_71"><text:s/></text:span><text:span text:style-name="T80_72">not</text:span><text:span text:style-name="T80_73">.<text:s text:c="2"/></text:span><text:span text:style-name="T80_74">Instructors</text:span><text:span text:style-name="T80_75"><text:s/></text:span><text:span text:style-name="T80_76">addressed</text:span><text:span text:style-name="T80_77"><text:s/></text:span><text:span text:style-name="T80_78">this</text:span><text:span text:style-name="T80_79"><text:s/></text:span><text:span text:style-name="T80_80">issue</text:span><text:span text:style-name="T80_81"><text:s/></text:span><text:span text:style-name="T80_82">by</text:span><text:span text:style-name="T80_83"><text:s/></text:span><text:span text:style-name="T80_84">making</text:span><text:span text:style-name="T80_85"><text:s/></text:span><text:span text:style-name="T80_86">small</text:span><text:span text:style-name="T80_87"><text:s/></text:span><text:span text:style-name="T80_88">edits</text:span><text:span text:style-name="T80_89"><text:s/></text:span><text:span text:style-name="T80_90">to</text:span><text:span text:style-name="T80_91"><text:s/></text:span><text:span text:style-name="T80_92">the</text:span><text:span text:style-name="T80_93"><text:s/></text:span><text:span text:style-name="T80_94">comments</text:span><text:span text:style-name="T80_95"><text:s/></text:span><text:span text:style-name="T80_96">on</text:span><text:span text:style-name="T80_97"><text:s/></text:span><text:span text:style-name="T80_98">the</text:span><text:span text:style-name="T80_99"><text:s/></text:span><text:span text:style-name="T80_100">students</text:span><text:span text:style-name="T80_101">’<text:s/></text:span><text:span text:style-name="T80_102">letters</text:span><text:span text:style-name="T80_103">.<text:s text:c="2"/></text:span><text:span text:style-name="T80_104">The</text:span><text:span text:style-name="T80_105"><text:s/></text:span><text:span text:style-name="T80_106">group</text:span><text:span text:style-name="T80_107"><text:s/></text:span><text:span text:style-name="T80_108">also</text:span><text:span text:style-name="T80_109"><text:s/></text:span><text:span text:style-name="T80_110">expanded</text:span><text:span text:style-name="T80_111"><text:s/></text:span><text:span text:style-name="T80_112">the</text:span><text:span text:style-name="T80_113"><text:s/></text:span><text:span text:style-name="T80_114">database</text:span><text:span text:style-name="T80_115"><text:s/></text:span><text:span text:style-name="T80_116">of</text:span><text:span text:style-name="T80_117"><text:s/></text:span><text:span text:style-name="T80_118">comments</text:span><text:span text:style-name="T80_119"><text:s/></text:span><text:span text:style-name="T80_120">to</text:span><text:span text:style-name="T80_121"><text:s/></text:span><text:span text:style-name="T80_122">include</text:span><text:span text:style-name="T80_123"><text:s/></text:span><text:span text:style-name="T80_124">shorter</text:span><text:span text:style-name="T80_125">,<text:s/></text:span><text:span text:style-name="T80_126">more</text:span><text:span text:style-name="T80_127"><text:s/></text:span><text:span text:style-name="T80_128">focused</text:span><text:span text:style-name="T80_129"><text:s/></text:span><text:span text:style-name="T80_130">comments</text:span><text:span text:style-name="T80_131">.<text:s text:c="2"/></text:span><text:span text:style-name="T80_132">In</text:span><text:span text:style-name="T80_133"><text:s/></text:span><text:span text:style-name="T80_134">some</text:span><text:span text:style-name="T80_135"><text:s/></text:span><text:span text:style-name="T80_136">cases</text:span><text:span text:style-name="T80_137">,<text:s/></text:span><text:span text:style-name="T80_138">we</text:span><text:span text:style-name="T80_139"><text:s/></text:span><text:span text:style-name="T80_140">created</text:span><text:span text:style-name="T80_141"><text:s/></text:span><text:span text:style-name="T80_142">a</text:span><text:span text:style-name="T80_143"><text:s/>“</text:span><text:span text:style-name="T80_144">long</text:span><text:span text:style-name="T80_145">”<text:s/></text:span><text:span text:style-name="T80_146">version</text:span><text:span text:style-name="T80_147"><text:s/></text:span><text:span text:style-name="T80_148">and</text:span><text:span text:style-name="T80_149"><text:s/></text:span><text:span text:style-name="T80_150">a</text:span><text:span text:style-name="T80_151"><text:s/>“</text:span><text:span text:style-name="T80_152">short</text:span><text:span text:style-name="T80_153">”<text:s/></text:span><text:span text:style-name="T80_154">version</text:span><text:span text:style-name="T80_155"><text:s/></text:span><text:span text:style-name="T80_156">of</text:span><text:span text:style-name="T80_157"><text:s/></text:span><text:span text:style-name="T80_158">the</text:span><text:span text:style-name="T80_159"><text:s/></text:span><text:span text:style-name="T80_160">same</text:span><text:span text:style-name="T80_161"><text:s/></text:span><text:span text:style-name="T80_162">idea</text:span><text:span text:style-name="T80_163">.<text:s text:c="2"/></text:span></text:p>
      <text:p text:style-name="P81"/>
      <text:p text:style-name="P82"><text:span text:style-name="T82_1">Spring</text:span><text:span text:style-name="T82_2"><text:s/>2013</text:span></text:p>
      <text:p text:style-name="P83"><text:span text:style-name="T83_1">In</text:span><text:span text:style-name="T83_2"><text:s/></text:span><text:span text:style-name="T83_3">Spring</text:span><text:span text:style-name="T83_4"><text:s/>2013,<text:s/></text:span><text:span text:style-name="T83_5">we</text:span><text:span text:style-name="T83_6"><text:s/></text:span><text:span text:style-name="T83_7">gave</text:span><text:span text:style-name="T83_8"><text:s/></text:span><text:span text:style-name="T83_9">students</text:span><text:span text:style-name="T83_10"><text:s/></text:span><text:span text:style-name="T83_11">their</text:span><text:span text:style-name="T83_12"><text:s/></text:span><text:span text:style-name="T83_13">feedback</text:span><text:span text:style-name="T83_14"><text:s/></text:span><text:span text:style-name="T83_15">letters</text:span><text:span text:style-name="T83_16">,<text:s/></text:span><text:span text:style-name="T83_17">asked</text:span><text:span text:style-name="T83_18"><text:s/></text:span><text:span text:style-name="T83_19">them</text:span><text:span text:style-name="T83_20"><text:s/></text:span><text:span text:style-name="T83_21">to</text:span><text:span text:style-name="T83_22"><text:s/></text:span><text:span text:style-name="T83_23">start</text:span><text:span text:style-name="T83_24"><text:s/></text:span><text:span text:style-name="T83_25">making</text:span><text:span text:style-name="T83_26"><text:s/></text:span><text:span text:style-name="T83_27">revisions</text:span><text:span text:style-name="T83_28"><text:s/></text:span><text:span text:style-name="T83_29">to</text:span><text:span text:style-name="T83_30"><text:s/></text:span><text:span text:style-name="T83_31">their</text:span><text:span text:style-name="T83_32"><text:s/></text:span><text:span text:style-name="T83_33">papers</text:span><text:span text:style-name="T83_34">,<text:s/></text:span><text:span text:style-name="T83_35">and</text:span><text:span text:style-name="T83_36"><text:s/></text:span><text:span text:style-name="T83_37">asked</text:span><text:span text:style-name="T83_38"><text:s/></text:span><text:span text:style-name="T83_39">them</text:span><text:span text:style-name="T83_40"><text:s/></text:span><text:span text:style-name="T83_41">to</text:span><text:span text:style-name="T83_42"><text:s/></text:span><text:span text:style-name="T83_43">focus</text:span><text:span text:style-name="T83_44"><text:s/></text:span><text:span text:style-name="T83_45">their</text:span><text:span text:style-name="T83_46"><text:s/></text:span><text:span text:style-name="T83_47">discussion</text:span><text:span text:style-name="T83_48"><text:s/></text:span><text:span text:style-name="T83_49">on</text:span><text:span text:style-name="T83_50"><text:s/></text:span><text:span text:style-name="T83_51">purpose</text:span><text:span text:style-name="T83_52"><text:s/></text:span><text:span text:style-name="T83_53">and</text:span><text:span text:style-name="T83_54"><text:s/></text:span><text:span text:style-name="T83_55">overall</text:span><text:span text:style-name="T83_56"><text:s/></text:span><text:span text:style-name="T83_57">message</text:span><text:span text:style-name="T83_58">,<text:s/></text:span><text:span text:style-name="T83_59">using</text:span><text:span text:style-name="T83_60"><text:s/></text:span><text:span text:style-name="T83_61">the</text:span><text:span text:style-name="T83_62"><text:s/></text:span><text:span text:style-name="T83_63">four</text:span><text:span text:style-name="T83_64"><text:s/></text:span><text:span text:style-name="T83_65">prompts</text:span><text:span text:style-name="T83_66"><text:s/></text:span><text:span text:style-name="T83_67">in</text:span><text:span text:style-name="T83_68"><text:s/></text:span><text:span text:style-name="T83_69">the</text:span><text:span text:style-name="T83_70"><text:s/></text:span><text:span text:style-name="T83_71">previous</text:span><text:span text:style-name="T83_72"><text:s/></text:span><text:span text:style-name="T83_73">section</text:span><text:span text:style-name="T83_74">.<text:s/></text:span></text:p>
      <text:p text:style-name="P84"><text:span text:style-name="T84_1">With</text:span><text:span text:style-name="T84_2"><text:s/></text:span><text:span text:style-name="T84_3">the</text:span><text:span text:style-name="T84_4"><text:s/></text:span><text:span text:style-name="T84_5">class</text:span><text:span text:style-name="T84_6"><text:s/></text:span><text:span text:style-name="T84_7">activity</text:span><text:span text:style-name="T84_8"><text:s/></text:span><text:span text:style-name="T84_9">less</text:span><text:span text:style-name="T84_10"><text:s/></text:span><text:span text:style-name="T84_11">structured</text:span><text:span text:style-name="T84_12"><text:s/></text:span><text:span text:style-name="T84_13">than</text:span><text:span text:style-name="T84_14"><text:s/></text:span><text:span text:style-name="T84_15">the</text:span><text:span text:style-name="T84_16"><text:s/></text:span><text:span text:style-name="T84_17">previous</text:span><text:span text:style-name="T84_18"><text:s/></text:span><text:span text:style-name="T84_19">semester</text:span><text:span text:style-name="T84_20">,<text:s/></text:span><text:span text:style-name="T84_21">and</text:span><text:span text:style-name="T84_22"><text:s/></text:span><text:span text:style-name="T84_23">with</text:span><text:span text:style-name="T84_24"><text:s/></text:span><text:span text:style-name="T84_25">the</text:span><text:span text:style-name="T84_26"><text:s/></text:span><text:span text:style-name="T84_27">task</text:span><text:span text:style-name="T84_28"><text:s/></text:span><text:span text:style-name="T84_29">being</text:span><text:span text:style-name="T84_30"><text:s/></text:span><text:span text:style-name="T84_31">to</text:span><text:span text:style-name="T84_32"><text:s/></text:span><text:span text:style-name="T84_33">start</text:span><text:span text:style-name="T84_34"><text:s/></text:span><text:span text:style-name="T84_35">making</text:span><text:span text:style-name="T84_36"><text:s/></text:span><text:span text:style-name="T84_37">revisions</text:span><text:span text:style-name="T84_38">,<text:s/></text:span><text:span text:style-name="T84_39">we</text:span><text:span text:style-name="T84_40"><text:s/></text:span><text:span text:style-name="T84_41">found</text:span><text:span text:style-name="T84_42"><text:s/></text:span><text:span text:style-name="T84_43">that</text:span><text:span text:style-name="T84_44"><text:s/></text:span><text:span text:style-name="T84_45">some</text:span><text:span text:style-name="T84_46"><text:s/></text:span><text:span text:style-name="T84_47">students</text:span><text:span text:style-name="T84_48"><text:s/></text:span><text:span text:style-name="T84_49">resisted</text:span><text:span text:style-name="T84_50"><text:s/></text:span><text:span text:style-name="T84_51">considering</text:span><text:span text:style-name="T84_52"><text:s/></text:span><text:span text:style-name="T84_53">the</text:span><text:span text:style-name="T84_54"><text:s/></text:span><text:span text:style-name="T84_55">feedback</text:span><text:span text:style-name="T84_56"><text:s/></text:span><text:span text:style-name="T84_57">or</text:span><text:span text:style-name="T84_58"><text:s/></text:span><text:span text:style-name="T84_59">the</text:span><text:span text:style-name="T84_60"><text:s/></text:span><text:span text:style-name="T84_61">prompts</text:span><text:span text:style-name="T84_62"><text:s/></text:span><text:span text:style-name="T84_63">at</text:span><text:span text:style-name="T84_64"><text:s/></text:span><text:span text:style-name="T84_65">all</text:span><text:span text:style-name="T84_66">,<text:s/></text:span><text:span text:style-name="T84_67">and</text:span><text:span text:style-name="T84_68"><text:s/></text:span><text:span text:style-name="T84_69">instead</text:span><text:span text:style-name="T84_70"><text:s/></text:span><text:span text:style-name="T84_71">divided</text:span><text:span text:style-name="T84_72"><text:s/></text:span><text:span text:style-name="T84_73">tasks</text:span><text:span text:style-name="T84_74"><text:s/></text:span><text:span text:style-name="T84_75">for</text:span><text:span text:style-name="T84_76"><text:s/></text:span><text:span text:style-name="T84_77">revising</text:span><text:span text:style-name="T84_78"><text:s/></text:span><text:span text:style-name="T84_79">their</text:span><text:span text:style-name="T84_80"><text:s/></text:span><text:span text:style-name="T84_81">paper</text:span><text:span text:style-name="T84_82"><text:s/></text:span><text:span text:style-name="T84_83">based</text:span><text:span text:style-name="T84_84"><text:s/></text:span><text:span text:style-name="T84_85">on</text:span><text:span text:style-name="T84_86"><text:s/></text:span><text:span text:style-name="T84_87">their</text:span><text:span text:style-name="T84_88"><text:s/></text:span><text:span text:style-name="T84_89">previous</text:span><text:span text:style-name="T84_90"><text:s/></text:span><text:span text:style-name="T84_91">plans</text:span><text:span text:style-name="T84_92">,<text:s/></text:span><text:span text:style-name="T84_93">or</text:span><text:span text:style-name="T84_94"><text:s/></text:span><text:span text:style-name="T84_95">went</text:span><text:span text:style-name="T84_96"><text:s/></text:span><text:span text:style-name="T84_97">to</text:span><text:span text:style-name="T84_98"><text:s/></text:span><text:span text:style-name="T84_99">work</text:span><text:span text:style-name="T84_100"><text:s/></text:span><text:span text:style-name="T84_101">on</text:span><text:span text:style-name="T84_102"><text:s/></text:span><text:span text:style-name="T84_103">other</text:span><text:span text:style-name="T84_104"><text:s/></text:span><text:span text:style-name="T84_105">aspects</text:span><text:span text:style-name="T84_106"><text:s/></text:span><text:span text:style-name="T84_107">of</text:span><text:span text:style-name="T84_108"><text:s/></text:span><text:span text:style-name="T84_109">their</text:span><text:span text:style-name="T84_110"><text:s/></text:span><text:span text:style-name="T84_111">project</text:span><text:span text:style-name="T84_112"><text:s/>(</text:span><text:span text:style-name="T84_113">the</text:span><text:span text:style-name="T84_114"><text:s/></text:span><text:span text:style-name="T84_115">first</text:span><text:span text:style-name="T84_116"><text:s/></text:span><text:span text:style-name="T84_117">draft</text:span><text:span text:style-name="T84_118"><text:s/></text:span><text:span text:style-name="T84_119">of</text:span><text:span text:style-name="T84_120"><text:s/></text:span><text:span text:style-name="T84_121">their</text:span><text:span text:style-name="T84_122"><text:s/></text:span><text:span text:style-name="T84_123">survey</text:span><text:span text:style-name="T84_124"><text:s/></text:span><text:span text:style-name="T84_125">was</text:span><text:span text:style-name="T84_126"><text:s/></text:span><text:span text:style-name="T84_127">due</text:span><text:span text:style-name="T84_128"><text:s/></text:span><text:span text:style-name="T84_129">soon</text:span><text:span text:style-name="T84_130">).<text:s text:c="2"/></text:span><text:span text:style-name="T84_131">When</text:span><text:span text:style-name="T84_132"><text:s/></text:span><text:span text:style-name="T84_133">group</text:span><text:span text:style-name="T84_134"><text:s/></text:span><text:span text:style-name="T84_135">conversations</text:span><text:span text:style-name="T84_136"><text:s/></text:span><text:span text:style-name="T84_137">did</text:span><text:span text:style-name="T84_138"><text:s/></text:span><text:span text:style-name="T84_139">focus</text:span><text:span text:style-name="T84_140"><text:s/></text:span><text:span text:style-name="T84_141">on</text:span><text:span text:style-name="T84_142"><text:s/></text:span><text:span text:style-name="T84_143">the</text:span><text:span text:style-name="T84_144"><text:s/></text:span><text:span text:style-name="T84_145">task</text:span><text:span text:style-name="T84_146"><text:s/></text:span><text:span text:style-name="T84_147">at</text:span><text:span text:style-name="T84_148"><text:s/></text:span><text:span text:style-name="T84_149">hand</text:span><text:span text:style-name="T84_150">,<text:s/></text:span><text:span text:style-name="T84_151">often</text:span><text:span text:style-name="T84_152"><text:s/></text:span><text:span text:style-name="T84_153">times</text:span><text:span text:style-name="T84_154"><text:s/></text:span><text:span text:style-name="T84_155">the</text:span><text:span text:style-name="T84_156"><text:s/></text:span><text:span text:style-name="T84_157">conversation</text:span><text:span text:style-name="T84_158"><text:s/></text:span><text:span text:style-name="T84_159">was</text:span><text:span text:style-name="T84_160"><text:s/></text:span><text:span text:style-name="T84_161">dominated</text:span><text:span text:style-name="T84_162"><text:s/></text:span><text:span text:style-name="T84_163">by</text:span><text:span text:style-name="T84_164"><text:s/></text:span><text:span text:style-name="T84_165">one</text:span><text:span text:style-name="T84_166"><text:s/></text:span><text:span text:style-name="T84_167">or</text:span><text:span text:style-name="T84_168"><text:s/></text:span><text:span text:style-name="T84_169">two</text:span><text:span text:style-name="T84_170"><text:s/></text:span><text:span text:style-name="T84_171">students</text:span><text:span text:style-name="T84_172">,<text:s/></text:span><text:span text:style-name="T84_173">and</text:span><text:span text:style-name="T84_174"><text:s/></text:span><text:span text:style-name="T84_175">the</text:span><text:span text:style-name="T84_176"><text:s/></text:span><text:span text:style-name="T84_177">other</text:span><text:span text:style-name="T84_178"><text:s/></text:span><text:span text:style-name="T84_179">one</text:span><text:span text:style-name="T84_180"><text:s/></text:span><text:span text:style-name="T84_181">or</text:span><text:span text:style-name="T84_182"><text:s/></text:span><text:span text:style-name="T84_183">two</text:span><text:span text:style-name="T84_184"><text:s/></text:span><text:span text:style-name="T84_185">were</text:span><text:span text:style-name="T84_186"><text:s/></text:span><text:span text:style-name="T84_187">not</text:span><text:span text:style-name="T84_188"><text:s/></text:span><text:span text:style-name="T84_189">involved</text:span><text:span text:style-name="T84_190"><text:s/></text:span><text:span text:style-name="T84_191">in</text:span><text:span text:style-name="T84_192"><text:s/></text:span><text:span text:style-name="T84_193">the</text:span><text:span text:style-name="T84_194"><text:s/></text:span><text:span text:style-name="T84_195">conversation</text:span><text:span text:style-name="T84_196"><text:s/></text:span><text:span text:style-name="T84_197">at</text:span><text:span text:style-name="T84_198"><text:s/></text:span><text:span text:style-name="T84_199">all</text:span><text:span text:style-name="T84_200">.<text:s text:c="2"/></text:span><text:span text:style-name="T84_201">Surprisingly</text:span><text:span text:style-name="T84_202">,<text:s/></text:span><text:span text:style-name="T84_203">this</text:span><text:span text:style-name="T84_204"><text:s/></text:span><text:span text:style-name="T84_205">occurred</text:span><text:span text:style-name="T84_206"><text:s/></text:span><text:span text:style-name="T84_207">even</text:span><text:span text:style-name="T84_208"><text:s/></text:span><text:span text:style-name="T84_209">when</text:span><text:span text:style-name="T84_210"><text:s/></text:span><text:span text:style-name="T84_211">there</text:span><text:span text:style-name="T84_212"><text:s/></text:span><text:span text:style-name="T84_213">was</text:span><text:span text:style-name="T84_214"><text:s/></text:span><text:span text:style-name="T84_215">an</text:span><text:span text:style-name="T84_216"><text:s/></text:span><text:span text:style-name="T84_217">instructor</text:span><text:span text:style-name="T84_218"><text:s/></text:span><text:span text:style-name="T84_219">sitting</text:span><text:span text:style-name="T84_220"><text:s/></text:span><text:span text:style-name="T84_221">with</text:span><text:span text:style-name="T84_222"><text:s/></text:span><text:span text:style-name="T84_223">the</text:span><text:span text:style-name="T84_224"><text:s/></text:span><text:span text:style-name="T84_225">students</text:span><text:span text:style-name="T84_226"><text:s/></text:span><text:span text:style-name="T84_227">to</text:span><text:span text:style-name="T84_228"><text:s/></text:span><text:span text:style-name="T84_229">observe</text:span><text:span text:style-name="T84_230"><text:s/></text:span><text:span text:style-name="T84_231">their</text:span><text:span text:style-name="T84_232"><text:s/></text:span><text:span text:style-name="T84_233">conversations</text:span><text:span text:style-name="T84_234">.</text:span></text:p>
      <text:p text:style-name="P85"><text:span text:style-name="T85_1">When</text:span><text:span text:style-name="T85_2"><text:s/></text:span><text:span text:style-name="T85_3">students</text:span><text:span text:style-name="T85_4"><text:s/></text:span><text:span text:style-name="T85_5">did</text:span><text:span text:style-name="T85_6"><text:s/></text:span><text:span text:style-name="T85_7">focus</text:span><text:span text:style-name="T85_8"><text:s/></text:span><text:span text:style-name="T85_9">on</text:span><text:span text:style-name="T85_10"><text:s/></text:span><text:span text:style-name="T85_11">the</text:span><text:span text:style-name="T85_12"><text:s/></text:span><text:span text:style-name="T85_13">planned</text:span><text:span text:style-name="T85_14"><text:s/></text:span><text:span text:style-name="T85_15">classroom</text:span><text:span text:style-name="T85_16"><text:s/></text:span><text:span text:style-name="T85_17">activity</text:span><text:span text:style-name="T85_18">,<text:s/></text:span><text:span text:style-name="T85_19">much</text:span><text:span text:style-name="T85_20"><text:s/></text:span><text:span text:style-name="T85_21">of</text:span><text:span text:style-name="T85_22"><text:s/></text:span><text:span text:style-name="T85_23">what</text:span><text:span text:style-name="T85_24"><text:s/></text:span><text:span text:style-name="T85_25">we</text:span><text:span text:style-name="T85_26"><text:s/></text:span><text:span text:style-name="T85_27">learned</text:span><text:span text:style-name="T85_28"><text:s/></text:span><text:span text:style-name="T85_29">for</text:span><text:span text:style-name="T85_30"><text:s/></text:span><text:span text:style-name="T85_31">our</text:span><text:span text:style-name="T85_32"><text:s/></text:span><text:span text:style-name="T85_33">observations</text:span><text:span text:style-name="T85_34"><text:s/></text:span><text:span text:style-name="T85_35">had</text:span><text:span text:style-name="T85_36"><text:s/></text:span><text:span text:style-name="T85_37">little</text:span><text:span text:style-name="T85_38"><text:s/></text:span><text:span text:style-name="T85_39">to</text:span><text:span text:style-name="T85_40"><text:s/></text:span><text:span text:style-name="T85_41">do</text:span><text:span text:style-name="T85_42"><text:s/></text:span><text:span text:style-name="T85_43">with</text:span><text:span text:style-name="T85_44"><text:s/></text:span><text:span text:style-name="T85_45">the</text:span><text:span text:style-name="T85_46"><text:s/></text:span><text:span text:style-name="T85_47">content</text:span><text:span text:style-name="T85_48"><text:s/></text:span><text:span text:style-name="T85_49">of</text:span><text:span text:style-name="T85_50"><text:s/></text:span><text:span text:style-name="T85_51">the</text:span><text:span text:style-name="T85_52"><text:s/></text:span><text:span text:style-name="T85_53">feedback</text:span><text:span text:style-name="T85_54">.<text:s text:c="2"/></text:span><text:span text:style-name="T85_55">The</text:span><text:span text:style-name="T85_56"><text:s/></text:span><text:span text:style-name="T85_57">largest</text:span><text:span text:style-name="T85_58"><text:s/></text:span><text:span text:style-name="T85_59">pitfall</text:span><text:span text:style-name="T85_60"><text:s/></text:span><text:span text:style-name="T85_61">we</text:span><text:span text:style-name="T85_62"><text:s/></text:span><text:span text:style-name="T85_63">saw</text:span><text:span text:style-name="T85_64"><text:s/></text:span><text:span text:style-name="T85_65">was</text:span><text:span text:style-name="T85_66"><text:s/></text:span><text:span text:style-name="T85_67">a</text:span><text:span text:style-name="T85_68"><text:s/></text:span><text:span text:style-name="T85_69">resistance</text:span><text:span text:style-name="T85_70"><text:s/></text:span><text:span text:style-name="T85_71">to</text:span><text:span text:style-name="T85_72"><text:s/></text:span><text:span text:style-name="T85_73">make</text:span><text:span text:style-name="T85_74"><text:s/></text:span><text:span text:style-name="T85_75">substantial</text:span><text:span text:style-name="T85_76"><text:s/></text:span><text:span text:style-name="T85_77">revisions</text:span><text:span text:style-name="T85_78"><text:s/></text:span><text:span text:style-name="T85_79">to</text:span><text:span text:style-name="T85_80"><text:s/></text:span><text:span text:style-name="T85_81">their</text:span><text:span text:style-name="T85_82"><text:s/></text:span><text:span text:style-name="T85_83">paper</text:span><text:span text:style-name="T85_84">.<text:s text:c="2"/></text:span><text:span text:style-name="T85_85">In</text:span><text:span text:style-name="T85_86"><text:s/></text:span><text:span text:style-name="T85_87">many</text:span><text:span text:style-name="T85_88"><text:s/></text:span><text:span text:style-name="T85_89">cases</text:span><text:span text:style-name="T85_90">,<text:s/></text:span><text:span text:style-name="T85_91">the</text:span><text:span text:style-name="T85_92"><text:s/></text:span><text:span text:style-name="T85_93">students</text:span><text:span text:style-name="T85_94"><text:s/></text:span><text:span text:style-name="T85_95">viewed</text:span><text:span text:style-name="T85_96"><text:s/></text:span><text:span text:style-name="T85_97">the</text:span><text:span text:style-name="T85_98"><text:s/></text:span><text:span text:style-name="T85_99">paper</text:span><text:span text:style-name="T85_100"><text:s/></text:span><text:span text:style-name="T85_101">as</text:span><text:span text:style-name="T85_102"><text:s/></text:span><text:span text:style-name="T85_103">complete</text:span><text:span text:style-name="T85_104">,<text:s/></text:span><text:span text:style-name="T85_105">with</text:span><text:span text:style-name="T85_106"><text:s/></text:span><text:span text:style-name="T85_107">a</text:span><text:span text:style-name="T85_108"><text:s/></text:span><text:span text:style-name="T85_109">need</text:span><text:span text:style-name="T85_110"><text:s/></text:span><text:span text:style-name="T85_111">to</text:span><text:span text:style-name="T85_112"><text:s/></text:span><text:span text:style-name="T85_113">fix</text:span><text:span text:style-name="T85_114"><text:s/></text:span><text:span text:style-name="T85_115">clerical</text:span><text:span text:style-name="T85_116"><text:s/></text:span><text:span text:style-name="T85_117">errors</text:span><text:span text:style-name="T85_118">,<text:s/></text:span><text:span text:style-name="T85_119">or</text:span><text:span text:style-name="T85_120"><text:s/></text:span><text:span text:style-name="T85_121">make</text:span><text:span text:style-name="T85_122"><text:s/></text:span><text:span text:style-name="T85_123">small</text:span><text:span text:style-name="T85_124"><text:s/></text:span><text:span text:style-name="T85_125">additions</text:span><text:span text:style-name="T85_126">,<text:s/></text:span><text:span text:style-name="T85_127">subtractions</text:span><text:span text:style-name="T85_128">,<text:s/></text:span><text:span text:style-name="T85_129">or</text:span><text:span text:style-name="T85_130"><text:s/></text:span><text:span text:style-name="T85_131">reorganizations</text:span><text:span text:style-name="T85_132">.<text:s text:c="2"/></text:span><text:span text:style-name="T85_133">In</text:span><text:span text:style-name="T85_134"><text:s/></text:span><text:span text:style-name="T85_135">one</text:span><text:span text:style-name="T85_136"><text:s/></text:span><text:span text:style-name="T85_137">instance</text:span><text:span text:style-name="T85_138">,<text:s/></text:span><text:span text:style-name="T85_139">a</text:span><text:span text:style-name="T85_140"><text:s/></text:span><text:span text:style-name="T85_141">group</text:span><text:span text:style-name="T85_142"><text:s/></text:span><text:span text:style-name="T85_143">suggested</text:span><text:span text:style-name="T85_144"><text:s/></text:span><text:span text:style-name="T85_145">that</text:span><text:span text:style-name="T85_146"><text:s/></text:span><text:span text:style-name="T85_147">they</text:span><text:span text:style-name="T85_148"><text:s/></text:span><text:span text:style-name="T85_149">do</text:span><text:span text:style-name="T85_150"><text:s/></text:span><text:span text:style-name="T85_151">not</text:span><text:span text:style-name="T85_152"><text:s/></text:span><text:span text:style-name="T85_153">make</text:span><text:span text:style-name="T85_154"><text:s/></text:span><text:span text:style-name="T85_155">a</text:span><text:span text:style-name="T85_156"><text:s/></text:span><text:span text:style-name="T85_157">change</text:span><text:span text:style-name="T85_158"><text:s/></text:span><text:span text:style-name="T85_159">suggested</text:span><text:span text:style-name="T85_160"><text:s/></text:span><text:span text:style-name="T85_161">by</text:span><text:span text:style-name="T85_162"><text:s/></text:span><text:span text:style-name="T85_163">their</text:span><text:span text:style-name="T85_164"><text:s/></text:span><text:span text:style-name="T85_165">instructor</text:span><text:span text:style-name="T85_166">,<text:s/></text:span><text:span text:style-name="T85_167">and</text:span><text:span text:style-name="T85_168"><text:s/>“</text:span><text:span text:style-name="T85_169">see</text:span><text:span text:style-name="T85_170"><text:s/></text:span><text:span text:style-name="T85_171">if</text:span><text:span text:style-name="T85_172"><text:s/></text:span><text:span text:style-name="T85_173">she</text:span><text:span text:style-name="T85_174"><text:s/></text:span><text:span text:style-name="T85_175">notices</text:span><text:span text:style-name="T85_176">,”<text:s/></text:span><text:span text:style-name="T85_177">saying</text:span><text:span text:style-name="T85_178"><text:s/></text:span><text:span text:style-name="T85_179">this</text:span><text:span text:style-name="T85_180"><text:s/></text:span><text:span text:style-name="T85_181">right</text:span><text:span text:style-name="T85_182"><text:s/></text:span><text:span text:style-name="T85_183">in</text:span><text:span text:style-name="T85_184"><text:s/></text:span><text:span text:style-name="T85_185">front</text:span><text:span text:style-name="T85_186"><text:s/></text:span><text:span text:style-name="T85_187">of</text:span><text:span text:style-name="T85_188"><text:s/></text:span><text:span text:style-name="T85_189">another</text:span><text:span text:style-name="T85_190"><text:s/></text:span><text:span text:style-name="T85_191">instructor</text:span><text:span text:style-name="T85_192"><text:s/></text:span><text:span text:style-name="T85_193">that</text:span><text:span text:style-name="T85_194"><text:s/></text:span><text:span text:style-name="T85_195">was</text:span><text:span text:style-name="T85_196"><text:s/></text:span><text:span text:style-name="T85_197">observing</text:span><text:span text:style-name="T85_198"><text:s/></text:span><text:span text:style-name="T85_199">their</text:span><text:span text:style-name="T85_200"><text:s/></text:span><text:span text:style-name="T85_201">conversation</text:span><text:span text:style-name="T85_202">.<text:s text:c="2"/></text:span><text:span text:style-name="T85_203">In</text:span><text:span text:style-name="T85_204"><text:s/></text:span><text:span text:style-name="T85_205">other</text:span><text:span text:style-name="T85_206"><text:s/></text:span><text:span text:style-name="T85_207">cases</text:span><text:span text:style-name="T85_208">,<text:s/></text:span><text:span text:style-name="T85_209">the</text:span><text:span text:style-name="T85_210"><text:s/></text:span><text:span text:style-name="T85_211">students</text:span><text:span text:style-name="T85_212"><text:s/></text:span><text:span text:style-name="T85_213">conversations</text:span><text:span text:style-name="T85_214"><text:s/></text:span><text:span text:style-name="T85_215">revealed</text:span><text:span text:style-name="T85_216"><text:s/></text:span><text:span text:style-name="T85_217">they</text:span><text:span text:style-name="T85_218"><text:s/></text:span><text:span text:style-name="T85_219">understood</text:span><text:span text:style-name="T85_220"><text:s/></text:span><text:span text:style-name="T85_221">that</text:span><text:span text:style-name="T85_222"><text:s/></text:span><text:span text:style-name="T85_223">there</text:span><text:span text:style-name="T85_224"><text:s/></text:span><text:span text:style-name="T85_225">was</text:span><text:span text:style-name="T85_226"><text:s/></text:span><text:span text:style-name="T85_227">some</text:span><text:span text:style-name="T85_228"><text:s/></text:span><text:span text:style-name="T85_229">significant</text:span><text:span text:style-name="T85_230"><text:s/></text:span><text:span text:style-name="T85_231">shortcoming</text:span><text:span text:style-name="T85_232"><text:s/></text:span><text:span text:style-name="T85_233">to</text:span><text:span text:style-name="T85_234"><text:s/></text:span><text:span text:style-name="T85_235">their</text:span><text:span text:style-name="T85_236"><text:s/></text:span><text:span text:style-name="T85_237">work</text:span><text:span text:style-name="T85_238">,<text:s/></text:span><text:span text:style-name="T85_239">but</text:span><text:span text:style-name="T85_240"><text:s/></text:span><text:span text:style-name="T85_241">they</text:span><text:span text:style-name="T85_242"><text:s/></text:span><text:span text:style-name="T85_243">focused</text:span><text:span text:style-name="T85_244"><text:s/></text:span><text:span text:style-name="T85_245">on</text:span><text:span text:style-name="T85_246"><text:s/></text:span><text:span text:style-name="T85_247">changing</text:span><text:span text:style-name="T85_248"><text:s/></text:span><text:span text:style-name="T85_249">single</text:span><text:span text:style-name="T85_250"><text:s/></text:span><text:span text:style-name="T85_251">sentences</text:span><text:span text:style-name="T85_252"><text:s/></text:span><text:span text:style-name="T85_253">or</text:span><text:span text:style-name="T85_254"><text:s/></text:span><text:span text:style-name="T85_255">adding</text:span><text:span text:style-name="T85_256"><text:s/></text:span><text:span text:style-name="T85_257">a</text:span><text:span text:style-name="T85_258"><text:s/></text:span><text:span text:style-name="T85_259">paragraph</text:span><text:span text:style-name="T85_260">.</text:span></text:p>
      <text:p text:style-name="P86"><text:span text:style-name="T86_1"><text:tab/></text:span><text:span text:style-name="T86_2">In</text:span><text:span text:style-name="T86_3"><text:s/></text:span><text:span text:style-name="T86_4">Spring</text:span><text:span text:style-name="T86_5"><text:s/>2013,<text:s/></text:span><text:span text:style-name="T86_6">many</text:span><text:span text:style-name="T86_7"><text:s/></text:span><text:span text:style-name="T86_8">of</text:span><text:span text:style-name="T86_9"><text:s/></text:span><text:span text:style-name="T86_10">the</text:span><text:span text:style-name="T86_11"><text:s/></text:span><text:span text:style-name="T86_12">students</text:span><text:span text:style-name="T86_13"><text:s/></text:span><text:span text:style-name="T86_14">research</text:span><text:span text:style-name="T86_15"><text:s/></text:span><text:span text:style-name="T86_16">projects</text:span><text:span text:style-name="T86_17"><text:s/></text:span><text:span text:style-name="T86_18">involved</text:span><text:span text:style-name="T86_19"><text:s/></text:span><text:span text:style-name="T86_20">an</text:span><text:span text:style-name="T86_21"><text:s/></text:span><text:span text:style-name="T86_22">external</text:span><text:span text:style-name="T86_23"><text:s/></text:span><text:span text:style-name="T86_24">client</text:span><text:span text:style-name="T86_25">,<text:s/></text:span><text:span text:style-name="T86_26">which</text:span><text:span text:style-name="T86_27"><text:s/></text:span><text:span text:style-name="T86_28">may</text:span><text:span text:style-name="T86_29"><text:s/></text:span><text:span text:style-name="T86_30">have</text:span><text:span text:style-name="T86_31"><text:s/></text:span><text:span text:style-name="T86_32">been</text:span><text:span text:style-name="T86_33"><text:s/></text:span><text:span text:style-name="T86_34">a</text:span><text:span text:style-name="T86_35"><text:s/></text:span><text:span text:style-name="T86_36">nearby</text:span><text:span text:style-name="T86_37"><text:s/></text:span><text:span text:style-name="T86_38">business</text:span><text:span text:style-name="T86_39"><text:s/></text:span><text:span text:style-name="T86_40">or</text:span><text:span text:style-name="T86_41"><text:s/></text:span><text:span text:style-name="T86_42">a</text:span><text:span text:style-name="T86_43"><text:s/></text:span><text:span text:style-name="T86_44">university</text:span><text:span text:style-name="T86_45"><text:s/></text:span><text:span text:style-name="T86_46">administrative</text:span><text:span text:style-name="T86_47"><text:s/></text:span><text:span text:style-name="T86_48">office</text:span><text:span text:style-name="T86_49">.<text:s text:c="2"/></text:span><text:span text:style-name="T86_50">In</text:span><text:span text:style-name="T86_51"><text:s/></text:span><text:span text:style-name="T86_52">some</text:span><text:span text:style-name="T86_53"><text:s/></text:span><text:span text:style-name="T86_54">of</text:span><text:span text:style-name="T86_55"><text:s/></text:span><text:span text:style-name="T86_56">these</text:span><text:span text:style-name="T86_57"><text:s/></text:span><text:span text:style-name="T86_58">cases</text:span><text:span text:style-name="T86_59">,<text:s/></text:span><text:span text:style-name="T86_60">the</text:span><text:span text:style-name="T86_61"><text:s/></text:span><text:span text:style-name="T86_62">students</text:span><text:span text:style-name="T86_63">’<text:s/></text:span><text:span text:style-name="T86_64">discussion</text:span><text:span text:style-name="T86_65"><text:s/></text:span><text:span text:style-name="T86_66">of</text:span><text:span text:style-name="T86_67"><text:s/></text:span><text:span text:style-name="T86_68">purpose</text:span><text:span text:style-name="T86_69"><text:s/></text:span><text:span text:style-name="T86_70">failed</text:span><text:span text:style-name="T86_71"><text:s/></text:span><text:span text:style-name="T86_72">to</text:span><text:span text:style-name="T86_73"><text:s/></text:span><text:span text:style-name="T86_74">focus</text:span><text:span text:style-name="T86_75"><text:s/></text:span><text:span text:style-name="T86_76">on</text:span><text:span text:style-name="T86_77"><text:s/></text:span><text:span text:style-name="T86_78">the</text:span><text:span text:style-name="T86_79"><text:s/></text:span><text:span text:style-name="T86_80">client</text:span><text:span text:style-name="T86_81">,<text:s/></text:span><text:span text:style-name="T86_82">and</text:span><text:span text:style-name="T86_83"><text:s/></text:span><text:span text:style-name="T86_84">what</text:span><text:span text:style-name="T86_85"><text:s/></text:span><text:span text:style-name="T86_86">message</text:span><text:span text:style-name="T86_87"><text:s/></text:span><text:span text:style-name="T86_88">they</text:span><text:span text:style-name="T86_89"><text:s/></text:span><text:span text:style-name="T86_90">wished</text:span><text:span text:style-name="T86_91"><text:s/></text:span><text:span text:style-name="T86_92">to</text:span><text:span text:style-name="T86_93"><text:s/></text:span><text:span text:style-name="T86_94">communicate</text:span><text:span text:style-name="T86_95"><text:s/></text:span><text:span text:style-name="T86_96">to</text:span><text:span text:style-name="T86_97"><text:s/></text:span><text:span text:style-name="T86_98">that</text:span><text:span text:style-name="T86_99"><text:s/></text:span><text:span text:style-name="T86_100">audience</text:span><text:span text:style-name="T86_101">.<text:s text:c="2"/></text:span><text:span text:style-name="T86_102">The</text:span><text:span text:style-name="T86_103"><text:s/></text:span><text:span text:style-name="T86_104">students</text:span><text:span text:style-name="T86_105"><text:s/></text:span><text:span text:style-name="T86_106">still</text:span><text:span text:style-name="T86_107"><text:s/></text:span><text:span text:style-name="T86_108">perceived</text:span><text:span text:style-name="T86_109"><text:s/></text:span><text:span text:style-name="T86_110">the</text:span><text:span text:style-name="T86_111"><text:s/></text:span><text:span text:style-name="T86_112">audience</text:span><text:span text:style-name="T86_113"><text:s/></text:span><text:span text:style-name="T86_114">as</text:span><text:span text:style-name="T86_115"><text:s/></text:span><text:span text:style-name="T86_116">their</text:span><text:span text:style-name="T86_117"><text:s/></text:span><text:span text:style-name="T86_118">instructor</text:span><text:span text:style-name="T86_119">.<text:s/></text:span></text:p>
      <text:p text:style-name="P87"><text:span text:style-name="T87_1"><text:tab/></text:span><text:span text:style-name="T87_2">We</text:span><text:span text:style-name="T87_3"><text:s/></text:span><text:span text:style-name="T87_4">did</text:span><text:span text:style-name="T87_5"><text:s/></text:span><text:span text:style-name="T87_6">identify</text:span><text:span text:style-name="T87_7"><text:s/></text:span><text:span text:style-name="T87_8">some</text:span><text:span text:style-name="T87_9"><text:s/></text:span><text:span text:style-name="T87_10">confusion</text:span><text:span text:style-name="T87_11"><text:s/></text:span><text:span text:style-name="T87_12">regarding</text:span><text:span text:style-name="T87_13"><text:s/></text:span><text:span text:style-name="T87_14">the</text:span><text:span text:style-name="T87_15"><text:s/></text:span><text:span text:style-name="T87_16">feedback</text:span><text:span text:style-name="T87_17"><text:s/></text:span><text:span text:style-name="T87_18">letters</text:span><text:span text:style-name="T87_19">.<text:s text:c="2"/></text:span><text:span text:style-name="T87_20">Some</text:span><text:span text:style-name="T87_21"><text:s/></text:span><text:span text:style-name="T87_22">students</text:span><text:span text:style-name="T87_23"><text:s/></text:span><text:span text:style-name="T87_24">perceived</text:span><text:span text:style-name="T87_25"><text:s/></text:span><text:span text:style-name="T87_26">comments</text:span><text:span text:style-name="T87_27"><text:s/></text:span><text:span text:style-name="T87_28">as</text:span><text:span text:style-name="T87_29"><text:s/></text:span><text:span text:style-name="T87_30">contradictory</text:span><text:span text:style-name="T87_31">.<text:s text:c="2"/></text:span><text:span text:style-name="T87_32">For</text:span><text:span text:style-name="T87_33"><text:s/></text:span><text:span text:style-name="T87_34">example</text:span><text:span text:style-name="T87_35">,<text:s/></text:span><text:span text:style-name="T87_36">one</text:span><text:span text:style-name="T87_37"><text:s/></text:span><text:span text:style-name="T87_38">paper</text:span><text:span text:style-name="T87_39"><text:s/></text:span><text:span text:style-name="T87_40">was</text:span><text:span text:style-name="T87_41"><text:s/></text:span><text:span text:style-name="T87_42">commended</text:span><text:span text:style-name="T87_43"><text:s/></text:span><text:span text:style-name="T87_44">for</text:span><text:span text:style-name="T87_45"><text:s/></text:span><text:span text:style-name="T87_46">being</text:span><text:span text:style-name="T87_47"><text:s/></text:span><text:span text:style-name="T87_48">nicely</text:span><text:span text:style-name="T87_49"><text:s/></text:span><text:span text:style-name="T87_50">organized</text:span><text:span text:style-name="T87_51"><text:s/></text:span><text:span text:style-name="T87_52">around</text:span><text:span text:style-name="T87_53"><text:s/></text:span><text:span text:style-name="T87_54">large</text:span><text:span text:style-name="T87_55"><text:s/></text:span><text:span text:style-name="T87_56">ideas</text:span><text:span text:style-name="T87_57">,<text:s/></text:span><text:span text:style-name="T87_58">but</text:span><text:span text:style-name="T87_59"><text:s/></text:span><text:span text:style-name="T87_60">the</text:span><text:span text:style-name="T87_61"><text:s/></text:span><text:span text:style-name="T87_62">instructor</text:span><text:span text:style-name="T87_63"><text:s/></text:span><text:span text:style-name="T87_64">suggested</text:span><text:span text:style-name="T87_65"><text:s/></text:span><text:span text:style-name="T87_66">was</text:span><text:span text:style-name="T87_67"><text:s/></text:span><text:span text:style-name="T87_68">hard</text:span><text:span text:style-name="T87_69"><text:s/></text:span><text:span text:style-name="T87_70">to</text:span><text:span text:style-name="T87_71"><text:s/></text:span><text:span text:style-name="T87_72">follow</text:span><text:span text:style-name="T87_73">.<text:s text:c="2"/></text:span><text:span text:style-name="T87_74">The</text:span><text:span text:style-name="T87_75"><text:s/></text:span><text:span text:style-name="T87_76">problem</text:span><text:span text:style-name="T87_77"><text:s/></text:span><text:span text:style-name="T87_78">was</text:span><text:span text:style-name="T87_79"><text:s/></text:span><text:span text:style-name="T87_80">that</text:span><text:span text:style-name="T87_81"><text:s/></text:span><text:span text:style-name="T87_82">the</text:span><text:span text:style-name="T87_83"><text:s/></text:span><text:span text:style-name="T87_84">paper</text:span><text:span text:style-name="T87_85"><text:s/></text:span><text:span text:style-name="T87_86">was</text:span><text:span text:style-name="T87_87"><text:s/></text:span><text:span text:style-name="T87_88">nicely</text:span><text:span text:style-name="T87_89"><text:s/></text:span><text:span text:style-name="T87_90">organized</text:span><text:span text:style-name="T87_91"><text:s/></text:span><text:span text:style-name="T87_92">around</text:span><text:span text:style-name="T87_93"><text:s/></text:span><text:span text:style-name="T87_94">topics</text:span><text:span text:style-name="T87_95">,<text:s/></text:span><text:span text:style-name="T87_96">but</text:span><text:span text:style-name="T87_97"><text:s/></text:span><text:span text:style-name="T87_98">within</text:span><text:span text:style-name="T87_99"><text:s/></text:span><text:span text:style-name="T87_100">any</text:span><text:span text:style-name="T87_101"><text:s/></text:span><text:span text:style-name="T87_102">particular</text:span><text:span text:style-name="T87_103"><text:s/></text:span><text:span text:style-name="T87_104">topic</text:span><text:span text:style-name="T87_105">,<text:s/></text:span><text:span text:style-name="T87_106">the</text:span><text:span text:style-name="T87_107"><text:s/></text:span><text:span text:style-name="T87_108">trail</text:span><text:span text:style-name="T87_109"><text:s/></text:span><text:span text:style-name="T87_110">of</text:span><text:span text:style-name="T87_111"><text:s/></text:span><text:span text:style-name="T87_112">thought</text:span><text:span text:style-name="T87_113"><text:s/></text:span><text:span text:style-name="T87_114">was</text:span><text:span text:style-name="T87_115"><text:s/></text:span><text:span text:style-name="T87_116">difficult</text:span><text:span text:style-name="T87_117"><text:s/></text:span><text:span text:style-name="T87_118">to</text:span><text:span text:style-name="T87_119"><text:s/></text:span><text:span text:style-name="T87_120">follow</text:span><text:span text:style-name="T87_121">.<text:s/></text:span></text:p>
      <text:p text:style-name="P88"><text:span text:style-name="T88_1"><text:tab/></text:span><text:span text:style-name="T88_2">Finally</text:span><text:span text:style-name="T88_3">,<text:s/></text:span><text:span text:style-name="T88_4">we</text:span><text:span text:style-name="T88_5"><text:s/></text:span><text:span text:style-name="T88_6">found</text:span><text:span text:style-name="T88_7"><text:s/></text:span><text:span text:style-name="T88_8">an</text:span><text:span text:style-name="T88_9"><text:s/></text:span><text:span text:style-name="T88_10">instance</text:span><text:span text:style-name="T88_11"><text:s/></text:span><text:span text:style-name="T88_12">where</text:span><text:span text:style-name="T88_13"><text:s/></text:span><text:span text:style-name="T88_14">one</text:span><text:span text:style-name="T88_15"><text:s/></text:span><text:span text:style-name="T88_16">of</text:span><text:span text:style-name="T88_17"><text:s/></text:span><text:span text:style-name="T88_18">the</text:span><text:span text:style-name="T88_19"><text:s/></text:span><text:span text:style-name="T88_20">four</text:span><text:span text:style-name="T88_21"><text:s/></text:span><text:span text:style-name="T88_22">discussion</text:span><text:span text:style-name="T88_23"><text:s/></text:span><text:span text:style-name="T88_24">prompts</text:span><text:span text:style-name="T88_25"><text:s/></text:span><text:span text:style-name="T88_26">was</text:span><text:span text:style-name="T88_27"><text:s/></text:span><text:span text:style-name="T88_28">useful</text:span><text:span text:style-name="T88_29"><text:s/></text:span><text:span text:style-name="T88_30">for</text:span><text:span text:style-name="T88_31"><text:s/></text:span><text:span text:style-name="T88_32">a</text:span><text:span text:style-name="T88_33"><text:s/></text:span><text:span text:style-name="T88_34">group</text:span><text:span text:style-name="T88_35"><text:s/></text:span><text:span text:style-name="T88_36">of</text:span><text:span text:style-name="T88_37"><text:s/></text:span><text:span text:style-name="T88_38">students</text:span><text:span text:style-name="T88_39">,<text:s/></text:span><text:span text:style-name="T88_40">more</text:span><text:span text:style-name="T88_41"><text:s/></text:span><text:span text:style-name="T88_42">useful</text:span><text:span text:style-name="T88_43"><text:s/></text:span><text:span text:style-name="T88_44">than</text:span><text:span text:style-name="T88_45"><text:s/></text:span><text:span text:style-name="T88_46">the</text:span><text:span text:style-name="T88_47"><text:s/></text:span><text:span text:style-name="T88_48">comment</text:span><text:span text:style-name="T88_49"><text:s/></text:span><text:span text:style-name="T88_50">on</text:span><text:span text:style-name="T88_51"><text:s/></text:span><text:span text:style-name="T88_52">the</text:span><text:span text:style-name="T88_53"><text:s/></text:span><text:span text:style-name="T88_54">same</text:span><text:span text:style-name="T88_55"><text:s/></text:span><text:span text:style-name="T88_56">issue</text:span><text:span text:style-name="T88_57"><text:s/></text:span><text:span text:style-name="T88_58">in</text:span><text:span text:style-name="T88_59"><text:s/></text:span><text:span text:style-name="T88_60">their</text:span><text:span text:style-name="T88_61"><text:s/></text:span><text:span text:style-name="T88_62">letter</text:span><text:span text:style-name="T88_63">.<text:s text:c="2"/></text:span><text:span text:style-name="T88_64">In</text:span><text:span text:style-name="T88_65"><text:s/></text:span><text:span text:style-name="T88_66">particular</text:span><text:span text:style-name="T88_67">,<text:s/></text:span><text:span text:style-name="T88_68">the</text:span><text:span text:style-name="T88_69"><text:s/></text:span><text:span text:style-name="T88_70">group</text:span><text:span text:style-name="T88_71"><text:s/></text:span><text:span text:style-name="T88_72">of</text:span><text:span text:style-name="T88_73"><text:s/></text:span><text:span text:style-name="T88_74">students</text:span><text:span text:style-name="T88_75"><text:s/></text:span><text:span text:style-name="T88_76">reflected</text:span><text:span text:style-name="T88_77"><text:s/></text:span><text:span text:style-name="T88_78">on</text:span><text:span text:style-name="T88_79"><text:s/></text:span><text:span text:style-name="T88_80">the</text:span><text:span text:style-name="T88_81"><text:s/></text:span><text:span text:style-name="T88_82">last</text:span><text:span text:style-name="T88_83"><text:s/></text:span><text:span text:style-name="T88_84">question</text:span><text:span text:style-name="T88_85"><text:s/></text:span><text:span text:style-name="T88_86">which</text:span><text:span text:style-name="T88_87"><text:s/></text:span><text:span text:style-name="T88_88">asks</text:span><text:span text:style-name="T88_89"><text:s/></text:span><text:span text:style-name="T88_90">if</text:span><text:span text:style-name="T88_91"><text:s/></text:span><text:span text:style-name="T88_92">there</text:span><text:span text:style-name="T88_93"><text:s/></text:span><text:span text:style-name="T88_94">is</text:span><text:span text:style-name="T88_95"><text:s/></text:span><text:span text:style-name="T88_96">a</text:span><text:span text:style-name="T88_97"><text:s/></text:span><text:span text:style-name="T88_98">brief</text:span><text:span text:style-name="T88_99"><text:s/></text:span><text:span text:style-name="T88_100">description</text:span><text:span text:style-name="T88_101"><text:s/></text:span><text:span text:style-name="T88_102">of</text:span><text:span text:style-name="T88_103"><text:s/></text:span><text:span text:style-name="T88_104">their</text:span><text:span text:style-name="T88_105"><text:s/></text:span><text:span text:style-name="T88_106">methodology</text:span><text:span text:style-name="T88_107"><text:s/></text:span><text:span text:style-name="T88_108">that</text:span><text:span text:style-name="T88_109"><text:s/></text:span><text:span text:style-name="T88_110">convinces</text:span><text:span text:style-name="T88_111"><text:s/></text:span><text:span text:style-name="T88_112">your</text:span><text:span text:style-name="T88_113"><text:s/></text:span><text:span text:style-name="T88_114">audience</text:span><text:span text:style-name="T88_115"><text:s/></text:span><text:span text:style-name="T88_116">you</text:span><text:span text:style-name="T88_117"><text:s/></text:span><text:span text:style-name="T88_118">are</text:span><text:span text:style-name="T88_119"><text:s/></text:span><text:span text:style-name="T88_120">going</text:span><text:span text:style-name="T88_121"><text:s/></text:span><text:span text:style-name="T88_122">to</text:span><text:span text:style-name="T88_123"><text:s/></text:span><text:span text:style-name="T88_124">take</text:span><text:span text:style-name="T88_125"><text:s/></text:span><text:span text:style-name="T88_126">steps</text:span><text:span text:style-name="T88_127"><text:s/></text:span><text:span text:style-name="T88_128">to</text:span><text:span text:style-name="T88_129"><text:s/></text:span><text:span text:style-name="T88_130">accomplish</text:span><text:span text:style-name="T88_131"><text:s/></text:span><text:span text:style-name="T88_132">precisely</text:span><text:span text:style-name="T88_133"><text:s/></text:span><text:span text:style-name="T88_134">what</text:span><text:span text:style-name="T88_135"><text:s/></text:span><text:span text:style-name="T88_136">they</text:span><text:span text:style-name="T88_137"><text:s/></text:span><text:span text:style-name="T88_138">state</text:span><text:span text:style-name="T88_139"><text:s/></text:span><text:span text:style-name="T88_140">their</text:span><text:span text:style-name="T88_141"><text:s/></text:span><text:span text:style-name="T88_142">purpose</text:span><text:span text:style-name="T88_143"><text:s/></text:span><text:span text:style-name="T88_144">is</text:span><text:span text:style-name="T88_145">.<text:s text:c="2"/></text:span><text:span text:style-name="T88_146">Their</text:span><text:span text:style-name="T88_147"><text:s/></text:span><text:span text:style-name="T88_148">conversation</text:span><text:span text:style-name="T88_149"><text:s/></text:span><text:span text:style-name="T88_150">revealed</text:span><text:span text:style-name="T88_151"><text:s/></text:span><text:span text:style-name="T88_152">that</text:span><text:span text:style-name="T88_153"><text:s/></text:span><text:span text:style-name="T88_154">they</text:span><text:span text:style-name="T88_155"><text:s/></text:span><text:span text:style-name="T88_156">did</text:span><text:span text:style-name="T88_157"><text:s/></text:span><text:span text:style-name="T88_158">not</text:span><text:span text:style-name="T88_159"><text:s/></text:span><text:span text:style-name="T88_160">do</text:span><text:span text:style-name="T88_161"><text:s/></text:span><text:span text:style-name="T88_162">this</text:span><text:span text:style-name="T88_163"><text:s/></text:span><text:span text:style-name="T88_164">well</text:span><text:span text:style-name="T88_165">,<text:s/></text:span><text:span text:style-name="T88_166">and</text:span><text:span text:style-name="T88_167"><text:s/></text:span><text:span text:style-name="T88_168">in</text:span><text:span text:style-name="T88_169"><text:s/></text:span><text:span text:style-name="T88_170">planning</text:span><text:span text:style-name="T88_171"><text:s/></text:span><text:span text:style-name="T88_172">what</text:span><text:span text:style-name="T88_173"><text:s/></text:span><text:span text:style-name="T88_174">to</text:span><text:span text:style-name="T88_175"><text:s/></text:span><text:span text:style-name="T88_176">write</text:span><text:span text:style-name="T88_177">,<text:s/></text:span><text:span text:style-name="T88_178">their</text:span><text:span text:style-name="T88_179"><text:s/></text:span><text:span text:style-name="T88_180">conversation</text:span><text:span text:style-name="T88_181"><text:s/></text:span><text:span text:style-name="T88_182">focused</text:span><text:span text:style-name="T88_183"><text:s/></text:span><text:span text:style-name="T88_184">on</text:span><text:span text:style-name="T88_185"><text:s/></text:span><text:span text:style-name="T88_186">the</text:span><text:span text:style-name="T88_187"><text:s/></text:span><text:span text:style-name="T88_188">purpose</text:span><text:span text:style-name="T88_189"><text:s/></text:span><text:span text:style-name="T88_190">that</text:span><text:span text:style-name="T88_191"><text:s/></text:span><text:span text:style-name="T88_192">they</text:span><text:span text:style-name="T88_193"><text:s/></text:span><text:span text:style-name="T88_194">communicated</text:span><text:span text:style-name="T88_195"><text:s/></text:span><text:span text:style-name="T88_196">earlier</text:span><text:span text:style-name="T88_197"><text:s/></text:span><text:span text:style-name="T88_198">and</text:span><text:span text:style-name="T88_199"><text:s/></text:span><text:span text:style-name="T88_200">that</text:span><text:span text:style-name="T88_201"><text:s/></text:span><text:span text:style-name="T88_202">they</text:span><text:span text:style-name="T88_203"><text:s/></text:span><text:span text:style-name="T88_204">spoke</text:span><text:span text:style-name="T88_205"><text:s/></text:span><text:span text:style-name="T88_206">to</text:span><text:span text:style-name="T88_207"><text:s/></text:span><text:span text:style-name="T88_208">throughout</text:span><text:span text:style-name="T88_209"><text:s/></text:span><text:span text:style-name="T88_210">the</text:span><text:span text:style-name="T88_211"><text:s/></text:span><text:span text:style-name="T88_212">introduction</text:span><text:span text:style-name="T88_213">.<text:s text:c="2"/></text:span><text:span text:style-name="T88_214">As</text:span><text:span text:style-name="T88_215"><text:s/></text:span><text:span text:style-name="T88_216">we</text:span><text:span text:style-name="T88_217"><text:s/></text:span><text:span text:style-name="T88_218">move</text:span><text:span text:style-name="T88_219"><text:s/></text:span><text:span text:style-name="T88_220">forward</text:span><text:span text:style-name="T88_221"><text:s/></text:span><text:span text:style-name="T88_222">in</text:span><text:span text:style-name="T88_223"><text:s/></text:span><text:span text:style-name="T88_224">revising</text:span><text:span text:style-name="T88_225"><text:s/></text:span><text:span text:style-name="T88_226">our</text:span><text:span text:style-name="T88_227"><text:s/></text:span><text:span text:style-name="T88_228">comments</text:span><text:span text:style-name="T88_229">,<text:s/></text:span><text:span text:style-name="T88_230">we</text:span><text:span text:style-name="T88_231"><text:s/></text:span><text:span text:style-name="T88_232">will</text:span><text:span text:style-name="T88_233"><text:s/></text:span><text:span text:style-name="T88_234">use</text:span><text:span text:style-name="T88_235"><text:s/></text:span><text:span text:style-name="T88_236">these</text:span><text:span text:style-name="T88_237"><text:s/></text:span><text:span text:style-name="T88_238">prompts</text:span><text:span text:style-name="T88_239"><text:s/></text:span><text:span text:style-name="T88_240">to</text:span><text:span text:style-name="T88_241"><text:s/></text:span><text:span text:style-name="T88_242">inform</text:span><text:span text:style-name="T88_243"><text:s/></text:span><text:span text:style-name="T88_244">the</text:span><text:span text:style-name="T88_245"><text:s/></text:span><text:span text:style-name="T88_246">wording</text:span><text:span text:style-name="T88_247"><text:s/></text:span><text:span text:style-name="T88_248">for</text:span><text:span text:style-name="T88_249"><text:s/></text:span><text:span text:style-name="T88_250">some</text:span><text:span text:style-name="T88_251"><text:s/></text:span><text:span text:style-name="T88_252">new</text:span><text:span text:style-name="T88_253"><text:s/></text:span><text:span text:style-name="T88_254">comments</text:span><text:span text:style-name="T88_255">.<text:s text:c="2"/></text:span><text:span text:style-name="T88_256">We</text:span><text:span text:style-name="T88_257"><text:s/></text:span><text:span text:style-name="T88_258">will</text:span><text:span text:style-name="T88_259"><text:s/></text:span><text:span text:style-name="T88_260">focus</text:span><text:span text:style-name="T88_261"><text:s/></text:span><text:span text:style-name="T88_262">on</text:span><text:span text:style-name="T88_263"><text:s/></text:span><text:span text:style-name="T88_264">comments</text:span><text:span text:style-name="T88_265"><text:s/></text:span><text:span text:style-name="T88_266">that</text:span><text:span text:style-name="T88_267"><text:s/></text:span><text:span text:style-name="T88_268">pose</text:span><text:span text:style-name="T88_269"><text:s/></text:span><text:span text:style-name="T88_270">questions</text:span><text:span text:style-name="T88_271"><text:s/></text:span><text:span text:style-name="T88_272">to</text:span><text:span text:style-name="T88_273"><text:s/></text:span><text:span text:style-name="T88_274">students</text:span><text:span text:style-name="T88_275">,<text:s/></text:span><text:span text:style-name="T88_276">and</text:span><text:span text:style-name="T88_277"><text:s/></text:span><text:span text:style-name="T88_278">challenge</text:span><text:span text:style-name="T88_279"><text:s/></text:span><text:span text:style-name="T88_280">them</text:span><text:span text:style-name="T88_281"><text:s/></text:span><text:span text:style-name="T88_282">to</text:span><text:span text:style-name="T88_283"><text:s/></text:span><text:span text:style-name="T88_284">think</text:span><text:span text:style-name="T88_285"><text:s/></text:span><text:span text:style-name="T88_286">about</text:span><text:span text:style-name="T88_287"><text:s/></text:span><text:span text:style-name="T88_288">their</text:span><text:span text:style-name="T88_289"><text:s/></text:span><text:span text:style-name="T88_290">paper</text:span><text:span text:style-name="T88_291"><text:s/></text:span><text:span text:style-name="T88_292">as</text:span><text:span text:style-name="T88_293"><text:s/></text:span><text:span text:style-name="T88_294">being</text:span><text:span text:style-name="T88_295"><text:s/></text:span><text:span text:style-name="T88_296">connected</text:span><text:span text:style-name="T88_297">.</text:span></text:p>
      <text:p text:style-name="P89"/>
      <text:p text:style-name="P90"><text:span text:style-name="T90_1">Conclusion</text:span></text:p>
      <text:p text:style-name="P91"><text:span text:style-name="T91_1">This</text:span><text:span text:style-name="T91_2"><text:s/></text:span><text:span text:style-name="T91_3">lesson</text:span><text:span text:style-name="T91_4"><text:s/></text:span><text:span text:style-name="T91_5">study</text:span><text:span text:style-name="T91_6"><text:s/></text:span><text:span text:style-name="T91_7">is</text:span><text:span text:style-name="T91_8"><text:s/></text:span><text:span text:style-name="T91_9">an</text:span><text:span text:style-name="T91_10"><text:s/></text:span><text:span text:style-name="T91_11">ongoing</text:span><text:span text:style-name="T91_12">,<text:s/></text:span><text:span text:style-name="T91_13">work</text:span><text:span text:style-name="T91_14">-</text:span><text:span text:style-name="T91_15">in</text:span><text:span text:style-name="T91_16">-</text:span><text:span text:style-name="T91_17">progress</text:span><text:span text:style-name="T91_18">.<text:s text:c="2"/></text:span><text:span text:style-name="T91_19">We</text:span><text:span text:style-name="T91_20"><text:s/></text:span><text:span text:style-name="T91_21">set</text:span><text:span text:style-name="T91_22"><text:s/></text:span><text:span text:style-name="T91_23">forth</text:span><text:span text:style-name="T91_24"><text:s/></text:span><text:span text:style-name="T91_25">to</text:span><text:span text:style-name="T91_26"><text:s/></text:span><text:span text:style-name="T91_27">develop</text:span><text:span text:style-name="T91_28"><text:s/></text:span><text:span text:style-name="T91_29">a</text:span><text:span text:style-name="T91_30"><text:s/></text:span><text:span text:style-name="T91_31">process</text:span><text:span text:style-name="T91_32"><text:s/></text:span><text:span text:style-name="T91_33">for</text:span><text:span text:style-name="T91_34"><text:s/></text:span><text:span text:style-name="T91_35">giving</text:span><text:span text:style-name="T91_36"><text:s/></text:span><text:span text:style-name="T91_37">feedback</text:span><text:span text:style-name="T91_38"><text:s/></text:span><text:span text:style-name="T91_39">on</text:span><text:span text:style-name="T91_40"><text:s/></text:span><text:span text:style-name="T91_41">student</text:span><text:span text:style-name="T91_42"><text:s/></text:span><text:span text:style-name="T91_43">writing</text:span><text:span text:style-name="T91_44"><text:s/></text:span><text:span text:style-name="T91_45">that</text:span><text:span text:style-name="T91_46"><text:s/></text:span><text:span text:style-name="T91_47">is</text:span><text:span text:style-name="T91_48"><text:s/></text:span><text:span text:style-name="T91_49">efficient</text:span><text:span text:style-name="T91_50">,<text:s/></text:span><text:span text:style-name="T91_51">effective</text:span><text:span text:style-name="T91_52">,<text:s/></text:span><text:span text:style-name="T91_53">conducive</text:span><text:span text:style-name="T91_54"><text:s/></text:span><text:span text:style-name="T91_55">for</text:span><text:span text:style-name="T91_56"><text:s/></text:span><text:span text:style-name="T91_57">pedagogical</text:span><text:span text:style-name="T91_58"><text:s/></text:span><text:span text:style-name="T91_59">growth</text:span><text:span text:style-name="T91_60">,<text:s/></text:span><text:span text:style-name="T91_61">and</text:span><text:span text:style-name="T91_62"><text:s/></text:span><text:span text:style-name="T91_63">that</text:span><text:span text:style-name="T91_64"><text:s/></text:span><text:span text:style-name="T91_65">is</text:span><text:span text:style-name="T91_66"><text:s/></text:span><text:span text:style-name="T91_67">consistent</text:span><text:span text:style-name="T91_68"><text:s/></text:span><text:span text:style-name="T91_69">with</text:span><text:span text:style-name="T91_70"><text:s/></text:span><text:span text:style-name="T91_71">the</text:span><text:span text:style-name="T91_72"><text:s/></text:span><text:span text:style-name="T91_73">expectations</text:span><text:span text:style-name="T91_74"><text:s/></text:span><text:span text:style-name="T91_75">that</text:span><text:span text:style-name="T91_76"><text:s/></text:span><text:span text:style-name="T91_77">we</text:span><text:span text:style-name="T91_78"><text:s/></text:span><text:span text:style-name="T91_79">communicate</text:span><text:span text:style-name="T91_80"><text:s/></text:span><text:span text:style-name="T91_81">for</text:span><text:span text:style-name="T91_82"><text:s/></text:span><text:span text:style-name="T91_83">our</text:span><text:span text:style-name="T91_84"><text:s/></text:span><text:span text:style-name="T91_85">students</text:span><text:span text:style-name="T91_86">.<text:s text:c="2"/></text:span><text:span text:style-name="T91_87">To</text:span><text:span text:style-name="T91_88"><text:s/></text:span><text:span text:style-name="T91_89">that</text:span><text:span text:style-name="T91_90"><text:s/></text:span><text:span text:style-name="T91_91">end</text:span><text:span text:style-name="T91_92">,<text:s/></text:span><text:span text:style-name="T91_93">we</text:span><text:span text:style-name="T91_94"><text:s/></text:span><text:span text:style-name="T91_95">have</text:span><text:span text:style-name="T91_96"><text:s/></text:span><text:span text:style-name="T91_97">documented</text:span><text:span text:style-name="T91_98"><text:s/></text:span><text:span text:style-name="T91_99">a</text:span><text:span text:style-name="T91_100"><text:s/></text:span><text:span text:style-name="T91_101">process</text:span><text:span text:style-name="T91_102"><text:s/></text:span><text:span text:style-name="T91_103">here</text:span><text:span text:style-name="T91_104"><text:s/></text:span><text:span text:style-name="T91_105">that</text:span><text:span text:style-name="T91_106"><text:s/></text:span><text:span text:style-name="T91_107">achieves</text:span><text:span text:style-name="T91_108"><text:s/></text:span><text:span text:style-name="T91_109">three</text:span><text:span text:style-name="T91_110"><text:s/></text:span><text:span text:style-name="T91_111">of</text:span><text:span text:style-name="T91_112"><text:s/></text:span><text:span text:style-name="T91_113">these</text:span><text:span text:style-name="T91_114"><text:s/></text:span><text:span text:style-name="T91_115">four</text:span><text:span text:style-name="T91_116">.<text:s text:c="2"/></text:span><text:span text:style-name="T91_117">Using</text:span><text:span text:style-name="T91_118"><text:s/></text:span><text:span text:style-name="T91_119">the</text:span><text:span text:style-name="T91_120"><text:s/></text:span><text:span text:style-name="T91_121">database</text:span><text:span text:style-name="T91_122"><text:s/></text:span><text:span text:style-name="T91_123">of</text:span><text:span text:style-name="T91_124"><text:s/></text:span><text:span text:style-name="T91_125">comments</text:span><text:span text:style-name="T91_126"><text:s/></text:span><text:span text:style-name="T91_127">along</text:span><text:span text:style-name="T91_128"><text:s/></text:span><text:span text:style-name="T91_129">with</text:span><text:span text:style-name="T91_130"><text:s/></text:span><text:span text:style-name="T91_131">text</text:span><text:span text:style-name="T91_132">-</text:span><text:span text:style-name="T91_133">expanding</text:span><text:span text:style-name="T91_134"><text:s/></text:span><text:span text:style-name="T91_135">software</text:span><text:span text:style-name="T91_136"><text:s/></text:span><text:span text:style-name="T91_137">does</text:span><text:span text:style-name="T91_138"><text:s/></text:span><text:span text:style-name="T91_139">make</text:span><text:span text:style-name="T91_140"><text:s/></text:span><text:span text:style-name="T91_141">it</text:span><text:span text:style-name="T91_142"><text:s/></text:span><text:span text:style-name="T91_143">very</text:span><text:span text:style-name="T91_144"><text:s/></text:span><text:span text:style-name="T91_145">easy</text:span><text:span text:style-name="T91_146"><text:s/></text:span><text:span text:style-name="T91_147">to</text:span><text:span text:style-name="T91_148"><text:s/></text:span><text:span text:style-name="T91_149">read</text:span><text:span text:style-name="T91_150"><text:s/></text:span><text:span text:style-name="T91_151">students</text:span><text:span text:style-name="T91_152"><text:s/></text:span><text:span text:style-name="T91_153">papers</text:span><text:span text:style-name="T91_154"><text:s/></text:span><text:span text:style-name="T91_155">and</text:span><text:span text:style-name="T91_156"><text:s/></text:span><text:span text:style-name="T91_157">give</text:span><text:span text:style-name="T91_158"><text:s/></text:span><text:span text:style-name="T91_159">comments</text:span><text:span text:style-name="T91_160">.<text:s text:c="2"/></text:span><text:span text:style-name="T91_161">A</text:span><text:span text:style-name="T91_162"><text:s/></text:span><text:span text:style-name="T91_163">typical</text:span><text:span text:style-name="T91_164"><text:s/>5<text:s/></text:span><text:span text:style-name="T91_165">page</text:span><text:span text:style-name="T91_166"><text:s/></text:span><text:span text:style-name="T91_167">paper</text:span><text:span text:style-name="T91_168"><text:s/></text:span><text:span text:style-name="T91_169">takes</text:span><text:span text:style-name="T91_170"><text:s/></text:span><text:span text:style-name="T91_171">about</text:span><text:span text:style-name="T91_172"><text:s/>5<text:s/></text:span><text:span text:style-name="T91_173">minutes</text:span><text:span text:style-name="T91_174"><text:s/></text:span><text:span text:style-name="T91_175">to</text:span><text:span text:style-name="T91_176"><text:s/></text:span><text:span text:style-name="T91_177">read</text:span><text:span text:style-name="T91_178"><text:s/></text:span><text:span text:style-name="T91_179">and</text:span><text:span text:style-name="T91_180"><text:s/></text:span><text:span text:style-name="T91_181">generate</text:span><text:span text:style-name="T91_182"><text:s/></text:span><text:span text:style-name="T91_183">comments</text:span><text:span text:style-name="T91_184">.<text:s text:c="2"/></text:span><text:span text:style-name="T91_185">The</text:span><text:span text:style-name="T91_186"><text:s/></text:span><text:span text:style-name="T91_187">expectations</text:span><text:span text:style-name="T91_188"><text:s/></text:span><text:span text:style-name="T91_189">for</text:span><text:span text:style-name="T91_190"><text:s/></text:span><text:span text:style-name="T91_191">the</text:span><text:span text:style-name="T91_192"><text:s/></text:span><text:span text:style-name="T91_193">assignment</text:span><text:span text:style-name="T91_194"><text:s/></text:span><text:span text:style-name="T91_195">and</text:span><text:span text:style-name="T91_196"><text:s/></text:span><text:span text:style-name="T91_197">feedback</text:span><text:span text:style-name="T91_198"><text:s/></text:span><text:span text:style-name="T91_199">design</text:span><text:span text:style-name="T91_200"><text:s/></text:span><text:span text:style-name="T91_201">are</text:span><text:span text:style-name="T91_202"><text:s/></text:span><text:span text:style-name="T91_203">mapped</text:span><text:span text:style-name="T91_204"><text:s/></text:span><text:span text:style-name="T91_205">together</text:span><text:span text:style-name="T91_206">,<text:s/></text:span><text:span text:style-name="T91_207">so</text:span><text:span text:style-name="T91_208"><text:s/></text:span><text:span text:style-name="T91_209">that</text:span><text:span text:style-name="T91_210"><text:s/></text:span><text:span text:style-name="T91_211">students</text:span><text:span text:style-name="T91_212"><text:s/></text:span><text:span text:style-name="T91_213">can</text:span><text:span text:style-name="T91_214"><text:s/></text:span><text:span text:style-name="T91_215">reflect</text:span><text:span text:style-name="T91_216"><text:s/></text:span><text:span text:style-name="T91_217">on</text:span><text:span text:style-name="T91_218"><text:s/></text:span><text:span text:style-name="T91_219">feedback</text:span><text:span text:style-name="T91_220"><text:s/></text:span><text:span text:style-name="T91_221">and</text:span><text:span text:style-name="T91_222"><text:s/></text:span><text:span text:style-name="T91_223">the</text:span><text:span text:style-name="T91_224"><text:s/></text:span><text:span text:style-name="T91_225">goals</text:span><text:span text:style-name="T91_226"><text:s/></text:span><text:span text:style-name="T91_227">of</text:span><text:span text:style-name="T91_228"><text:s/></text:span><text:span text:style-name="T91_229">the</text:span><text:span text:style-name="T91_230"><text:s/></text:span><text:span text:style-name="T91_231">assignment</text:span><text:span text:style-name="T91_232"><text:s/></text:span><text:span text:style-name="T91_233">together</text:span><text:span text:style-name="T91_234">.<text:s text:c="2"/></text:span><text:span text:style-name="T91_235">Finally</text:span><text:span text:style-name="T91_236">,<text:s/></text:span><text:span text:style-name="T91_237">the</text:span><text:span text:style-name="T91_238"><text:s/></text:span><text:span text:style-name="T91_239">process</text:span><text:span text:style-name="T91_240"><text:s/></text:span><text:span text:style-name="T91_241">we</text:span><text:span text:style-name="T91_242"><text:s/></text:span><text:span text:style-name="T91_243">developed</text:span><text:span text:style-name="T91_244"><text:s/></text:span><text:span text:style-name="T91_245">is</text:span><text:span text:style-name="T91_246"><text:s/></text:span><text:span text:style-name="T91_247">conducive</text:span><text:span text:style-name="T91_248"><text:s/></text:span><text:span text:style-name="T91_249">to</text:span><text:span text:style-name="T91_250"><text:s/></text:span><text:span text:style-name="T91_251">pedagogical</text:span><text:span text:style-name="T91_252"><text:s/></text:span><text:span text:style-name="T91_253">growth</text:span><text:span text:style-name="T91_254">.<text:s text:c="2"/></text:span><text:span text:style-name="T91_255">We</text:span><text:span text:style-name="T91_256"><text:s/></text:span><text:span text:style-name="T91_257">have</text:span><text:span text:style-name="T91_258"><text:s/></text:span><text:span text:style-name="T91_259">a</text:span><text:span text:style-name="T91_260"><text:s/></text:span><text:span text:style-name="T91_261">set</text:span><text:span text:style-name="T91_262"><text:s/></text:span><text:span text:style-name="T91_263">of</text:span><text:span text:style-name="T91_264"><text:s/></text:span><text:span text:style-name="T91_265">comments</text:span><text:span text:style-name="T91_266"><text:s/></text:span><text:span text:style-name="T91_267">that</text:span><text:span text:style-name="T91_268"><text:s/></text:span><text:span text:style-name="T91_269">we</text:span><text:span text:style-name="T91_270"><text:s/></text:span><text:span text:style-name="T91_271">can</text:span><text:span text:style-name="T91_272"><text:s/></text:span><text:span text:style-name="T91_273">improve</text:span><text:span text:style-name="T91_274"><text:s/></text:span><text:span text:style-name="T91_275">upon</text:span><text:span text:style-name="T91_276">,<text:s/></text:span><text:span text:style-name="T91_277">and</text:span><text:span text:style-name="T91_278"><text:s/></text:span><text:span text:style-name="T91_279">we</text:span><text:span text:style-name="T91_280"><text:s/></text:span><text:span text:style-name="T91_281">set</text:span><text:span text:style-name="T91_282"><text:s/></text:span><text:span text:style-name="T91_283">up</text:span><text:span text:style-name="T91_284"><text:s/></text:span><text:span text:style-name="T91_285">a</text:span><text:span text:style-name="T91_286"><text:s/></text:span><text:span text:style-name="T91_287">classroom</text:span><text:span text:style-name="T91_288"><text:s/></text:span><text:span text:style-name="T91_289">activity</text:span><text:span text:style-name="T91_290"><text:s/></text:span><text:span text:style-name="T91_291">that</text:span><text:span text:style-name="T91_292"><text:s/></text:span><text:span text:style-name="T91_293">allows</text:span><text:span text:style-name="T91_294"><text:s/></text:span><text:span text:style-name="T91_295">us</text:span><text:span text:style-name="T91_296"><text:s/></text:span><text:span text:style-name="T91_297">to</text:span><text:span text:style-name="T91_298"><text:s/></text:span><text:span text:style-name="T91_299">witness</text:span><text:span text:style-name="T91_300"><text:s/></text:span><text:span text:style-name="T91_301">students</text:span><text:span text:style-name="T91_302"><text:s/></text:span><text:span text:style-name="T91_303">understanding</text:span><text:span text:style-name="T91_304"><text:s/></text:span><text:span text:style-name="T91_305">of</text:span><text:span text:style-name="T91_306"><text:s/></text:span><text:span text:style-name="T91_307">the</text:span><text:span text:style-name="T91_308"><text:s/></text:span><text:span text:style-name="T91_309">feedback</text:span><text:span text:style-name="T91_310">.<text:s text:c="2"/></text:span><text:span text:style-name="T91_311">And</text:span><text:span text:style-name="T91_312"><text:s/></text:span><text:span text:style-name="T91_313">even</text:span><text:span text:style-name="T91_314"><text:s/></text:span><text:span text:style-name="T91_315">though</text:span><text:span text:style-name="T91_316"><text:s/></text:span><text:span text:style-name="T91_317">we</text:span><text:span text:style-name="T91_318"><text:s/></text:span><text:span text:style-name="T91_319">have</text:span><text:span text:style-name="T91_320"><text:s/></text:span><text:span text:style-name="T91_321">identified</text:span><text:span text:style-name="T91_322"><text:s/></text:span><text:span text:style-name="T91_323">weaknesses</text:span><text:span text:style-name="T91_324"><text:s/></text:span><text:span text:style-name="T91_325">in</text:span><text:span text:style-name="T91_326"><text:s/></text:span><text:span text:style-name="T91_327">these</text:span><text:span text:style-name="T91_328"><text:s/></text:span><text:span text:style-name="T91_329">activities</text:span><text:span text:style-name="T91_330">,<text:s/></text:span><text:span text:style-name="T91_331">we</text:span><text:span text:style-name="T91_332"><text:s/></text:span><text:span text:style-name="T91_333">have</text:span><text:span text:style-name="T91_334"><text:s/></text:span><text:span text:style-name="T91_335">already</text:span><text:span text:style-name="T91_336"><text:s/></text:span><text:span text:style-name="T91_337">made</text:span><text:span text:style-name="T91_338"><text:s/></text:span><text:span text:style-name="T91_339">informed</text:span><text:span text:style-name="T91_340"><text:s/></text:span><text:span text:style-name="T91_341">changes</text:span><text:span text:style-name="T91_342"><text:s/></text:span><text:span text:style-name="T91_343">in</text:span><text:span text:style-name="T91_344"><text:s/></text:span><text:span text:style-name="T91_345">the</text:span><text:span text:style-name="T91_346"><text:s/></text:span><text:span text:style-name="T91_347">way</text:span><text:span text:style-name="T91_348"><text:s/></text:span><text:span text:style-name="T91_349">we</text:span><text:span text:style-name="T91_350"><text:s/></text:span><text:span text:style-name="T91_351">provide</text:span><text:span text:style-name="T91_352"><text:s/></text:span><text:span text:style-name="T91_353">feedback</text:span><text:span text:style-name="T91_354"><text:s/></text:span><text:span text:style-name="T91_355">to</text:span><text:span text:style-name="T91_356"><text:s/></text:span><text:span text:style-name="T91_357">our</text:span><text:span text:style-name="T91_358"><text:s/></text:span><text:span text:style-name="T91_359">students</text:span><text:span text:style-name="T91_360">.</text:span></text:p>
      <text:p text:style-name="P92"><text:span text:style-name="T92_1"><text:tab/></text:span><text:span text:style-name="T92_2">It</text:span><text:span text:style-name="T92_3"><text:s/></text:span><text:span text:style-name="T92_4">may</text:span><text:span text:style-name="T92_5"><text:s/></text:span><text:span text:style-name="T92_6">take</text:span><text:span text:style-name="T92_7"><text:s/></text:span><text:span text:style-name="T92_8">many</text:span><text:span text:style-name="T92_9"><text:s/></text:span><text:span text:style-name="T92_10">more</text:span><text:span text:style-name="T92_11"><text:s/></text:span><text:span text:style-name="T92_12">iterations</text:span><text:span text:style-name="T92_13"><text:s/></text:span><text:span text:style-name="T92_14">of</text:span><text:span text:style-name="T92_15"><text:s/></text:span><text:span text:style-name="T92_16">this</text:span><text:span text:style-name="T92_17"><text:s/></text:span><text:span text:style-name="T92_18">process</text:span><text:span text:style-name="T92_19"><text:s/></text:span><text:span text:style-name="T92_20">to</text:span><text:span text:style-name="T92_21"><text:s/></text:span><text:span text:style-name="T92_22">achieve</text:span><text:span text:style-name="T92_23"><text:s/></text:span><text:span text:style-name="T92_24">our</text:span><text:span text:style-name="T92_25"><text:s/></text:span><text:span text:style-name="T92_26">last</text:span><text:span text:style-name="T92_27"><text:s/></text:span><text:span text:style-name="T92_28">goal</text:span><text:span text:style-name="T92_29">:<text:s/></text:span><text:span text:style-name="T92_30">develop</text:span><text:span text:style-name="T92_31"><text:s/></text:span><text:span text:style-name="T92_32">a</text:span><text:span text:style-name="T92_33"><text:s/></text:span><text:span text:style-name="T92_34">feedback</text:span><text:span text:style-name="T92_35"><text:s/></text:span><text:span text:style-name="T92_36">mechanism</text:span><text:span text:style-name="T92_37"><text:s/></text:span><text:span text:style-name="T92_38">that</text:span><text:span text:style-name="T92_39"><text:s/></text:span><text:span text:style-name="T92_40">is</text:span><text:span text:style-name="T92_41"><text:s/></text:span><text:span text:style-name="T92_42">measurably</text:span><text:span text:style-name="T92_43"><text:s/></text:span><text:span text:style-name="T92_44">effective</text:span><text:span text:style-name="T92_45">.<text:s text:c="2"/></text:span><text:span text:style-name="T92_46">We</text:span><text:span text:style-name="T92_47"><text:s/></text:span><text:span text:style-name="T92_48">may</text:span><text:span text:style-name="T92_49"><text:s/></text:span><text:span text:style-name="T92_50">consider</text:span><text:span text:style-name="T92_51"><text:s/></text:span><text:span text:style-name="T92_52">something</text:span><text:span text:style-name="T92_53"><text:s/></text:span><text:span text:style-name="T92_54">like</text:span><text:span text:style-name="T92_55"><text:s/></text:span><text:span text:style-name="T92_56">the</text:span><text:span text:style-name="T92_57"><text:s/></text:span><text:span text:style-name="T92_58">following</text:span><text:span text:style-name="T92_59"><text:s/></text:span><text:span text:style-name="T92_60">process</text:span><text:span text:style-name="T92_61"><text:s/></text:span><text:span text:style-name="T92_62">for</text:span><text:span text:style-name="T92_63"><text:s/></text:span><text:span text:style-name="T92_64">future</text:span><text:span text:style-name="T92_65"><text:s/></text:span><text:span text:style-name="T92_66">semesters</text:span><text:span text:style-name="T92_67">:</text:span></text:p>
      <text:p text:style-name="P93"/>
      <text:list text:style-name="LS4" xml:id="list13">
        <text:list-item>
          <text:p text:style-name="P94"><text:span text:style-name="T94_1">After</text:span><text:span text:style-name="T94_2"><text:s/></text:span><text:span text:style-name="T94_3">students</text:span><text:span text:style-name="T94_4"><text:s/></text:span><text:span text:style-name="T94_5">have</text:span><text:span text:style-name="T94_6"><text:s/></text:span><text:span text:style-name="T94_7">submitted</text:span><text:span text:style-name="T94_8"><text:s/></text:span><text:span text:style-name="T94_9">their</text:span><text:span text:style-name="T94_10"><text:s/></text:span><text:span text:style-name="T94_11">first</text:span><text:span text:style-name="T94_12"><text:s/></text:span><text:span text:style-name="T94_13">drafts</text:span><text:span text:style-name="T94_14">,<text:s/></text:span><text:span text:style-name="T94_15">but</text:span><text:span text:style-name="T94_16"><text:s/></text:span><text:span text:style-name="T94_17">before</text:span><text:span text:style-name="T94_18"><text:s/></text:span><text:span text:style-name="T94_19">receiving</text:span><text:span text:style-name="T94_20"><text:s/></text:span><text:span text:style-name="T94_21">feedback</text:span><text:span text:style-name="T94_22">,<text:s/></text:span><text:span text:style-name="T94_23">have</text:span><text:span text:style-name="T94_24"><text:s/></text:span><text:span text:style-name="T94_25">them</text:span><text:span text:style-name="T94_26"><text:s/></text:span><text:span text:style-name="T94_27">reflect</text:span><text:span text:style-name="T94_28"><text:s/></text:span><text:span text:style-name="T94_29">upon</text:span><text:span text:style-name="T94_30"><text:s/></text:span><text:span text:style-name="T94_31">their</text:span><text:span text:style-name="T94_32"><text:s/></text:span><text:span text:style-name="T94_33">first</text:span><text:span text:style-name="T94_34"><text:s/></text:span><text:span text:style-name="T94_35">draft</text:span><text:span text:style-name="T94_36">,<text:s/></text:span><text:span text:style-name="T94_37">ask</text:span><text:span text:style-name="T94_38"><text:s/></text:span><text:span text:style-name="T94_39">them</text:span><text:span text:style-name="T94_40"><text:s/></text:span><text:span text:style-name="T94_41">to</text:span><text:span text:style-name="T94_42"><text:s/></text:span><text:span text:style-name="T94_43">evaluate</text:span><text:span text:style-name="T94_44"><text:s/></text:span><text:span text:style-name="T94_45">how</text:span><text:span text:style-name="T94_46"><text:s/></text:span><text:span text:style-name="T94_47">well</text:span><text:span text:style-name="T94_48"><text:s/></text:span><text:span text:style-name="T94_49">they</text:span><text:span text:style-name="T94_50"><text:s/></text:span><text:span text:style-name="T94_51">addressed</text:span><text:span text:style-name="T94_52"><text:s/></text:span><text:span text:style-name="T94_53">the</text:span><text:span text:style-name="T94_54"><text:s/></text:span><text:span text:style-name="T94_55">learning</text:span><text:span text:style-name="T94_56"><text:s/></text:span><text:span text:style-name="T94_57">goals</text:span><text:span text:style-name="T94_58">,<text:s/></text:span><text:span text:style-name="T94_59">and</text:span><text:span text:style-name="T94_60"><text:s/></text:span><text:span text:style-name="T94_61">have</text:span><text:span text:style-name="T94_62"><text:s/></text:span><text:span text:style-name="T94_63">them</text:span><text:span text:style-name="T94_64"><text:s/></text:span><text:span text:style-name="T94_65">identify</text:span><text:span text:style-name="T94_66"><text:s/></text:span><text:span text:style-name="T94_67">priorities</text:span><text:span text:style-name="T94_68"><text:s/></text:span><text:span text:style-name="T94_69">for</text:span><text:span text:style-name="T94_70"><text:s/></text:span><text:span text:style-name="T94_71">revision</text:span><text:span text:style-name="T94_72">.</text:span></text:p>
        </text:list-item>
        <text:list-item>
          <text:p text:style-name="P95"><text:span text:style-name="T95_1">Prepare</text:span><text:span text:style-name="T95_2"><text:s/></text:span><text:span text:style-name="T95_3">students</text:span><text:span text:style-name="T95_4"><text:s/></text:span><text:span text:style-name="T95_5">for</text:span><text:span text:style-name="T95_6"><text:s/></text:span><text:span text:style-name="T95_7">the</text:span><text:span text:style-name="T95_8"><text:s/></text:span><text:span text:style-name="T95_9">idea</text:span><text:span text:style-name="T95_10"><text:s/></text:span><text:span text:style-name="T95_11">that</text:span><text:span text:style-name="T95_12"><text:s/></text:span><text:span text:style-name="T95_13">revisions</text:span><text:span text:style-name="T95_14"><text:s/></text:span><text:span text:style-name="T95_15">will</text:span><text:span text:style-name="T95_16"><text:s/></text:span><text:span text:style-name="T95_17">be</text:span><text:span text:style-name="T95_18"><text:s/></text:span><text:span text:style-name="T95_19">more</text:span><text:span text:style-name="T95_20"><text:s/></text:span><text:span text:style-name="T95_21">substantial</text:span><text:span text:style-name="T95_22"><text:s/></text:span><text:span text:style-name="T95_23">than</text:span><text:span text:style-name="T95_24"><text:s/></text:span><text:span text:style-name="T95_25">making</text:span><text:span text:style-name="T95_26"><text:s/></text:span><text:span text:style-name="T95_27">small</text:span><text:span text:style-name="T95_28"><text:s/></text:span><text:span text:style-name="T95_29">improvements</text:span><text:span text:style-name="T95_30">.</text:span></text:p>
        </text:list-item>
        <text:list-item>
          <text:p text:style-name="P96"><text:span text:style-name="T96_1">Give</text:span><text:span text:style-name="T96_2"><text:s/></text:span><text:span text:style-name="T96_3">students</text:span><text:span text:style-name="T96_4"><text:s/></text:span><text:span text:style-name="T96_5">feedback</text:span><text:span text:style-name="T96_6"><text:s/></text:span><text:span text:style-name="T96_7">letters</text:span><text:span text:style-name="T96_8">.</text:span></text:p>
        </text:list-item>
        <text:list-item>
          <text:p text:style-name="P97"><text:span text:style-name="T97_1">Follow</text:span><text:span text:style-name="T97_2"><text:s/></text:span><text:span text:style-name="T97_3">up</text:span><text:span text:style-name="T97_4"><text:s/></text:span><text:span text:style-name="T97_5">with</text:span><text:span text:style-name="T97_6"><text:s/></text:span><text:span text:style-name="T97_7">students</text:span><text:span text:style-name="T97_8"><text:s/></text:span><text:span text:style-name="T97_9">with</text:span><text:span text:style-name="T97_10"><text:s/></text:span><text:span text:style-name="T97_11">one</text:span><text:span text:style-name="T97_12">-</text:span><text:span text:style-name="T97_13">on</text:span><text:span text:style-name="T97_14">-</text:span><text:span text:style-name="T97_15">one</text:span><text:span text:style-name="T97_16"><text:s/></text:span><text:span text:style-name="T97_17">meetings</text:span><text:span text:style-name="T97_18"><text:s/></text:span><text:span text:style-name="T97_19">to</text:span><text:span text:style-name="T97_20"><text:s/></text:span><text:span text:style-name="T97_21">help</text:span><text:span text:style-name="T97_22"><text:s/></text:span><text:span text:style-name="T97_23">them</text:span><text:span text:style-name="T97_24"><text:s/></text:span><text:span text:style-name="T97_25">with</text:span><text:span text:style-name="T97_26"><text:s/></text:span><text:span text:style-name="T97_27">their</text:span><text:span text:style-name="T97_28"><text:s/></text:span><text:span text:style-name="T97_29">revisions</text:span><text:span text:style-name="T97_30">.<text:s text:c="2"/></text:span><text:span text:style-name="T97_31">Have</text:span><text:span text:style-name="T97_32"><text:s/></text:span><text:span text:style-name="T97_33">them</text:span><text:span text:style-name="T97_34"><text:s/></text:span><text:span text:style-name="T97_35">come</text:span><text:span text:style-name="T97_36"><text:s/></text:span><text:span text:style-name="T97_37">prepared</text:span><text:span text:style-name="T97_38"><text:s/></text:span><text:span text:style-name="T97_39">with</text:span><text:span text:style-name="T97_40"><text:s/></text:span><text:span text:style-name="T97_41">a</text:span><text:span text:style-name="T97_42"><text:s/></text:span><text:span text:style-name="T97_43">plan</text:span><text:span text:style-name="T97_44"><text:s/></text:span><text:span text:style-name="T97_45">for</text:span><text:span text:style-name="T97_46"><text:s/></text:span><text:span text:style-name="T97_47">revision</text:span><text:span text:style-name="T97_48"><text:s/></text:span><text:span text:style-name="T97_49">based</text:span><text:span text:style-name="T97_50"><text:s/></text:span><text:span text:style-name="T97_51">on</text:span><text:span text:style-name="T97_52"><text:s/></text:span><text:span text:style-name="T97_53">their</text:span><text:span text:style-name="T97_54"><text:s/></text:span><text:span text:style-name="T97_55">reflection</text:span><text:span text:style-name="T97_56"><text:s/></text:span><text:span text:style-name="T97_57">and</text:span><text:span text:style-name="T97_58"><text:s/></text:span><text:span text:style-name="T97_59">the</text:span><text:span text:style-name="T97_60"><text:s/></text:span><text:span text:style-name="T97_61">feedback</text:span><text:span text:style-name="T97_62">.<text:s text:c="2"/></text:span><text:span text:style-name="T97_63">In</text:span><text:span text:style-name="T97_64"><text:s/></text:span><text:span text:style-name="T97_65">the</text:span><text:span text:style-name="T97_66"><text:s/></text:span><text:span text:style-name="T97_67">one</text:span><text:span text:style-name="T97_68">-</text:span><text:span text:style-name="T97_69">on</text:span><text:span text:style-name="T97_70">-</text:span><text:span text:style-name="T97_71">one</text:span><text:span text:style-name="T97_72"><text:s/></text:span><text:span text:style-name="T97_73">meeting</text:span><text:span text:style-name="T97_74">,<text:s/></text:span><text:span text:style-name="T97_75">this</text:span><text:span text:style-name="T97_76"><text:s/></text:span><text:span text:style-name="T97_77">can</text:span><text:span text:style-name="T97_78"><text:s/></text:span><text:span text:style-name="T97_79">form</text:span><text:span text:style-name="T97_80"><text:s/></text:span><text:span text:style-name="T97_81">the</text:span><text:span text:style-name="T97_82"><text:s/></text:span><text:span text:style-name="T97_83">basis</text:span><text:span text:style-name="T97_84"><text:s/></text:span><text:span text:style-name="T97_85">for</text:span><text:span text:style-name="T97_86"><text:s/></text:span><text:span text:style-name="T97_87">giving</text:span><text:span text:style-name="T97_88"><text:s/></text:span><text:span text:style-name="T97_89">students</text:span><text:span text:style-name="T97_90"><text:s/></text:span><text:span text:style-name="T97_91">guidance</text:span><text:span text:style-name="T97_92"><text:s/></text:span><text:span text:style-name="T97_93">on</text:span><text:span text:style-name="T97_94"><text:s/></text:span><text:span text:style-name="T97_95">how</text:span><text:span text:style-name="T97_96"><text:s/></text:span><text:span text:style-name="T97_97">to</text:span><text:span text:style-name="T97_98"><text:s/></text:span><text:span text:style-name="T97_99">proceed</text:span><text:span text:style-name="T97_100">..</text:span></text:p>
        </text:list-item>
      </text:list>
      <text:p text:style-name="P98"><text:span text:style-name="T98_1"><text:tab/></text:span></text:p>
      <text:p text:style-name="P99"><text:span text:style-name="T99_1">This</text:span><text:span text:style-name="T99_2"><text:s/></text:span><text:span text:style-name="T99_3">project</text:span><text:span text:style-name="T99_4"><text:s/></text:span><text:span text:style-name="T99_5">is</text:span><text:span text:style-name="T99_6"><text:s/></text:span><text:span text:style-name="T99_7">not</text:span><text:span text:style-name="T99_8"><text:s/></text:span><text:span text:style-name="T99_9">to</text:span><text:span text:style-name="T99_10"><text:s/></text:span><text:span text:style-name="T99_11">a</text:span><text:span text:style-name="T99_12"><text:s/></text:span><text:span text:style-name="T99_13">point</text:span><text:span text:style-name="T99_14"><text:s/></text:span><text:span text:style-name="T99_15">that</text:span><text:span text:style-name="T99_16"><text:s/></text:span><text:span text:style-name="T99_17">it</text:span><text:span text:style-name="T99_18"><text:s/></text:span><text:span text:style-name="T99_19">is</text:span><text:span text:style-name="T99_20"><text:s/></text:span><text:span text:style-name="T99_21">suitable</text:span><text:span text:style-name="T99_22"><text:s/></text:span><text:span text:style-name="T99_23">for</text:span><text:span text:style-name="T99_24"><text:s/></text:span><text:span text:style-name="T99_25">submission</text:span><text:span text:style-name="T99_26"><text:s/></text:span><text:span text:style-name="T99_27">to</text:span><text:span text:style-name="T99_28"><text:s/></text:span><text:span text:style-name="T99_29">a</text:span><text:span text:style-name="T99_30"><text:s/></text:span><text:span text:style-name="T99_31">peer</text:span><text:span text:style-name="T99_32">-</text:span><text:span text:style-name="T99_33">reviewed</text:span><text:span text:style-name="T99_34"><text:s/></text:span><text:span text:style-name="T99_35">journal</text:span><text:span text:style-name="T99_36">.<text:s text:c="2"/></text:span><text:span text:style-name="T99_37">It</text:span><text:span text:style-name="T99_38"><text:s/></text:span><text:span text:style-name="T99_39">has</text:span><text:span text:style-name="T99_40"><text:s/></text:span><text:span text:style-name="T99_41">that</text:span><text:span text:style-name="T99_42"><text:s/></text:span><text:span text:style-name="T99_43">potential</text:span><text:span text:style-name="T99_44"><text:s/></text:span><text:span text:style-name="T99_45">if</text:span><text:span text:style-name="T99_46"><text:s/></text:span><text:span text:style-name="T99_47">iterations</text:span><text:span text:style-name="T99_48"><text:s/></text:span><text:span text:style-name="T99_49">over</text:span><text:span text:style-name="T99_50"><text:s/></text:span><text:span text:style-name="T99_51">future</text:span><text:span text:style-name="T99_52"><text:s/></text:span><text:span text:style-name="T99_53">semesters</text:span><text:span text:style-name="T99_54"><text:s/></text:span><text:span text:style-name="T99_55">generates</text:span><text:span text:style-name="T99_56"><text:s/></text:span><text:span text:style-name="T99_57">data</text:span><text:span text:style-name="T99_58"><text:s/></text:span><text:span text:style-name="T99_59">that</text:span><text:span text:style-name="T99_60"><text:s/></text:span><text:span text:style-name="T99_61">can</text:span><text:span text:style-name="T99_62"><text:s/></text:span><text:span text:style-name="T99_63">demonstrate</text:span><text:span text:style-name="T99_64"><text:s/></text:span><text:span text:style-name="T99_65">that</text:span><text:span text:style-name="T99_66"><text:s/></text:span><text:span text:style-name="T99_67">the</text:span><text:span text:style-name="T99_68"><text:s/></text:span><text:span text:style-name="T99_69">feedback</text:span><text:span text:style-name="T99_70"><text:s/></text:span><text:span text:style-name="T99_71">process</text:span><text:span text:style-name="T99_72"><text:s/></text:span><text:span text:style-name="T99_73">is</text:span><text:span text:style-name="T99_74"><text:s/></text:span><text:span text:style-name="T99_75">effective</text:span><text:span text:style-name="T99_76">.<text:s text:c="2"/></text:span><text:span text:style-name="T99_77">Moreover</text:span><text:span text:style-name="T99_78">,<text:s/></text:span><text:span text:style-name="T99_79">we</text:span><text:span text:style-name="T99_80"><text:s/></text:span><text:span text:style-name="T99_81">have</text:span><text:span text:style-name="T99_82"><text:s/></text:span><text:span text:style-name="T99_83">not</text:span><text:span text:style-name="T99_84"><text:s/></text:span><text:span text:style-name="T99_85">yet</text:span><text:span text:style-name="T99_86"><text:s/></text:span><text:span text:style-name="T99_87">conducted</text:span><text:span text:style-name="T99_88"><text:s/></text:span><text:span text:style-name="T99_89">a</text:span><text:span text:style-name="T99_90"><text:s/></text:span><text:span text:style-name="T99_91">review</text:span><text:span text:style-name="T99_92"><text:s/></text:span><text:span text:style-name="T99_93">of</text:span><text:span text:style-name="T99_94"><text:s/></text:span><text:span text:style-name="T99_95">the</text:span><text:span text:style-name="T99_96"><text:s/></text:span><text:span text:style-name="T99_97">literature</text:span><text:span text:style-name="T99_98"><text:s/></text:span><text:span text:style-name="T99_99">that</text:span><text:span text:style-name="T99_100"><text:s/></text:span><text:span text:style-name="T99_101">explores</text:span><text:span text:style-name="T99_102"><text:s/></text:span><text:span text:style-name="T99_103">ideas</text:span><text:span text:style-name="T99_104"><text:s/></text:span><text:span text:style-name="T99_105">that</text:span><text:span text:style-name="T99_106"><text:s/></text:span><text:span text:style-name="T99_107">help</text:span><text:span text:style-name="T99_108"><text:s/></text:span><text:span text:style-name="T99_109">motivate</text:span><text:span text:style-name="T99_110"><text:s/></text:span><text:span text:style-name="T99_111">the</text:span><text:span text:style-name="T99_112"><text:s/></text:span><text:span text:style-name="T99_113">current</text:span><text:span text:style-name="T99_114"><text:s/></text:span><text:span text:style-name="T99_115">work</text:span><text:span text:style-name="T99_116">,<text:s/></text:span><text:span text:style-name="T99_117">that</text:span><text:span text:style-name="T99_118"><text:s/></text:span><text:span text:style-name="T99_119">improves</text:span><text:span text:style-name="T99_120"><text:s/></text:span><text:span text:style-name="T99_121">our</text:span><text:span text:style-name="T99_122"><text:s/></text:span><text:span text:style-name="T99_123">understanding</text:span><text:span text:style-name="T99_124"><text:s/></text:span><text:span text:style-name="T99_125">of</text:span><text:span text:style-name="T99_126"><text:s/></text:span><text:span text:style-name="T99_127">the</text:span><text:span text:style-name="T99_128"><text:s/></text:span><text:span text:style-name="T99_129">difficulties</text:span><text:span text:style-name="T99_130"><text:s/></text:span><text:span text:style-name="T99_131">students</text:span><text:span text:style-name="T99_132"><text:s/></text:span><text:span text:style-name="T99_133">face</text:span><text:span text:style-name="T99_134"><text:s/></text:span><text:span text:style-name="T99_135">in</text:span><text:span text:style-name="T99_136"><text:s/></text:span><text:span text:style-name="T99_137">their</text:span><text:span text:style-name="T99_138"><text:s/></text:span><text:span text:style-name="T99_139">writing</text:span><text:span text:style-name="T99_140">,<text:s/></text:span><text:span text:style-name="T99_141">especially</text:span><text:span text:style-name="T99_142"><text:s/></text:span><text:span text:style-name="T99_143">for</text:span><text:span text:style-name="T99_144"><text:s/></text:span><text:span text:style-name="T99_145">business</text:span><text:span text:style-name="T99_146"><text:s/></text:span><text:span text:style-name="T99_147">research</text:span><text:span text:style-name="T99_148"><text:s/></text:span><text:span text:style-name="T99_149">projects</text:span><text:span text:style-name="T99_150">,<text:s/></text:span><text:span text:style-name="T99_151">or</text:span><text:span text:style-name="T99_152"><text:s/></text:span><text:span text:style-name="T99_153">that</text:span><text:span text:style-name="T99_154"><text:s/></text:span><text:span text:style-name="T99_155">speaks</text:span><text:span text:style-name="T99_156"><text:s/></text:span><text:span text:style-name="T99_157">to</text:span><text:span text:style-name="T99_158"><text:s/></text:span><text:span text:style-name="T99_159">effective</text:span><text:span text:style-name="T99_160"><text:s/></text:span><text:span text:style-name="T99_161">means</text:span><text:span text:style-name="T99_162"><text:s/></text:span><text:span text:style-name="T99_163">of</text:span><text:span text:style-name="T99_164"><text:s/></text:span><text:span text:style-name="T99_165">feedback</text:span><text:span text:style-name="T99_166"><text:s/></text:span><text:span text:style-name="T99_167">for</text:span><text:span text:style-name="T99_168"><text:s/></text:span><text:span text:style-name="T99_169">students</text:span><text:span text:style-name="T99_170">.<text:s text:c="2"/></text:span><text:span text:style-name="T99_171">On</text:span><text:span text:style-name="T99_172"><text:s/></text:span><text:span text:style-name="T99_173">both</text:span><text:span text:style-name="T99_174"><text:s/></text:span><text:span text:style-name="T99_175">of</text:span><text:span text:style-name="T99_176"><text:s/></text:span><text:span text:style-name="T99_177">these</text:span><text:span text:style-name="T99_178"><text:s/></text:span><text:span text:style-name="T99_179">points</text:span><text:span text:style-name="T99_180">,<text:s/></text:span><text:span text:style-name="T99_181">the</text:span><text:span text:style-name="T99_182"><text:s/></text:span><text:span text:style-name="T99_183">authors</text:span><text:span text:style-name="T99_184"><text:s/></text:span><text:span text:style-name="T99_185">of</text:span><text:span text:style-name="T99_186"><text:s/></text:span><text:span text:style-name="T99_187">this</text:span><text:span text:style-name="T99_188"><text:s/></text:span><text:span text:style-name="T99_189">lesson</text:span><text:span text:style-name="T99_190"><text:s/></text:span><text:span text:style-name="T99_191">are</text:span><text:span text:style-name="T99_192"><text:s/></text:span><text:span text:style-name="T99_193">open</text:span><text:span text:style-name="T99_194"><text:s/></text:span><text:span text:style-name="T99_195">to</text:span><text:span text:style-name="T99_196"><text:s/></text:span><text:span text:style-name="T99_197">suggestions</text:span><text:span text:style-name="T99_198">.<text:s/></text:span></text:p>
      <text:p text:style-name="P100"><text:span text:style-name="T100_1">APPENDIX</text:span><text:span text:style-name="T100_2"><text:s/></text:span><text:span text:style-name="T100_3">A</text:span><text:span text:style-name="T100_4"><text:s/>-<text:s/></text:span><text:span text:style-name="T100_5">Comments</text:span><text:span text:style-name="T100_6"><text:s/></text:span><text:span text:style-name="T100_7">for</text:span><text:span text:style-name="T100_8"><text:s/></text:span><text:span text:style-name="T100_9">Student</text:span><text:span text:style-name="T100_10"><text:s/></text:span><text:span text:style-name="T100_11">Feedback</text:span></text:p>
      <text:p text:style-name="P101"/>
      <text:p text:style-name="P102"><text:span text:style-name="T102_1">Learning</text:span><text:span text:style-name="T102_2"><text:s/></text:span><text:span text:style-name="T102_3">Goal</text:span><text:span text:style-name="T102_4"><text:s/>1:<text:s/></text:span><text:span text:style-name="T102_5">Clearly</text:span><text:span text:style-name="T102_6"><text:s/></text:span><text:span text:style-name="T102_7">state</text:span><text:span text:style-name="T102_8"><text:s/></text:span><text:span text:style-name="T102_9">the</text:span><text:span text:style-name="T102_10"><text:s/></text:span><text:span text:style-name="T102_11">purpose</text:span><text:span text:style-name="T102_12"><text:s/></text:span><text:span text:style-name="T102_13">of</text:span><text:span text:style-name="T102_14"><text:s/></text:span><text:span text:style-name="T102_15">the</text:span><text:span text:style-name="T102_16"><text:s/></text:span><text:span text:style-name="T102_17">research</text:span></text:p>
      <text:p text:style-name="P103"/>
      <text:p text:style-name="P104"><text:span text:style-name="T104_1">Positive</text:span><text:span text:style-name="T104_2"><text:s/></text:span><text:span text:style-name="T104_3">reinforcement</text:span><text:span text:style-name="T104_4">:</text:span></text:p>
      <text:p text:style-name="P105"><text:span text:style-name="T105_1">DECISIONS</text:span><text:span text:style-name="T105_2">:<text:s text:c="2"/></text:span><text:span text:style-name="T105_3">Good</text:span><text:span text:style-name="T105_4"><text:s/></text:span><text:span text:style-name="T105_5">work</text:span><text:span text:style-name="T105_6"><text:s/></text:span><text:span text:style-name="T105_7">describing</text:span><text:span text:style-name="T105_8"><text:s/></text:span><text:span text:style-name="T105_9">the</text:span><text:span text:style-name="T105_10"><text:s/></text:span><text:span text:style-name="T105_11">types</text:span><text:span text:style-name="T105_12"><text:s/></text:span><text:span text:style-name="T105_13">of</text:span><text:span text:style-name="T105_14"><text:s/></text:span><text:span text:style-name="T105_15">decisions</text:span><text:span text:style-name="T105_16"><text:s/></text:span><text:span text:style-name="T105_17">that</text:span><text:span text:style-name="T105_18"><text:s/></text:span><text:span text:style-name="T105_19">could</text:span><text:span text:style-name="T105_20"><text:s/></text:span><text:span text:style-name="T105_21">be</text:span><text:span text:style-name="T105_22"><text:s/></text:span><text:span text:style-name="T105_23">better</text:span><text:span text:style-name="T105_24"><text:s/></text:span><text:span text:style-name="T105_25">informed</text:span><text:span text:style-name="T105_26"><text:s/></text:span><text:span text:style-name="T105_27">using</text:span><text:span text:style-name="T105_28"><text:s/></text:span><text:span text:style-name="T105_29">the</text:span><text:span text:style-name="T105_30"><text:s/></text:span><text:span text:style-name="T105_31">knowledge</text:span><text:span text:style-name="T105_32"><text:s/></text:span><text:span text:style-name="T105_33">gained</text:span><text:span text:style-name="T105_34"><text:s/></text:span><text:span text:style-name="T105_35">from</text:span><text:span text:style-name="T105_36"><text:s/></text:span><text:span text:style-name="T105_37">your</text:span><text:span text:style-name="T105_38"><text:s/></text:span><text:span text:style-name="T105_39">research</text:span><text:span text:style-name="T105_40"><text:s/></text:span><text:span text:style-name="T105_41">project</text:span><text:span text:style-name="T105_42">.<text:s text:c="2"/></text:span><text:span text:style-name="T105_43">This</text:span><text:span text:style-name="T105_44"><text:s/></text:span><text:span text:style-name="T105_45">helps</text:span><text:span text:style-name="T105_46"><text:s/></text:span><text:span text:style-name="T105_47">your</text:span><text:span text:style-name="T105_48"><text:s/></text:span><text:span text:style-name="T105_49">audience</text:span><text:span text:style-name="T105_50"><text:s/></text:span><text:span text:style-name="T105_51">understand</text:span><text:span text:style-name="T105_52"><text:s/></text:span><text:span text:style-name="T105_53">the</text:span><text:span text:style-name="T105_54"><text:s/></text:span><text:span text:style-name="T105_55">purpose</text:span><text:span text:style-name="T105_56"><text:s/></text:span><text:span text:style-name="T105_57">of</text:span><text:span text:style-name="T105_58"><text:s/></text:span><text:span text:style-name="T105_59">your</text:span><text:span text:style-name="T105_60"><text:s/></text:span><text:span text:style-name="T105_61">paper</text:span><text:span text:style-name="T105_62"><text:s/></text:span><text:span text:style-name="T105_63">and</text:span><text:span text:style-name="T105_64"><text:s/></text:span><text:span text:style-name="T105_65">helps</text:span><text:span text:style-name="T105_66"><text:s/></text:span><text:span text:style-name="T105_67">motivate</text:span><text:span text:style-name="T105_68"><text:s/></text:span><text:span text:style-name="T105_69">it</text:span><text:span text:style-name="T105_70">.</text:span></text:p>
      <text:p text:style-name="P106"><text:span text:style-name="T106_1">PURPOSE</text:span><text:span text:style-name="T106_2">:<text:s/></text:span><text:span text:style-name="T106_3">Good</text:span><text:span text:style-name="T106_4"><text:s/></text:span><text:span text:style-name="T106_5">work</text:span><text:span text:style-name="T106_6"><text:s/></text:span><text:span text:style-name="T106_7">clearly</text:span><text:span text:style-name="T106_8"><text:s/></text:span><text:span text:style-name="T106_9">stating</text:span><text:span text:style-name="T106_10"><text:s/></text:span><text:span text:style-name="T106_11">the</text:span><text:span text:style-name="T106_12"><text:s/></text:span><text:span text:style-name="T106_13">purpose</text:span><text:span text:style-name="T106_14"><text:s/></text:span><text:span text:style-name="T106_15">of</text:span><text:span text:style-name="T106_16"><text:s/></text:span><text:span text:style-name="T106_17">your</text:span><text:span text:style-name="T106_18"><text:s/></text:span><text:span text:style-name="T106_19">paper</text:span><text:span text:style-name="T106_20"><text:s/></text:span><text:span text:style-name="T106_21">early</text:span><text:span text:style-name="T106_22"><text:s/></text:span><text:span text:style-name="T106_23">in</text:span><text:span text:style-name="T106_24"><text:s/></text:span><text:span text:style-name="T106_25">your</text:span><text:span text:style-name="T106_26"><text:s/></text:span><text:span text:style-name="T106_27">introduction</text:span><text:span text:style-name="T106_28">.<text:s text:c="2"/></text:span><text:span text:style-name="T106_29">It</text:span><text:span text:style-name="T106_30"><text:s/></text:span><text:span text:style-name="T106_31">is</text:span><text:span text:style-name="T106_32"><text:s/></text:span><text:span text:style-name="T106_33">important</text:span><text:span text:style-name="T106_34"><text:s/></text:span><text:span text:style-name="T106_35">to</text:span><text:span text:style-name="T106_36"><text:s/></text:span><text:span text:style-name="T106_37">communicate</text:span><text:span text:style-name="T106_38"><text:s/></text:span><text:span text:style-name="T106_39">this</text:span><text:span text:style-name="T106_40"><text:s/></text:span><text:span text:style-name="T106_41">early</text:span><text:span text:style-name="T106_42"><text:s/></text:span><text:span text:style-name="T106_43">so</text:span><text:span text:style-name="T106_44"><text:s/></text:span><text:span text:style-name="T106_45">that</text:span><text:span text:style-name="T106_46"><text:s/></text:span><text:span text:style-name="T106_47">the</text:span><text:span text:style-name="T106_48"><text:s/></text:span><text:span text:style-name="T106_49">reader</text:span><text:span text:style-name="T106_50"><text:s/></text:span><text:span text:style-name="T106_51">is</text:span><text:span text:style-name="T106_52"><text:s/></text:span><text:span text:style-name="T106_53">drawn</text:span><text:span text:style-name="T106_54"><text:s/></text:span><text:span text:style-name="T106_55">in</text:span><text:span text:style-name="T106_56"><text:s/></text:span><text:span text:style-name="T106_57">and</text:span><text:span text:style-name="T106_58"><text:s/></text:span><text:span text:style-name="T106_59">understands</text:span><text:span text:style-name="T106_60"><text:s/></text:span><text:span text:style-name="T106_61">the</text:span><text:span text:style-name="T106_62"><text:s/></text:span><text:span text:style-name="T106_63">context</text:span><text:span text:style-name="T106_64"><text:s/></text:span><text:span text:style-name="T106_65">for</text:span><text:span text:style-name="T106_66"><text:s/></text:span><text:span text:style-name="T106_67">the</text:span><text:span text:style-name="T106_68"><text:s text:c="2"/></text:span><text:span text:style-name="T106_69">discussion</text:span><text:span text:style-name="T106_70"><text:s/></text:span><text:span text:style-name="T106_71">of</text:span><text:span text:style-name="T106_72"><text:s/></text:span><text:span text:style-name="T106_73">the</text:span><text:span text:style-name="T106_74"><text:s/></text:span><text:span text:style-name="T106_75">literature</text:span><text:span text:style-name="T106_76"><text:s/></text:span><text:span text:style-name="T106_77">and</text:span><text:span text:style-name="T106_78"><text:s/></text:span><text:span text:style-name="T106_79">the</text:span><text:span text:style-name="T106_80"><text:s/></text:span><text:span text:style-name="T106_81">background</text:span><text:span text:style-name="T106_82"><text:s/></text:span><text:span text:style-name="T106_83">information</text:span><text:span text:style-name="T106_84"><text:s/></text:span><text:span text:style-name="T106_85">in</text:span><text:span text:style-name="T106_86"><text:s/></text:span><text:span text:style-name="T106_87">your</text:span><text:span text:style-name="T106_88"><text:s/></text:span><text:span text:style-name="T106_89">paper</text:span><text:span text:style-name="T106_90">.</text:span></text:p>
      <text:p text:style-name="P107"/>
      <text:p text:style-name="P108"><text:span text:style-name="T108_1">Suggestions</text:span><text:span text:style-name="T108_2"><text:s/></text:span><text:span text:style-name="T108_3">for</text:span><text:span text:style-name="T108_4"><text:s/></text:span><text:span text:style-name="T108_5">improvement</text:span><text:span text:style-name="T108_6">:</text:span></text:p>
      <text:p text:style-name="P109"><text:span text:style-name="T109_1">AUDIENCE</text:span><text:span text:style-name="T109_2"><text:s/>/<text:s/></text:span><text:span text:style-name="T109_3">DECISIONS</text:span><text:span text:style-name="T109_4">:<text:s text:c="2"/></text:span><text:span text:style-name="T109_5">As</text:span><text:span text:style-name="T109_6"><text:s/></text:span><text:span text:style-name="T109_7">you</text:span><text:span text:style-name="T109_8"><text:s/></text:span><text:span text:style-name="T109_9">think</text:span><text:span text:style-name="T109_10"><text:s/></text:span><text:span text:style-name="T109_11">about</text:span><text:span text:style-name="T109_12"><text:s/></text:span><text:span text:style-name="T109_13">who</text:span><text:span text:style-name="T109_14"><text:s/></text:span><text:span text:style-name="T109_15">your</text:span><text:span text:style-name="T109_16"><text:s/></text:span><text:span text:style-name="T109_17">audience</text:span><text:span text:style-name="T109_18"><text:s/></text:span><text:span text:style-name="T109_19">is</text:span><text:span text:style-name="T109_20"><text:s/>(</text:span><text:span text:style-name="T109_21">who</text:span><text:span text:style-name="T109_22"><text:s/></text:span><text:span text:style-name="T109_23">would</text:span><text:span text:style-name="T109_24"><text:s/></text:span><text:span text:style-name="T109_25">be</text:span><text:span text:style-name="T109_26"><text:s/></text:span><text:span text:style-name="T109_27">interested</text:span><text:span text:style-name="T109_28"><text:s/></text:span><text:span text:style-name="T109_29">in</text:span><text:span text:style-name="T109_30"><text:s/></text:span><text:span text:style-name="T109_31">your</text:span><text:span text:style-name="T109_32"><text:s/></text:span><text:span text:style-name="T109_33">paper</text:span><text:span text:style-name="T109_34">),<text:s/></text:span><text:span text:style-name="T109_35">imagine</text:span><text:span text:style-name="T109_36"><text:s/></text:span><text:span text:style-name="T109_37">that</text:span><text:span text:style-name="T109_38"><text:s/></text:span><text:span text:style-name="T109_39">they</text:span><text:span text:style-name="T109_40"><text:s/></text:span><text:span text:style-name="T109_41">are</text:span><text:span text:style-name="T109_42"><text:s/></text:span><text:span text:style-name="T109_43">reading</text:span><text:span text:style-name="T109_44"><text:s/></text:span><text:span text:style-name="T109_45">this</text:span><text:span text:style-name="T109_46"><text:s/></text:span><text:span text:style-name="T109_47">paper</text:span><text:span text:style-name="T109_48"><text:s/></text:span><text:span text:style-name="T109_49">voluntarily</text:span><text:span text:style-name="T109_50">.<text:s text:c="2"/></text:span><text:span text:style-name="T109_51">In</text:span><text:span text:style-name="T109_52"><text:s/></text:span><text:span text:style-name="T109_53">the</text:span><text:span text:style-name="T109_54"><text:s/></text:span><text:span text:style-name="T109_55">introduction</text:span><text:span text:style-name="T109_56">,<text:s/></text:span><text:span text:style-name="T109_57">make</text:span><text:span text:style-name="T109_58"><text:s/></text:span><text:span text:style-name="T109_59">it</text:span><text:span text:style-name="T109_60"><text:s/></text:span><text:span text:style-name="T109_61">clear</text:span><text:span text:style-name="T109_62"><text:s/></text:span><text:span text:style-name="T109_63">what</text:span><text:span text:style-name="T109_64"><text:s/></text:span><text:span text:style-name="T109_65">kind</text:span><text:span text:style-name="T109_66"><text:s/></text:span><text:span text:style-name="T109_67">of</text:span><text:span text:style-name="T109_68"><text:s/></text:span><text:span text:style-name="T109_69">person</text:span><text:span text:style-name="T109_70"><text:s/>/<text:s/></text:span><text:span text:style-name="T109_71">decision</text:span><text:span text:style-name="T109_72"><text:s/></text:span><text:span text:style-name="T109_73">maker</text:span><text:span text:style-name="T109_74"><text:s/>/<text:s/></text:span><text:span text:style-name="T109_75">researcher</text:span><text:span text:style-name="T109_76"><text:s/></text:span><text:span text:style-name="T109_77">would</text:span><text:span text:style-name="T109_78"><text:s/></text:span><text:span text:style-name="T109_79">be</text:span><text:span text:style-name="T109_80"><text:s/></text:span><text:span text:style-name="T109_81">most</text:span><text:span text:style-name="T109_82"><text:s/></text:span><text:span text:style-name="T109_83">interested</text:span><text:span text:style-name="T109_84"><text:s/></text:span><text:span text:style-name="T109_85">in</text:span><text:span text:style-name="T109_86"><text:s/></text:span><text:span text:style-name="T109_87">your</text:span><text:span text:style-name="T109_88"><text:s/></text:span><text:span text:style-name="T109_89">work</text:span><text:span text:style-name="T109_90">.<text:s text:c="2"/></text:span><text:span text:style-name="T109_91">What</text:span><text:span text:style-name="T109_92"><text:s/></text:span><text:span text:style-name="T109_93">could</text:span><text:span text:style-name="T109_94"><text:s/></text:span><text:span text:style-name="T109_95">they</text:span><text:span text:style-name="T109_96"><text:s/></text:span><text:span text:style-name="T109_97">do</text:span><text:span text:style-name="T109_98"><text:s/></text:span><text:span text:style-name="T109_99">with</text:span><text:span text:style-name="T109_100"><text:s/></text:span><text:span text:style-name="T109_101">the</text:span><text:span text:style-name="T109_102"><text:s/></text:span><text:span text:style-name="T109_103">knowledge</text:span><text:span text:style-name="T109_104"><text:s/></text:span><text:span text:style-name="T109_105">they</text:span><text:span text:style-name="T109_106"><text:s/></text:span><text:span text:style-name="T109_107">gain</text:span><text:span text:style-name="T109_108"><text:s/></text:span><text:span text:style-name="T109_109">from</text:span><text:span text:style-name="T109_110"><text:s/></text:span><text:span text:style-name="T109_111">answering</text:span><text:span text:style-name="T109_112"><text:s/></text:span><text:span text:style-name="T109_113">your</text:span><text:span text:style-name="T109_114"><text:s/></text:span><text:span text:style-name="T109_115">research</text:span><text:span text:style-name="T109_116"><text:s/></text:span><text:span text:style-name="T109_117">question</text:span><text:span text:style-name="T109_118">?</text:span></text:p>
      <text:p text:style-name="P110"><text:span text:style-name="T110_1">CONTRIBUTION</text:span><text:span text:style-name="T110_2">:<text:s text:c="2"/></text:span><text:span text:style-name="T110_3">Are</text:span><text:span text:style-name="T110_4"><text:s/></text:span><text:span text:style-name="T110_5">you</text:span><text:span text:style-name="T110_6"><text:s/></text:span><text:span text:style-name="T110_7">trying</text:span><text:span text:style-name="T110_8"><text:s/></text:span><text:span text:style-name="T110_9">to</text:span><text:span text:style-name="T110_10"><text:s/></text:span><text:span text:style-name="T110_11">confirm</text:span><text:span text:style-name="T110_12"><text:s/></text:span><text:span text:style-name="T110_13">or</text:span><text:span text:style-name="T110_14"><text:s/></text:span><text:span text:style-name="T110_15">refute</text:span><text:span text:style-name="T110_16"><text:s/></text:span><text:span text:style-name="T110_17">other</text:span><text:span text:style-name="T110_18"><text:s/></text:span><text:span text:style-name="T110_19">contributions</text:span><text:span text:style-name="T110_20"><text:s/></text:span><text:span text:style-name="T110_21">in</text:span><text:span text:style-name="T110_22"><text:s/></text:span><text:span text:style-name="T110_23">the</text:span><text:span text:style-name="T110_24"><text:s/></text:span><text:span text:style-name="T110_25">literature</text:span><text:span text:style-name="T110_26">?<text:s text:c="2"/></text:span><text:span text:style-name="T110_27">Are</text:span><text:span text:style-name="T110_28"><text:s/></text:span><text:span text:style-name="T110_29">you</text:span><text:span text:style-name="T110_30"><text:s/></text:span><text:span text:style-name="T110_31">trying</text:span><text:span text:style-name="T110_32"><text:s/></text:span><text:span text:style-name="T110_33">to</text:span><text:span text:style-name="T110_34"><text:s/></text:span><text:span text:style-name="T110_35">determine</text:span><text:span text:style-name="T110_36"><text:s/></text:span><text:span text:style-name="T110_37">whether</text:span><text:span text:style-name="T110_38"><text:s/></text:span><text:span text:style-name="T110_39">other</text:span><text:span text:style-name="T110_40"><text:s/></text:span><text:span text:style-name="T110_41">findings</text:span><text:span text:style-name="T110_42"><text:s/></text:span><text:span text:style-name="T110_43">in</text:span><text:span text:style-name="T110_44"><text:s/></text:span><text:span text:style-name="T110_45">the</text:span><text:span text:style-name="T110_46"><text:s/></text:span><text:span text:style-name="T110_47">literature</text:span><text:span text:style-name="T110_48"><text:s/></text:span><text:span text:style-name="T110_49">hold</text:span><text:span text:style-name="T110_50"><text:s/></text:span><text:span text:style-name="T110_51">for</text:span><text:span text:style-name="T110_52"><text:s/></text:span><text:span text:style-name="T110_53">your</text:span><text:span text:style-name="T110_54"><text:s/></text:span><text:span text:style-name="T110_55">population</text:span><text:span text:style-name="T110_56"><text:s/></text:span><text:span text:style-name="T110_57">of</text:span><text:span text:style-name="T110_58"><text:s/></text:span><text:span text:style-name="T110_59">interest</text:span><text:span text:style-name="T110_60">?</text:span></text:p>
      <text:p text:style-name="P111"><text:span text:style-name="T111_1">CONTRIBUTION</text:span><text:span text:style-name="T111_2">:<text:s text:c="2"/></text:span><text:span text:style-name="T111_3">Are</text:span><text:span text:style-name="T111_4"><text:s/></text:span><text:span text:style-name="T111_5">you</text:span><text:span text:style-name="T111_6"><text:s/></text:span><text:span text:style-name="T111_7">trying</text:span><text:span text:style-name="T111_8"><text:s/></text:span><text:span text:style-name="T111_9">to</text:span><text:span text:style-name="T111_10"><text:s/></text:span><text:span text:style-name="T111_11">confirm</text:span><text:span text:style-name="T111_12"><text:s/></text:span><text:span text:style-name="T111_13">or</text:span><text:span text:style-name="T111_14"><text:s/></text:span><text:span text:style-name="T111_15">refute</text:span><text:span text:style-name="T111_16"><text:s/></text:span><text:span text:style-name="T111_17">other</text:span><text:span text:style-name="T111_18"><text:s/></text:span><text:span text:style-name="T111_19">contributions</text:span><text:span text:style-name="T111_20"><text:s/></text:span><text:span text:style-name="T111_21">in</text:span><text:span text:style-name="T111_22"><text:s/></text:span><text:span text:style-name="T111_23">the</text:span><text:span text:style-name="T111_24"><text:s/></text:span><text:span text:style-name="T111_25">literature</text:span><text:span text:style-name="T111_26">?<text:s text:c="2"/></text:span><text:span text:style-name="T111_27">Are</text:span><text:span text:style-name="T111_28"><text:s/></text:span><text:span text:style-name="T111_29">you</text:span><text:span text:style-name="T111_30"><text:s/></text:span><text:span text:style-name="T111_31">trying</text:span><text:span text:style-name="T111_32"><text:s/></text:span><text:span text:style-name="T111_33">to</text:span><text:span text:style-name="T111_34"><text:s/></text:span><text:span text:style-name="T111_35">determine</text:span><text:span text:style-name="T111_36"><text:s/></text:span><text:span text:style-name="T111_37">whether</text:span><text:span text:style-name="T111_38"><text:s/></text:span><text:span text:style-name="T111_39">other</text:span><text:span text:style-name="T111_40"><text:s/></text:span><text:span text:style-name="T111_41">findings</text:span><text:span text:style-name="T111_42"><text:s/></text:span><text:span text:style-name="T111_43">in</text:span><text:span text:style-name="T111_44"><text:s/></text:span><text:span text:style-name="T111_45">the</text:span><text:span text:style-name="T111_46"><text:s/></text:span><text:span text:style-name="T111_47">literature</text:span><text:span text:style-name="T111_48"><text:s/></text:span><text:span text:style-name="T111_49">hold</text:span><text:span text:style-name="T111_50"><text:s/></text:span><text:span text:style-name="T111_51">for</text:span><text:span text:style-name="T111_52"><text:s/></text:span><text:span text:style-name="T111_53">your</text:span><text:span text:style-name="T111_54"><text:s/></text:span><text:span text:style-name="T111_55">population</text:span><text:span text:style-name="T111_56"><text:s/></text:span><text:span text:style-name="T111_57">of</text:span><text:span text:style-name="T111_58"><text:s/></text:span><text:span text:style-name="T111_59">interest</text:span><text:span text:style-name="T111_60">?</text:span></text:p>
      <text:p text:style-name="P112"><text:span text:style-name="T112_1">DECISION</text:span><text:span text:style-name="T112_2"><text:s/></text:span><text:span text:style-name="T112_3">PROCESS</text:span><text:span text:style-name="T112_4">:<text:s text:c="2"/></text:span><text:span text:style-name="T112_5">What</text:span><text:span text:style-name="T112_6"><text:s/></text:span><text:span text:style-name="T112_7">kind</text:span><text:span text:style-name="T112_8"><text:s/></text:span><text:span text:style-name="T112_9">of</text:span><text:span text:style-name="T112_10"><text:s/></text:span><text:span text:style-name="T112_11">decisions</text:span><text:span text:style-name="T112_12"><text:s/></text:span><text:span text:style-name="T112_13">would</text:span><text:span text:style-name="T112_14"><text:s/></text:span><text:span text:style-name="T112_15">benefit</text:span><text:span text:style-name="T112_16"><text:s/></text:span><text:span text:style-name="T112_17">from</text:span><text:span text:style-name="T112_18"><text:s/></text:span><text:span text:style-name="T112_19">your</text:span><text:span text:style-name="T112_20"><text:s/></text:span><text:span text:style-name="T112_21">research</text:span><text:span text:style-name="T112_22"><text:s/></text:span><text:span text:style-name="T112_23">findings</text:span><text:span text:style-name="T112_24">?<text:s text:c="2"/></text:span><text:span text:style-name="T112_25">Think</text:span><text:span text:style-name="T112_26"><text:s/></text:span><text:span text:style-name="T112_27">about</text:span><text:span text:style-name="T112_28"><text:s/></text:span><text:span text:style-name="T112_29">adding</text:span><text:span text:style-name="T112_30"><text:s/></text:span><text:span text:style-name="T112_31">this</text:span><text:span text:style-name="T112_32"><text:s/></text:span><text:span text:style-name="T112_33">kind</text:span><text:span text:style-name="T112_34"><text:s/></text:span><text:span text:style-name="T112_35">of</text:span><text:span text:style-name="T112_36"><text:s/></text:span><text:span text:style-name="T112_37">discussion</text:span><text:span text:style-name="T112_38"><text:s/></text:span><text:span text:style-name="T112_39">in</text:span><text:span text:style-name="T112_40"><text:s/></text:span><text:span text:style-name="T112_41">your</text:span><text:span text:style-name="T112_42"><text:s/></text:span><text:span text:style-name="T112_43">introduction</text:span><text:span text:style-name="T112_44">.</text:span></text:p>
      <text:p text:style-name="P113"><text:span text:style-name="T113_1">PURPOSE</text:span><text:span text:style-name="T113_2">:<text:s text:c="2"/></text:span><text:span text:style-name="T113_3">Make</text:span><text:span text:style-name="T113_4"><text:s/></text:span><text:span text:style-name="T113_5">sure</text:span><text:span text:style-name="T113_6"><text:s/></text:span><text:span text:style-name="T113_7">the</text:span><text:span text:style-name="T113_8"><text:s/></text:span><text:span text:style-name="T113_9">purpose</text:span><text:span text:style-name="T113_10"><text:s/></text:span><text:span text:style-name="T113_11">of</text:span><text:span text:style-name="T113_12"><text:s/></text:span><text:span text:style-name="T113_13">your</text:span><text:span text:style-name="T113_14"><text:s/></text:span><text:span text:style-name="T113_15">paper</text:span><text:span text:style-name="T113_16"><text:s/></text:span><text:span text:style-name="T113_17">comes</text:span><text:span text:style-name="T113_18"><text:s/></text:span><text:span text:style-name="T113_19">out</text:span><text:span text:style-name="T113_20"><text:s/></text:span><text:span text:style-name="T113_21">early</text:span><text:span text:style-name="T113_22"><text:s/></text:span><text:span text:style-name="T113_23">in</text:span><text:span text:style-name="T113_24"><text:s/></text:span><text:span text:style-name="T113_25">the</text:span><text:span text:style-name="T113_26"><text:s/></text:span><text:span text:style-name="T113_27">introduction</text:span><text:span text:style-name="T113_28">.<text:s text:c="2"/></text:span><text:span text:style-name="T113_29">It</text:span><text:span text:style-name="T113_30"><text:s/></text:span><text:span text:style-name="T113_31">need</text:span><text:span text:style-name="T113_32"><text:s/></text:span><text:span text:style-name="T113_33">not</text:span><text:span text:style-name="T113_34"><text:s/></text:span><text:span text:style-name="T113_35">be</text:span><text:span text:style-name="T113_36"><text:s/></text:span><text:span text:style-name="T113_37">in</text:span><text:span text:style-name="T113_38"><text:s/></text:span><text:span text:style-name="T113_39">the</text:span><text:span text:style-name="T113_40"><text:s/></text:span><text:span text:style-name="T113_41">first</text:span><text:span text:style-name="T113_42"><text:s/></text:span><text:span text:style-name="T113_43">paragraph</text:span><text:span text:style-name="T113_44">,<text:s/></text:span><text:span text:style-name="T113_45">but</text:span><text:span text:style-name="T113_46"><text:s/></text:span><text:span text:style-name="T113_47">soon</text:span><text:span text:style-name="T113_48"><text:s/></text:span><text:span text:style-name="T113_49">after</text:span><text:span text:style-name="T113_50"><text:s/></text:span><text:span text:style-name="T113_51">that</text:span><text:span text:style-name="T113_52"><text:s/></text:span><text:span text:style-name="T113_53">may</text:span><text:span text:style-name="T113_54"><text:s/></text:span><text:span text:style-name="T113_55">be</text:span><text:span text:style-name="T113_56"><text:s/></text:span><text:span text:style-name="T113_57">appropriate</text:span><text:span text:style-name="T113_58">.</text:span></text:p>
      <text:p text:style-name="P114"><text:span text:style-name="T114_1">PURPOSE</text:span><text:span text:style-name="T114_2">:<text:s/></text:span><text:span text:style-name="T114_3">More</text:span><text:span text:style-name="T114_4"><text:s/></text:span><text:span text:style-name="T114_5">clearly</text:span><text:span text:style-name="T114_6"><text:s/></text:span><text:span text:style-name="T114_7">state</text:span><text:span text:style-name="T114_8"><text:s/></text:span><text:span text:style-name="T114_9">in</text:span><text:span text:style-name="T114_10"><text:s/></text:span><text:span text:style-name="T114_11">the</text:span><text:span text:style-name="T114_12"><text:s/></text:span><text:span text:style-name="T114_13">introduction</text:span><text:span text:style-name="T114_14"><text:s/></text:span><text:span text:style-name="T114_15">exactly</text:span><text:span text:style-name="T114_16"><text:s/></text:span><text:span text:style-name="T114_17">what</text:span><text:span text:style-name="T114_18"><text:s/></text:span><text:span text:style-name="T114_19">the</text:span><text:span text:style-name="T114_20"><text:s/></text:span><text:span text:style-name="T114_21">purpose</text:span><text:span text:style-name="T114_22"><text:s/></text:span><text:span text:style-name="T114_23">of</text:span><text:span text:style-name="T114_24"><text:s/></text:span><text:span text:style-name="T114_25">your</text:span><text:span text:style-name="T114_26"><text:s/></text:span><text:span text:style-name="T114_27">paper</text:span><text:span text:style-name="T114_28"><text:s/></text:span><text:span text:style-name="T114_29">is</text:span><text:span text:style-name="T114_30">.<text:s text:c="2"/></text:span><text:span text:style-name="T114_31">In</text:span><text:span text:style-name="T114_32"><text:s/></text:span><text:span text:style-name="T114_33">one</text:span><text:span text:style-name="T114_34"><text:s/></text:span><text:span text:style-name="T114_35">or</text:span><text:span text:style-name="T114_36"><text:s/></text:span><text:span text:style-name="T114_37">two</text:span><text:span text:style-name="T114_38"><text:s/></text:span><text:span text:style-name="T114_39">sentences</text:span><text:span text:style-name="T114_40">,<text:s/></text:span><text:span text:style-name="T114_41">describe</text:span><text:span text:style-name="T114_42"><text:s/></text:span><text:span text:style-name="T114_43">compactly</text:span><text:span text:style-name="T114_44">,<text:s/></text:span><text:span text:style-name="T114_45">yet</text:span><text:span text:style-name="T114_46"><text:s/></text:span><text:span text:style-name="T114_47">precisely</text:span><text:span text:style-name="T114_48"><text:s/></text:span><text:span text:style-name="T114_49">what</text:span><text:span text:style-name="T114_50"><text:s/></text:span><text:span text:style-name="T114_51">your</text:span><text:span text:style-name="T114_52"><text:s/></text:span><text:span text:style-name="T114_53">paper</text:span><text:span text:style-name="T114_54"><text:s/></text:span><text:span text:style-name="T114_55">will</text:span><text:span text:style-name="T114_56"><text:s/></text:span><text:span text:style-name="T114_57">accomplish</text:span><text:span text:style-name="T114_58"><text:s/>–<text:s/></text:span><text:span text:style-name="T114_59">what</text:span><text:span text:style-name="T114_60"><text:s/></text:span><text:span text:style-name="T114_61">question</text:span><text:span text:style-name="T114_62"><text:s/></text:span><text:span text:style-name="T114_63">will</text:span><text:span text:style-name="T114_64"><text:s/></text:span><text:span text:style-name="T114_65">you</text:span><text:span text:style-name="T114_66"><text:s/></text:span><text:span text:style-name="T114_67">answer</text:span><text:span text:style-name="T114_68">.<text:s text:c="2"/></text:span></text:p>
      <text:p text:style-name="P115"><text:span text:style-name="T115_1">PURPOSE</text:span><text:span text:style-name="T115_2">:<text:s text:c="2"/></text:span><text:span text:style-name="T115_3">Your</text:span><text:span text:style-name="T115_4"><text:s/></text:span><text:span text:style-name="T115_5">readers</text:span><text:span text:style-name="T115_6"><text:s/></text:span><text:span text:style-name="T115_7">may</text:span><text:span text:style-name="T115_8"><text:s/></text:span><text:span text:style-name="T115_9">not</text:span><text:span text:style-name="T115_10"><text:s/></text:span><text:span text:style-name="T115_11">fully</text:span><text:span text:style-name="T115_12"><text:s/></text:span><text:span text:style-name="T115_13">understand</text:span><text:span text:style-name="T115_14"><text:s/></text:span><text:span text:style-name="T115_15">your</text:span><text:span text:style-name="T115_16"><text:s/></text:span><text:span text:style-name="T115_17">purpose</text:span><text:span text:style-name="T115_18"><text:s/></text:span><text:span text:style-name="T115_19">for</text:span><text:span text:style-name="T115_20"><text:s/></text:span><text:span text:style-name="T115_21">doing</text:span><text:span text:style-name="T115_22"><text:s/></text:span><text:span text:style-name="T115_23">this</text:span><text:span text:style-name="T115_24"><text:s/></text:span><text:span text:style-name="T115_25">research</text:span><text:span text:style-name="T115_26"><text:s/></text:span><text:span text:style-name="T115_27">project</text:span><text:span text:style-name="T115_28">.<text:s text:c="2"/></text:span><text:span text:style-name="T115_29">I</text:span><text:span text:style-name="T115_30"><text:s/></text:span><text:span text:style-name="T115_31">suggest</text:span><text:span text:style-name="T115_32"><text:s/></text:span><text:span text:style-name="T115_33">you</text:span><text:span text:style-name="T115_34"><text:s/></text:span><text:span text:style-name="T115_35">write</text:span><text:span text:style-name="T115_36"><text:s/></text:span><text:span text:style-name="T115_37">something</text:span><text:span text:style-name="T115_38"><text:s/></text:span><text:span text:style-name="T115_39">early</text:span><text:span text:style-name="T115_40"><text:s/></text:span><text:span text:style-name="T115_41">in</text:span><text:span text:style-name="T115_42"><text:s/></text:span><text:span text:style-name="T115_43">the</text:span><text:span text:style-name="T115_44"><text:s/></text:span><text:span text:style-name="T115_45">introduction</text:span><text:span text:style-name="T115_46"><text:s/></text:span><text:span text:style-name="T115_47">to</text:span><text:span text:style-name="T115_48"><text:s/></text:span><text:span text:style-name="T115_49">help</text:span><text:span text:style-name="T115_50"><text:s/></text:span><text:span text:style-name="T115_51">your</text:span><text:span text:style-name="T115_52"><text:s/></text:span><text:span text:style-name="T115_53">reader</text:span><text:span text:style-name="T115_54"><text:s/></text:span><text:span text:style-name="T115_55">understand</text:span><text:span text:style-name="T115_56"><text:s/></text:span><text:span text:style-name="T115_57">specifically</text:span><text:span text:style-name="T115_58"><text:s/></text:span><text:span text:style-name="T115_59">what</text:span><text:span text:style-name="T115_60"><text:s/></text:span><text:span text:style-name="T115_61">you</text:span><text:span text:style-name="T115_62"><text:s/></text:span><text:span text:style-name="T115_63">will</text:span><text:span text:style-name="T115_64"><text:s/></text:span><text:span text:style-name="T115_65">accomplish</text:span><text:span text:style-name="T115_66"><text:s/></text:span><text:span text:style-name="T115_67">with</text:span><text:span text:style-name="T115_68"><text:s/></text:span><text:span text:style-name="T115_69">this</text:span><text:span text:style-name="T115_70"><text:s/></text:span><text:span text:style-name="T115_71">project</text:span><text:span text:style-name="T115_72">.</text:span></text:p>
      <text:p text:style-name="P116"><text:span text:style-name="T116_1">PURPOSE</text:span><text:span text:style-name="T116_2">:<text:s text:c="2"/></text:span><text:span text:style-name="T116_3">Think</text:span><text:span text:style-name="T116_4"><text:s/></text:span><text:span text:style-name="T116_5">about</text:span><text:span text:style-name="T116_6"><text:s/></text:span><text:span text:style-name="T116_7">if</text:span><text:span text:style-name="T116_8"><text:s/></text:span><text:span text:style-name="T116_9">what</text:span><text:span text:style-name="T116_10"><text:s/></text:span><text:span text:style-name="T116_11">you</text:span><text:span text:style-name="T116_12"><text:s/></text:span><text:span text:style-name="T116_13">describe</text:span><text:span text:style-name="T116_14"><text:s/></text:span><text:span text:style-name="T116_15">as</text:span><text:span text:style-name="T116_16"><text:s/></text:span><text:span text:style-name="T116_17">your</text:span><text:span text:style-name="T116_18"><text:s/></text:span><text:span text:style-name="T116_19">purpose</text:span><text:span text:style-name="T116_20"><text:s/></text:span><text:span text:style-name="T116_21">is</text:span><text:span text:style-name="T116_22"><text:s/></text:span><text:span text:style-name="T116_23">really</text:span><text:span text:style-name="T116_24"><text:s/></text:span><text:span text:style-name="T116_25">what</text:span><text:span text:style-name="T116_26"><text:s/></text:span><text:span text:style-name="T116_27">you</text:span><text:span text:style-name="T116_28"><text:s/></text:span><text:span text:style-name="T116_29">want</text:span><text:span text:style-name="T116_30"><text:s/></text:span><text:span text:style-name="T116_31">to</text:span><text:span text:style-name="T116_32"><text:s/></text:span><text:span text:style-name="T116_33">do</text:span><text:span text:style-name="T116_34">.<text:s text:c="2"/></text:span><text:span text:style-name="T116_35">Reflect</text:span><text:span text:style-name="T116_36"><text:s/></text:span><text:span text:style-name="T116_37">on</text:span><text:span text:style-name="T116_38"><text:s/></text:span><text:span text:style-name="T116_39">the</text:span><text:span text:style-name="T116_40"><text:s/></text:span><text:span text:style-name="T116_41">issues</text:span><text:span text:style-name="T116_42"><text:s/></text:span><text:span text:style-name="T116_43">that</text:span><text:span text:style-name="T116_44"><text:s/></text:span><text:span text:style-name="T116_45">you</text:span><text:span text:style-name="T116_46"><text:s/></text:span><text:span text:style-name="T116_47">discussed</text:span><text:span text:style-name="T116_48"><text:s/></text:span><text:span text:style-name="T116_49">in</text:span><text:span text:style-name="T116_50"><text:s/></text:span><text:span text:style-name="T116_51">your</text:span><text:span text:style-name="T116_52"><text:s/></text:span><text:span text:style-name="T116_53">introduction</text:span><text:span text:style-name="T116_54">.<text:s text:c="2"/></text:span><text:span text:style-name="T116_55">The</text:span><text:span text:style-name="T116_56"><text:s/></text:span><text:span text:style-name="T116_57">purpose</text:span><text:span text:style-name="T116_58"><text:s/></text:span><text:span text:style-name="T116_59">of</text:span><text:span text:style-name="T116_60"><text:s/></text:span><text:span text:style-name="T116_61">your</text:span><text:span text:style-name="T116_62"><text:s/></text:span><text:span text:style-name="T116_63">paper</text:span><text:span text:style-name="T116_64"><text:s/></text:span><text:span text:style-name="T116_65">should</text:span><text:span text:style-name="T116_66"><text:s/></text:span><text:span text:style-name="T116_67">be</text:span><text:span text:style-name="T116_68"><text:s/></text:span><text:span text:style-name="T116_69">to</text:span><text:span text:style-name="T116_70"><text:s/></text:span><text:span text:style-name="T116_71">address</text:span><text:span text:style-name="T116_72"><text:s/></text:span><text:span text:style-name="T116_73">the</text:span><text:span text:style-name="T116_74"><text:s/></text:span><text:span text:style-name="T116_75">significance</text:span><text:span text:style-name="T116_76"><text:s/></text:span><text:span text:style-name="T116_77">of</text:span><text:span text:style-name="T116_78"><text:s/></text:span><text:span text:style-name="T116_79">those</text:span><text:span text:style-name="T116_80"><text:s/></text:span><text:span text:style-name="T116_81">issues</text:span><text:span text:style-name="T116_82">.</text:span></text:p>
      <text:p text:style-name="P117"><text:span text:style-name="T117_1">PURPOSE</text:span><text:span text:style-name="T117_2">:<text:s text:c="2"/></text:span><text:span text:style-name="T117_3">Be</text:span><text:span text:style-name="T117_4"><text:s/></text:span><text:span text:style-name="T117_5">sure</text:span><text:span text:style-name="T117_6"><text:s/></text:span><text:span text:style-name="T117_7">that</text:span><text:span text:style-name="T117_8"><text:s/></text:span><text:span text:style-name="T117_9">the</text:span><text:span text:style-name="T117_10"><text:s/></text:span><text:span text:style-name="T117_11">purpose</text:span><text:span text:style-name="T117_12"><text:s/></text:span><text:span text:style-name="T117_13">of</text:span><text:span text:style-name="T117_14"><text:s/></text:span><text:span text:style-name="T117_15">your</text:span><text:span text:style-name="T117_16"><text:s/></text:span><text:span text:style-name="T117_17">paper</text:span><text:span text:style-name="T117_18"><text:s/></text:span><text:span text:style-name="T117_19">is</text:span><text:span text:style-name="T117_20"><text:s/></text:span><text:span text:style-name="T117_21">focused</text:span><text:span text:style-name="T117_22"><text:s/></text:span><text:span text:style-name="T117_23">and</text:span><text:span text:style-name="T117_24"><text:s/></text:span><text:span text:style-name="T117_25">communicated</text:span><text:span text:style-name="T117_26"><text:s/></text:span><text:span text:style-name="T117_27">effectively</text:span><text:span text:style-name="T117_28"><text:s/></text:span><text:span text:style-name="T117_29">early</text:span><text:span text:style-name="T117_30"><text:s/></text:span><text:span text:style-name="T117_31">in</text:span><text:span text:style-name="T117_32"><text:s/></text:span><text:span text:style-name="T117_33">the</text:span><text:span text:style-name="T117_34"><text:s/></text:span><text:span text:style-name="T117_35">paper</text:span><text:span text:style-name="T117_36">.<text:s text:c="2"/></text:span><text:span text:style-name="T117_37">Are</text:span><text:span text:style-name="T117_38"><text:s/></text:span><text:span text:style-name="T117_39">you</text:span><text:span text:style-name="T117_40"><text:s/></text:span><text:span text:style-name="T117_41">making</text:span><text:span text:style-name="T117_42"><text:s/></text:span><text:span text:style-name="T117_43">statements</text:span><text:span text:style-name="T117_44"><text:s/></text:span><text:span text:style-name="T117_45">that</text:span><text:span text:style-name="T117_46"><text:s/></text:span><text:span text:style-name="T117_47">are</text:span><text:span text:style-name="T117_48"><text:s/></text:span><text:span text:style-name="T117_49">too</text:span><text:span text:style-name="T117_50"><text:s/></text:span><text:span text:style-name="T117_51">broad</text:span><text:span text:style-name="T117_52"><text:s/></text:span><text:span text:style-name="T117_53">or</text:span><text:span text:style-name="T117_54"><text:s/></text:span><text:span text:style-name="T117_55">suggesting</text:span><text:span text:style-name="T117_56"><text:s/></text:span><text:span text:style-name="T117_57">multiple</text:span><text:span text:style-name="T117_58"><text:s/></text:span><text:span text:style-name="T117_59">purposes</text:span><text:span text:style-name="T117_60">?</text:span></text:p>
      <text:p text:style-name="P118"/>
      <text:p text:style-name="P119"><text:span text:style-name="T119_1">Learning</text:span><text:span text:style-name="T119_2"><text:s/></text:span><text:span text:style-name="T119_3">Goal</text:span><text:span text:style-name="T119_4"><text:s/>2:<text:s/></text:span><text:span text:style-name="T119_5">Ask</text:span><text:span text:style-name="T119_6"><text:s/></text:span><text:span text:style-name="T119_7">the</text:span><text:span text:style-name="T119_8"><text:s/></text:span><text:span text:style-name="T119_9">Right</text:span><text:span text:style-name="T119_10"><text:s/></text:span><text:span text:style-name="T119_11">Questions</text:span><text:span text:style-name="T119_12"><text:s text:c="2"/></text:span></text:p>
      <text:p text:style-name="P120"/>
      <text:p text:style-name="P121"><text:span text:style-name="T121_1">Positive</text:span><text:span text:style-name="T121_2"><text:s/></text:span><text:span text:style-name="T121_3">reinforcement</text:span><text:span text:style-name="T121_4">:</text:span></text:p>
      <text:p text:style-name="P122"><text:span text:style-name="T122_1">QUESTIONS</text:span><text:span text:style-name="T122_2"><text:s/>/<text:s/></text:span><text:span text:style-name="T122_3">ISSUES</text:span><text:span text:style-name="T122_4">:<text:s text:c="2"/></text:span><text:span text:style-name="T122_5">Good</text:span><text:span text:style-name="T122_6"><text:s/></text:span><text:span text:style-name="T122_7">job</text:span><text:span text:style-name="T122_8"><text:s/></text:span><text:span text:style-name="T122_9">describing</text:span><text:span text:style-name="T122_10"><text:s/></text:span><text:span text:style-name="T122_11">all</text:span><text:span text:style-name="T122_12"><text:s/></text:span><text:span text:style-name="T122_13">the</text:span><text:span text:style-name="T122_14"><text:s/></text:span><text:span text:style-name="T122_15">relevant</text:span><text:span text:style-name="T122_16"><text:s/></text:span><text:span text:style-name="T122_17">questions</text:span><text:span text:style-name="T122_18"><text:s/></text:span><text:span text:style-name="T122_19">or</text:span><text:span text:style-name="T122_20"><text:s/></text:span><text:span text:style-name="T122_21">issues</text:span><text:span text:style-name="T122_22"><text:s/></text:span><text:span text:style-name="T122_23">that</text:span><text:span text:style-name="T122_24"><text:s/></text:span><text:span text:style-name="T122_25">you</text:span><text:span text:style-name="T122_26"><text:s/></text:span><text:span text:style-name="T122_27">will</text:span><text:span text:style-name="T122_28"><text:s/></text:span><text:span text:style-name="T122_29">investigate</text:span><text:span text:style-name="T122_30"><text:s/></text:span><text:span text:style-name="T122_31">which</text:span><text:span text:style-name="T122_32"><text:s/></text:span><text:span text:style-name="T122_33">are</text:span><text:span text:style-name="T122_34"><text:s/></text:span><text:span text:style-name="T122_35">related</text:span><text:span text:style-name="T122_36"><text:s/></text:span><text:span text:style-name="T122_37">to</text:span><text:span text:style-name="T122_38"><text:s/></text:span><text:span text:style-name="T122_39">the</text:span><text:span text:style-name="T122_40"><text:s/></text:span><text:span text:style-name="T122_41">overall</text:span><text:span text:style-name="T122_42"><text:s/></text:span><text:span text:style-name="T122_43">purpose</text:span><text:span text:style-name="T122_44"><text:s/></text:span><text:span text:style-name="T122_45">of</text:span><text:span text:style-name="T122_46"><text:s/></text:span><text:span text:style-name="T122_47">your</text:span><text:span text:style-name="T122_48"><text:s/></text:span><text:span text:style-name="T122_49">paper</text:span><text:span text:style-name="T122_50">.</text:span></text:p>
      <text:p text:style-name="P123"/>
      <text:p text:style-name="P124"><text:span text:style-name="T124_1">Suggestions</text:span><text:span text:style-name="T124_2"><text:s/></text:span><text:span text:style-name="T124_3">for</text:span><text:span text:style-name="T124_4"><text:s/></text:span><text:span text:style-name="T124_5">improvement</text:span><text:span text:style-name="T124_6">:</text:span></text:p>
      <text:p text:style-name="P125"><text:span text:style-name="T125_1">ASK</text:span><text:span text:style-name="T125_2"><text:s/></text:span><text:span text:style-name="T125_3">THE</text:span><text:span text:style-name="T125_4"><text:s/></text:span><text:span text:style-name="T125_5">RIGHT</text:span><text:span text:style-name="T125_6"><text:s/></text:span><text:span text:style-name="T125_7">QUESTIONS</text:span><text:span text:style-name="T125_8">:<text:s text:c="2"/></text:span><text:span text:style-name="T125_9">Have</text:span><text:span text:style-name="T125_10"><text:s/></text:span><text:span text:style-name="T125_11">all</text:span><text:span text:style-name="T125_12"><text:s/></text:span><text:span text:style-name="T125_13">the</text:span><text:span text:style-name="T125_14"><text:s/></text:span><text:span text:style-name="T125_15">right</text:span><text:span text:style-name="T125_16"><text:s/></text:span><text:span text:style-name="T125_17">questions</text:span><text:span text:style-name="T125_18"><text:s/></text:span><text:span text:style-name="T125_19">been</text:span><text:span text:style-name="T125_20"><text:s/></text:span><text:span text:style-name="T125_21">asked</text:span><text:span text:style-name="T125_22"><text:s/></text:span><text:span text:style-name="T125_23">in</text:span><text:span text:style-name="T125_24"><text:s/></text:span><text:span text:style-name="T125_25">your</text:span><text:span text:style-name="T125_26"><text:s/></text:span><text:span text:style-name="T125_27">introduction</text:span><text:span text:style-name="T125_28">?<text:s text:c="2"/></text:span><text:span text:style-name="T125_29">Think</text:span><text:span text:style-name="T125_30"><text:s/></text:span><text:span text:style-name="T125_31">about</text:span><text:span text:style-name="T125_32"><text:s/></text:span><text:span text:style-name="T125_33">the</text:span><text:span text:style-name="T125_34"><text:s/></text:span><text:span text:style-name="T125_35">potential</text:span><text:span text:style-name="T125_36"><text:s/></text:span><text:span text:style-name="T125_37">problems</text:span><text:span text:style-name="T125_38"><text:s/></text:span><text:span text:style-name="T125_39">at</text:span><text:span text:style-name="T125_40"><text:s/></text:span><text:span text:style-name="T125_41">the</text:span><text:span text:style-name="T125_42"><text:s/></text:span><text:span text:style-name="T125_43">root</text:span><text:span text:style-name="T125_44"><text:s/></text:span><text:span text:style-name="T125_45">of</text:span><text:span text:style-name="T125_46"><text:s/></text:span><text:span text:style-name="T125_47">your</text:span><text:span text:style-name="T125_48"><text:s/></text:span><text:span text:style-name="T125_49">issues</text:span><text:span text:style-name="T125_50">,<text:s/></text:span><text:span text:style-name="T125_51">possible</text:span><text:span text:style-name="T125_52"><text:s/></text:span><text:span text:style-name="T125_53">symptoms</text:span><text:span text:style-name="T125_54">,<text:s/></text:span><text:span text:style-name="T125_55">and</text:span><text:span text:style-name="T125_56"><text:s/></text:span><text:span text:style-name="T125_57">possible</text:span><text:span text:style-name="T125_58"><text:s/></text:span><text:span text:style-name="T125_59">solutions</text:span><text:span text:style-name="T125_60"><text:s/></text:span><text:span text:style-name="T125_61">to</text:span><text:span text:style-name="T125_62"><text:s/></text:span><text:span text:style-name="T125_63">investigate</text:span><text:span text:style-name="T125_64">.<text:s text:c="2"/></text:span><text:span text:style-name="T125_65">Focus</text:span><text:span text:style-name="T125_66"><text:s/></text:span><text:span text:style-name="T125_67">on</text:span><text:span text:style-name="T125_68"><text:s/></text:span><text:span text:style-name="T125_69">the</text:span><text:span text:style-name="T125_70"><text:s/></text:span><text:span text:style-name="T125_71">issues</text:span><text:span text:style-name="T125_72"><text:s/></text:span><text:span text:style-name="T125_73">that</text:span><text:span text:style-name="T125_74"><text:s/></text:span><text:span text:style-name="T125_75">the</text:span><text:span text:style-name="T125_76"><text:s/></text:span><text:span text:style-name="T125_77">subsequent</text:span><text:span text:style-name="T125_78"><text:s/></text:span><text:span text:style-name="T125_79">sections</text:span><text:span text:style-name="T125_80"><text:s/></text:span><text:span text:style-name="T125_81">of</text:span><text:span text:style-name="T125_82"><text:s/></text:span><text:span text:style-name="T125_83">your</text:span><text:span text:style-name="T125_84"><text:s/></text:span><text:span text:style-name="T125_85">paper</text:span><text:span text:style-name="T125_86"><text:s/></text:span><text:span text:style-name="T125_87">are</text:span><text:span text:style-name="T125_88"><text:s/></text:span><text:span text:style-name="T125_89">likely</text:span><text:span text:style-name="T125_90"><text:s/></text:span><text:span text:style-name="T125_91">to</text:span><text:span text:style-name="T125_92"><text:s/></text:span><text:span text:style-name="T125_93">address</text:span><text:span text:style-name="T125_94">.</text:span></text:p>
      <text:p text:style-name="P126"><text:span text:style-name="T126_1">QUESTIONS</text:span><text:span text:style-name="T126_2"><text:s/>/<text:s/></text:span><text:span text:style-name="T126_3">ISSUES</text:span><text:span text:style-name="T126_4"><text:s/></text:span><text:span text:style-name="T126_5">ESSENTIAL</text:span><text:span text:style-name="T126_6">?<text:s text:c="2"/></text:span><text:span text:style-name="T126_7">Are</text:span><text:span text:style-name="T126_8"><text:s/></text:span><text:span text:style-name="T126_9">all</text:span><text:span text:style-name="T126_10"><text:s/></text:span><text:span text:style-name="T126_11">the</text:span><text:span text:style-name="T126_12"><text:s/></text:span><text:span text:style-name="T126_13">issues</text:span><text:span text:style-name="T126_14"><text:s/></text:span><text:span text:style-name="T126_15">and</text:span><text:span text:style-name="T126_16"><text:s/></text:span><text:span text:style-name="T126_17">questions</text:span><text:span text:style-name="T126_18"><text:s/></text:span><text:span text:style-name="T126_19">you</text:span><text:span text:style-name="T126_20"><text:s/></text:span><text:span text:style-name="T126_21">pose</text:span><text:span text:style-name="T126_22"><text:s/></text:span><text:span text:style-name="T126_23">in</text:span><text:span text:style-name="T126_24"><text:s/></text:span><text:span text:style-name="T126_25">the</text:span><text:span text:style-name="T126_26"><text:s/></text:span><text:span text:style-name="T126_27">introduction</text:span><text:span text:style-name="T126_28"><text:s/></text:span><text:span text:style-name="T126_29">essential</text:span><text:span text:style-name="T126_30">?<text:s text:c="2"/></text:span><text:span text:style-name="T126_31">Are</text:span><text:span text:style-name="T126_32"><text:s/></text:span><text:span text:style-name="T126_33">there</text:span><text:span text:style-name="T126_34"><text:s/></text:span><text:span text:style-name="T126_35">issues</text:span><text:span text:style-name="T126_36"><text:s/></text:span><text:span text:style-name="T126_37">that</text:span><text:span text:style-name="T126_38"><text:s/></text:span><text:span text:style-name="T126_39">the</text:span><text:span text:style-name="T126_40"><text:s/></text:span><text:span text:style-name="T126_41">subsequent</text:span><text:span text:style-name="T126_42"><text:s/></text:span><text:span text:style-name="T126_43">sections</text:span><text:span text:style-name="T126_44"><text:s/></text:span><text:span text:style-name="T126_45">of</text:span><text:span text:style-name="T126_46"><text:s/></text:span><text:span text:style-name="T126_47">your</text:span><text:span text:style-name="T126_48"><text:s/></text:span><text:span text:style-name="T126_49">paper</text:span><text:span text:style-name="T126_50"><text:s/></text:span><text:span text:style-name="T126_51">will</text:span><text:span text:style-name="T126_52"><text:s/></text:span><text:span text:style-name="T126_53">not</text:span><text:span text:style-name="T126_54"><text:s/></text:span><text:span text:style-name="T126_55">address</text:span><text:span text:style-name="T126_56">?<text:s text:c="2"/></text:span><text:span text:style-name="T126_57">If</text:span><text:span text:style-name="T126_58"><text:s/></text:span><text:span text:style-name="T126_59">so</text:span><text:span text:style-name="T126_60">,<text:s/></text:span><text:span text:style-name="T126_61">consider</text:span><text:span text:style-name="T126_62"><text:s/></text:span><text:span text:style-name="T126_63">a</text:span><text:span text:style-name="T126_64"><text:s/></text:span><text:span text:style-name="T126_65">more</text:span><text:span text:style-name="T126_66"><text:s/></text:span><text:span text:style-name="T126_67">narrow</text:span><text:span text:style-name="T126_68"><text:s/></text:span><text:span text:style-name="T126_69">focus</text:span><text:span text:style-name="T126_70"><text:s/></text:span><text:span text:style-name="T126_71">for</text:span><text:span text:style-name="T126_72"><text:s/></text:span><text:span text:style-name="T126_73">your</text:span><text:span text:style-name="T126_74"><text:s/></text:span><text:span text:style-name="T126_75">introduction</text:span><text:span text:style-name="T126_76">.<text:s text:c="2"/></text:span></text:p>
      <text:p text:style-name="P127"/>
      <text:p text:style-name="P128"><text:span text:style-name="T128_1">Learning</text:span><text:span text:style-name="T128_2"><text:s/></text:span><text:span text:style-name="T128_3">Goal</text:span><text:span text:style-name="T128_4"><text:s/>3:<text:s/></text:span><text:span text:style-name="T128_5">Communicate</text:span><text:span text:style-name="T128_6"><text:s/></text:span><text:span text:style-name="T128_7">your</text:span><text:span text:style-name="T128_8"><text:s/></text:span><text:span text:style-name="T128_9">message</text:span><text:span text:style-name="T128_10"><text:s/></text:span><text:span text:style-name="T128_11">in</text:span><text:span text:style-name="T128_12"><text:s/></text:span><text:span text:style-name="T128_13">a</text:span><text:span text:style-name="T128_14"><text:s/></text:span><text:span text:style-name="T128_15">clear</text:span><text:span text:style-name="T128_16"><text:s/></text:span><text:span text:style-name="T128_17">and</text:span><text:span text:style-name="T128_18"><text:s/></text:span><text:span text:style-name="T128_19">meaningful</text:span><text:span text:style-name="T128_20"><text:s/></text:span><text:span text:style-name="T128_21">way</text:span><text:span text:style-name="T128_22">.</text:span></text:p>
      <text:p text:style-name="P129"/>
      <text:p text:style-name="P130"><text:span text:style-name="T130_1">Positive</text:span><text:span text:style-name="T130_2"><text:s/></text:span><text:span text:style-name="T130_3">reinforcement</text:span><text:span text:style-name="T130_4">:</text:span></text:p>
      <text:p text:style-name="P131"><text:span text:style-name="T131_1">CONCISENESS</text:span><text:span text:style-name="T131_2">:<text:s/></text:span><text:span text:style-name="T131_3">Good</text:span><text:span text:style-name="T131_4"><text:s/></text:span><text:span text:style-name="T131_5">work</text:span><text:span text:style-name="T131_6"><text:s/></text:span><text:span text:style-name="T131_7">writing</text:span><text:span text:style-name="T131_8"><text:s/></text:span><text:span text:style-name="T131_9">your</text:span><text:span text:style-name="T131_10"><text:s/></text:span><text:span text:style-name="T131_11">paper</text:span><text:span text:style-name="T131_12"><text:s/></text:span><text:span text:style-name="T131_13">in</text:span><text:span text:style-name="T131_14"><text:s/></text:span><text:span text:style-name="T131_15">a</text:span><text:span text:style-name="T131_16"><text:s/></text:span><text:span text:style-name="T131_17">concise</text:span><text:span text:style-name="T131_18"><text:s/></text:span><text:span text:style-name="T131_19">way</text:span><text:span text:style-name="T131_20">.<text:s text:c="2"/></text:span><text:span text:style-name="T131_21">You</text:span><text:span text:style-name="T131_22"><text:s/></text:span><text:span text:style-name="T131_23">do</text:span><text:span text:style-name="T131_24"><text:s/></text:span><text:span text:style-name="T131_25">a</text:span><text:span text:style-name="T131_26"><text:s/></text:span><text:span text:style-name="T131_27">good</text:span><text:span text:style-name="T131_28"><text:s/></text:span><text:span text:style-name="T131_29">job</text:span><text:span text:style-name="T131_30"><text:s/></text:span><text:span text:style-name="T131_31">of</text:span><text:span text:style-name="T131_32"><text:s/></text:span><text:span text:style-name="T131_33">quickly</text:span><text:span text:style-name="T131_34"><text:s/></text:span><text:span text:style-name="T131_35">getting</text:span><text:span text:style-name="T131_36"><text:s/></text:span><text:span text:style-name="T131_37">to</text:span><text:span text:style-name="T131_38"><text:s/></text:span><text:span text:style-name="T131_39">the</text:span><text:span text:style-name="T131_40"><text:s/></text:span><text:span text:style-name="T131_41">point</text:span><text:span text:style-name="T131_42"><text:s/></text:span><text:span text:style-name="T131_43">without</text:span><text:span text:style-name="T131_44"><text:s/></text:span><text:span text:style-name="T131_45">failing</text:span><text:span text:style-name="T131_46"><text:s/></text:span><text:span text:style-name="T131_47">to</text:span><text:span text:style-name="T131_48"><text:s/></text:span><text:span text:style-name="T131_49">discuss</text:span><text:span text:style-name="T131_50"><text:s/></text:span><text:span text:style-name="T131_51">essential</text:span><text:span text:style-name="T131_52"><text:s/></text:span><text:span text:style-name="T131_53">issues</text:span><text:span text:style-name="T131_54"><text:s/></text:span><text:span text:style-name="T131_55">or</text:span><text:span text:style-name="T131_56"><text:s/></text:span><text:span text:style-name="T131_57">details</text:span><text:span text:style-name="T131_58">.</text:span></text:p>
      <text:p text:style-name="P132"><text:span text:style-name="T132_1">OPENING</text:span><text:span text:style-name="T132_2">:<text:s text:c="2"/></text:span><text:span text:style-name="T132_3">You</text:span><text:span text:style-name="T132_4"><text:s/></text:span><text:span text:style-name="T132_5">have</text:span><text:span text:style-name="T132_6"><text:s/></text:span><text:span text:style-name="T132_7">a</text:span><text:span text:style-name="T132_8"><text:s/></text:span><text:span text:style-name="T132_9">good</text:span><text:span text:style-name="T132_10"><text:s/></text:span><text:span text:style-name="T132_11">opening</text:span><text:span text:style-name="T132_12">.<text:s text:c="2"/></text:span><text:span text:style-name="T132_13">It</text:span><text:span text:style-name="T132_14"><text:s/></text:span><text:span text:style-name="T132_15">draws</text:span><text:span text:style-name="T132_16"><text:s/></text:span><text:span text:style-name="T132_17">the</text:span><text:span text:style-name="T132_18"><text:s/></text:span><text:span text:style-name="T132_19">reader</text:span><text:span text:style-name="T132_20"><text:s/></text:span><text:span text:style-name="T132_21">in</text:span><text:span text:style-name="T132_22"><text:s/></text:span><text:span text:style-name="T132_23">and</text:span><text:span text:style-name="T132_24"><text:s/></text:span><text:span text:style-name="T132_25">it</text:span><text:span text:style-name="T132_26"><text:s/></text:span><text:span text:style-name="T132_27">is</text:span><text:span text:style-name="T132_28"><text:s/></text:span><text:span text:style-name="T132_29">relevant</text:span><text:span text:style-name="T132_30"><text:s/></text:span><text:span text:style-name="T132_31">to</text:span><text:span text:style-name="T132_32"><text:s/></text:span><text:span text:style-name="T132_33">the</text:span><text:span text:style-name="T132_34"><text:s/></text:span><text:span text:style-name="T132_35">rest</text:span><text:span text:style-name="T132_36"><text:s/></text:span><text:span text:style-name="T132_37">of</text:span><text:span text:style-name="T132_38"><text:s/></text:span><text:span text:style-name="T132_39">your</text:span><text:span text:style-name="T132_40"><text:s/></text:span><text:span text:style-name="T132_41">paper</text:span><text:span text:style-name="T132_42">.<text:s text:c="2"/></text:span><text:span text:style-name="T132_43">A</text:span><text:span text:style-name="T132_44"><text:s/></text:span><text:span text:style-name="T132_45">good</text:span><text:span text:style-name="T132_46"><text:s/></text:span><text:span text:style-name="T132_47">opening</text:span><text:span text:style-name="T132_48"><text:s/></text:span><text:span text:style-name="T132_49">not</text:span><text:span text:style-name="T132_50"><text:s/></text:span><text:span text:style-name="T132_51">only</text:span><text:span text:style-name="T132_52"><text:s/></text:span><text:span text:style-name="T132_53">draws</text:span><text:span text:style-name="T132_54"><text:s/></text:span><text:span text:style-name="T132_55">the</text:span><text:span text:style-name="T132_56"><text:s/></text:span><text:span text:style-name="T132_57">reader</text:span><text:span text:style-name="T132_58"><text:s/></text:span><text:span text:style-name="T132_59">in</text:span><text:span text:style-name="T132_60">,<text:s/></text:span><text:span text:style-name="T132_61">but</text:span><text:span text:style-name="T132_62"><text:s/></text:span><text:span text:style-name="T132_63">what</text:span><text:span text:style-name="T132_64"><text:s/></text:span><text:span text:style-name="T132_65">is</text:span><text:span text:style-name="T132_66"><text:s/></text:span><text:span text:style-name="T132_67">covered</text:span><text:span text:style-name="T132_68"><text:s/></text:span><text:span text:style-name="T132_69">in</text:span><text:span text:style-name="T132_70"><text:s/></text:span><text:span text:style-name="T132_71">the</text:span><text:span text:style-name="T132_72"><text:s/></text:span><text:span text:style-name="T132_73">opening</text:span><text:span text:style-name="T132_74"><text:s/></text:span><text:span text:style-name="T132_75">should</text:span><text:span text:style-name="T132_76"><text:s/></text:span><text:span text:style-name="T132_77">be</text:span><text:span text:style-name="T132_78"><text:s/></text:span><text:span text:style-name="T132_79">addressed</text:span><text:span text:style-name="T132_80"><text:s/></text:span><text:span text:style-name="T132_81">satisfactorily</text:span><text:span text:style-name="T132_82"><text:s/></text:span><text:span text:style-name="T132_83">by</text:span><text:span text:style-name="T132_84"><text:s/></text:span><text:span text:style-name="T132_85">the</text:span><text:span text:style-name="T132_86"><text:s/></text:span><text:span text:style-name="T132_87">end</text:span><text:span text:style-name="T132_88"><text:s/></text:span><text:span text:style-name="T132_89">of</text:span><text:span text:style-name="T132_90"><text:s/></text:span><text:span text:style-name="T132_91">the</text:span><text:span text:style-name="T132_92"><text:s/></text:span><text:span text:style-name="T132_93">paper</text:span><text:span text:style-name="T132_94">.</text:span></text:p>
      <text:p text:style-name="P133"><text:span text:style-name="T133_1">ORGANIZATION</text:span><text:span text:style-name="T133_2">:<text:s text:c="2"/></text:span><text:span text:style-name="T133_3">You</text:span><text:span text:style-name="T133_4"><text:s/></text:span><text:span text:style-name="T133_5">do</text:span><text:span text:style-name="T133_6"><text:s/></text:span><text:span text:style-name="T133_7">a</text:span><text:span text:style-name="T133_8"><text:s/></text:span><text:span text:style-name="T133_9">good</text:span><text:span text:style-name="T133_10"><text:s/></text:span><text:span text:style-name="T133_11">job</text:span><text:span text:style-name="T133_12"><text:s/></text:span><text:span text:style-name="T133_13">meaningfully</text:span><text:span text:style-name="T133_14"><text:s/></text:span><text:span text:style-name="T133_15">organizing</text:span><text:span text:style-name="T133_16"><text:s/></text:span><text:span text:style-name="T133_17">your</text:span><text:span text:style-name="T133_18"><text:s/></text:span><text:span text:style-name="T133_19">writing</text:span><text:span text:style-name="T133_20"><text:s/></text:span><text:span text:style-name="T133_21">along</text:span><text:span text:style-name="T133_22"><text:s/></text:span><text:span text:style-name="T133_23">important</text:span><text:span text:style-name="T133_24"><text:s/></text:span><text:span text:style-name="T133_25">themes</text:span><text:span text:style-name="T133_26">.<text:s text:c="2"/></text:span><text:span text:style-name="T133_27">For</text:span><text:span text:style-name="T133_28"><text:s/></text:span><text:span text:style-name="T133_29">the</text:span><text:span text:style-name="T133_30"><text:s/></text:span><text:span text:style-name="T133_31">most</text:span><text:span text:style-name="T133_32"><text:s/></text:span><text:span text:style-name="T133_33">part</text:span><text:span text:style-name="T133_34">,<text:s/></text:span><text:span text:style-name="T133_35">each</text:span><text:span text:style-name="T133_36"><text:s/></text:span><text:span text:style-name="T133_37">subsequent</text:span><text:span text:style-name="T133_38"><text:s/></text:span><text:span text:style-name="T133_39">paragraph</text:span><text:span text:style-name="T133_40"><text:s/></text:span><text:span text:style-name="T133_41">speaks</text:span><text:span text:style-name="T133_42"><text:s/></text:span><text:span text:style-name="T133_43">to</text:span><text:span text:style-name="T133_44"><text:s/></text:span><text:span text:style-name="T133_45">a</text:span><text:span text:style-name="T133_46"><text:s/></text:span><text:span text:style-name="T133_47">specific</text:span><text:span text:style-name="T133_48"><text:s/></text:span><text:span text:style-name="T133_49">purpose</text:span><text:span text:style-name="T133_50"><text:s/></text:span><text:span text:style-name="T133_51">that</text:span><text:span text:style-name="T133_52"><text:s/></text:span><text:span text:style-name="T133_53">clearly</text:span><text:span text:style-name="T133_54"><text:s/></text:span><text:span text:style-name="T133_55">contributes</text:span><text:span text:style-name="T133_56"><text:s/></text:span><text:span text:style-name="T133_57">to</text:span><text:span text:style-name="T133_58"><text:s/></text:span><text:span text:style-name="T133_59">an</text:span><text:span text:style-name="T133_60"><text:s/></text:span><text:span text:style-name="T133_61">overall</text:span><text:span text:style-name="T133_62"><text:s/></text:span><text:span text:style-name="T133_63">purpose</text:span><text:span text:style-name="T133_64"><text:s/></text:span><text:span text:style-name="T133_65">of</text:span><text:span text:style-name="T133_66"><text:s/></text:span><text:span text:style-name="T133_67">the</text:span><text:span text:style-name="T133_68"><text:s/></text:span><text:span text:style-name="T133_69">paper</text:span><text:span text:style-name="T133_70">,<text:s/></text:span><text:span text:style-name="T133_71">and</text:span><text:span text:style-name="T133_72"><text:s/></text:span><text:span text:style-name="T133_73">the</text:span><text:span text:style-name="T133_74"><text:s/></text:span><text:span text:style-name="T133_75">movement</text:span><text:span text:style-name="T133_76"><text:s/></text:span><text:span text:style-name="T133_77">from</text:span><text:span text:style-name="T133_78"><text:s/></text:span><text:span text:style-name="T133_79">one</text:span><text:span text:style-name="T133_80"><text:s/></text:span><text:span text:style-name="T133_81">purpose</text:span><text:span text:style-name="T133_82"><text:s/></text:span><text:span text:style-name="T133_83">to</text:span><text:span text:style-name="T133_84"><text:s/></text:span><text:span text:style-name="T133_85">another</text:span><text:span text:style-name="T133_86"><text:s/></text:span><text:span text:style-name="T133_87">is</text:span><text:span text:style-name="T133_88"><text:s/></text:span><text:span text:style-name="T133_89">logical</text:span><text:span text:style-name="T133_90"><text:s/></text:span><text:span text:style-name="T133_91">and</text:span><text:span text:style-name="T133_92"><text:s/></text:span><text:span text:style-name="T133_93">meaningful</text:span><text:span text:style-name="T133_94">.</text:span></text:p>
      <text:p text:style-name="P134"><text:span text:style-name="T134_1">TRANSITIONS</text:span><text:span text:style-name="T134_2">:<text:s text:c="2"/></text:span><text:span text:style-name="T134_3">Good</text:span><text:span text:style-name="T134_4"><text:s/></text:span><text:span text:style-name="T134_5">work</text:span><text:span text:style-name="T134_6"><text:s/></text:span><text:span text:style-name="T134_7">on</text:span><text:span text:style-name="T134_8"><text:s/></text:span><text:span text:style-name="T134_9">your</text:span><text:span text:style-name="T134_10"><text:s/></text:span><text:span text:style-name="T134_11">transitions</text:span><text:span text:style-name="T134_12"><text:s/></text:span><text:span text:style-name="T134_13">from</text:span><text:span text:style-name="T134_14"><text:s/></text:span><text:span text:style-name="T134_15">one</text:span><text:span text:style-name="T134_16"><text:s/></text:span><text:span text:style-name="T134_17">paragraph</text:span><text:span text:style-name="T134_18"><text:s/></text:span><text:span text:style-name="T134_19">to</text:span><text:span text:style-name="T134_20"><text:s/></text:span><text:span text:style-name="T134_21">the</text:span><text:span text:style-name="T134_22"><text:s/></text:span><text:span text:style-name="T134_23">next</text:span><text:span text:style-name="T134_24"><text:s/></text:span><text:span text:style-name="T134_25">and</text:span><text:span text:style-name="T134_26"><text:s/></text:span><text:span text:style-name="T134_27">from</text:span><text:span text:style-name="T134_28"><text:s/></text:span><text:span text:style-name="T134_29">one</text:span><text:span text:style-name="T134_30"><text:s/></text:span><text:span text:style-name="T134_31">idea</text:span><text:span text:style-name="T134_32">/</text:span><text:span text:style-name="T134_33">topic</text:span><text:span text:style-name="T134_34"><text:s/></text:span><text:span text:style-name="T134_35">to</text:span><text:span text:style-name="T134_36"><text:s/></text:span><text:span text:style-name="T134_37">the</text:span><text:span text:style-name="T134_38"><text:s/></text:span><text:span text:style-name="T134_39">next</text:span><text:span text:style-name="T134_40">.<text:s text:c="2"/></text:span><text:span text:style-name="T134_41">Good</text:span><text:span text:style-name="T134_42"><text:s/></text:span><text:span text:style-name="T134_43">transitions</text:span><text:span text:style-name="T134_44"><text:s/></text:span><text:span text:style-name="T134_45">connect</text:span><text:span text:style-name="T134_46"><text:s/></text:span><text:span text:style-name="T134_47">paragraphs</text:span><text:span text:style-name="T134_48"><text:s/></text:span><text:span text:style-name="T134_49">to</text:span><text:span text:style-name="T134_50"><text:s/></text:span><text:span text:style-name="T134_51">each</text:span><text:span text:style-name="T134_52"><text:s/></text:span><text:span text:style-name="T134_53">other</text:span><text:span text:style-name="T134_54">,<text:s/></text:span><text:span text:style-name="T134_55">allows</text:span><text:span text:style-name="T134_56"><text:s/></text:span><text:span text:style-name="T134_57">the</text:span><text:span text:style-name="T134_58"><text:s/></text:span><text:span text:style-name="T134_59">reader</text:span><text:span text:style-name="T134_60"><text:s/></text:span><text:span text:style-name="T134_61">to</text:span><text:span text:style-name="T134_62"><text:s/></text:span><text:span text:style-name="T134_63">understand</text:span><text:span text:style-name="T134_64"><text:s/></text:span><text:span text:style-name="T134_65">how</text:span><text:span text:style-name="T134_66"><text:s/></text:span><text:span text:style-name="T134_67">the</text:span><text:span text:style-name="T134_68"><text:s/></text:span><text:span text:style-name="T134_69">paragraphs</text:span><text:span text:style-name="T134_70"><text:s/></text:span><text:span text:style-name="T134_71">are</text:span><text:span text:style-name="T134_72"><text:s/></text:span><text:span text:style-name="T134_73">related</text:span><text:span text:style-name="T134_74"><text:s/></text:span><text:span text:style-name="T134_75">to</text:span><text:span text:style-name="T134_76"><text:s/></text:span><text:span text:style-name="T134_77">one</text:span><text:span text:style-name="T134_78"><text:s/></text:span><text:span text:style-name="T134_79">another</text:span><text:span text:style-name="T134_80"><text:s/></text:span><text:span text:style-name="T134_81">and</text:span><text:span text:style-name="T134_82"><text:s/></text:span><text:span text:style-name="T134_83">how</text:span><text:span text:style-name="T134_84"><text:s/></text:span><text:span text:style-name="T134_85">they</text:span><text:span text:style-name="T134_86"><text:s/></text:span><text:span text:style-name="T134_87">jointly</text:span><text:span text:style-name="T134_88"><text:s/></text:span><text:span text:style-name="T134_89">build</text:span><text:span text:style-name="T134_90"><text:s/></text:span><text:span text:style-name="T134_91">to</text:span><text:span text:style-name="T134_92"><text:s/></text:span><text:span text:style-name="T134_93">a</text:span><text:span text:style-name="T134_94"><text:s/></text:span><text:span text:style-name="T134_95">larger</text:span><text:span text:style-name="T134_96"><text:s/></text:span><text:span text:style-name="T134_97">point</text:span><text:span text:style-name="T134_98">.<text:s text:c="2"/></text:span></text:p>
      <text:p text:style-name="P135"/>
      <text:p text:style-name="P136"><text:span text:style-name="T136_1">Suggestions</text:span><text:span text:style-name="T136_2"><text:s/></text:span><text:span text:style-name="T136_3">for</text:span><text:span text:style-name="T136_4"><text:s/></text:span><text:span text:style-name="T136_5">improvement</text:span><text:span text:style-name="T136_6">:</text:span></text:p>
      <text:p text:style-name="P137"><text:span text:style-name="T137_1">CONCISENESS</text:span><text:span text:style-name="T137_2">:<text:s/></text:span><text:span text:style-name="T137_3">Are</text:span><text:span text:style-name="T137_4"><text:s/></text:span><text:span text:style-name="T137_5">there</text:span><text:span text:style-name="T137_6"><text:s/></text:span><text:span text:style-name="T137_7">one</text:span><text:span text:style-name="T137_8"><text:s/></text:span><text:span text:style-name="T137_9">or</text:span><text:span text:style-name="T137_10"><text:s/></text:span><text:span text:style-name="T137_11">two</text:span><text:span text:style-name="T137_12"><text:s/></text:span><text:span text:style-name="T137_13">places</text:span><text:span text:style-name="T137_14"><text:s/></text:span><text:span text:style-name="T137_15">where</text:span><text:span text:style-name="T137_16"><text:s/></text:span><text:span text:style-name="T137_17">your</text:span><text:span text:style-name="T137_18"><text:s/></text:span><text:span text:style-name="T137_19">writing</text:span><text:span text:style-name="T137_20"><text:s/></text:span><text:span text:style-name="T137_21">can</text:span><text:span text:style-name="T137_22"><text:s/></text:span><text:span text:style-name="T137_23">be</text:span><text:span text:style-name="T137_24"><text:s/></text:span><text:span text:style-name="T137_25">made</text:span><text:span text:style-name="T137_26"><text:s/></text:span><text:span text:style-name="T137_27">more</text:span><text:span text:style-name="T137_28"><text:s/></text:span><text:span text:style-name="T137_29">concise</text:span><text:span text:style-name="T137_30">?<text:s text:c="2"/></text:span><text:span text:style-name="T137_31">Carefully</text:span><text:span text:style-name="T137_32"><text:s/></text:span><text:span text:style-name="T137_33">read</text:span><text:span text:style-name="T137_34"><text:s/></text:span><text:span text:style-name="T137_35">over</text:span><text:span text:style-name="T137_36"><text:s/></text:span><text:span text:style-name="T137_37">your</text:span><text:span text:style-name="T137_38"><text:s/></text:span><text:span text:style-name="T137_39">work</text:span><text:span text:style-name="T137_40"><text:s/></text:span><text:span text:style-name="T137_41">and</text:span><text:span text:style-name="T137_42"><text:s/></text:span><text:span text:style-name="T137_43">consider</text:span><text:span text:style-name="T137_44"><text:s/></text:span><text:span text:style-name="T137_45">one</text:span><text:span text:style-name="T137_46"><text:s/></text:span><text:span text:style-name="T137_47">or</text:span><text:span text:style-name="T137_48"><text:s/></text:span><text:span text:style-name="T137_49">two</text:span><text:span text:style-name="T137_50"><text:s/></text:span><text:span text:style-name="T137_51">ways</text:span><text:span text:style-name="T137_52"><text:s/></text:span><text:span text:style-name="T137_53">to</text:span><text:span text:style-name="T137_54"><text:s/></text:span><text:span text:style-name="T137_55">make</text:span><text:span text:style-name="T137_56"><text:s/></text:span><text:span text:style-name="T137_57">it</text:span><text:span text:style-name="T137_58"><text:s/></text:span><text:span text:style-name="T137_59">more</text:span><text:span text:style-name="T137_60"><text:s/></text:span><text:span text:style-name="T137_61">concise</text:span><text:span text:style-name="T137_62">.</text:span></text:p>
      <text:p text:style-name="P138"><text:span text:style-name="T138_1">CONCISENESS</text:span><text:span text:style-name="T138_2">:<text:s text:c="2"/></text:span><text:span text:style-name="T138_3">Think</text:span><text:span text:style-name="T138_4"><text:s/></text:span><text:span text:style-name="T138_5">about</text:span><text:span text:style-name="T138_6"><text:s/></text:span><text:span text:style-name="T138_7">how</text:span><text:span text:style-name="T138_8"><text:s/></text:span><text:span text:style-name="T138_9">you</text:span><text:span text:style-name="T138_10"><text:s/></text:span><text:span text:style-name="T138_11">can</text:span><text:span text:style-name="T138_12"><text:s/></text:span><text:span text:style-name="T138_13">make</text:span><text:span text:style-name="T138_14"><text:s/></text:span><text:span text:style-name="T138_15">this</text:span><text:span text:style-name="T138_16"><text:s/></text:span><text:span text:style-name="T138_17">writing</text:span><text:span text:style-name="T138_18"><text:s/></text:span><text:span text:style-name="T138_19">more</text:span><text:span text:style-name="T138_20"><text:s/></text:span><text:span text:style-name="T138_21">concise</text:span><text:span text:style-name="T138_22">.<text:s text:c="2"/></text:span><text:span text:style-name="T138_23">Think</text:span><text:span text:style-name="T138_24"><text:s/></text:span><text:span text:style-name="T138_25">about</text:span><text:span text:style-name="T138_26"><text:s/></text:span><text:span text:style-name="T138_27">if</text:span><text:span text:style-name="T138_28"><text:s/></text:span><text:span text:style-name="T138_29">there</text:span><text:span text:style-name="T138_30"><text:s/></text:span><text:span text:style-name="T138_31">any</text:span><text:span text:style-name="T138_32"><text:s/></text:span><text:span text:style-name="T138_33">sentences</text:span><text:span text:style-name="T138_34"><text:s/></text:span><text:span text:style-name="T138_35">or</text:span><text:span text:style-name="T138_36"><text:s/></text:span><text:span text:style-name="T138_37">paragraphs</text:span><text:span text:style-name="T138_38"><text:s/></text:span><text:span text:style-name="T138_39">that</text:span><text:span text:style-name="T138_40"><text:s/></text:span><text:span text:style-name="T138_41">can</text:span><text:span text:style-name="T138_42"><text:s/></text:span><text:span text:style-name="T138_43">be</text:span><text:span text:style-name="T138_44"><text:s/></text:span><text:span text:style-name="T138_45">removed</text:span><text:span text:style-name="T138_46"><text:s/></text:span><text:span text:style-name="T138_47">without</text:span><text:span text:style-name="T138_48"><text:s/></text:span><text:span text:style-name="T138_49">losing</text:span><text:span text:style-name="T138_50"><text:s/></text:span><text:span text:style-name="T138_51">quality</text:span><text:span text:style-name="T138_52"><text:s/></text:span><text:span text:style-name="T138_53">or</text:span><text:span text:style-name="T138_54"><text:s/></text:span><text:span text:style-name="T138_55">important</text:span><text:span text:style-name="T138_56"><text:s/></text:span><text:span text:style-name="T138_57">evidence</text:span><text:span text:style-name="T138_58"><text:s/></text:span><text:span text:style-name="T138_59">or</text:span><text:span text:style-name="T138_60"><text:s/></text:span><text:span text:style-name="T138_61">details</text:span><text:span text:style-name="T138_62"><text:s/></text:span><text:span text:style-name="T138_63">and</text:span><text:span text:style-name="T138_64"><text:s/></text:span><text:span text:style-name="T138_65">still</text:span><text:span text:style-name="T138_66"><text:s/></text:span><text:span text:style-name="T138_67">keep</text:span><text:span text:style-name="T138_68"><text:s/></text:span><text:span text:style-name="T138_69">to</text:span><text:span text:style-name="T138_70"><text:s/></text:span><text:span text:style-name="T138_71">the</text:span><text:span text:style-name="T138_72"><text:s/></text:span><text:span text:style-name="T138_73">purpose</text:span><text:span text:style-name="T138_74"><text:s/></text:span><text:span text:style-name="T138_75">of</text:span><text:span text:style-name="T138_76"><text:s/></text:span><text:span text:style-name="T138_77">your</text:span><text:span text:style-name="T138_78"><text:s/></text:span><text:span text:style-name="T138_79">paper</text:span><text:span text:style-name="T138_80">.<text:s text:c="2"/></text:span><text:span text:style-name="T138_81">Think</text:span><text:span text:style-name="T138_82"><text:s/></text:span><text:span text:style-name="T138_83">about</text:span><text:span text:style-name="T138_84"><text:s/></text:span><text:span text:style-name="T138_85">whether</text:span><text:span text:style-name="T138_86"><text:s/></text:span><text:span text:style-name="T138_87">there</text:span><text:span text:style-name="T138_88"><text:s/></text:span><text:span text:style-name="T138_89">are</text:span><text:span text:style-name="T138_90"><text:s/></text:span><text:span text:style-name="T138_91">sentences</text:span><text:span text:style-name="T138_92"><text:s/></text:span><text:span text:style-name="T138_93">that</text:span><text:span text:style-name="T138_94"><text:s/></text:span><text:span text:style-name="T138_95">can</text:span><text:span text:style-name="T138_96"><text:s/></text:span><text:span text:style-name="T138_97">be</text:span><text:span text:style-name="T138_98"><text:s/></text:span><text:span text:style-name="T138_99">combined</text:span><text:span text:style-name="T138_100"><text:s/></text:span><text:span text:style-name="T138_101">more</text:span><text:span text:style-name="T138_102"><text:s/></text:span><text:span text:style-name="T138_103">concisely</text:span><text:span text:style-name="T138_104">,<text:s/></text:span><text:span text:style-name="T138_105">or</text:span><text:span text:style-name="T138_106"><text:s/></text:span><text:span text:style-name="T138_107">if</text:span><text:span text:style-name="T138_108"><text:s/></text:span><text:span text:style-name="T138_109">individual</text:span><text:span text:style-name="T138_110"><text:s/></text:span><text:span text:style-name="T138_111">sentences</text:span><text:span text:style-name="T138_112"><text:s/></text:span><text:span text:style-name="T138_113">can</text:span><text:span text:style-name="T138_114"><text:s/></text:span><text:span text:style-name="T138_115">be</text:span><text:span text:style-name="T138_116"><text:s/></text:span><text:span text:style-name="T138_117">rewritten</text:span><text:span text:style-name="T138_118"><text:s/></text:span><text:span text:style-name="T138_119">more</text:span><text:span text:style-name="T138_120"><text:s/></text:span><text:span text:style-name="T138_121">concisely</text:span><text:span text:style-name="T138_122"><text:s/></text:span><text:span text:style-name="T138_123">without</text:span><text:span text:style-name="T138_124"><text:s/></text:span><text:span text:style-name="T138_125">removing</text:span><text:span text:style-name="T138_126"><text:s/></text:span><text:span text:style-name="T138_127">their</text:span><text:span text:style-name="T138_128"><text:s/></text:span><text:span text:style-name="T138_129">meaning</text:span><text:span text:style-name="T138_130">.</text:span></text:p>
      <text:p text:style-name="P139"><text:span text:style-name="T139_1">OPENING</text:span><text:span text:style-name="T139_2">:<text:s text:c="2"/></text:span><text:span text:style-name="T139_3">The</text:span><text:span text:style-name="T139_4"><text:s/></text:span><text:span text:style-name="T139_5">opening</text:span><text:span text:style-name="T139_6"><text:s/></text:span><text:span text:style-name="T139_7">of</text:span><text:span text:style-name="T139_8"><text:s/></text:span><text:span text:style-name="T139_9">your</text:span><text:span text:style-name="T139_10"><text:s/></text:span><text:span text:style-name="T139_11">paper</text:span><text:span text:style-name="T139_12"><text:s/></text:span><text:span text:style-name="T139_13">is</text:span><text:span text:style-name="T139_14"><text:s/></text:span><text:span text:style-name="T139_15">too</text:span><text:span text:style-name="T139_16"><text:s/></text:span><text:span text:style-name="T139_17">general</text:span><text:span text:style-name="T139_18">,<text:s/></text:span><text:span text:style-name="T139_19">or</text:span><text:span text:style-name="T139_20"><text:s/></text:span><text:span text:style-name="T139_21">it</text:span><text:span text:style-name="T139_22"><text:s/></text:span><text:span text:style-name="T139_23">is</text:span><text:span text:style-name="T139_24"><text:s/></text:span><text:span text:style-name="T139_25">not</text:span><text:span text:style-name="T139_26"><text:s/></text:span><text:span text:style-name="T139_27">immediately</text:span><text:span text:style-name="T139_28"><text:s/></text:span><text:span text:style-name="T139_29">applicable</text:span><text:span text:style-name="T139_30"><text:s/></text:span><text:span text:style-name="T139_31">to</text:span><text:span text:style-name="T139_32"><text:s/></text:span><text:span text:style-name="T139_33">your</text:span><text:span text:style-name="T139_34"><text:s/></text:span><text:span text:style-name="T139_35">particular</text:span><text:span text:style-name="T139_36"><text:s/></text:span><text:span text:style-name="T139_37">paper</text:span><text:span text:style-name="T139_38">.<text:s text:c="2"/></text:span><text:span text:style-name="T139_39">Consider</text:span><text:span text:style-name="T139_40"><text:s/></text:span><text:span text:style-name="T139_41">writing</text:span><text:span text:style-name="T139_42"><text:s/></text:span><text:span text:style-name="T139_43">an</text:span><text:span text:style-name="T139_44"><text:s/></text:span><text:span text:style-name="T139_45">opening</text:span><text:span text:style-name="T139_46"><text:s/></text:span><text:span text:style-name="T139_47">more</text:span><text:span text:style-name="T139_48"><text:s/></text:span><text:span text:style-name="T139_49">closely</text:span><text:span text:style-name="T139_50"><text:s/></text:span><text:span text:style-name="T139_51">related</text:span><text:span text:style-name="T139_52"><text:s/></text:span><text:span text:style-name="T139_53">to</text:span><text:span text:style-name="T139_54"><text:s/></text:span><text:span text:style-name="T139_55">the</text:span><text:span text:style-name="T139_56"><text:s/></text:span><text:span text:style-name="T139_57">purpose</text:span><text:span text:style-name="T139_58"><text:s/></text:span><text:span text:style-name="T139_59">of</text:span><text:span text:style-name="T139_60"><text:s/></text:span><text:span text:style-name="T139_61">your</text:span><text:span text:style-name="T139_62"><text:s/></text:span><text:span text:style-name="T139_63">paper</text:span><text:span text:style-name="T139_64">.<text:s text:c="2"/></text:span><text:span text:style-name="T139_65">Use</text:span><text:span text:style-name="T139_66"><text:s/></text:span><text:span text:style-name="T139_67">an</text:span><text:span text:style-name="T139_68"><text:s/></text:span><text:span text:style-name="T139_69">opening</text:span><text:span text:style-name="T139_70"><text:s/></text:span><text:span text:style-name="T139_71">that</text:span><text:span text:style-name="T139_72"><text:s/></text:span><text:span text:style-name="T139_73">draws</text:span><text:span text:style-name="T139_74"><text:s/></text:span><text:span text:style-name="T139_75">the</text:span><text:span text:style-name="T139_76"><text:s/></text:span><text:span text:style-name="T139_77">reader</text:span><text:span text:style-name="T139_78"><text:s/></text:span><text:span text:style-name="T139_79">in</text:span><text:span text:style-name="T139_80"><text:s/></text:span><text:span text:style-name="T139_81">and</text:span><text:span text:style-name="T139_82"><text:s/></text:span><text:span text:style-name="T139_83">that</text:span><text:span text:style-name="T139_84"><text:s/></text:span><text:span text:style-name="T139_85">raises</text:span><text:span text:style-name="T139_86"><text:s/></text:span><text:span text:style-name="T139_87">an</text:span><text:span text:style-name="T139_88"><text:s/></text:span><text:span text:style-name="T139_89">issue</text:span><text:span text:style-name="T139_90"><text:s/></text:span><text:span text:style-name="T139_91">that</text:span><text:span text:style-name="T139_92"><text:s/></text:span><text:span text:style-name="T139_93">you</text:span><text:span text:style-name="T139_94"><text:s/></text:span><text:span text:style-name="T139_95">know</text:span><text:span text:style-name="T139_96"><text:s/></text:span><text:span text:style-name="T139_97">your</text:span><text:span text:style-name="T139_98"><text:s/></text:span><text:span text:style-name="T139_99">paper</text:span><text:span text:style-name="T139_100"><text:s/></text:span><text:span text:style-name="T139_101">will</text:span><text:span text:style-name="T139_102"><text:s/></text:span><text:span text:style-name="T139_103">satisfactorily</text:span><text:span text:style-name="T139_104"><text:s/></text:span><text:span text:style-name="T139_105">address</text:span><text:span text:style-name="T139_106">.</text:span></text:p>
      <text:p text:style-name="P140"><text:span text:style-name="T140_1">ORGANIZATION</text:span><text:span text:style-name="T140_2">:<text:s text:c="2"/></text:span><text:span text:style-name="T140_3">Think</text:span><text:span text:style-name="T140_4"><text:s/></text:span><text:span text:style-name="T140_5">about</text:span><text:span text:style-name="T140_6"><text:s/></text:span><text:span text:style-name="T140_7">how</text:span><text:span text:style-name="T140_8"><text:s/></text:span><text:span text:style-name="T140_9">you</text:span><text:span text:style-name="T140_10"><text:s/></text:span><text:span text:style-name="T140_11">want</text:span><text:span text:style-name="T140_12"><text:s/></text:span><text:span text:style-name="T140_13">to</text:span><text:span text:style-name="T140_14"><text:s/></text:span><text:span text:style-name="T140_15">organize</text:span><text:span text:style-name="T140_16"><text:s/></text:span><text:span text:style-name="T140_17">your</text:span><text:span text:style-name="T140_18"><text:s/></text:span><text:span text:style-name="T140_19">introduction</text:span><text:span text:style-name="T140_20">.<text:s text:c="2"/></text:span><text:span text:style-name="T140_21">I</text:span><text:span text:style-name="T140_22"><text:s/></text:span><text:span text:style-name="T140_23">suggest</text:span><text:span text:style-name="T140_24"><text:s/></text:span><text:span text:style-name="T140_25">writing</text:span><text:span text:style-name="T140_26"><text:s/></text:span><text:span text:style-name="T140_27">an</text:span><text:span text:style-name="T140_28"><text:s/></text:span><text:span text:style-name="T140_29">outline</text:span><text:span text:style-name="T140_30"><text:s/></text:span><text:span text:style-name="T140_31">for</text:span><text:span text:style-name="T140_32"><text:s/></text:span><text:span text:style-name="T140_33">the</text:span><text:span text:style-name="T140_34"><text:s/></text:span><text:span text:style-name="T140_35">main</text:span><text:span text:style-name="T140_36"><text:s/></text:span><text:span text:style-name="T140_37">points</text:span><text:span text:style-name="T140_38"><text:s/></text:span><text:span text:style-name="T140_39">of</text:span><text:span text:style-name="T140_40"><text:s/></text:span><text:span text:style-name="T140_41">your</text:span><text:span text:style-name="T140_42"><text:s/></text:span><text:span text:style-name="T140_43">story</text:span><text:span text:style-name="T140_44">,<text:s/></text:span><text:span text:style-name="T140_45">and</text:span><text:span text:style-name="T140_46"><text:s/></text:span><text:span text:style-name="T140_47">be</text:span><text:span text:style-name="T140_48"><text:s/></text:span><text:span text:style-name="T140_49">sure</text:span><text:span text:style-name="T140_50"><text:s/></text:span><text:span text:style-name="T140_51">that</text:span><text:span text:style-name="T140_52"><text:s/></text:span><text:span text:style-name="T140_53">each</text:span><text:span text:style-name="T140_54"><text:s/></text:span><text:span text:style-name="T140_55">paragraph</text:span><text:span text:style-name="T140_56"><text:s/></text:span><text:span text:style-name="T140_57">stays</text:span><text:span text:style-name="T140_58"><text:s/></text:span><text:span text:style-name="T140_59">focused</text:span><text:span text:style-name="T140_60"><text:s/></text:span><text:span text:style-name="T140_61">on</text:span><text:span text:style-name="T140_62"><text:s/></text:span><text:span text:style-name="T140_63">a</text:span><text:span text:style-name="T140_64"><text:s/></text:span><text:span text:style-name="T140_65">particular</text:span><text:span text:style-name="T140_66"><text:s/></text:span><text:span text:style-name="T140_67">point</text:span><text:span text:style-name="T140_68">.<text:s text:c="2"/></text:span><text:span text:style-name="T140_69">While</text:span><text:span text:style-name="T140_70"><text:s/></text:span><text:span text:style-name="T140_71">there</text:span><text:span text:style-name="T140_72"><text:s/></text:span><text:span text:style-name="T140_73">may</text:span><text:span text:style-name="T140_74"><text:s/></text:span><text:span text:style-name="T140_75">be</text:span><text:span text:style-name="T140_76"><text:s/></text:span><text:span text:style-name="T140_77">some</text:span><text:span text:style-name="T140_78"><text:s/></text:span><text:span text:style-name="T140_79">overlap</text:span><text:span text:style-name="T140_80">,<text:s/></text:span><text:span text:style-name="T140_81">your</text:span><text:span text:style-name="T140_82"><text:s/></text:span><text:span text:style-name="T140_83">introduction</text:span><text:span text:style-name="T140_84"><text:s/></text:span><text:span text:style-name="T140_85">could</text:span><text:span text:style-name="T140_86"><text:s/></text:span><text:span text:style-name="T140_87">be</text:span><text:span text:style-name="T140_88"><text:s/></text:span><text:span text:style-name="T140_89">well</text:span><text:span text:style-name="T140_90"><text:s/></text:span><text:span text:style-name="T140_91">organized</text:span><text:span text:style-name="T140_92"><text:s/></text:span><text:span text:style-name="T140_93">by</text:span><text:span text:style-name="T140_94"><text:s/></text:span><text:span text:style-name="T140_95">focusing</text:span><text:span text:style-name="T140_96"><text:s/></text:span><text:span text:style-name="T140_97">first</text:span><text:span text:style-name="T140_98"><text:s/></text:span><text:span text:style-name="T140_99">on</text:span><text:span text:style-name="T140_100"><text:s/></text:span><text:span text:style-name="T140_101">your</text:span><text:span text:style-name="T140_102"><text:s/></text:span><text:span text:style-name="T140_103">research</text:span><text:span text:style-name="T140_104"><text:s/></text:span><text:span text:style-name="T140_105">question</text:span><text:span text:style-name="T140_106">,<text:s/></text:span><text:span text:style-name="T140_107">then</text:span><text:span text:style-name="T140_108"><text:s/></text:span><text:span text:style-name="T140_109">provide</text:span><text:span text:style-name="T140_110"><text:s/></text:span><text:span text:style-name="T140_111">background</text:span><text:span text:style-name="T140_112"><text:s/></text:span><text:span text:style-name="T140_113">and</text:span><text:span text:style-name="T140_114"><text:s/></text:span><text:span text:style-name="T140_115">motivation</text:span><text:span text:style-name="T140_116">,<text:s/></text:span><text:span text:style-name="T140_117">and</text:span><text:span text:style-name="T140_118"><text:s/></text:span><text:span text:style-name="T140_119">then</text:span><text:span text:style-name="T140_120"><text:s/></text:span><text:span text:style-name="T140_121">briefly</text:span><text:span text:style-name="T140_122"><text:s/></text:span><text:span text:style-name="T140_123">describe</text:span><text:span text:style-name="T140_124"><text:s/></text:span><text:span text:style-name="T140_125">your</text:span><text:span text:style-name="T140_126"><text:s/></text:span><text:span text:style-name="T140_127">methodology</text:span><text:span text:style-name="T140_128">.</text:span></text:p>
      <text:p text:style-name="P141"><text:span text:style-name="T141_1">ORGANIZATION</text:span><text:span text:style-name="T141_2">:<text:s text:c="2"/></text:span><text:span text:style-name="T141_3">What</text:span><text:span text:style-name="T141_4"><text:s/></text:span><text:span text:style-name="T141_5">is</text:span><text:span text:style-name="T141_6"><text:s/></text:span><text:span text:style-name="T141_7">the</text:span><text:span text:style-name="T141_8"><text:s/></text:span><text:span text:style-name="T141_9">argument</text:span><text:span text:style-name="T141_10"><text:s/></text:span><text:span text:style-name="T141_11">or</text:span><text:span text:style-name="T141_12"><text:s/></text:span><text:span text:style-name="T141_13">story</text:span><text:span text:style-name="T141_14"><text:s/></text:span><text:span text:style-name="T141_15">you</text:span><text:span text:style-name="T141_16"><text:s/></text:span><text:span text:style-name="T141_17">are</text:span><text:span text:style-name="T141_18"><text:s/></text:span><text:span text:style-name="T141_19">trying</text:span><text:span text:style-name="T141_20"><text:s/></text:span><text:span text:style-name="T141_21">to</text:span><text:span text:style-name="T141_22"><text:s/></text:span><text:span text:style-name="T141_23">tell</text:span><text:span text:style-name="T141_24">?<text:s text:c="2"/></text:span><text:span text:style-name="T141_25">Outline</text:span><text:span text:style-name="T141_26"><text:s/></text:span><text:span text:style-name="T141_27">or</text:span><text:span text:style-name="T141_28"><text:s/></text:span><text:span text:style-name="T141_29">list</text:span><text:span text:style-name="T141_30"><text:s/></text:span><text:span text:style-name="T141_31">the</text:span><text:span text:style-name="T141_32"><text:s/></text:span><text:span text:style-name="T141_33">major</text:span><text:span text:style-name="T141_34"><text:s/></text:span><text:span text:style-name="T141_35">points</text:span><text:span text:style-name="T141_36"><text:s/></text:span><text:span text:style-name="T141_37">in</text:span><text:span text:style-name="T141_38"><text:s/></text:span><text:span text:style-name="T141_39">order</text:span><text:span text:style-name="T141_40"><text:s/></text:span><text:span text:style-name="T141_41">and</text:span><text:span text:style-name="T141_42"><text:s/></text:span><text:span text:style-name="T141_43">make</text:span><text:span text:style-name="T141_44"><text:s/></text:span><text:span text:style-name="T141_45">sure</text:span><text:span text:style-name="T141_46"><text:s/></text:span><text:span text:style-name="T141_47">all</text:span><text:span text:style-name="T141_48"><text:s/></text:span><text:span text:style-name="T141_49">your</text:span><text:span text:style-name="T141_50"><text:s/></text:span><text:span text:style-name="T141_51">paragraphs</text:span><text:span text:style-name="T141_52"><text:s/></text:span><text:span text:style-name="T141_53">are</text:span><text:span text:style-name="T141_54"><text:s/></text:span><text:span text:style-name="T141_55">organized</text:span><text:span text:style-name="T141_56"><text:s/></text:span><text:span text:style-name="T141_57">this</text:span><text:span text:style-name="T141_58"><text:s/></text:span><text:span text:style-name="T141_59">way</text:span><text:span text:style-name="T141_60">.</text:span></text:p>
      <text:p text:style-name="P142"><text:span text:style-name="T142_1">ORGANIZATION</text:span><text:span text:style-name="T142_2">:<text:s text:c="2"/></text:span><text:span text:style-name="T142_3">Work</text:span><text:span text:style-name="T142_4"><text:s/></text:span><text:span text:style-name="T142_5">to</text:span><text:span text:style-name="T142_6"><text:s/></text:span><text:span text:style-name="T142_7">improve</text:span><text:span text:style-name="T142_8"><text:s/></text:span><text:span text:style-name="T142_9">how</text:span><text:span text:style-name="T142_10"><text:s/></text:span><text:span text:style-name="T142_11">this</text:span><text:span text:style-name="T142_12"><text:s/></text:span><text:span text:style-name="T142_13">writing</text:span><text:span text:style-name="T142_14"><text:s/></text:span><text:span text:style-name="T142_15">is</text:span><text:span text:style-name="T142_16"><text:s/></text:span><text:span text:style-name="T142_17">organized</text:span><text:span text:style-name="T142_18">.<text:s text:c="2"/></text:span><text:span text:style-name="T142_19">Each</text:span><text:span text:style-name="T142_20"><text:s/></text:span><text:span text:style-name="T142_21">paragraph</text:span><text:span text:style-name="T142_22"><text:s/></text:span><text:span text:style-name="T142_23">should</text:span><text:span text:style-name="T142_24"><text:s/></text:span><text:span text:style-name="T142_25">speak</text:span><text:span text:style-name="T142_26"><text:s/></text:span><text:span text:style-name="T142_27">to</text:span><text:span text:style-name="T142_28"><text:s/></text:span><text:span text:style-name="T142_29">only</text:span><text:span text:style-name="T142_30"><text:s/></text:span><text:span text:style-name="T142_31">one</text:span><text:span text:style-name="T142_32"><text:s/></text:span><text:span text:style-name="T142_33">point</text:span><text:span text:style-name="T142_34">,<text:s/></text:span><text:span text:style-name="T142_35">and</text:span><text:span text:style-name="T142_36"><text:s/></text:span><text:span text:style-name="T142_37">the</text:span><text:span text:style-name="T142_38"><text:s/></text:span><text:span text:style-name="T142_39">purpose</text:span><text:span text:style-name="T142_40"><text:s/></text:span><text:span text:style-name="T142_41">of</text:span><text:span text:style-name="T142_42"><text:s/></text:span><text:span text:style-name="T142_43">each</text:span><text:span text:style-name="T142_44"><text:s/></text:span><text:span text:style-name="T142_45">paragraph</text:span><text:span text:style-name="T142_46"><text:s/></text:span><text:span text:style-name="T142_47">should</text:span><text:span text:style-name="T142_48"><text:s/></text:span><text:span text:style-name="T142_49">build</text:span><text:span text:style-name="T142_50"><text:s/></text:span><text:span text:style-name="T142_51">on</text:span><text:span text:style-name="T142_52"><text:s/></text:span><text:span text:style-name="T142_53">the</text:span><text:span text:style-name="T142_54"><text:s/></text:span><text:span text:style-name="T142_55">previous</text:span><text:span text:style-name="T142_56"><text:s/></text:span><text:span text:style-name="T142_57">one</text:span><text:span text:style-name="T142_58"><text:s/></text:span><text:span text:style-name="T142_59">and</text:span><text:span text:style-name="T142_60"><text:s/></text:span><text:span text:style-name="T142_61">all</text:span><text:span text:style-name="T142_62"><text:s/></text:span><text:span text:style-name="T142_63">should</text:span><text:span text:style-name="T142_64"><text:s/></text:span><text:span text:style-name="T142_65">contribute</text:span><text:span text:style-name="T142_66"><text:s/></text:span><text:span text:style-name="T142_67">to</text:span><text:span text:style-name="T142_68"><text:s/></text:span><text:span text:style-name="T142_69">the</text:span><text:span text:style-name="T142_70"><text:s/></text:span><text:span text:style-name="T142_71">overall</text:span><text:span text:style-name="T142_72"><text:s/></text:span><text:span text:style-name="T142_73">purpose</text:span><text:span text:style-name="T142_74"><text:s/></text:span><text:span text:style-name="T142_75">of</text:span><text:span text:style-name="T142_76"><text:s/></text:span><text:span text:style-name="T142_77">the</text:span><text:span text:style-name="T142_78"><text:s/></text:span><text:span text:style-name="T142_79">writing</text:span><text:span text:style-name="T142_80">.<text:s text:c="2"/></text:span><text:span text:style-name="T142_81">Make</text:span><text:span text:style-name="T142_82"><text:s/></text:span><text:span text:style-name="T142_83">sure</text:span><text:span text:style-name="T142_84"><text:s/></text:span><text:span text:style-name="T142_85">the</text:span><text:span text:style-name="T142_86"><text:s/></text:span><text:span text:style-name="T142_87">movement</text:span><text:span text:style-name="T142_88"><text:s/></text:span><text:span text:style-name="T142_89">from</text:span><text:span text:style-name="T142_90"><text:s/></text:span><text:span text:style-name="T142_91">one</text:span><text:span text:style-name="T142_92"><text:s/></text:span><text:span text:style-name="T142_93">purpose</text:span><text:span text:style-name="T142_94"><text:s/></text:span><text:span text:style-name="T142_95">is</text:span><text:span text:style-name="T142_96"><text:s/></text:span><text:span text:style-name="T142_97">logical</text:span><text:span text:style-name="T142_98"><text:s/></text:span><text:span text:style-name="T142_99">and</text:span><text:span text:style-name="T142_100"><text:s/></text:span><text:span text:style-name="T142_101">meaningful</text:span><text:span text:style-name="T142_102">.<text:s text:c="2"/></text:span><text:span text:style-name="T142_103">Also</text:span><text:span text:style-name="T142_104">,<text:s/></text:span><text:span text:style-name="T142_105">think</text:span><text:span text:style-name="T142_106"><text:s/></text:span><text:span text:style-name="T142_107">about</text:span><text:span text:style-name="T142_108"><text:s/></text:span><text:span text:style-name="T142_109">whether</text:span><text:span text:style-name="T142_110"><text:s/></text:span><text:span text:style-name="T142_111">you</text:span><text:span text:style-name="T142_112"><text:s/></text:span><text:span text:style-name="T142_113">have</text:span><text:span text:style-name="T142_114"><text:s/></text:span><text:span text:style-name="T142_115">two</text:span><text:span text:style-name="T142_116"><text:s/></text:span><text:span text:style-name="T142_117">or</text:span><text:span text:style-name="T142_118"><text:s/></text:span><text:span text:style-name="T142_119">three</text:span><text:span text:style-name="T142_120"><text:s/></text:span><text:span text:style-name="T142_121">larger</text:span><text:span text:style-name="T142_122"><text:s/></text:span><text:span text:style-name="T142_123">purposes</text:span><text:span text:style-name="T142_124"><text:s/></text:span><text:span text:style-name="T142_125">in</text:span><text:span text:style-name="T142_126"><text:s/></text:span><text:span text:style-name="T142_127">this</text:span><text:span text:style-name="T142_128"><text:s/></text:span><text:span text:style-name="T142_129">piece</text:span><text:span text:style-name="T142_130">,<text:s/></text:span><text:span text:style-name="T142_131">and</text:span><text:span text:style-name="T142_132"><text:s/></text:span><text:span text:style-name="T142_133">organize</text:span><text:span text:style-name="T142_134"><text:s/></text:span><text:span text:style-name="T142_135">your</text:span><text:span text:style-name="T142_136"><text:s/></text:span><text:span text:style-name="T142_137">writing</text:span><text:span text:style-name="T142_138"><text:s/></text:span><text:span text:style-name="T142_139">around</text:span><text:span text:style-name="T142_140"><text:s/></text:span><text:span text:style-name="T142_141">these</text:span><text:span text:style-name="T142_142">.<text:s text:c="2"/></text:span></text:p>
      <text:p text:style-name="P143"><text:span text:style-name="T143_1">ORGANIZATION</text:span><text:span text:style-name="T143_2"><text:s/>/<text:s/></text:span><text:span text:style-name="T143_3">OUTLINE</text:span><text:span text:style-name="T143_4">:<text:s/></text:span><text:span text:style-name="T143_5">If</text:span><text:span text:style-name="T143_6"><text:s/></text:span><text:span text:style-name="T143_7">you</text:span><text:span text:style-name="T143_8"><text:s/></text:span><text:span text:style-name="T143_9">have</text:span><text:span text:style-name="T143_10"><text:s/></text:span><text:span text:style-name="T143_11">not</text:span><text:span text:style-name="T143_12"><text:s/></text:span><text:span text:style-name="T143_13">already</text:span><text:span text:style-name="T143_14"><text:s/></text:span><text:span text:style-name="T143_15">done</text:span><text:span text:style-name="T143_16"><text:s/></text:span><text:span text:style-name="T143_17">so</text:span><text:span text:style-name="T143_18">,<text:s/></text:span><text:span text:style-name="T143_19">consider</text:span><text:span text:style-name="T143_20"><text:s/></text:span><text:span text:style-name="T143_21">making</text:span><text:span text:style-name="T143_22"><text:s/></text:span><text:span text:style-name="T143_23">an</text:span><text:span text:style-name="T143_24"><text:s/></text:span><text:span text:style-name="T143_25">outline</text:span><text:span text:style-name="T143_26"><text:s/></text:span><text:span text:style-name="T143_27">of</text:span><text:span text:style-name="T143_28"><text:s/></text:span><text:span text:style-name="T143_29">your</text:span><text:span text:style-name="T143_30"><text:s/></text:span><text:span text:style-name="T143_31">paper</text:span><text:span text:style-name="T143_32">,<text:s/></text:span><text:span text:style-name="T143_33">with</text:span><text:span text:style-name="T143_34"><text:s/></text:span><text:span text:style-name="T143_35">each</text:span><text:span text:style-name="T143_36"><text:s/></text:span><text:span text:style-name="T143_37">paragraph</text:span><text:span text:style-name="T143_38"><text:s/></text:span><text:span text:style-name="T143_39">an</text:span><text:span text:style-name="T143_40"><text:s/></text:span><text:span text:style-name="T143_41">element</text:span><text:span text:style-name="T143_42"><text:s/></text:span><text:span text:style-name="T143_43">in</text:span><text:span text:style-name="T143_44"><text:s/></text:span><text:span text:style-name="T143_45">your</text:span><text:span text:style-name="T143_46"><text:s/></text:span><text:span text:style-name="T143_47">outline</text:span><text:span text:style-name="T143_48">.<text:s text:c="3"/></text:span><text:span text:style-name="T143_49">Can</text:span><text:span text:style-name="T143_50"><text:s/></text:span><text:span text:style-name="T143_51">you</text:span><text:span text:style-name="T143_52"><text:s/></text:span><text:span text:style-name="T143_53">see</text:span><text:span text:style-name="T143_54"><text:s/></text:span><text:span text:style-name="T143_55">ways</text:span><text:span text:style-name="T143_56"><text:s/></text:span><text:span text:style-name="T143_57">to</text:span><text:span text:style-name="T143_58"><text:s/></text:span><text:span text:style-name="T143_59">improve</text:span><text:span text:style-name="T143_60"><text:s/></text:span><text:span text:style-name="T143_61">the</text:span><text:span text:style-name="T143_62"><text:s/></text:span><text:span text:style-name="T143_63">organization</text:span><text:span text:style-name="T143_64">?</text:span></text:p>
      <text:p text:style-name="P144"><text:span text:style-name="T144_1">TRANSITIONS</text:span><text:span text:style-name="T144_2">:<text:s text:c="2"/></text:span><text:span text:style-name="T144_3">Reread</text:span><text:span text:style-name="T144_4"><text:s/></text:span><text:span text:style-name="T144_5">your</text:span><text:span text:style-name="T144_6"><text:s/></text:span><text:span text:style-name="T144_7">work</text:span><text:span text:style-name="T144_8"><text:s/></text:span><text:span text:style-name="T144_9">and</text:span><text:span text:style-name="T144_10"><text:s/></text:span><text:span text:style-name="T144_11">think</text:span><text:span text:style-name="T144_12"><text:s/></text:span><text:span text:style-name="T144_13">about</text:span><text:span text:style-name="T144_14"><text:s/></text:span><text:span text:style-name="T144_15">if</text:span><text:span text:style-name="T144_16"><text:s/></text:span><text:span text:style-name="T144_17">there</text:span><text:span text:style-name="T144_18"><text:s/></text:span><text:span text:style-name="T144_19">are</text:span><text:span text:style-name="T144_20"><text:s/></text:span><text:span text:style-name="T144_21">any</text:span><text:span text:style-name="T144_22"><text:s/></text:span><text:span text:style-name="T144_23">paragraphs</text:span><text:span text:style-name="T144_24"><text:s/></text:span><text:span text:style-name="T144_25">that</text:span><text:span text:style-name="T144_26"><text:s/></text:span><text:span text:style-name="T144_27">have</text:span><text:span text:style-name="T144_28"><text:s/></text:span><text:span text:style-name="T144_29">weak</text:span><text:span text:style-name="T144_30"><text:s/></text:span><text:span text:style-name="T144_31">or</text:span><text:span text:style-name="T144_32"><text:s/></text:span><text:span text:style-name="T144_33">choppy</text:span><text:span text:style-name="T144_34"><text:s/></text:span><text:span text:style-name="T144_35">transitions</text:span><text:span text:style-name="T144_36"><text:s/></text:span><text:span text:style-name="T144_37">from</text:span><text:span text:style-name="T144_38"><text:s/></text:span><text:span text:style-name="T144_39">the</text:span><text:span text:style-name="T144_40"><text:s/></text:span><text:span text:style-name="T144_41">previous</text:span><text:span text:style-name="T144_42"><text:s/></text:span><text:span text:style-name="T144_43">paragraph</text:span><text:span text:style-name="T144_44">.<text:s text:c="2"/></text:span><text:span text:style-name="T144_45">Consider</text:span><text:span text:style-name="T144_46"><text:s/></text:span><text:span text:style-name="T144_47">ways</text:span><text:span text:style-name="T144_48"><text:s/></text:span><text:span text:style-name="T144_49">to</text:span><text:span text:style-name="T144_50"><text:s/></text:span><text:span text:style-name="T144_51">improve</text:span><text:span text:style-name="T144_52"><text:s/></text:span><text:span text:style-name="T144_53">these</text:span><text:span text:style-name="T144_54"><text:s/></text:span><text:span text:style-name="T144_55">transitions</text:span><text:span text:style-name="T144_56">.</text:span></text:p>
      <text:p text:style-name="P145"><text:span text:style-name="T145_1">TRANSITIONS</text:span><text:span text:style-name="T145_2">:<text:s text:c="2"/></text:span><text:span text:style-name="T145_3">Work</text:span><text:span text:style-name="T145_4"><text:s/></text:span><text:span text:style-name="T145_5">on</text:span><text:span text:style-name="T145_6"><text:s/></text:span><text:span text:style-name="T145_7">your</text:span><text:span text:style-name="T145_8"><text:s/></text:span><text:span text:style-name="T145_9">transitions</text:span><text:span text:style-name="T145_10"><text:s/></text:span><text:span text:style-name="T145_11">from</text:span><text:span text:style-name="T145_12"><text:s/></text:span><text:span text:style-name="T145_13">one</text:span><text:span text:style-name="T145_14"><text:s/></text:span><text:span text:style-name="T145_15">paragraph</text:span><text:span text:style-name="T145_16"><text:s/></text:span><text:span text:style-name="T145_17">to</text:span><text:span text:style-name="T145_18"><text:s/></text:span><text:span text:style-name="T145_19">the</text:span><text:span text:style-name="T145_20"><text:s/></text:span><text:span text:style-name="T145_21">next</text:span><text:span text:style-name="T145_22"><text:s/></text:span><text:span text:style-name="T145_23">or</text:span><text:span text:style-name="T145_24"><text:s/></text:span><text:span text:style-name="T145_25">one</text:span><text:span text:style-name="T145_26"><text:s/></text:span><text:span text:style-name="T145_27">idea</text:span><text:span text:style-name="T145_28">/</text:span><text:span text:style-name="T145_29">topic</text:span><text:span text:style-name="T145_30"><text:s/></text:span><text:span text:style-name="T145_31">to</text:span><text:span text:style-name="T145_32"><text:s/></text:span><text:span text:style-name="T145_33">the</text:span><text:span text:style-name="T145_34"><text:s/></text:span><text:span text:style-name="T145_35">next</text:span><text:span text:style-name="T145_36">.<text:s text:c="2"/></text:span><text:span text:style-name="T145_37">Good</text:span><text:span text:style-name="T145_38"><text:s/></text:span><text:span text:style-name="T145_39">transitions</text:span><text:span text:style-name="T145_40"><text:s/></text:span><text:span text:style-name="T145_41">connect</text:span><text:span text:style-name="T145_42"><text:s/></text:span><text:span text:style-name="T145_43">paragraphs</text:span><text:span text:style-name="T145_44"><text:s/></text:span><text:span text:style-name="T145_45">to</text:span><text:span text:style-name="T145_46"><text:s/></text:span><text:span text:style-name="T145_47">each</text:span><text:span text:style-name="T145_48"><text:s/></text:span><text:span text:style-name="T145_49">other</text:span><text:span text:style-name="T145_50">,<text:s/></text:span><text:span text:style-name="T145_51">allow</text:span><text:span text:style-name="T145_52"><text:s/></text:span><text:span text:style-name="T145_53">the</text:span><text:span text:style-name="T145_54"><text:s/></text:span><text:span text:style-name="T145_55">reader</text:span><text:span text:style-name="T145_56"><text:s/></text:span><text:span text:style-name="T145_57">to</text:span><text:span text:style-name="T145_58"><text:s/></text:span><text:span text:style-name="T145_59">understand</text:span><text:span text:style-name="T145_60"><text:s/></text:span><text:span text:style-name="T145_61">how</text:span><text:span text:style-name="T145_62"><text:s/></text:span><text:span text:style-name="T145_63">the</text:span><text:span text:style-name="T145_64"><text:s/></text:span><text:span text:style-name="T145_65">paragraphs</text:span><text:span text:style-name="T145_66"><text:s/></text:span><text:span text:style-name="T145_67">are</text:span><text:span text:style-name="T145_68"><text:s/></text:span><text:span text:style-name="T145_69">related</text:span><text:span text:style-name="T145_70"><text:s/></text:span><text:span text:style-name="T145_71">to</text:span><text:span text:style-name="T145_72"><text:s/></text:span><text:span text:style-name="T145_73">one</text:span><text:span text:style-name="T145_74"><text:s/></text:span><text:span text:style-name="T145_75">another</text:span><text:span text:style-name="T145_76"><text:s/></text:span><text:span text:style-name="T145_77">and</text:span><text:span text:style-name="T145_78"><text:s/></text:span><text:span text:style-name="T145_79">how</text:span><text:span text:style-name="T145_80"><text:s/></text:span><text:span text:style-name="T145_81">they</text:span><text:span text:style-name="T145_82"><text:s/></text:span><text:span text:style-name="T145_83">jointly</text:span><text:span text:style-name="T145_84"><text:s/></text:span><text:span text:style-name="T145_85">build</text:span><text:span text:style-name="T145_86"><text:s/></text:span><text:span text:style-name="T145_87">to</text:span><text:span text:style-name="T145_88"><text:s/></text:span><text:span text:style-name="T145_89">a</text:span><text:span text:style-name="T145_90"><text:s/></text:span><text:span text:style-name="T145_91">larger</text:span><text:span text:style-name="T145_92"><text:s/></text:span><text:span text:style-name="T145_93">point</text:span><text:span text:style-name="T145_94">.<text:s text:c="2"/></text:span><text:span text:style-name="T145_95">Good</text:span><text:span text:style-name="T145_96"><text:s/></text:span><text:span text:style-name="T145_97">transitions</text:span><text:span text:style-name="T145_98"><text:s/></text:span><text:span text:style-name="T145_99">also</text:span><text:span text:style-name="T145_100"><text:s text:c="2"/></text:span><text:span text:style-name="T145_101">allow</text:span><text:span text:style-name="T145_102"><text:s/></text:span><text:span text:style-name="T145_103">the</text:span><text:span text:style-name="T145_104"><text:s/></text:span><text:span text:style-name="T145_105">narration</text:span><text:span text:style-name="T145_106"><text:s/></text:span><text:span text:style-name="T145_107">to</text:span><text:span text:style-name="T145_108"><text:s/></text:span><text:span text:style-name="T145_109">flow</text:span><text:span text:style-name="T145_110"><text:s/></text:span><text:span text:style-name="T145_111">more</text:span><text:span text:style-name="T145_112"><text:s/></text:span><text:span text:style-name="T145_113">smoothly</text:span><text:span text:style-name="T145_114">,<text:s/></text:span><text:span text:style-name="T145_115">and</text:span><text:span text:style-name="T145_116"><text:s/></text:span><text:span text:style-name="T145_117">sound</text:span><text:span text:style-name="T145_118"><text:s/></text:span><text:span text:style-name="T145_119">less</text:span><text:span text:style-name="T145_120"><text:s/></text:span><text:span text:style-name="T145_121">like</text:span><text:span text:style-name="T145_122"><text:s/></text:span><text:span text:style-name="T145_123">a</text:span><text:span text:style-name="T145_124"><text:s/></text:span><text:span text:style-name="T145_125">list</text:span><text:span text:style-name="T145_126"><text:s/></text:span><text:span text:style-name="T145_127">of</text:span><text:span text:style-name="T145_128"><text:s/></text:span><text:span text:style-name="T145_129">related</text:span><text:span text:style-name="T145_130"><text:s/></text:span><text:span text:style-name="T145_131">ideas</text:span><text:span text:style-name="T145_132">.</text:span></text:p>
      <text:p text:style-name="P146"/>
      <text:p text:style-name="P147"><text:span text:style-name="T147_1">Learning</text:span><text:span text:style-name="T147_2"><text:s/></text:span><text:span text:style-name="T147_3">Goal</text:span><text:span text:style-name="T147_4"><text:s/>4:<text:s/></text:span><text:span text:style-name="T147_5">Provide</text:span><text:span text:style-name="T147_6"><text:s/></text:span><text:span text:style-name="T147_7">relevant</text:span><text:span text:style-name="T147_8"><text:s/></text:span><text:span text:style-name="T147_9">background</text:span><text:span text:style-name="T147_10"><text:s/></text:span><text:span text:style-name="T147_11">information</text:span></text:p>
      <text:p text:style-name="P148"/>
      <text:p text:style-name="P149"><text:span text:style-name="T149_1">Positive</text:span><text:span text:style-name="T149_2"><text:s/></text:span><text:span text:style-name="T149_3">reinforcement</text:span><text:span text:style-name="T149_4">:</text:span></text:p>
      <text:p text:style-name="P150"><text:span text:style-name="T150_1">BACKGROUND</text:span><text:span text:style-name="T150_2"><text:s/></text:span><text:span text:style-name="T150_3">INFORMATION</text:span><text:span text:style-name="T150_4">:<text:s text:c="2"/></text:span><text:span text:style-name="T150_5">Good</text:span><text:span text:style-name="T150_6"><text:s/></text:span><text:span text:style-name="T150_7">work</text:span><text:span text:style-name="T150_8"><text:s/></text:span><text:span text:style-name="T150_9">laying</text:span><text:span text:style-name="T150_10"><text:s/></text:span><text:span text:style-name="T150_11">down</text:span><text:span text:style-name="T150_12"><text:s/></text:span><text:span text:style-name="T150_13">the</text:span><text:span text:style-name="T150_14"><text:s/></text:span><text:span text:style-name="T150_15">right</text:span><text:span text:style-name="T150_16"><text:s/></text:span><text:span text:style-name="T150_17">amount</text:span><text:span text:style-name="T150_18"><text:s/></text:span><text:span text:style-name="T150_19">of</text:span><text:span text:style-name="T150_20"><text:s/></text:span><text:span text:style-name="T150_21">background</text:span><text:span text:style-name="T150_22"><text:s/></text:span><text:span text:style-name="T150_23">information</text:span><text:span text:style-name="T150_24"><text:s/></text:span><text:span text:style-name="T150_25">to</text:span><text:span text:style-name="T150_26"><text:s/></text:span><text:span text:style-name="T150_27">allow</text:span><text:span text:style-name="T150_28"><text:s/></text:span><text:span text:style-name="T150_29">your</text:span><text:span text:style-name="T150_30"><text:s/></text:span><text:span text:style-name="T150_31">reader</text:span><text:span text:style-name="T150_32"><text:s/></text:span><text:span text:style-name="T150_33">to</text:span><text:span text:style-name="T150_34"><text:s/></text:span><text:span text:style-name="T150_35">understand</text:span><text:span text:style-name="T150_36"><text:s/></text:span><text:span text:style-name="T150_37">and</text:span><text:span text:style-name="T150_38"><text:s/></text:span><text:span text:style-name="T150_39">appreciate</text:span><text:span text:style-name="T150_40"><text:s/></text:span><text:span text:style-name="T150_41">the</text:span><text:span text:style-name="T150_42"><text:s/></text:span><text:span text:style-name="T150_43">issues</text:span><text:span text:style-name="T150_44"><text:s/></text:span><text:span text:style-name="T150_45">your</text:span><text:span text:style-name="T150_46"><text:s/></text:span><text:span text:style-name="T150_47">paper</text:span><text:span text:style-name="T150_48"><text:s/></text:span><text:span text:style-name="T150_49">will</text:span><text:span text:style-name="T150_50"><text:s/></text:span><text:span text:style-name="T150_51">address</text:span><text:span text:style-name="T150_52">.</text:span></text:p>
      <text:p text:style-name="P151"/>
      <text:p text:style-name="P152"><text:span text:style-name="T152_1">Suggestions</text:span><text:span text:style-name="T152_2"><text:s/></text:span><text:span text:style-name="T152_3">for</text:span><text:span text:style-name="T152_4"><text:s/></text:span><text:span text:style-name="T152_5">improvement</text:span><text:span text:style-name="T152_6">:</text:span></text:p>
      <text:p text:style-name="P153"><text:span text:style-name="T153_1">BACKGROUND</text:span><text:span text:style-name="T153_2">:<text:s text:c="2"/></text:span><text:span text:style-name="T153_3">What</text:span><text:span text:style-name="T153_4"><text:s/></text:span><text:span text:style-name="T153_5">other</text:span><text:span text:style-name="T153_6"><text:s/></text:span><text:span text:style-name="T153_7">kind</text:span><text:span text:style-name="T153_8"><text:s/></text:span><text:span text:style-name="T153_9">of</text:span><text:span text:style-name="T153_10"><text:s/></text:span><text:span text:style-name="T153_11">background</text:span><text:span text:style-name="T153_12"><text:s/></text:span><text:span text:style-name="T153_13">information</text:span><text:span text:style-name="T153_14"><text:s/></text:span><text:span text:style-name="T153_15">would</text:span><text:span text:style-name="T153_16"><text:s/></text:span><text:span text:style-name="T153_17">help</text:span><text:span text:style-name="T153_18"><text:s/></text:span><text:span text:style-name="T153_19">your</text:span><text:span text:style-name="T153_20"><text:s/></text:span><text:span text:style-name="T153_21">reader</text:span><text:span text:style-name="T153_22"><text:s/></text:span><text:span text:style-name="T153_23">understand</text:span><text:span text:style-name="T153_24"><text:s/></text:span><text:span text:style-name="T153_25">the</text:span><text:span text:style-name="T153_26"><text:s/></text:span><text:span text:style-name="T153_27">context</text:span><text:span text:style-name="T153_28"><text:s/></text:span><text:span text:style-name="T153_29">for</text:span><text:span text:style-name="T153_30"><text:s/></text:span><text:span text:style-name="T153_31">and</text:span><text:span text:style-name="T153_32"><text:s/></text:span><text:span text:style-name="T153_33">motivation</text:span><text:span text:style-name="T153_34"><text:s/></text:span><text:span text:style-name="T153_35">of</text:span><text:span text:style-name="T153_36"><text:s/></text:span><text:span text:style-name="T153_37">your</text:span><text:span text:style-name="T153_38"><text:s/></text:span><text:span text:style-name="T153_39">research</text:span><text:span text:style-name="T153_40">?</text:span></text:p>
      <text:p text:style-name="P154"/>
      <text:p text:style-name="P155"><text:span text:style-name="T155_1">Learning</text:span><text:span text:style-name="T155_2"><text:s/></text:span><text:span text:style-name="T155_3">Goal</text:span><text:span text:style-name="T155_4"><text:s/>5:<text:s/></text:span><text:span text:style-name="T155_5">Introduce</text:span><text:span text:style-name="T155_6"><text:s/></text:span><text:span text:style-name="T155_7">your</text:span><text:span text:style-name="T155_8"><text:s/></text:span><text:span text:style-name="T155_9">reader</text:span><text:span text:style-name="T155_10"><text:s/></text:span><text:span text:style-name="T155_11">to</text:span><text:span text:style-name="T155_12"><text:s/></text:span><text:span text:style-name="T155_13">how</text:span><text:span text:style-name="T155_14"><text:s/></text:span><text:span text:style-name="T155_15">you</text:span><text:span text:style-name="T155_16"><text:s/></text:span><text:span text:style-name="T155_17">answer</text:span><text:span text:style-name="T155_18"><text:s/></text:span><text:span text:style-name="T155_19">your</text:span><text:span text:style-name="T155_20"><text:s/></text:span><text:span text:style-name="T155_21">research</text:span><text:span text:style-name="T155_22"><text:s/></text:span><text:span text:style-name="T155_23">question</text:span><text:span text:style-name="T155_24"><text:s/></text:span></text:p>
      <text:p text:style-name="P156"><text:span text:style-name="T156_1">Positive</text:span><text:span text:style-name="T156_2"><text:s/></text:span><text:span text:style-name="T156_3">reinforcement</text:span><text:span text:style-name="T156_4">:</text:span></text:p>
      <text:p text:style-name="P157"><text:span text:style-name="T157_1">METHODOLOGY</text:span><text:span text:style-name="T157_2">:<text:s/></text:span><text:span text:style-name="T157_3">You</text:span><text:span text:style-name="T157_4"><text:s/></text:span><text:span text:style-name="T157_5">do</text:span><text:span text:style-name="T157_6"><text:s/></text:span><text:span text:style-name="T157_7">a</text:span><text:span text:style-name="T157_8"><text:s/></text:span><text:span text:style-name="T157_9">good</text:span><text:span text:style-name="T157_10"><text:s/></text:span><text:span text:style-name="T157_11">job</text:span><text:span text:style-name="T157_12"><text:s/></text:span><text:span text:style-name="T157_13">briefly</text:span><text:span text:style-name="T157_14"><text:s/></text:span><text:span text:style-name="T157_15">introducing</text:span><text:span text:style-name="T157_16"><text:s/></text:span><text:span text:style-name="T157_17">your</text:span><text:span text:style-name="T157_18"><text:s/></text:span><text:span text:style-name="T157_19">readers</text:span><text:span text:style-name="T157_20"><text:s/></text:span><text:span text:style-name="T157_21">to</text:span><text:span text:style-name="T157_22"><text:s/></text:span><text:span text:style-name="T157_23">how</text:span><text:span text:style-name="T157_24"><text:s/></text:span><text:span text:style-name="T157_25">you</text:span><text:span text:style-name="T157_26"><text:s/></text:span><text:span text:style-name="T157_27">will</text:span><text:span text:style-name="T157_28"><text:s/></text:span><text:span text:style-name="T157_29">be</text:span><text:span text:style-name="T157_30"><text:s/></text:span><text:span text:style-name="T157_31">answering</text:span><text:span text:style-name="T157_32"><text:s/></text:span><text:span text:style-name="T157_33">your</text:span><text:span text:style-name="T157_34"><text:s/></text:span><text:span text:style-name="T157_35">research</text:span><text:span text:style-name="T157_36"><text:s/></text:span><text:span text:style-name="T157_37">question</text:span><text:span text:style-name="T157_38">.<text:s text:c="2"/></text:span><text:span text:style-name="T157_39">Your</text:span><text:span text:style-name="T157_40"><text:s/></text:span><text:span text:style-name="T157_41">description</text:span><text:span text:style-name="T157_42"><text:s/></text:span><text:span text:style-name="T157_43">has</text:span><text:span text:style-name="T157_44"><text:s/></text:span><text:span text:style-name="T157_45">the</text:span><text:span text:style-name="T157_46"><text:s/></text:span><text:span text:style-name="T157_47">right</text:span><text:span text:style-name="T157_48"><text:s/></text:span><text:span text:style-name="T157_49">amount</text:span><text:span text:style-name="T157_50"><text:s/></text:span><text:span text:style-name="T157_51">of</text:span><text:span text:style-name="T157_52"><text:s/></text:span><text:span text:style-name="T157_53">detail</text:span><text:span text:style-name="T157_54">,<text:s/></text:span><text:span text:style-name="T157_55">not</text:span><text:span text:style-name="T157_56"><text:s/></text:span><text:span text:style-name="T157_57">so</text:span><text:span text:style-name="T157_58"><text:s/></text:span><text:span text:style-name="T157_59">much</text:span><text:span text:style-name="T157_60"><text:s/></text:span><text:span text:style-name="T157_61">as</text:span><text:span text:style-name="T157_62"><text:s/></text:span><text:span text:style-name="T157_63">to</text:span><text:span text:style-name="T157_64"><text:s/></text:span><text:span text:style-name="T157_65">repeat</text:span><text:span text:style-name="T157_66"><text:s/></text:span><text:span text:style-name="T157_67">your</text:span><text:span text:style-name="T157_68"><text:s/></text:span><text:span text:style-name="T157_69">methodology</text:span><text:span text:style-name="T157_70"><text:s/></text:span><text:span text:style-name="T157_71">section</text:span><text:span text:style-name="T157_72">.</text:span></text:p>
      <text:p text:style-name="P158"/>
      <text:p text:style-name="P159"><text:span text:style-name="T159_1">Suggestions</text:span><text:span text:style-name="T159_2"><text:s/></text:span><text:span text:style-name="T159_3">for</text:span><text:span text:style-name="T159_4"><text:s/></text:span><text:span text:style-name="T159_5">improvement</text:span><text:span text:style-name="T159_6">:</text:span></text:p>
      <text:p text:style-name="P160"><text:span text:style-name="T160_1">METHODOLOGY</text:span><text:span text:style-name="T160_2">:<text:s text:c="2"/></text:span><text:span text:style-name="T160_3">Do</text:span><text:span text:style-name="T160_4"><text:s/></text:span><text:span text:style-name="T160_5">more</text:span><text:span text:style-name="T160_6"><text:s/></text:span><text:span text:style-name="T160_7">to</text:span><text:span text:style-name="T160_8"><text:s/></text:span><text:span text:style-name="T160_9">describe</text:span><text:span text:style-name="T160_10"><text:s/></text:span><text:span text:style-name="T160_11">your</text:span><text:span text:style-name="T160_12"><text:s/></text:span><text:span text:style-name="T160_13">methodology</text:span><text:span text:style-name="T160_14">,<text:s/></text:span><text:span text:style-name="T160_15">but</text:span><text:span text:style-name="T160_16"><text:s/></text:span><text:span text:style-name="T160_17">only</text:span><text:span text:style-name="T160_18"><text:s/></text:span><text:span text:style-name="T160_19">briefly</text:span><text:span text:style-name="T160_20"><text:s/>(</text:span><text:span text:style-name="T160_21">a</text:span><text:span text:style-name="T160_22"><text:s/></text:span><text:span text:style-name="T160_23">couple</text:span><text:span text:style-name="T160_24"><text:s/></text:span><text:span text:style-name="T160_25">sentences</text:span><text:span text:style-name="T160_26"><text:s/></text:span><text:span text:style-name="T160_27">to</text:span><text:span text:style-name="T160_28"><text:s/></text:span><text:span text:style-name="T160_29">a</text:span><text:span text:style-name="T160_30"><text:s/></text:span><text:span text:style-name="T160_31">paragraph</text:span><text:span text:style-name="T160_32">,<text:s/></text:span><text:span text:style-name="T160_33">perhaps</text:span><text:span text:style-name="T160_34">).<text:s text:c="2"/></text:span><text:span text:style-name="T160_35">What</text:span><text:span text:style-name="T160_36"><text:s/></text:span><text:span text:style-name="T160_37">will</text:span><text:span text:style-name="T160_38"><text:s/></text:span><text:span text:style-name="T160_39">you</text:span><text:span text:style-name="T160_40"><text:s/></text:span><text:span text:style-name="T160_41">do</text:span><text:span text:style-name="T160_42"><text:s/></text:span><text:span text:style-name="T160_43">in</text:span><text:span text:style-name="T160_44"><text:s/></text:span><text:span text:style-name="T160_45">this</text:span><text:span text:style-name="T160_46"><text:s/></text:span><text:span text:style-name="T160_47">paper</text:span><text:span text:style-name="T160_48"><text:s/></text:span><text:span text:style-name="T160_49">to</text:span><text:span text:style-name="T160_50"><text:s/></text:span><text:span text:style-name="T160_51">answer</text:span><text:span text:style-name="T160_52"><text:s/></text:span><text:span text:style-name="T160_53">your</text:span><text:span text:style-name="T160_54"><text:s/></text:span><text:span text:style-name="T160_55">research</text:span><text:span text:style-name="T160_56"><text:s/></text:span><text:span text:style-name="T160_57">question</text:span><text:span text:style-name="T160_58">?<text:s text:c="2"/></text:span><text:span text:style-name="T160_59">Most</text:span><text:span text:style-name="T160_60"><text:s/></text:span><text:span text:style-name="T160_61">of</text:span><text:span text:style-name="T160_62"><text:s/></text:span><text:span text:style-name="T160_63">these</text:span><text:span text:style-name="T160_64"><text:s/></text:span><text:span text:style-name="T160_65">details</text:span><text:span text:style-name="T160_66"><text:s/></text:span><text:span text:style-name="T160_67">should</text:span><text:span text:style-name="T160_68"><text:s/></text:span><text:span text:style-name="T160_69">be</text:span><text:span text:style-name="T160_70"><text:s/></text:span><text:span text:style-name="T160_71">put</text:span><text:span text:style-name="T160_72"><text:s/></text:span><text:span text:style-name="T160_73">in</text:span><text:span text:style-name="T160_74"><text:s/></text:span><text:span text:style-name="T160_75">your</text:span><text:span text:style-name="T160_76"><text:s/></text:span><text:span text:style-name="T160_77">methodology</text:span><text:span text:style-name="T160_78"><text:s/></text:span><text:span text:style-name="T160_79">section</text:span><text:span text:style-name="T160_80">,<text:s/></text:span><text:span text:style-name="T160_81">but</text:span><text:span text:style-name="T160_82"><text:s/></text:span><text:span text:style-name="T160_83">still</text:span><text:span text:style-name="T160_84">,<text:s/></text:span><text:span text:style-name="T160_85">by</text:span><text:span text:style-name="T160_86"><text:s/></text:span><text:span text:style-name="T160_87">the</text:span><text:span text:style-name="T160_88"><text:s/></text:span><text:span text:style-name="T160_89">end</text:span><text:span text:style-name="T160_90"><text:s/></text:span><text:span text:style-name="T160_91">of</text:span><text:span text:style-name="T160_92"><text:s/></text:span><text:span text:style-name="T160_93">the</text:span><text:span text:style-name="T160_94"><text:s/></text:span><text:span text:style-name="T160_95">introduction</text:span><text:span text:style-name="T160_96"><text:s/></text:span><text:span text:style-name="T160_97">your</text:span><text:span text:style-name="T160_98"><text:s/></text:span><text:span text:style-name="T160_99">reader</text:span><text:span text:style-name="T160_100"><text:s/></text:span><text:span text:style-name="T160_101">should</text:span><text:span text:style-name="T160_102"><text:s/></text:span><text:span text:style-name="T160_103">have</text:span><text:span text:style-name="T160_104"><text:s/></text:span><text:span text:style-name="T160_105">a</text:span><text:span text:style-name="T160_106"><text:s/></text:span><text:span text:style-name="T160_107">basic</text:span><text:span text:style-name="T160_108"><text:s/></text:span><text:span text:style-name="T160_109">idea</text:span><text:span text:style-name="T160_110"><text:s/></text:span><text:span text:style-name="T160_111">for</text:span><text:span text:style-name="T160_112"><text:s/></text:span><text:span text:style-name="T160_113">how</text:span><text:span text:style-name="T160_114"><text:s/></text:span><text:span text:style-name="T160_115">you</text:span><text:span text:style-name="T160_116"><text:s/></text:span><text:span text:style-name="T160_117">plan</text:span><text:span text:style-name="T160_118"><text:s/></text:span><text:span text:style-name="T160_119">to</text:span><text:span text:style-name="T160_120"><text:s/></text:span><text:span text:style-name="T160_121">answer</text:span><text:span text:style-name="T160_122"><text:s/></text:span><text:span text:style-name="T160_123">your</text:span><text:span text:style-name="T160_124"><text:s/></text:span><text:span text:style-name="T160_125">research</text:span><text:span text:style-name="T160_126"><text:s/></text:span><text:span text:style-name="T160_127">question</text:span><text:span text:style-name="T160_128">.<text:s text:c="3"/></text:span><text:span text:style-name="T160_129">Consider</text:span><text:span text:style-name="T160_130"><text:s/></text:span><text:span text:style-name="T160_131">including</text:span><text:span text:style-name="T160_132"><text:s/></text:span><text:span text:style-name="T160_133">the</text:span><text:span text:style-name="T160_134"><text:s/></text:span><text:span text:style-name="T160_135">population</text:span><text:span text:style-name="T160_136">,<text:s/></text:span><text:span text:style-name="T160_137">the</text:span><text:span text:style-name="T160_138"><text:s/></text:span><text:span text:style-name="T160_139">use</text:span><text:span text:style-name="T160_140"><text:s/></text:span><text:span text:style-name="T160_141">of</text:span><text:span text:style-name="T160_142"><text:s/></text:span><text:span text:style-name="T160_143">a</text:span><text:span text:style-name="T160_144"><text:s/></text:span><text:span text:style-name="T160_145">survey</text:span><text:span text:style-name="T160_146">,<text:s/></text:span><text:span text:style-name="T160_147">and</text:span><text:span text:style-name="T160_148"><text:s/></text:span><text:span text:style-name="T160_149">a</text:span><text:span text:style-name="T160_150"><text:s/></text:span><text:span text:style-name="T160_151">general</text:span><text:span text:style-name="T160_152"><text:s/></text:span><text:span text:style-name="T160_153">description</text:span><text:span text:style-name="T160_154"><text:s/></text:span><text:span text:style-name="T160_155">of</text:span><text:span text:style-name="T160_156"><text:s/></text:span><text:span text:style-name="T160_157">the</text:span><text:span text:style-name="T160_158"><text:s/></text:span><text:span text:style-name="T160_159">types</text:span><text:span text:style-name="T160_160"><text:s/></text:span><text:span text:style-name="T160_161">of</text:span><text:span text:style-name="T160_162"><text:s/></text:span><text:span text:style-name="T160_163">questions</text:span><text:span text:style-name="T160_164"><text:s/></text:span><text:span text:style-name="T160_165">in</text:span><text:span text:style-name="T160_166"><text:s/></text:span><text:span text:style-name="T160_167">the</text:span><text:span text:style-name="T160_168"><text:s/></text:span><text:span text:style-name="T160_169">survey</text:span><text:span text:style-name="T160_170">.</text:span></text:p>
      <text:p text:style-name="P161"><text:span text:style-name="T161_1">METHODOLOGY</text:span><text:span text:style-name="T161_2">:<text:s text:c="2"/></text:span><text:span text:style-name="T161_3">Do</text:span><text:span text:style-name="T161_4"><text:s/></text:span><text:span text:style-name="T161_5">more</text:span><text:span text:style-name="T161_6"><text:s/></text:span><text:span text:style-name="T161_7">to</text:span><text:span text:style-name="T161_8"><text:s/></text:span><text:span text:style-name="T161_9">describe</text:span><text:span text:style-name="T161_10"><text:s/></text:span><text:span text:style-name="T161_11">your</text:span><text:span text:style-name="T161_12"><text:s/></text:span><text:span text:style-name="T161_13">methodology</text:span><text:span text:style-name="T161_14">,<text:s/></text:span><text:span text:style-name="T161_15">but</text:span><text:span text:style-name="T161_16"><text:s/></text:span><text:span text:style-name="T161_17">only</text:span><text:span text:style-name="T161_18"><text:s/></text:span><text:span text:style-name="T161_19">briefly</text:span><text:span text:style-name="T161_20"><text:s/>(</text:span><text:span text:style-name="T161_21">a</text:span><text:span text:style-name="T161_22"><text:s/></text:span><text:span text:style-name="T161_23">couple</text:span><text:span text:style-name="T161_24"><text:s/></text:span><text:span text:style-name="T161_25">sentences</text:span><text:span text:style-name="T161_26"><text:s/></text:span><text:span text:style-name="T161_27">to</text:span><text:span text:style-name="T161_28"><text:s/></text:span><text:span text:style-name="T161_29">a</text:span><text:span text:style-name="T161_30"><text:s/></text:span><text:span text:style-name="T161_31">paragraph</text:span><text:span text:style-name="T161_32">,<text:s/></text:span><text:span text:style-name="T161_33">perhaps</text:span><text:span text:style-name="T161_34">).<text:s text:c="2"/></text:span><text:span text:style-name="T161_35">What</text:span><text:span text:style-name="T161_36"><text:s/></text:span><text:span text:style-name="T161_37">will</text:span><text:span text:style-name="T161_38"><text:s/></text:span><text:span text:style-name="T161_39">you</text:span><text:span text:style-name="T161_40"><text:s/></text:span><text:span text:style-name="T161_41">do</text:span><text:span text:style-name="T161_42"><text:s/></text:span><text:span text:style-name="T161_43">in</text:span><text:span text:style-name="T161_44"><text:s/></text:span><text:span text:style-name="T161_45">this</text:span><text:span text:style-name="T161_46"><text:s/></text:span><text:span text:style-name="T161_47">paper</text:span><text:span text:style-name="T161_48"><text:s/></text:span><text:span text:style-name="T161_49">to</text:span><text:span text:style-name="T161_50"><text:s/></text:span><text:span text:style-name="T161_51">answer</text:span><text:span text:style-name="T161_52"><text:s/></text:span><text:span text:style-name="T161_53">your</text:span><text:span text:style-name="T161_54"><text:s/></text:span><text:span text:style-name="T161_55">research</text:span><text:span text:style-name="T161_56"><text:s/></text:span><text:span text:style-name="T161_57">question</text:span><text:span text:style-name="T161_58">?<text:s text:c="2"/></text:span></text:p>
      <text:p text:style-name="P162"><text:span text:style-name="T162_1">METHODOLOGY</text:span><text:span text:style-name="T162_2">:<text:s/></text:span><text:span text:style-name="T162_3">Summarize</text:span><text:span text:style-name="T162_4"><text:s/></text:span><text:span text:style-name="T162_5">for</text:span><text:span text:style-name="T162_6"><text:s/></text:span><text:span text:style-name="T162_7">your</text:span><text:span text:style-name="T162_8"><text:s/></text:span><text:span text:style-name="T162_9">reader</text:span><text:span text:style-name="T162_10"><text:s/></text:span><text:span text:style-name="T162_11">the</text:span><text:span text:style-name="T162_12"><text:s/></text:span><text:span text:style-name="T162_13">essential</text:span><text:span text:style-name="T162_14"><text:s/></text:span><text:span text:style-name="T162_15">parts</text:span><text:span text:style-name="T162_16"><text:s/></text:span><text:span text:style-name="T162_17">of</text:span><text:span text:style-name="T162_18"><text:s/></text:span><text:span text:style-name="T162_19">the</text:span><text:span text:style-name="T162_20"><text:s/></text:span><text:span text:style-name="T162_21">methodology</text:span><text:span text:style-name="T162_22"><text:s/></text:span><text:span text:style-name="T162_23">you</text:span><text:span text:style-name="T162_24"><text:s/></text:span><text:span text:style-name="T162_25">will</text:span><text:span text:style-name="T162_26"><text:s/></text:span><text:span text:style-name="T162_27">use</text:span><text:span text:style-name="T162_28"><text:s/></text:span><text:span text:style-name="T162_29">to</text:span><text:span text:style-name="T162_30"><text:s/></text:span><text:span text:style-name="T162_31">answer</text:span><text:span text:style-name="T162_32"><text:s/></text:span><text:span text:style-name="T162_33">your</text:span><text:span text:style-name="T162_34"><text:s/></text:span><text:span text:style-name="T162_35">research</text:span><text:span text:style-name="T162_36"><text:s/></text:span><text:span text:style-name="T162_37">question</text:span><text:span text:style-name="T162_38"><text:s/>(</text:span><text:span text:style-name="T162_39">for</text:span><text:span text:style-name="T162_40"><text:s/></text:span><text:span text:style-name="T162_41">example</text:span><text:span text:style-name="T162_42">,<text:s/></text:span><text:span text:style-name="T162_43">who</text:span><text:span text:style-name="T162_44"><text:s/></text:span><text:span text:style-name="T162_45">will</text:span><text:span text:style-name="T162_46"><text:s/></text:span><text:span text:style-name="T162_47">you</text:span><text:span text:style-name="T162_48"><text:s/></text:span><text:span text:style-name="T162_49">study</text:span><text:span text:style-name="T162_50"><text:s/></text:span><text:span text:style-name="T162_51">and</text:span><text:span text:style-name="T162_52"><text:s/></text:span><text:span text:style-name="T162_53">how</text:span><text:span text:style-name="T162_54">).</text:span></text:p>
      <text:p text:style-name="P163"><text:span text:style-name="T163_1">METHODOLOGY</text:span><text:span text:style-name="T163_2">:<text:s text:c="2"/></text:span><text:span text:style-name="T163_3">It</text:span><text:span text:style-name="T163_4"><text:s/></text:span><text:span text:style-name="T163_5">is</text:span><text:span text:style-name="T163_6"><text:s/></text:span><text:span text:style-name="T163_7">a</text:span><text:span text:style-name="T163_8"><text:s/></text:span><text:span text:style-name="T163_9">good</text:span><text:span text:style-name="T163_10"><text:s/></text:span><text:span text:style-name="T163_11">practice</text:span><text:span text:style-name="T163_12"><text:s/></text:span><text:span text:style-name="T163_13">to</text:span><text:span text:style-name="T163_14"><text:s/></text:span><text:span text:style-name="T163_15">introduce</text:span><text:span text:style-name="T163_16"><text:s/></text:span><text:span text:style-name="T163_17">your</text:span><text:span text:style-name="T163_18"><text:s/></text:span><text:span text:style-name="T163_19">readers</text:span><text:span text:style-name="T163_20"><text:s/></text:span><text:span text:style-name="T163_21">to</text:span><text:span text:style-name="T163_22"><text:s/></text:span><text:span text:style-name="T163_23">your</text:span><text:span text:style-name="T163_24"><text:s/></text:span><text:span text:style-name="T163_25">methodology</text:span><text:span text:style-name="T163_26">,<text:s/></text:span><text:span text:style-name="T163_27">but</text:span><text:span text:style-name="T163_28"><text:s/></text:span><text:span text:style-name="T163_29">try</text:span><text:span text:style-name="T163_30"><text:s/></text:span><text:span text:style-name="T163_31">to</text:span><text:span text:style-name="T163_32"><text:s/></text:span><text:span text:style-name="T163_33">be</text:span><text:span text:style-name="T163_34"><text:s/></text:span><text:span text:style-name="T163_35">more</text:span><text:span text:style-name="T163_36"><text:s/></text:span><text:span text:style-name="T163_37">brief</text:span><text:span text:style-name="T163_38">.<text:s text:c="2"/></text:span><text:span text:style-name="T163_39">Briefly</text:span><text:span text:style-name="T163_40"><text:s/></text:span><text:span text:style-name="T163_41">state</text:span><text:span text:style-name="T163_42"><text:s/></text:span><text:span text:style-name="T163_43">who</text:span><text:span text:style-name="T163_44"><text:s/></text:span><text:span text:style-name="T163_45">you</text:span><text:span text:style-name="T163_46"><text:s/></text:span><text:span text:style-name="T163_47">will</text:span><text:span text:style-name="T163_48"><text:s/></text:span><text:span text:style-name="T163_49">study</text:span><text:span text:style-name="T163_50"><text:s/></text:span><text:span text:style-name="T163_51">and</text:span><text:span text:style-name="T163_52"><text:s/></text:span><text:span text:style-name="T163_53">how</text:span><text:span text:style-name="T163_54">.</text:span></text:p>
      <text:p text:style-name="P164"><text:span text:style-name="T164_1">METHODOLOGY</text:span><text:span text:style-name="T164_2">:<text:s text:c="2"/></text:span><text:span text:style-name="T164_3">It</text:span><text:span text:style-name="T164_4"><text:s/></text:span><text:span text:style-name="T164_5">is</text:span><text:span text:style-name="T164_6"><text:s/></text:span><text:span text:style-name="T164_7">a</text:span><text:span text:style-name="T164_8"><text:s/></text:span><text:span text:style-name="T164_9">good</text:span><text:span text:style-name="T164_10"><text:s/></text:span><text:span text:style-name="T164_11">practice</text:span><text:span text:style-name="T164_12"><text:s/></text:span><text:span text:style-name="T164_13">to</text:span><text:span text:style-name="T164_14"><text:s/></text:span><text:span text:style-name="T164_15">briefly</text:span><text:span text:style-name="T164_16"><text:s/></text:span><text:span text:style-name="T164_17">introduce</text:span><text:span text:style-name="T164_18"><text:s/></text:span><text:span text:style-name="T164_19">your</text:span><text:span text:style-name="T164_20"><text:s/></text:span><text:span text:style-name="T164_21">readers</text:span><text:span text:style-name="T164_22"><text:s/></text:span><text:span text:style-name="T164_23">to</text:span><text:span text:style-name="T164_24"><text:s/></text:span><text:span text:style-name="T164_25">how</text:span><text:span text:style-name="T164_26"><text:s/></text:span><text:span text:style-name="T164_27">you</text:span><text:span text:style-name="T164_28"><text:s/></text:span><text:span text:style-name="T164_29">will</text:span><text:span text:style-name="T164_30"><text:s/></text:span><text:span text:style-name="T164_31">be</text:span><text:span text:style-name="T164_32"><text:s/></text:span><text:span text:style-name="T164_33">answering</text:span><text:span text:style-name="T164_34"><text:s/></text:span><text:span text:style-name="T164_35">your</text:span><text:span text:style-name="T164_36"><text:s/></text:span><text:span text:style-name="T164_37">research</text:span><text:span text:style-name="T164_38"><text:s/></text:span><text:span text:style-name="T164_39">question</text:span><text:span text:style-name="T164_40">.<text:s text:c="2"/></text:span><text:span text:style-name="T164_41">This</text:span><text:span text:style-name="T164_42"><text:s/></text:span><text:span text:style-name="T164_43">could</text:span><text:span text:style-name="T164_44"><text:s/></text:span><text:span text:style-name="T164_45">be</text:span><text:span text:style-name="T164_46"><text:s/></text:span><text:span text:style-name="T164_47">done</text:span><text:span text:style-name="T164_48"><text:s/></text:span><text:span text:style-name="T164_49">with</text:span><text:span text:style-name="T164_50"><text:s/></text:span><text:span text:style-name="T164_51">only</text:span><text:span text:style-name="T164_52"><text:s/></text:span><text:span text:style-name="T164_53">two</text:span><text:span text:style-name="T164_54"><text:s/></text:span><text:span text:style-name="T164_55">or</text:span><text:span text:style-name="T164_56"><text:s/></text:span><text:span text:style-name="T164_57">three</text:span><text:span text:style-name="T164_58"><text:s/></text:span><text:span text:style-name="T164_59">sentences</text:span><text:span text:style-name="T164_60">,<text:s/></text:span><text:span text:style-name="T164_61">and</text:span><text:span text:style-name="T164_62"><text:s/></text:span><text:span text:style-name="T164_63">not</text:span><text:span text:style-name="T164_64"><text:s/></text:span><text:span text:style-name="T164_65">include</text:span><text:span text:style-name="T164_66"><text:s/></text:span><text:span text:style-name="T164_67">much</text:span><text:span text:style-name="T164_68"><text:s/></text:span><text:span text:style-name="T164_69">detail</text:span><text:span text:style-name="T164_70">.<text:s text:c="2"/></text:span><text:span text:style-name="T164_71">Your</text:span><text:span text:style-name="T164_72"><text:s/></text:span><text:span text:style-name="T164_73">sentences</text:span><text:span text:style-name="T164_74"><text:s/></text:span><text:span text:style-name="T164_75">could</text:span><text:span text:style-name="T164_76"><text:s/></text:span><text:span text:style-name="T164_77">speak</text:span><text:span text:style-name="T164_78"><text:s/></text:span><text:span text:style-name="T164_79">generally</text:span><text:span text:style-name="T164_80"><text:s/></text:span><text:span text:style-name="T164_81">about</text:span><text:span text:style-name="T164_82"><text:s/></text:span><text:span text:style-name="T164_83">the</text:span><text:span text:style-name="T164_84"><text:s/></text:span><text:span text:style-name="T164_85">categories</text:span><text:span text:style-name="T164_86"><text:s/></text:span><text:span text:style-name="T164_87">of</text:span><text:span text:style-name="T164_88"><text:s/></text:span><text:span text:style-name="T164_89">variables</text:span><text:span text:style-name="T164_90"><text:s/></text:span><text:span text:style-name="T164_91">you</text:span><text:span text:style-name="T164_92"><text:s/></text:span><text:span text:style-name="T164_93">will</text:span><text:span text:style-name="T164_94"><text:s/></text:span><text:span text:style-name="T164_95">collect</text:span><text:span text:style-name="T164_96"><text:s/></text:span><text:span text:style-name="T164_97">and</text:span><text:span text:style-name="T164_98"><text:s/></text:span><text:span text:style-name="T164_99">how</text:span><text:span text:style-name="T164_100"><text:s/></text:span><text:span text:style-name="T164_101">it</text:span><text:span text:style-name="T164_102"><text:s/></text:span><text:span text:style-name="T164_103">relates</text:span><text:span text:style-name="T164_104"><text:s/></text:span><text:span text:style-name="T164_105">to</text:span><text:span text:style-name="T164_106"><text:s/></text:span><text:span text:style-name="T164_107">your</text:span><text:span text:style-name="T164_108"><text:s/></text:span><text:span text:style-name="T164_109">broader</text:span><text:span text:style-name="T164_110"><text:s/></text:span><text:span text:style-name="T164_111">research</text:span><text:span text:style-name="T164_112"><text:s/></text:span><text:span text:style-name="T164_113">question</text:span><text:span text:style-name="T164_114">.<text:s text:c="2"/></text:span><text:span text:style-name="T164_115">In</text:span><text:span text:style-name="T164_116"><text:s/></text:span><text:span text:style-name="T164_117">your</text:span><text:span text:style-name="T164_118"><text:s/></text:span><text:span text:style-name="T164_119">current</text:span><text:span text:style-name="T164_120"><text:s/></text:span><text:span text:style-name="T164_121">draft</text:span><text:span text:style-name="T164_122">,<text:s/></text:span><text:span text:style-name="T164_123">though</text:span><text:span text:style-name="T164_124">,<text:s/></text:span><text:span text:style-name="T164_125">you</text:span><text:span text:style-name="T164_126"><text:s/></text:span><text:span text:style-name="T164_127">include</text:span><text:span text:style-name="T164_128"><text:s/></text:span><text:span text:style-name="T164_129">too</text:span><text:span text:style-name="T164_130"><text:s/></text:span><text:span text:style-name="T164_131">much</text:span><text:span text:style-name="T164_132"><text:s/></text:span><text:span text:style-name="T164_133">detail</text:span><text:span text:style-name="T164_134"><text:s/></text:span><text:span text:style-name="T164_135">for</text:span><text:span text:style-name="T164_136"><text:s/></text:span><text:span text:style-name="T164_137">an</text:span><text:span text:style-name="T164_138"><text:s/></text:span><text:span text:style-name="T164_139">introduction</text:span><text:span text:style-name="T164_140">.<text:s text:c="2"/></text:span><text:span text:style-name="T164_141">Keep</text:span><text:span text:style-name="T164_142"><text:s/></text:span><text:span text:style-name="T164_143">most</text:span><text:span text:style-name="T164_144"><text:s/></text:span><text:span text:style-name="T164_145">of</text:span><text:span text:style-name="T164_146"><text:s/></text:span><text:span text:style-name="T164_147">this</text:span><text:span text:style-name="T164_148"><text:s/></text:span><text:span text:style-name="T164_149">discussion</text:span><text:span text:style-name="T164_150"><text:s/></text:span><text:span text:style-name="T164_151">in</text:span><text:span text:style-name="T164_152"><text:s/></text:span><text:span text:style-name="T164_153">the</text:span><text:span text:style-name="T164_154"><text:s/></text:span><text:span text:style-name="T164_155">methodology</text:span><text:span text:style-name="T164_156"><text:s/></text:span><text:span text:style-name="T164_157">section</text:span><text:span text:style-name="T164_158"><text:s/></text:span><text:span text:style-name="T164_159">of</text:span><text:span text:style-name="T164_160"><text:s/></text:span><text:span text:style-name="T164_161">your</text:span><text:span text:style-name="T164_162"><text:s/></text:span><text:span text:style-name="T164_163">paper</text:span><text:span text:style-name="T164_164">.</text:span></text:p>
      <text:p text:style-name="P165"><text:span text:style-name="T165_1">METHODOLOGY</text:span><text:span text:style-name="T165_2">:<text:s text:c="2"/></text:span><text:span text:style-name="T165_3">Think</text:span><text:span text:style-name="T165_4"><text:s/></text:span><text:span text:style-name="T165_5">about</text:span><text:span text:style-name="T165_6"><text:s/></text:span><text:span text:style-name="T165_7">if</text:span><text:span text:style-name="T165_8"><text:s/></text:span><text:span text:style-name="T165_9">what</text:span><text:span text:style-name="T165_10"><text:s/></text:span><text:span text:style-name="T165_11">you</text:span><text:span text:style-name="T165_12"><text:s/></text:span><text:span text:style-name="T165_13">describe</text:span><text:span text:style-name="T165_14"><text:s/></text:span><text:span text:style-name="T165_15">in</text:span><text:span text:style-name="T165_16"><text:s/></text:span><text:span text:style-name="T165_17">your</text:span><text:span text:style-name="T165_18"><text:s/></text:span><text:span text:style-name="T165_19">methodology</text:span><text:span text:style-name="T165_20"><text:s/></text:span><text:span text:style-name="T165_21">is</text:span><text:span text:style-name="T165_22"><text:s/></text:span><text:span text:style-name="T165_23">really</text:span><text:span text:style-name="T165_24"><text:s/></text:span><text:span text:style-name="T165_25">what</text:span><text:span text:style-name="T165_26"><text:s/></text:span><text:span text:style-name="T165_27">you</text:span><text:span text:style-name="T165_28"><text:s/></text:span><text:span text:style-name="T165_29">want</text:span><text:span text:style-name="T165_30"><text:s/></text:span><text:span text:style-name="T165_31">to</text:span><text:span text:style-name="T165_32"><text:s/></text:span><text:span text:style-name="T165_33">do</text:span><text:span text:style-name="T165_34">.<text:s text:c="2"/></text:span><text:span text:style-name="T165_35">Reflect</text:span><text:span text:style-name="T165_36"><text:s/></text:span><text:span text:style-name="T165_37">on</text:span><text:span text:style-name="T165_38"><text:s/></text:span><text:span text:style-name="T165_39">the</text:span><text:span text:style-name="T165_40"><text:s/></text:span><text:span text:style-name="T165_41">issues</text:span><text:span text:style-name="T165_42"><text:s/></text:span><text:span text:style-name="T165_43">that</text:span><text:span text:style-name="T165_44"><text:s/></text:span><text:span text:style-name="T165_45">you</text:span><text:span text:style-name="T165_46"><text:s/></text:span><text:span text:style-name="T165_47">discussed</text:span><text:span text:style-name="T165_48"><text:s/></text:span><text:span text:style-name="T165_49">in</text:span><text:span text:style-name="T165_50"><text:s/></text:span><text:span text:style-name="T165_51">your</text:span><text:span text:style-name="T165_52"><text:s/></text:span><text:span text:style-name="T165_53">introduction</text:span><text:span text:style-name="T165_54">.<text:s text:c="2"/></text:span><text:span text:style-name="T165_55">Your</text:span><text:span text:style-name="T165_56"><text:s/></text:span><text:span text:style-name="T165_57">paper</text:span><text:span text:style-name="T165_58"><text:s/></text:span><text:span text:style-name="T165_59">should</text:span><text:span text:style-name="T165_60"><text:s/></text:span><text:span text:style-name="T165_61">address</text:span><text:span text:style-name="T165_62"><text:s/></text:span><text:span text:style-name="T165_63">attempt</text:span><text:span text:style-name="T165_64"><text:s/></text:span><text:span text:style-name="T165_65">to</text:span><text:span text:style-name="T165_66"><text:s/></text:span><text:span text:style-name="T165_67">measure</text:span><text:span text:style-name="T165_68"><text:s/></text:span><text:span text:style-name="T165_69">the</text:span><text:span text:style-name="T165_70"><text:s/></text:span><text:span text:style-name="T165_71">significance</text:span><text:span text:style-name="T165_72"><text:s/></text:span><text:span text:style-name="T165_73">of</text:span><text:span text:style-name="T165_74"><text:s/></text:span><text:span text:style-name="T165_75">those</text:span><text:span text:style-name="T165_76"><text:s/></text:span><text:span text:style-name="T165_77">issues</text:span><text:span text:style-name="T165_78">.</text:span></text:p>
      <text:p text:style-name="P166"/>
      <text:p text:style-name="P167"><text:span text:style-name="T167_1">Learning</text:span><text:span text:style-name="T167_2"><text:s/></text:span><text:span text:style-name="T167_3">Goal</text:span><text:span text:style-name="T167_4"><text:s/>6:<text:s/></text:span><text:span text:style-name="T167_5">Use</text:span><text:span text:style-name="T167_6"><text:s/></text:span><text:span text:style-name="T167_7">existing</text:span><text:span text:style-name="T167_8"><text:s/></text:span><text:span text:style-name="T167_9">evidence</text:span><text:span text:style-name="T167_10"><text:s/></text:span><text:span text:style-name="T167_11">to</text:span><text:span text:style-name="T167_12"><text:s/></text:span><text:span text:style-name="T167_13">motivate</text:span><text:span text:style-name="T167_14"><text:s/></text:span><text:span text:style-name="T167_15">your</text:span><text:span text:style-name="T167_16"><text:s/></text:span><text:span text:style-name="T167_17">research</text:span></text:p>
      <text:p text:style-name="P168"/>
      <text:p text:style-name="P169"><text:span text:style-name="T169_1">Positive</text:span><text:span text:style-name="T169_2"><text:s/></text:span><text:span text:style-name="T169_3">reinforcement</text:span><text:span text:style-name="T169_4">:</text:span></text:p>
      <text:p text:style-name="P170"><text:span text:style-name="T170_1">CITING</text:span><text:span text:style-name="T170_2"><text:s/></text:span><text:span text:style-name="T170_3">LITERATURE</text:span><text:span text:style-name="T170_4">:<text:s text:c="2"/></text:span><text:span text:style-name="T170_5">You</text:span><text:span text:style-name="T170_6"><text:s/></text:span><text:span text:style-name="T170_7">do</text:span><text:span text:style-name="T170_8"><text:s/></text:span><text:span text:style-name="T170_9">a</text:span><text:span text:style-name="T170_10"><text:s/></text:span><text:span text:style-name="T170_11">good</text:span><text:span text:style-name="T170_12"><text:s/></text:span><text:span text:style-name="T170_13">job</text:span><text:span text:style-name="T170_14"><text:s/></text:span><text:span text:style-name="T170_15">citing</text:span><text:span text:style-name="T170_16"><text:s/></text:span><text:span text:style-name="T170_17">literature</text:span><text:span text:style-name="T170_18"><text:s/></text:span><text:span text:style-name="T170_19">in</text:span><text:span text:style-name="T170_20"><text:s/></text:span><text:span text:style-name="T170_21">your</text:span><text:span text:style-name="T170_22"><text:s/></text:span><text:span text:style-name="T170_23">paper</text:span><text:span text:style-name="T170_24">.<text:s text:c="2"/></text:span><text:span text:style-name="T170_25">Your</text:span><text:span text:style-name="T170_26"><text:s/></text:span><text:span text:style-name="T170_27">citations</text:span><text:span text:style-name="T170_28"><text:s/></text:span><text:span text:style-name="T170_29">helped</text:span><text:span text:style-name="T170_30"><text:s/></text:span><text:span text:style-name="T170_31">the</text:span><text:span text:style-name="T170_32"><text:s/></text:span><text:span text:style-name="T170_33">reader</text:span><text:span text:style-name="T170_34"><text:s/></text:span><text:span text:style-name="T170_35">understand</text:span><text:span text:style-name="T170_36"><text:s/></text:span><text:span text:style-name="T170_37">the</text:span><text:span text:style-name="T170_38"><text:s/></text:span><text:span text:style-name="T170_39">background</text:span><text:span text:style-name="T170_40"><text:s/></text:span><text:span text:style-name="T170_41">and</text:span><text:span text:style-name="T170_42"><text:s/></text:span><text:span text:style-name="T170_43">the</text:span><text:span text:style-name="T170_44"><text:s/></text:span><text:span text:style-name="T170_45">importance</text:span><text:span text:style-name="T170_46"><text:s/></text:span><text:span text:style-name="T170_47">of</text:span><text:span text:style-name="T170_48"><text:s/></text:span><text:span text:style-name="T170_49">the</text:span><text:span text:style-name="T170_50"><text:s/></text:span><text:span text:style-name="T170_51">issues</text:span><text:span text:style-name="T170_52"><text:s/></text:span><text:span text:style-name="T170_53">your</text:span><text:span text:style-name="T170_54"><text:s/></text:span><text:span text:style-name="T170_55">paper</text:span><text:span text:style-name="T170_56"><text:s/></text:span><text:span text:style-name="T170_57">addresses</text:span><text:span text:style-name="T170_58">.<text:s text:c="2"/></text:span><text:span text:style-name="T170_59">Your</text:span><text:span text:style-name="T170_60"><text:s/></text:span><text:span text:style-name="T170_61">use</text:span><text:span text:style-name="T170_62"><text:s/></text:span><text:span text:style-name="T170_63">of</text:span><text:span text:style-name="T170_64"><text:s/></text:span><text:span text:style-name="T170_65">citations</text:span><text:span text:style-name="T170_66"><text:s/></text:span><text:span text:style-name="T170_67">support</text:span><text:span text:style-name="T170_68"><text:s/></text:span><text:span text:style-name="T170_69">your</text:span><text:span text:style-name="T170_70"><text:s/></text:span><text:span text:style-name="T170_71">narrative</text:span><text:span text:style-name="T170_72">,<text:s/></text:span><text:span text:style-name="T170_73">as</text:span><text:span text:style-name="T170_74"><text:s/></text:span><text:span text:style-name="T170_75">it</text:span><text:span text:style-name="T170_76"><text:s/></text:span><text:span text:style-name="T170_77">should</text:span><text:span text:style-name="T170_78">.</text:span></text:p>
      <text:p text:style-name="P171"><text:span text:style-name="T171_1">CITING</text:span><text:span text:style-name="T171_2"><text:s/></text:span><text:span text:style-name="T171_3">LITERATURE</text:span><text:span text:style-name="T171_4">:<text:s text:c="2"/></text:span><text:span text:style-name="T171_5">You</text:span><text:span text:style-name="T171_6"><text:s/></text:span><text:span text:style-name="T171_7">have</text:span><text:span text:style-name="T171_8"><text:s/></text:span><text:span text:style-name="T171_9">clearly</text:span><text:span text:style-name="T171_10"><text:s/></text:span><text:span text:style-name="T171_11">used</text:span><text:span text:style-name="T171_12"><text:s/></text:span><text:span text:style-name="T171_13">your</text:span><text:span text:style-name="T171_14"><text:s/></text:span><text:span text:style-name="T171_15">literature</text:span><text:span text:style-name="T171_16"><text:s/></text:span><text:span text:style-name="T171_17">review</text:span><text:span text:style-name="T171_18"><text:s/></text:span><text:span text:style-name="T171_19">to</text:span><text:span text:style-name="T171_20"><text:s/></text:span><text:span text:style-name="T171_21">provide</text:span><text:span text:style-name="T171_22"><text:s/></text:span><text:span text:style-name="T171_23">background</text:span><text:span text:style-name="T171_24"><text:s/></text:span><text:span text:style-name="T171_25">information</text:span><text:span text:style-name="T171_26"><text:s/></text:span><text:span text:style-name="T171_27">and</text:span><text:span text:style-name="T171_28"><text:s/></text:span><text:span text:style-name="T171_29">motivation</text:span><text:span text:style-name="T171_30"><text:s/></text:span><text:span text:style-name="T171_31">for</text:span><text:span text:style-name="T171_32"><text:s/></text:span><text:span text:style-name="T171_33">your</text:span><text:span text:style-name="T171_34"><text:s/></text:span><text:span text:style-name="T171_35">research</text:span><text:span text:style-name="T171_36">.</text:span></text:p>
      <text:p text:style-name="P172"><text:span text:style-name="T172_1">CITING</text:span><text:span text:style-name="T172_2"><text:s/></text:span><text:span text:style-name="T172_3">LITERATURE</text:span><text:span text:style-name="T172_4">:<text:s text:c="2"/></text:span><text:span text:style-name="T172_5">You</text:span><text:span text:style-name="T172_6"><text:s/></text:span><text:span text:style-name="T172_7">have</text:span><text:span text:style-name="T172_8"><text:s/></text:span><text:span text:style-name="T172_9">clearly</text:span><text:span text:style-name="T172_10"><text:s/></text:span><text:span text:style-name="T172_11">used</text:span><text:span text:style-name="T172_12"><text:s/></text:span><text:span text:style-name="T172_13">your</text:span><text:span text:style-name="T172_14"><text:s/></text:span><text:span text:style-name="T172_15">literature</text:span><text:span text:style-name="T172_16"><text:s/></text:span><text:span text:style-name="T172_17">review</text:span><text:span text:style-name="T172_18"><text:s/></text:span><text:span text:style-name="T172_19">to</text:span><text:span text:style-name="T172_20"><text:s/></text:span><text:span text:style-name="T172_21">justify</text:span><text:span text:style-name="T172_22"><text:s/></text:span><text:span text:style-name="T172_23">your</text:span><text:span text:style-name="T172_24"><text:s/></text:span><text:span text:style-name="T172_25">hypotheses</text:span><text:span text:style-name="T172_26">.</text:span></text:p>
      <text:p text:style-name="P173"/>
      <text:p text:style-name="P174"><text:span text:style-name="T174_1">Suggestions</text:span><text:span text:style-name="T174_2"><text:s/></text:span><text:span text:style-name="T174_3">for</text:span><text:span text:style-name="T174_4"><text:s/></text:span><text:span text:style-name="T174_5">improvement</text:span><text:span text:style-name="T174_6">:</text:span></text:p>
      <text:p text:style-name="P175"><text:span text:style-name="T175_1">LITERATURE</text:span><text:span text:style-name="T175_2">:<text:s text:c="2"/></text:span><text:span text:style-name="T175_3">Enhance</text:span><text:span text:style-name="T175_4"><text:s/></text:span><text:span text:style-name="T175_5">the</text:span><text:span text:style-name="T175_6"><text:s/></text:span><text:span text:style-name="T175_7">number</text:span><text:span text:style-name="T175_8"><text:s/></text:span><text:span text:style-name="T175_9">and</text:span><text:span text:style-name="T175_10"><text:s/></text:span><text:span text:style-name="T175_11">quality</text:span><text:span text:style-name="T175_12"><text:s/></text:span><text:span text:style-name="T175_13">of</text:span><text:span text:style-name="T175_14"><text:s/></text:span><text:span text:style-name="T175_15">citations</text:span><text:span text:style-name="T175_16"><text:s/></text:span><text:span text:style-name="T175_17">to</text:span><text:span text:style-name="T175_18"><text:s/></text:span><text:span text:style-name="T175_19">support</text:span><text:span text:style-name="T175_20"><text:s/></text:span><text:span text:style-name="T175_21">the</text:span><text:span text:style-name="T175_22"><text:s/></text:span><text:span text:style-name="T175_23">background</text:span><text:span text:style-name="T175_24"><text:s/></text:span><text:span text:style-name="T175_25">information</text:span><text:span text:style-name="T175_26"><text:s/></text:span><text:span text:style-name="T175_27">you</text:span><text:span text:style-name="T175_28"><text:s/></text:span><text:span text:style-name="T175_29">do</text:span><text:span text:style-name="T175_30"><text:s/></text:span><text:span text:style-name="T175_31">give</text:span><text:span text:style-name="T175_32">,<text:s/></text:span><text:span text:style-name="T175_33">to</text:span><text:span text:style-name="T175_34"><text:s/></text:span><text:span text:style-name="T175_35">provide</text:span><text:span text:style-name="T175_36"><text:s/></text:span><text:span text:style-name="T175_37">more</text:span><text:span text:style-name="T175_38"><text:s/></text:span><text:span text:style-name="T175_39">background</text:span><text:span text:style-name="T175_40"><text:s/></text:span><text:span text:style-name="T175_41">information</text:span><text:span text:style-name="T175_42"><text:s/></text:span><text:span text:style-name="T175_43">related</text:span><text:span text:style-name="T175_44"><text:s/></text:span><text:span text:style-name="T175_45">to</text:span><text:span text:style-name="T175_46"><text:s/></text:span><text:span text:style-name="T175_47">your</text:span><text:span text:style-name="T175_48"><text:s/></text:span><text:span text:style-name="T175_49">research</text:span><text:span text:style-name="T175_50"><text:s/></text:span><text:span text:style-name="T175_51">question</text:span><text:span text:style-name="T175_52"><text:s/></text:span><text:span text:style-name="T175_53">and</text:span><text:span text:style-name="T175_54"><text:s/></text:span><text:span text:style-name="T175_55">your</text:span><text:span text:style-name="T175_56"><text:s/></text:span><text:span text:style-name="T175_57">methodology</text:span><text:span text:style-name="T175_58">,<text:s/></text:span><text:span text:style-name="T175_59">and</text:span><text:span text:style-name="T175_60"><text:s/></text:span><text:span text:style-name="T175_61">to</text:span><text:span text:style-name="T175_62"><text:s/></text:span><text:span text:style-name="T175_63">help</text:span><text:span text:style-name="T175_64"><text:s/></text:span><text:span text:style-name="T175_65">motivate</text:span><text:span text:style-name="T175_66"><text:s/></text:span><text:span text:style-name="T175_67">the</text:span><text:span text:style-name="T175_68"><text:s/></text:span><text:span text:style-name="T175_69">importance</text:span><text:span text:style-name="T175_70"><text:s/></text:span><text:span text:style-name="T175_71">of</text:span><text:span text:style-name="T175_72"><text:s/></text:span><text:span text:style-name="T175_73">your</text:span><text:span text:style-name="T175_74"><text:s/></text:span><text:span text:style-name="T175_75">research</text:span><text:span text:style-name="T175_76"><text:s/></text:span><text:span text:style-name="T175_77">project</text:span><text:span text:style-name="T175_78">.</text:span></text:p>
      <text:p text:style-name="P176"><text:span text:style-name="T176_1">LITERATURE</text:span><text:span text:style-name="T176_2">:<text:s text:c="2"/></text:span><text:span text:style-name="T176_3">How</text:span><text:span text:style-name="T176_4"><text:s/></text:span><text:span text:style-name="T176_5">do</text:span><text:span text:style-name="T176_6"><text:s/></text:span><text:span text:style-name="T176_7">your</text:span><text:span text:style-name="T176_8"><text:s/></text:span><text:span text:style-name="T176_9">references</text:span><text:span text:style-name="T176_10"><text:s/></text:span><text:span text:style-name="T176_11">and</text:span><text:span text:style-name="T176_12"><text:s/></text:span><text:span text:style-name="T176_13">background</text:span><text:span text:style-name="T176_14"><text:s/></text:span><text:span text:style-name="T176_15">information</text:span><text:span text:style-name="T176_16"><text:s/></text:span><text:span text:style-name="T176_17">work</text:span><text:span text:style-name="T176_18"><text:s/></text:span><text:span text:style-name="T176_19">together</text:span><text:span text:style-name="T176_20"><text:s/></text:span><text:span text:style-name="T176_21">to</text:span><text:span text:style-name="T176_22"><text:s/></text:span><text:span text:style-name="T176_23">make</text:span><text:span text:style-name="T176_24"><text:s/></text:span><text:span text:style-name="T176_25">a</text:span><text:span text:style-name="T176_26"><text:s/></text:span><text:span text:style-name="T176_27">particular</text:span><text:span text:style-name="T176_28"><text:s/></text:span><text:span text:style-name="T176_29">point</text:span><text:span text:style-name="T176_30">?<text:s text:c="2"/></text:span><text:span text:style-name="T176_31">Organize</text:span><text:span text:style-name="T176_32"><text:s/></text:span><text:span text:style-name="T176_33">your</text:span><text:span text:style-name="T176_34"><text:s/></text:span><text:span text:style-name="T176_35">literature</text:span><text:span text:style-name="T176_36"><text:s/></text:span><text:span text:style-name="T176_37">review</text:span><text:span text:style-name="T176_38"><text:s/></text:span><text:span text:style-name="T176_39">around</text:span><text:span text:style-name="T176_40"><text:s/></text:span><text:span text:style-name="T176_41">the</text:span><text:span text:style-name="T176_42"><text:s/></text:span><text:span text:style-name="T176_43">points</text:span><text:span text:style-name="T176_44"><text:s/></text:span><text:span text:style-name="T176_45">that</text:span><text:span text:style-name="T176_46"><text:s/></text:span><text:span text:style-name="T176_47">you</text:span><text:span text:style-name="T176_48"><text:s/></text:span><text:span text:style-name="T176_49">are</text:span><text:span text:style-name="T176_50"><text:s/></text:span><text:span text:style-name="T176_51">trying</text:span><text:span text:style-name="T176_52"><text:s/></text:span><text:span text:style-name="T176_53">to</text:span><text:span text:style-name="T176_54"><text:s/></text:span><text:span text:style-name="T176_55">make</text:span><text:span text:style-name="T176_56">.</text:span></text:p>
      <text:p text:style-name="P177"><text:span text:style-name="T177_1">LITERATURE</text:span><text:span text:style-name="T177_2">:<text:s text:c="2"/></text:span><text:span text:style-name="T177_3">Does</text:span><text:span text:style-name="T177_4"><text:s/></text:span><text:span text:style-name="T177_5">your</text:span><text:span text:style-name="T177_6"><text:s/></text:span><text:span text:style-name="T177_7">literature</text:span><text:span text:style-name="T177_8"><text:s/></text:span><text:span text:style-name="T177_9">review</text:span><text:span text:style-name="T177_10"><text:s/></text:span><text:span text:style-name="T177_11">provide</text:span><text:span text:style-name="T177_12"><text:s/></text:span><text:span text:style-name="T177_13">relevant</text:span><text:span text:style-name="T177_14"><text:s/></text:span><text:span text:style-name="T177_15">background</text:span><text:span text:style-name="T177_16">,<text:s/></text:span><text:span text:style-name="T177_17">or</text:span><text:span text:style-name="T177_18"><text:s/></text:span><text:span text:style-name="T177_19">motivate</text:span><text:span text:style-name="T177_20"><text:s/></text:span><text:span text:style-name="T177_21">your</text:span><text:span text:style-name="T177_22"><text:s/></text:span><text:span text:style-name="T177_23">research</text:span><text:span text:style-name="T177_24"><text:s/></text:span><text:span text:style-name="T177_25">or</text:span><text:span text:style-name="T177_26"><text:s/></text:span><text:span text:style-name="T177_27">justify</text:span><text:span text:style-name="T177_28"><text:s/></text:span><text:span text:style-name="T177_29">particular</text:span><text:span text:style-name="T177_30"><text:s/></text:span><text:span text:style-name="T177_31">hypotheses</text:span><text:span text:style-name="T177_32">?</text:span></text:p>
      <text:p text:style-name="P178"><text:span text:style-name="T178_1">LITERATURE</text:span><text:span text:style-name="T178_2">:<text:s text:c="2"/></text:span><text:span text:style-name="T178_3">Don</text:span><text:span text:style-name="T178_4">’</text:span><text:span text:style-name="T178_5">t</text:span><text:span text:style-name="T178_6"><text:s/></text:span><text:span text:style-name="T178_7">just</text:span><text:span text:style-name="T178_8"><text:s/></text:span><text:span text:style-name="T178_9">summarize</text:span><text:span text:style-name="T178_10"><text:s/></text:span><text:span text:style-name="T178_11">the</text:span><text:span text:style-name="T178_12"><text:s/></text:span><text:span text:style-name="T178_13">results</text:span><text:span text:style-name="T178_14"><text:s/></text:span><text:span text:style-name="T178_15">of</text:span><text:span text:style-name="T178_16"><text:s/></text:span><text:span text:style-name="T178_17">previous</text:span><text:span text:style-name="T178_18"><text:s/></text:span><text:span text:style-name="T178_19">studies</text:span><text:span text:style-name="T178_20">.<text:s text:c="2"/></text:span><text:span text:style-name="T178_21">Use</text:span><text:span text:style-name="T178_22"><text:s/></text:span><text:span text:style-name="T178_23">your</text:span><text:span text:style-name="T178_24"><text:s/></text:span><text:span text:style-name="T178_25">literature</text:span><text:span text:style-name="T178_26"><text:s/></text:span><text:span text:style-name="T178_27">review</text:span><text:span text:style-name="T178_28"><text:s/></text:span><text:span text:style-name="T178_29">to</text:span><text:span text:style-name="T178_30"><text:s/></text:span><text:span text:style-name="T178_31">illustrate</text:span><text:span text:style-name="T178_32"><text:s/></text:span><text:span text:style-name="T178_33">the</text:span><text:span text:style-name="T178_34"><text:s/></text:span><text:span text:style-name="T178_35">gaps</text:span><text:span text:style-name="T178_36"><text:s/></text:span><text:span text:style-name="T178_37">in</text:span><text:span text:style-name="T178_38"><text:s/></text:span><text:span text:style-name="T178_39">our</text:span><text:span text:style-name="T178_40"><text:s/></text:span><text:span text:style-name="T178_41">knowledge</text:span><text:span text:style-name="T178_42"><text:s/></text:span><text:span text:style-name="T178_43">and</text:span><text:span text:style-name="T178_44"><text:s/></text:span><text:span text:style-name="T178_45">how</text:span><text:span text:style-name="T178_46"><text:s/></text:span><text:span text:style-name="T178_47">your</text:span><text:span text:style-name="T178_48"><text:s/></text:span><text:span text:style-name="T178_49">study</text:span><text:span text:style-name="T178_50"><text:s/></text:span><text:span text:style-name="T178_51">will</text:span><text:span text:style-name="T178_52"><text:s/></text:span><text:span text:style-name="T178_53">attempt</text:span><text:span text:style-name="T178_54"><text:s/></text:span><text:span text:style-name="T178_55">to</text:span><text:span text:style-name="T178_56"><text:s/></text:span><text:span text:style-name="T178_57">fill</text:span><text:span text:style-name="T178_58"><text:s/></text:span><text:span text:style-name="T178_59">those</text:span><text:span text:style-name="T178_60"><text:s/></text:span><text:span text:style-name="T178_61">gaps</text:span><text:span text:style-name="T178_62">.</text:span></text:p>
      <text:p text:style-name="P179"><text:span text:style-name="T179_1">SUPPORTING</text:span><text:span text:style-name="T179_2"><text:s/></text:span><text:span text:style-name="T179_3">EVIDENCE</text:span><text:span text:style-name="T179_4">:<text:s text:c="2"/></text:span><text:span text:style-name="T179_5">Make</text:span><text:span text:style-name="T179_6"><text:s/></text:span><text:span text:style-name="T179_7">sure</text:span><text:span text:style-name="T179_8"><text:s/></text:span><text:span text:style-name="T179_9">that</text:span><text:span text:style-name="T179_10"><text:s/></text:span><text:span text:style-name="T179_11">you</text:span><text:span text:style-name="T179_12"><text:s/></text:span><text:span text:style-name="T179_13">support</text:span><text:span text:style-name="T179_14"><text:s/></text:span><text:span text:style-name="T179_15">your</text:span><text:span text:style-name="T179_16"><text:s/></text:span><text:span text:style-name="T179_17">claims</text:span><text:span text:style-name="T179_18"><text:s/></text:span><text:span text:style-name="T179_19">and</text:span><text:span text:style-name="T179_20">/</text:span><text:span text:style-name="T179_21">or</text:span><text:span text:style-name="T179_22"><text:s/></text:span><text:span text:style-name="T179_23">background</text:span><text:span text:style-name="T179_24"><text:s/></text:span><text:span text:style-name="T179_25">information</text:span><text:span text:style-name="T179_26"><text:s/></text:span><text:span text:style-name="T179_27">by</text:span><text:span text:style-name="T179_28"><text:s/></text:span><text:span text:style-name="T179_29">finding</text:span><text:span text:style-name="T179_30"><text:s/></text:span><text:span text:style-name="T179_31">and</text:span><text:span text:style-name="T179_32"><text:s/></text:span><text:span text:style-name="T179_33">citing</text:span><text:span text:style-name="T179_34"><text:s/></text:span><text:span text:style-name="T179_35">appropriate</text:span><text:span text:style-name="T179_36"><text:s/></text:span><text:span text:style-name="T179_37">evidence</text:span><text:span text:style-name="T179_38"><text:s/></text:span><text:span text:style-name="T179_39">or</text:span><text:span text:style-name="T179_40"><text:s/></text:span><text:span text:style-name="T179_41">literature</text:span><text:span text:style-name="T179_42">.<text:s text:c="2"/></text:span><text:span text:style-name="T179_43">Do</text:span><text:span text:style-name="T179_44"><text:s/></text:span><text:span text:style-name="T179_45">not</text:span><text:span text:style-name="T179_46"><text:s/></text:span><text:span text:style-name="T179_47">make</text:span><text:span text:style-name="T179_48"><text:s/></text:span><text:span text:style-name="T179_49">the</text:span><text:span text:style-name="T179_50"><text:s/></text:span><text:span text:style-name="T179_51">reader</text:span><text:span text:style-name="T179_52"><text:s/></text:span><text:span text:style-name="T179_53">have</text:span><text:span text:style-name="T179_54"><text:s/></text:span><text:span text:style-name="T179_55">to</text:span><text:span text:style-name="T179_56"><text:s/></text:span><text:span text:style-name="T179_57">trust</text:span><text:span text:style-name="T179_58"><text:s/></text:span><text:span text:style-name="T179_59">you</text:span><text:span text:style-name="T179_60"><text:s/></text:span><text:span text:style-name="T179_61">at</text:span><text:span text:style-name="T179_62"><text:s/></text:span><text:span text:style-name="T179_63">your</text:span><text:span text:style-name="T179_64"><text:s/></text:span><text:span text:style-name="T179_65">word</text:span><text:span text:style-name="T179_66"><text:s/></text:span><text:span text:style-name="T179_67">for</text:span><text:span text:style-name="T179_68"><text:s/></text:span><text:span text:style-name="T179_69">background</text:span><text:span text:style-name="T179_70"><text:s/></text:span><text:span text:style-name="T179_71">information</text:span><text:span text:style-name="T179_72"><text:s/></text:span><text:span text:style-name="T179_73">you</text:span><text:span text:style-name="T179_74"><text:s/></text:span><text:span text:style-name="T179_75">use</text:span><text:span text:style-name="T179_76"><text:s/></text:span><text:span text:style-name="T179_77">which</text:span><text:span text:style-name="T179_78"><text:s/></text:span><text:span text:style-name="T179_79">is</text:span><text:span text:style-name="T179_80"><text:s/></text:span><text:span text:style-name="T179_81">not</text:span><text:span text:style-name="T179_82"><text:s/></text:span><text:span text:style-name="T179_83">common</text:span><text:span text:style-name="T179_84"><text:s/></text:span><text:span text:style-name="T179_85">knowledge</text:span><text:span text:style-name="T179_86">.</text:span></text:p>
      <text:p text:style-name="P180"/>
      <text:p text:style-name="P181"><text:span text:style-name="T181_1">Learning</text:span><text:span text:style-name="T181_2"><text:s/></text:span><text:span text:style-name="T181_3">Goal</text:span><text:span text:style-name="T181_4"><text:s/>7:<text:s/></text:span><text:span text:style-name="T181_5">Communicate</text:span><text:span text:style-name="T181_6"><text:s/></text:span><text:span text:style-name="T181_7">effectively</text:span></text:p>
      <text:p text:style-name="P182"/>
      <text:p text:style-name="P183"><text:span text:style-name="T183_1">Positive</text:span><text:span text:style-name="T183_2"><text:s/></text:span><text:span text:style-name="T183_3">reinforcement</text:span><text:span text:style-name="T183_4">:</text:span></text:p>
      <text:p text:style-name="P184"><text:span text:style-name="T184_1">CITATION</text:span><text:span text:style-name="T184_2"><text:s/></text:span><text:span text:style-name="T184_3">STYLE</text:span><text:span text:style-name="T184_4">:<text:s/></text:span><text:span text:style-name="T184_5">You</text:span><text:span text:style-name="T184_6"><text:s/></text:span><text:span text:style-name="T184_7">have</text:span><text:span text:style-name="T184_8"><text:s/></text:span><text:span text:style-name="T184_9">been</text:span><text:span text:style-name="T184_10"><text:s/></text:span><text:span text:style-name="T184_11">consistent</text:span><text:span text:style-name="T184_12"><text:s/></text:span><text:span text:style-name="T184_13">in</text:span><text:span text:style-name="T184_14"><text:s/></text:span><text:span text:style-name="T184_15">the</text:span><text:span text:style-name="T184_16"><text:s/></text:span><text:span text:style-name="T184_17">citation</text:span><text:span text:style-name="T184_18"><text:s/></text:span><text:span text:style-name="T184_19">style</text:span><text:span text:style-name="T184_20"><text:s/></text:span><text:span text:style-name="T184_21">you</text:span><text:span text:style-name="T184_22"><text:s/></text:span><text:span text:style-name="T184_23">have</text:span><text:span text:style-name="T184_24"><text:s/></text:span><text:span text:style-name="T184_25">used</text:span><text:span text:style-name="T184_26">.<text:s text:c="2"/></text:span><text:span text:style-name="T184_27">If</text:span><text:span text:style-name="T184_28"><text:s/></text:span><text:span text:style-name="T184_29">additional</text:span><text:span text:style-name="T184_30"><text:s/></text:span><text:span text:style-name="T184_31">questions</text:span><text:span text:style-name="T184_32"><text:s/></text:span><text:span text:style-name="T184_33">come</text:span><text:span text:style-name="T184_34"><text:s/></text:span><text:span text:style-name="T184_35">up</text:span><text:span text:style-name="T184_36">,<text:s/></text:span><text:span text:style-name="T184_37">the</text:span><text:span text:style-name="T184_38"><text:s/></text:span><text:span text:style-name="T184_39">following</text:span><text:span text:style-name="T184_40"><text:s/></text:span><text:span text:style-name="T184_41">website</text:span><text:span text:style-name="T184_42"><text:s/></text:span><text:span text:style-name="T184_43">has</text:span><text:span text:style-name="T184_44"><text:s/></text:span><text:span text:style-name="T184_45">an</text:span><text:span text:style-name="T184_46"><text:s/></text:span><text:span text:style-name="T184_47">APA</text:span><text:span text:style-name="T184_48"><text:s/></text:span><text:span text:style-name="T184_49">and</text:span><text:span text:style-name="T184_50"><text:s/></text:span><text:span text:style-name="T184_51">MLA</text:span><text:span text:style-name="T184_52"><text:s/></text:span><text:span text:style-name="T184_53">formatting</text:span><text:span text:style-name="T184_54"><text:s/></text:span><text:span text:style-name="T184_55">and</text:span><text:span text:style-name="T184_56"><text:s/></text:span><text:span text:style-name="T184_57">style</text:span><text:span text:style-name="T184_58"><text:s/></text:span><text:span text:style-name="T184_59">guide</text:span><text:span text:style-name="T184_60"><text:s/></text:span><text:span text:style-name="T184_61">which</text:span><text:span text:style-name="T184_62"><text:s/></text:span><text:span text:style-name="T184_63">is</text:span><text:span text:style-name="T184_64"><text:s/></text:span><text:span text:style-name="T184_65">easy</text:span><text:span text:style-name="T184_66"><text:s/></text:span><text:span text:style-name="T184_67">to</text:span><text:span text:style-name="T184_68"><text:s/></text:span><text:span text:style-name="T184_69">use</text:span><text:span text:style-name="T184_70"><text:s text:c="2"/></text:span><text:span text:style-name="T184_71"><text:a xlink:type="simple" xlink:href="http://owl.english.purdue.edu/"><text:span text:style-name="T184_72">http</text:span></text:a></text:span><text:span text:style-name="T184_73"><text:a xlink:type="simple" xlink:href="http://owl.english.purdue.edu/"><text:span text:style-name="T184_74">://</text:span></text:a></text:span><text:span text:style-name="T184_75"><text:a xlink:type="simple" xlink:href="http://owl.english.purdue.edu/"><text:span text:style-name="T184_76">owl</text:span></text:a></text:span><text:span text:style-name="T184_77"><text:a xlink:type="simple" xlink:href="http://owl.english.purdue.edu/"><text:span text:style-name="T184_78">.</text:span></text:a></text:span><text:span text:style-name="T184_79"><text:a xlink:type="simple" xlink:href="http://owl.english.purdue.edu/"><text:span text:style-name="T184_80">english</text:span></text:a></text:span><text:span text:style-name="T184_81"><text:a xlink:type="simple" xlink:href="http://owl.english.purdue.edu/"><text:span text:style-name="T184_82">.</text:span></text:a></text:span><text:span text:style-name="T184_83"><text:a xlink:type="simple" xlink:href="http://owl.english.purdue.edu/"><text:span text:style-name="T184_84">purdue</text:span></text:a></text:span><text:span text:style-name="T184_85"><text:a xlink:type="simple" xlink:href="http://owl.english.purdue.edu/"><text:span text:style-name="T184_86">.</text:span></text:a></text:span><text:span text:style-name="T184_87"><text:a xlink:type="simple" xlink:href="http://owl.english.purdue.edu/"><text:span text:style-name="T184_88">edu</text:span></text:a></text:span><text:span text:style-name="T184_89"><text:a xlink:type="simple" xlink:href="http://owl.english.purdue.edu/"><text:span text:style-name="T184_90">/</text:span></text:a></text:span><text:span text:style-name="T184_91"><text:s text:c="2"/></text:span><text:span text:style-name="T184_92">Use</text:span><text:span text:style-name="T184_93"><text:s/></text:span><text:span text:style-name="T184_94">this</text:span><text:span text:style-name="T184_95"><text:s/></text:span><text:span text:style-name="T184_96">resource</text:span><text:span text:style-name="T184_97"><text:s/></text:span><text:span text:style-name="T184_98">to</text:span><text:span text:style-name="T184_99"><text:s/></text:span><text:span text:style-name="T184_100">ensure</text:span><text:span text:style-name="T184_101"><text:s/></text:span><text:span text:style-name="T184_102">consistency</text:span><text:span text:style-name="T184_103">.</text:span></text:p>
      <text:p text:style-name="P185"/>
      <text:p text:style-name="P186"><text:span text:style-name="T186_1">Suggestions</text:span><text:span text:style-name="T186_2"><text:s/></text:span><text:span text:style-name="T186_3">for</text:span><text:span text:style-name="T186_4"><text:s/></text:span><text:span text:style-name="T186_5">improvement</text:span><text:span text:style-name="T186_6">:</text:span></text:p>
      <text:p text:style-name="P187"><text:span text:style-name="T187_1">CITATION</text:span><text:span text:style-name="T187_2"><text:s/></text:span><text:span text:style-name="T187_3">STYLE</text:span><text:span text:style-name="T187_4">:<text:s text:c="2"/></text:span><text:span text:style-name="T187_5">It</text:span><text:span text:style-name="T187_6"><text:s/></text:span><text:span text:style-name="T187_7">is</text:span><text:span text:style-name="T187_8"><text:s/></text:span><text:span text:style-name="T187_9">important</text:span><text:span text:style-name="T187_10"><text:s/></text:span><text:span text:style-name="T187_11">to</text:span><text:span text:style-name="T187_12"><text:s/></text:span><text:span text:style-name="T187_13">be</text:span><text:span text:style-name="T187_14"><text:s/></text:span><text:span text:style-name="T187_15">consistent</text:span><text:span text:style-name="T187_16"><text:s/></text:span><text:span text:style-name="T187_17">in</text:span><text:span text:style-name="T187_18"><text:s/></text:span><text:span text:style-name="T187_19">the</text:span><text:span text:style-name="T187_20"><text:s/></text:span><text:span text:style-name="T187_21">citation</text:span><text:span text:style-name="T187_22"><text:s/></text:span><text:span text:style-name="T187_23">style</text:span><text:span text:style-name="T187_24">.<text:s text:c="3"/></text:span><text:span text:style-name="T187_25">Refer</text:span><text:span text:style-name="T187_26"><text:s/></text:span><text:span text:style-name="T187_27">to</text:span><text:span text:style-name="T187_28"><text:s/></text:span><text:span text:style-name="T187_29"><text:a xlink:type="simple" xlink:href="http://owl.english.purdue.edu/owl/resource/560/02/"><text:span text:style-name="T187_30">http</text:span></text:a></text:span><text:span text:style-name="T187_31"><text:a xlink:type="simple" xlink:href="http://owl.english.purdue.edu/owl/resource/560/02/"><text:span text:style-name="T187_32">://</text:span></text:a></text:span><text:span text:style-name="T187_33"><text:a xlink:type="simple" xlink:href="http://owl.english.purdue.edu/owl/resource/560/02/"><text:span text:style-name="T187_34">owl</text:span></text:a></text:span><text:span text:style-name="T187_35"><text:a xlink:type="simple" xlink:href="http://owl.english.purdue.edu/owl/resource/560/02/"><text:span text:style-name="T187_36">.</text:span></text:a></text:span><text:span text:style-name="T187_37"><text:a xlink:type="simple" xlink:href="http://owl.english.purdue.edu/owl/resource/560/02/"><text:span text:style-name="T187_38">english</text:span></text:a></text:span><text:span text:style-name="T187_39"><text:a xlink:type="simple" xlink:href="http://owl.english.purdue.edu/owl/resource/560/02/"><text:span text:style-name="T187_40">.</text:span></text:a></text:span><text:span text:style-name="T187_41"><text:a xlink:type="simple" xlink:href="http://owl.english.purdue.edu/owl/resource/560/02/"><text:span text:style-name="T187_42">purdue</text:span></text:a></text:span><text:span text:style-name="T187_43"><text:a xlink:type="simple" xlink:href="http://owl.english.purdue.edu/owl/resource/560/02/"><text:span text:style-name="T187_44">.</text:span></text:a></text:span><text:span text:style-name="T187_45"><text:a xlink:type="simple" xlink:href="http://owl.english.purdue.edu/owl/resource/560/02/"><text:span text:style-name="T187_46">edu</text:span></text:a></text:span><text:span text:style-name="T187_47"><text:a xlink:type="simple" xlink:href="http://owl.english.purdue.edu/owl/resource/560/02/"><text:span text:style-name="T187_48">/</text:span></text:a></text:span><text:span text:style-name="T187_49"><text:a xlink:type="simple" xlink:href="http://owl.english.purdue.edu/owl/resource/560/02/"><text:span text:style-name="T187_50">owl</text:span></text:a></text:span><text:span text:style-name="T187_51"><text:a xlink:type="simple" xlink:href="http://owl.english.purdue.edu/owl/resource/560/02/"><text:span text:style-name="T187_52">/</text:span></text:a></text:span><text:span text:style-name="T187_53"><text:a xlink:type="simple" xlink:href="http://owl.english.purdue.edu/owl/resource/560/02/"><text:span text:style-name="T187_54">resource</text:span></text:a></text:span><text:span text:style-name="T187_55"><text:a xlink:type="simple" xlink:href="http://owl.english.purdue.edu/owl/resource/560/02/"><text:span text:style-name="T187_56">/560/02/</text:span></text:a></text:span><text:span text:style-name="T187_57"><text:s/></text:span><text:span text:style-name="T187_58">for</text:span><text:span text:style-name="T187_59"><text:s/></text:span><text:span text:style-name="T187_60">APA</text:span><text:span text:style-name="T187_61"><text:s/></text:span><text:span text:style-name="T187_62">citation</text:span><text:span text:style-name="T187_63"><text:s/></text:span><text:span text:style-name="T187_64">style</text:span><text:span text:style-name="T187_65">.</text:span></text:p>
      <text:p text:style-name="P188"><text:span text:style-name="T188_1">CITATION</text:span><text:span text:style-name="T188_2"><text:s/></text:span><text:span text:style-name="T188_3">STYLE</text:span><text:span text:style-name="T188_4">:<text:s text:c="2"/></text:span><text:span text:style-name="T188_5">Make</text:span><text:span text:style-name="T188_6"><text:s/></text:span><text:span text:style-name="T188_7">sure</text:span><text:span text:style-name="T188_8"><text:s/></text:span><text:span text:style-name="T188_9">you</text:span><text:span text:style-name="T188_10"><text:s/></text:span><text:span text:style-name="T188_11">cite</text:span><text:span text:style-name="T188_12"><text:s/></text:span><text:span text:style-name="T188_13">papers</text:span><text:span text:style-name="T188_14"><text:s/></text:span><text:span text:style-name="T188_15">correctly</text:span><text:span text:style-name="T188_16"><text:s/></text:span><text:span text:style-name="T188_17">using</text:span><text:span text:style-name="T188_18"><text:s/></text:span><text:span text:style-name="T188_19">only</text:span><text:span text:style-name="T188_20"><text:s/></text:span><text:span text:style-name="T188_21">the</text:span><text:span text:style-name="T188_22"><text:s/></text:span><text:span text:style-name="T188_23">author</text:span><text:span text:style-name="T188_24">(</text:span><text:span text:style-name="T188_25">s</text:span><text:span text:style-name="T188_26">)<text:s/></text:span><text:span text:style-name="T188_27">last</text:span><text:span text:style-name="T188_28"><text:s/></text:span><text:span text:style-name="T188_29">name</text:span><text:span text:style-name="T188_30">(</text:span><text:span text:style-name="T188_31">s</text:span><text:span text:style-name="T188_32">)<text:s/></text:span><text:span text:style-name="T188_33">and</text:span><text:span text:style-name="T188_34"><text:s/></text:span><text:span text:style-name="T188_35">year</text:span><text:span text:style-name="T188_36"><text:s/>(</text:span><text:span text:style-name="T188_37">eg</text:span><text:span text:style-name="T188_38">:<text:s/></text:span><text:span text:style-name="T188_39">Smith</text:span><text:span text:style-name="T188_40"><text:s/>(1990)<text:s/></text:span><text:span text:style-name="T188_41">finds</text:span><text:span text:style-name="T188_42"><text:s/></text:span><text:span text:style-name="T188_43">that</text:span><text:span text:style-name="T188_44">…).<text:s text:c="2"/></text:span><text:span text:style-name="T188_45">You</text:span><text:span text:style-name="T188_46"><text:s/></text:span><text:span text:style-name="T188_47">likely</text:span><text:span text:style-name="T188_48"><text:s/></text:span><text:span text:style-name="T188_49">should</text:span><text:span text:style-name="T188_50"><text:s/></text:span><text:span text:style-name="T188_51">not</text:span><text:span text:style-name="T188_52"><text:s/></text:span><text:span text:style-name="T188_53">include</text:span><text:span text:style-name="T188_54"><text:s/></text:span><text:span text:style-name="T188_55">author</text:span><text:span text:style-name="T188_56">’</text:span><text:span text:style-name="T188_57">s</text:span><text:span text:style-name="T188_58"><text:s/></text:span><text:span text:style-name="T188_59">first</text:span><text:span text:style-name="T188_60"><text:s/></text:span><text:span text:style-name="T188_61">names</text:span><text:span text:style-name="T188_62">,<text:s/></text:span><text:span text:style-name="T188_63">the</text:span><text:span text:style-name="T188_64"><text:s/></text:span><text:span text:style-name="T188_65">journal</text:span><text:span text:style-name="T188_66"><text:s/></text:span><text:span text:style-name="T188_67">title</text:span><text:span text:style-name="T188_68">,<text:s/></text:span><text:span text:style-name="T188_69">the</text:span><text:span text:style-name="T188_70"><text:s/></text:span><text:span text:style-name="T188_71">paper</text:span><text:span text:style-name="T188_72"><text:s/></text:span><text:span text:style-name="T188_73">title</text:span><text:span text:style-name="T188_74">,<text:s/></text:span><text:span text:style-name="T188_75">etc</text:span><text:span text:style-name="T188_76">.<text:s text:c="2"/></text:span><text:span text:style-name="T188_77">All</text:span><text:span text:style-name="T188_78"><text:s/></text:span><text:span text:style-name="T188_79">this</text:span><text:span text:style-name="T188_80"><text:s/></text:span><text:span text:style-name="T188_81">information</text:span><text:span text:style-name="T188_82"><text:s/></text:span><text:span text:style-name="T188_83">will</text:span><text:span text:style-name="T188_84"><text:s/></text:span><text:span text:style-name="T188_85">be</text:span><text:span text:style-name="T188_86"><text:s/></text:span><text:span text:style-name="T188_87">in</text:span><text:span text:style-name="T188_88"><text:s/></text:span><text:span text:style-name="T188_89">the</text:span><text:span text:style-name="T188_90"><text:s/></text:span><text:span text:style-name="T188_91">bibliography</text:span><text:span text:style-name="T188_92"><text:s/></text:span><text:span text:style-name="T188_93">of</text:span><text:span text:style-name="T188_94"><text:s/></text:span><text:span text:style-name="T188_95">the</text:span><text:span text:style-name="T188_96"><text:s/></text:span><text:span text:style-name="T188_97">paper</text:span><text:span text:style-name="T188_98">.<text:s text:c="2"/></text:span><text:span text:style-name="T188_99">The</text:span><text:span text:style-name="T188_100"><text:s/></text:span><text:span text:style-name="T188_101">following</text:span><text:span text:style-name="T188_102"><text:s/></text:span><text:span text:style-name="T188_103">website</text:span><text:span text:style-name="T188_104"><text:s/></text:span><text:span text:style-name="T188_105">describes</text:span><text:span text:style-name="T188_106"><text:s/></text:span><text:span text:style-name="T188_107">APA</text:span><text:span text:style-name="T188_108"><text:s/></text:span><text:span text:style-name="T188_109">format</text:span><text:span text:style-name="T188_110"><text:s/></text:span><text:span text:style-name="T188_111">for</text:span><text:span text:style-name="T188_112"><text:s/></text:span><text:span text:style-name="T188_113">citing</text:span><text:span text:style-name="T188_114"><text:s/></text:span><text:span text:style-name="T188_115">in</text:span><text:span text:style-name="T188_116"><text:s/></text:span><text:span text:style-name="T188_117">the</text:span><text:span text:style-name="T188_118"><text:s/></text:span><text:span text:style-name="T188_119">text</text:span><text:span text:style-name="T188_120"><text:s/></text:span><text:span text:style-name="T188_121">of</text:span><text:span text:style-name="T188_122"><text:s/></text:span><text:span text:style-name="T188_123">your</text:span><text:span text:style-name="T188_124"><text:s/></text:span><text:span text:style-name="T188_125">paper</text:span><text:span text:style-name="T188_126">:<text:s/></text:span><text:span text:style-name="T188_127"><text:a xlink:type="simple" xlink:href="http://owl.english.purdue.edu/owl/resource/560/02/"><text:span text:style-name="T188_128">http</text:span></text:a></text:span><text:span text:style-name="T188_129"><text:a xlink:type="simple" xlink:href="http://owl.english.purdue.edu/owl/resource/560/02/"><text:span text:style-name="T188_130">://</text:span></text:a></text:span><text:span text:style-name="T188_131"><text:a xlink:type="simple" xlink:href="http://owl.english.purdue.edu/owl/resource/560/02/"><text:span text:style-name="T188_132">owl</text:span></text:a></text:span><text:span text:style-name="T188_133"><text:a xlink:type="simple" xlink:href="http://owl.english.purdue.edu/owl/resource/560/02/"><text:span text:style-name="T188_134">.</text:span></text:a></text:span><text:span text:style-name="T188_135"><text:a xlink:type="simple" xlink:href="http://owl.english.purdue.edu/owl/resource/560/02/"><text:span text:style-name="T188_136">english</text:span></text:a></text:span><text:span text:style-name="T188_137"><text:a xlink:type="simple" xlink:href="http://owl.english.purdue.edu/owl/resource/560/02/"><text:span text:style-name="T188_138">.</text:span></text:a></text:span><text:span text:style-name="T188_139"><text:a xlink:type="simple" xlink:href="http://owl.english.purdue.edu/owl/resource/560/02/"><text:span text:style-name="T188_140">purdue</text:span></text:a></text:span><text:span text:style-name="T188_141"><text:a xlink:type="simple" xlink:href="http://owl.english.purdue.edu/owl/resource/560/02/"><text:span text:style-name="T188_142">.</text:span></text:a></text:span><text:span text:style-name="T188_143"><text:a xlink:type="simple" xlink:href="http://owl.english.purdue.edu/owl/resource/560/02/"><text:span text:style-name="T188_144">edu</text:span></text:a></text:span><text:span text:style-name="T188_145"><text:a xlink:type="simple" xlink:href="http://owl.english.purdue.edu/owl/resource/560/02/"><text:span text:style-name="T188_146">/</text:span></text:a></text:span><text:span text:style-name="T188_147"><text:a xlink:type="simple" xlink:href="http://owl.english.purdue.edu/owl/resource/560/02/"><text:span text:style-name="T188_148">owl</text:span></text:a></text:span><text:span text:style-name="T188_149"><text:a xlink:type="simple" xlink:href="http://owl.english.purdue.edu/owl/resource/560/02/"><text:span text:style-name="T188_150">/</text:span></text:a></text:span><text:span text:style-name="T188_151"><text:a xlink:type="simple" xlink:href="http://owl.english.purdue.edu/owl/resource/560/02/"><text:span text:style-name="T188_152">resource</text:span></text:a></text:span><text:span text:style-name="T188_153"><text:a xlink:type="simple" xlink:href="http://owl.english.purdue.edu/owl/resource/560/02/"><text:span text:style-name="T188_154">/560/02/</text:span></text:a></text:span><text:span text:style-name="T188_155">.<text:s text:c="2"/></text:span><text:span text:style-name="T188_156">Use</text:span><text:span text:style-name="T188_157"><text:s/></text:span><text:span text:style-name="T188_158">this</text:span><text:span text:style-name="T188_159"><text:s/></text:span><text:span text:style-name="T188_160">resource</text:span><text:span text:style-name="T188_161"><text:s/></text:span><text:span text:style-name="T188_162">to</text:span><text:span text:style-name="T188_163"><text:s/></text:span><text:span text:style-name="T188_164">ensure</text:span><text:span text:style-name="T188_165"><text:s/></text:span><text:span text:style-name="T188_166">consistency</text:span><text:span text:style-name="T188_167">.</text:span></text:p>
      <text:p text:style-name="P189"><text:span text:style-name="T189_1">CITATION</text:span><text:span text:style-name="T189_2">:<text:s text:c="2"/></text:span><text:span text:style-name="T189_3">In</text:span><text:span text:style-name="T189_4"><text:s/></text:span><text:span text:style-name="T189_5">addition</text:span><text:span text:style-name="T189_6"><text:s/></text:span><text:span text:style-name="T189_7">to</text:span><text:span text:style-name="T189_8"><text:s/></text:span><text:span text:style-name="T189_9">providing</text:span><text:span text:style-name="T189_10"><text:s/></text:span><text:span text:style-name="T189_11">an</text:span><text:span text:style-name="T189_12"><text:s/></text:span><text:span text:style-name="T189_13">in</text:span><text:span text:style-name="T189_14">-</text:span><text:span text:style-name="T189_15">text</text:span><text:span text:style-name="T189_16"><text:s/></text:span><text:span text:style-name="T189_17">citation</text:span><text:span text:style-name="T189_18"><text:s/></text:span><text:span text:style-name="T189_19">when</text:span><text:span text:style-name="T189_20"><text:s/></text:span><text:span text:style-name="T189_21">you</text:span><text:span text:style-name="T189_22"><text:s/></text:span><text:span text:style-name="T189_23">quote</text:span><text:span text:style-name="T189_24"><text:s/></text:span><text:span text:style-name="T189_25">an</text:span><text:span text:style-name="T189_26"><text:s/></text:span><text:span text:style-name="T189_27">author</text:span><text:span text:style-name="T189_28">,<text:s/></text:span><text:span text:style-name="T189_29">it</text:span><text:span text:style-name="T189_30"><text:s/></text:span><text:span text:style-name="T189_31">is</text:span><text:span text:style-name="T189_32"><text:s/></text:span><text:span text:style-name="T189_33">also</text:span><text:span text:style-name="T189_34"><text:s/></text:span><text:span text:style-name="T189_35">necessary</text:span><text:span text:style-name="T189_36"><text:s/></text:span><text:span text:style-name="T189_37">to</text:span><text:span text:style-name="T189_38"><text:s/></text:span><text:span text:style-name="T189_39">paraphrase</text:span><text:span text:style-name="T189_40"><text:s/></text:span><text:span text:style-name="T189_41">the</text:span><text:span text:style-name="T189_42"><text:s/></text:span><text:span text:style-name="T189_43">persons</text:span><text:span text:style-name="T189_44">’<text:s/></text:span><text:span text:style-name="T189_45">idea</text:span><text:span text:style-name="T189_46">.<text:s text:c="2"/></text:span><text:span text:style-name="T189_47">Refer</text:span><text:span text:style-name="T189_48"><text:s/></text:span><text:span text:style-name="T189_49">to</text:span><text:span text:style-name="T189_50"><text:s/></text:span><text:span text:style-name="T189_51"><text:a xlink:type="simple" xlink:href="http://owl.english.purdue.edu/"><text:span text:style-name="T189_52">http</text:span></text:a></text:span><text:span text:style-name="T189_53"><text:a xlink:type="simple" xlink:href="http://owl.english.purdue.edu/"><text:span text:style-name="T189_54">://</text:span></text:a></text:span><text:span text:style-name="T189_55"><text:a xlink:type="simple" xlink:href="http://owl.english.purdue.edu/"><text:span text:style-name="T189_56">owl</text:span></text:a></text:span><text:span text:style-name="T189_57"><text:a xlink:type="simple" xlink:href="http://owl.english.purdue.edu/"><text:span text:style-name="T189_58">.</text:span></text:a></text:span><text:span text:style-name="T189_59"><text:a xlink:type="simple" xlink:href="http://owl.english.purdue.edu/"><text:span text:style-name="T189_60">english</text:span></text:a></text:span><text:span text:style-name="T189_61"><text:a xlink:type="simple" xlink:href="http://owl.english.purdue.edu/"><text:span text:style-name="T189_62">.</text:span></text:a></text:span><text:span text:style-name="T189_63"><text:a xlink:type="simple" xlink:href="http://owl.english.purdue.edu/"><text:span text:style-name="T189_64">purdue</text:span></text:a></text:span><text:span text:style-name="T189_65"><text:a xlink:type="simple" xlink:href="http://owl.english.purdue.edu/"><text:span text:style-name="T189_66">.</text:span></text:a></text:span><text:span text:style-name="T189_67"><text:a xlink:type="simple" xlink:href="http://owl.english.purdue.edu/"><text:span text:style-name="T189_68">edu</text:span></text:a></text:span><text:span text:style-name="T189_69"><text:a xlink:type="simple" xlink:href="http://owl.english.purdue.edu/"><text:span text:style-name="T189_70">/</text:span></text:a></text:span><text:span text:style-name="T189_71"><text:s/></text:span><text:span text:style-name="T189_72">and</text:span><text:span text:style-name="T189_73"><text:s/></text:span><text:span text:style-name="T189_74">consult</text:span><text:span text:style-name="T189_75"><text:s/></text:span><text:span text:style-name="T189_76">the</text:span><text:span text:style-name="T189_77"><text:s/></text:span><text:span text:style-name="T189_78">APA</text:span><text:span text:style-name="T189_79"><text:s/></text:span><text:span text:style-name="T189_80">or</text:span><text:span text:style-name="T189_81"><text:s/></text:span><text:span text:style-name="T189_82">MLA</text:span><text:span text:style-name="T189_83"><text:s/></text:span><text:span text:style-name="T189_84">formatting</text:span><text:span text:style-name="T189_85"><text:s/></text:span><text:span text:style-name="T189_86">and</text:span><text:span text:style-name="T189_87"><text:s/></text:span><text:span text:style-name="T189_88">style</text:span><text:span text:style-name="T189_89"><text:s/></text:span><text:span text:style-name="T189_90">guide</text:span><text:span text:style-name="T189_91">.</text:span></text:p>
      <text:p text:style-name="P190"><text:span text:style-name="T190_1">;</text:span><text:span text:style-name="T190_2">mpcoll</text:span></text:p>
      <text:p text:style-name="P191"><text:span text:style-name="T191_1">DIFFICULT</text:span><text:span text:style-name="T191_2"><text:s/></text:span><text:span text:style-name="T191_3">TO</text:span><text:span text:style-name="T191_4"><text:s/></text:span><text:span text:style-name="T191_5">FOLLOW</text:span><text:span text:style-name="T191_6">:<text:s text:c="2"/></text:span><text:span text:style-name="T191_7">In</text:span><text:span text:style-name="T191_8"><text:s/></text:span><text:span text:style-name="T191_9">some</text:span><text:span text:style-name="T191_10"><text:s/></text:span><text:span text:style-name="T191_11">instances</text:span><text:span text:style-name="T191_12"><text:s/></text:span><text:span text:style-name="T191_13">your</text:span><text:span text:style-name="T191_14"><text:s/></text:span><text:span text:style-name="T191_15">writing</text:span><text:span text:style-name="T191_16"><text:s/></text:span><text:span text:style-name="T191_17">is</text:span><text:span text:style-name="T191_18"><text:s/></text:span><text:span text:style-name="T191_19">difficult</text:span><text:span text:style-name="T191_20"><text:s/></text:span><text:span text:style-name="T191_21">to</text:span><text:span text:style-name="T191_22"><text:s/></text:span><text:span text:style-name="T191_23">follow</text:span><text:span text:style-name="T191_24">.<text:s text:c="2"/></text:span><text:span text:style-name="T191_25">Re</text:span><text:span text:style-name="T191_26">-</text:span><text:span text:style-name="T191_27">read</text:span><text:span text:style-name="T191_28"><text:s/></text:span><text:span text:style-name="T191_29">your</text:span><text:span text:style-name="T191_30"><text:s/></text:span><text:span text:style-name="T191_31">own</text:span><text:span text:style-name="T191_32"><text:s/></text:span><text:span text:style-name="T191_33">work</text:span><text:span text:style-name="T191_34"><text:s/></text:span><text:span text:style-name="T191_35">and</text:span><text:span text:style-name="T191_36"><text:s/></text:span><text:span text:style-name="T191_37">make</text:span><text:span text:style-name="T191_38"><text:s/></text:span><text:span text:style-name="T191_39">sure</text:span><text:span text:style-name="T191_40"><text:s/></text:span><text:span text:style-name="T191_41">you</text:span><text:span text:style-name="T191_42"><text:s/></text:span><text:span text:style-name="T191_43">can</text:span><text:span text:style-name="T191_44"><text:s/></text:span><text:span text:style-name="T191_45">follow</text:span><text:span text:style-name="T191_46"><text:s/></text:span><text:span text:style-name="T191_47">through</text:span><text:span text:style-name="T191_48"><text:s/></text:span><text:span text:style-name="T191_49">the</text:span><text:span text:style-name="T191_50"><text:s/></text:span><text:span text:style-name="T191_51">sentences</text:span><text:span text:style-name="T191_52"><text:s/></text:span><text:span text:style-name="T191_53">and</text:span><text:span text:style-name="T191_54"><text:s/></text:span><text:span text:style-name="T191_55">your</text:span><text:span text:style-name="T191_56"><text:s/></text:span><text:span text:style-name="T191_57">train</text:span><text:span text:style-name="T191_58"><text:s/></text:span><text:span text:style-name="T191_59">of</text:span><text:span text:style-name="T191_60"><text:s/></text:span><text:span text:style-name="T191_61">thought</text:span><text:span text:style-name="T191_62">.<text:s text:c="2"/></text:span><text:span text:style-name="T191_63">It</text:span><text:span text:style-name="T191_64"><text:s/></text:span><text:span text:style-name="T191_65">would</text:span><text:span text:style-name="T191_66"><text:s/></text:span><text:span text:style-name="T191_67">be</text:span><text:span text:style-name="T191_68"><text:s/></text:span><text:span text:style-name="T191_69">a</text:span><text:span text:style-name="T191_70"><text:s/></text:span><text:span text:style-name="T191_71">good</text:span><text:span text:style-name="T191_72"><text:s/></text:span><text:span text:style-name="T191_73">idea</text:span><text:span text:style-name="T191_74"><text:s/></text:span><text:span text:style-name="T191_75">to</text:span><text:span text:style-name="T191_76"><text:s/></text:span><text:span text:style-name="T191_77">also</text:span><text:span text:style-name="T191_78"><text:s/></text:span><text:span text:style-name="T191_79">have</text:span><text:span text:style-name="T191_80"><text:s/></text:span><text:span text:style-name="T191_81">another</text:span><text:span text:style-name="T191_82"><text:s/></text:span><text:span text:style-name="T191_83">member</text:span><text:span text:style-name="T191_84"><text:s/></text:span><text:span text:style-name="T191_85">of</text:span><text:span text:style-name="T191_86"><text:s/></text:span><text:span text:style-name="T191_87">your</text:span><text:span text:style-name="T191_88"><text:s/></text:span><text:span text:style-name="T191_89">group</text:span><text:span text:style-name="T191_90"><text:s/></text:span><text:span text:style-name="T191_91">who</text:span><text:span text:style-name="T191_92"><text:s/></text:span><text:span text:style-name="T191_93">did</text:span><text:span text:style-name="T191_94"><text:s/></text:span><text:span text:style-name="T191_95">not</text:span><text:span text:style-name="T191_96"><text:s/></text:span><text:span text:style-name="T191_97">write</text:span><text:span text:style-name="T191_98"><text:s/></text:span><text:span text:style-name="T191_99">the</text:span><text:span text:style-name="T191_100"><text:s/></text:span><text:span text:style-name="T191_101">piece</text:span><text:span text:style-name="T191_102"><text:s/></text:span><text:span text:style-name="T191_103">read</text:span><text:span text:style-name="T191_104"><text:s/></text:span><text:span text:style-name="T191_105">over</text:span><text:span text:style-name="T191_106"><text:s/></text:span><text:span text:style-name="T191_107">your</text:span><text:span text:style-name="T191_108"><text:s/></text:span><text:span text:style-name="T191_109">work</text:span><text:span text:style-name="T191_110">.<text:s text:c="2"/></text:span><text:span text:style-name="T191_111">Ask</text:span><text:span text:style-name="T191_112"><text:s/></text:span><text:span text:style-name="T191_113">them</text:span><text:span text:style-name="T191_114"><text:s/></text:span><text:span text:style-name="T191_115">to</text:span><text:span text:style-name="T191_116"><text:s/></text:span><text:span text:style-name="T191_117">point</text:span><text:span text:style-name="T191_118"><text:s/></text:span><text:span text:style-name="T191_119">out</text:span><text:span text:style-name="T191_120"><text:s/></text:span><text:span text:style-name="T191_121">sentences</text:span><text:span text:style-name="T191_122"><text:s/></text:span><text:span text:style-name="T191_123">or</text:span><text:span text:style-name="T191_124"><text:s/></text:span><text:span text:style-name="T191_125">sections</text:span><text:span text:style-name="T191_126"><text:s/></text:span><text:span text:style-name="T191_127">of</text:span><text:span text:style-name="T191_128"><text:s/></text:span><text:span text:style-name="T191_129">the</text:span><text:span text:style-name="T191_130"><text:s/></text:span><text:span text:style-name="T191_131">paper</text:span><text:span text:style-name="T191_132"><text:s/></text:span><text:span text:style-name="T191_133">where</text:span><text:span text:style-name="T191_134"><text:s/></text:span><text:span text:style-name="T191_135">it</text:span><text:span text:style-name="T191_136"><text:s/></text:span><text:span text:style-name="T191_137">is</text:span><text:span text:style-name="T191_138"><text:s/></text:span><text:span text:style-name="T191_139">difficult</text:span><text:span text:style-name="T191_140"><text:s/></text:span><text:span text:style-name="T191_141">to</text:span><text:span text:style-name="T191_142"><text:s/></text:span><text:span text:style-name="T191_143">follow</text:span><text:span text:style-name="T191_144">.</text:span></text:p>
      <text:p text:style-name="P192"><text:span text:style-name="T192_1">GRAMMAR</text:span><text:span text:style-name="T192_2"><text:s/>/<text:s/></text:span><text:span text:style-name="T192_3">SPELLING</text:span><text:span text:style-name="T192_4"><text:s/>/<text:s/></text:span><text:span text:style-name="T192_5">PUNCTUATION</text:span><text:span text:style-name="T192_6">:<text:s text:c="2"/></text:span><text:span text:style-name="T192_7">I</text:span><text:span text:style-name="T192_8"><text:s/></text:span><text:span text:style-name="T192_9">found</text:span><text:span text:style-name="T192_10"><text:s/></text:span><text:span text:style-name="T192_11">some</text:span><text:span text:style-name="T192_12"><text:s/></text:span><text:span text:style-name="T192_13">errors</text:span><text:span text:style-name="T192_14"><text:s/></text:span><text:span text:style-name="T192_15">in</text:span><text:span text:style-name="T192_16"><text:s/></text:span><text:span text:style-name="T192_17">grammar</text:span><text:span text:style-name="T192_18">,<text:s/></text:span><text:span text:style-name="T192_19">spelling</text:span><text:span text:style-name="T192_20">,<text:s/></text:span><text:span text:style-name="T192_21">or</text:span><text:span text:style-name="T192_22"><text:s/></text:span><text:span text:style-name="T192_23">punctuation</text:span><text:span text:style-name="T192_24">.<text:s text:c="2"/></text:span><text:span text:style-name="T192_25">Reread</text:span><text:span text:style-name="T192_26"><text:s/></text:span><text:span text:style-name="T192_27">your</text:span><text:span text:style-name="T192_28"><text:s/></text:span><text:span text:style-name="T192_29">work</text:span><text:span text:style-name="T192_30"><text:s/></text:span><text:span text:style-name="T192_31">and</text:span><text:span text:style-name="T192_32"><text:s/></text:span><text:span text:style-name="T192_33">see</text:span><text:span text:style-name="T192_34"><text:s/></text:span><text:span text:style-name="T192_35">if</text:span><text:span text:style-name="T192_36"><text:s/></text:span><text:span text:style-name="T192_37">you</text:span><text:span text:style-name="T192_38"><text:s/></text:span><text:span text:style-name="T192_39">can</text:span><text:span text:style-name="T192_40"><text:s/></text:span><text:span text:style-name="T192_41">find</text:span><text:span text:style-name="T192_42"><text:s/></text:span><text:span text:style-name="T192_43">and</text:span><text:span text:style-name="T192_44"><text:s/></text:span><text:span text:style-name="T192_45">fix</text:span><text:span text:style-name="T192_46"><text:s/></text:span><text:span text:style-name="T192_47">these</text:span><text:span text:style-name="T192_48"><text:s/>(</text:span><text:span text:style-name="T192_49">or</text:span><text:span text:style-name="T192_50"><text:s/></text:span><text:span text:style-name="T192_51">even</text:span><text:span text:style-name="T192_52"><text:s/></text:span><text:span text:style-name="T192_53">better</text:span><text:span text:style-name="T192_54">,<text:s/></text:span><text:span text:style-name="T192_55">ask</text:span><text:span text:style-name="T192_56"><text:s/></text:span><text:span text:style-name="T192_57">a</text:span><text:span text:style-name="T192_58"><text:s/></text:span><text:span text:style-name="T192_59">friend</text:span><text:span text:style-name="T192_60"><text:s/></text:span><text:span text:style-name="T192_61">to</text:span><text:span text:style-name="T192_62"><text:s/></text:span><text:span text:style-name="T192_63">do</text:span><text:span text:style-name="T192_64"><text:s/></text:span><text:span text:style-name="T192_65">it</text:span><text:span text:style-name="T192_66">!).</text:span></text:p>
      <text:p text:style-name="P193"><text:span text:style-name="T193_1">GRAMMAR</text:span><text:span text:style-name="T193_2"><text:s/>/<text:s/></text:span><text:span text:style-name="T193_3">SPELLING</text:span><text:span text:style-name="T193_4"><text:s/>/<text:s/></text:span><text:span text:style-name="T193_5">PUNCTUATION</text:span><text:span text:style-name="T193_6">:<text:s text:c="2"/></text:span><text:span text:style-name="T193_7">I</text:span><text:span text:style-name="T193_8"><text:s/></text:span><text:span text:style-name="T193_9">found</text:span><text:span text:style-name="T193_10"><text:s/></text:span><text:span text:style-name="T193_11">several</text:span><text:span text:style-name="T193_12"><text:s/></text:span><text:span text:style-name="T193_13">errors</text:span><text:span text:style-name="T193_14"><text:s/></text:span><text:span text:style-name="T193_15">in</text:span><text:span text:style-name="T193_16"><text:s/></text:span><text:span text:style-name="T193_17">grammar</text:span><text:span text:style-name="T193_18">,<text:s/></text:span><text:span text:style-name="T193_19">spelling</text:span><text:span text:style-name="T193_20">,<text:s/></text:span><text:span text:style-name="T193_21">or</text:span><text:span text:style-name="T193_22"><text:s/></text:span><text:span text:style-name="T193_23">punctuation</text:span><text:span text:style-name="T193_24"><text:s/>(</text:span><text:span text:style-name="T193_25">note</text:span><text:span text:style-name="T193_26">,<text:s/></text:span><text:span text:style-name="T193_27">spell</text:span><text:span text:style-name="T193_28"><text:s/></text:span><text:span text:style-name="T193_29">checkers</text:span><text:span text:style-name="T193_30"><text:s/></text:span><text:span text:style-name="T193_31">do</text:span><text:span text:style-name="T193_32"><text:s/></text:span><text:span text:style-name="T193_33">not</text:span><text:span text:style-name="T193_34"><text:s/></text:span><text:span text:style-name="T193_35">always</text:span><text:span text:style-name="T193_36"><text:s/></text:span><text:span text:style-name="T193_37">pick</text:span><text:span text:style-name="T193_38"><text:s/></text:span><text:span text:style-name="T193_39">up</text:span><text:span text:style-name="T193_40"><text:s/></text:span><text:span text:style-name="T193_41">incorrect</text:span><text:span text:style-name="T193_42"><text:s/></text:span><text:span text:style-name="T193_43">uses</text:span><text:span text:style-name="T193_44"><text:s/></text:span><text:span text:style-name="T193_45">of</text:span><text:span text:style-name="T193_46"><text:s/></text:span><text:span text:style-name="T193_47">a</text:span><text:span text:style-name="T193_48"><text:s/></text:span><text:span text:style-name="T193_49">word</text:span><text:span text:style-name="T193_50"><text:s/>(</text:span><text:span text:style-name="T193_51">for</text:span><text:span text:style-name="T193_52"><text:s text:c="2"/></text:span><text:span text:style-name="T193_53">example</text:span><text:span text:style-name="T193_54"><text:s/>“</text:span><text:span text:style-name="T193_55">their</text:span><text:span text:style-name="T193_56">,”<text:s/>“</text:span><text:span text:style-name="T193_57">there</text:span><text:span text:style-name="T193_58">,”<text:s/></text:span><text:span text:style-name="T193_59">and</text:span><text:span text:style-name="T193_60"><text:s/>“</text:span><text:span text:style-name="T193_61">they</text:span><text:span text:style-name="T193_62">’</text:span><text:span text:style-name="T193_63">re</text:span><text:span text:style-name="T193_64">”<text:s/></text:span><text:span text:style-name="T193_65">or</text:span><text:span text:style-name="T193_66"><text:s/>“</text:span><text:span text:style-name="T193_67">affect</text:span><text:span text:style-name="T193_68">”<text:s/></text:span><text:span text:style-name="T193_69">versus</text:span><text:span text:style-name="T193_70"><text:s/>“</text:span><text:span text:style-name="T193_71">effect</text:span><text:span text:style-name="T193_72">”).<text:s text:c="2"/></text:span><text:span text:style-name="T193_73">After</text:span><text:span text:style-name="T193_74"><text:s/></text:span><text:span text:style-name="T193_75">rewriting</text:span><text:span text:style-name="T193_76"><text:s/></text:span><text:span text:style-name="T193_77">your</text:span><text:span text:style-name="T193_78"><text:s/></text:span><text:span text:style-name="T193_79">introduction</text:span><text:span text:style-name="T193_80">,<text:s/></text:span><text:span text:style-name="T193_81">please</text:span><text:span text:style-name="T193_82"><text:s/></text:span><text:span text:style-name="T193_83">look</text:span><text:span text:style-name="T193_84"><text:s/></text:span><text:span text:style-name="T193_85">out</text:span><text:span text:style-name="T193_86"><text:s/></text:span><text:span text:style-name="T193_87">more</text:span><text:span text:style-name="T193_88"><text:s/></text:span><text:span text:style-name="T193_89">carefully</text:span><text:span text:style-name="T193_90"><text:s/></text:span><text:span text:style-name="T193_91">for</text:span><text:span text:style-name="T193_92"><text:s/></text:span><text:span text:style-name="T193_93">these</text:span><text:span text:style-name="T193_94">.<text:s text:c="2"/></text:span><text:span text:style-name="T193_95">I</text:span><text:span text:style-name="T193_96"><text:s/></text:span><text:span text:style-name="T193_97">strongly</text:span><text:span text:style-name="T193_98"><text:s/></text:span><text:span text:style-name="T193_99">suggest</text:span><text:span text:style-name="T193_100"><text:s/></text:span><text:span text:style-name="T193_101">asking</text:span><text:span text:style-name="T193_102"><text:s/></text:span><text:span text:style-name="T193_103">a</text:span><text:span text:style-name="T193_104"><text:s/></text:span><text:span text:style-name="T193_105">classmate</text:span><text:span text:style-name="T193_106"><text:s/></text:span><text:span text:style-name="T193_107">to</text:span><text:span text:style-name="T193_108"><text:s/></text:span><text:span text:style-name="T193_109">double</text:span><text:span text:style-name="T193_110"><text:s/></text:span><text:span text:style-name="T193_111">check</text:span><text:span text:style-name="T193_112"><text:s/></text:span><text:span text:style-name="T193_113">your</text:span><text:span text:style-name="T193_114"><text:s/></text:span><text:span text:style-name="T193_115">work</text:span><text:span text:style-name="T193_116"><text:s/>(</text:span><text:span text:style-name="T193_117">and</text:span><text:span text:style-name="T193_118"><text:s/></text:span><text:span text:style-name="T193_119">perhaps</text:span><text:span text:style-name="T193_120"><text:s/></text:span><text:span text:style-name="T193_121">you</text:span><text:span text:style-name="T193_122"><text:s/></text:span><text:span text:style-name="T193_123">could</text:span><text:span text:style-name="T193_124"><text:s/></text:span><text:span text:style-name="T193_125">return</text:span><text:span text:style-name="T193_126"><text:s/></text:span><text:span text:style-name="T193_127">the</text:span><text:span text:style-name="T193_128"><text:s/></text:span><text:span text:style-name="T193_129">favor</text:span><text:span text:style-name="T193_130">).<text:s text:c="2"/></text:span><text:span text:style-name="T193_131">It</text:span><text:span text:style-name="T193_132"><text:s/></text:span><text:span text:style-name="T193_133">is</text:span><text:span text:style-name="T193_134"><text:s/></text:span><text:span text:style-name="T193_135">common</text:span><text:span text:style-name="T193_136"><text:s/></text:span><text:span text:style-name="T193_137">to</text:span><text:span text:style-name="T193_138"><text:s/></text:span><text:span text:style-name="T193_139">read</text:span><text:span text:style-name="T193_140"><text:s/></text:span><text:span text:style-name="T193_141">in</text:span><text:span text:style-name="T193_142"><text:s/></text:span><text:span text:style-name="T193_143">your</text:span><text:span text:style-name="T193_144"><text:s/></text:span><text:span text:style-name="T193_145">mind</text:span><text:span text:style-name="T193_146"><text:s/></text:span><text:span text:style-name="T193_147">what</text:span><text:span text:style-name="T193_148"><text:s/></text:span><text:span text:style-name="T193_149">you</text:span><text:span text:style-name="T193_150"><text:s/></text:span><text:span text:style-name="T193_151">intended</text:span><text:span text:style-name="T193_152"><text:s/></text:span><text:span text:style-name="T193_153">to</text:span><text:span text:style-name="T193_154"><text:s/></text:span><text:span text:style-name="T193_155">write</text:span><text:span text:style-name="T193_156">,<text:s/></text:span><text:span text:style-name="T193_157">making</text:span><text:span text:style-name="T193_158"><text:s/></text:span><text:span text:style-name="T193_159">it</text:span><text:span text:style-name="T193_160"><text:s/></text:span><text:span text:style-name="T193_161">difficult</text:span><text:span text:style-name="T193_162"><text:s/></text:span><text:span text:style-name="T193_163">to</text:span><text:span text:style-name="T193_164"><text:s/></text:span><text:span text:style-name="T193_165">catch</text:span><text:span text:style-name="T193_166"><text:s/></text:span><text:span text:style-name="T193_167">your</text:span><text:span text:style-name="T193_168"><text:s/></text:span><text:span text:style-name="T193_169">own</text:span><text:span text:style-name="T193_170"><text:s/></text:span><text:span text:style-name="T193_171">grammar</text:span><text:span text:style-name="T193_172"><text:s/></text:span><text:span text:style-name="T193_173">mistakes</text:span><text:span text:style-name="T193_174">,<text:s/></text:span><text:span text:style-name="T193_175">but</text:span><text:span text:style-name="T193_176"><text:s/></text:span><text:span text:style-name="T193_177">easier</text:span><text:span text:style-name="T193_178"><text:s/></text:span><text:span text:style-name="T193_179">for</text:span><text:span text:style-name="T193_180"><text:s/></text:span><text:span text:style-name="T193_181">others</text:span><text:span text:style-name="T193_182"><text:s/></text:span><text:span text:style-name="T193_183">to</text:span><text:span text:style-name="T193_184"><text:s/></text:span><text:span text:style-name="T193_185">catch</text:span><text:span text:style-name="T193_186"><text:s/></text:span><text:span text:style-name="T193_187">them</text:span><text:span text:style-name="T193_188">.<text:s text:c="2"/></text:span></text:p>
      <text:p text:style-name="P194"><text:span text:style-name="T194_1">HYPERBOLE</text:span><text:span text:style-name="T194_2">:<text:s text:c="2"/></text:span><text:span text:style-name="T194_3">Be</text:span><text:span text:style-name="T194_4"><text:s/></text:span><text:span text:style-name="T194_5">careful</text:span><text:span text:style-name="T194_6"><text:s/></text:span><text:span text:style-name="T194_7">with</text:span><text:span text:style-name="T194_8"><text:s/></text:span><text:span text:style-name="T194_9">your</text:span><text:span text:style-name="T194_10"><text:s/></text:span><text:span text:style-name="T194_11">use</text:span><text:span text:style-name="T194_12"><text:s/></text:span><text:span text:style-name="T194_13">of</text:span><text:span text:style-name="T194_14"><text:s/></text:span><text:span text:style-name="T194_15">hyperbole</text:span><text:span text:style-name="T194_16">.<text:s text:c="2"/></text:span><text:span text:style-name="T194_17">It</text:span><text:span text:style-name="T194_18"><text:s/></text:span><text:span text:style-name="T194_19">can</text:span><text:span text:style-name="T194_20"><text:s/></text:span><text:span text:style-name="T194_21">be</text:span><text:span text:style-name="T194_22"><text:s/></text:span><text:span text:style-name="T194_23">acceptable</text:span><text:span text:style-name="T194_24"><text:s/></text:span><text:span text:style-name="T194_25">to</text:span><text:span text:style-name="T194_26"><text:s/></text:span><text:span text:style-name="T194_27">use</text:span><text:span text:style-name="T194_28"><text:s/></text:span><text:span text:style-name="T194_29">language</text:span><text:span text:style-name="T194_30"><text:s/></text:span><text:span text:style-name="T194_31">that</text:span><text:span text:style-name="T194_32"><text:s/></text:span><text:span text:style-name="T194_33">argues</text:span><text:span text:style-name="T194_34"><text:s/></text:span><text:span text:style-name="T194_35">a</text:span><text:span text:style-name="T194_36"><text:s/></text:span><text:span text:style-name="T194_37">particular</text:span><text:span text:style-name="T194_38"><text:s/></text:span><text:span text:style-name="T194_39">viewpoint</text:span><text:span text:style-name="T194_40"><text:s/></text:span><text:span text:style-name="T194_41">or</text:span><text:span text:style-name="T194_42"><text:s/></text:span><text:span text:style-name="T194_43">side</text:span><text:span text:style-name="T194_44">,<text:s/></text:span><text:span text:style-name="T194_45">but</text:span><text:span text:style-name="T194_46"><text:s/></text:span><text:span text:style-name="T194_47">using</text:span><text:span text:style-name="T194_48"><text:s/></text:span><text:span text:style-name="T194_49">it</text:span><text:span text:style-name="T194_50"><text:s/></text:span><text:span text:style-name="T194_51">is</text:span><text:span text:style-name="T194_52"><text:s/></text:span><text:span text:style-name="T194_53">much</text:span><text:span text:style-name="T194_54"><text:s/></text:span><text:span text:style-name="T194_55">harder</text:span><text:span text:style-name="T194_56"><text:s/></text:span><text:span text:style-name="T194_57">to</text:span><text:span text:style-name="T194_58"><text:s/></text:span><text:span text:style-name="T194_59">provide</text:span><text:span text:style-name="T194_60"><text:s/></text:span><text:span text:style-name="T194_61">evidence</text:span><text:span text:style-name="T194_62">,<text:s/></text:span><text:span text:style-name="T194_63">much</text:span><text:span text:style-name="T194_64"><text:s/></text:span><text:span text:style-name="T194_65">less</text:span><text:span text:style-name="T194_66"><text:s/></text:span><text:span text:style-name="T194_67">proof</text:span><text:span text:style-name="T194_68">,<text:s/></text:span><text:span text:style-name="T194_69">for</text:span><text:span text:style-name="T194_70"><text:s/></text:span><text:span text:style-name="T194_71">statements</text:span><text:span text:style-name="T194_72"><text:s/></text:span><text:span text:style-name="T194_73">that</text:span><text:span text:style-name="T194_74"><text:s/></text:span><text:span text:style-name="T194_75">include</text:span><text:span text:style-name="T194_76"><text:s/></text:span><text:span text:style-name="T194_77">hyperbole</text:span><text:span text:style-name="T194_78">.<text:s text:c="2"/></text:span><text:span text:style-name="T194_79">Using</text:span><text:span text:style-name="T194_80"><text:s/></text:span><text:span text:style-name="T194_81">this</text:span><text:span text:style-name="T194_82"><text:s/></text:span><text:span text:style-name="T194_83">language</text:span><text:span text:style-name="T194_84"><text:s/></text:span><text:span text:style-name="T194_85">can</text:span><text:span text:style-name="T194_86"><text:s/></text:span><text:span text:style-name="T194_87">also</text:span><text:span text:style-name="T194_88"><text:s/></text:span><text:span text:style-name="T194_89">turn</text:span><text:span text:style-name="T194_90"><text:s/></text:span><text:span text:style-name="T194_91">off</text:span><text:span text:style-name="T194_92"><text:s/></text:span><text:span text:style-name="T194_93">readers</text:span><text:span text:style-name="T194_94"><text:s/></text:span><text:span text:style-name="T194_95">who</text:span><text:span text:style-name="T194_96"><text:s/></text:span><text:span text:style-name="T194_97">may</text:span><text:span text:style-name="T194_98"><text:s/></text:span><text:span text:style-name="T194_99">not</text:span><text:span text:style-name="T194_100"><text:s/></text:span><text:span text:style-name="T194_101">agree</text:span><text:span text:style-name="T194_102"><text:s/></text:span><text:span text:style-name="T194_103">with</text:span><text:span text:style-name="T194_104"><text:s/></text:span><text:span text:style-name="T194_105">the</text:span><text:span text:style-name="T194_106"><text:s/></text:span><text:span text:style-name="T194_107">extremity</text:span><text:span text:style-name="T194_108"><text:s/></text:span><text:span text:style-name="T194_109">of</text:span><text:span text:style-name="T194_110"><text:s/></text:span><text:span text:style-name="T194_111">your</text:span><text:span text:style-name="T194_112"><text:s/></text:span><text:span text:style-name="T194_113">statements</text:span><text:span text:style-name="T194_114">.<text:s text:c="2"/></text:span></text:p>
      <text:p text:style-name="P195"><text:span text:style-name="T195_1">QUOTES</text:span><text:span text:style-name="T195_2">:<text:s text:c="2"/></text:span><text:span text:style-name="T195_3">When</text:span><text:span text:style-name="T195_4"><text:s/></text:span><text:span text:style-name="T195_5">you</text:span><text:span text:style-name="T195_6"><text:s/></text:span><text:span text:style-name="T195_7">directly</text:span><text:span text:style-name="T195_8"><text:s/></text:span><text:span text:style-name="T195_9">quote</text:span><text:span text:style-name="T195_10"><text:s/></text:span><text:span text:style-name="T195_11">someone</text:span><text:span text:style-name="T195_12">,<text:s/></text:span><text:span text:style-name="T195_13">it</text:span><text:span text:style-name="T195_14"><text:s/></text:span><text:span text:style-name="T195_15">is</text:span><text:span text:style-name="T195_16"><text:s/></text:span><text:span text:style-name="T195_17">necessary</text:span><text:span text:style-name="T195_18"><text:s/></text:span><text:span text:style-name="T195_19">to</text:span><text:span text:style-name="T195_20"><text:s/></text:span><text:span text:style-name="T195_21">provide</text:span><text:span text:style-name="T195_22"><text:s/></text:span><text:span text:style-name="T195_23">an</text:span><text:span text:style-name="T195_24"><text:s/></text:span><text:span text:style-name="T195_25">in</text:span><text:span text:style-name="T195_26">-</text:span><text:span text:style-name="T195_27">text</text:span><text:span text:style-name="T195_28"><text:s/></text:span><text:span text:style-name="T195_29">citation</text:span><text:span text:style-name="T195_30"><text:s/></text:span><text:span text:style-name="T195_31">to</text:span><text:span text:style-name="T195_32"><text:s/></text:span><text:span text:style-name="T195_33">identify</text:span><text:span text:style-name="T195_34"><text:s/></text:span><text:span text:style-name="T195_35">the</text:span><text:span text:style-name="T195_36"><text:s/></text:span><text:span text:style-name="T195_37">source</text:span><text:span text:style-name="T195_38">.<text:s/></text:span><text:span text:style-name="T195_39">Refer</text:span><text:span text:style-name="T195_40"><text:s/></text:span><text:span text:style-name="T195_41">to</text:span><text:span text:style-name="T195_42"><text:s/></text:span><text:span text:style-name="T195_43"><text:a xlink:type="simple" xlink:href="http://owl.english.purdue.edu/"><text:span text:style-name="T195_44">http</text:span></text:a></text:span><text:span text:style-name="T195_45"><text:a xlink:type="simple" xlink:href="http://owl.english.purdue.edu/"><text:span text:style-name="T195_46">://</text:span></text:a></text:span><text:span text:style-name="T195_47"><text:a xlink:type="simple" xlink:href="http://owl.english.purdue.edu/"><text:span text:style-name="T195_48">owl</text:span></text:a></text:span><text:span text:style-name="T195_49"><text:a xlink:type="simple" xlink:href="http://owl.english.purdue.edu/"><text:span text:style-name="T195_50">.</text:span></text:a></text:span><text:span text:style-name="T195_51"><text:a xlink:type="simple" xlink:href="http://owl.english.purdue.edu/"><text:span text:style-name="T195_52">english</text:span></text:a></text:span><text:span text:style-name="T195_53"><text:a xlink:type="simple" xlink:href="http://owl.english.purdue.edu/"><text:span text:style-name="T195_54">.</text:span></text:a></text:span><text:span text:style-name="T195_55"><text:a xlink:type="simple" xlink:href="http://owl.english.purdue.edu/"><text:span text:style-name="T195_56">purdue</text:span></text:a></text:span><text:span text:style-name="T195_57"><text:a xlink:type="simple" xlink:href="http://owl.english.purdue.edu/"><text:span text:style-name="T195_58">.</text:span></text:a></text:span><text:span text:style-name="T195_59"><text:a xlink:type="simple" xlink:href="http://owl.english.purdue.edu/"><text:span text:style-name="T195_60">edu</text:span></text:a></text:span><text:span text:style-name="T195_61"><text:a xlink:type="simple" xlink:href="http://owl.english.purdue.edu/"><text:span text:style-name="T195_62">/</text:span></text:a></text:span><text:span text:style-name="T195_63"><text:s/></text:span><text:span text:style-name="T195_64">and</text:span><text:span text:style-name="T195_65"><text:s/></text:span><text:span text:style-name="T195_66">consult</text:span><text:span text:style-name="T195_67"><text:s/></text:span><text:span text:style-name="T195_68">the</text:span><text:span text:style-name="T195_69"><text:s/></text:span><text:span text:style-name="T195_70">APA</text:span><text:span text:style-name="T195_71"><text:s/></text:span><text:span text:style-name="T195_72">or</text:span><text:span text:style-name="T195_73"><text:s/></text:span><text:span text:style-name="T195_74">MLA</text:span><text:span text:style-name="T195_75"><text:s/></text:span><text:span text:style-name="T195_76">formatting</text:span><text:span text:style-name="T195_77"><text:s/></text:span><text:span text:style-name="T195_78">and</text:span><text:span text:style-name="T195_79"><text:s/></text:span><text:span text:style-name="T195_80">style</text:span><text:span text:style-name="T195_81"><text:s/></text:span><text:span text:style-name="T195_82">guide</text:span><text:span text:style-name="T195_83">.</text:span></text:p>
      <text:p text:style-name="P196"><text:span text:style-name="T196_1">QUOTES</text:span><text:span text:style-name="T196_2">:<text:s text:c="2"/></text:span><text:span text:style-name="T196_3">Only</text:span><text:span text:style-name="T196_4"><text:s/></text:span><text:span text:style-name="T196_5">directly</text:span><text:span text:style-name="T196_6"><text:s/></text:span><text:span text:style-name="T196_7">quote</text:span><text:span text:style-name="T196_8"><text:s/></text:span><text:span text:style-name="T196_9">another</text:span><text:span text:style-name="T196_10"><text:s/></text:span><text:span text:style-name="T196_11">author</text:span><text:span text:style-name="T196_12"><text:s/></text:span><text:span text:style-name="T196_13">if</text:span><text:span text:style-name="T196_14"><text:s/></text:span><text:span text:style-name="T196_15">you</text:span><text:span text:style-name="T196_16"><text:s/></text:span><text:span text:style-name="T196_17">find</text:span><text:span text:style-name="T196_18"><text:s/></text:span><text:span text:style-name="T196_19">paraphrasing</text:span><text:span text:style-name="T196_20"><text:s/></text:span><text:span text:style-name="T196_21">it</text:span><text:span text:style-name="T196_22"><text:s/></text:span><text:span text:style-name="T196_23">yourself</text:span><text:span text:style-name="T196_24"><text:s/></text:span><text:span text:style-name="T196_25">is</text:span><text:span text:style-name="T196_26"><text:s/></text:span><text:span text:style-name="T196_27">not</text:span><text:span text:style-name="T196_28"><text:s/></text:span><text:span text:style-name="T196_29">adequate</text:span><text:span text:style-name="T196_30">.<text:s text:c="2"/></text:span><text:span text:style-name="T196_31">This</text:span><text:span text:style-name="T196_32"><text:s/></text:span><text:span text:style-name="T196_33">should</text:span><text:span text:style-name="T196_34"><text:s/></text:span><text:span text:style-name="T196_35">only</text:span><text:span text:style-name="T196_36"><text:s/></text:span><text:span text:style-name="T196_37">happen</text:span><text:span text:style-name="T196_38"><text:s/></text:span><text:span text:style-name="T196_39">when</text:span><text:span text:style-name="T196_40"><text:s/></text:span><text:span text:style-name="T196_41">the</text:span><text:span text:style-name="T196_42"><text:s/></text:span><text:span text:style-name="T196_43">original</text:span><text:span text:style-name="T196_44"><text:s/></text:span><text:span text:style-name="T196_45">author</text:span><text:span text:style-name="T196_46"><text:s/></text:span><text:span text:style-name="T196_47">used</text:span><text:span text:style-name="T196_48"><text:s/></text:span><text:span text:style-name="T196_49">words</text:span><text:span text:style-name="T196_50"><text:s/></text:span><text:span text:style-name="T196_51">that</text:span><text:span text:style-name="T196_52"><text:s/></text:span><text:span text:style-name="T196_53">were</text:span><text:span text:style-name="T196_54"><text:s/></text:span><text:span text:style-name="T196_55">particularly</text:span><text:span text:style-name="T196_56"><text:s/></text:span><text:span text:style-name="T196_57">clever</text:span><text:span text:style-name="T196_58"><text:s/></text:span><text:span text:style-name="T196_59">or</text:span><text:span text:style-name="T196_60"><text:s/></text:span><text:span text:style-name="T196_61">eloquent</text:span><text:span text:style-name="T196_62">.<text:s text:c="2"/></text:span><text:span text:style-name="T196_63">Another</text:span><text:span text:style-name="T196_64"><text:s/></text:span><text:span text:style-name="T196_65">reason</text:span><text:span text:style-name="T196_66"><text:s/></text:span><text:span text:style-name="T196_67">a</text:span><text:span text:style-name="T196_68"><text:s/></text:span><text:span text:style-name="T196_69">quote</text:span><text:span text:style-name="T196_70"><text:s/></text:span><text:span text:style-name="T196_71">may</text:span><text:span text:style-name="T196_72"><text:s/></text:span><text:span text:style-name="T196_73">be</text:span><text:span text:style-name="T196_74"><text:s/></text:span><text:span text:style-name="T196_75">if</text:span><text:span text:style-name="T196_76"><text:s/></text:span><text:span text:style-name="T196_77">it</text:span><text:span text:style-name="T196_78"><text:s/></text:span><text:span text:style-name="T196_79">is</text:span><text:span text:style-name="T196_80"><text:s/></text:span><text:span text:style-name="T196_81">important</text:span><text:span text:style-name="T196_82"><text:s/></text:span><text:span text:style-name="T196_83">to</text:span><text:span text:style-name="T196_84"><text:s/></text:span><text:span text:style-name="T196_85">point</text:span><text:span text:style-name="T196_86"><text:s/></text:span><text:span text:style-name="T196_87">out</text:span><text:span text:style-name="T196_88"><text:s/></text:span><text:span text:style-name="T196_89">that</text:span><text:span text:style-name="T196_90"><text:s/></text:span><text:span text:style-name="T196_91">the</text:span><text:span text:style-name="T196_92"><text:s/></text:span><text:span text:style-name="T196_93">particular</text:span><text:span text:style-name="T196_94"><text:s/></text:span><text:span text:style-name="T196_95">phrase</text:span><text:span text:style-name="T196_96"><text:s/></text:span><text:span text:style-name="T196_97">you</text:span><text:span text:style-name="T196_98"><text:s/></text:span><text:span text:style-name="T196_99">quote</text:span><text:span text:style-name="T196_100"><text:s/></text:span><text:span text:style-name="T196_101">was</text:span><text:span text:style-name="T196_102"><text:s/></text:span><text:span text:style-name="T196_103">actually</text:span><text:span text:style-name="T196_104"><text:s/></text:span><text:span text:style-name="T196_105">stated</text:span><text:span text:style-name="T196_106"><text:s/></text:span><text:span text:style-name="T196_107">by</text:span><text:span text:style-name="T196_108"><text:s/></text:span><text:span text:style-name="T196_109">the</text:span><text:span text:style-name="T196_110"><text:s/></text:span><text:span text:style-name="T196_111">particular</text:span><text:span text:style-name="T196_112"><text:s/></text:span><text:span text:style-name="T196_113">person</text:span><text:span text:style-name="T196_114">,<text:s/></text:span><text:span text:style-name="T196_115">for</text:span><text:span text:style-name="T196_116"><text:s/></text:span><text:span text:style-name="T196_117">example</text:span><text:span text:style-name="T196_118"><text:s/></text:span><text:span text:style-name="T196_119">if</text:span><text:span text:style-name="T196_120"><text:s/></text:span><text:span text:style-name="T196_121">the</text:span><text:span text:style-name="T196_122"><text:s/></text:span><text:span text:style-name="T196_123">person</text:span><text:span text:style-name="T196_124"><text:s/></text:span><text:span text:style-name="T196_125">is</text:span><text:span text:style-name="T196_126"><text:s/></text:span><text:span text:style-name="T196_127">an</text:span><text:span text:style-name="T196_128"><text:s/></text:span><text:span text:style-name="T196_129">important</text:span><text:span text:style-name="T196_130"><text:s/></text:span><text:span text:style-name="T196_131">public</text:span><text:span text:style-name="T196_132"><text:s/></text:span><text:span text:style-name="T196_133">figure</text:span><text:span text:style-name="T196_134">,<text:s/></text:span><text:span text:style-name="T196_135">and</text:span><text:span text:style-name="T196_136"><text:s/></text:span><text:span text:style-name="T196_137">the</text:span><text:span text:style-name="T196_138"><text:s/></text:span><text:span text:style-name="T196_139">phrase</text:span><text:span text:style-name="T196_140"><text:s/></text:span><text:span text:style-name="T196_141">is</text:span><text:span text:style-name="T196_142"><text:s/></text:span><text:span text:style-name="T196_143">evidence</text:span><text:span text:style-name="T196_144"><text:s/></text:span><text:span text:style-name="T196_145">for</text:span><text:span text:style-name="T196_146"><text:s/></text:span><text:span text:style-name="T196_147">some</text:span><text:span text:style-name="T196_148"><text:s/></text:span><text:span text:style-name="T196_149">point</text:span><text:span text:style-name="T196_150"><text:s/></text:span><text:span text:style-name="T196_151">of</text:span><text:span text:style-name="T196_152"><text:s/></text:span><text:span text:style-name="T196_153">view</text:span><text:span text:style-name="T196_154">.<text:s text:c="2"/></text:span><text:span text:style-name="T196_155">Finally</text:span><text:span text:style-name="T196_156">,<text:s/></text:span><text:span text:style-name="T196_157">if</text:span><text:span text:style-name="T196_158"><text:s/></text:span><text:span text:style-name="T196_159">you</text:span><text:span text:style-name="T196_160"><text:s/></text:span><text:span text:style-name="T196_161">do</text:span><text:span text:style-name="T196_162"><text:s/></text:span><text:span text:style-name="T196_163">use</text:span><text:span text:style-name="T196_164"><text:s/></text:span><text:span text:style-name="T196_165">direct</text:span><text:span text:style-name="T196_166"><text:s/></text:span><text:span text:style-name="T196_167">quotations</text:span><text:span text:style-name="T196_168">,<text:s/></text:span><text:span text:style-name="T196_169">you</text:span><text:span text:style-name="T196_170"><text:s/></text:span><text:span text:style-name="T196_171">still</text:span><text:span text:style-name="T196_172"><text:s/></text:span><text:span text:style-name="T196_173">have</text:span><text:span text:style-name="T196_174"><text:s/></text:span><text:span text:style-name="T196_175">to</text:span><text:span text:style-name="T196_176"><text:s/></text:span><text:span text:style-name="T196_177">paraphrase</text:span><text:span text:style-name="T196_178"><text:s/></text:span><text:span text:style-name="T196_179">anyway</text:span><text:span text:style-name="T196_180">.<text:s text:c="2"/></text:span><text:span text:style-name="T196_181">Your</text:span><text:span text:style-name="T196_182"><text:s/></text:span><text:span text:style-name="T196_183">writing</text:span><text:span text:style-name="T196_184"><text:s/></text:span><text:span text:style-name="T196_185">should</text:span><text:span text:style-name="T196_186"><text:s/></text:span><text:span text:style-name="T196_187">still</text:span><text:span text:style-name="T196_188"><text:s/></text:span><text:span text:style-name="T196_189">sound</text:span><text:span text:style-name="T196_190"><text:s/></text:span><text:span text:style-name="T196_191">complete</text:span><text:span text:style-name="T196_192"><text:s/></text:span><text:span text:style-name="T196_193">and</text:span><text:span text:style-name="T196_194"><text:s/></text:span><text:span text:style-name="T196_195">coherent</text:span><text:span text:style-name="T196_196"><text:s/></text:span><text:span text:style-name="T196_197">even</text:span><text:span text:style-name="T196_198"><text:s/></text:span><text:span text:style-name="T196_199">if</text:span><text:span text:style-name="T196_200"><text:s/></text:span><text:span text:style-name="T196_201">the</text:span><text:span text:style-name="T196_202"><text:s/></text:span><text:span text:style-name="T196_203">reader</text:span><text:span text:style-name="T196_204"><text:s/></text:span><text:span text:style-name="T196_205">glances</text:span><text:span text:style-name="T196_206"><text:s/></text:span><text:span text:style-name="T196_207">over</text:span><text:span text:style-name="T196_208"><text:s/></text:span><text:span text:style-name="T196_209">the</text:span><text:span text:style-name="T196_210"><text:s/></text:span><text:span text:style-name="T196_211">precise</text:span><text:span text:style-name="T196_212"><text:s/></text:span><text:span text:style-name="T196_213">quotation</text:span><text:span text:style-name="T196_214">.</text:span></text:p>
      <text:p text:style-name="P197"><text:span text:style-name="T197_1">VERB</text:span><text:span text:style-name="T197_2"><text:s/></text:span><text:span text:style-name="T197_3">TENSE</text:span><text:span text:style-name="T197_4">:<text:s text:c="2"/></text:span><text:span text:style-name="T197_5">Make</text:span><text:span text:style-name="T197_6"><text:s/></text:span><text:span text:style-name="T197_7">sure</text:span><text:span text:style-name="T197_8"><text:s/></text:span><text:span text:style-name="T197_9">verb</text:span><text:span text:style-name="T197_10"><text:s/></text:span><text:span text:style-name="T197_11">tense</text:span><text:span text:style-name="T197_12"><text:s/></text:span><text:span text:style-name="T197_13">agrees</text:span><text:span text:style-name="T197_14"><text:s/></text:span><text:span text:style-name="T197_15">throughout</text:span><text:span text:style-name="T197_16"><text:s/></text:span><text:span text:style-name="T197_17">the</text:span><text:span text:style-name="T197_18"><text:s/></text:span><text:span text:style-name="T197_19">paper</text:span><text:span text:style-name="T197_20">,<text:s/></text:span><text:span text:style-name="T197_21">and</text:span><text:span text:style-name="T197_22"><text:s/></text:span><text:span text:style-name="T197_23">stick</text:span><text:span text:style-name="T197_24"><text:s/></text:span><text:span text:style-name="T197_25">with</text:span><text:span text:style-name="T197_26"><text:s/></text:span><text:span text:style-name="T197_27">present</text:span><text:span text:style-name="T197_28"><text:s/></text:span><text:span text:style-name="T197_29">tense</text:span><text:span text:style-name="T197_30"><text:s/></text:span><text:span text:style-name="T197_31">when</text:span><text:span text:style-name="T197_32"><text:s/></text:span><text:span text:style-name="T197_33">possible</text:span><text:span text:style-name="T197_34">.<text:s text:c="2"/></text:span><text:span text:style-name="T197_35">Do</text:span><text:span text:style-name="T197_36"><text:s/></text:span><text:span text:style-name="T197_37">not</text:span><text:span text:style-name="T197_38"><text:s/></text:span><text:span text:style-name="T197_39">switch</text:span><text:span text:style-name="T197_40"><text:s/></text:span><text:span text:style-name="T197_41">from</text:span><text:span text:style-name="T197_42"><text:s/></text:span><text:span text:style-name="T197_43">one</text:span><text:span text:style-name="T197_44"><text:s/></text:span><text:span text:style-name="T197_45">tense</text:span><text:span text:style-name="T197_46"><text:s/></text:span><text:span text:style-name="T197_47">to</text:span><text:span text:style-name="T197_48"><text:s/></text:span><text:span text:style-name="T197_49">another</text:span><text:span text:style-name="T197_50"><text:s/></text:span><text:span text:style-name="T197_51">in</text:span><text:span text:style-name="T197_52"><text:s/></text:span><text:span text:style-name="T197_53">a</text:span><text:span text:style-name="T197_54"><text:s/></text:span><text:span text:style-name="T197_55">sentence</text:span><text:span text:style-name="T197_56">,<text:s/></text:span><text:span text:style-name="T197_57">in</text:span><text:span text:style-name="T197_58"><text:s/></text:span><text:span text:style-name="T197_59">a</text:span><text:span text:style-name="T197_60"><text:s/></text:span><text:span text:style-name="T197_61">paragraph</text:span><text:span text:style-name="T197_62">,<text:s/></text:span><text:span text:style-name="T197_63">or</text:span><text:span text:style-name="T197_64"><text:s/></text:span><text:span text:style-name="T197_65">even</text:span><text:span text:style-name="T197_66"><text:s/></text:span><text:span text:style-name="T197_67">in</text:span><text:span text:style-name="T197_68"><text:s/></text:span><text:span text:style-name="T197_69">the</text:span><text:span text:style-name="T197_70"><text:s/></text:span><text:span text:style-name="T197_71">whole</text:span><text:span text:style-name="T197_72"><text:s/></text:span><text:span text:style-name="T197_73">document</text:span><text:span text:style-name="T197_74">,<text:s/></text:span><text:span text:style-name="T197_75">unless</text:span><text:span text:style-name="T197_76"><text:s/></text:span><text:span text:style-name="T197_77">the</text:span><text:span text:style-name="T197_78"><text:s/></text:span><text:span text:style-name="T197_79">timing</text:span><text:span text:style-name="T197_80"><text:s/></text:span><text:span text:style-name="T197_81">of</text:span><text:span text:style-name="T197_82"><text:s/></text:span><text:span text:style-name="T197_83">an</text:span><text:span text:style-name="T197_84"><text:s/></text:span><text:span text:style-name="T197_85">action</text:span><text:span text:style-name="T197_86"><text:s/></text:span><text:span text:style-name="T197_87">you</text:span><text:span text:style-name="T197_88"><text:s/></text:span><text:span text:style-name="T197_89">are</text:span><text:span text:style-name="T197_90"><text:s/></text:span><text:span text:style-name="T197_91">describing</text:span><text:span text:style-name="T197_92"><text:s/></text:span><text:span text:style-name="T197_93">demands</text:span><text:span text:style-name="T197_94"><text:s/></text:span><text:span text:style-name="T197_95">you</text:span><text:span text:style-name="T197_96"><text:s/></text:span><text:span text:style-name="T197_97">do</text:span><text:span text:style-name="T197_98">.<text:s text:c="2"/></text:span><text:span text:style-name="T197_99">Be</text:span><text:span text:style-name="T197_100"><text:s/></text:span><text:span text:style-name="T197_101">sure</text:span><text:span text:style-name="T197_102"><text:s/></text:span><text:span text:style-name="T197_103">to</text:span><text:span text:style-name="T197_104"><text:s/></text:span><text:span text:style-name="T197_105">also</text:span><text:span text:style-name="T197_106"><text:s/></text:span><text:span text:style-name="T197_107">cite</text:span><text:span text:style-name="T197_108"><text:s/></text:span><text:span text:style-name="T197_109">literature</text:span><text:span text:style-name="T197_110"><text:s/></text:span><text:span text:style-name="T197_111">in</text:span><text:span text:style-name="T197_112"><text:s/></text:span><text:span text:style-name="T197_113">present</text:span><text:span text:style-name="T197_114"><text:s/></text:span><text:span text:style-name="T197_115">tense</text:span><text:span text:style-name="T197_116">,<text:s/></text:span><text:span text:style-name="T197_117">as</text:span><text:span text:style-name="T197_118"><text:s/></text:span><text:span text:style-name="T197_119">in</text:span><text:span text:style-name="T197_120"><text:s/>“</text:span><text:span text:style-name="T197_121">Smith</text:span><text:span text:style-name="T197_122"><text:s/>(1990)<text:s/></text:span><text:span text:style-name="T197_123">finds</text:span><text:span text:style-name="T197_124"><text:s/></text:span><text:span text:style-name="T197_125">that</text:span><text:span text:style-name="T197_126">…”<text:s text:c="2"/></text:span><text:span text:style-name="T197_127">instead</text:span><text:span text:style-name="T197_128"><text:s/></text:span><text:span text:style-name="T197_129">of</text:span><text:span text:style-name="T197_130"><text:s/>“</text:span><text:span text:style-name="T197_131">Smith</text:span><text:span text:style-name="T197_132"><text:s/>(1990)<text:s/></text:span><text:span text:style-name="T197_133">found</text:span><text:span text:style-name="T197_134"><text:s/></text:span><text:span text:style-name="T197_135">that</text:span><text:span text:style-name="T197_136">…”</text:span></text:p>
      <text:p text:style-name="P198"><text:span text:style-name="T198_1">ACTIVE</text:span><text:span text:style-name="T198_2"><text:s/>/<text:s/></text:span><text:span text:style-name="T198_3">PASSIVE</text:span><text:span text:style-name="T198_4"><text:s/></text:span><text:span text:style-name="T198_5">VOICE</text:span><text:span text:style-name="T198_6">:<text:s text:c="2"/></text:span><text:span text:style-name="T198_7">Try</text:span><text:span text:style-name="T198_8"><text:s/></text:span><text:span text:style-name="T198_9">to</text:span><text:span text:style-name="T198_10"><text:s/></text:span><text:span text:style-name="T198_11">always</text:span><text:span text:style-name="T198_12"><text:s/></text:span><text:span text:style-name="T198_13">write</text:span><text:span text:style-name="T198_14"><text:s/></text:span><text:span text:style-name="T198_15">in</text:span><text:span text:style-name="T198_16"><text:s/></text:span><text:span text:style-name="T198_17">active</text:span><text:span text:style-name="T198_18"><text:s/></text:span><text:span text:style-name="T198_19">voice</text:span><text:span text:style-name="T198_20">.<text:s text:c="2"/></text:span><text:span text:style-name="T198_21">Active</text:span><text:span text:style-name="T198_22"><text:s/></text:span><text:span text:style-name="T198_23">voice</text:span><text:span text:style-name="T198_24"><text:s/></text:span><text:span text:style-name="T198_25">means</text:span><text:span text:style-name="T198_26"><text:s/></text:span><text:span text:style-name="T198_27">writing</text:span><text:span text:style-name="T198_28"><text:s/></text:span><text:span text:style-name="T198_29">sentences</text:span><text:span text:style-name="T198_30"><text:s/></text:span><text:span text:style-name="T198_31">as</text:span><text:span text:style-name="T198_32"><text:s/>“</text:span><text:span text:style-name="T198_33">subject</text:span><text:span text:style-name="T198_34"><text:s/></text:span><text:span text:style-name="T198_35">does</text:span><text:span text:style-name="T198_36"><text:s/></text:span><text:span text:style-name="T198_37">verb</text:span><text:span text:style-name="T198_38"><text:s/></text:span><text:span text:style-name="T198_39">to</text:span><text:span text:style-name="T198_40"><text:s/></text:span><text:span text:style-name="T198_41">object</text:span><text:span text:style-name="T198_42">,”<text:s/></text:span><text:span text:style-name="T198_43">as</text:span><text:span text:style-name="T198_44"><text:s/></text:span><text:span text:style-name="T198_45">in</text:span><text:span text:style-name="T198_46">,<text:s/>“</text:span><text:span text:style-name="T198_47">Jenny</text:span><text:span text:style-name="T198_48"><text:s/></text:span><text:span text:style-name="T198_49">throws</text:span><text:span text:style-name="T198_50"><text:s/></text:span><text:span text:style-name="T198_51">the</text:span><text:span text:style-name="T198_52"><text:s/></text:span><text:span text:style-name="T198_53">ball</text:span><text:span text:style-name="T198_54">.”<text:s text:c="2"/></text:span><text:span text:style-name="T198_55">Passive</text:span><text:span text:style-name="T198_56"><text:s/></text:span><text:span text:style-name="T198_57">voice</text:span><text:span text:style-name="T198_58"><text:s/></text:span><text:span text:style-name="T198_59">sounds</text:span><text:span text:style-name="T198_60"><text:s/></text:span><text:span text:style-name="T198_61">like</text:span><text:span text:style-name="T198_62"><text:s/>“</text:span><text:span text:style-name="T198_63">object</text:span><text:span text:style-name="T198_64"><text:s/></text:span><text:span text:style-name="T198_65">has</text:span><text:span text:style-name="T198_66"><text:s/></text:span><text:span text:style-name="T198_67">verb</text:span><text:span text:style-name="T198_68"><text:s/></text:span><text:span text:style-name="T198_69">acted</text:span><text:span text:style-name="T198_70"><text:s/></text:span><text:span text:style-name="T198_71">upon</text:span><text:span text:style-name="T198_72"><text:s/></text:span><text:span text:style-name="T198_73">by</text:span><text:span text:style-name="T198_74"><text:s/></text:span><text:span text:style-name="T198_75">subject</text:span><text:span text:style-name="T198_76">,”<text:s/></text:span><text:span text:style-name="T198_77">as</text:span><text:span text:style-name="T198_78"><text:s/></text:span><text:span text:style-name="T198_79">in</text:span><text:span text:style-name="T198_80">,<text:s/>“</text:span><text:span text:style-name="T198_81">The</text:span><text:span text:style-name="T198_82"><text:s/></text:span><text:span text:style-name="T198_83">ball</text:span><text:span text:style-name="T198_84"><text:s/></text:span><text:span text:style-name="T198_85">is</text:span><text:span text:style-name="T198_86"><text:s/></text:span><text:span text:style-name="T198_87">thrown</text:span><text:span text:style-name="T198_88"><text:s/></text:span><text:span text:style-name="T198_89">by</text:span><text:span text:style-name="T198_90"><text:s/></text:span><text:span text:style-name="T198_91">Jenny</text:span><text:span text:style-name="T198_92">.”<text:s text:c="2"/></text:span><text:span text:style-name="T198_93">Look</text:span><text:span text:style-name="T198_94"><text:s/></text:span><text:span text:style-name="T198_95">through</text:span><text:span text:style-name="T198_96"><text:s/></text:span><text:span text:style-name="T198_97">your</text:span><text:span text:style-name="T198_98"><text:s/></text:span><text:span text:style-name="T198_99">writing</text:span><text:span text:style-name="T198_100"><text:s/></text:span><text:span text:style-name="T198_101">and</text:span><text:span text:style-name="T198_102"><text:s/></text:span><text:span text:style-name="T198_103">rewrite</text:span><text:span text:style-name="T198_104"><text:s/></text:span><text:span text:style-name="T198_105">passive</text:span><text:span text:style-name="T198_106"><text:s/></text:span><text:span text:style-name="T198_107">voice</text:span><text:span text:style-name="T198_108"><text:s/></text:span><text:span text:style-name="T198_109">sentences</text:span><text:span text:style-name="T198_110"><text:s/></text:span><text:span text:style-name="T198_111">to</text:span><text:span text:style-name="T198_112"><text:s/></text:span><text:span text:style-name="T198_113">active</text:span><text:span text:style-name="T198_114"><text:s/></text:span><text:span text:style-name="T198_115">voice</text:span><text:span text:style-name="T198_116">.</text:span></text:p>
      <text:p text:style-name="P199"/>
      <text:p text:style-name="P200"><text:span text:style-name="T200_1">APPENDIX</text:span><text:span text:style-name="T200_2"><text:s/></text:span><text:span text:style-name="T200_3">B</text:span><text:span text:style-name="T200_4">:<text:s/></text:span><text:span text:style-name="T200_5">Sample</text:span><text:span text:style-name="T200_6"><text:s/></text:span><text:span text:style-name="T200_7">Feedback</text:span><text:span text:style-name="T200_8"><text:s/></text:span><text:span text:style-name="T200_9">Letter</text:span></text:p>
      <text:p text:style-name="P201"/>
      <text:p text:style-name="P202"><text:span text:style-name="T202_1">Dear</text:span><text:span text:style-name="T202_2"><text:s/></text:span><text:span text:style-name="T202_3">Members</text:span><text:span text:style-name="T202_4"><text:s/></text:span><text:span text:style-name="T202_5">of</text:span><text:span text:style-name="T202_6"><text:s/></text:span><text:span text:style-name="T202_7">Group</text:span><text:span text:style-name="T202_8"><text:s/>1,</text:span></text:p>
      <text:p text:style-name="P203"><text:span text:style-name="T203_1">I</text:span><text:span text:style-name="T203_2"><text:s/></text:span><text:span text:style-name="T203_3">have</text:span><text:span text:style-name="T203_4"><text:s/></text:span><text:span text:style-name="T203_5">reviewed</text:span><text:span text:style-name="T203_6"><text:s/></text:span><text:span text:style-name="T203_7">the</text:span><text:span text:style-name="T203_8"><text:s/></text:span><text:span text:style-name="T203_9">first</text:span><text:span text:style-name="T203_10"><text:s/></text:span><text:span text:style-name="T203_11">draft</text:span><text:span text:style-name="T203_12"><text:s/></text:span><text:span text:style-name="T203_13">of</text:span><text:span text:style-name="T203_14"><text:s/></text:span><text:span text:style-name="T203_15">your</text:span><text:span text:style-name="T203_16"><text:s/></text:span><text:span text:style-name="T203_17">introduction</text:span><text:span text:style-name="T203_18">.<text:s text:c="2"/></text:span><text:span text:style-name="T203_19">I</text:span><text:span text:style-name="T203_20"><text:s/></text:span><text:span text:style-name="T203_21">think</text:span><text:span text:style-name="T203_22"><text:s/></text:span><text:span text:style-name="T203_23">the</text:span><text:span text:style-name="T203_24"><text:s/></text:span><text:span text:style-name="T203_25">following</text:span><text:span text:style-name="T203_26"><text:s/></text:span><text:span text:style-name="T203_27">aspects</text:span><text:span text:style-name="T203_28"><text:s/></text:span><text:span text:style-name="T203_29">represent</text:span><text:span text:style-name="T203_30"><text:s/></text:span><text:span text:style-name="T203_31">the</text:span><text:span text:style-name="T203_32"><text:s/></text:span><text:span text:style-name="T203_33">strongest</text:span><text:span text:style-name="T203_34"><text:s/></text:span><text:span text:style-name="T203_35">qualities</text:span><text:span text:style-name="T203_36"><text:s/></text:span><text:span text:style-name="T203_37">in</text:span><text:span text:style-name="T203_38"><text:s/></text:span><text:span text:style-name="T203_39">your</text:span><text:span text:style-name="T203_40"><text:s/></text:span><text:span text:style-name="T203_41">writing</text:span><text:span text:style-name="T203_42">,<text:s/></text:span><text:span text:style-name="T203_43">and</text:span><text:span text:style-name="T203_44"><text:s/></text:span><text:span text:style-name="T203_45">I</text:span><text:span text:style-name="T203_46"><text:s/></text:span><text:span text:style-name="T203_47">encourage</text:span><text:span text:style-name="T203_48"><text:s/></text:span><text:span text:style-name="T203_49">you</text:span><text:span text:style-name="T203_50"><text:s/></text:span><text:span text:style-name="T203_51">keep</text:span><text:span text:style-name="T203_52"><text:s/></text:span><text:span text:style-name="T203_53">these</text:span><text:span text:style-name="T203_54"><text:s/></text:span><text:span text:style-name="T203_55">qualities</text:span><text:span text:style-name="T203_56"><text:s/></text:span><text:span text:style-name="T203_57">in</text:span><text:span text:style-name="T203_58"><text:s/></text:span><text:span text:style-name="T203_59">mind</text:span><text:span text:style-name="T203_60"><text:s/></text:span><text:span text:style-name="T203_61">so</text:span><text:span text:style-name="T203_62"><text:s/></text:span><text:span text:style-name="T203_63">that</text:span><text:span text:style-name="T203_64"><text:s/></text:span><text:span text:style-name="T203_65">you</text:span><text:span text:style-name="T203_66"><text:s/></text:span><text:span text:style-name="T203_67">retain</text:span><text:span text:style-name="T203_68"><text:s/></text:span><text:span text:style-name="T203_69">them</text:span><text:span text:style-name="T203_70"><text:s/></text:span><text:span text:style-name="T203_71">as</text:span><text:span text:style-name="T203_72"><text:s/></text:span><text:span text:style-name="T203_73">you</text:span><text:span text:style-name="T203_74"><text:s/></text:span><text:span text:style-name="T203_75">re</text:span><text:span text:style-name="T203_76">-</text:span><text:span text:style-name="T203_77">write</text:span><text:span text:style-name="T203_78"><text:s/></text:span><text:span text:style-name="T203_79">for</text:span><text:span text:style-name="T203_80"><text:s/></text:span><text:span text:style-name="T203_81">your</text:span><text:span text:style-name="T203_82"><text:s/></text:span><text:span text:style-name="T203_83">final</text:span><text:span text:style-name="T203_84"><text:s/></text:span><text:span text:style-name="T203_85">draft</text:span><text:span text:style-name="T203_86">:</text:span></text:p>
      <text:p text:style-name="P204"/>
      <text:p text:style-name="P205"><text:span text:style-name="T205_1">ORGANIZATION</text:span><text:span text:style-name="T205_2">:<text:s text:c="2"/></text:span><text:span text:style-name="T205_3">You</text:span><text:span text:style-name="T205_4"><text:s/></text:span><text:span text:style-name="T205_5">do</text:span><text:span text:style-name="T205_6"><text:s/></text:span><text:span text:style-name="T205_7">a</text:span><text:span text:style-name="T205_8"><text:s/></text:span><text:span text:style-name="T205_9">good</text:span><text:span text:style-name="T205_10"><text:s/></text:span><text:span text:style-name="T205_11">job</text:span><text:span text:style-name="T205_12"><text:s/></text:span><text:span text:style-name="T205_13">meaningfully</text:span><text:span text:style-name="T205_14"><text:s/></text:span><text:span text:style-name="T205_15">organizing</text:span><text:span text:style-name="T205_16"><text:s/></text:span><text:span text:style-name="T205_17">your</text:span><text:span text:style-name="T205_18"><text:s/></text:span><text:span text:style-name="T205_19">writing</text:span><text:span text:style-name="T205_20"><text:s/></text:span><text:span text:style-name="T205_21">along</text:span><text:span text:style-name="T205_22"><text:s/></text:span><text:span text:style-name="T205_23">important</text:span><text:span text:style-name="T205_24"><text:s/></text:span><text:span text:style-name="T205_25">themes</text:span><text:span text:style-name="T205_26">.<text:s text:c="2"/></text:span><text:span text:style-name="T205_27">For</text:span><text:span text:style-name="T205_28"><text:s/></text:span><text:span text:style-name="T205_29">the</text:span><text:span text:style-name="T205_30"><text:s/></text:span><text:span text:style-name="T205_31">most</text:span><text:span text:style-name="T205_32"><text:s/></text:span><text:span text:style-name="T205_33">part</text:span><text:span text:style-name="T205_34">,<text:s/></text:span><text:span text:style-name="T205_35">each</text:span><text:span text:style-name="T205_36"><text:s/></text:span><text:span text:style-name="T205_37">subsequent</text:span><text:span text:style-name="T205_38"><text:s/></text:span><text:span text:style-name="T205_39">paragraph</text:span><text:span text:style-name="T205_40"><text:s/></text:span><text:span text:style-name="T205_41">speaks</text:span><text:span text:style-name="T205_42"><text:s/></text:span><text:span text:style-name="T205_43">to</text:span><text:span text:style-name="T205_44"><text:s/></text:span><text:span text:style-name="T205_45">a</text:span><text:span text:style-name="T205_46"><text:s/></text:span><text:span text:style-name="T205_47">specific</text:span><text:span text:style-name="T205_48"><text:s/></text:span><text:span text:style-name="T205_49">purpose</text:span><text:span text:style-name="T205_50"><text:s/></text:span><text:span text:style-name="T205_51">that</text:span><text:span text:style-name="T205_52"><text:s/></text:span><text:span text:style-name="T205_53">clearly</text:span><text:span text:style-name="T205_54"><text:s/></text:span><text:span text:style-name="T205_55">contributes</text:span><text:span text:style-name="T205_56"><text:s/></text:span><text:span text:style-name="T205_57">to</text:span><text:span text:style-name="T205_58"><text:s/></text:span><text:span text:style-name="T205_59">an</text:span><text:span text:style-name="T205_60"><text:s/></text:span><text:span text:style-name="T205_61">overall</text:span><text:span text:style-name="T205_62"><text:s/></text:span><text:span text:style-name="T205_63">purpose</text:span><text:span text:style-name="T205_64"><text:s/></text:span><text:span text:style-name="T205_65">of</text:span><text:span text:style-name="T205_66"><text:s/></text:span><text:span text:style-name="T205_67">the</text:span><text:span text:style-name="T205_68"><text:s/></text:span><text:span text:style-name="T205_69">paper</text:span><text:span text:style-name="T205_70">,<text:s/></text:span><text:span text:style-name="T205_71">and</text:span><text:span text:style-name="T205_72"><text:s/></text:span><text:span text:style-name="T205_73">the</text:span><text:span text:style-name="T205_74"><text:s/></text:span><text:span text:style-name="T205_75">movement</text:span><text:span text:style-name="T205_76"><text:s/></text:span><text:span text:style-name="T205_77">from</text:span><text:span text:style-name="T205_78"><text:s/></text:span><text:span text:style-name="T205_79">one</text:span><text:span text:style-name="T205_80"><text:s/></text:span><text:span text:style-name="T205_81">purpose</text:span><text:span text:style-name="T205_82"><text:s/></text:span><text:span text:style-name="T205_83">to</text:span><text:span text:style-name="T205_84"><text:s/></text:span><text:span text:style-name="T205_85">another</text:span><text:span text:style-name="T205_86"><text:s/></text:span><text:span text:style-name="T205_87">is</text:span><text:span text:style-name="T205_88"><text:s/></text:span><text:span text:style-name="T205_89">logical</text:span><text:span text:style-name="T205_90"><text:s/></text:span><text:span text:style-name="T205_91">and</text:span><text:span text:style-name="T205_92"><text:s/></text:span><text:span text:style-name="T205_93">meaningful</text:span><text:span text:style-name="T205_94">.</text:span></text:p>
      <text:p text:style-name="P206"/>
      <text:p text:style-name="P207"><text:span text:style-name="T207_1">CITING</text:span><text:span text:style-name="T207_2"><text:s/></text:span><text:span text:style-name="T207_3">LITERATURE</text:span><text:span text:style-name="T207_4">:<text:s text:c="2"/></text:span><text:span text:style-name="T207_5">You</text:span><text:span text:style-name="T207_6"><text:s/></text:span><text:span text:style-name="T207_7">do</text:span><text:span text:style-name="T207_8"><text:s/></text:span><text:span text:style-name="T207_9">a</text:span><text:span text:style-name="T207_10"><text:s/></text:span><text:span text:style-name="T207_11">good</text:span><text:span text:style-name="T207_12"><text:s/></text:span><text:span text:style-name="T207_13">job</text:span><text:span text:style-name="T207_14"><text:s/></text:span><text:span text:style-name="T207_15">citing</text:span><text:span text:style-name="T207_16"><text:s/></text:span><text:span text:style-name="T207_17">literature</text:span><text:span text:style-name="T207_18"><text:s/></text:span><text:span text:style-name="T207_19">in</text:span><text:span text:style-name="T207_20"><text:s/></text:span><text:span text:style-name="T207_21">your</text:span><text:span text:style-name="T207_22"><text:s/></text:span><text:span text:style-name="T207_23">paper</text:span><text:span text:style-name="T207_24">.<text:s text:c="2"/></text:span><text:span text:style-name="T207_25">Your</text:span><text:span text:style-name="T207_26"><text:s/></text:span><text:span text:style-name="T207_27">citations</text:span><text:span text:style-name="T207_28"><text:s/></text:span><text:span text:style-name="T207_29">helped</text:span><text:span text:style-name="T207_30"><text:s/></text:span><text:span text:style-name="T207_31">the</text:span><text:span text:style-name="T207_32"><text:s/></text:span><text:span text:style-name="T207_33">reader</text:span><text:span text:style-name="T207_34"><text:s/></text:span><text:span text:style-name="T207_35">understand</text:span><text:span text:style-name="T207_36"><text:s/></text:span><text:span text:style-name="T207_37">the</text:span><text:span text:style-name="T207_38"><text:s/></text:span><text:span text:style-name="T207_39">background</text:span><text:span text:style-name="T207_40"><text:s/></text:span><text:span text:style-name="T207_41">and</text:span><text:span text:style-name="T207_42"><text:s/></text:span><text:span text:style-name="T207_43">the</text:span><text:span text:style-name="T207_44"><text:s/></text:span><text:span text:style-name="T207_45">importance</text:span><text:span text:style-name="T207_46"><text:s/></text:span><text:span text:style-name="T207_47">of</text:span><text:span text:style-name="T207_48"><text:s/></text:span><text:span text:style-name="T207_49">the</text:span><text:span text:style-name="T207_50"><text:s/></text:span><text:span text:style-name="T207_51">issues</text:span><text:span text:style-name="T207_52"><text:s/></text:span><text:span text:style-name="T207_53">your</text:span><text:span text:style-name="T207_54"><text:s/></text:span><text:span text:style-name="T207_55">paper</text:span><text:span text:style-name="T207_56"><text:s/></text:span><text:span text:style-name="T207_57">addresses</text:span><text:span text:style-name="T207_58">.<text:s text:c="2"/></text:span><text:span text:style-name="T207_59">Your</text:span><text:span text:style-name="T207_60"><text:s/></text:span><text:span text:style-name="T207_61">use</text:span><text:span text:style-name="T207_62"><text:s/></text:span><text:span text:style-name="T207_63">of</text:span><text:span text:style-name="T207_64"><text:s/></text:span><text:span text:style-name="T207_65">citations</text:span><text:span text:style-name="T207_66"><text:s/></text:span><text:span text:style-name="T207_67">support</text:span><text:span text:style-name="T207_68"><text:s/></text:span><text:span text:style-name="T207_69">your</text:span><text:span text:style-name="T207_70"><text:s/></text:span><text:span text:style-name="T207_71">narrative</text:span><text:span text:style-name="T207_72">,<text:s/></text:span><text:span text:style-name="T207_73">as</text:span><text:span text:style-name="T207_74"><text:s/></text:span><text:span text:style-name="T207_75">it</text:span><text:span text:style-name="T207_76"><text:s/></text:span><text:span text:style-name="T207_77">should</text:span><text:span text:style-name="T207_78">.</text:span></text:p>
      <text:p text:style-name="P208"/>
      <text:p text:style-name="P209"><text:span text:style-name="T209_1">I</text:span><text:span text:style-name="T209_2"><text:s/></text:span><text:span text:style-name="T209_3">think</text:span><text:span text:style-name="T209_4"><text:s/></text:span><text:span text:style-name="T209_5">the</text:span><text:span text:style-name="T209_6"><text:s/></text:span><text:span text:style-name="T209_7">following</text:span><text:span text:style-name="T209_8"><text:s/></text:span><text:span text:style-name="T209_9">aspects</text:span><text:span text:style-name="T209_10"><text:s/></text:span><text:span text:style-name="T209_11">of</text:span><text:span text:style-name="T209_12"><text:s/></text:span><text:span text:style-name="T209_13">your</text:span><text:span text:style-name="T209_14"><text:s/></text:span><text:span text:style-name="T209_15">paper</text:span><text:span text:style-name="T209_16"><text:s/></text:span><text:span text:style-name="T209_17">could</text:span><text:span text:style-name="T209_18"><text:s/></text:span><text:span text:style-name="T209_19">be</text:span><text:span text:style-name="T209_20"><text:s/></text:span><text:span text:style-name="T209_21">improved</text:span><text:span text:style-name="T209_22">.<text:s text:c="2"/></text:span><text:span text:style-name="T209_23">Please</text:span><text:span text:style-name="T209_24"><text:s/></text:span><text:span text:style-name="T209_25">consider</text:span><text:span text:style-name="T209_26"><text:s/></text:span><text:span text:style-name="T209_27">these</text:span><text:span text:style-name="T209_28"><text:s/></text:span><text:span text:style-name="T209_29">carefully</text:span><text:span text:style-name="T209_30"><text:s/></text:span><text:span text:style-name="T209_31">and</text:span><text:span text:style-name="T209_32"><text:s/></text:span><text:span text:style-name="T209_33">try</text:span><text:span text:style-name="T209_34"><text:s/></text:span><text:span text:style-name="T209_35">to</text:span><text:span text:style-name="T209_36"><text:s/></text:span><text:span text:style-name="T209_37">identify</text:span><text:span text:style-name="T209_38"><text:s/></text:span><text:span text:style-name="T209_39">what</text:span><text:span text:style-name="T209_40"><text:s/></text:span><text:span text:style-name="T209_41">in</text:span><text:span text:style-name="T209_42"><text:s/></text:span><text:span text:style-name="T209_43">your</text:span><text:span text:style-name="T209_44"><text:s/></text:span><text:span text:style-name="T209_45">paper</text:span><text:span text:style-name="T209_46"><text:s/></text:span><text:span text:style-name="T209_47">you</text:span><text:span text:style-name="T209_48"><text:s/></text:span><text:span text:style-name="T209_49">should</text:span><text:span text:style-name="T209_50"><text:s/></text:span><text:span text:style-name="T209_51">rewrite</text:span><text:span text:style-name="T209_52"><text:s/></text:span><text:span text:style-name="T209_53">to</text:span><text:span text:style-name="T209_54"><text:s/></text:span><text:span text:style-name="T209_55">improve</text:span><text:span text:style-name="T209_56"><text:s/></text:span><text:span text:style-name="T209_57">these</text:span><text:span text:style-name="T209_58"><text:s/></text:span><text:span text:style-name="T209_59">aspects</text:span><text:span text:style-name="T209_60">:</text:span></text:p>
      <text:p text:style-name="P210"/>
      <text:p text:style-name="P211"><text:span text:style-name="T211_1">PURPOSE</text:span><text:span text:style-name="T211_2">:<text:s/></text:span><text:span text:style-name="T211_3">More</text:span><text:span text:style-name="T211_4"><text:s/></text:span><text:span text:style-name="T211_5">clearly</text:span><text:span text:style-name="T211_6"><text:s/></text:span><text:span text:style-name="T211_7">state</text:span><text:span text:style-name="T211_8"><text:s/></text:span><text:span text:style-name="T211_9">in</text:span><text:span text:style-name="T211_10"><text:s/></text:span><text:span text:style-name="T211_11">the</text:span><text:span text:style-name="T211_12"><text:s/></text:span><text:span text:style-name="T211_13">introduction</text:span><text:span text:style-name="T211_14"><text:s/></text:span><text:span text:style-name="T211_15">exactly</text:span><text:span text:style-name="T211_16"><text:s/></text:span><text:span text:style-name="T211_17">what</text:span><text:span text:style-name="T211_18"><text:s/></text:span><text:span text:style-name="T211_19">the</text:span><text:span text:style-name="T211_20"><text:s/></text:span><text:span text:style-name="T211_21">purpose</text:span><text:span text:style-name="T211_22"><text:s/></text:span><text:span text:style-name="T211_23">of</text:span><text:span text:style-name="T211_24"><text:s/></text:span><text:span text:style-name="T211_25">your</text:span><text:span text:style-name="T211_26"><text:s/></text:span><text:span text:style-name="T211_27">paper</text:span><text:span text:style-name="T211_28"><text:s/></text:span><text:span text:style-name="T211_29">is</text:span><text:span text:style-name="T211_30">.<text:s text:c="2"/></text:span><text:span text:style-name="T211_31">In</text:span><text:span text:style-name="T211_32"><text:s/></text:span><text:span text:style-name="T211_33">one</text:span><text:span text:style-name="T211_34"><text:s/></text:span><text:span text:style-name="T211_35">or</text:span><text:span text:style-name="T211_36"><text:s/></text:span><text:span text:style-name="T211_37">two</text:span><text:span text:style-name="T211_38"><text:s/></text:span><text:span text:style-name="T211_39">sentences</text:span><text:span text:style-name="T211_40">,<text:s/></text:span><text:span text:style-name="T211_41">describe</text:span><text:span text:style-name="T211_42"><text:s/></text:span><text:span text:style-name="T211_43">compactly</text:span><text:span text:style-name="T211_44">,<text:s/></text:span><text:span text:style-name="T211_45">yet</text:span><text:span text:style-name="T211_46"><text:s/></text:span><text:span text:style-name="T211_47">precisely</text:span><text:span text:style-name="T211_48"><text:s/></text:span><text:span text:style-name="T211_49">what</text:span><text:span text:style-name="T211_50"><text:s/></text:span><text:span text:style-name="T211_51">your</text:span><text:span text:style-name="T211_52"><text:s/></text:span><text:span text:style-name="T211_53">paper</text:span><text:span text:style-name="T211_54"><text:s/></text:span><text:span text:style-name="T211_55">will</text:span><text:span text:style-name="T211_56"><text:s/></text:span><text:span text:style-name="T211_57">accomplish</text:span><text:span text:style-name="T211_58"><text:s/>–<text:s/></text:span><text:span text:style-name="T211_59">what</text:span><text:span text:style-name="T211_60"><text:s/></text:span><text:span text:style-name="T211_61">question</text:span><text:span text:style-name="T211_62"><text:s/></text:span><text:span text:style-name="T211_63">will</text:span><text:span text:style-name="T211_64"><text:s/></text:span><text:span text:style-name="T211_65">you</text:span><text:span text:style-name="T211_66"><text:s/></text:span><text:span text:style-name="T211_67">answer</text:span><text:span text:style-name="T211_68">.<text:s text:c="2"/></text:span></text:p>
      <text:p text:style-name="P212"/>
      <text:p text:style-name="P213"><text:span text:style-name="T213_1">ORGANIZATION</text:span><text:span text:style-name="T213_2">:<text:s text:c="2"/></text:span><text:span text:style-name="T213_3">What</text:span><text:span text:style-name="T213_4"><text:s/></text:span><text:span text:style-name="T213_5">is</text:span><text:span text:style-name="T213_6"><text:s/></text:span><text:span text:style-name="T213_7">the</text:span><text:span text:style-name="T213_8"><text:s/></text:span><text:span text:style-name="T213_9">argument</text:span><text:span text:style-name="T213_10"><text:s/></text:span><text:span text:style-name="T213_11">or</text:span><text:span text:style-name="T213_12"><text:s/></text:span><text:span text:style-name="T213_13">story</text:span><text:span text:style-name="T213_14"><text:s/></text:span><text:span text:style-name="T213_15">you</text:span><text:span text:style-name="T213_16"><text:s/></text:span><text:span text:style-name="T213_17">are</text:span><text:span text:style-name="T213_18"><text:s/></text:span><text:span text:style-name="T213_19">trying</text:span><text:span text:style-name="T213_20"><text:s/></text:span><text:span text:style-name="T213_21">to</text:span><text:span text:style-name="T213_22"><text:s/></text:span><text:span text:style-name="T213_23">tell</text:span><text:span text:style-name="T213_24">?<text:s text:c="2"/></text:span><text:span text:style-name="T213_25">Outline</text:span><text:span text:style-name="T213_26"><text:s/></text:span><text:span text:style-name="T213_27">or</text:span><text:span text:style-name="T213_28"><text:s/></text:span><text:span text:style-name="T213_29">list</text:span><text:span text:style-name="T213_30"><text:s/></text:span><text:span text:style-name="T213_31">the</text:span><text:span text:style-name="T213_32"><text:s/></text:span><text:span text:style-name="T213_33">major</text:span><text:span text:style-name="T213_34"><text:s/></text:span><text:span text:style-name="T213_35">points</text:span><text:span text:style-name="T213_36"><text:s/></text:span><text:span text:style-name="T213_37">in</text:span><text:span text:style-name="T213_38"><text:s/></text:span><text:span text:style-name="T213_39">order</text:span><text:span text:style-name="T213_40"><text:s/></text:span><text:span text:style-name="T213_41">and</text:span><text:span text:style-name="T213_42"><text:s/></text:span><text:span text:style-name="T213_43">make</text:span><text:span text:style-name="T213_44"><text:s/></text:span><text:span text:style-name="T213_45">sure</text:span><text:span text:style-name="T213_46"><text:s/></text:span><text:span text:style-name="T213_47">all</text:span><text:span text:style-name="T213_48"><text:s/></text:span><text:span text:style-name="T213_49">your</text:span><text:span text:style-name="T213_50"><text:s/></text:span><text:span text:style-name="T213_51">paragraphs</text:span><text:span text:style-name="T213_52"><text:s/></text:span><text:span text:style-name="T213_53">are</text:span><text:span text:style-name="T213_54"><text:s/></text:span><text:span text:style-name="T213_55">organized</text:span><text:span text:style-name="T213_56"><text:s/></text:span><text:span text:style-name="T213_57">this</text:span><text:span text:style-name="T213_58"><text:s/></text:span><text:span text:style-name="T213_59">way</text:span><text:span text:style-name="T213_60">.</text:span></text:p>
      <text:p text:style-name="P214"/>
      <text:p text:style-name="P215"><text:span text:style-name="T215_1">TRANSITIONS</text:span><text:span text:style-name="T215_2">:<text:s text:c="2"/></text:span><text:span text:style-name="T215_3">Work</text:span><text:span text:style-name="T215_4"><text:s/></text:span><text:span text:style-name="T215_5">on</text:span><text:span text:style-name="T215_6"><text:s/></text:span><text:span text:style-name="T215_7">your</text:span><text:span text:style-name="T215_8"><text:s/></text:span><text:span text:style-name="T215_9">transitions</text:span><text:span text:style-name="T215_10"><text:s/></text:span><text:span text:style-name="T215_11">from</text:span><text:span text:style-name="T215_12"><text:s/></text:span><text:span text:style-name="T215_13">one</text:span><text:span text:style-name="T215_14"><text:s/></text:span><text:span text:style-name="T215_15">paragraph</text:span><text:span text:style-name="T215_16"><text:s/></text:span><text:span text:style-name="T215_17">to</text:span><text:span text:style-name="T215_18"><text:s/></text:span><text:span text:style-name="T215_19">the</text:span><text:span text:style-name="T215_20"><text:s/></text:span><text:span text:style-name="T215_21">next</text:span><text:span text:style-name="T215_22"><text:s/></text:span><text:span text:style-name="T215_23">or</text:span><text:span text:style-name="T215_24"><text:s/></text:span><text:span text:style-name="T215_25">one</text:span><text:span text:style-name="T215_26"><text:s/></text:span><text:span text:style-name="T215_27">idea</text:span><text:span text:style-name="T215_28">/</text:span><text:span text:style-name="T215_29">topic</text:span><text:span text:style-name="T215_30"><text:s/></text:span><text:span text:style-name="T215_31">to</text:span><text:span text:style-name="T215_32"><text:s/></text:span><text:span text:style-name="T215_33">the</text:span><text:span text:style-name="T215_34"><text:s/></text:span><text:span text:style-name="T215_35">next</text:span><text:span text:style-name="T215_36">.<text:s text:c="2"/></text:span><text:span text:style-name="T215_37">Good</text:span><text:span text:style-name="T215_38"><text:s/></text:span><text:span text:style-name="T215_39">transitions</text:span><text:span text:style-name="T215_40"><text:s/></text:span><text:span text:style-name="T215_41">connect</text:span><text:span text:style-name="T215_42"><text:s/></text:span><text:span text:style-name="T215_43">paragraphs</text:span><text:span text:style-name="T215_44"><text:s/></text:span><text:span text:style-name="T215_45">to</text:span><text:span text:style-name="T215_46"><text:s/></text:span><text:span text:style-name="T215_47">each</text:span><text:span text:style-name="T215_48"><text:s/></text:span><text:span text:style-name="T215_49">other</text:span><text:span text:style-name="T215_50">,<text:s/></text:span><text:span text:style-name="T215_51">allow</text:span><text:span text:style-name="T215_52"><text:s/></text:span><text:span text:style-name="T215_53">the</text:span><text:span text:style-name="T215_54"><text:s/></text:span><text:span text:style-name="T215_55">reader</text:span><text:span text:style-name="T215_56"><text:s/></text:span><text:span text:style-name="T215_57">to</text:span><text:span text:style-name="T215_58"><text:s/></text:span><text:span text:style-name="T215_59">understand</text:span><text:span text:style-name="T215_60"><text:s/></text:span><text:span text:style-name="T215_61">how</text:span><text:span text:style-name="T215_62"><text:s/></text:span><text:span text:style-name="T215_63">the</text:span><text:span text:style-name="T215_64"><text:s/></text:span><text:span text:style-name="T215_65">paragraphs</text:span><text:span text:style-name="T215_66"><text:s/></text:span><text:span text:style-name="T215_67">are</text:span><text:span text:style-name="T215_68"><text:s/></text:span><text:span text:style-name="T215_69">related</text:span><text:span text:style-name="T215_70"><text:s/></text:span><text:span text:style-name="T215_71">to</text:span><text:span text:style-name="T215_72"><text:s/></text:span><text:span text:style-name="T215_73">one</text:span><text:span text:style-name="T215_74"><text:s/></text:span><text:span text:style-name="T215_75">another</text:span><text:span text:style-name="T215_76"><text:s/></text:span><text:span text:style-name="T215_77">and</text:span><text:span text:style-name="T215_78"><text:s/></text:span><text:span text:style-name="T215_79">how</text:span><text:span text:style-name="T215_80"><text:s/></text:span><text:span text:style-name="T215_81">they</text:span><text:span text:style-name="T215_82"><text:s/></text:span><text:span text:style-name="T215_83">jointly</text:span><text:span text:style-name="T215_84"><text:s/></text:span><text:span text:style-name="T215_85">build</text:span><text:span text:style-name="T215_86"><text:s/></text:span><text:span text:style-name="T215_87">to</text:span><text:span text:style-name="T215_88"><text:s/></text:span><text:span text:style-name="T215_89">a</text:span><text:span text:style-name="T215_90"><text:s/></text:span><text:span text:style-name="T215_91">larger</text:span><text:span text:style-name="T215_92"><text:s/></text:span><text:span text:style-name="T215_93">point</text:span><text:span text:style-name="T215_94">.<text:s text:c="2"/></text:span><text:span text:style-name="T215_95">Good</text:span><text:span text:style-name="T215_96"><text:s/></text:span><text:span text:style-name="T215_97">transitions</text:span><text:span text:style-name="T215_98"><text:s/></text:span><text:span text:style-name="T215_99">also</text:span><text:span text:style-name="T215_100"><text:s text:c="2"/></text:span><text:span text:style-name="T215_101">allow</text:span><text:span text:style-name="T215_102"><text:s/></text:span><text:span text:style-name="T215_103">the</text:span><text:span text:style-name="T215_104"><text:s/></text:span><text:span text:style-name="T215_105">narration</text:span><text:span text:style-name="T215_106"><text:s/></text:span><text:span text:style-name="T215_107">to</text:span><text:span text:style-name="T215_108"><text:s/></text:span><text:span text:style-name="T215_109">flow</text:span><text:span text:style-name="T215_110"><text:s/></text:span><text:span text:style-name="T215_111">more</text:span><text:span text:style-name="T215_112"><text:s/></text:span><text:span text:style-name="T215_113">smoothly</text:span><text:span text:style-name="T215_114">,<text:s/></text:span><text:span text:style-name="T215_115">and</text:span><text:span text:style-name="T215_116"><text:s/></text:span><text:span text:style-name="T215_117">sound</text:span><text:span text:style-name="T215_118"><text:s/></text:span><text:span text:style-name="T215_119">less</text:span><text:span text:style-name="T215_120"><text:s/></text:span><text:span text:style-name="T215_121">like</text:span><text:span text:style-name="T215_122"><text:s/></text:span><text:span text:style-name="T215_123">a</text:span><text:span text:style-name="T215_124"><text:s/></text:span><text:span text:style-name="T215_125">list</text:span><text:span text:style-name="T215_126"><text:s/></text:span><text:span text:style-name="T215_127">of</text:span><text:span text:style-name="T215_128"><text:s/></text:span><text:span text:style-name="T215_129">related</text:span><text:span text:style-name="T215_130"><text:s/></text:span><text:span text:style-name="T215_131">ideas</text:span><text:span text:style-name="T215_132">.</text:span></text:p>
      <text:p text:style-name="P216"/>
      <text:p text:style-name="P217"><text:span text:style-name="T217_1">Thank</text:span><text:span text:style-name="T217_2"><text:s/></text:span><text:span text:style-name="T217_3">you</text:span><text:span text:style-name="T217_4"><text:s/></text:span><text:span text:style-name="T217_5">for</text:span><text:span text:style-name="T217_6"><text:s/></text:span><text:span text:style-name="T217_7">the</text:span><text:span text:style-name="T217_8"><text:s/></text:span><text:span text:style-name="T217_9">effort</text:span><text:span text:style-name="T217_10"><text:s/></text:span><text:span text:style-name="T217_11">you</text:span><text:span text:style-name="T217_12"><text:s/></text:span><text:span text:style-name="T217_13">put</text:span><text:span text:style-name="T217_14"><text:s/></text:span><text:span text:style-name="T217_15">forth</text:span><text:span text:style-name="T217_16"><text:s/></text:span><text:span text:style-name="T217_17">on</text:span><text:span text:style-name="T217_18"><text:s/></text:span><text:span text:style-name="T217_19">this</text:span><text:span text:style-name="T217_20"><text:s/></text:span><text:span text:style-name="T217_21">significant</text:span><text:span text:style-name="T217_22"><text:s/></text:span><text:span text:style-name="T217_23">project</text:span><text:span text:style-name="T217_24">.<text:s text:c="2"/></text:span><text:span text:style-name="T217_25">Please</text:span><text:span text:style-name="T217_26"><text:s/></text:span><text:span text:style-name="T217_27">let</text:span><text:span text:style-name="T217_28"><text:s/></text:span><text:span text:style-name="T217_29">me</text:span><text:span text:style-name="T217_30"><text:s/></text:span><text:span text:style-name="T217_31">what</text:span><text:span text:style-name="T217_32"><text:s/></text:span><text:span text:style-name="T217_33">questions</text:span><text:span text:style-name="T217_34"><text:s/></text:span><text:span text:style-name="T217_35">I</text:span><text:span text:style-name="T217_36"><text:s/></text:span><text:span text:style-name="T217_37">can</text:span><text:span text:style-name="T217_38"><text:s/></text:span><text:span text:style-name="T217_39">answer</text:span><text:span text:style-name="T217_40"><text:s/></text:span><text:span text:style-name="T217_41">or</text:span><text:span text:style-name="T217_42"><text:s/></text:span><text:span text:style-name="T217_43">what</text:span><text:span text:style-name="T217_44"><text:s/></text:span><text:span text:style-name="T217_45">I</text:span><text:span text:style-name="T217_46"><text:s/></text:span><text:span text:style-name="T217_47">can</text:span><text:span text:style-name="T217_48"><text:s/></text:span><text:span text:style-name="T217_49">do</text:span><text:span text:style-name="T217_50"><text:s/></text:span><text:span text:style-name="T217_51">further</text:span><text:span text:style-name="T217_52"><text:s/></text:span><text:span text:style-name="T217_53">to</text:span><text:span text:style-name="T217_54"><text:s/></text:span><text:span text:style-name="T217_55">help</text:span><text:span text:style-name="T217_56"><text:s/></text:span><text:span text:style-name="T217_57">you</text:span><text:span text:style-name="T217_58"><text:s/></text:span><text:span text:style-name="T217_59">improve</text:span><text:span text:style-name="T217_60"><text:s/></text:span><text:span text:style-name="T217_61">your</text:span><text:span text:style-name="T217_62"><text:s/></text:span><text:span text:style-name="T217_63">paper</text:span><text:span text:style-name="T217_64">.<text:s text:c="3"/></text:span><text:span text:style-name="T217_65">I</text:span><text:span text:style-name="T217_66"><text:s/></text:span><text:span text:style-name="T217_67">look</text:span><text:span text:style-name="T217_68"><text:s/></text:span><text:span text:style-name="T217_69">forward</text:span><text:span text:style-name="T217_70"><text:s/></text:span><text:span text:style-name="T217_71">to</text:span><text:span text:style-name="T217_72"><text:s/></text:span><text:span text:style-name="T217_73">reading</text:span><text:span text:style-name="T217_74"><text:s/></text:span><text:span text:style-name="T217_75">your</text:span><text:span text:style-name="T217_76"><text:s/></text:span><text:span text:style-name="T217_77">final</text:span><text:span text:style-name="T217_78"><text:s/></text:span><text:span text:style-name="T217_79">draft</text:span><text:span text:style-name="T217_80">.</text:span></text:p>
      <text:p text:style-name="P218"/>
      <text:p text:style-name="P219"><text:span text:style-name="T219_1">Sincerely</text:span><text:span text:style-name="T219_2">,</text:span></text:p>
      <text:p text:style-name="P220"><text:span text:style-name="T220_1">James</text:span><text:span text:style-name="T220_2"><text:s/></text:span><text:span text:style-name="T220_3">Murray</text:span></text:p>
      <text:p text:style-name="P221"/>
      <text:p text:style-name="P222"><text:span text:style-name="T222_1">APPENDIX</text:span><text:span text:style-name="T222_2"><text:s/></text:span><text:span text:style-name="T222_3">C</text:span><text:span text:style-name="T222_4">:<text:s/></text:span><text:span text:style-name="T222_5">Self</text:span><text:span text:style-name="T222_6"><text:s/></text:span><text:span text:style-name="T222_7">Assessment</text:span><text:span text:style-name="T222_8"><text:s/></text:span><text:span text:style-name="T222_9">for</text:span><text:span text:style-name="T222_10"><text:s/></text:span><text:span text:style-name="T222_11">Revisions</text:span></text:p>
      <text:p text:style-name="P223"><text:span text:style-name="T223_1">Rate</text:span><text:span text:style-name="T223_2"><text:s/></text:span><text:span text:style-name="T223_3">your</text:span><text:span text:style-name="T223_4"><text:s/></text:span><text:span text:style-name="T223_5">performance</text:span><text:span text:style-name="T223_6"><text:s/></text:span><text:span text:style-name="T223_7">on</text:span><text:span text:style-name="T223_8"><text:s/></text:span><text:span text:style-name="T223_9">each</text:span><text:span text:style-name="T223_10"><text:s/></text:span><text:span text:style-name="T223_11">of</text:span><text:span text:style-name="T223_12"><text:s/></text:span><text:span text:style-name="T223_13">the</text:span><text:span text:style-name="T223_14"><text:s/></text:span><text:span text:style-name="T223_15">assignment</text:span><text:span text:style-name="T223_16"><text:s/></text:span><text:span text:style-name="T223_17">outcomes</text:span><text:span text:style-name="T223_18"><text:s/></text:span><text:span text:style-name="T223_19">on</text:span><text:span text:style-name="T223_20"><text:s/></text:span><text:span text:style-name="T223_21">a</text:span><text:span text:style-name="T223_22"><text:s/></text:span><text:span text:style-name="T223_23">scale</text:span><text:span text:style-name="T223_24"><text:s/></text:span><text:span text:style-name="T223_25">of</text:span><text:span text:style-name="T223_26"><text:s/>1<text:s/></text:span><text:span text:style-name="T223_27">to</text:span><text:span text:style-name="T223_28"><text:s/>5.<text:s text:c="5"/></text:span></text:p>
      <text:p text:style-name="P224"/>
      <text:list text:style-name="LS5" xml:id="list17">
        <text:list-item>
          <text:p text:style-name="P225"><text:span text:style-name="T225_1">Clearly</text:span><text:span text:style-name="T225_2"><text:s/></text:span><text:span text:style-name="T225_3">state</text:span><text:span text:style-name="T225_4"><text:s/></text:span><text:span text:style-name="T225_5">the</text:span><text:span text:style-name="T225_6"><text:s/></text:span><text:span text:style-name="T225_7">purpose</text:span><text:span text:style-name="T225_8"><text:s/></text:span><text:span text:style-name="T225_9">of</text:span><text:span text:style-name="T225_10"><text:s/></text:span><text:span text:style-name="T225_11">the</text:span><text:span text:style-name="T225_12"><text:s/></text:span><text:span text:style-name="T225_13">research</text:span><text:span text:style-name="T225_14">:<text:s text:c="2"/></text:span><text:span text:style-name="T225_15">What</text:span><text:span text:style-name="T225_16"><text:s/></text:span><text:span text:style-name="T225_17">do</text:span><text:span text:style-name="T225_18"><text:s/></text:span><text:span text:style-name="T225_19">you</text:span><text:span text:style-name="T225_20"><text:s/></text:span><text:span text:style-name="T225_21">hope</text:span><text:span text:style-name="T225_22"><text:s/></text:span><text:span text:style-name="T225_23">to</text:span><text:span text:style-name="T225_24"><text:s/></text:span><text:span text:style-name="T225_25">accomplish</text:span><text:span text:style-name="T225_26">?<text:s/></text:span><text:span text:style-name="T225_27">Who</text:span><text:span text:style-name="T225_28"><text:s/></text:span><text:span text:style-name="T225_29">is</text:span><text:span text:style-name="T225_30"><text:s/></text:span><text:span text:style-name="T225_31">your</text:span><text:span text:style-name="T225_32"><text:s/></text:span><text:span text:style-name="T225_33">audience</text:span><text:span text:style-name="T225_34">;<text:s/></text:span><text:span text:style-name="T225_35">i</text:span><text:span text:style-name="T225_36">.</text:span><text:span text:style-name="T225_37">e</text:span><text:span text:style-name="T225_38">.<text:s/></text:span><text:span text:style-name="T225_39">who</text:span><text:span text:style-name="T225_40"><text:s/></text:span><text:span text:style-name="T225_41">would</text:span><text:span text:style-name="T225_42"><text:s/></text:span><text:span text:style-name="T225_43">use</text:span><text:span text:style-name="T225_44"><text:s/></text:span><text:span text:style-name="T225_45">or</text:span><text:span text:style-name="T225_46"><text:s/></text:span><text:span text:style-name="T225_47">be</text:span><text:span text:style-name="T225_48"><text:s/></text:span><text:span text:style-name="T225_49">interested</text:span><text:span text:style-name="T225_50"><text:s/></text:span><text:span text:style-name="T225_51">in</text:span><text:span text:style-name="T225_52"><text:s/></text:span><text:span text:style-name="T225_53">your</text:span><text:span text:style-name="T225_54"><text:s/></text:span><text:span text:style-name="T225_55">results</text:span><text:span text:style-name="T225_56">?<text:s text:c="2"/></text:span><text:span text:style-name="T225_57">What</text:span><text:span text:style-name="T225_58"><text:s/></text:span><text:span text:style-name="T225_59">decisions</text:span><text:span text:style-name="T225_60"><text:s/></text:span><text:span text:style-name="T225_61">can</text:span><text:span text:style-name="T225_62"><text:s/></text:span><text:span text:style-name="T225_63">be</text:span><text:span text:style-name="T225_64"><text:s/></text:span><text:span text:style-name="T225_65">better</text:span><text:span text:style-name="T225_66"><text:s/></text:span><text:span text:style-name="T225_67">informed</text:span><text:span text:style-name="T225_68"><text:s/></text:span><text:span text:style-name="T225_69">by</text:span><text:span text:style-name="T225_70"><text:s/></text:span><text:span text:style-name="T225_71">learning</text:span><text:span text:style-name="T225_72"><text:s/></text:span><text:span text:style-name="T225_73">the</text:span><text:span text:style-name="T225_74"><text:s/></text:span><text:span text:style-name="T225_75">outcome</text:span><text:span text:style-name="T225_76"><text:s/></text:span><text:span text:style-name="T225_77">of</text:span><text:span text:style-name="T225_78"><text:s/></text:span><text:span text:style-name="T225_79">your</text:span><text:span text:style-name="T225_80"><text:s/></text:span><text:span text:style-name="T225_81">research</text:span><text:span text:style-name="T225_82"><text:s/></text:span><text:span text:style-name="T225_83">project</text:span><text:span text:style-name="T225_84">?</text:span></text:p>
        </text:list-item>
      </text:list>
      <text:p text:style-name="P226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227"><text:span text:style-name="T227_1">OBJECTIVE</text:span><text:span text:style-name="T227_2"><text:s/></text:span><text:span text:style-name="T227_3">NOT</text:span><text:span text:style-name="T227_4"><text:s/></text:span><text:span text:style-name="T227_5">ADDRESSED</text:span></text:p>
          </table:table-cell>
          <table:table-cell table:style-name="Cell2">
            <text:p text:style-name="P228"><text:span text:style-name="T228_1">NEEDS</text:span><text:span text:style-name="T228_2"><text:s/></text:span><text:span text:style-name="T228_3">MAJOR</text:span><text:span text:style-name="T228_4"><text:s/></text:span><text:span text:style-name="T228_5">REVISION</text:span><text:span text:style-name="T228_6"><text:s/></text:span><text:span text:style-name="T228_7">TO</text:span><text:span text:style-name="T228_8"><text:s/></text:span><text:span text:style-name="T228_9">MEET</text:span><text:span text:style-name="T228_10"><text:s/></text:span><text:span text:style-name="T228_11">OBJECTIVE</text:span></text:p>
          </table:table-cell>
          <table:table-cell table:style-name="Cell3">
            <text:p text:style-name="P229"><text:span text:style-name="T229_1">NEEDS</text:span><text:span text:style-name="T229_2"><text:s/></text:span><text:span text:style-name="T229_3">MODERATE</text:span><text:span text:style-name="T229_4"><text:s/></text:span><text:span text:style-name="T229_5">REVISION</text:span><text:span text:style-name="T229_6"><text:s/></text:span><text:span text:style-name="T229_7">TO</text:span><text:span text:style-name="T229_8"><text:s/></text:span><text:span text:style-name="T229_9">MEET</text:span><text:span text:style-name="T229_10"><text:s/></text:span><text:span text:style-name="T229_11">OBJECTIVE</text:span></text:p>
          </table:table-cell>
          <table:table-cell table:style-name="Cell4">
            <text:p text:style-name="P230"><text:span text:style-name="T230_1">NEEDS</text:span><text:span text:style-name="T230_2"><text:s/></text:span><text:span text:style-name="T230_3">MINOR</text:span><text:span text:style-name="T230_4"><text:s/></text:span><text:span text:style-name="T230_5">REVISION</text:span><text:span text:style-name="T230_6"><text:s/></text:span><text:span text:style-name="T230_7">TO</text:span><text:span text:style-name="T230_8"><text:s/></text:span><text:span text:style-name="T230_9">MEET</text:span><text:span text:style-name="T230_10"><text:s/></text:span><text:span text:style-name="T230_11">OBJECTIVE</text:span></text:p>
          </table:table-cell>
          <table:table-cell table:style-name="Cell5">
            <text:p text:style-name="P231"><text:span text:style-name="T231_1">WRITING</text:span><text:span text:style-name="T231_2"><text:s/></text:span><text:span text:style-name="T231_3">THOROUGHLY</text:span><text:span text:style-name="T231_4"><text:s/></text:span><text:span text:style-name="T231_5">MEETS</text:span><text:span text:style-name="T231_6"><text:s/></text:span><text:span text:style-name="T231_7">OBJECTIVE</text:span></text:p>
          </table:table-cell>
        </table:table-row>
      </table:table>
      <text:p text:style-name="P232"/>
      <text:list text:style-name="LS6" xml:id="list18">
        <text:list-item>
          <text:p text:style-name="P233"><text:span text:style-name="T233_1">Ask</text:span><text:span text:style-name="T233_2"><text:s/></text:span><text:span text:style-name="T233_3">the</text:span><text:span text:style-name="T233_4"><text:s/></text:span><text:span text:style-name="T233_5">relevant</text:span><text:span text:style-name="T233_6"><text:s/></text:span><text:span text:style-name="T233_7">questions</text:span><text:span text:style-name="T233_8">:<text:s/></text:span><text:span text:style-name="T233_9">Have</text:span><text:span text:style-name="T233_10"><text:s/></text:span><text:span text:style-name="T233_11">all</text:span><text:span text:style-name="T233_12"><text:s/></text:span><text:span text:style-name="T233_13">of</text:span><text:span text:style-name="T233_14"><text:s/></text:span><text:span text:style-name="T233_15">the</text:span><text:span text:style-name="T233_16"><text:s/></text:span><text:span text:style-name="T233_17">relevant</text:span><text:span text:style-name="T233_18"><text:s/></text:span><text:span text:style-name="T233_19">questions</text:span><text:span text:style-name="T233_20"><text:s/></text:span><text:span text:style-name="T233_21">been</text:span><text:span text:style-name="T233_22"><text:s/></text:span><text:span text:style-name="T233_23">asked</text:span><text:span text:style-name="T233_24">?<text:s text:c="2"/></text:span><text:span text:style-name="T233_25">Are</text:span><text:span text:style-name="T233_26"><text:s/></text:span><text:span text:style-name="T233_27">the</text:span><text:span text:style-name="T233_28"><text:s/></text:span><text:span text:style-name="T233_29">questions</text:span><text:span text:style-name="T233_30"><text:s/></text:span><text:span text:style-name="T233_31">focused</text:span><text:span text:style-name="T233_32"><text:s/></text:span><text:span text:style-name="T233_33">on</text:span><text:span text:style-name="T233_34"><text:s/></text:span><text:span text:style-name="T233_35">the</text:span><text:span text:style-name="T233_36"><text:s/></text:span><text:span text:style-name="T233_37">essential</text:span><text:span text:style-name="T233_38"><text:s/></text:span><text:span text:style-name="T233_39">issues</text:span><text:span text:style-name="T233_40">?</text:span></text:p>
        </text:list-item>
      </text:list>
      <text:p text:style-name="P234"/>
      <table:table table:style-name="Table2"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row table:style-name="Row2">
          <table:table-cell table:style-name="Cell6">
            <text:p text:style-name="P235"><text:span text:style-name="T235_1">OBJECTIVE</text:span><text:span text:style-name="T235_2"><text:s/></text:span><text:span text:style-name="T235_3">NOT</text:span><text:span text:style-name="T235_4"><text:s/></text:span><text:span text:style-name="T235_5">ADDRESSED</text:span></text:p>
          </table:table-cell>
          <table:table-cell table:style-name="Cell7">
            <text:p text:style-name="P236"><text:span text:style-name="T236_1">NEEDS</text:span><text:span text:style-name="T236_2"><text:s/></text:span><text:span text:style-name="T236_3">MAJOR</text:span><text:span text:style-name="T236_4"><text:s/></text:span><text:span text:style-name="T236_5">REVISION</text:span><text:span text:style-name="T236_6"><text:s/></text:span><text:span text:style-name="T236_7">TO</text:span><text:span text:style-name="T236_8"><text:s/></text:span><text:span text:style-name="T236_9">MEET</text:span><text:span text:style-name="T236_10"><text:s/></text:span><text:span text:style-name="T236_11">OBJECTIVE</text:span></text:p>
          </table:table-cell>
          <table:table-cell table:style-name="Cell8">
            <text:p text:style-name="P237"><text:span text:style-name="T237_1">NEEDS</text:span><text:span text:style-name="T237_2"><text:s/></text:span><text:span text:style-name="T237_3">MODERATE</text:span><text:span text:style-name="T237_4"><text:s/></text:span><text:span text:style-name="T237_5">REVISION</text:span><text:span text:style-name="T237_6"><text:s/></text:span><text:span text:style-name="T237_7">TO</text:span><text:span text:style-name="T237_8"><text:s/></text:span><text:span text:style-name="T237_9">MEET</text:span><text:span text:style-name="T237_10"><text:s/></text:span><text:span text:style-name="T237_11">OBJECTIVE</text:span></text:p>
          </table:table-cell>
          <table:table-cell table:style-name="Cell9">
            <text:p text:style-name="P238"><text:span text:style-name="T238_1">NEEDS</text:span><text:span text:style-name="T238_2"><text:s/></text:span><text:span text:style-name="T238_3">MINOR</text:span><text:span text:style-name="T238_4"><text:s/></text:span><text:span text:style-name="T238_5">REVISION</text:span><text:span text:style-name="T238_6"><text:s/></text:span><text:span text:style-name="T238_7">TO</text:span><text:span text:style-name="T238_8"><text:s/></text:span><text:span text:style-name="T238_9">MEET</text:span><text:span text:style-name="T238_10"><text:s/></text:span><text:span text:style-name="T238_11">OBJECTIVE</text:span></text:p>
          </table:table-cell>
          <table:table-cell table:style-name="Cell10">
            <text:p text:style-name="P239"><text:span text:style-name="T239_1">WRITING</text:span><text:span text:style-name="T239_2"><text:s/></text:span><text:span text:style-name="T239_3">THOROUGHLY</text:span><text:span text:style-name="T239_4"><text:s/></text:span><text:span text:style-name="T239_5">MEETS</text:span><text:span text:style-name="T239_6"><text:s/></text:span><text:span text:style-name="T239_7">OBJECTIVE</text:span></text:p>
          </table:table-cell>
        </table:table-row>
      </table:table>
      <text:p text:style-name="P240"/>
      <text:list text:style-name="LS7" xml:id="list19">
        <text:list-item>
          <text:p text:style-name="P241"><text:span text:style-name="T241_1">Communicate</text:span><text:span text:style-name="T241_2"><text:s/></text:span><text:span text:style-name="T241_3">your</text:span><text:span text:style-name="T241_4"><text:s/></text:span><text:span text:style-name="T241_5">message</text:span><text:span text:style-name="T241_6"><text:s/></text:span><text:span text:style-name="T241_7">in</text:span><text:span text:style-name="T241_8"><text:s/></text:span><text:span text:style-name="T241_9">a</text:span><text:span text:style-name="T241_10"><text:s/></text:span><text:span text:style-name="T241_11">clear</text:span><text:span text:style-name="T241_12"><text:s/></text:span><text:span text:style-name="T241_13">and</text:span><text:span text:style-name="T241_14"><text:s/></text:span><text:span text:style-name="T241_15">meaningful</text:span><text:span text:style-name="T241_16"><text:s/></text:span><text:span text:style-name="T241_17">way</text:span><text:span text:style-name="T241_18">.</text:span><text:span text:style-name="T241_19"><text:s text:c="2"/></text:span><text:span text:style-name="T241_20">Convince</text:span><text:span text:style-name="T241_21"><text:s/></text:span><text:span text:style-name="T241_22">your</text:span><text:span text:style-name="T241_23"><text:s/></text:span><text:span text:style-name="T241_24">reader</text:span><text:span text:style-name="T241_25"><text:s/></text:span><text:span text:style-name="T241_26">that</text:span><text:span text:style-name="T241_27"><text:s/></text:span><text:span text:style-name="T241_28">your</text:span><text:span text:style-name="T241_29"><text:s/></text:span><text:span text:style-name="T241_30">work</text:span><text:span text:style-name="T241_31"><text:s/></text:span><text:span text:style-name="T241_32">is</text:span><text:span text:style-name="T241_33"><text:s/></text:span><text:span text:style-name="T241_34">something</text:span><text:span text:style-name="T241_35"><text:s/></text:span><text:span text:style-name="T241_36">important</text:span><text:span text:style-name="T241_37"><text:s/></text:span><text:span text:style-name="T241_38">that</text:span><text:span text:style-name="T241_39"><text:s/></text:span><text:span text:style-name="T241_40">they</text:span><text:span text:style-name="T241_41"><text:s/></text:span><text:span text:style-name="T241_42">want</text:span><text:span text:style-name="T241_43"><text:s/></text:span><text:span text:style-name="T241_44">to</text:span><text:span text:style-name="T241_45"><text:s/></text:span><text:span text:style-name="T241_46">read</text:span><text:span text:style-name="T241_47">.<text:s text:c="2"/></text:span><text:span text:style-name="T241_48">Organize</text:span><text:span text:style-name="T241_49"><text:s/></text:span><text:span text:style-name="T241_50">your</text:span><text:span text:style-name="T241_51"><text:s/></text:span><text:span text:style-name="T241_52">discussion</text:span><text:span text:style-name="T241_53"><text:s/></text:span><text:span text:style-name="T241_54">to</text:span><text:span text:style-name="T241_55"><text:s/></text:span><text:span text:style-name="T241_56">build</text:span><text:span text:style-name="T241_57"><text:s/></text:span><text:span text:style-name="T241_58">an</text:span><text:span text:style-name="T241_59"><text:s/></text:span><text:span text:style-name="T241_60">argument</text:span><text:span text:style-name="T241_61"><text:s/></text:span><text:span text:style-name="T241_62">or</text:span><text:span text:style-name="T241_63"><text:s/></text:span><text:span text:style-name="T241_64">tell</text:span><text:span text:style-name="T241_65"><text:s/></text:span><text:span text:style-name="T241_66">a</text:span><text:span text:style-name="T241_67"><text:s/></text:span><text:span text:style-name="T241_68">story</text:span><text:span text:style-name="T241_69">.</text:span></text:p>
        </text:list-item>
      </text:list>
      <text:p text:style-name="P242"/>
      <table:table table:style-name="Table3">
        <table:table-column table:style-name="Column11"/>
        <table:table-column table:style-name="Column12"/>
        <table:table-column table:style-name="Column13"/>
        <table:table-column table:style-name="Column14"/>
        <table:table-column table:style-name="Column15"/>
        <table:table-row table:style-name="Row3">
          <table:table-cell table:style-name="Cell11">
            <text:p text:style-name="P243"><text:span text:style-name="T243_1">OBJECTIVE</text:span><text:span text:style-name="T243_2"><text:s/></text:span><text:span text:style-name="T243_3">NOT</text:span><text:span text:style-name="T243_4"><text:s/></text:span><text:span text:style-name="T243_5">ADDRESSED</text:span></text:p>
          </table:table-cell>
          <table:table-cell table:style-name="Cell12">
            <text:p text:style-name="P244"><text:span text:style-name="T244_1">NEEDS</text:span><text:span text:style-name="T244_2"><text:s/></text:span><text:span text:style-name="T244_3">MAJOR</text:span><text:span text:style-name="T244_4"><text:s/></text:span><text:span text:style-name="T244_5">REVISION</text:span><text:span text:style-name="T244_6"><text:s/></text:span><text:span text:style-name="T244_7">TO</text:span><text:span text:style-name="T244_8"><text:s/></text:span><text:span text:style-name="T244_9">MEET</text:span><text:span text:style-name="T244_10"><text:s/></text:span><text:span text:style-name="T244_11">OBJECTIVE</text:span></text:p>
          </table:table-cell>
          <table:table-cell table:style-name="Cell13">
            <text:p text:style-name="P245"><text:span text:style-name="T245_1">NEEDS</text:span><text:span text:style-name="T245_2"><text:s/></text:span><text:span text:style-name="T245_3">MODERATE</text:span><text:span text:style-name="T245_4"><text:s/></text:span><text:span text:style-name="T245_5">REVISION</text:span><text:span text:style-name="T245_6"><text:s/></text:span><text:span text:style-name="T245_7">TO</text:span><text:span text:style-name="T245_8"><text:s/></text:span><text:span text:style-name="T245_9">MEET</text:span><text:span text:style-name="T245_10"><text:s/></text:span><text:span text:style-name="T245_11">OBJECTIVE</text:span></text:p>
          </table:table-cell>
          <table:table-cell table:style-name="Cell14">
            <text:p text:style-name="P246"><text:span text:style-name="T246_1">NEEDS</text:span><text:span text:style-name="T246_2"><text:s/></text:span><text:span text:style-name="T246_3">MINOR</text:span><text:span text:style-name="T246_4"><text:s/></text:span><text:span text:style-name="T246_5">REVISION</text:span><text:span text:style-name="T246_6"><text:s/></text:span><text:span text:style-name="T246_7">TO</text:span><text:span text:style-name="T246_8"><text:s/></text:span><text:span text:style-name="T246_9">MEET</text:span><text:span text:style-name="T246_10"><text:s/></text:span><text:span text:style-name="T246_11">OBJECTIVE</text:span></text:p>
          </table:table-cell>
          <table:table-cell table:style-name="Cell15">
            <text:p text:style-name="P247"><text:span text:style-name="T247_1">WRITING</text:span><text:span text:style-name="T247_2"><text:s/></text:span><text:span text:style-name="T247_3">THOROUGHLY</text:span><text:span text:style-name="T247_4"><text:s/></text:span><text:span text:style-name="T247_5">MEETS</text:span><text:span text:style-name="T247_6"><text:s/></text:span><text:span text:style-name="T247_7">OBJECTIVE</text:span></text:p>
          </table:table-cell>
        </table:table-row>
      </table:table>
      <text:p text:style-name="P248"/>
      <text:list text:style-name="LS8" xml:id="list20">
        <text:list-item>
          <text:p text:style-name="P249"><text:span text:style-name="T249_1">Provide</text:span><text:span text:style-name="T249_2"><text:s/></text:span><text:span text:style-name="T249_3">relevant</text:span><text:span text:style-name="T249_4"><text:s/></text:span><text:span text:style-name="T249_5">background</text:span><text:span text:style-name="T249_6"><text:s/></text:span><text:span text:style-name="T249_7">information</text:span><text:span text:style-name="T249_8">:<text:s text:c="2"/></text:span><text:span text:style-name="T249_9">Provide</text:span><text:span text:style-name="T249_10"><text:s/></text:span><text:span text:style-name="T249_11">enough</text:span><text:span text:style-name="T249_12"><text:s/></text:span><text:span text:style-name="T249_13">background</text:span><text:span text:style-name="T249_14"><text:s/></text:span><text:span text:style-name="T249_15">information</text:span><text:span text:style-name="T249_16"><text:s/></text:span><text:span text:style-name="T249_17">so</text:span><text:span text:style-name="T249_18"><text:s/></text:span><text:span text:style-name="T249_19">that</text:span><text:span text:style-name="T249_20"><text:s/></text:span><text:span text:style-name="T249_21">your</text:span><text:span text:style-name="T249_22"><text:s/></text:span><text:span text:style-name="T249_23">readers</text:span><text:span text:style-name="T249_24"><text:s/></text:span><text:span text:style-name="T249_25">understand</text:span><text:span text:style-name="T249_26"><text:s/></text:span><text:span text:style-name="T249_27">the</text:span><text:span text:style-name="T249_28"><text:s/></text:span><text:span text:style-name="T249_29">context</text:span><text:span text:style-name="T249_30"><text:s/></text:span><text:span text:style-name="T249_31">and</text:span><text:span text:style-name="T249_32"><text:s/></text:span><text:span text:style-name="T249_33">motivation</text:span><text:span text:style-name="T249_34"><text:s/></text:span><text:span text:style-name="T249_35">for</text:span><text:span text:style-name="T249_36"><text:s/></text:span><text:span text:style-name="T249_37">your</text:span><text:span text:style-name="T249_38"><text:s/></text:span><text:span text:style-name="T249_39">paper</text:span><text:span text:style-name="T249_40"><text:s/></text:span><text:span text:style-name="T249_41">and</text:span><text:span text:style-name="T249_42"><text:s/></text:span><text:span text:style-name="T249_43">form</text:span><text:span text:style-name="T249_44"><text:s/></text:span><text:span text:style-name="T249_45">their</text:span><text:span text:style-name="T249_46"><text:s/></text:span><text:span text:style-name="T249_47">own</text:span><text:span text:style-name="T249_48"><text:s/></text:span><text:span text:style-name="T249_49">informed</text:span><text:span text:style-name="T249_50"><text:s/></text:span><text:span text:style-name="T249_51">opinion</text:span><text:span text:style-name="T249_52"><text:s/></text:span><text:span text:style-name="T249_53">on</text:span><text:span text:style-name="T249_54"><text:s/></text:span><text:span text:style-name="T249_55">the</text:span><text:span text:style-name="T249_56"><text:s/></text:span><text:span text:style-name="T249_57">subject</text:span><text:span text:style-name="T249_58">.<text:s text:c="2"/></text:span></text:p>
        </text:list-item>
      </text:list>
      <text:p text:style-name="P250"/>
      <table:table table:style-name="Table4">
        <table:table-column table:style-name="Column16"/>
        <table:table-column table:style-name="Column17"/>
        <table:table-column table:style-name="Column18"/>
        <table:table-column table:style-name="Column19"/>
        <table:table-column table:style-name="Column20"/>
        <table:table-row table:style-name="Row4">
          <table:table-cell table:style-name="Cell16">
            <text:p text:style-name="P251"><text:span text:style-name="T251_1">OBJECTIVE</text:span><text:span text:style-name="T251_2"><text:s/></text:span><text:span text:style-name="T251_3">NOT</text:span><text:span text:style-name="T251_4"><text:s/></text:span><text:span text:style-name="T251_5">ADDRESSED</text:span></text:p>
          </table:table-cell>
          <table:table-cell table:style-name="Cell17">
            <text:p text:style-name="P252"><text:span text:style-name="T252_1">NEEDS</text:span><text:span text:style-name="T252_2"><text:s/></text:span><text:span text:style-name="T252_3">MAJOR</text:span><text:span text:style-name="T252_4"><text:s/></text:span><text:span text:style-name="T252_5">REVISION</text:span><text:span text:style-name="T252_6"><text:s/></text:span><text:span text:style-name="T252_7">TO</text:span><text:span text:style-name="T252_8"><text:s/></text:span><text:span text:style-name="T252_9">MEET</text:span><text:span text:style-name="T252_10"><text:s/></text:span><text:span text:style-name="T252_11">OBJECTIVE</text:span></text:p>
          </table:table-cell>
          <table:table-cell table:style-name="Cell18">
            <text:p text:style-name="P253"><text:span text:style-name="T253_1">NEEDS</text:span><text:span text:style-name="T253_2"><text:s/></text:span><text:span text:style-name="T253_3">MODERATE</text:span><text:span text:style-name="T253_4"><text:s/></text:span><text:span text:style-name="T253_5">REVISION</text:span><text:span text:style-name="T253_6"><text:s/></text:span><text:span text:style-name="T253_7">TO</text:span><text:span text:style-name="T253_8"><text:s/></text:span><text:span text:style-name="T253_9">MEET</text:span><text:span text:style-name="T253_10"><text:s/></text:span><text:span text:style-name="T253_11">OBJECTIVE</text:span></text:p>
          </table:table-cell>
          <table:table-cell table:style-name="Cell19">
            <text:p text:style-name="P254"><text:span text:style-name="T254_1">NEEDS</text:span><text:span text:style-name="T254_2"><text:s/></text:span><text:span text:style-name="T254_3">MINOR</text:span><text:span text:style-name="T254_4"><text:s/></text:span><text:span text:style-name="T254_5">REVISION</text:span><text:span text:style-name="T254_6"><text:s/></text:span><text:span text:style-name="T254_7">TO</text:span><text:span text:style-name="T254_8"><text:s/></text:span><text:span text:style-name="T254_9">MEET</text:span><text:span text:style-name="T254_10"><text:s/></text:span><text:span text:style-name="T254_11">OBJECTIVE</text:span></text:p>
          </table:table-cell>
          <table:table-cell table:style-name="Cell20">
            <text:p text:style-name="P255"><text:span text:style-name="T255_1">WRITING</text:span><text:span text:style-name="T255_2"><text:s/></text:span><text:span text:style-name="T255_3">THOROUGHLY</text:span><text:span text:style-name="T255_4"><text:s/></text:span><text:span text:style-name="T255_5">MEETS</text:span><text:span text:style-name="T255_6"><text:s/></text:span><text:span text:style-name="T255_7">OBJECTIVE</text:span></text:p>
          </table:table-cell>
        </table:table-row>
      </table:table>
      <text:p text:style-name="P256"/>
      <text:list text:style-name="LS9" xml:id="list21">
        <text:list-item>
          <text:p text:style-name="P257"><text:span text:style-name="T257_1">Introduce</text:span><text:span text:style-name="T257_2"><text:s/></text:span><text:span text:style-name="T257_3">your</text:span><text:span text:style-name="T257_4"><text:s/></text:span><text:span text:style-name="T257_5">reader</text:span><text:span text:style-name="T257_6"><text:s/></text:span><text:span text:style-name="T257_7">to</text:span><text:span text:style-name="T257_8"><text:s/></text:span><text:span text:style-name="T257_9">how</text:span><text:span text:style-name="T257_10"><text:s/></text:span><text:span text:style-name="T257_11">you</text:span><text:span text:style-name="T257_12"><text:s/></text:span><text:span text:style-name="T257_13">answer</text:span><text:span text:style-name="T257_14"><text:s/></text:span><text:span text:style-name="T257_15">your</text:span><text:span text:style-name="T257_16"><text:s/></text:span><text:span text:style-name="T257_17">research</text:span><text:span text:style-name="T257_18"><text:s/></text:span><text:span text:style-name="T257_19">question</text:span><text:span text:style-name="T257_20"><text:s/>-<text:s/></text:span><text:span text:style-name="T257_21">and</text:span><text:span text:style-name="T257_22"><text:s/></text:span><text:span text:style-name="T257_23">justify</text:span><text:span text:style-name="T257_24"><text:s/></text:span><text:span text:style-name="T257_25">it</text:span><text:span text:style-name="T257_26">:<text:s text:c="2"/></text:span><text:span text:style-name="T257_27">Most</text:span><text:span text:style-name="T257_28"><text:s/></text:span><text:span text:style-name="T257_29">of</text:span><text:span text:style-name="T257_30"><text:s/></text:span><text:span text:style-name="T257_31">these</text:span><text:span text:style-name="T257_32"><text:s/></text:span><text:span text:style-name="T257_33">details</text:span><text:span text:style-name="T257_34"><text:s/></text:span><text:span text:style-name="T257_35">should</text:span><text:span text:style-name="T257_36"><text:s/></text:span><text:span text:style-name="T257_37">be</text:span><text:span text:style-name="T257_38"><text:s/></text:span><text:span text:style-name="T257_39">put</text:span><text:span text:style-name="T257_40"><text:s/></text:span><text:span text:style-name="T257_41">in</text:span><text:span text:style-name="T257_42"><text:s/></text:span><text:span text:style-name="T257_43">your</text:span><text:span text:style-name="T257_44"><text:s/></text:span><text:span text:style-name="T257_45">methodology</text:span><text:span text:style-name="T257_46"><text:s/></text:span><text:span text:style-name="T257_47">section</text:span><text:span text:style-name="T257_48">,<text:s/></text:span><text:span text:style-name="T257_49">but</text:span><text:span text:style-name="T257_50"><text:s/></text:span><text:span text:style-name="T257_51">still</text:span><text:span text:style-name="T257_52">,<text:s/></text:span><text:span text:style-name="T257_53">by</text:span><text:span text:style-name="T257_54"><text:s/></text:span><text:span text:style-name="T257_55">the</text:span><text:span text:style-name="T257_56"><text:s/></text:span><text:span text:style-name="T257_57">end</text:span><text:span text:style-name="T257_58"><text:s/></text:span><text:span text:style-name="T257_59">of</text:span><text:span text:style-name="T257_60"><text:s/></text:span><text:span text:style-name="T257_61">the</text:span><text:span text:style-name="T257_62"><text:s/></text:span><text:span text:style-name="T257_63">introduction</text:span><text:span text:style-name="T257_64"><text:s/></text:span><text:span text:style-name="T257_65">your</text:span><text:span text:style-name="T257_66"><text:s/></text:span><text:span text:style-name="T257_67">reader</text:span><text:span text:style-name="T257_68"><text:s/></text:span><text:span text:style-name="T257_69">should</text:span><text:span text:style-name="T257_70"><text:s/></text:span><text:span text:style-name="T257_71">have</text:span><text:span text:style-name="T257_72"><text:s/></text:span><text:span text:style-name="T257_73">a</text:span><text:span text:style-name="T257_74"><text:s/></text:span><text:span text:style-name="T257_75">basic</text:span><text:span text:style-name="T257_76"><text:s/></text:span><text:span text:style-name="T257_77">idea</text:span><text:span text:style-name="T257_78"><text:s/></text:span><text:span text:style-name="T257_79">for</text:span><text:span text:style-name="T257_80"><text:s/></text:span><text:span text:style-name="T257_81">how</text:span><text:span text:style-name="T257_82"><text:s/></text:span><text:span text:style-name="T257_83">you</text:span><text:span text:style-name="T257_84"><text:s/></text:span><text:span text:style-name="T257_85">plan</text:span><text:span text:style-name="T257_86"><text:s/></text:span><text:span text:style-name="T257_87">to</text:span><text:span text:style-name="T257_88"><text:s/></text:span><text:span text:style-name="T257_89">answer</text:span><text:span text:style-name="T257_90"><text:s/></text:span><text:span text:style-name="T257_91">your</text:span><text:span text:style-name="T257_92"><text:s/></text:span><text:span text:style-name="T257_93">research</text:span><text:span text:style-name="T257_94"><text:s/></text:span><text:span text:style-name="T257_95">question</text:span><text:span text:style-name="T257_96">.<text:s text:c="3"/></text:span><text:span text:style-name="T257_97">Consider</text:span><text:span text:style-name="T257_98"><text:s/></text:span><text:span text:style-name="T257_99">including</text:span><text:span text:style-name="T257_100"><text:s/></text:span><text:span text:style-name="T257_101">the</text:span><text:span text:style-name="T257_102"><text:s/></text:span><text:span text:style-name="T257_103">population</text:span><text:span text:style-name="T257_104">,<text:s/></text:span><text:span text:style-name="T257_105">the</text:span><text:span text:style-name="T257_106"><text:s/></text:span><text:span text:style-name="T257_107">use</text:span><text:span text:style-name="T257_108"><text:s/></text:span><text:span text:style-name="T257_109">of</text:span><text:span text:style-name="T257_110"><text:s/></text:span><text:span text:style-name="T257_111">a</text:span><text:span text:style-name="T257_112"><text:s/></text:span><text:span text:style-name="T257_113">survey</text:span><text:span text:style-name="T257_114">,<text:s/></text:span><text:span text:style-name="T257_115">and</text:span><text:span text:style-name="T257_116"><text:s/></text:span><text:span text:style-name="T257_117">a</text:span><text:span text:style-name="T257_118"><text:s/></text:span><text:span text:style-name="T257_119">general</text:span><text:span text:style-name="T257_120"><text:s/></text:span><text:span text:style-name="T257_121">description</text:span><text:span text:style-name="T257_122"><text:s/></text:span><text:span text:style-name="T257_123">of</text:span><text:span text:style-name="T257_124"><text:s/></text:span><text:span text:style-name="T257_125">the</text:span><text:span text:style-name="T257_126"><text:s/></text:span><text:span text:style-name="T257_127">types</text:span><text:span text:style-name="T257_128"><text:s/></text:span><text:span text:style-name="T257_129">of</text:span><text:span text:style-name="T257_130"><text:s/></text:span><text:span text:style-name="T257_131">questions</text:span><text:span text:style-name="T257_132"><text:s/></text:span><text:span text:style-name="T257_133">in</text:span><text:span text:style-name="T257_134"><text:s/></text:span><text:span text:style-name="T257_135">the</text:span><text:span text:style-name="T257_136"><text:s/></text:span><text:span text:style-name="T257_137">survey</text:span><text:span text:style-name="T257_138">.</text:span></text:p>
        </text:list-item>
      </text:list>
      <text:p text:style-name="P258"/>
      <table:table table:style-name="Table5">
        <table:table-column table:style-name="Column21"/>
        <table:table-column table:style-name="Column22"/>
        <table:table-column table:style-name="Column23"/>
        <table:table-column table:style-name="Column24"/>
        <table:table-column table:style-name="Column25"/>
        <table:table-row table:style-name="Row5">
          <table:table-cell table:style-name="Cell21">
            <text:p text:style-name="P259"><text:span text:style-name="T259_1">OBJECTIVE</text:span><text:span text:style-name="T259_2"><text:s/></text:span><text:span text:style-name="T259_3">NOT</text:span><text:span text:style-name="T259_4"><text:s/></text:span><text:span text:style-name="T259_5">ADDRESSED</text:span></text:p>
          </table:table-cell>
          <table:table-cell table:style-name="Cell22">
            <text:p text:style-name="P260"><text:span text:style-name="T260_1">NEEDS</text:span><text:span text:style-name="T260_2"><text:s/></text:span><text:span text:style-name="T260_3">MAJOR</text:span><text:span text:style-name="T260_4"><text:s/></text:span><text:span text:style-name="T260_5">REVISION</text:span><text:span text:style-name="T260_6"><text:s/></text:span><text:span text:style-name="T260_7">TO</text:span><text:span text:style-name="T260_8"><text:s/></text:span><text:span text:style-name="T260_9">MEET</text:span><text:span text:style-name="T260_10"><text:s/></text:span><text:span text:style-name="T260_11">OBJECTIVE</text:span></text:p>
          </table:table-cell>
          <table:table-cell table:style-name="Cell23">
            <text:p text:style-name="P261"><text:span text:style-name="T261_1">NEEDS</text:span><text:span text:style-name="T261_2"><text:s/></text:span><text:span text:style-name="T261_3">MODERATE</text:span><text:span text:style-name="T261_4"><text:s/></text:span><text:span text:style-name="T261_5">REVISION</text:span><text:span text:style-name="T261_6"><text:s/></text:span><text:span text:style-name="T261_7">TO</text:span><text:span text:style-name="T261_8"><text:s/></text:span><text:span text:style-name="T261_9">MEET</text:span><text:span text:style-name="T261_10"><text:s/></text:span><text:span text:style-name="T261_11">OBJECTIVE</text:span></text:p>
          </table:table-cell>
          <table:table-cell table:style-name="Cell24">
            <text:p text:style-name="P262"><text:span text:style-name="T262_1">NEEDS</text:span><text:span text:style-name="T262_2"><text:s/></text:span><text:span text:style-name="T262_3">MINOR</text:span><text:span text:style-name="T262_4"><text:s/></text:span><text:span text:style-name="T262_5">REVISION</text:span><text:span text:style-name="T262_6"><text:s/></text:span><text:span text:style-name="T262_7">TO</text:span><text:span text:style-name="T262_8"><text:s/></text:span><text:span text:style-name="T262_9">MEET</text:span><text:span text:style-name="T262_10"><text:s/></text:span><text:span text:style-name="T262_11">OBJECTIVE</text:span></text:p>
          </table:table-cell>
          <table:table-cell table:style-name="Cell25">
            <text:p text:style-name="P263"><text:span text:style-name="T263_1">WRITING</text:span><text:span text:style-name="T263_2"><text:s/></text:span><text:span text:style-name="T263_3">THOROUGHLY</text:span><text:span text:style-name="T263_4"><text:s/></text:span><text:span text:style-name="T263_5">MEETS</text:span><text:span text:style-name="T263_6"><text:s/></text:span><text:span text:style-name="T263_7">OBJECTIVE</text:span></text:p>
          </table:table-cell>
        </table:table-row>
      </table:table>
      <text:p text:style-name="P264"/>
      <text:list text:style-name="LS10" xml:id="list22">
        <text:list-item>
          <text:p text:style-name="P265"><text:span text:style-name="T265_1">Use</text:span><text:span text:style-name="T265_2"><text:s/></text:span><text:span text:style-name="T265_3">existing</text:span><text:span text:style-name="T265_4"><text:s/></text:span><text:span text:style-name="T265_5">evidence</text:span><text:span text:style-name="T265_6"><text:s/></text:span><text:span text:style-name="T265_7">to</text:span><text:span text:style-name="T265_8"><text:s/></text:span><text:span text:style-name="T265_9">motivate</text:span><text:span text:style-name="T265_10"><text:s/></text:span><text:span text:style-name="T265_11">your</text:span><text:span text:style-name="T265_12"><text:s/></text:span><text:span text:style-name="T265_13">research</text:span><text:span text:style-name="T265_14">:<text:s text:c="2"/></text:span><text:span text:style-name="T265_15">One</text:span><text:span text:style-name="T265_16"><text:s/></text:span><text:span text:style-name="T265_17">of</text:span><text:span text:style-name="T265_18"><text:s/></text:span><text:span text:style-name="T265_19">the</text:span><text:span text:style-name="T265_20"><text:s/></text:span><text:span text:style-name="T265_21">goals</text:span><text:span text:style-name="T265_22"><text:s/></text:span><text:span text:style-name="T265_23">of</text:span><text:span text:style-name="T265_24"><text:s/></text:span><text:span text:style-name="T265_25">your</text:span><text:span text:style-name="T265_26"><text:s/></text:span><text:span text:style-name="T265_27">introduction</text:span><text:span text:style-name="T265_28"><text:s/></text:span><text:span text:style-name="T265_29">is</text:span><text:span text:style-name="T265_30"><text:s/></text:span><text:span text:style-name="T265_31">to</text:span><text:span text:style-name="T265_32"><text:s/></text:span><text:span text:style-name="T265_33">convince</text:span><text:span text:style-name="T265_34"><text:s/></text:span><text:span text:style-name="T265_35">your</text:span><text:span text:style-name="T265_36"><text:s/></text:span><text:span text:style-name="T265_37">reader</text:span><text:span text:style-name="T265_38"><text:s/></text:span><text:span text:style-name="T265_39">that</text:span><text:span text:style-name="T265_40"><text:s/></text:span><text:span text:style-name="T265_41">your</text:span><text:span text:style-name="T265_42"><text:s/></text:span><text:span text:style-name="T265_43">research</text:span><text:span text:style-name="T265_44"><text:s/></text:span><text:span text:style-name="T265_45">is</text:span><text:span text:style-name="T265_46"><text:s/></text:span><text:span text:style-name="T265_47">important</text:span><text:span text:style-name="T265_48">.<text:s text:c="2"/></text:span><text:span text:style-name="T265_49">Why</text:span><text:span text:style-name="T265_50"><text:s/></text:span><text:span text:style-name="T265_51">it</text:span><text:span text:style-name="T265_52"><text:s/></text:span><text:span text:style-name="T265_53">is</text:span><text:span text:style-name="T265_54"><text:s/></text:span><text:span text:style-name="T265_55">important</text:span><text:span text:style-name="T265_56"><text:s/></text:span><text:span text:style-name="T265_57">to</text:span><text:span text:style-name="T265_58"><text:s/></text:span><text:span text:style-name="T265_59">know</text:span><text:span text:style-name="T265_60"><text:s/></text:span><text:span text:style-name="T265_61">the</text:span><text:span text:style-name="T265_62"><text:s/></text:span><text:span text:style-name="T265_63">answer</text:span><text:span text:style-name="T265_64"><text:s/></text:span><text:span text:style-name="T265_65">to</text:span><text:span text:style-name="T265_66"><text:s/></text:span><text:span text:style-name="T265_67">your</text:span><text:span text:style-name="T265_68"><text:s/></text:span><text:span text:style-name="T265_69">research</text:span><text:span text:style-name="T265_70"><text:s/></text:span><text:span text:style-name="T265_71">question</text:span><text:span text:style-name="T265_72">?<text:s text:c="2"/></text:span><text:span text:style-name="T265_73">Do</text:span><text:span text:style-name="T265_74"><text:s/></text:span><text:span text:style-name="T265_75">existing</text:span><text:span text:style-name="T265_76"><text:s/></text:span><text:span text:style-name="T265_77">studies</text:span><text:span text:style-name="T265_78"><text:s/></text:span><text:span text:style-name="T265_79">pose</text:span><text:span text:style-name="T265_80"><text:s/></text:span><text:span text:style-name="T265_81">new</text:span><text:span text:style-name="T265_82"><text:s/></text:span><text:span text:style-name="T265_83">questions</text:span><text:span text:style-name="T265_84"><text:s/></text:span><text:span text:style-name="T265_85">or</text:span><text:span text:style-name="T265_86"><text:s/></text:span><text:span text:style-name="T265_87">leave</text:span><text:span text:style-name="T265_88"><text:s/></text:span><text:span text:style-name="T265_89">questions</text:span><text:span text:style-name="T265_90"><text:s/></text:span><text:span text:style-name="T265_91">unanswered</text:span><text:span text:style-name="T265_92">?<text:s text:c="2"/></text:span><text:span text:style-name="T265_93">Do</text:span><text:span text:style-name="T265_94"><text:s/></text:span><text:span text:style-name="T265_95">existing</text:span><text:span text:style-name="T265_96"><text:s/></text:span><text:span text:style-name="T265_97">studies</text:span><text:span text:style-name="T265_98"><text:s/></text:span><text:span text:style-name="T265_99">need</text:span><text:span text:style-name="T265_100"><text:s/></text:span><text:span text:style-name="T265_101">to</text:span><text:span text:style-name="T265_102"><text:s/></text:span><text:span text:style-name="T265_103">be</text:span><text:span text:style-name="T265_104"><text:s/></text:span><text:span text:style-name="T265_105">replicated</text:span><text:span text:style-name="T265_106"><text:s/></text:span><text:span text:style-name="T265_107">for</text:span><text:span text:style-name="T265_108"><text:s/></text:span><text:span text:style-name="T265_109">your</text:span><text:span text:style-name="T265_110"><text:s/></text:span><text:span text:style-name="T265_111">particular</text:span><text:span text:style-name="T265_112"><text:s/></text:span><text:span text:style-name="T265_113">population</text:span><text:span text:style-name="T265_114">?<text:s text:c="4"/></text:span></text:p>
        </text:list-item>
      </text:list>
      <text:p text:style-name="P266"/>
      <table:table table:style-name="Table6">
        <table:table-column table:style-name="Column26"/>
        <table:table-column table:style-name="Column27"/>
        <table:table-column table:style-name="Column28"/>
        <table:table-column table:style-name="Column29"/>
        <table:table-column table:style-name="Column30"/>
        <table:table-row table:style-name="Row6">
          <table:table-cell table:style-name="Cell26">
            <text:p text:style-name="P267"><text:span text:style-name="T267_1">OBJECTIVE</text:span><text:span text:style-name="T267_2"><text:s/></text:span><text:span text:style-name="T267_3">NOT</text:span><text:span text:style-name="T267_4"><text:s/></text:span><text:span text:style-name="T267_5">ADDRESSED</text:span></text:p>
          </table:table-cell>
          <table:table-cell table:style-name="Cell27">
            <text:p text:style-name="P268"><text:span text:style-name="T268_1">NEEDS</text:span><text:span text:style-name="T268_2"><text:s/></text:span><text:span text:style-name="T268_3">MAJOR</text:span><text:span text:style-name="T268_4"><text:s/></text:span><text:span text:style-name="T268_5">REVISION</text:span><text:span text:style-name="T268_6"><text:s/></text:span><text:span text:style-name="T268_7">TO</text:span><text:span text:style-name="T268_8"><text:s/></text:span><text:span text:style-name="T268_9">MEET</text:span><text:span text:style-name="T268_10"><text:s/></text:span><text:span text:style-name="T268_11">OBJECTIVE</text:span></text:p>
          </table:table-cell>
          <table:table-cell table:style-name="Cell28">
            <text:p text:style-name="P269"><text:span text:style-name="T269_1">NEEDS</text:span><text:span text:style-name="T269_2"><text:s/></text:span><text:span text:style-name="T269_3">MODERATE</text:span><text:span text:style-name="T269_4"><text:s/></text:span><text:span text:style-name="T269_5">REVISION</text:span><text:span text:style-name="T269_6"><text:s/></text:span><text:span text:style-name="T269_7">TO</text:span><text:span text:style-name="T269_8"><text:s/></text:span><text:span text:style-name="T269_9">MEET</text:span><text:span text:style-name="T269_10"><text:s/></text:span><text:span text:style-name="T269_11">OBJECTIVE</text:span></text:p>
          </table:table-cell>
          <table:table-cell table:style-name="Cell29">
            <text:p text:style-name="P270"><text:span text:style-name="T270_1">NEEDS</text:span><text:span text:style-name="T270_2"><text:s/></text:span><text:span text:style-name="T270_3">MINOR</text:span><text:span text:style-name="T270_4"><text:s/></text:span><text:span text:style-name="T270_5">REVISION</text:span><text:span text:style-name="T270_6"><text:s/></text:span><text:span text:style-name="T270_7">TO</text:span><text:span text:style-name="T270_8"><text:s/></text:span><text:span text:style-name="T270_9">MEET</text:span><text:span text:style-name="T270_10"><text:s/></text:span><text:span text:style-name="T270_11">OBJECTIVE</text:span></text:p>
          </table:table-cell>
          <table:table-cell table:style-name="Cell30">
            <text:p text:style-name="P271"><text:span text:style-name="T271_1">WRITING</text:span><text:span text:style-name="T271_2"><text:s/></text:span><text:span text:style-name="T271_3">THOROUGHLY</text:span><text:span text:style-name="T271_4"><text:s/></text:span><text:span text:style-name="T271_5">MEETS</text:span><text:span text:style-name="T271_6"><text:s/></text:span><text:span text:style-name="T271_7">OBJECTIVE</text:span></text:p>
          </table:table-cell>
        </table:table-row>
      </table:table>
      <text:p text:style-name="P272"/>
      <text:list text:style-name="LS11" xml:id="list23">
        <text:list-item>
          <text:p text:style-name="P273"><text:span text:style-name="T273_1">Communicate</text:span><text:span text:style-name="T273_2"><text:s/></text:span><text:span text:style-name="T273_3">effectively</text:span><text:span text:style-name="T273_4"><text:s/></text:span><text:span text:style-name="T273_5">by</text:span><text:span text:style-name="T273_6"><text:s/></text:span><text:span text:style-name="T273_7">not</text:span><text:span text:style-name="T273_8"><text:s/></text:span><text:span text:style-name="T273_9">distracting</text:span><text:span text:style-name="T273_10"><text:s/></text:span><text:span text:style-name="T273_11">the</text:span><text:span text:style-name="T273_12"><text:s/></text:span><text:span text:style-name="T273_13">reader</text:span><text:span text:style-name="T273_14"><text:s/></text:span><text:span text:style-name="T273_15">with</text:span><text:span text:style-name="T273_16"><text:s/></text:span><text:span text:style-name="T273_17">grammar</text:span><text:span text:style-name="T273_18"><text:s/></text:span><text:span text:style-name="T273_19">and</text:span><text:span text:style-name="T273_20"><text:s/></text:span><text:span text:style-name="T273_21">spelling</text:span><text:span text:style-name="T273_22"><text:s/></text:span><text:span text:style-name="T273_23">errors</text:span><text:span text:style-name="T273_24">.<text:s/></text:span><text:span text:style-name="T273_25">Writing</text:span><text:span text:style-name="T273_26"><text:s/></text:span><text:span text:style-name="T273_27">is</text:span><text:span text:style-name="T273_28"><text:s/></text:span><text:span text:style-name="T273_29">professional</text:span><text:span text:style-name="T273_30"><text:s/></text:span><text:span text:style-name="T273_31">and</text:span><text:span text:style-name="T273_32"><text:s/></text:span><text:span text:style-name="T273_33">follows</text:span><text:span text:style-name="T273_34"><text:s/></text:span><text:span text:style-name="T273_35">common</text:span><text:span text:style-name="T273_36"><text:s/></text:span><text:span text:style-name="T273_37">rules</text:span><text:span text:style-name="T273_38"><text:s/></text:span><text:span text:style-name="T273_39">for</text:span><text:span text:style-name="T273_40"><text:s/></text:span><text:span text:style-name="T273_41">reporting</text:span><text:span text:style-name="T273_42"><text:s/></text:span><text:span text:style-name="T273_43">research</text:span><text:span text:style-name="T273_44">,<text:s/></text:span><text:span text:style-name="T273_45">i</text:span><text:span text:style-name="T273_46">.</text:span><text:span text:style-name="T273_47">e</text:span><text:span text:style-name="T273_48">.<text:s/></text:span><text:span text:style-name="T273_49">sources</text:span><text:span text:style-name="T273_50"><text:s/></text:span><text:span text:style-name="T273_51">are</text:span><text:span text:style-name="T273_52"><text:s/></text:span><text:span text:style-name="T273_53">cited</text:span><text:span text:style-name="T273_54"><text:s/></text:span><text:span text:style-name="T273_55">correctly</text:span><text:span text:style-name="T273_56">,<text:s/></text:span><text:span text:style-name="T273_57">quotes</text:span><text:span text:style-name="T273_58"><text:s/></text:span><text:span text:style-name="T273_59">used</text:span><text:span text:style-name="T273_60"><text:s/></text:span><text:span text:style-name="T273_61">appropriately</text:span><text:span text:style-name="T273_62">.</text:span></text:p>
        </text:list-item>
      </text:list>
      <text:p text:style-name="P274"/>
      <table:table table:style-name="Table7">
        <table:table-column table:style-name="Column31"/>
        <table:table-column table:style-name="Column32"/>
        <table:table-column table:style-name="Column33"/>
        <table:table-column table:style-name="Column34"/>
        <table:table-column table:style-name="Column35"/>
        <table:table-row table:style-name="Row7">
          <table:table-cell table:style-name="Cell31">
            <text:p text:style-name="P275"><text:span text:style-name="T275_1">OBJECTIVE</text:span><text:span text:style-name="T275_2"><text:s/></text:span><text:span text:style-name="T275_3">NOT</text:span><text:span text:style-name="T275_4"><text:s/></text:span><text:span text:style-name="T275_5">ADDRESSED</text:span></text:p>
          </table:table-cell>
          <table:table-cell table:style-name="Cell32">
            <text:p text:style-name="P276"><text:span text:style-name="T276_1">NEEDS</text:span><text:span text:style-name="T276_2"><text:s/></text:span><text:span text:style-name="T276_3">MAJOR</text:span><text:span text:style-name="T276_4"><text:s/></text:span><text:span text:style-name="T276_5">REVISION</text:span><text:span text:style-name="T276_6"><text:s/></text:span><text:span text:style-name="T276_7">TO</text:span><text:span text:style-name="T276_8"><text:s/></text:span><text:span text:style-name="T276_9">MEET</text:span><text:span text:style-name="T276_10"><text:s/></text:span><text:span text:style-name="T276_11">OBJECTIVE</text:span></text:p>
          </table:table-cell>
          <table:table-cell table:style-name="Cell33">
            <text:p text:style-name="P277"><text:span text:style-name="T277_1">NEEDS</text:span><text:span text:style-name="T277_2"><text:s/></text:span><text:span text:style-name="T277_3">MODERATE</text:span><text:span text:style-name="T277_4"><text:s/></text:span><text:span text:style-name="T277_5">REVISION</text:span><text:span text:style-name="T277_6"><text:s/></text:span><text:span text:style-name="T277_7">TO</text:span><text:span text:style-name="T277_8"><text:s/></text:span><text:span text:style-name="T277_9">MEET</text:span><text:span text:style-name="T277_10"><text:s/></text:span><text:span text:style-name="T277_11">OBJECTIVE</text:span></text:p>
          </table:table-cell>
          <table:table-cell table:style-name="Cell34">
            <text:p text:style-name="P278"><text:span text:style-name="T278_1">NEEDS</text:span><text:span text:style-name="T278_2"><text:s/></text:span><text:span text:style-name="T278_3">MINOR</text:span><text:span text:style-name="T278_4"><text:s/></text:span><text:span text:style-name="T278_5">REVISION</text:span><text:span text:style-name="T278_6"><text:s/></text:span><text:span text:style-name="T278_7">TO</text:span><text:span text:style-name="T278_8"><text:s/></text:span><text:span text:style-name="T278_9">MEET</text:span><text:span text:style-name="T278_10"><text:s/></text:span><text:span text:style-name="T278_11">OBJECTIVE</text:span></text:p>
          </table:table-cell>
          <table:table-cell table:style-name="Cell35">
            <text:p text:style-name="P279"><text:span text:style-name="T279_1">WRITING</text:span><text:span text:style-name="T279_2"><text:s/></text:span><text:span text:style-name="T279_3">THOROUGHLY</text:span><text:span text:style-name="T279_4"><text:s/></text:span><text:span text:style-name="T279_5">MEETS</text:span><text:span text:style-name="T279_6"><text:s/></text:span><text:span text:style-name="T279_7">OBJECTIVE</text:span></text:p>
          </table:table-cell>
        </table:table-row>
      </table:table>
      <text:p text:style-name="P280"/>
      <text:p text:style-name="P281"><text:span text:style-name="T281_1">What</text:span><text:span text:style-name="T281_2"><text:s/></text:span><text:span text:style-name="T281_3">area</text:span><text:span text:style-name="T281_4">(</text:span><text:span text:style-name="T281_5">s</text:span><text:span text:style-name="T281_6">)<text:s/></text:span><text:span text:style-name="T281_7">do</text:span><text:span text:style-name="T281_8"><text:s/></text:span><text:span text:style-name="T281_9">you</text:span><text:span text:style-name="T281_10"><text:s/></text:span><text:span text:style-name="T281_11">feel</text:span><text:span text:style-name="T281_12"><text:s/></text:span><text:span text:style-name="T281_13">is</text:span><text:span text:style-name="T281_14">/</text:span><text:span text:style-name="T281_15">are</text:span><text:span text:style-name="T281_16"><text:s/></text:span><text:span text:style-name="T281_17">most</text:span><text:span text:style-name="T281_18"><text:s/></text:span><text:span text:style-name="T281_19">important</text:span><text:span text:style-name="T281_20"><text:s/></text:span><text:span text:style-name="T281_21">for</text:span><text:span text:style-name="T281_22"><text:s/></text:span><text:span text:style-name="T281_23">revisions</text:span><text:span text:style-name="T281_24">?<text:s/></text:span><text:span text:style-name="T281_25">Please</text:span><text:span text:style-name="T281_26"><text:s/></text:span><text:span text:style-name="T281_27">explain</text:span><text:span text:style-name="T281_28">.</text:span></text:p>
      <text:p text:style-name="P282"/>
      <text:p text:style-name="P283"/>
      <text:p text:style-name="P284"><text:span text:style-name="T284_1">APPENDIX</text:span><text:span text:style-name="T284_2"><text:s/></text:span><text:span text:style-name="T284_3">D</text:span><text:span text:style-name="T284_4">:<text:s text:c="2"/></text:span><text:span text:style-name="T284_5">Reflections</text:span><text:span text:style-name="T284_6"><text:s/></text:span><text:span text:style-name="T284_7">on</text:span><text:span text:style-name="T284_8"><text:s/></text:span><text:span text:style-name="T284_9">Feedback</text:span><text:span text:style-name="T284_10"><text:s/></text:span><text:span text:style-name="T284_11">and</text:span><text:span text:style-name="T284_12"><text:s/></text:span><text:span text:style-name="T284_13">Revision</text:span><text:span text:style-name="T284_14"><text:s/></text:span><text:span text:style-name="T284_15">Plan</text:span><text:span text:style-name="T284_16"><text:s/>-<text:s/></text:span><text:span text:style-name="T284_17">FALL</text:span><text:span text:style-name="T284_18"><text:s/>2012</text:span></text:p>
      <text:p text:style-name="P285"/>
      <text:p text:style-name="P286"><text:span text:style-name="T286_1">Read</text:span><text:span text:style-name="T286_2"><text:s/></text:span><text:span text:style-name="T286_3">over</text:span><text:span text:style-name="T286_4"><text:s/></text:span><text:span text:style-name="T286_5">the</text:span><text:span text:style-name="T286_6"><text:s/></text:span><text:span text:style-name="T286_7">feedback</text:span><text:span text:style-name="T286_8"><text:s/></text:span><text:span text:style-name="T286_9">you</text:span><text:span text:style-name="T286_10"><text:s/></text:span><text:span text:style-name="T286_11">received</text:span><text:span text:style-name="T286_12"><text:s/></text:span><text:span text:style-name="T286_13">on</text:span><text:span text:style-name="T286_14"><text:s/></text:span><text:span text:style-name="T286_15">your</text:span><text:span text:style-name="T286_16"><text:s/></text:span><text:span text:style-name="T286_17">writing</text:span><text:span text:style-name="T286_18"><text:s/></text:span><text:span text:style-name="T286_19">and</text:span><text:span text:style-name="T286_20"><text:s/></text:span><text:span text:style-name="T286_21">think</text:span><text:span text:style-name="T286_22"><text:s/></text:span><text:span text:style-name="T286_23">about</text:span><text:span text:style-name="T286_24"><text:s/></text:span><text:span text:style-name="T286_25">specific</text:span><text:span text:style-name="T286_26"><text:s/></text:span><text:span text:style-name="T286_27">revisions</text:span><text:span text:style-name="T286_28"><text:s/></text:span><text:span text:style-name="T286_29">you</text:span></text:p>
      <text:p text:style-name="P287"><text:span text:style-name="T287_1">would</text:span><text:span text:style-name="T287_2"><text:s/></text:span><text:span text:style-name="T287_3">like</text:span><text:span text:style-name="T287_4"><text:s/></text:span><text:span text:style-name="T287_5">to</text:span><text:span text:style-name="T287_6"><text:s/></text:span><text:span text:style-name="T287_7">make</text:span><text:span text:style-name="T287_8">.<text:s/></text:span><text:span text:style-name="T287_9">In</text:span><text:span text:style-name="T287_10"><text:s/></text:span><text:span text:style-name="T287_11">the</text:span><text:span text:style-name="T287_12"><text:s/></text:span><text:span text:style-name="T287_13">first</text:span><text:span text:style-name="T287_14"><text:s/></text:span><text:span text:style-name="T287_15">column</text:span><text:span text:style-name="T287_16"><text:s/></text:span><text:span text:style-name="T287_17">describe</text:span><text:span text:style-name="T287_18"><text:s/></text:span><text:span text:style-name="T287_19">some</text:span><text:span text:style-name="T287_20"><text:s/></text:span><text:span text:style-name="T287_21">details</text:span><text:span text:style-name="T287_22"><text:s/></text:span><text:span text:style-name="T287_23">about</text:span><text:span text:style-name="T287_24"><text:s/></text:span><text:span text:style-name="T287_25">what</text:span><text:span text:style-name="T287_26"><text:s/></text:span><text:span text:style-name="T287_27">you</text:span><text:span text:style-name="T287_28"><text:s/></text:span><text:span text:style-name="T287_29">will</text:span><text:span text:style-name="T287_30"><text:s/></text:span><text:span text:style-name="T287_31">write</text:span><text:span text:style-name="T287_32"><text:s/></text:span><text:span text:style-name="T287_33">or</text:span><text:span text:style-name="T287_34"><text:s/></text:span><text:span text:style-name="T287_35">what</text:span></text:p>
      <text:p text:style-name="P288"><text:span text:style-name="T288_1">you</text:span><text:span text:style-name="T288_2"><text:s/></text:span><text:span text:style-name="T288_3">will</text:span><text:span text:style-name="T288_4"><text:s/></text:span><text:span text:style-name="T288_5">change</text:span><text:span text:style-name="T288_6"><text:s/></text:span><text:span text:style-name="T288_7">that</text:span><text:span text:style-name="T288_8"><text:s/></text:span><text:span text:style-name="T288_9">will</text:span><text:span text:style-name="T288_10"><text:s/></text:span><text:span text:style-name="T288_11">give</text:span><text:span text:style-name="T288_12"><text:s/></text:span><text:span text:style-name="T288_13">you</text:span><text:span text:style-name="T288_14"><text:s/></text:span><text:span text:style-name="T288_15">a</text:span><text:span text:style-name="T288_16"><text:s/></text:span><text:span text:style-name="T288_17">roadmap</text:span><text:span text:style-name="T288_18"><text:s/></text:span><text:span text:style-name="T288_19">to</text:span><text:span text:style-name="T288_20"><text:s/></text:span><text:span text:style-name="T288_21">follow</text:span><text:span text:style-name="T288_22"><text:s/></text:span><text:span text:style-name="T288_23">as</text:span><text:span text:style-name="T288_24"><text:s/></text:span><text:span text:style-name="T288_25">you</text:span><text:span text:style-name="T288_26"><text:s/></text:span><text:span text:style-name="T288_27">start</text:span><text:span text:style-name="T288_28"><text:s/></text:span><text:span text:style-name="T288_29">writing</text:span><text:span text:style-name="T288_30"><text:s/></text:span><text:span text:style-name="T288_31">again</text:span><text:span text:style-name="T288_32">.<text:s/></text:span><text:span text:style-name="T288_33">In</text:span><text:span text:style-name="T288_34"><text:s/></text:span><text:span text:style-name="T288_35">the</text:span><text:span text:style-name="T288_36"><text:s/></text:span><text:span text:style-name="T288_37">second</text:span></text:p>
      <text:p text:style-name="P289"><text:span text:style-name="T289_1">column</text:span><text:span text:style-name="T289_2"><text:s/></text:span><text:span text:style-name="T289_3">describe</text:span><text:span text:style-name="T289_4"><text:s/></text:span><text:span text:style-name="T289_5">specifically</text:span><text:span text:style-name="T289_6"><text:s/></text:span><text:span text:style-name="T289_7">1)<text:s/></text:span><text:span text:style-name="T289_8">what</text:span><text:span text:style-name="T289_9"><text:s/></text:span><text:span text:style-name="T289_10">you</text:span><text:span text:style-name="T289_11"><text:s/></text:span><text:span text:style-name="T289_12">will</text:span><text:span text:style-name="T289_13"><text:s/></text:span><text:span text:style-name="T289_14">do</text:span><text:span text:style-name="T289_15"><text:s/></text:span><text:span text:style-name="T289_16">and</text:span><text:span text:style-name="T289_17"><text:s/></text:span><text:span text:style-name="T289_18">2)<text:s/></text:span><text:span text:style-name="T289_19">who</text:span><text:span text:style-name="T289_20"><text:s/></text:span><text:span text:style-name="T289_21">will</text:span><text:span text:style-name="T289_22"><text:s/></text:span><text:span text:style-name="T289_23">complete</text:span><text:span text:style-name="T289_24"><text:s/></text:span><text:span text:style-name="T289_25">these</text:span><text:span text:style-name="T289_26"><text:s/></text:span><text:span text:style-name="T289_27">tasks</text:span><text:span text:style-name="T289_28">.</text:span></text:p>
      <text:p text:style-name="P290"/>
      <table:table table:style-name="Table8">
        <table:table-column table:style-name="Column36"/>
        <table:table-column table:style-name="Column37"/>
        <table:table-row table:style-name="Row8">
          <table:table-cell table:style-name="Cell36">
            <text:p text:style-name="P291"><text:span text:style-name="T291_1">Needs</text:span><text:span text:style-name="T291_2"><text:s/></text:span><text:span text:style-name="T291_3">Revision</text:span></text:p>
          </table:table-cell>
          <table:table-cell table:style-name="Cell37">
            <text:p text:style-name="P292"><text:span text:style-name="T292_1">Action</text:span><text:span text:style-name="T292_2"><text:s/></text:span><text:span text:style-name="T292_3">Steps</text:span></text:p>
          </table:table-cell>
        </table:table-row>
        <table:table-row table:style-name="Row9">
          <table:table-cell table:style-name="Cell38">
            <text:p text:style-name="P293"/>
            <text:p text:style-name="P294"/>
            <text:p text:style-name="P295"/>
            <text:p text:style-name="P296"/>
          </table:table-cell>
          <table:table-cell table:style-name="Cell39">
            <text:p text:style-name="P297"/>
          </table:table-cell>
        </table:table-row>
        <table:table-row table:style-name="Row10">
          <table:table-cell table:style-name="Cell40">
            <text:p text:style-name="P298"/>
            <text:p text:style-name="P299"/>
            <text:p text:style-name="P300"/>
            <text:p text:style-name="P301"/>
            <text:p text:style-name="P302"/>
          </table:table-cell>
          <table:table-cell table:style-name="Cell41">
            <text:p text:style-name="P303"/>
          </table:table-cell>
        </table:table-row>
        <table:table-row table:style-name="Row11">
          <table:table-cell table:style-name="Cell42">
            <text:p text:style-name="P304"/>
            <text:p text:style-name="P305"/>
            <text:p text:style-name="P306"/>
            <text:p text:style-name="P307"/>
            <text:p text:style-name="P308"/>
          </table:table-cell>
          <table:table-cell table:style-name="Cell43">
            <text:p text:style-name="P309"/>
          </table:table-cell>
        </table:table-row>
        <table:table-row table:style-name="Row12">
          <table:table-cell table:style-name="Cell44">
            <text:p text:style-name="P310"/>
            <text:p text:style-name="P311"/>
            <text:p text:style-name="P312"/>
            <text:p text:style-name="P313"/>
            <text:p text:style-name="P314"/>
          </table:table-cell>
          <table:table-cell table:style-name="Cell45">
            <text:p text:style-name="P315"/>
          </table:table-cell>
        </table:table-row>
        <table:table-row table:style-name="Row13">
          <table:table-cell table:style-name="Cell46">
            <text:p text:style-name="P316"/>
            <text:p text:style-name="P317"/>
            <text:p text:style-name="P318"/>
            <text:p text:style-name="P319"/>
            <text:p text:style-name="P320"/>
            <text:p text:style-name="P321"/>
          </table:table-cell>
          <table:table-cell table:style-name="Cell47">
            <text:p text:style-name="P322"/>
          </table:table-cell>
        </table:table-row>
      </table:table>
      <text:p text:style-name="P323"/>
      <text:p text:style-name="P324"><text:span text:style-name="T324_1">APPENDIX</text:span><text:span text:style-name="T324_2"><text:s/></text:span><text:span text:style-name="T324_3">E</text:span><text:span text:style-name="T324_4">:<text:s text:c="2"/></text:span><text:span text:style-name="T324_5">Classroom</text:span><text:span text:style-name="T324_6"><text:s/></text:span><text:span text:style-name="T324_7">Observation</text:span><text:span text:style-name="T324_8"><text:s/></text:span><text:span text:style-name="T324_9">Guide</text:span><text:span text:style-name="T324_10"><text:s/></text:span></text:p>
      <text:p text:style-name="P325"/>
      <text:list text:style-name="LS12" xml:id="list24">
        <text:list-item>
          <text:p text:style-name="P326"><text:span text:style-name="T326_1">Depth</text:span><text:span text:style-name="T326_2"><text:s/></text:span><text:span text:style-name="T326_3">of</text:span><text:span text:style-name="T326_4"><text:s/></text:span><text:span text:style-name="T326_5">the</text:span><text:span text:style-name="T326_6"><text:s/></text:span><text:span text:style-name="T326_7">discussion</text:span><text:span text:style-name="T326_8">.<text:s text:c="2"/></text:span><text:span text:style-name="T326_9">Did</text:span><text:span text:style-name="T326_10"><text:s/></text:span><text:span text:style-name="T326_11">students</text:span><text:span text:style-name="T326_12"><text:s/></text:span><text:span text:style-name="T326_13">make</text:span><text:span text:style-name="T326_14"><text:s/></text:span><text:span text:style-name="T326_15">concrete</text:span><text:span text:style-name="T326_16"><text:s/></text:span><text:span text:style-name="T326_17">plans</text:span><text:span text:style-name="T326_18"><text:s/></text:span><text:span text:style-name="T326_19">for</text:span><text:span text:style-name="T326_20"><text:s/></text:span><text:span text:style-name="T326_21">how</text:span><text:span text:style-name="T326_22"><text:s/></text:span><text:span text:style-name="T326_23">to</text:span><text:span text:style-name="T326_24"><text:s/></text:span><text:span text:style-name="T326_25">revise</text:span><text:span text:style-name="T326_26"><text:s/></text:span><text:span text:style-name="T326_27">the</text:span><text:span text:style-name="T326_28"><text:s/></text:span><text:span text:style-name="T326_29">work</text:span><text:span text:style-name="T326_30">?<text:s text:c="2"/><text:line-break/></text:span><text:span text:style-name="T326_31">N</text:span><text:span text:style-name="T326_32">/</text:span><text:span text:style-name="T326_33">A</text:span><text:span text:style-name="T326_34">:<text:s text:c="2"/></text:span><text:span text:style-name="T326_35">Not</text:span><text:span text:style-name="T326_36"><text:s/></text:span><text:span text:style-name="T326_37">applicable</text:span><text:span text:style-name="T326_38">,<text:s text:c="2"/></text:span><text:span text:style-name="T326_39">ND</text:span><text:span text:style-name="T326_40">:<text:s text:c="2"/></text:span><text:span text:style-name="T326_41">No</text:span><text:span text:style-name="T326_42"><text:s/></text:span><text:span text:style-name="T326_43">discussion</text:span><text:span text:style-name="T326_44">,<text:s text:c="2"/></text:span><text:span text:style-name="T326_45">SD</text:span><text:span text:style-name="T326_46">:<text:s text:c="2"/>“</text:span><text:span text:style-name="T326_47">Shallow</text:span><text:span text:style-name="T326_48">”<text:s/></text:span><text:span text:style-name="T326_49">discussion</text:span><text:span text:style-name="T326_50">,<text:s text:c="2"/></text:span><text:span text:style-name="T326_51">DD</text:span><text:span text:style-name="T326_52">:<text:s/>“</text:span><text:span text:style-name="T326_53">Deep</text:span><text:span text:style-name="T326_54">”<text:s/></text:span><text:span text:style-name="T326_55">discussion</text:span></text:p>
        </text:list-item>
      </text:list>
      <text:p text:style-name="P327"><text:span text:style-name="T327_1">COMMENTS</text:span><text:span text:style-name="T327_2">:</text:span></text:p>
      <text:p text:style-name="P328"/>
      <text:list text:style-name="LS12" xml:id="list25" text:continue-list="list24">
        <text:list-item>
          <text:p text:style-name="P329"><text:span text:style-name="T329_1">Did</text:span><text:span text:style-name="T329_2"><text:s/></text:span><text:span text:style-name="T329_3">groups</text:span><text:span text:style-name="T329_4"><text:s/></text:span><text:span text:style-name="T329_5">understand</text:span><text:span text:style-name="T329_6"><text:s/></text:span><text:span text:style-name="T329_7">the</text:span><text:span text:style-name="T329_8"><text:s/></text:span><text:span text:style-name="T329_9">meaning</text:span><text:span text:style-name="T329_10"><text:s/></text:span><text:span text:style-name="T329_11">of</text:span><text:span text:style-name="T329_12"><text:s/></text:span><text:span text:style-name="T329_13">the</text:span><text:span text:style-name="T329_14"><text:s/></text:span><text:span text:style-name="T329_15">feedback</text:span><text:span text:style-name="T329_16"><text:s/></text:span><text:span text:style-name="T329_17">or</text:span><text:span text:style-name="T329_18"><text:s/></text:span><text:span text:style-name="T329_19">have</text:span><text:span text:style-name="T329_20"><text:s/></text:span><text:span text:style-name="T329_21">an</text:span><text:span text:style-name="T329_22"><text:s/></text:span><text:span text:style-name="T329_23">idea</text:span><text:span text:style-name="T329_24"><text:s/></text:span><text:span text:style-name="T329_25">about</text:span><text:span text:style-name="T329_26"><text:s/></text:span><text:span text:style-name="T329_27">what</text:span><text:span text:style-name="T329_28"><text:s/></text:span><text:span text:style-name="T329_29">part</text:span><text:span text:style-name="T329_30"><text:s/></text:span><text:span text:style-name="T329_31">of</text:span><text:span text:style-name="T329_32"><text:s/></text:span><text:span text:style-name="T329_33">their</text:span><text:span text:style-name="T329_34"><text:s/></text:span><text:span text:style-name="T329_35">paper</text:span><text:span text:style-name="T329_36"><text:s/></text:span><text:span text:style-name="T329_37">it</text:span><text:span text:style-name="T329_38"><text:s/></text:span><text:span text:style-name="T329_39">applied</text:span><text:span text:style-name="T329_40"><text:s/></text:span><text:span text:style-name="T329_41">to</text:span><text:span text:style-name="T329_42">?<text:s text:c="2"/><text:line-break/></text:span><text:span text:style-name="T329_43">UF</text:span><text:span text:style-name="T329_44">:<text:s/></text:span><text:span text:style-name="T329_45">Understood</text:span><text:span text:style-name="T329_46"><text:s/></text:span><text:span text:style-name="T329_47">feedback</text:span><text:span text:style-name="T329_48">,<text:s/></text:span><text:span text:style-name="T329_49">SF</text:span><text:span text:style-name="T329_50">:<text:s/></text:span><text:span text:style-name="T329_51">Somewhat</text:span><text:span text:style-name="T329_52"><text:s/></text:span><text:span text:style-name="T329_53">understood</text:span><text:span text:style-name="T329_54">,<text:s/></text:span><text:span text:style-name="T329_55">NF</text:span><text:span text:style-name="T329_56">:<text:s/></text:span><text:span text:style-name="T329_57">Little</text:span><text:span text:style-name="T329_58"><text:s/></text:span><text:span text:style-name="T329_59">or</text:span><text:span text:style-name="T329_60"><text:s/></text:span><text:span text:style-name="T329_61">no</text:span><text:span text:style-name="T329_62"><text:s/></text:span><text:span text:style-name="T329_63">understanding</text:span></text:p>
        </text:list-item>
      </text:list>
      <text:p text:style-name="P330"><text:span text:style-name="T330_1"><text:tab/></text:span><text:span text:style-name="T330_2">COMMENTS</text:span><text:span text:style-name="T330_3">:</text:span></text:p>
      <text:p text:style-name="P331"/>
      <text:list text:style-name="LS12" xml:id="list26" text:continue-list="list24">
        <text:list-item>
          <text:p text:style-name="P332"><text:span text:style-name="T332_1">Did</text:span><text:span text:style-name="T332_2"><text:s/></text:span><text:span text:style-name="T332_3">students</text:span><text:span text:style-name="T332_4"><text:s/></text:span><text:span text:style-name="T332_5">conversations</text:span><text:span text:style-name="T332_6"><text:s/></text:span><text:span text:style-name="T332_7">reveal</text:span><text:span text:style-name="T332_8"><text:s/></text:span><text:span text:style-name="T332_9">they</text:span><text:span text:style-name="T332_10"><text:s/></text:span><text:span text:style-name="T332_11">were</text:span><text:span text:style-name="T332_12"><text:s/></text:span><text:span text:style-name="T332_13">thinking</text:span><text:span text:style-name="T332_14"><text:s/></text:span><text:span text:style-name="T332_15">about</text:span><text:span text:style-name="T332_16"><text:s/></text:span><text:span text:style-name="T332_17">the</text:span><text:span text:style-name="T332_18"><text:s/></text:span><text:span text:style-name="T332_19">goals</text:span><text:span text:style-name="T332_20"><text:s/></text:span><text:span text:style-name="T332_21">of</text:span><text:span text:style-name="T332_22"><text:s/></text:span><text:span text:style-name="T332_23">the</text:span><text:span text:style-name="T332_24"><text:s/></text:span><text:span text:style-name="T332_25">writing</text:span><text:span text:style-name="T332_26"><text:s/></text:span><text:span text:style-name="T332_27">assignment</text:span><text:span text:style-name="T332_28">?<text:s text:c="2"/></text:span><text:span text:style-name="T332_29">Did</text:span><text:span text:style-name="T332_30"><text:s/></text:span><text:span text:style-name="T332_31">they</text:span><text:span text:style-name="T332_32"><text:s/></text:span><text:span text:style-name="T332_33">identify</text:span><text:span text:style-name="T332_34"><text:s/></text:span><text:span text:style-name="T332_35">the</text:span><text:span text:style-name="T332_36"><text:s/>“</text:span><text:span text:style-name="T332_37">right</text:span><text:span text:style-name="T332_38">”<text:s/></text:span><text:span text:style-name="T332_39">goals</text:span><text:span text:style-name="T332_40"><text:s/></text:span><text:span text:style-name="T332_41">based</text:span><text:span text:style-name="T332_42"><text:s/></text:span><text:span text:style-name="T332_43">on</text:span><text:span text:style-name="T332_44"><text:s/></text:span><text:span text:style-name="T332_45">the</text:span><text:span text:style-name="T332_46"><text:s/></text:span><text:span text:style-name="T332_47">individual</text:span><text:span text:style-name="T332_48"><text:s/></text:span><text:span text:style-name="T332_49">comments</text:span><text:span text:style-name="T332_50">?<text:s/></text:span><text:span text:style-name="T332_51">G</text:span><text:span text:style-name="T332_52">:<text:s/></text:span><text:span text:style-name="T332_53">revealed</text:span><text:span text:style-name="T332_54"><text:s/></text:span><text:span text:style-name="T332_55">goal</text:span><text:span text:style-name="T332_56">,<text:s/></text:span><text:span text:style-name="T332_57">DG</text:span><text:span text:style-name="T332_58">:<text:s/></text:span><text:span text:style-name="T332_59">different</text:span><text:span text:style-name="T332_60"><text:s/></text:span><text:span text:style-name="T332_61">goal</text:span></text:p>
        </text:list-item>
      </text:list>
      <text:p text:style-name="P333"/>
      <text:p text:style-name="P334"/>
      <table:table table:style-name="Table9">
        <table:table-column table:style-name="Column38"/>
        <table:table-column table:style-name="Column39"/>
        <table:table-column table:style-name="Column40"/>
        <table:table-column table:style-name="Column41"/>
        <table:table-row table:style-name="Row14">
          <table:table-cell table:style-name="Cell48">
            <text:p text:style-name="P335"><text:span text:style-name="T335_1"><text:s/></text:span><text:span text:style-name="T335_2">Student</text:span><text:span text:style-name="T335_3"><text:s/></text:span><text:span text:style-name="T335_4">Learning</text:span><text:span text:style-name="T335_5"><text:s/></text:span><text:span text:style-name="T335_6">Goal</text:span><text:span text:style-name="T335_7">:</text:span></text:p>
          </table:table-cell>
          <table:table-cell table:style-name="Cell49">
            <text:p text:style-name="P336"><text:span text:style-name="T336_1">Did</text:span><text:span text:style-name="T336_2"><text:s/></text:span><text:span text:style-name="T336_3">not</text:span><text:span text:style-name="T336_4"><text:s/></text:span><text:span text:style-name="T336_5">discuss</text:span></text:p>
          </table:table-cell>
          <table:table-cell table:style-name="Cell50">
            <text:p text:style-name="P337"><text:span text:style-name="T337_1">Discuss</text:span><text:span text:style-name="T337_2"><text:s/>-<text:s/></text:span><text:span text:style-name="T337_3">But</text:span><text:span text:style-name="T337_4"><text:s/></text:span><text:span text:style-name="T337_5">not</text:span><text:span text:style-name="T337_6"><text:s/></text:span><text:span text:style-name="T337_7">in</text:span><text:span text:style-name="T337_8"><text:s/></text:span><text:span text:style-name="T337_9">Depth</text:span></text:p>
          </table:table-cell>
          <table:table-cell table:style-name="Cell51">
            <text:p text:style-name="P338"><text:span text:style-name="T338_1">Thoroughly</text:span><text:span text:style-name="T338_2"><text:s/></text:span><text:span text:style-name="T338_3">Discussed</text:span></text:p>
          </table:table-cell>
        </table:table-row>
        <table:table-row table:style-name="Row15">
          <table:table-cell table:style-name="Cell52">
            <text:p text:style-name="P339"><text:span text:style-name="T339_1"><text:s/></text:span><text:span text:style-name="T339_2">Clearly</text:span><text:span text:style-name="T339_3"><text:s/></text:span><text:span text:style-name="T339_4">state</text:span><text:span text:style-name="T339_5"><text:s/></text:span><text:span text:style-name="T339_6">the</text:span><text:span text:style-name="T339_7"><text:s/></text:span><text:span text:style-name="T339_8">purpose</text:span><text:span text:style-name="T339_9"><text:s/></text:span><text:span text:style-name="T339_10">of</text:span><text:span text:style-name="T339_11"><text:s/></text:span><text:span text:style-name="T339_12">the</text:span><text:span text:style-name="T339_13"><text:s/></text:span><text:span text:style-name="T339_14">research</text:span><text:span text:style-name="T339_15">.</text:span></text:p>
          </table:table-cell>
          <table:table-cell table:style-name="Cell53">
            <text:p text:style-name="P340"><text:span text:style-name="T340_1"><text:s/></text:span></text:p>
          </table:table-cell>
          <table:table-cell table:style-name="Cell54">
            <text:p text:style-name="P341"/>
          </table:table-cell>
          <table:table-cell table:style-name="Cell55">
            <text:p text:style-name="P342"/>
          </table:table-cell>
        </table:table-row>
        <table:table-row table:style-name="Row16">
          <table:table-cell table:style-name="Cell56">
            <text:p text:style-name="P343"><text:span text:style-name="T343_1"><text:s/></text:span><text:span text:style-name="T343_2">Communicate</text:span><text:span text:style-name="T343_3"><text:s/></text:span><text:span text:style-name="T343_4">your</text:span><text:span text:style-name="T343_5"><text:s/></text:span><text:span text:style-name="T343_6">in</text:span><text:span text:style-name="T343_7"><text:s/></text:span><text:span text:style-name="T343_8">a</text:span><text:span text:style-name="T343_9"><text:s/></text:span><text:span text:style-name="T343_10">clear</text:span><text:span text:style-name="T343_11"><text:s/></text:span><text:span text:style-name="T343_12">and</text:span><text:span text:style-name="T343_13"><text:s/></text:span><text:span text:style-name="T343_14">meaningful</text:span><text:span text:style-name="T343_15"><text:s/></text:span><text:span text:style-name="T343_16">way</text:span><text:span text:style-name="T343_17">.</text:span></text:p>
          </table:table-cell>
          <table:table-cell table:style-name="Cell57">
            <text:p text:style-name="P344"><text:span text:style-name="T344_1"><text:s/></text:span></text:p>
          </table:table-cell>
          <table:table-cell table:style-name="Cell58">
            <text:p text:style-name="P345"/>
          </table:table-cell>
          <table:table-cell table:style-name="Cell59">
            <text:p text:style-name="P346"/>
          </table:table-cell>
        </table:table-row>
        <table:table-row table:style-name="Row17">
          <table:table-cell table:style-name="Cell60">
            <text:p text:style-name="P347"><text:span text:style-name="T347_1"><text:s/></text:span><text:span text:style-name="T347_2">Provide</text:span><text:span text:style-name="T347_3"><text:s/></text:span><text:span text:style-name="T347_4">relevant</text:span><text:span text:style-name="T347_5"><text:s/></text:span><text:span text:style-name="T347_6">background</text:span><text:span text:style-name="T347_7"><text:s/></text:span><text:span text:style-name="T347_8">information</text:span><text:span text:style-name="T347_9">.</text:span></text:p>
          </table:table-cell>
          <table:table-cell table:style-name="Cell61">
            <text:p text:style-name="P348"><text:span text:style-name="T348_1"><text:s/></text:span></text:p>
          </table:table-cell>
          <table:table-cell table:style-name="Cell62">
            <text:p text:style-name="P349"/>
          </table:table-cell>
          <table:table-cell table:style-name="Cell63">
            <text:p text:style-name="P350"/>
          </table:table-cell>
        </table:table-row>
        <table:table-row table:style-name="Row18">
          <table:table-cell table:style-name="Cell64">
            <text:p text:style-name="P351"><text:span text:style-name="T351_1"><text:s/></text:span><text:span text:style-name="T351_2">How</text:span><text:span text:style-name="T351_3"><text:s/></text:span><text:span text:style-name="T351_4">to</text:span><text:span text:style-name="T351_5"><text:s/></text:span><text:span text:style-name="T351_6">answer</text:span><text:span text:style-name="T351_7"><text:s/></text:span><text:span text:style-name="T351_8">your</text:span><text:span text:style-name="T351_9"><text:s/></text:span><text:span text:style-name="T351_10">research</text:span><text:span text:style-name="T351_11"><text:s/></text:span><text:span text:style-name="T351_12">question</text:span><text:span text:style-name="T351_13"><text:s/>-<text:s/></text:span><text:span text:style-name="T351_14">justify</text:span><text:span text:style-name="T351_15">.</text:span></text:p>
          </table:table-cell>
          <table:table-cell table:style-name="Cell65">
            <text:p text:style-name="P352"><text:span text:style-name="T352_1"><text:s/></text:span></text:p>
          </table:table-cell>
          <table:table-cell table:style-name="Cell66">
            <text:p text:style-name="P353"/>
          </table:table-cell>
          <table:table-cell table:style-name="Cell67">
            <text:p text:style-name="P354"/>
          </table:table-cell>
        </table:table-row>
        <table:table-row table:style-name="Row19">
          <table:table-cell table:style-name="Cell68">
            <text:p text:style-name="P355"><text:span text:style-name="T355_1"><text:s/></text:span><text:span text:style-name="T355_2">Use</text:span><text:span text:style-name="T355_3"><text:s/></text:span><text:span text:style-name="T355_4">existing</text:span><text:span text:style-name="T355_5"><text:s/></text:span><text:span text:style-name="T355_6">evidence</text:span><text:span text:style-name="T355_7"><text:s/></text:span><text:span text:style-name="T355_8">to</text:span><text:span text:style-name="T355_9"><text:s/></text:span><text:span text:style-name="T355_10">motivate</text:span><text:span text:style-name="T355_11"><text:s/></text:span><text:span text:style-name="T355_12">your</text:span><text:span text:style-name="T355_13"><text:s/></text:span><text:span text:style-name="T355_14">research</text:span><text:span text:style-name="T355_15">.</text:span></text:p>
          </table:table-cell>
          <table:table-cell table:style-name="Cell69">
            <text:p text:style-name="P356"><text:span text:style-name="T356_1"><text:s/></text:span></text:p>
          </table:table-cell>
          <table:table-cell table:style-name="Cell70">
            <text:p text:style-name="P357"/>
          </table:table-cell>
          <table:table-cell table:style-name="Cell71">
            <text:p text:style-name="P358"/>
          </table:table-cell>
        </table:table-row>
        <table:table-row table:style-name="Row20">
          <table:table-cell table:style-name="Cell72">
            <text:p text:style-name="P359"><text:span text:style-name="T359_1"><text:s/></text:span><text:span text:style-name="T359_2">Justify</text:span><text:span text:style-name="T359_3"><text:s/></text:span><text:span text:style-name="T359_4">the</text:span><text:span text:style-name="T359_5"><text:s/></text:span><text:span text:style-name="T359_6">choices</text:span><text:span text:style-name="T359_7"><text:s/></text:span><text:span text:style-name="T359_8">you</text:span><text:span text:style-name="T359_9"><text:s/></text:span><text:span text:style-name="T359_10">make</text:span><text:span text:style-name="T359_11"><text:s/></text:span><text:span text:style-name="T359_12">in</text:span><text:span text:style-name="T359_13"><text:s/></text:span><text:span text:style-name="T359_14">your</text:span><text:span text:style-name="T359_15"><text:s/></text:span><text:span text:style-name="T359_16">project</text:span><text:span text:style-name="T359_17">.</text:span></text:p>
          </table:table-cell>
          <table:table-cell table:style-name="Cell73">
            <text:p text:style-name="P360"><text:span text:style-name="T360_1"><text:s/></text:span></text:p>
          </table:table-cell>
          <table:table-cell table:style-name="Cell74">
            <text:p text:style-name="P361"/>
          </table:table-cell>
          <table:table-cell table:style-name="Cell75">
            <text:p text:style-name="P362"/>
          </table:table-cell>
        </table:table-row>
        <table:table-row table:style-name="Row21">
          <table:table-cell table:style-name="Cell76">
            <text:p text:style-name="P363"><text:span text:style-name="T363_1"><text:s/></text:span><text:span text:style-name="T363_2">Communicate</text:span><text:span text:style-name="T363_3"><text:s/></text:span><text:span text:style-name="T363_4">effectively</text:span></text:p>
            <text:p text:style-name="P364"/>
          </table:table-cell>
          <table:table-cell table:style-name="Cell77">
            <text:p text:style-name="P365"><text:span text:style-name="T365_1"><text:s/></text:span></text:p>
          </table:table-cell>
          <table:table-cell table:style-name="Cell78">
            <text:p text:style-name="P366"/>
          </table:table-cell>
          <table:table-cell table:style-name="Cell79">
            <text:p text:style-name="P367"/>
          </table:table-cell>
        </table:table-row>
      </table:table>
      <text:p text:style-name="P36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905cm" fo:padding-bottom="0cm" fo:margin-bottom="1.249cm" fo:padding-left="0cm" fo:margin-left="1.905cm" fo:padding-right="0cm" fo:margin-right="1.905cm"/>
      <style:footer-style>
        <style:header-footer-properties fo:min-height="0.656cm" fo:margin-top="0.656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